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2.07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31.66mm"/>
    </style:style>
    <style:style style:name="co5" style:family="table-column">
      <style:table-column-properties fo:break-before="auto" style:column-width="26.23mm"/>
    </style:style>
    <style:style style:name="co6" style:family="table-column">
      <style:table-column-properties fo:break-before="auto" style:column-width="4.9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cc_data10_" table:style-name="ta1">
        <table:shapes>
          <draw:frame draw:z-index="0" draw:style-name="gr1" draw:text-style-name="P1" svg:width="159.99mm" svg:height="89.99mm" svg:x="106.8mm" svg:y="1mm">
            <loext:p draw:notify-on-update-of-ranges="acc_data10_.B1:acc_data10_.B1570 acc_data10_.E1:acc_data10_.E157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01520065788" calcext:value-type="float">
            <text:p>0.0152006579</text:p>
          </table:table-cell>
          <table:table-cell office:value-type="float" office:value="-0.007137274789" calcext:value-type="float">
            <text:p>-0.0071372748</text:p>
          </table:table-cell>
          <table:table-cell office:value-type="float" office:value="-0.1671185235" calcext:value-type="float">
            <text:p>-0.1671185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01605272563" calcext:value-type="float">
            <text:p>0.0160527256</text:p>
          </table:table-cell>
          <table:table-cell office:value-type="float" office:value="0.01024835408" calcext:value-type="float">
            <text:p>0.0102483541</text:p>
          </table:table-cell>
          <table:table-cell office:value-type="float" office:value="0.3438082564" calcext:value-type="float">
            <text:p>0.34380825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01575499921" calcext:value-type="float">
            <text:p>0.0157549992</text:p>
          </table:table-cell>
          <table:table-cell office:value-type="float" office:value="0.0007412407638" calcext:value-type="float">
            <text:p>0.0007412408</text:p>
          </table:table-cell>
          <table:table-cell office:value-type="float" office:value="-0.1919376859" calcext:value-type="float">
            <text:p>-0.19193768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01596182947" calcext:value-type="float">
            <text:p>0.0159618295</text:p>
          </table:table-cell>
          <table:table-cell office:value-type="float" office:value="0.004988670485" calcext:value-type="float">
            <text:p>0.0049886705</text:p>
          </table:table-cell>
          <table:table-cell office:value-type="float" office:value="0.08474643349" calcext:value-type="float">
            <text:p>0.08474643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01610869331" calcext:value-type="float">
            <text:p>0.0161086933</text:p>
          </table:table-cell>
          <table:table-cell office:value-type="float" office:value="0.0003457661229" calcext:value-type="float">
            <text:p>0.0003457661</text:p>
          </table:table-cell>
          <table:table-cell office:value-type="float" office:value="-0.09235273492" calcext:value-type="float">
            <text:p>-0.09235273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01695818387" calcext:value-type="float">
            <text:p>0.0169581839</text:p>
          </table:table-cell>
          <table:table-cell office:value-type="float" office:value="0.008059512827" calcext:value-type="float">
            <text:p>0.0080595128</text:p>
          </table:table-cell>
          <table:table-cell office:value-type="float" office:value="0.1555523235" calcext:value-type="float">
            <text:p>0.1555523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01652725023" calcext:value-type="float">
            <text:p>0.0165272502</text:p>
          </table:table-cell>
          <table:table-cell office:value-type="float" office:value="0.00380365693" calcext:value-type="float">
            <text:p>0.0038036569</text:p>
          </table:table-cell>
          <table:table-cell office:value-type="float" office:value="-0.08533571047" calcext:value-type="float">
            <text:p>-0.08533571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01794129315" calcext:value-type="float">
            <text:p>0.0179412932</text:p>
          </table:table-cell>
          <table:table-cell office:value-type="float" office:value="0.01154569444" calcext:value-type="float">
            <text:p>0.0115456944</text:p>
          </table:table-cell>
          <table:table-cell office:value-type="float" office:value="0.1431598565" calcext:value-type="float">
            <text:p>0.14315985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01837008438" calcext:value-type="float">
            <text:p>0.0183700844</text:p>
          </table:table-cell>
          <table:table-cell office:value-type="float" office:value="0.00895569392" calcext:value-type="float">
            <text:p>0.0089556939</text:p>
          </table:table-cell>
          <table:table-cell office:value-type="float" office:value="-0.0565395428" calcext:value-type="float">
            <text:p>-0.05653954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01955939672" calcext:value-type="float">
            <text:p>0.0195593967</text:p>
          </table:table-cell>
          <table:table-cell office:value-type="float" office:value="0.01966678253" calcext:value-type="float">
            <text:p>0.0196667825</text:p>
          </table:table-cell>
          <table:table-cell office:value-type="float" office:value="0.2115758845" calcext:value-type="float">
            <text:p>0.21157588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01866413673" calcext:value-type="float">
            <text:p>0.0186641367</text:p>
          </table:table-cell>
          <table:table-cell office:value-type="float" office:value="0.004927092965" calcext:value-type="float">
            <text:p>0.004927093</text:p>
          </table:table-cell>
          <table:table-cell office:value-type="float" office:value="-0.2975344946" calcext:value-type="float">
            <text:p>-0.29753449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02016060515" calcext:value-type="float">
            <text:p>0.0201606052</text:p>
          </table:table-cell>
          <table:table-cell office:value-type="float" office:value="0.01181482859" calcext:value-type="float">
            <text:p>0.0118148286</text:p>
          </table:table-cell>
          <table:table-cell office:value-type="float" office:value="0.1381888493" calcext:value-type="float">
            <text:p>0.13818884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01940566927" calcext:value-type="float">
            <text:p>0.0194056693</text:p>
          </table:table-cell>
          <table:table-cell office:value-type="float" office:value="-0.001030225436" calcext:value-type="float">
            <text:p>-0.0010302254</text:p>
          </table:table-cell>
          <table:table-cell office:value-type="float" office:value="-0.2559480068" calcext:value-type="float">
            <text:p>-0.2559480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02086983469" calcext:value-type="float">
            <text:p>0.0208698347</text:p>
          </table:table-cell>
          <table:table-cell office:value-type="float" office:value="0.01475619148" calcext:value-type="float">
            <text:p>0.0147561915</text:p>
          </table:table-cell>
          <table:table-cell office:value-type="float" office:value="0.3157744602" calcext:value-type="float">
            <text:p>0.31577446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01942498391" calcext:value-type="float">
            <text:p>0.0194249839</text:p>
          </table:table-cell>
          <table:table-cell office:value-type="float" office:value="-0.004919170315" calcext:value-type="float">
            <text:p>-0.0049191703</text:p>
          </table:table-cell>
          <table:table-cell office:value-type="float" office:value="-0.3949422347" calcext:value-type="float">
            <text:p>-0.39494223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02062062075" calcext:value-type="float">
            <text:p>0.0206206208</text:p>
          </table:table-cell>
          <table:table-cell office:value-type="float" office:value="0.007963010631" calcext:value-type="float">
            <text:p>0.0079630106</text:p>
          </table:table-cell>
          <table:table-cell office:value-type="float" office:value="0.2543154636" calcext:value-type="float">
            <text:p>0.2543154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0201407547" calcext:value-type="float">
            <text:p>0.0201407547</text:p>
          </table:table-cell>
          <table:table-cell office:value-type="float" office:value="-0.005058563291" calcext:value-type="float">
            <text:p>-0.0050585633</text:p>
          </table:table-cell>
          <table:table-cell office:value-type="float" office:value="-0.2653109068" calcext:value-type="float">
            <text:p>-0.2653109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02089066777" calcext:value-type="float">
            <text:p>0.0208906678</text:p>
          </table:table-cell>
          <table:table-cell office:value-type="float" office:value="0.008440677625" calcext:value-type="float">
            <text:p>0.0084406776</text:p>
          </table:table-cell>
          <table:table-cell office:value-type="float" office:value="0.2069282669" calcext:value-type="float">
            <text:p>0.20692826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02048926548" calcext:value-type="float">
            <text:p>0.0204892655</text:p>
          </table:table-cell>
          <table:table-cell office:value-type="float" office:value="-0.003165216342" calcext:value-type="float">
            <text:p>-0.0031652163</text:p>
          </table:table-cell>
          <table:table-cell office:value-type="float" office:value="-0.3242299926" calcext:value-type="float">
            <text:p>-0.32422999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02053387445" calcext:value-type="float">
            <text:p>0.0205338745</text:p>
          </table:table-cell>
          <table:table-cell office:value-type="float" office:value="0.0003952954901" calcext:value-type="float">
            <text:p>0.0003952955</text:p>
          </table:table-cell>
          <table:table-cell office:value-type="float" office:value="0.07218562029" calcext:value-type="float">
            <text:p>0.07218562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02019950494" calcext:value-type="float">
            <text:p>0.0201995049</text:p>
          </table:table-cell>
          <table:table-cell office:value-type="float" office:value="-0.005664686677" calcext:value-type="float">
            <text:p>-0.0056646867</text:p>
          </table:table-cell>
          <table:table-cell office:value-type="float" office:value="-0.1211493978" calcext:value-type="float">
            <text:p>-0.1211493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0204626489" calcext:value-type="float">
            <text:p>0.0204626489</text:p>
          </table:table-cell>
          <table:table-cell office:value-type="float" office:value="-0.0001706213684" calcext:value-type="float">
            <text:p>-0.0001706214</text:p>
          </table:table-cell>
          <table:table-cell office:value-type="float" office:value="0.1099956114" calcext:value-type="float">
            <text:p>0.10999561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01934037228" calcext:value-type="float">
            <text:p>0.0193403723</text:p>
          </table:table-cell>
          <table:table-cell office:value-type="float" office:value="-0.007978633724" calcext:value-type="float">
            <text:p>-0.0079786337</text:p>
          </table:table-cell>
          <table:table-cell office:value-type="float" office:value="-0.1566758171" calcext:value-type="float">
            <text:p>-0.15667581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01983154054" calcext:value-type="float">
            <text:p>0.0198315405</text:p>
          </table:table-cell>
          <table:table-cell office:value-type="float" office:value="-0.002507468144" calcext:value-type="float">
            <text:p>-0.0025074681</text:p>
          </table:table-cell>
          <table:table-cell office:value-type="float" office:value="0.1083708228" calcext:value-type="float">
            <text:p>0.10837082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01866065379" calcext:value-type="float">
            <text:p>0.0186606538</text:p>
          </table:table-cell>
          <table:table-cell office:value-type="float" office:value="-0.012161832" calcext:value-type="float">
            <text:p>-0.012161832</text:p>
          </table:table-cell>
          <table:table-cell office:value-type="float" office:value="-0.1953712609" calcext:value-type="float">
            <text:p>-0.19537126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01957421774" calcext:value-type="float">
            <text:p>0.0195742177</text:p>
          </table:table-cell>
          <table:table-cell office:value-type="float" office:value="0.001410026378" calcext:value-type="float">
            <text:p>0.0014100264</text:p>
          </table:table-cell>
          <table:table-cell office:value-type="float" office:value="0.2703179055" calcext:value-type="float">
            <text:p>0.27031790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01746568063" calcext:value-type="float">
            <text:p>0.0174656806</text:p>
          </table:table-cell>
          <table:table-cell office:value-type="float" office:value="-0.01584886499" calcext:value-type="float">
            <text:p>-0.015848865</text:p>
          </table:table-cell>
          <table:table-cell office:value-type="float" office:value="-0.3441714769" calcext:value-type="float">
            <text:p>-0.34417147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0180346888" calcext:value-type="float">
            <text:p>0.0180346888</text:p>
          </table:table-cell>
          <table:table-cell office:value-type="float" office:value="-0.004379646043" calcext:value-type="float">
            <text:p>-0.004379646</text:p>
          </table:table-cell>
          <table:table-cell office:value-type="float" office:value="0.2159350664" calcext:value-type="float">
            <text:p>0.21593506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01731906464" calcext:value-type="float">
            <text:p>0.0173190646</text:p>
          </table:table-cell>
          <table:table-cell office:value-type="float" office:value="-0.01553131612" calcext:value-type="float">
            <text:p>-0.0155313161</text:p>
          </table:table-cell>
          <table:table-cell office:value-type="float" office:value="-0.2377842322" calcext:value-type="float">
            <text:p>-0.23778423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01746882938" calcext:value-type="float">
            <text:p>0.0174688294</text:p>
          </table:table-cell>
          <table:table-cell office:value-type="float" office:value="-0.0005146340655" calcext:value-type="float">
            <text:p>-0.0005146341</text:p>
          </table:table-cell>
          <table:table-cell office:value-type="float" office:value="0.3010311241" calcext:value-type="float">
            <text:p>0.30103112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01653934702" calcext:value-type="float">
            <text:p>0.016539347</text:p>
          </table:table-cell>
          <table:table-cell office:value-type="float" office:value="-0.01029869591" calcext:value-type="float">
            <text:p>-0.0102986959</text:p>
          </table:table-cell>
          <table:table-cell office:value-type="float" office:value="-0.1962035465" calcext:value-type="float">
            <text:p>-0.196203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01703643155" calcext:value-type="float">
            <text:p>0.0170364316</text:p>
          </table:table-cell>
          <table:table-cell office:value-type="float" office:value="-0.001905245427" calcext:value-type="float">
            <text:p>-0.0019052454</text:p>
          </table:table-cell>
          <table:table-cell office:value-type="float" office:value="0.1675243552" calcext:value-type="float">
            <text:p>0.16752435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01672991333" calcext:value-type="float">
            <text:p>0.0167299133</text:p>
          </table:table-cell>
          <table:table-cell office:value-type="float" office:value="-0.004950829286" calcext:value-type="float">
            <text:p>-0.0049508293</text:p>
          </table:table-cell>
          <table:table-cell office:value-type="float" office:value="-0.06095277399" calcext:value-type="float">
            <text:p>-0.0609527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01651029982" calcext:value-type="float">
            <text:p>0.0165102998</text:p>
          </table:table-cell>
          <table:table-cell office:value-type="float" office:value="-0.0002020090486" calcext:value-type="float">
            <text:p>-0.000202009</text:p>
          </table:table-cell>
          <table:table-cell office:value-type="float" office:value="0.09498798189" calcext:value-type="float">
            <text:p>0.09498798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01620154314" calcext:value-type="float">
            <text:p>0.0162015431</text:p>
          </table:table-cell>
          <table:table-cell office:value-type="float" office:value="-0.005568940942" calcext:value-type="float">
            <text:p>-0.0055689409</text:p>
          </table:table-cell>
          <table:table-cell office:value-type="float" office:value="-0.1074148251" calcext:value-type="float">
            <text:p>-0.10741482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01590282994" calcext:value-type="float">
            <text:p>0.0159028299</text:p>
          </table:table-cell>
          <table:table-cell office:value-type="float" office:value="-0.005507780483" calcext:value-type="float">
            <text:p>-0.0055077805</text:p>
          </table:table-cell>
          <table:table-cell office:value-type="float" office:value="0.001218449891" calcext:value-type="float">
            <text:p>0.00121844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01541979248" calcext:value-type="float">
            <text:p>0.0154197925</text:p>
          </table:table-cell>
          <table:table-cell office:value-type="float" office:value="-0.007278689163" calcext:value-type="float">
            <text:p>-0.0072786892</text:p>
          </table:table-cell>
          <table:table-cell office:value-type="float" office:value="-0.03558235486" calcext:value-type="float">
            <text:p>-0.03558235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01619073809" calcext:value-type="float">
            <text:p>0.0161907381</text:p>
          </table:table-cell>
          <table:table-cell office:value-type="float" office:value="-0.001231773305" calcext:value-type="float">
            <text:p>-0.0012317733</text:p>
          </table:table-cell>
          <table:table-cell office:value-type="float" office:value="0.09381797585" calcext:value-type="float">
            <text:p>0.09381797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01372698073" calcext:value-type="float">
            <text:p>0.0137269807</text:p>
          </table:table-cell>
          <table:table-cell office:value-type="float" office:value="-0.02226716799" calcext:value-type="float">
            <text:p>-0.022267168</text:p>
          </table:table-cell>
          <table:table-cell office:value-type="float" office:value="-0.5896057575" calcext:value-type="float">
            <text:p>-0.58960575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01526204442" calcext:value-type="float">
            <text:p>0.0152620444</text:p>
          </table:table-cell>
          <table:table-cell office:value-type="float" office:value="-0.008824531299" calcext:value-type="float">
            <text:p>-0.0088245313</text:p>
          </table:table-cell>
          <table:table-cell office:value-type="float" office:value="0.2681618416" calcext:value-type="float">
            <text:p>0.26816184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01310686843" calcext:value-type="float">
            <text:p>0.0131068684</text:p>
          </table:table-cell>
          <table:table-cell office:value-type="float" office:value="-0.02720037183" calcext:value-type="float">
            <text:p>-0.0272003718</text:p>
          </table:table-cell>
          <table:table-cell office:value-type="float" office:value="-0.3680520171" calcext:value-type="float">
            <text:p>-0.36805201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01450172404" calcext:value-type="float">
            <text:p>0.014501724</text:p>
          </table:table-cell>
          <table:table-cell office:value-type="float" office:value="0.005058665682" calcext:value-type="float">
            <text:p>0.0050586657</text:p>
          </table:table-cell>
          <table:table-cell office:value-type="float" office:value="0.641082553" calcext:value-type="float">
            <text:p>0.6410825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01301422299" calcext:value-type="float">
            <text:p>0.013014223</text:p>
          </table:table-cell>
          <table:table-cell office:value-type="float" office:value="-0.0151383955" calcext:value-type="float">
            <text:p>-0.0151383955</text:p>
          </table:table-cell>
          <table:table-cell office:value-type="float" office:value="-0.4069118429" calcext:value-type="float">
            <text:p>-0.4069118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02937839342" calcext:value-type="float">
            <text:p>0.0293783934</text:p>
          </table:table-cell>
          <table:table-cell office:value-type="float" office:value="0.1083263383" calcext:value-type="float">
            <text:p>0.1083263383</text:p>
          </table:table-cell>
          <table:table-cell office:value-type="float" office:value="2.468875955" calcext:value-type="float">
            <text:p>2.4688759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0639264421" calcext:value-type="float">
            <text:p>0.0639264421</text:p>
          </table:table-cell>
          <table:table-cell office:value-type="float" office:value="0.330105628" calcext:value-type="float">
            <text:p>0.330105628</text:p>
          </table:table-cell>
          <table:table-cell office:value-type="float" office:value="4.449046116" calcext:value-type="float">
            <text:p>4.449046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09495477871" calcext:value-type="float">
            <text:p>0.0949547787</text:p>
          </table:table-cell>
          <table:table-cell office:value-type="float" office:value="0.5458505224" calcext:value-type="float">
            <text:p>0.5458505224</text:p>
          </table:table-cell>
          <table:table-cell office:value-type="float" office:value="4.291946533" calcext:value-type="float">
            <text:p>4.2919465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1213011954" calcext:value-type="float">
            <text:p>0.1213011954</text:p>
          </table:table-cell>
          <table:table-cell office:value-type="float" office:value="0.6124008176" calcext:value-type="float">
            <text:p>0.6124008176</text:p>
          </table:table-cell>
          <table:table-cell office:value-type="float" office:value="1.330880773" calcext:value-type="float">
            <text:p>1.3308807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149384939" calcext:value-type="float">
            <text:p>0.149384939</text:p>
          </table:table-cell>
          <table:table-cell office:value-type="float" office:value="0.5560875229" calcext:value-type="float">
            <text:p>0.5560875229</text:p>
          </table:table-cell>
          <table:table-cell office:value-type="float" office:value="-1.050956946" calcext:value-type="float">
            <text:p>-1.0509569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1814974931" calcext:value-type="float">
            <text:p>0.1814974931</text:p>
          </table:table-cell>
          <table:table-cell office:value-type="float" office:value="0.5804963743" calcext:value-type="float">
            <text:p>0.5804963743</text:p>
          </table:table-cell>
          <table:table-cell office:value-type="float" office:value="0.5248454273" calcext:value-type="float">
            <text:p>0.5248454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2143808993" calcext:value-type="float">
            <text:p>0.2143808993</text:p>
          </table:table-cell>
          <table:table-cell office:value-type="float" office:value="0.6243189812" calcext:value-type="float">
            <text:p>0.6243189812</text:p>
          </table:table-cell>
          <table:table-cell office:value-type="float" office:value="0.877356341" calcext:value-type="float">
            <text:p>0.8773563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2494749086" calcext:value-type="float">
            <text:p>0.2494749086</text:p>
          </table:table-cell>
          <table:table-cell office:value-type="float" office:value="0.6814139082" calcext:value-type="float">
            <text:p>0.6814139082</text:p>
          </table:table-cell>
          <table:table-cell office:value-type="float" office:value="1.131360191" calcext:value-type="float">
            <text:p>1.1313601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2804319882" calcext:value-type="float">
            <text:p>0.2804319882</text:p>
          </table:table-cell>
          <table:table-cell office:value-type="float" office:value="0.6603504354" calcext:value-type="float">
            <text:p>0.6603504354</text:p>
          </table:table-cell>
          <table:table-cell office:value-type="float" office:value="-0.4268218793" calcext:value-type="float">
            <text:p>-0.42682187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3085540795" calcext:value-type="float">
            <text:p>0.3085540795</text:p>
          </table:table-cell>
          <table:table-cell office:value-type="float" office:value="0.6258708442" calcext:value-type="float">
            <text:p>0.6258708442</text:p>
          </table:table-cell>
          <table:table-cell office:value-type="float" office:value="-0.6803546491" calcext:value-type="float">
            <text:p>-0.68035464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3389748958" calcext:value-type="float">
            <text:p>0.3389748958</text:p>
          </table:table-cell>
          <table:table-cell office:value-type="float" office:value="0.5999502119" calcext:value-type="float">
            <text:p>0.5999502119</text:p>
          </table:table-cell>
          <table:table-cell office:value-type="float" office:value="-0.5262725162" calcext:value-type="float">
            <text:p>-0.52627251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3732902624" calcext:value-type="float">
            <text:p>0.3732902624</text:p>
          </table:table-cell>
          <table:table-cell office:value-type="float" office:value="0.6197659404" calcext:value-type="float">
            <text:p>0.6197659404</text:p>
          </table:table-cell>
          <table:table-cell office:value-type="float" office:value="0.3965697316" calcext:value-type="float">
            <text:p>0.39656973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4045314326" calcext:value-type="float">
            <text:p>0.4045314326</text:p>
          </table:table-cell>
          <table:table-cell office:value-type="float" office:value="0.6424612914" calcext:value-type="float">
            <text:p>0.6424612914</text:p>
          </table:table-cell>
          <table:table-cell office:value-type="float" office:value="0.4525779617" calcext:value-type="float">
            <text:p>0.45257796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4357249017" calcext:value-type="float">
            <text:p>0.4357249017</text:p>
          </table:table-cell>
          <table:table-cell office:value-type="float" office:value="0.6451761399" calcext:value-type="float">
            <text:p>0.6451761399</text:p>
          </table:table-cell>
          <table:table-cell office:value-type="float" office:value="0.05446371882" calcext:value-type="float">
            <text:p>0.05446371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4653081237" calcext:value-type="float">
            <text:p>0.4653081237</text:p>
          </table:table-cell>
          <table:table-cell office:value-type="float" office:value="0.5714788655" calcext:value-type="float">
            <text:p>0.5714788655</text:p>
          </table:table-cell>
          <table:table-cell office:value-type="float" office:value="-1.160038601" calcext:value-type="float">
            <text:p>-1.1600386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4899279641" calcext:value-type="float">
            <text:p>0.4899279641</text:p>
          </table:table-cell>
          <table:table-cell office:value-type="float" office:value="0.5868417003" calcext:value-type="float">
            <text:p>0.5868417003</text:p>
          </table:table-cell>
          <table:table-cell office:value-type="float" office:value="0.4175088963" calcext:value-type="float">
            <text:p>0.41750889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5155934542" calcext:value-type="float">
            <text:p>0.5155934542</text:p>
          </table:table-cell>
          <table:table-cell office:value-type="float" office:value="0.5498136707" calcext:value-type="float">
            <text:p>0.5498136707</text:p>
          </table:table-cell>
          <table:table-cell office:value-type="float" office:value="-0.7425680364" calcext:value-type="float">
            <text:p>-0.7425680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5373986788" calcext:value-type="float">
            <text:p>0.5373986788</text:p>
          </table:table-cell>
          <table:table-cell office:value-type="float" office:value="0.5402351301" calcext:value-type="float">
            <text:p>0.5402351301</text:p>
          </table:table-cell>
          <table:table-cell office:value-type="float" office:value="-0.1919298156" calcext:value-type="float">
            <text:p>-0.1919298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5614577277" calcext:value-type="float">
            <text:p>0.5614577277</text:p>
          </table:table-cell>
          <table:table-cell office:value-type="float" office:value="0.4763324234" calcext:value-type="float">
            <text:p>0.4763324234</text:p>
          </table:table-cell>
          <table:table-cell office:value-type="float" office:value="-1.26794325" calcext:value-type="float">
            <text:p>-1.267943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6097461357" calcext:value-type="float">
            <text:p>0.6097461357</text:p>
          </table:table-cell>
          <table:table-cell office:value-type="float" office:value="0.4662680039" calcext:value-type="float">
            <text:p>0.4662680039</text:p>
          </table:table-cell>
          <table:table-cell office:value-type="float" office:value="-0.100982653" calcext:value-type="float">
            <text:p>-0.1009826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6307602793" calcext:value-type="float">
            <text:p>0.6307602793</text:p>
          </table:table-cell>
          <table:table-cell office:value-type="float" office:value="0.4610088123" calcext:value-type="float">
            <text:p>0.4610088123</text:p>
          </table:table-cell>
          <table:table-cell office:value-type="float" office:value="-0.1053993899" calcext:value-type="float">
            <text:p>-0.10539938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6487880548" calcext:value-type="float">
            <text:p>0.6487880548</text:p>
          </table:table-cell>
          <table:table-cell office:value-type="float" office:value="0.4214504368" calcext:value-type="float">
            <text:p>0.4214504368</text:p>
          </table:table-cell>
          <table:table-cell office:value-type="float" office:value="-0.787094109" calcext:value-type="float">
            <text:p>-0.7870941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6699069189" calcext:value-type="float">
            <text:p>0.6699069189</text:p>
          </table:table-cell>
          <table:table-cell office:value-type="float" office:value="0.4013298538" calcext:value-type="float">
            <text:p>0.4013298538</text:p>
          </table:table-cell>
          <table:table-cell office:value-type="float" office:value="-0.4040969873" calcext:value-type="float">
            <text:p>-0.40409698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6907754773" calcext:value-type="float">
            <text:p>0.6907754773</text:p>
          </table:table-cell>
          <table:table-cell office:value-type="float" office:value="0.3903335436" calcext:value-type="float">
            <text:p>0.3903335436</text:p>
          </table:table-cell>
          <table:table-cell office:value-type="float" office:value="-0.2045314035" calcext:value-type="float">
            <text:p>-0.2045314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7130693234" calcext:value-type="float">
            <text:p>0.7130693234</text:p>
          </table:table-cell>
          <table:table-cell office:value-type="float" office:value="0.4323237472" calcext:value-type="float">
            <text:p>0.4323237472</text:p>
          </table:table-cell>
          <table:table-cell office:value-type="float" office:value="0.9128699451" calcext:value-type="float">
            <text:p>0.91286994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731389185" calcext:value-type="float">
            <text:p>0.731389185</text:p>
          </table:table-cell>
          <table:table-cell office:value-type="float" office:value="0.4112477376" calcext:value-type="float">
            <text:p>0.4112477376</text:p>
          </table:table-cell>
          <table:table-cell office:value-type="float" office:value="-0.41521686" calcext:value-type="float">
            <text:p>-0.415216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5" calcext:value-type="float">
            <text:p>715</text:p>
          </table:table-cell>
          <table:table-cell office:value-type="float" office:value="0.7512606072" calcext:value-type="float">
            <text:p>0.7512606072</text:p>
          </table:table-cell>
          <table:table-cell office:value-type="float" office:value="0.415319572" calcext:value-type="float">
            <text:p>0.415319572</text:p>
          </table:table-cell>
          <table:table-cell office:value-type="float" office:value="0.08203959327" calcext:value-type="float">
            <text:p>0.08203959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0.7718707988" calcext:value-type="float">
            <text:p>0.7718707988</text:p>
          </table:table-cell>
          <table:table-cell office:value-type="float" office:value="0.3918768896" calcext:value-type="float">
            <text:p>0.3918768896</text:p>
          </table:table-cell>
          <table:table-cell office:value-type="float" office:value="-0.4712853477" calcext:value-type="float">
            <text:p>-0.47128534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0.7903525416" calcext:value-type="float">
            <text:p>0.7903525416</text:p>
          </table:table-cell>
          <table:table-cell office:value-type="float" office:value="0.3942595454" calcext:value-type="float">
            <text:p>0.3942595454</text:p>
          </table:table-cell>
          <table:table-cell office:value-type="float" office:value="0.04745088122" calcext:value-type="float">
            <text:p>0.04745088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0.808891952" calcext:value-type="float">
            <text:p>0.808891952</text:p>
          </table:table-cell>
          <table:table-cell office:value-type="float" office:value="0.3843608439" calcext:value-type="float">
            <text:p>0.3843608439</text:p>
          </table:table-cell>
          <table:table-cell office:value-type="float" office:value="-0.1979133974" calcext:value-type="float">
            <text:p>-0.19791339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0.8285412301" calcext:value-type="float">
            <text:p>0.8285412301</text:p>
          </table:table-cell>
          <table:table-cell office:value-type="float" office:value="0.3780935805" calcext:value-type="float">
            <text:p>0.3780935805</text:p>
          </table:table-cell>
          <table:table-cell office:value-type="float" office:value="-0.126159999" calcext:value-type="float">
            <text:p>-0.126159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0.8469950295" calcext:value-type="float">
            <text:p>0.8469950295</text:p>
          </table:table-cell>
          <table:table-cell office:value-type="float" office:value="0.3781172026" calcext:value-type="float">
            <text:p>0.3781172026</text:p>
          </table:table-cell>
          <table:table-cell office:value-type="float" office:value="0.0004712409566" calcext:value-type="float">
            <text:p>0.0004712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0.863661803" calcext:value-type="float">
            <text:p>0.863661803</text:p>
          </table:table-cell>
          <table:table-cell office:value-type="float" office:value="0.3657441812" calcext:value-type="float">
            <text:p>0.3657441812</text:p>
          </table:table-cell>
          <table:table-cell office:value-type="float" office:value="-0.2476238363" calcext:value-type="float">
            <text:p>-0.24762383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0.9009511696" calcext:value-type="float">
            <text:p>0.9009511696</text:p>
          </table:table-cell>
          <table:table-cell office:value-type="float" office:value="0.3578914883" calcext:value-type="float">
            <text:p>0.3578914883</text:p>
          </table:table-cell>
          <table:table-cell office:value-type="float" office:value="-0.07833491121" calcext:value-type="float">
            <text:p>-0.0783349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0.9191282446" calcext:value-type="float">
            <text:p>0.9191282446</text:p>
          </table:table-cell>
          <table:table-cell office:value-type="float" office:value="0.356721856" calcext:value-type="float">
            <text:p>0.356721856</text:p>
          </table:table-cell>
          <table:table-cell office:value-type="float" office:value="-0.02346256619" calcext:value-type="float">
            <text:p>-0.02346256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0.9394613244" calcext:value-type="float">
            <text:p>0.9394613244</text:p>
          </table:table-cell>
          <table:table-cell office:value-type="float" office:value="0.3812098051" calcext:value-type="float">
            <text:p>0.3812098051</text:p>
          </table:table-cell>
          <table:table-cell office:value-type="float" office:value="0.4901899369" calcext:value-type="float">
            <text:p>0.49018993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0.9545091985" calcext:value-type="float">
            <text:p>0.9545091985</text:p>
          </table:table-cell>
          <table:table-cell office:value-type="float" office:value="0.3562185575" calcext:value-type="float">
            <text:p>0.3562185575</text:p>
          </table:table-cell>
          <table:table-cell office:value-type="float" office:value="-0.4932658975" calcext:value-type="float">
            <text:p>-0.49326589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0.9725450889" calcext:value-type="float">
            <text:p>0.9725450889</text:p>
          </table:table-cell>
          <table:table-cell office:value-type="float" office:value="0.3566153322" calcext:value-type="float">
            <text:p>0.3566153322</text:p>
          </table:table-cell>
          <table:table-cell office:value-type="float" office:value="0.008047703939" calcext:value-type="float">
            <text:p>0.00804770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0.98487287" calcext:value-type="float">
            <text:p>0.98487287</text:p>
          </table:table-cell>
          <table:table-cell office:value-type="float" office:value="0.302972979" calcext:value-type="float">
            <text:p>0.302972979</text:p>
          </table:table-cell>
          <table:table-cell office:value-type="float" office:value="-1.070831308" calcext:value-type="float">
            <text:p>-1.070831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0.9980571376" calcext:value-type="float">
            <text:p>0.9980571376</text:p>
          </table:table-cell>
          <table:table-cell office:value-type="float" office:value="0.2901715519" calcext:value-type="float">
            <text:p>0.2901715519</text:p>
          </table:table-cell>
          <table:table-cell office:value-type="float" office:value="-0.2510945703" calcext:value-type="float">
            <text:p>-0.25109457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1.010676219" calcext:value-type="float">
            <text:p>1.010676219</text:p>
          </table:table-cell>
          <table:table-cell office:value-type="float" office:value="0.2535490828" calcext:value-type="float">
            <text:p>0.2535490828</text:p>
          </table:table-cell>
          <table:table-cell office:value-type="float" office:value="-0.7428083789" calcext:value-type="float">
            <text:p>-0.74280837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1.021143868" calcext:value-type="float">
            <text:p>1.021143868</text:p>
          </table:table-cell>
          <table:table-cell office:value-type="float" office:value="0.2416518873" calcext:value-type="float">
            <text:p>0.2416518873</text:p>
          </table:table-cell>
          <table:table-cell office:value-type="float" office:value="-0.239134807" calcext:value-type="float">
            <text:p>-0.2391348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1.031257301" calcext:value-type="float">
            <text:p>1.031257301</text:p>
          </table:table-cell>
          <table:table-cell office:value-type="float" office:value="0.2190377256" calcext:value-type="float">
            <text:p>0.2190377256</text:p>
          </table:table-cell>
          <table:table-cell office:value-type="float" office:value="-0.4265523026" calcext:value-type="float">
            <text:p>-0.4265523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1.038319888" calcext:value-type="float">
            <text:p>1.038319888</text:p>
          </table:table-cell>
          <table:table-cell office:value-type="float" office:value="0.1838129281" calcext:value-type="float">
            <text:p>0.1838129281</text:p>
          </table:table-cell>
          <table:table-cell office:value-type="float" office:value="-0.749507868" calcext:value-type="float">
            <text:p>-0.7495078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1.045012177" calcext:value-type="float">
            <text:p>1.045012177</text:p>
          </table:table-cell>
          <table:table-cell office:value-type="float" office:value="0.1579376859" calcext:value-type="float">
            <text:p>0.1579376859</text:p>
          </table:table-cell>
          <table:table-cell office:value-type="float" office:value="-0.5133649879" calcext:value-type="float">
            <text:p>-0.51336498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1.052153682" calcext:value-type="float">
            <text:p>1.052153682</text:p>
          </table:table-cell>
          <table:table-cell office:value-type="float" office:value="0.1424179649" calcext:value-type="float">
            <text:p>0.1424179649</text:p>
          </table:table-cell>
          <table:table-cell office:value-type="float" office:value="-0.3133761884" calcext:value-type="float">
            <text:p>-0.3133761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1.060642136" calcext:value-type="float">
            <text:p>1.060642136</text:p>
          </table:table-cell>
          <table:table-cell office:value-type="float" office:value="0.1489009501" calcext:value-type="float">
            <text:p>0.1489009501</text:p>
          </table:table-cell>
          <table:table-cell office:value-type="float" office:value="0.1296265091" calcext:value-type="float">
            <text:p>0.12962650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1.069992995" calcext:value-type="float">
            <text:p>1.069992995</text:p>
          </table:table-cell>
          <table:table-cell office:value-type="float" office:value="0.1668800153" calcext:value-type="float">
            <text:p>0.1668800153</text:p>
          </table:table-cell>
          <table:table-cell office:value-type="float" office:value="0.3589949939" calcext:value-type="float">
            <text:p>0.35899499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1.079456572" calcext:value-type="float">
            <text:p>1.079456572</text:p>
          </table:table-cell>
          <table:table-cell office:value-type="float" office:value="0.1814214434" calcext:value-type="float">
            <text:p>0.1814214434</text:p>
          </table:table-cell>
          <table:table-cell office:value-type="float" office:value="0.2886081214" calcext:value-type="float">
            <text:p>0.28860812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1.088316369" calcext:value-type="float">
            <text:p>1.088316369</text:p>
          </table:table-cell>
          <table:table-cell office:value-type="float" office:value="0.1846268101" calcext:value-type="float">
            <text:p>0.1846268101</text:p>
          </table:table-cell>
          <table:table-cell office:value-type="float" office:value="0.06488364295" calcext:value-type="float">
            <text:p>0.0648836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1.096270975" calcext:value-type="float">
            <text:p>1.096270975</text:p>
          </table:table-cell>
          <table:table-cell office:value-type="float" office:value="0.1752867292" calcext:value-type="float">
            <text:p>0.1752867292</text:p>
          </table:table-cell>
          <table:table-cell office:value-type="float" office:value="-0.1863318385" calcext:value-type="float">
            <text:p>-0.18633183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1.105140303" calcext:value-type="float">
            <text:p>1.105140303</text:p>
          </table:table-cell>
          <table:table-cell office:value-type="float" office:value="0.1719965812" calcext:value-type="float">
            <text:p>0.1719965812</text:p>
          </table:table-cell>
          <table:table-cell office:value-type="float" office:value="-0.06601419906" calcext:value-type="float">
            <text:p>-0.06601419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1.112354674" calcext:value-type="float">
            <text:p>1.112354674</text:p>
          </table:table-cell>
          <table:table-cell office:value-type="float" office:value="0.1495772972" calcext:value-type="float">
            <text:p>0.1495772972</text:p>
          </table:table-cell>
          <table:table-cell office:value-type="float" office:value="-0.3483103658" calcext:value-type="float">
            <text:p>-0.34831036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1.122282522" calcext:value-type="float">
            <text:p>1.122282522</text:p>
          </table:table-cell>
          <table:table-cell office:value-type="float" office:value="0.1888449462" calcext:value-type="float">
            <text:p>0.1888449462</text:p>
          </table:table-cell>
          <table:table-cell office:value-type="float" office:value="1.093621318" calcext:value-type="float">
            <text:p>1.0936213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1.128327882" calcext:value-type="float">
            <text:p>1.128327882</text:p>
          </table:table-cell>
          <table:table-cell office:value-type="float" office:value="0.1697676146" calcext:value-type="float">
            <text:p>0.1697676146</text:p>
          </table:table-cell>
          <table:table-cell office:value-type="float" office:value="-0.3809685817" calcext:value-type="float">
            <text:p>-0.38096858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6" calcext:value-type="float">
            <text:p>716</text:p>
          </table:table-cell>
          <table:table-cell office:value-type="float" office:value="1.132714218" calcext:value-type="float">
            <text:p>1.132714218</text:p>
          </table:table-cell>
          <table:table-cell office:value-type="float" office:value="0.1618589184" calcext:value-type="float">
            <text:p>0.1618589184</text:p>
          </table:table-cell>
          <table:table-cell office:value-type="float" office:value="-0.15931174" calcext:value-type="float">
            <text:p>-0.159311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7" calcext:value-type="float">
            <text:p>717</text:p>
          </table:table-cell>
          <table:table-cell office:value-type="float" office:value="1.138769836" calcext:value-type="float">
            <text:p>1.138769836</text:p>
          </table:table-cell>
          <table:table-cell office:value-type="float" office:value="0.1095484767" calcext:value-type="float">
            <text:p>0.1095484767</text:p>
          </table:table-cell>
          <table:table-cell office:value-type="float" office:value="-1.032830396" calcext:value-type="float">
            <text:p>-1.0328303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7" calcext:value-type="float">
            <text:p>717</text:p>
          </table:table-cell>
          <table:table-cell office:value-type="float" office:value="1.143749334" calcext:value-type="float">
            <text:p>1.143749334</text:p>
          </table:table-cell>
          <table:table-cell office:value-type="float" office:value="0.1029336244" calcext:value-type="float">
            <text:p>0.1029336244</text:p>
          </table:table-cell>
          <table:table-cell office:value-type="float" office:value="-0.1340100437" calcext:value-type="float">
            <text:p>-0.13401004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7" calcext:value-type="float">
            <text:p>717</text:p>
          </table:table-cell>
          <table:table-cell office:value-type="float" office:value="1.150748574" calcext:value-type="float">
            <text:p>1.150748574</text:p>
          </table:table-cell>
          <table:table-cell office:value-type="float" office:value="0.1200322627" calcext:value-type="float">
            <text:p>0.1200322627</text:p>
          </table:table-cell>
          <table:table-cell office:value-type="float" office:value="0.3411639212" calcext:value-type="float">
            <text:p>0.34116392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7" calcext:value-type="float">
            <text:p>717</text:p>
          </table:table-cell>
          <table:table-cell office:value-type="float" office:value="1.158834466" calcext:value-type="float">
            <text:p>1.158834466</text:p>
          </table:table-cell>
          <table:table-cell office:value-type="float" office:value="0.1341331871" calcext:value-type="float">
            <text:p>0.1341331871</text:p>
          </table:table-cell>
          <table:table-cell office:value-type="float" office:value="0.2822775556" calcext:value-type="float">
            <text:p>0.28227755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7" calcext:value-type="float">
            <text:p>717</text:p>
          </table:table-cell>
          <table:table-cell office:value-type="float" office:value="1.168183847" calcext:value-type="float">
            <text:p>1.168183847</text:p>
          </table:table-cell>
          <table:table-cell office:value-type="float" office:value="0.1628372719" calcext:value-type="float">
            <text:p>0.1628372719</text:p>
          </table:table-cell>
          <table:table-cell office:value-type="float" office:value="0.5740943037" calcext:value-type="float">
            <text:p>0.57409430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7" calcext:value-type="float">
            <text:p>717</text:p>
          </table:table-cell>
          <table:table-cell office:value-type="float" office:value="1.173739175" calcext:value-type="float">
            <text:p>1.173739175</text:p>
          </table:table-cell>
          <table:table-cell office:value-type="float" office:value="0.1531954814" calcext:value-type="float">
            <text:p>0.1531954814</text:p>
          </table:table-cell>
          <table:table-cell office:value-type="float" office:value="-0.1921793443" calcext:value-type="float">
            <text:p>-0.19217934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7" calcext:value-type="float">
            <text:p>717</text:p>
          </table:table-cell>
          <table:table-cell office:value-type="float" office:value="1.179485032" calcext:value-type="float">
            <text:p>1.179485032</text:p>
          </table:table-cell>
          <table:table-cell office:value-type="float" office:value="0.135420038" calcext:value-type="float">
            <text:p>0.135420038</text:p>
          </table:table-cell>
          <table:table-cell office:value-type="float" office:value="-0.3357807106" calcext:value-type="float">
            <text:p>-0.33578071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7" calcext:value-type="float">
            <text:p>717</text:p>
          </table:table-cell>
          <table:table-cell office:value-type="float" office:value="1.185211846" calcext:value-type="float">
            <text:p>1.185211846</text:p>
          </table:table-cell>
          <table:table-cell office:value-type="float" office:value="0.1138011199" calcext:value-type="float">
            <text:p>0.1138011199</text:p>
          </table:table-cell>
          <table:table-cell office:value-type="float" office:value="-0.4610636301" calcext:value-type="float">
            <text:p>-0.46106363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7" calcext:value-type="float">
            <text:p>717</text:p>
          </table:table-cell>
          <table:table-cell office:value-type="float" office:value="1.189594107" calcext:value-type="float">
            <text:p>1.189594107</text:p>
          </table:table-cell>
          <table:table-cell office:value-type="float" office:value="0.1059903023" calcext:value-type="float">
            <text:p>0.1059903023</text:p>
          </table:table-cell>
          <table:table-cell office:value-type="float" office:value="-0.1555936642" calcext:value-type="float">
            <text:p>-0.15559366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7" calcext:value-type="float">
            <text:p>717</text:p>
          </table:table-cell>
          <table:table-cell office:value-type="float" office:value="1.193932737" calcext:value-type="float">
            <text:p>1.193932737</text:p>
          </table:table-cell>
          <table:table-cell office:value-type="float" office:value="0.09876546129" calcext:value-type="float">
            <text:p>0.0987654613</text:p>
          </table:table-cell>
          <table:table-cell office:value-type="float" office:value="-0.1446516243" calcext:value-type="float">
            <text:p>-0.14465162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7" calcext:value-type="float">
            <text:p>717</text:p>
          </table:table-cell>
          <table:table-cell office:value-type="float" office:value="1.197573188" calcext:value-type="float">
            <text:p>1.197573188</text:p>
          </table:table-cell>
          <table:table-cell office:value-type="float" office:value="0.08233734951" calcext:value-type="float">
            <text:p>0.0823373495</text:p>
          </table:table-cell>
          <table:table-cell office:value-type="float" office:value="-0.328750011" calcext:value-type="float">
            <text:p>-0.3287500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7" calcext:value-type="float">
            <text:p>717</text:p>
          </table:table-cell>
          <table:table-cell office:value-type="float" office:value="1.203561968" calcext:value-type="float">
            <text:p>1.203561968</text:p>
          </table:table-cell>
          <table:table-cell office:value-type="float" office:value="0.07316758388" calcext:value-type="float">
            <text:p>0.0731675839</text:p>
          </table:table-cell>
          <table:table-cell office:value-type="float" office:value="-0.0915426572" calcext:value-type="float">
            <text:p>-0.09154265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7" calcext:value-type="float">
            <text:p>717</text:p>
          </table:table-cell>
          <table:table-cell office:value-type="float" office:value="1.205771355" calcext:value-type="float">
            <text:p>1.205771355</text:p>
          </table:table-cell>
          <table:table-cell office:value-type="float" office:value="0.05902401802" calcext:value-type="float">
            <text:p>0.059024018</text:p>
          </table:table-cell>
          <table:table-cell office:value-type="float" office:value="-0.2844532299" calcext:value-type="float">
            <text:p>-0.28445322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7" calcext:value-type="float">
            <text:p>717</text:p>
          </table:table-cell>
          <table:table-cell office:value-type="float" office:value="1.208445601" calcext:value-type="float">
            <text:p>1.208445601</text:p>
          </table:table-cell>
          <table:table-cell office:value-type="float" office:value="0.05257620673" calcext:value-type="float">
            <text:p>0.0525762067</text:p>
          </table:table-cell>
          <table:table-cell office:value-type="float" office:value="-0.1290099353" calcext:value-type="float">
            <text:p>-0.12900993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7" calcext:value-type="float">
            <text:p>717</text:p>
          </table:table-cell>
          <table:table-cell office:value-type="float" office:value="1.211590116" calcext:value-type="float">
            <text:p>1.211590116</text:p>
          </table:table-cell>
          <table:table-cell office:value-type="float" office:value="0.05368541245" calcext:value-type="float">
            <text:p>0.0536854125</text:p>
          </table:table-cell>
          <table:table-cell office:value-type="float" office:value="0.02226308465" calcext:value-type="float">
            <text:p>0.02226308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7" calcext:value-type="float">
            <text:p>717</text:p>
          </table:table-cell>
          <table:table-cell office:value-type="float" office:value="1.213244332" calcext:value-type="float">
            <text:p>1.213244332</text:p>
          </table:table-cell>
          <table:table-cell office:value-type="float" office:value="0.04750658437" calcext:value-type="float">
            <text:p>0.0475065844</text:p>
          </table:table-cell>
          <table:table-cell office:value-type="float" office:value="-0.09673560132" calcext:value-type="float">
            <text:p>-0.09673560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7" calcext:value-type="float">
            <text:p>717</text:p>
          </table:table-cell>
          <table:table-cell office:value-type="float" office:value="1.212479134" calcext:value-type="float">
            <text:p>1.212479134</text:p>
          </table:table-cell>
          <table:table-cell office:value-type="float" office:value="0.02268378924" calcext:value-type="float">
            <text:p>0.0226837892</text:p>
          </table:table-cell>
          <table:table-cell office:value-type="float" office:value="-0.6799742847" calcext:value-type="float">
            <text:p>-0.67997428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8" calcext:value-type="float">
            <text:p>718</text:p>
          </table:table-cell>
          <table:table-cell office:value-type="float" office:value="1.210552659" calcext:value-type="float">
            <text:p>1.210552659</text:p>
          </table:table-cell>
          <table:table-cell office:value-type="float" office:value="-0.01105264084" calcext:value-type="float">
            <text:p>-0.0110526408</text:p>
          </table:table-cell>
          <table:table-cell office:value-type="float" office:value="-0.667121482" calcext:value-type="float">
            <text:p>-0.6671214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8" calcext:value-type="float">
            <text:p>718</text:p>
          </table:table-cell>
          <table:table-cell office:value-type="float" office:value="1.212901999" calcext:value-type="float">
            <text:p>1.212901999</text:p>
          </table:table-cell>
          <table:table-cell office:value-type="float" office:value="-0.003768575689" calcext:value-type="float">
            <text:p>-0.0037685757</text:p>
          </table:table-cell>
          <table:table-cell office:value-type="float" office:value="0.1480493133" calcext:value-type="float">
            <text:p>0.14804931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8" calcext:value-type="float">
            <text:p>718</text:p>
          </table:table-cell>
          <table:table-cell office:value-type="float" office:value="1.214732238" calcext:value-type="float">
            <text:p>1.214732238</text:p>
          </table:table-cell>
          <table:table-cell office:value-type="float" office:value="0.01534070583" calcext:value-type="float">
            <text:p>0.0153407058</text:p>
          </table:table-cell>
          <table:table-cell office:value-type="float" office:value="0.3796994721" calcext:value-type="float">
            <text:p>0.37969947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8" calcext:value-type="float">
            <text:p>718</text:p>
          </table:table-cell>
          <table:table-cell office:value-type="float" office:value="1.218789346" calcext:value-type="float">
            <text:p>1.218789346</text:p>
          </table:table-cell>
          <table:table-cell office:value-type="float" office:value="0.05522054644" calcext:value-type="float">
            <text:p>0.0552205464</text:p>
          </table:table-cell>
          <table:table-cell office:value-type="float" office:value="0.8015508465" calcext:value-type="float">
            <text:p>0.8015508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8" calcext:value-type="float">
            <text:p>718</text:p>
          </table:table-cell>
          <table:table-cell office:value-type="float" office:value="1.220719964" calcext:value-type="float">
            <text:p>1.220719964</text:p>
          </table:table-cell>
          <table:table-cell office:value-type="float" office:value="0.0522030207" calcext:value-type="float">
            <text:p>0.0522030207</text:p>
          </table:table-cell>
          <table:table-cell office:value-type="float" office:value="-0.06048435935" calcext:value-type="float">
            <text:p>-0.06048435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8" calcext:value-type="float">
            <text:p>718</text:p>
          </table:table-cell>
          <table:table-cell office:value-type="float" office:value="1.221583661" calcext:value-type="float">
            <text:p>1.221583661</text:p>
          </table:table-cell>
          <table:table-cell office:value-type="float" office:value="0.04580453301" calcext:value-type="float">
            <text:p>0.045804533</text:p>
          </table:table-cell>
          <table:table-cell office:value-type="float" office:value="-0.1272085886" calcext:value-type="float">
            <text:p>-0.1272085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8" calcext:value-type="float">
            <text:p>718</text:p>
          </table:table-cell>
          <table:table-cell office:value-type="float" office:value="1.221249577" calcext:value-type="float">
            <text:p>1.221249577</text:p>
          </table:table-cell>
          <table:table-cell office:value-type="float" office:value="0.01641669942" calcext:value-type="float">
            <text:p>0.0164166994</text:p>
          </table:table-cell>
          <table:table-cell office:value-type="float" office:value="-0.582251357" calcext:value-type="float">
            <text:p>-0.5822513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8" calcext:value-type="float">
            <text:p>718</text:p>
          </table:table-cell>
          <table:table-cell office:value-type="float" office:value="1.221736215" calcext:value-type="float">
            <text:p>1.221736215</text:p>
          </table:table-cell>
          <table:table-cell office:value-type="float" office:value="0.006809073359" calcext:value-type="float">
            <text:p>0.0068090734</text:p>
          </table:table-cell>
          <table:table-cell office:value-type="float" office:value="-0.1949628918" calcext:value-type="float">
            <text:p>-0.19496289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8" calcext:value-type="float">
            <text:p>718</text:p>
          </table:table-cell>
          <table:table-cell office:value-type="float" office:value="1.224523654" calcext:value-type="float">
            <text:p>1.224523654</text:p>
          </table:table-cell>
          <table:table-cell office:value-type="float" office:value="0.01855382321" calcext:value-type="float">
            <text:p>0.0185538232</text:p>
          </table:table-cell>
          <table:table-cell office:value-type="float" office:value="0.2208079946" calcext:value-type="float">
            <text:p>0.22080799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8" calcext:value-type="float">
            <text:p>718</text:p>
          </table:table-cell>
          <table:table-cell office:value-type="float" office:value="1.230820186" calcext:value-type="float">
            <text:p>1.230820186</text:p>
          </table:table-cell>
          <table:table-cell office:value-type="float" office:value="0.06539497563" calcext:value-type="float">
            <text:p>0.0653949756</text:p>
          </table:table-cell>
          <table:table-cell office:value-type="float" office:value="0.9961413109" calcext:value-type="float">
            <text:p>0.99614131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8" calcext:value-type="float">
            <text:p>718</text:p>
          </table:table-cell>
          <table:table-cell office:value-type="float" office:value="1.240968517" calcext:value-type="float">
            <text:p>1.240968517</text:p>
          </table:table-cell>
          <table:table-cell office:value-type="float" office:value="0.1296044626" calcext:value-type="float">
            <text:p>0.1296044626</text:p>
          </table:table-cell>
          <table:table-cell office:value-type="float" office:value="1.281259985" calcext:value-type="float">
            <text:p>1.2812599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8" calcext:value-type="float">
            <text:p>718</text:p>
          </table:table-cell>
          <table:table-cell office:value-type="float" office:value="1.25564579" calcext:value-type="float">
            <text:p>1.25564579</text:p>
          </table:table-cell>
          <table:table-cell office:value-type="float" office:value="0.2104731481" calcext:value-type="float">
            <text:p>0.2104731481</text:p>
          </table:table-cell>
          <table:table-cell office:value-type="float" office:value="1.62545126" calcext:value-type="float">
            <text:p>1.625451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8" calcext:value-type="float">
            <text:p>718</text:p>
          </table:table-cell>
          <table:table-cell office:value-type="float" office:value="1.271809581" calcext:value-type="float">
            <text:p>1.271809581</text:p>
          </table:table-cell>
          <table:table-cell office:value-type="float" office:value="0.2733633943" calcext:value-type="float">
            <text:p>0.2733633943</text:p>
          </table:table-cell>
          <table:table-cell office:value-type="float" office:value="1.255078616" calcext:value-type="float">
            <text:p>1.2550786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8" calcext:value-type="float">
            <text:p>718</text:p>
          </table:table-cell>
          <table:table-cell office:value-type="float" office:value="1.288765405" calcext:value-type="float">
            <text:p>1.288765405</text:p>
          </table:table-cell>
          <table:table-cell office:value-type="float" office:value="0.3192093944" calcext:value-type="float">
            <text:p>0.3192093944</text:p>
          </table:table-cell>
          <table:table-cell office:value-type="float" office:value="0.9194212889" calcext:value-type="float">
            <text:p>0.9194212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8" calcext:value-type="float">
            <text:p>718</text:p>
          </table:table-cell>
          <table:table-cell office:value-type="float" office:value="1.303750597" calcext:value-type="float">
            <text:p>1.303750597</text:p>
          </table:table-cell>
          <table:table-cell office:value-type="float" office:value="0.3182540193" calcext:value-type="float">
            <text:p>0.3182540193</text:p>
          </table:table-cell>
          <table:table-cell office:value-type="float" office:value="-0.01862561512" calcext:value-type="float">
            <text:p>-0.0186256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8" calcext:value-type="float">
            <text:p>718</text:p>
          </table:table-cell>
          <table:table-cell office:value-type="float" office:value="1.31891204" calcext:value-type="float">
            <text:p>1.31891204</text:p>
          </table:table-cell>
          <table:table-cell office:value-type="float" office:value="0.3144253327" calcext:value-type="float">
            <text:p>0.3144253327</text:p>
          </table:table-cell>
          <table:table-cell office:value-type="float" office:value="-0.07855864983" calcext:value-type="float">
            <text:p>-0.07855864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8" calcext:value-type="float">
            <text:p>718</text:p>
          </table:table-cell>
          <table:table-cell office:value-type="float" office:value="1.332270262" calcext:value-type="float">
            <text:p>1.332270262</text:p>
          </table:table-cell>
          <table:table-cell office:value-type="float" office:value="0.2899470389" calcext:value-type="float">
            <text:p>0.2899470389</text:p>
          </table:table-cell>
          <table:table-cell office:value-type="float" office:value="-0.4885438528" calcext:value-type="float">
            <text:p>-0.48854385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8" calcext:value-type="float">
            <text:p>718</text:p>
          </table:table-cell>
          <table:table-cell office:value-type="float" office:value="1.347063569" calcext:value-type="float">
            <text:p>1.347063569</text:p>
          </table:table-cell>
          <table:table-cell office:value-type="float" office:value="0.2917755535" calcext:value-type="float">
            <text:p>0.2917755535</text:p>
          </table:table-cell>
          <table:table-cell office:value-type="float" office:value="0.03678842354" calcext:value-type="float">
            <text:p>0.0367884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8" calcext:value-type="float">
            <text:p>718</text:p>
          </table:table-cell>
          <table:table-cell office:value-type="float" office:value="1.36310267" calcext:value-type="float">
            <text:p>1.36310267</text:p>
          </table:table-cell>
          <table:table-cell office:value-type="float" office:value="0.2708191605" calcext:value-type="float">
            <text:p>0.2708191605</text:p>
          </table:table-cell>
          <table:table-cell office:value-type="float" office:value="-0.3243195014" calcext:value-type="float">
            <text:p>-0.3243195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8" calcext:value-type="float">
            <text:p>718</text:p>
          </table:table-cell>
          <table:table-cell office:value-type="float" office:value="1.376587208" calcext:value-type="float">
            <text:p>1.376587208</text:p>
          </table:table-cell>
          <table:table-cell office:value-type="float" office:value="0.3080355203" calcext:value-type="float">
            <text:p>0.3080355203</text:p>
          </table:table-cell>
          <table:table-cell office:value-type="float" office:value="1.04395892" calcext:value-type="float">
            <text:p>1.04395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8" calcext:value-type="float">
            <text:p>718</text:p>
          </table:table-cell>
          <table:table-cell office:value-type="float" office:value="1.391020162" calcext:value-type="float">
            <text:p>1.391020162</text:p>
          </table:table-cell>
          <table:table-cell office:value-type="float" office:value="0.3032389438" calcext:value-type="float">
            <text:p>0.3032389438</text:p>
          </table:table-cell>
          <table:table-cell office:value-type="float" office:value="-0.0941309731" calcext:value-type="float">
            <text:p>-0.09413097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8" calcext:value-type="float">
            <text:p>718</text:p>
          </table:table-cell>
          <table:table-cell office:value-type="float" office:value="1.42293191" calcext:value-type="float">
            <text:p>1.42293191</text:p>
          </table:table-cell>
          <table:table-cell office:value-type="float" office:value="0.3273459928" calcext:value-type="float">
            <text:p>0.3273459928</text:p>
          </table:table-cell>
          <table:table-cell office:value-type="float" office:value="0.2421458712" calcext:value-type="float">
            <text:p>0.24214587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8" calcext:value-type="float">
            <text:p>718</text:p>
          </table:table-cell>
          <table:table-cell office:value-type="float" office:value="1.438640532" calcext:value-type="float">
            <text:p>1.438640532</text:p>
          </table:table-cell>
          <table:table-cell office:value-type="float" office:value="0.3076240286" calcext:value-type="float">
            <text:p>0.3076240286</text:p>
          </table:table-cell>
          <table:table-cell office:value-type="float" office:value="-0.4006130588" calcext:value-type="float">
            <text:p>-0.40061305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9" calcext:value-type="float">
            <text:p>719</text:p>
          </table:table-cell>
          <table:table-cell office:value-type="float" office:value="1.452932159" calcext:value-type="float">
            <text:p>1.452932159</text:p>
          </table:table-cell>
          <table:table-cell office:value-type="float" office:value="0.3082890622" calcext:value-type="float">
            <text:p>0.3082890622</text:p>
          </table:table-cell>
          <table:table-cell office:value-type="float" office:value="0.01327292579" calcext:value-type="float">
            <text:p>0.01327292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9" calcext:value-type="float">
            <text:p>719</text:p>
          </table:table-cell>
          <table:table-cell office:value-type="float" office:value="1.470824425" calcext:value-type="float">
            <text:p>1.470824425</text:p>
          </table:table-cell>
          <table:table-cell office:value-type="float" office:value="0.3203835405" calcext:value-type="float">
            <text:p>0.3203835405</text:p>
          </table:table-cell>
          <table:table-cell office:value-type="float" office:value="0.2411995044" calcext:value-type="float">
            <text:p>0.2411995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9" calcext:value-type="float">
            <text:p>719</text:p>
          </table:table-cell>
          <table:table-cell office:value-type="float" office:value="1.4881097" calcext:value-type="float">
            <text:p>1.4881097</text:p>
          </table:table-cell>
          <table:table-cell office:value-type="float" office:value="0.3294315274" calcext:value-type="float">
            <text:p>0.3294315274</text:p>
          </table:table-cell>
          <table:table-cell office:value-type="float" office:value="0.1812362964" calcext:value-type="float">
            <text:p>0.18123629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9" calcext:value-type="float">
            <text:p>719</text:p>
          </table:table-cell>
          <table:table-cell office:value-type="float" office:value="1.506597418" calcext:value-type="float">
            <text:p>1.506597418</text:p>
          </table:table-cell>
          <table:table-cell office:value-type="float" office:value="0.3578620719" calcext:value-type="float">
            <text:p>0.3578620719</text:p>
          </table:table-cell>
          <table:table-cell office:value-type="float" office:value="0.5698004855" calcext:value-type="float">
            <text:p>0.56980048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9" calcext:value-type="float">
            <text:p>719</text:p>
          </table:table-cell>
          <table:table-cell office:value-type="float" office:value="1.524437008" calcext:value-type="float">
            <text:p>1.524437008</text:p>
          </table:table-cell>
          <table:table-cell office:value-type="float" office:value="0.3502417184" calcext:value-type="float">
            <text:p>0.3502417184</text:p>
          </table:table-cell>
          <table:table-cell office:value-type="float" office:value="-0.1426556996" calcext:value-type="float">
            <text:p>-0.1426556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9" calcext:value-type="float">
            <text:p>719</text:p>
          </table:table-cell>
          <table:table-cell office:value-type="float" office:value="1.543746436" calcext:value-type="float">
            <text:p>1.543746436</text:p>
          </table:table-cell>
          <table:table-cell office:value-type="float" office:value="0.3722243021" calcext:value-type="float">
            <text:p>0.3722243021</text:p>
          </table:table-cell>
          <table:table-cell office:value-type="float" office:value="0.4692431" calcext:value-type="float">
            <text:p>0.46924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9" calcext:value-type="float">
            <text:p>719</text:p>
          </table:table-cell>
          <table:table-cell office:value-type="float" office:value="1.561510861" calcext:value-type="float">
            <text:p>1.561510861</text:p>
          </table:table-cell>
          <table:table-cell office:value-type="float" office:value="0.3672135741" calcext:value-type="float">
            <text:p>0.3672135741</text:p>
          </table:table-cell>
          <table:table-cell office:value-type="float" office:value="-0.1002730146" calcext:value-type="float">
            <text:p>-0.10027301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9" calcext:value-type="float">
            <text:p>719</text:p>
          </table:table-cell>
          <table:table-cell office:value-type="float" office:value="1.573681003" calcext:value-type="float">
            <text:p>1.573681003</text:p>
          </table:table-cell>
          <table:table-cell office:value-type="float" office:value="0.3369007928" calcext:value-type="float">
            <text:p>0.3369007928</text:p>
          </table:table-cell>
          <table:table-cell office:value-type="float" office:value="-0.6053146523" calcext:value-type="float">
            <text:p>-0.60531465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9" calcext:value-type="float">
            <text:p>719</text:p>
          </table:table-cell>
          <table:table-cell office:value-type="float" office:value="1.590531568" calcext:value-type="float">
            <text:p>1.590531568</text:p>
          </table:table-cell>
          <table:table-cell office:value-type="float" office:value="0.3117154798" calcext:value-type="float">
            <text:p>0.3117154798</text:p>
          </table:table-cell>
          <table:table-cell office:value-type="float" office:value="-0.5031298531" calcext:value-type="float">
            <text:p>-0.50312985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9" calcext:value-type="float">
            <text:p>719</text:p>
          </table:table-cell>
          <table:table-cell office:value-type="float" office:value="1.604920998" calcext:value-type="float">
            <text:p>1.604920998</text:p>
          </table:table-cell>
          <table:table-cell office:value-type="float" office:value="0.2894635898" calcext:value-type="float">
            <text:p>0.2894635898</text:p>
          </table:table-cell>
          <table:table-cell office:value-type="float" office:value="-0.4465091652" calcext:value-type="float">
            <text:p>-0.44650916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9" calcext:value-type="float">
            <text:p>719</text:p>
          </table:table-cell>
          <table:table-cell office:value-type="float" office:value="1.618828725" calcext:value-type="float">
            <text:p>1.618828725</text:p>
          </table:table-cell>
          <table:table-cell office:value-type="float" office:value="0.3004907748" calcext:value-type="float">
            <text:p>0.3004907748</text:p>
          </table:table-cell>
          <table:table-cell office:value-type="float" office:value="0.2189199361" calcext:value-type="float">
            <text:p>0.21891993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9" calcext:value-type="float">
            <text:p>719</text:p>
          </table:table-cell>
          <table:table-cell office:value-type="float" office:value="1.635100122" calcext:value-type="float">
            <text:p>1.635100122</text:p>
          </table:table-cell>
          <table:table-cell office:value-type="float" office:value="0.2976381651" calcext:value-type="float">
            <text:p>0.2976381651</text:p>
          </table:table-cell>
          <table:table-cell office:value-type="float" office:value="-0.05751500002" calcext:value-type="float">
            <text:p>-0.0575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9" calcext:value-type="float">
            <text:p>719</text:p>
          </table:table-cell>
          <table:table-cell office:value-type="float" office:value="1.642305023" calcext:value-type="float">
            <text:p>1.642305023</text:p>
          </table:table-cell>
          <table:table-cell office:value-type="float" office:value="0.2494940654" calcext:value-type="float">
            <text:p>0.2494940654</text:p>
          </table:table-cell>
          <table:table-cell office:value-type="float" office:value="-0.9642835426" calcext:value-type="float">
            <text:p>-0.96428354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9" calcext:value-type="float">
            <text:p>719</text:p>
          </table:table-cell>
          <table:table-cell office:value-type="float" office:value="1.656555408" calcext:value-type="float">
            <text:p>1.656555408</text:p>
          </table:table-cell>
          <table:table-cell office:value-type="float" office:value="0.2525420939" calcext:value-type="float">
            <text:p>0.2525420939</text:p>
          </table:table-cell>
          <table:table-cell office:value-type="float" office:value="0.06101254524" calcext:value-type="float">
            <text:p>0.06101254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9" calcext:value-type="float">
            <text:p>719</text:p>
          </table:table-cell>
          <table:table-cell office:value-type="float" office:value="1.666164347" calcext:value-type="float">
            <text:p>1.666164347</text:p>
          </table:table-cell>
          <table:table-cell office:value-type="float" office:value="0.1938005745" calcext:value-type="float">
            <text:p>0.1938005745</text:p>
          </table:table-cell>
          <table:table-cell office:value-type="float" office:value="-0.928250706" calcext:value-type="float">
            <text:p>-0.9282507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19" calcext:value-type="float">
            <text:p>719</text:p>
          </table:table-cell>
          <table:table-cell office:value-type="float" office:value="1.676765559" calcext:value-type="float">
            <text:p>1.676765559</text:p>
          </table:table-cell>
          <table:table-cell office:value-type="float" office:value="0.2396223439" calcext:value-type="float">
            <text:p>0.2396223439</text:p>
          </table:table-cell>
          <table:table-cell office:value-type="float" office:value="1.217911729" calcext:value-type="float">
            <text:p>1.2179117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0" calcext:value-type="float">
            <text:p>720</text:p>
          </table:table-cell>
          <table:table-cell office:value-type="float" office:value="1.690103526" calcext:value-type="float">
            <text:p>1.690103526</text:p>
          </table:table-cell>
          <table:table-cell office:value-type="float" office:value="0.2332534859" calcext:value-type="float">
            <text:p>0.2332534859</text:p>
          </table:table-cell>
          <table:table-cell office:value-type="float" office:value="-0.1270833891" calcext:value-type="float">
            <text:p>-0.12708338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0" calcext:value-type="float">
            <text:p>720</text:p>
          </table:table-cell>
          <table:table-cell office:value-type="float" office:value="1.703439852" calcext:value-type="float">
            <text:p>1.703439852</text:p>
          </table:table-cell>
          <table:table-cell office:value-type="float" office:value="0.2733487314" calcext:value-type="float">
            <text:p>0.2733487314</text:p>
          </table:table-cell>
          <table:table-cell office:value-type="float" office:value="0.8181473093" calcext:value-type="float">
            <text:p>0.81814730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0" calcext:value-type="float">
            <text:p>720</text:p>
          </table:table-cell>
          <table:table-cell office:value-type="float" office:value="1.716698727" calcext:value-type="float">
            <text:p>1.716698727</text:p>
          </table:table-cell>
          <table:table-cell office:value-type="float" office:value="0.2659626398" calcext:value-type="float">
            <text:p>0.2659626398</text:p>
          </table:table-cell>
          <table:table-cell office:value-type="float" office:value="-0.1446230302" calcext:value-type="float">
            <text:p>-0.14462303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0" calcext:value-type="float">
            <text:p>720</text:p>
          </table:table-cell>
          <table:table-cell office:value-type="float" office:value="1.728337126" calcext:value-type="float">
            <text:p>1.728337126</text:p>
          </table:table-cell>
          <table:table-cell office:value-type="float" office:value="0.2552244619" calcext:value-type="float">
            <text:p>0.2552244619</text:p>
          </table:table-cell>
          <table:table-cell office:value-type="float" office:value="-0.2158353237" calcext:value-type="float">
            <text:p>-0.21583532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0" calcext:value-type="float">
            <text:p>720</text:p>
          </table:table-cell>
          <table:table-cell office:value-type="float" office:value="1.745224848" calcext:value-type="float">
            <text:p>1.745224848</text:p>
          </table:table-cell>
          <table:table-cell office:value-type="float" office:value="0.2785739784" calcext:value-type="float">
            <text:p>0.2785739784</text:p>
          </table:table-cell>
          <table:table-cell office:value-type="float" office:value="0.4731058571" calcext:value-type="float">
            <text:p>0.4731058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0" calcext:value-type="float">
            <text:p>720</text:p>
          </table:table-cell>
          <table:table-cell office:value-type="float" office:value="1.758804099" calcext:value-type="float">
            <text:p>1.758804099</text:p>
          </table:table-cell>
          <table:table-cell office:value-type="float" office:value="0.2825327491" calcext:value-type="float">
            <text:p>0.2825327491</text:p>
          </table:table-cell>
          <table:table-cell office:value-type="float" office:value="0.07914803556" calcext:value-type="float">
            <text:p>0.07914803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0" calcext:value-type="float">
            <text:p>720</text:p>
          </table:table-cell>
          <table:table-cell office:value-type="float" office:value="1.777997331" calcext:value-type="float">
            <text:p>1.777997331</text:p>
          </table:table-cell>
          <table:table-cell office:value-type="float" office:value="0.3290376235" calcext:value-type="float">
            <text:p>0.3290376235</text:p>
          </table:table-cell>
          <table:table-cell office:value-type="float" office:value="0.904848963" calcext:value-type="float">
            <text:p>0.9048489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0" calcext:value-type="float">
            <text:p>720</text:p>
          </table:table-cell>
          <table:table-cell office:value-type="float" office:value="1.805618279" calcext:value-type="float">
            <text:p>1.805618279</text:p>
          </table:table-cell>
          <table:table-cell office:value-type="float" office:value="0.4036592437" calcext:value-type="float">
            <text:p>0.4036592437</text:p>
          </table:table-cell>
          <table:table-cell office:value-type="float" office:value="1.529237949" calcext:value-type="float">
            <text:p>1.5292379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0" calcext:value-type="float">
            <text:p>720</text:p>
          </table:table-cell>
          <table:table-cell office:value-type="float" office:value="1.828456075" calcext:value-type="float">
            <text:p>1.828456075</text:p>
          </table:table-cell>
          <table:table-cell office:value-type="float" office:value="0.4568117567" calcext:value-type="float">
            <text:p>0.4568117567</text:p>
          </table:table-cell>
          <table:table-cell office:value-type="float" office:value="1.002986608" calcext:value-type="float">
            <text:p>1.0029866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0" calcext:value-type="float">
            <text:p>720</text:p>
          </table:table-cell>
          <table:table-cell office:value-type="float" office:value="1.854911904" calcext:value-type="float">
            <text:p>1.854911904</text:p>
          </table:table-cell>
          <table:table-cell office:value-type="float" office:value="0.5181680898" calcext:value-type="float">
            <text:p>0.5181680898</text:p>
          </table:table-cell>
          <table:table-cell office:value-type="float" office:value="1.292984137" calcext:value-type="float">
            <text:p>1.292984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0" calcext:value-type="float">
            <text:p>720</text:p>
          </table:table-cell>
          <table:table-cell office:value-type="float" office:value="1.88184662" calcext:value-type="float">
            <text:p>1.88184662</text:p>
          </table:table-cell>
          <table:table-cell office:value-type="float" office:value="0.51177522" calcext:value-type="float">
            <text:p>0.51177522</text:p>
          </table:table-cell>
          <table:table-cell office:value-type="float" office:value="-0.1297963965" calcext:value-type="float">
            <text:p>-0.12979639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0" calcext:value-type="float">
            <text:p>720</text:p>
          </table:table-cell>
          <table:table-cell office:value-type="float" office:value="1.907060702" calcext:value-type="float">
            <text:p>1.907060702</text:p>
          </table:table-cell>
          <table:table-cell office:value-type="float" office:value="0.5361926316" calcext:value-type="float">
            <text:p>0.5361926316</text:p>
          </table:table-cell>
          <table:table-cell office:value-type="float" office:value="0.4882700308" calcext:value-type="float">
            <text:p>0.4882700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0" calcext:value-type="float">
            <text:p>720</text:p>
          </table:table-cell>
          <table:table-cell office:value-type="float" office:value="1.931153616" calcext:value-type="float">
            <text:p>1.931153616</text:p>
          </table:table-cell>
          <table:table-cell office:value-type="float" office:value="0.5110827315" calcext:value-type="float">
            <text:p>0.5110827315</text:p>
          </table:table-cell>
          <table:table-cell office:value-type="float" office:value="-0.5025369424" calcext:value-type="float">
            <text:p>-0.50253694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0" calcext:value-type="float">
            <text:p>720</text:p>
          </table:table-cell>
          <table:table-cell office:value-type="float" office:value="1.952272653" calcext:value-type="float">
            <text:p>1.952272653</text:p>
          </table:table-cell>
          <table:table-cell office:value-type="float" office:value="0.4695939908" calcext:value-type="float">
            <text:p>0.4695939908</text:p>
          </table:table-cell>
          <table:table-cell office:value-type="float" office:value="-0.8298079248" calcext:value-type="float">
            <text:p>-0.82980792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1" calcext:value-type="float">
            <text:p>721</text:p>
          </table:table-cell>
          <table:table-cell office:value-type="float" office:value="1.975346957" calcext:value-type="float">
            <text:p>1.975346957</text:p>
          </table:table-cell>
          <table:table-cell office:value-type="float" office:value="0.4517659331" calcext:value-type="float">
            <text:p>0.4517659331</text:p>
          </table:table-cell>
          <table:table-cell office:value-type="float" office:value="-0.3482403409" calcext:value-type="float">
            <text:p>-0.34824034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1" calcext:value-type="float">
            <text:p>721</text:p>
          </table:table-cell>
          <table:table-cell office:value-type="float" office:value="1.995677905" calcext:value-type="float">
            <text:p>1.995677905</text:p>
          </table:table-cell>
          <table:table-cell office:value-type="float" office:value="0.4302326262" calcext:value-type="float">
            <text:p>0.4302326262</text:p>
          </table:table-cell>
          <table:table-cell office:value-type="float" office:value="-0.4422792041" calcext:value-type="float">
            <text:p>-0.44227920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1" calcext:value-type="float">
            <text:p>721</text:p>
          </table:table-cell>
          <table:table-cell office:value-type="float" office:value="2.01774405" calcext:value-type="float">
            <text:p>2.01774405</text:p>
          </table:table-cell>
          <table:table-cell office:value-type="float" office:value="0.4362021473" calcext:value-type="float">
            <text:p>0.4362021473</text:p>
          </table:table-cell>
          <table:table-cell office:value-type="float" office:value="0.1191153601" calcext:value-type="float">
            <text:p>0.11911536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1" calcext:value-type="float">
            <text:p>721</text:p>
          </table:table-cell>
          <table:table-cell office:value-type="float" office:value="2.037168866" calcext:value-type="float">
            <text:p>2.037168866</text:p>
          </table:table-cell>
          <table:table-cell office:value-type="float" office:value="0.4156828756" calcext:value-type="float">
            <text:p>0.4156828756</text:p>
          </table:table-cell>
          <table:table-cell office:value-type="float" office:value="-0.4110853304" calcext:value-type="float">
            <text:p>-0.41108533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1" calcext:value-type="float">
            <text:p>721</text:p>
          </table:table-cell>
          <table:table-cell office:value-type="float" office:value="2.055979538" calcext:value-type="float">
            <text:p>2.055979538</text:p>
          </table:table-cell>
          <table:table-cell office:value-type="float" office:value="0.370156566" calcext:value-type="float">
            <text:p>0.370156566</text:p>
          </table:table-cell>
          <table:table-cell office:value-type="float" office:value="-0.680098264" calcext:value-type="float">
            <text:p>-0.6800982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1" calcext:value-type="float">
            <text:p>721</text:p>
          </table:table-cell>
          <table:table-cell office:value-type="float" office:value="2.071259291" calcext:value-type="float">
            <text:p>2.071259291</text:p>
          </table:table-cell>
          <table:table-cell office:value-type="float" office:value="0.3766121905" calcext:value-type="float">
            <text:p>0.3766121905</text:p>
          </table:table-cell>
          <table:table-cell office:value-type="float" office:value="0.194209709" calcext:value-type="float">
            <text:p>0.1942097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1" calcext:value-type="float">
            <text:p>721</text:p>
          </table:table-cell>
          <table:table-cell office:value-type="float" office:value="2.090216781" calcext:value-type="float">
            <text:p>2.090216781</text:p>
          </table:table-cell>
          <table:table-cell office:value-type="float" office:value="0.3718293343" calcext:value-type="float">
            <text:p>0.3718293343</text:p>
          </table:table-cell>
          <table:table-cell office:value-type="float" office:value="-0.09456230473" calcext:value-type="float">
            <text:p>-0.09456230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1" calcext:value-type="float">
            <text:p>721</text:p>
          </table:table-cell>
          <table:table-cell office:value-type="float" office:value="2.10657054" calcext:value-type="float">
            <text:p>2.10657054</text:p>
          </table:table-cell>
          <table:table-cell office:value-type="float" office:value="0.3891225886" calcext:value-type="float">
            <text:p>0.3891225886</text:p>
          </table:table-cell>
          <table:table-cell office:value-type="float" office:value="0.3520080498" calcext:value-type="float">
            <text:p>0.35200804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1" calcext:value-type="float">
            <text:p>721</text:p>
          </table:table-cell>
          <table:table-cell office:value-type="float" office:value="2.121889641" calcext:value-type="float">
            <text:p>2.121889641</text:p>
          </table:table-cell>
          <table:table-cell office:value-type="float" office:value="0.337225774" calcext:value-type="float">
            <text:p>0.337225774</text:p>
          </table:table-cell>
          <table:table-cell office:value-type="float" office:value="-1.02980761" calcext:value-type="float">
            <text:p>-1.029807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1" calcext:value-type="float">
            <text:p>721</text:p>
          </table:table-cell>
          <table:table-cell office:value-type="float" office:value="2.139701825" calcext:value-type="float">
            <text:p>2.139701825</text:p>
          </table:table-cell>
          <table:table-cell office:value-type="float" office:value="0.3315734439" calcext:value-type="float">
            <text:p>0.3315734439</text:p>
          </table:table-cell>
          <table:table-cell office:value-type="float" office:value="-0.1135573952" calcext:value-type="float">
            <text:p>-0.11355739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1" calcext:value-type="float">
            <text:p>721</text:p>
          </table:table-cell>
          <table:table-cell office:value-type="float" office:value="2.153791366" calcext:value-type="float">
            <text:p>2.153791366</text:p>
          </table:table-cell>
          <table:table-cell office:value-type="float" office:value="0.3141463882" calcext:value-type="float">
            <text:p>0.3141463882</text:p>
          </table:table-cell>
          <table:table-cell office:value-type="float" office:value="-0.3470722285" calcext:value-type="float">
            <text:p>-0.34707222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1" calcext:value-type="float">
            <text:p>721</text:p>
          </table:table-cell>
          <table:table-cell office:value-type="float" office:value="2.169372248" calcext:value-type="float">
            <text:p>2.169372248</text:p>
          </table:table-cell>
          <table:table-cell office:value-type="float" office:value="0.3163403955" calcext:value-type="float">
            <text:p>0.3163403955</text:p>
          </table:table-cell>
          <table:table-cell office:value-type="float" office:value="0.04373186339" calcext:value-type="float">
            <text:p>0.04373186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2" calcext:value-type="float">
            <text:p>722</text:p>
          </table:table-cell>
          <table:table-cell office:value-type="float" office:value="2.180460094" calcext:value-type="float">
            <text:p>2.180460094</text:p>
          </table:table-cell>
          <table:table-cell office:value-type="float" office:value="0.2715384127" calcext:value-type="float">
            <text:p>0.2715384127</text:p>
          </table:table-cell>
          <table:table-cell office:value-type="float" office:value="-0.9028702666" calcext:value-type="float">
            <text:p>-0.90287026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2" calcext:value-type="float">
            <text:p>722</text:p>
          </table:table-cell>
          <table:table-cell office:value-type="float" office:value="2.193723857" calcext:value-type="float">
            <text:p>2.193723857</text:p>
          </table:table-cell>
          <table:table-cell office:value-type="float" office:value="0.2667999677" calcext:value-type="float">
            <text:p>0.2667999677</text:p>
          </table:table-cell>
          <table:table-cell office:value-type="float" office:value="-0.09516639356" calcext:value-type="float">
            <text:p>-0.09516639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2" calcext:value-type="float">
            <text:p>722</text:p>
          </table:table-cell>
          <table:table-cell office:value-type="float" office:value="2.212480893" calcext:value-type="float">
            <text:p>2.212480893</text:p>
          </table:table-cell>
          <table:table-cell office:value-type="float" office:value="0.2809957487" calcext:value-type="float">
            <text:p>0.2809957487</text:p>
          </table:table-cell>
          <table:table-cell office:value-type="float" office:value="0.2672739781" calcext:value-type="float">
            <text:p>0.26727397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2" calcext:value-type="float">
            <text:p>722</text:p>
          </table:table-cell>
          <table:table-cell office:value-type="float" office:value="2.239580311" calcext:value-type="float">
            <text:p>2.239580311</text:p>
          </table:table-cell>
          <table:table-cell office:value-type="float" office:value="0.3983982034" calcext:value-type="float">
            <text:p>0.3983982034</text:p>
          </table:table-cell>
          <table:table-cell office:value-type="float" office:value="2.493901533" calcext:value-type="float">
            <text:p>2.4939015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2" calcext:value-type="float">
            <text:p>722</text:p>
          </table:table-cell>
          <table:table-cell office:value-type="float" office:value="2.276688095" calcext:value-type="float">
            <text:p>2.276688095</text:p>
          </table:table-cell>
          <table:table-cell office:value-type="float" office:value="0.5543586233" calcext:value-type="float">
            <text:p>0.5543586233</text:p>
          </table:table-cell>
          <table:table-cell office:value-type="float" office:value="3.086062237" calcext:value-type="float">
            <text:p>3.0860622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2" calcext:value-type="float">
            <text:p>722</text:p>
          </table:table-cell>
          <table:table-cell office:value-type="float" office:value="2.31783143" calcext:value-type="float">
            <text:p>2.31783143</text:p>
          </table:table-cell>
          <table:table-cell office:value-type="float" office:value="0.7138580305" calcext:value-type="float">
            <text:p>0.7138580305</text:p>
          </table:table-cell>
          <table:table-cell office:value-type="float" office:value="3.2240387" calcext:value-type="float">
            <text:p>3.22403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2" calcext:value-type="float">
            <text:p>722</text:p>
          </table:table-cell>
          <table:table-cell office:value-type="float" office:value="2.367507168" calcext:value-type="float">
            <text:p>2.367507168</text:p>
          </table:table-cell>
          <table:table-cell office:value-type="float" office:value="0.8549563163" calcext:value-type="float">
            <text:p>0.8549563163</text:p>
          </table:table-cell>
          <table:table-cell office:value-type="float" office:value="2.837402832" calcext:value-type="float">
            <text:p>2.8374028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2" calcext:value-type="float">
            <text:p>722</text:p>
          </table:table-cell>
          <table:table-cell office:value-type="float" office:value="2.41991116" calcext:value-type="float">
            <text:p>2.41991116</text:p>
          </table:table-cell>
          <table:table-cell office:value-type="float" office:value="0.9587845809" calcext:value-type="float">
            <text:p>0.9587845809</text:p>
          </table:table-cell>
          <table:table-cell office:value-type="float" office:value="2.071957053" calcext:value-type="float">
            <text:p>2.0719570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2" calcext:value-type="float">
            <text:p>722</text:p>
          </table:table-cell>
          <table:table-cell office:value-type="float" office:value="2.474316562" calcext:value-type="float">
            <text:p>2.474316562</text:p>
          </table:table-cell>
          <table:table-cell office:value-type="float" office:value="1.03763219" calcext:value-type="float">
            <text:p>1.03763219</text:p>
          </table:table-cell>
          <table:table-cell office:value-type="float" office:value="1.548090051" calcext:value-type="float">
            <text:p>1.5480900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2" calcext:value-type="float">
            <text:p>722</text:p>
          </table:table-cell>
          <table:table-cell office:value-type="float" office:value="2.526049392" calcext:value-type="float">
            <text:p>2.526049392</text:p>
          </table:table-cell>
          <table:table-cell office:value-type="float" office:value="1.055705607" calcext:value-type="float">
            <text:p>1.055705607</text:p>
          </table:table-cell>
          <table:table-cell office:value-type="float" office:value="0.3679361534" calcext:value-type="float">
            <text:p>0.36793615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2" calcext:value-type="float">
            <text:p>722</text:p>
          </table:table-cell>
          <table:table-cell office:value-type="float" office:value="2.577184861" calcext:value-type="float">
            <text:p>2.577184861</text:p>
          </table:table-cell>
          <table:table-cell office:value-type="float" office:value="1.048034097" calcext:value-type="float">
            <text:p>1.048034097</text:p>
          </table:table-cell>
          <table:table-cell office:value-type="float" office:value="-0.153434717" calcext:value-type="float">
            <text:p>-0.1534347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2" calcext:value-type="float">
            <text:p>722</text:p>
          </table:table-cell>
          <table:table-cell office:value-type="float" office:value="2.627423392" calcext:value-type="float">
            <text:p>2.627423392</text:p>
          </table:table-cell>
          <table:table-cell office:value-type="float" office:value="1.025598099" calcext:value-type="float">
            <text:p>1.025598099</text:p>
          </table:table-cell>
          <table:table-cell office:value-type="float" office:value="-0.4469846687" calcext:value-type="float">
            <text:p>-0.44698466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3" calcext:value-type="float">
            <text:p>723</text:p>
          </table:table-cell>
          <table:table-cell office:value-type="float" office:value="2.674080264" calcext:value-type="float">
            <text:p>2.674080264</text:p>
          </table:table-cell>
          <table:table-cell office:value-type="float" office:value="0.9170180894" calcext:value-type="float">
            <text:p>0.9170180894</text:p>
          </table:table-cell>
          <table:table-cell office:value-type="float" office:value="-1.692876839" calcext:value-type="float">
            <text:p>-1.6928768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3" calcext:value-type="float">
            <text:p>723</text:p>
          </table:table-cell>
          <table:table-cell office:value-type="float" office:value="2.722738924" calcext:value-type="float">
            <text:p>2.722738924</text:p>
          </table:table-cell>
          <table:table-cell office:value-type="float" office:value="1.029598939" calcext:value-type="float">
            <text:p>1.029598939</text:p>
          </table:table-cell>
          <table:table-cell office:value-type="float" office:value="3.147727812" calcext:value-type="float">
            <text:p>3.1477278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3" calcext:value-type="float">
            <text:p>723</text:p>
          </table:table-cell>
          <table:table-cell office:value-type="float" office:value="2.766017285" calcext:value-type="float">
            <text:p>2.766017285</text:p>
          </table:table-cell>
          <table:table-cell office:value-type="float" office:value="0.9799556012" calcext:value-type="float">
            <text:p>0.9799556012</text:p>
          </table:table-cell>
          <table:table-cell office:value-type="float" office:value="-0.9772525581" calcext:value-type="float">
            <text:p>-0.97725255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3" calcext:value-type="float">
            <text:p>723</text:p>
          </table:table-cell>
          <table:table-cell office:value-type="float" office:value="2.807473731" calcext:value-type="float">
            <text:p>2.807473731</text:p>
          </table:table-cell>
          <table:table-cell office:value-type="float" office:value="1.019035492" calcext:value-type="float">
            <text:p>1.019035492</text:p>
          </table:table-cell>
          <table:table-cell office:value-type="float" office:value="0.7962475025" calcext:value-type="float">
            <text:p>0.7962475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3" calcext:value-type="float">
            <text:p>723</text:p>
          </table:table-cell>
          <table:table-cell office:value-type="float" office:value="2.848610175" calcext:value-type="float">
            <text:p>2.848610175</text:p>
          </table:table-cell>
          <table:table-cell office:value-type="float" office:value="0.8338064305" calcext:value-type="float">
            <text:p>0.8338064305</text:p>
          </table:table-cell>
          <table:table-cell office:value-type="float" office:value="-3.623827699" calcext:value-type="float">
            <text:p>-3.6238276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3" calcext:value-type="float">
            <text:p>723</text:p>
          </table:table-cell>
          <table:table-cell office:value-type="float" office:value="2.889044882" calcext:value-type="float">
            <text:p>2.889044882</text:p>
          </table:table-cell>
          <table:table-cell office:value-type="float" office:value="0.8162162164" calcext:value-type="float">
            <text:p>0.8162162164</text:p>
          </table:table-cell>
          <table:table-cell office:value-type="float" office:value="-0.3476672572" calcext:value-type="float">
            <text:p>-0.34766725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3" calcext:value-type="float">
            <text:p>723</text:p>
          </table:table-cell>
          <table:table-cell office:value-type="float" office:value="2.924809744" calcext:value-type="float">
            <text:p>2.924809744</text:p>
          </table:table-cell>
          <table:table-cell office:value-type="float" office:value="0.7765678755" calcext:value-type="float">
            <text:p>0.7765678755</text:p>
          </table:table-cell>
          <table:table-cell office:value-type="float" office:value="-0.8045262846" calcext:value-type="float">
            <text:p>-0.80452628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3" calcext:value-type="float">
            <text:p>723</text:p>
          </table:table-cell>
          <table:table-cell office:value-type="float" office:value="2.963127788" calcext:value-type="float">
            <text:p>2.963127788</text:p>
          </table:table-cell>
          <table:table-cell office:value-type="float" office:value="0.7652152906" calcext:value-type="float">
            <text:p>0.7652152906</text:p>
          </table:table-cell>
          <table:table-cell office:value-type="float" office:value="-0.2283482359" calcext:value-type="float">
            <text:p>-0.22834823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3" calcext:value-type="float">
            <text:p>723</text:p>
          </table:table-cell>
          <table:table-cell office:value-type="float" office:value="3.002478491" calcext:value-type="float">
            <text:p>3.002478491</text:p>
          </table:table-cell>
          <table:table-cell office:value-type="float" office:value="0.7615448032" calcext:value-type="float">
            <text:p>0.7615448032</text:p>
          </table:table-cell>
          <table:table-cell office:value-type="float" office:value="-0.07351783743" calcext:value-type="float">
            <text:p>-0.07351783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3" calcext:value-type="float">
            <text:p>723</text:p>
          </table:table-cell>
          <table:table-cell office:value-type="float" office:value="3.039641203" calcext:value-type="float">
            <text:p>3.039641203</text:p>
          </table:table-cell>
          <table:table-cell office:value-type="float" office:value="0.7714405988" calcext:value-type="float">
            <text:p>0.7714405988</text:p>
          </table:table-cell>
          <table:table-cell office:value-type="float" office:value="0.2011532839" calcext:value-type="float">
            <text:p>0.20115328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4" calcext:value-type="float">
            <text:p>724</text:p>
          </table:table-cell>
          <table:table-cell office:value-type="float" office:value="3.076051422" calcext:value-type="float">
            <text:p>3.076051422</text:p>
          </table:table-cell>
          <table:table-cell office:value-type="float" office:value="0.7420690401" calcext:value-type="float">
            <text:p>0.7420690401</text:p>
          </table:table-cell>
          <table:table-cell office:value-type="float" office:value="-0.5506608708" calcext:value-type="float">
            <text:p>-0.55066087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4" calcext:value-type="float">
            <text:p>724</text:p>
          </table:table-cell>
          <table:table-cell office:value-type="float" office:value="3.117217724" calcext:value-type="float">
            <text:p>3.117217724</text:p>
          </table:table-cell>
          <table:table-cell office:value-type="float" office:value="0.7728112207" calcext:value-type="float">
            <text:p>0.7728112207</text:p>
          </table:table-cell>
          <table:table-cell office:value-type="float" office:value="0.6574648765" calcext:value-type="float">
            <text:p>0.65746487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4" calcext:value-type="float">
            <text:p>724</text:p>
          </table:table-cell>
          <table:table-cell office:value-type="float" office:value="3.153684165" calcext:value-type="float">
            <text:p>3.153684165</text:p>
          </table:table-cell>
          <table:table-cell office:value-type="float" office:value="0.7628860999" calcext:value-type="float">
            <text:p>0.7628860999</text:p>
          </table:table-cell>
          <table:table-cell office:value-type="float" office:value="-0.1974974771" calcext:value-type="float">
            <text:p>-0.19749747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4" calcext:value-type="float">
            <text:p>724</text:p>
          </table:table-cell>
          <table:table-cell office:value-type="float" office:value="3.19172039" calcext:value-type="float">
            <text:p>3.19172039</text:p>
          </table:table-cell>
          <table:table-cell office:value-type="float" office:value="0.7886561514" calcext:value-type="float">
            <text:p>0.7886561514</text:p>
          </table:table-cell>
          <table:table-cell office:value-type="float" office:value="0.5148644475" calcext:value-type="float">
            <text:p>0.51486444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4" calcext:value-type="float">
            <text:p>724</text:p>
          </table:table-cell>
          <table:table-cell office:value-type="float" office:value="3.230394385" calcext:value-type="float">
            <text:p>3.230394385</text:p>
          </table:table-cell>
          <table:table-cell office:value-type="float" office:value="0.7504020495" calcext:value-type="float">
            <text:p>0.7504020495</text:p>
          </table:table-cell>
          <table:table-cell office:value-type="float" office:value="-0.7573244138" calcext:value-type="float">
            <text:p>-0.75732441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4" calcext:value-type="float">
            <text:p>724</text:p>
          </table:table-cell>
          <table:table-cell office:value-type="float" office:value="3.266035747" calcext:value-type="float">
            <text:p>3.266035747</text:p>
          </table:table-cell>
          <table:table-cell office:value-type="float" office:value="0.7498776187" calcext:value-type="float">
            <text:p>0.7498776187</text:p>
          </table:table-cell>
          <table:table-cell office:value-type="float" office:value="-0.01065394499" calcext:value-type="float">
            <text:p>-0.0106539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4" calcext:value-type="float">
            <text:p>724</text:p>
          </table:table-cell>
          <table:table-cell office:value-type="float" office:value="3.303643982" calcext:value-type="float">
            <text:p>3.303643982</text:p>
          </table:table-cell>
          <table:table-cell office:value-type="float" office:value="0.7459834057" calcext:value-type="float">
            <text:p>0.7459834057</text:p>
          </table:table-cell>
          <table:table-cell office:value-type="float" office:value="-0.07747889308" calcext:value-type="float">
            <text:p>-0.07747889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4" calcext:value-type="float">
            <text:p>724</text:p>
          </table:table-cell>
          <table:table-cell office:value-type="float" office:value="3.339289273" calcext:value-type="float">
            <text:p>3.339289273</text:p>
          </table:table-cell>
          <table:table-cell office:value-type="float" office:value="0.7292889496" calcext:value-type="float">
            <text:p>0.7292889496</text:p>
          </table:table-cell>
          <table:table-cell office:value-type="float" office:value="-0.3351292741" calcext:value-type="float">
            <text:p>-0.33512927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5" calcext:value-type="float">
            <text:p>725</text:p>
          </table:table-cell>
          <table:table-cell office:value-type="float" office:value="3.373004929" calcext:value-type="float">
            <text:p>3.373004929</text:p>
          </table:table-cell>
          <table:table-cell office:value-type="float" office:value="0.7128131056" calcext:value-type="float">
            <text:p>0.7128131056</text:p>
          </table:table-cell>
          <table:table-cell office:value-type="float" office:value="-0.3296745114" calcext:value-type="float">
            <text:p>-0.32967451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5" calcext:value-type="float">
            <text:p>725</text:p>
          </table:table-cell>
          <table:table-cell office:value-type="float" office:value="3.407603018" calcext:value-type="float">
            <text:p>3.407603018</text:p>
          </table:table-cell>
          <table:table-cell office:value-type="float" office:value="0.693937159" calcext:value-type="float">
            <text:p>0.693937159</text:p>
          </table:table-cell>
          <table:table-cell office:value-type="float" office:value="-0.3773335768" calcext:value-type="float">
            <text:p>-0.37733357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5" calcext:value-type="float">
            <text:p>725</text:p>
          </table:table-cell>
          <table:table-cell office:value-type="float" office:value="3.438712636" calcext:value-type="float">
            <text:p>3.438712636</text:p>
          </table:table-cell>
          <table:table-cell office:value-type="float" office:value="0.6193090578" calcext:value-type="float">
            <text:p>0.6193090578</text:p>
          </table:table-cell>
          <table:table-cell office:value-type="float" office:value="-1.179453814" calcext:value-type="float">
            <text:p>-1.1794538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5" calcext:value-type="float">
            <text:p>725</text:p>
          </table:table-cell>
          <table:table-cell office:value-type="float" office:value="3.470411787" calcext:value-type="float">
            <text:p>3.470411787</text:p>
          </table:table-cell>
          <table:table-cell office:value-type="float" office:value="0.6817079926" calcext:value-type="float">
            <text:p>0.6817079926</text:p>
          </table:table-cell>
          <table:table-cell office:value-type="float" office:value="1.696494298" calcext:value-type="float">
            <text:p>1.6964942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5" calcext:value-type="float">
            <text:p>725</text:p>
          </table:table-cell>
          <table:table-cell office:value-type="float" office:value="3.505691684" calcext:value-type="float">
            <text:p>3.505691684</text:p>
          </table:table-cell>
          <table:table-cell office:value-type="float" office:value="0.6850153116" calcext:value-type="float">
            <text:p>0.6850153116</text:p>
          </table:table-cell>
          <table:table-cell office:value-type="float" office:value="0.06576634265" calcext:value-type="float">
            <text:p>0.06576634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5" calcext:value-type="float">
            <text:p>725</text:p>
          </table:table-cell>
          <table:table-cell office:value-type="float" office:value="3.533021956" calcext:value-type="float">
            <text:p>3.533021956</text:p>
          </table:table-cell>
          <table:table-cell office:value-type="float" office:value="0.7045974491" calcext:value-type="float">
            <text:p>0.7045974491</text:p>
          </table:table-cell>
          <table:table-cell office:value-type="float" office:value="0.3943729072" calcext:value-type="float">
            <text:p>0.3943729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5" calcext:value-type="float">
            <text:p>725</text:p>
          </table:table-cell>
          <table:table-cell office:value-type="float" office:value="3.566340054" calcext:value-type="float">
            <text:p>3.566340054</text:p>
          </table:table-cell>
          <table:table-cell office:value-type="float" office:value="0.6393446214" calcext:value-type="float">
            <text:p>0.6393446214</text:p>
          </table:table-cell>
          <table:table-cell office:value-type="float" office:value="-1.304492595" calcext:value-type="float">
            <text:p>-1.3044925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5" calcext:value-type="float">
            <text:p>725</text:p>
          </table:table-cell>
          <table:table-cell office:value-type="float" office:value="3.595720185" calcext:value-type="float">
            <text:p>3.595720185</text:p>
          </table:table-cell>
          <table:table-cell office:value-type="float" office:value="0.6005478949" calcext:value-type="float">
            <text:p>0.6005478949</text:p>
          </table:table-cell>
          <table:table-cell office:value-type="float" office:value="-0.7727008697" calcext:value-type="float">
            <text:p>-0.77270086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5" calcext:value-type="float">
            <text:p>725</text:p>
          </table:table-cell>
          <table:table-cell office:value-type="float" office:value="3.628891098" calcext:value-type="float">
            <text:p>3.628891098</text:p>
          </table:table-cell>
          <table:table-cell office:value-type="float" office:value="0.6388446795" calcext:value-type="float">
            <text:p>0.6388446795</text:p>
          </table:table-cell>
          <table:table-cell office:value-type="float" office:value="0.7681153869" calcext:value-type="float">
            <text:p>0.76811538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5" calcext:value-type="float">
            <text:p>725</text:p>
          </table:table-cell>
          <table:table-cell office:value-type="float" office:value="3.654865386" calcext:value-type="float">
            <text:p>3.654865386</text:p>
          </table:table-cell>
          <table:table-cell office:value-type="float" office:value="0.5899925478" calcext:value-type="float">
            <text:p>0.5899925478</text:p>
          </table:table-cell>
          <table:table-cell office:value-type="float" office:value="-0.9771025299" calcext:value-type="float">
            <text:p>-0.97710252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6" calcext:value-type="float">
            <text:p>726</text:p>
          </table:table-cell>
          <table:table-cell office:value-type="float" office:value="3.684467762" calcext:value-type="float">
            <text:p>3.684467762</text:p>
          </table:table-cell>
          <table:table-cell office:value-type="float" office:value="0.592602272" calcext:value-type="float">
            <text:p>0.592602272</text:p>
          </table:table-cell>
          <table:table-cell office:value-type="float" office:value="0.05227695613" calcext:value-type="float">
            <text:p>0.05227695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6" calcext:value-type="float">
            <text:p>726</text:p>
          </table:table-cell>
          <table:table-cell office:value-type="float" office:value="3.713790363" calcext:value-type="float">
            <text:p>3.713790363</text:p>
          </table:table-cell>
          <table:table-cell office:value-type="float" office:value="0.5668568888" calcext:value-type="float">
            <text:p>0.5668568888</text:p>
          </table:table-cell>
          <table:table-cell office:value-type="float" office:value="-0.5163283115" calcext:value-type="float">
            <text:p>-0.51632831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6" calcext:value-type="float">
            <text:p>726</text:p>
          </table:table-cell>
          <table:table-cell office:value-type="float" office:value="3.742618709" calcext:value-type="float">
            <text:p>3.742618709</text:p>
          </table:table-cell>
          <table:table-cell office:value-type="float" office:value="0.5732436315" calcext:value-type="float">
            <text:p>0.5732436315</text:p>
          </table:table-cell>
          <table:table-cell office:value-type="float" office:value="0.119340761" calcext:value-type="float">
            <text:p>0.1193407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6" calcext:value-type="float">
            <text:p>726</text:p>
          </table:table-cell>
          <table:table-cell office:value-type="float" office:value="3.769638127" calcext:value-type="float">
            <text:p>3.769638127</text:p>
          </table:table-cell>
          <table:table-cell office:value-type="float" office:value="0.5694357687" calcext:value-type="float">
            <text:p>0.5694357687</text:p>
          </table:table-cell>
          <table:table-cell office:value-type="float" office:value="-0.08195951517" calcext:value-type="float">
            <text:p>-0.08195951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6" calcext:value-type="float">
            <text:p>726</text:p>
          </table:table-cell>
          <table:table-cell office:value-type="float" office:value="3.796156489" calcext:value-type="float">
            <text:p>3.796156489</text:p>
          </table:table-cell>
          <table:table-cell office:value-type="float" office:value="0.5462608728" calcext:value-type="float">
            <text:p>0.5462608728</text:p>
          </table:table-cell>
          <table:table-cell office:value-type="float" office:value="-0.4531665628" calcext:value-type="float">
            <text:p>-0.45316656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6" calcext:value-type="float">
            <text:p>726</text:p>
          </table:table-cell>
          <table:table-cell office:value-type="float" office:value="3.823121078" calcext:value-type="float">
            <text:p>3.823121078</text:p>
          </table:table-cell>
          <table:table-cell office:value-type="float" office:value="0.549108429" calcext:value-type="float">
            <text:p>0.549108429</text:p>
          </table:table-cell>
          <table:table-cell office:value-type="float" office:value="0.05778842452" calcext:value-type="float">
            <text:p>0.05778842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7" calcext:value-type="float">
            <text:p>727</text:p>
          </table:table-cell>
          <table:table-cell office:value-type="float" office:value="3.851227215" calcext:value-type="float">
            <text:p>3.851227215</text:p>
          </table:table-cell>
          <table:table-cell office:value-type="float" office:value="0.5428901331" calcext:value-type="float">
            <text:p>0.5428901331</text:p>
          </table:table-cell>
          <table:table-cell office:value-type="float" office:value="-0.1245388841" calcext:value-type="float">
            <text:p>-0.12453888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7" calcext:value-type="float">
            <text:p>727</text:p>
          </table:table-cell>
          <table:table-cell office:value-type="float" office:value="3.880620208" calcext:value-type="float">
            <text:p>3.880620208</text:p>
          </table:table-cell>
          <table:table-cell office:value-type="float" office:value="0.5666920285" calcext:value-type="float">
            <text:p>0.5666920285</text:p>
          </table:table-cell>
          <table:table-cell office:value-type="float" office:value="0.4777313121" calcext:value-type="float">
            <text:p>0.4777313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7" calcext:value-type="float">
            <text:p>727</text:p>
          </table:table-cell>
          <table:table-cell office:value-type="float" office:value="3.904205133" calcext:value-type="float">
            <text:p>3.904205133</text:p>
          </table:table-cell>
          <table:table-cell office:value-type="float" office:value="0.5402776816" calcext:value-type="float">
            <text:p>0.5402776816</text:p>
          </table:table-cell>
          <table:table-cell office:value-type="float" office:value="-0.5241195059" calcext:value-type="float">
            <text:p>-0.5241195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7" calcext:value-type="float">
            <text:p>727</text:p>
          </table:table-cell>
          <table:table-cell office:value-type="float" office:value="3.930392222" calcext:value-type="float">
            <text:p>3.930392222</text:p>
          </table:table-cell>
          <table:table-cell office:value-type="float" office:value="0.5282814259" calcext:value-type="float">
            <text:p>0.5282814259</text:p>
          </table:table-cell>
          <table:table-cell office:value-type="float" office:value="-0.2413791062" calcext:value-type="float">
            <text:p>-0.2413791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7" calcext:value-type="float">
            <text:p>727</text:p>
          </table:table-cell>
          <table:table-cell office:value-type="float" office:value="3.955466229" calcext:value-type="float">
            <text:p>3.955466229</text:p>
          </table:table-cell>
          <table:table-cell office:value-type="float" office:value="0.4989787946" calcext:value-type="float">
            <text:p>0.4989787946</text:p>
          </table:table-cell>
          <table:table-cell office:value-type="float" office:value="-0.5867105971" calcext:value-type="float">
            <text:p>-0.58671059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7" calcext:value-type="float">
            <text:p>727</text:p>
          </table:table-cell>
          <table:table-cell office:value-type="float" office:value="3.975771374" calcext:value-type="float">
            <text:p>3.975771374</text:p>
          </table:table-cell>
          <table:table-cell office:value-type="float" office:value="0.4782218226" calcext:value-type="float">
            <text:p>0.4782218226</text:p>
          </table:table-cell>
          <table:table-cell office:value-type="float" office:value="-0.4147342694" calcext:value-type="float">
            <text:p>-0.41473426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8" calcext:value-type="float">
            <text:p>728</text:p>
          </table:table-cell>
          <table:table-cell office:value-type="float" office:value="4.049557073" calcext:value-type="float">
            <text:p>4.049557073</text:p>
          </table:table-cell>
          <table:table-cell office:value-type="float" office:value="0.544716885" calcext:value-type="float">
            <text:p>0.544716885</text:p>
          </table:table-cell>
          <table:table-cell office:value-type="float" office:value="0.6546265282" calcext:value-type="float">
            <text:p>0.65462652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8" calcext:value-type="float">
            <text:p>728</text:p>
          </table:table-cell>
          <table:table-cell office:value-type="float" office:value="4.080989058" calcext:value-type="float">
            <text:p>4.080989058</text:p>
          </table:table-cell>
          <table:table-cell office:value-type="float" office:value="0.4834918105" calcext:value-type="float">
            <text:p>0.4834918105</text:p>
          </table:table-cell>
          <table:table-cell office:value-type="float" office:value="-0.6201358588" calcext:value-type="float">
            <text:p>-0.62013585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8" calcext:value-type="float">
            <text:p>728</text:p>
          </table:table-cell>
          <table:table-cell office:value-type="float" office:value="4.118034129" calcext:value-type="float">
            <text:p>4.118034129</text:p>
          </table:table-cell>
          <table:table-cell office:value-type="float" office:value="0.5965987226" calcext:value-type="float">
            <text:p>0.5965987226</text:p>
          </table:table-cell>
          <table:table-cell office:value-type="float" office:value="2.274735407" calcext:value-type="float">
            <text:p>2.2747354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8" calcext:value-type="float">
            <text:p>728</text:p>
          </table:table-cell>
          <table:table-cell office:value-type="float" office:value="4.154411286" calcext:value-type="float">
            <text:p>4.154411286</text:p>
          </table:table-cell>
          <table:table-cell office:value-type="float" office:value="0.5980765545" calcext:value-type="float">
            <text:p>0.5980765545</text:p>
          </table:table-cell>
          <table:table-cell office:value-type="float" office:value="0.02969034901" calcext:value-type="float">
            <text:p>0.0296903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9" calcext:value-type="float">
            <text:p>729</text:p>
          </table:table-cell>
          <table:table-cell office:value-type="float" office:value="4.193455221" calcext:value-type="float">
            <text:p>4.193455221</text:p>
          </table:table-cell>
          <table:table-cell office:value-type="float" office:value="0.7485630884" calcext:value-type="float">
            <text:p>0.7485630884</text:p>
          </table:table-cell>
          <table:table-cell office:value-type="float" office:value="2.967136309" calcext:value-type="float">
            <text:p>2.9671363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9" calcext:value-type="float">
            <text:p>729</text:p>
          </table:table-cell>
          <table:table-cell office:value-type="float" office:value="4.243012779" calcext:value-type="float">
            <text:p>4.243012779</text:p>
          </table:table-cell>
          <table:table-cell office:value-type="float" office:value="0.8340116428" calcext:value-type="float">
            <text:p>0.8340116428</text:p>
          </table:table-cell>
          <table:table-cell office:value-type="float" office:value="1.726595798" calcext:value-type="float">
            <text:p>1.7265957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9" calcext:value-type="float">
            <text:p>729</text:p>
          </table:table-cell>
          <table:table-cell office:value-type="float" office:value="4.284447729" calcext:value-type="float">
            <text:p>4.284447729</text:p>
          </table:table-cell>
          <table:table-cell office:value-type="float" office:value="0.8652617742" calcext:value-type="float">
            <text:p>0.8652617742</text:p>
          </table:table-cell>
          <table:table-cell office:value-type="float" office:value="0.6218997341" calcext:value-type="float">
            <text:p>0.62189973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9" calcext:value-type="float">
            <text:p>729</text:p>
          </table:table-cell>
          <table:table-cell office:value-type="float" office:value="4.335043669" calcext:value-type="float">
            <text:p>4.335043669</text:p>
          </table:table-cell>
          <table:table-cell office:value-type="float" office:value="0.9482968022" calcext:value-type="float">
            <text:p>0.9482968022</text:p>
          </table:table-cell>
          <table:table-cell office:value-type="float" office:value="1.672211226" calcext:value-type="float">
            <text:p>1.6722112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9" calcext:value-type="float">
            <text:p>729</text:p>
          </table:table-cell>
          <table:table-cell office:value-type="float" office:value="4.384034456" calcext:value-type="float">
            <text:p>4.384034456</text:p>
          </table:table-cell>
          <table:table-cell office:value-type="float" office:value="0.9167555251" calcext:value-type="float">
            <text:p>0.9167555251</text:p>
          </table:table-cell>
          <table:table-cell office:value-type="float" office:value="-0.5837837471" calcext:value-type="float">
            <text:p>-0.58378374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9" calcext:value-type="float">
            <text:p>729</text:p>
          </table:table-cell>
          <table:table-cell office:value-type="float" office:value="4.433407162" calcext:value-type="float">
            <text:p>4.433407162</text:p>
          </table:table-cell>
          <table:table-cell office:value-type="float" office:value="1.001283412" calcext:value-type="float">
            <text:p>1.001283412</text:p>
          </table:table-cell>
          <table:table-cell office:value-type="float" office:value="1.84586409" calcext:value-type="float">
            <text:p>1.845864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9" calcext:value-type="float">
            <text:p>729</text:p>
          </table:table-cell>
          <table:table-cell office:value-type="float" office:value="4.480499876" calcext:value-type="float">
            <text:p>4.480499876</text:p>
          </table:table-cell>
          <table:table-cell office:value-type="float" office:value="0.9682471475" calcext:value-type="float">
            <text:p>0.9682471475</text:p>
          </table:table-cell>
          <table:table-cell office:value-type="float" office:value="-0.6452705809" calcext:value-type="float">
            <text:p>-0.64527058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29" calcext:value-type="float">
            <text:p>729</text:p>
          </table:table-cell>
          <table:table-cell office:value-type="float" office:value="4.526760211" calcext:value-type="float">
            <text:p>4.526760211</text:p>
          </table:table-cell>
          <table:table-cell office:value-type="float" office:value="0.9811596077" calcext:value-type="float">
            <text:p>0.9811596077</text:p>
          </table:table-cell>
          <table:table-cell office:value-type="float" office:value="0.2639098222" calcext:value-type="float">
            <text:p>0.2639098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0" calcext:value-type="float">
            <text:p>730</text:p>
          </table:table-cell>
          <table:table-cell office:value-type="float" office:value="4.576104125" calcext:value-type="float">
            <text:p>4.576104125</text:p>
          </table:table-cell>
          <table:table-cell office:value-type="float" office:value="0.9426168335" calcext:value-type="float">
            <text:p>0.9426168335</text:p>
          </table:table-cell>
          <table:table-cell office:value-type="float" office:value="-0.7518448765" calcext:value-type="float">
            <text:p>-0.75184487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0" calcext:value-type="float">
            <text:p>730</text:p>
          </table:table-cell>
          <table:table-cell office:value-type="float" office:value="4.615444571" calcext:value-type="float">
            <text:p>4.615444571</text:p>
          </table:table-cell>
          <table:table-cell office:value-type="float" office:value="0.9059425438" calcext:value-type="float">
            <text:p>0.9059425438</text:p>
          </table:table-cell>
          <table:table-cell office:value-type="float" office:value="-0.7549196217" calcext:value-type="float">
            <text:p>-0.75491962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0" calcext:value-type="float">
            <text:p>730</text:p>
          </table:table-cell>
          <table:table-cell office:value-type="float" office:value="4.667931691" calcext:value-type="float">
            <text:p>4.667931691</text:p>
          </table:table-cell>
          <table:table-cell office:value-type="float" office:value="0.9309163209" calcext:value-type="float">
            <text:p>0.9309163209</text:p>
          </table:table-cell>
          <table:table-cell office:value-type="float" office:value="0.4855179296" calcext:value-type="float">
            <text:p>0.48551792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0" calcext:value-type="float">
            <text:p>730</text:p>
          </table:table-cell>
          <table:table-cell office:value-type="float" office:value="4.714923295" calcext:value-type="float">
            <text:p>4.714923295</text:p>
          </table:table-cell>
          <table:table-cell office:value-type="float" office:value="0.9307133658" calcext:value-type="float">
            <text:p>0.9307133658</text:p>
          </table:table-cell>
          <table:table-cell office:value-type="float" office:value="-0.004154547027" calcext:value-type="float">
            <text:p>-0.0041545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0" calcext:value-type="float">
            <text:p>730</text:p>
          </table:table-cell>
          <table:table-cell office:value-type="float" office:value="4.765184347" calcext:value-type="float">
            <text:p>4.765184347</text:p>
          </table:table-cell>
          <table:table-cell office:value-type="float" office:value="0.993919765" calcext:value-type="float">
            <text:p>0.993919765</text:p>
          </table:table-cell>
          <table:table-cell office:value-type="float" office:value="1.256833022" calcext:value-type="float">
            <text:p>1.256833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0" calcext:value-type="float">
            <text:p>730</text:p>
          </table:table-cell>
          <table:table-cell office:value-type="float" office:value="4.821683277" calcext:value-type="float">
            <text:p>4.821683277</text:p>
          </table:table-cell>
          <table:table-cell office:value-type="float" office:value="1.033850514" calcext:value-type="float">
            <text:p>1.033850514</text:p>
          </table:table-cell>
          <table:table-cell office:value-type="float" office:value="0.8058390409" calcext:value-type="float">
            <text:p>0.80583904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0" calcext:value-type="float">
            <text:p>730</text:p>
          </table:table-cell>
          <table:table-cell office:value-type="float" office:value="4.87805704" calcext:value-type="float">
            <text:p>4.87805704</text:p>
          </table:table-cell>
          <table:table-cell office:value-type="float" office:value="1.004144368" calcext:value-type="float">
            <text:p>1.004144368</text:p>
          </table:table-cell>
          <table:table-cell office:value-type="float" office:value="-0.4599286031" calcext:value-type="float">
            <text:p>-0.4599286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0" calcext:value-type="float">
            <text:p>730</text:p>
          </table:table-cell>
          <table:table-cell office:value-type="float" office:value="4.933201855" calcext:value-type="float">
            <text:p>4.933201855</text:p>
          </table:table-cell>
          <table:table-cell office:value-type="float" office:value="1.188364826" calcext:value-type="float">
            <text:p>1.188364826</text:p>
          </table:table-cell>
          <table:table-cell office:value-type="float" office:value="5.184987468" calcext:value-type="float">
            <text:p>5.1849874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1" calcext:value-type="float">
            <text:p>731</text:p>
          </table:table-cell>
          <table:table-cell office:value-type="float" office:value="4.991477775" calcext:value-type="float">
            <text:p>4.991477775</text:p>
          </table:table-cell>
          <table:table-cell office:value-type="float" office:value="1.195214277" calcext:value-type="float">
            <text:p>1.195214277</text:p>
          </table:table-cell>
          <table:table-cell office:value-type="float" office:value="0.1364283664" calcext:value-type="float">
            <text:p>0.13642836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1" calcext:value-type="float">
            <text:p>731</text:p>
          </table:table-cell>
          <table:table-cell office:value-type="float" office:value="5.03813742" calcext:value-type="float">
            <text:p>5.03813742</text:p>
          </table:table-cell>
          <table:table-cell office:value-type="float" office:value="1.214851838" calcext:value-type="float">
            <text:p>1.214851838</text:p>
          </table:table-cell>
          <table:table-cell office:value-type="float" office:value="0.3921336806" calcext:value-type="float">
            <text:p>0.39213368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1" calcext:value-type="float">
            <text:p>731</text:p>
          </table:table-cell>
          <table:table-cell office:value-type="float" office:value="5.078245333" calcext:value-type="float">
            <text:p>5.078245333</text:p>
          </table:table-cell>
          <table:table-cell office:value-type="float" office:value="0.9665702437" calcext:value-type="float">
            <text:p>0.9665702437</text:p>
          </table:table-cell>
          <table:table-cell office:value-type="float" office:value="-4.997069458" calcext:value-type="float">
            <text:p>-4.9970694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1" calcext:value-type="float">
            <text:p>731</text:p>
          </table:table-cell>
          <table:table-cell office:value-type="float" office:value="5.118196136" calcext:value-type="float">
            <text:p>5.118196136</text:p>
          </table:table-cell>
          <table:table-cell office:value-type="float" office:value="0.8457228858" calcext:value-type="float">
            <text:p>0.8457228858</text:p>
          </table:table-cell>
          <table:table-cell office:value-type="float" office:value="-2.414497843" calcext:value-type="float">
            <text:p>-2.4144978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2" calcext:value-type="float">
            <text:p>732</text:p>
          </table:table-cell>
          <table:table-cell office:value-type="float" office:value="5.157903115" calcext:value-type="float">
            <text:p>5.157903115</text:p>
          </table:table-cell>
          <table:table-cell office:value-type="float" office:value="0.7995550975" calcext:value-type="float">
            <text:p>0.7995550975</text:p>
          </table:table-cell>
          <table:table-cell office:value-type="float" office:value="-0.922289121" calcext:value-type="float">
            <text:p>-0.922289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2" calcext:value-type="float">
            <text:p>732</text:p>
          </table:table-cell>
          <table:table-cell office:value-type="float" office:value="5.190290499" calcext:value-type="float">
            <text:p>5.190290499</text:p>
          </table:table-cell>
          <table:table-cell office:value-type="float" office:value="0.7463096561" calcext:value-type="float">
            <text:p>0.7463096561</text:p>
          </table:table-cell>
          <table:table-cell office:value-type="float" office:value="-1.064502337" calcext:value-type="float">
            <text:p>-1.0645023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2" calcext:value-type="float">
            <text:p>732</text:p>
          </table:table-cell>
          <table:table-cell office:value-type="float" office:value="5.23095412" calcext:value-type="float">
            <text:p>5.23095412</text:p>
          </table:table-cell>
          <table:table-cell office:value-type="float" office:value="0.7477054784" calcext:value-type="float">
            <text:p>0.7477054784</text:p>
          </table:table-cell>
          <table:table-cell office:value-type="float" office:value="0.02754302724" calcext:value-type="float">
            <text:p>0.02754302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2" calcext:value-type="float">
            <text:p>732</text:p>
          </table:table-cell>
          <table:table-cell office:value-type="float" office:value="5.26992395" calcext:value-type="float">
            <text:p>5.26992395</text:p>
          </table:table-cell>
          <table:table-cell office:value-type="float" office:value="0.7476510075" calcext:value-type="float">
            <text:p>0.7476510075</text:p>
          </table:table-cell>
          <table:table-cell office:value-type="float" office:value="-0.001108515295" calcext:value-type="float">
            <text:p>-0.00110851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3" calcext:value-type="float">
            <text:p>733</text:p>
          </table:table-cell>
          <table:table-cell office:value-type="float" office:value="5.312123362" calcext:value-type="float">
            <text:p>5.312123362</text:p>
          </table:table-cell>
          <table:table-cell office:value-type="float" office:value="0.7915601977" calcext:value-type="float">
            <text:p>0.7915601977</text:p>
          </table:table-cell>
          <table:table-cell office:value-type="float" office:value="0.8107997012" calcext:value-type="float">
            <text:p>0.8107997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3" calcext:value-type="float">
            <text:p>733</text:p>
          </table:table-cell>
          <table:table-cell office:value-type="float" office:value="5.351680275" calcext:value-type="float">
            <text:p>5.351680275</text:p>
          </table:table-cell>
          <table:table-cell office:value-type="float" office:value="0.8123983732" calcext:value-type="float">
            <text:p>0.8123983732</text:p>
          </table:table-cell>
          <table:table-cell office:value-type="float" office:value="0.4556248252" calcext:value-type="float">
            <text:p>0.45562482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3" calcext:value-type="float">
            <text:p>733</text:p>
          </table:table-cell>
          <table:table-cell office:value-type="float" office:value="5.394924328" calcext:value-type="float">
            <text:p>5.394924328</text:p>
          </table:table-cell>
          <table:table-cell office:value-type="float" office:value="0.8312639279" calcext:value-type="float">
            <text:p>0.8312639279</text:p>
          </table:table-cell>
          <table:table-cell office:value-type="float" office:value="0.370668799" calcext:value-type="float">
            <text:p>0.3706687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3" calcext:value-type="float">
            <text:p>733</text:p>
          </table:table-cell>
          <table:table-cell office:value-type="float" office:value="5.430544369" calcext:value-type="float">
            <text:p>5.430544369</text:p>
          </table:table-cell>
          <table:table-cell office:value-type="float" office:value="0.812684085" calcext:value-type="float">
            <text:p>0.812684085</text:p>
          </table:table-cell>
          <table:table-cell office:value-type="float" office:value="-0.3773803172" calcext:value-type="float">
            <text:p>-0.37738031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3" calcext:value-type="float">
            <text:p>733</text:p>
          </table:table-cell>
          <table:table-cell office:value-type="float" office:value="5.46286612" calcext:value-type="float">
            <text:p>5.46286612</text:p>
          </table:table-cell>
          <table:table-cell office:value-type="float" office:value="0.7398696377" calcext:value-type="float">
            <text:p>0.7398696377</text:p>
          </table:table-cell>
          <table:table-cell office:value-type="float" office:value="-1.456356462" calcext:value-type="float">
            <text:p>-1.456356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3" calcext:value-type="float">
            <text:p>733</text:p>
          </table:table-cell>
          <table:table-cell office:value-type="float" office:value="5.504670674" calcext:value-type="float">
            <text:p>5.504670674</text:p>
          </table:table-cell>
          <table:table-cell office:value-type="float" office:value="0.736060015" calcext:value-type="float">
            <text:p>0.736060015</text:p>
          </table:table-cell>
          <table:table-cell office:value-type="float" office:value="-0.07638706171" calcext:value-type="float">
            <text:p>-0.07638706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4" calcext:value-type="float">
            <text:p>734</text:p>
          </table:table-cell>
          <table:table-cell office:value-type="float" office:value="5.541238169" calcext:value-type="float">
            <text:p>5.541238169</text:p>
          </table:table-cell>
          <table:table-cell office:value-type="float" office:value="0.7330708153" calcext:value-type="float">
            <text:p>0.7330708153</text:p>
          </table:table-cell>
          <table:table-cell office:value-type="float" office:value="-0.05840830861" calcext:value-type="float">
            <text:p>-0.05840830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4" calcext:value-type="float">
            <text:p>734</text:p>
          </table:table-cell>
          <table:table-cell office:value-type="float" office:value="5.578270547" calcext:value-type="float">
            <text:p>5.578270547</text:p>
          </table:table-cell>
          <table:table-cell office:value-type="float" office:value="0.7696241921" calcext:value-type="float">
            <text:p>0.7696241921</text:p>
          </table:table-cell>
          <table:table-cell office:value-type="float" office:value="0.746344933" calcext:value-type="float">
            <text:p>0.7463449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5" calcext:value-type="float">
            <text:p>735</text:p>
          </table:table-cell>
          <table:table-cell office:value-type="float" office:value="5.617080272" calcext:value-type="float">
            <text:p>5.617080272</text:p>
          </table:table-cell>
          <table:table-cell office:value-type="float" office:value="0.74906553" calcext:value-type="float">
            <text:p>0.74906553</text:p>
          </table:table-cell>
          <table:table-cell office:value-type="float" office:value="-0.4113618675" calcext:value-type="float">
            <text:p>-0.41136186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5" calcext:value-type="float">
            <text:p>735</text:p>
          </table:table-cell>
          <table:table-cell office:value-type="float" office:value="5.655887892" calcext:value-type="float">
            <text:p>5.655887892</text:p>
          </table:table-cell>
          <table:table-cell office:value-type="float" office:value="0.7694081997" calcext:value-type="float">
            <text:p>0.7694081997</text:p>
          </table:table-cell>
          <table:table-cell office:value-type="float" office:value="0.4065370273" calcext:value-type="float">
            <text:p>0.4065370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5" calcext:value-type="float">
            <text:p>735</text:p>
          </table:table-cell>
          <table:table-cell office:value-type="float" office:value="5.693121436" calcext:value-type="float">
            <text:p>5.693121436</text:p>
          </table:table-cell>
          <table:table-cell office:value-type="float" office:value="0.7024145317" calcext:value-type="float">
            <text:p>0.7024145317</text:p>
          </table:table-cell>
          <table:table-cell office:value-type="float" office:value="-0.9988611756" calcext:value-type="float">
            <text:p>-0.99886117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5" calcext:value-type="float">
            <text:p>735</text:p>
          </table:table-cell>
          <table:table-cell office:value-type="float" office:value="5.727953492" calcext:value-type="float">
            <text:p>5.727953492</text:p>
          </table:table-cell>
          <table:table-cell office:value-type="float" office:value="0.7928864401" calcext:value-type="float">
            <text:p>0.7928864401</text:p>
          </table:table-cell>
          <table:table-cell office:value-type="float" office:value="2.721961413" calcext:value-type="float">
            <text:p>2.7219614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5" calcext:value-type="float">
            <text:p>735</text:p>
          </table:table-cell>
          <table:table-cell office:value-type="float" office:value="5.76725474" calcext:value-type="float">
            <text:p>5.76725474</text:p>
          </table:table-cell>
          <table:table-cell office:value-type="float" office:value="0.7982512745" calcext:value-type="float">
            <text:p>0.7982512745</text:p>
          </table:table-cell>
          <table:table-cell office:value-type="float" office:value="0.1080636341" calcext:value-type="float">
            <text:p>0.10806363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5" calcext:value-type="float">
            <text:p>735</text:p>
          </table:table-cell>
          <table:table-cell office:value-type="float" office:value="5.805308554" calcext:value-type="float">
            <text:p>5.805308554</text:p>
          </table:table-cell>
          <table:table-cell office:value-type="float" office:value="0.8678976219" calcext:value-type="float">
            <text:p>0.8678976219</text:p>
          </table:table-cell>
          <table:table-cell office:value-type="float" office:value="1.398430191" calcext:value-type="float">
            <text:p>1.3984301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6" calcext:value-type="float">
            <text:p>736</text:p>
          </table:table-cell>
          <table:table-cell office:value-type="float" office:value="5.847514534" calcext:value-type="float">
            <text:p>5.847514534</text:p>
          </table:table-cell>
          <table:table-cell office:value-type="float" office:value="0.7988395854" calcext:value-type="float">
            <text:p>0.7988395854</text:p>
          </table:table-cell>
          <table:table-cell office:value-type="float" office:value="-1.375716415" calcext:value-type="float">
            <text:p>-1.3757164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6" calcext:value-type="float">
            <text:p>736</text:p>
          </table:table-cell>
          <table:table-cell office:value-type="float" office:value="5.881441406" calcext:value-type="float">
            <text:p>5.881441406</text:p>
          </table:table-cell>
          <table:table-cell office:value-type="float" office:value="0.762189884" calcext:value-type="float">
            <text:p>0.762189884</text:p>
          </table:table-cell>
          <table:table-cell office:value-type="float" office:value="-0.7364042139" calcext:value-type="float">
            <text:p>-0.73640421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6" calcext:value-type="float">
            <text:p>736</text:p>
          </table:table-cell>
          <table:table-cell office:value-type="float" office:value="5.919780568" calcext:value-type="float">
            <text:p>5.919780568</text:p>
          </table:table-cell>
          <table:table-cell office:value-type="float" office:value="0.7618062867" calcext:value-type="float">
            <text:p>0.7618062867</text:p>
          </table:table-cell>
          <table:table-cell office:value-type="float" office:value="-0.007633415992" calcext:value-type="float">
            <text:p>-0.0076334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6" calcext:value-type="float">
            <text:p>736</text:p>
          </table:table-cell>
          <table:table-cell office:value-type="float" office:value="5.952065149" calcext:value-type="float">
            <text:p>5.952065149</text:p>
          </table:table-cell>
          <table:table-cell office:value-type="float" office:value="0.6947658042" calcext:value-type="float">
            <text:p>0.6947658042</text:p>
          </table:table-cell>
          <table:table-cell office:value-type="float" office:value="-1.328307014" calcext:value-type="float">
            <text:p>-1.328307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6" calcext:value-type="float">
            <text:p>736</text:p>
          </table:table-cell>
          <table:table-cell office:value-type="float" office:value="5.986215167" calcext:value-type="float">
            <text:p>5.986215167</text:p>
          </table:table-cell>
          <table:table-cell office:value-type="float" office:value="0.6965638176" calcext:value-type="float">
            <text:p>0.6965638176</text:p>
          </table:table-cell>
          <table:table-cell office:value-type="float" office:value="0.03617550257" calcext:value-type="float">
            <text:p>0.0361755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6" calcext:value-type="float">
            <text:p>736</text:p>
          </table:table-cell>
          <table:table-cell office:value-type="float" office:value="6.023301027" calcext:value-type="float">
            <text:p>6.023301027</text:p>
          </table:table-cell>
          <table:table-cell office:value-type="float" office:value="0.6906241379" calcext:value-type="float">
            <text:p>0.6906241379</text:p>
          </table:table-cell>
          <table:table-cell office:value-type="float" office:value="-0.1193375214" calcext:value-type="float">
            <text:p>-0.11933752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7" calcext:value-type="float">
            <text:p>737</text:p>
          </table:table-cell>
          <table:table-cell office:value-type="float" office:value="6.064005839" calcext:value-type="float">
            <text:p>6.064005839</text:p>
          </table:table-cell>
          <table:table-cell office:value-type="float" office:value="0.7332126413" calcext:value-type="float">
            <text:p>0.7332126413</text:p>
          </table:table-cell>
          <table:table-cell office:value-type="float" office:value="0.8029508044" calcext:value-type="float">
            <text:p>0.8029508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7" calcext:value-type="float">
            <text:p>737</text:p>
          </table:table-cell>
          <table:table-cell office:value-type="float" office:value="6.099567213" calcext:value-type="float">
            <text:p>6.099567213</text:p>
          </table:table-cell>
          <table:table-cell office:value-type="float" office:value="0.7563387363" calcext:value-type="float">
            <text:p>0.7563387363</text:p>
          </table:table-cell>
          <table:table-cell office:value-type="float" office:value="0.4919415902" calcext:value-type="float">
            <text:p>0.49194159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7" calcext:value-type="float">
            <text:p>737</text:p>
          </table:table-cell>
          <table:table-cell office:value-type="float" office:value="6.137019155" calcext:value-type="float">
            <text:p>6.137019155</text:p>
          </table:table-cell>
          <table:table-cell office:value-type="float" office:value="0.7579618567" calcext:value-type="float">
            <text:p>0.7579618567</text:p>
          </table:table-cell>
          <table:table-cell office:value-type="float" office:value="0.03250331409" calcext:value-type="float">
            <text:p>0.03250331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7" calcext:value-type="float">
            <text:p>737</text:p>
          </table:table-cell>
          <table:table-cell office:value-type="float" office:value="6.17087102" calcext:value-type="float">
            <text:p>6.17087102</text:p>
          </table:table-cell>
          <table:table-cell office:value-type="float" office:value="0.7279142718" calcext:value-type="float">
            <text:p>0.7279142718</text:p>
          </table:table-cell>
          <table:table-cell office:value-type="float" office:value="-0.6011791231" calcext:value-type="float">
            <text:p>-0.6011791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8" calcext:value-type="float">
            <text:p>738</text:p>
          </table:table-cell>
          <table:table-cell office:value-type="float" office:value="6.208378805" calcext:value-type="float">
            <text:p>6.208378805</text:p>
          </table:table-cell>
          <table:table-cell office:value-type="float" office:value="0.7240492058" calcext:value-type="float">
            <text:p>0.7240492058</text:p>
          </table:table-cell>
          <table:table-cell office:value-type="float" office:value="-0.0767567877" calcext:value-type="float">
            <text:p>-0.07675678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8" calcext:value-type="float">
            <text:p>738</text:p>
          </table:table-cell>
          <table:table-cell office:value-type="float" office:value="6.254979384" calcext:value-type="float">
            <text:p>6.254979384</text:p>
          </table:table-cell>
          <table:table-cell office:value-type="float" office:value="0.7870711868" calcext:value-type="float">
            <text:p>0.7870711868</text:p>
          </table:table-cell>
          <table:table-cell office:value-type="float" office:value="1.26995647" calcext:value-type="float">
            <text:p>1.269956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8" calcext:value-type="float">
            <text:p>738</text:p>
          </table:table-cell>
          <table:table-cell office:value-type="float" office:value="6.31303063" calcext:value-type="float">
            <text:p>6.31303063</text:p>
          </table:table-cell>
          <table:table-cell office:value-type="float" office:value="0.9469935855" calcext:value-type="float">
            <text:p>0.9469935855</text:p>
          </table:table-cell>
          <table:table-cell office:value-type="float" office:value="3.187527123" calcext:value-type="float">
            <text:p>3.1875271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8" calcext:value-type="float">
            <text:p>738</text:p>
          </table:table-cell>
          <table:table-cell office:value-type="float" office:value="6.358080713" calcext:value-type="float">
            <text:p>6.358080713</text:p>
          </table:table-cell>
          <table:table-cell office:value-type="float" office:value="1.000093264" calcext:value-type="float">
            <text:p>1.000093264</text:p>
          </table:table-cell>
          <table:table-cell office:value-type="float" office:value="1.065728571" calcext:value-type="float">
            <text:p>1.065728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8" calcext:value-type="float">
            <text:p>738</text:p>
          </table:table-cell>
          <table:table-cell office:value-type="float" office:value="6.400137057" calcext:value-type="float">
            <text:p>6.400137057</text:p>
          </table:table-cell>
          <table:table-cell office:value-type="float" office:value="0.967257487" calcext:value-type="float">
            <text:p>0.967257487</text:p>
          </table:table-cell>
          <table:table-cell office:value-type="float" office:value="-0.656258357" calcext:value-type="float">
            <text:p>-0.6562583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8" calcext:value-type="float">
            <text:p>738</text:p>
          </table:table-cell>
          <table:table-cell office:value-type="float" office:value="6.432589067" calcext:value-type="float">
            <text:p>6.432589067</text:p>
          </table:table-cell>
          <table:table-cell office:value-type="float" office:value="0.7966548403" calcext:value-type="float">
            <text:p>0.7966548403</text:p>
          </table:table-cell>
          <table:table-cell office:value-type="float" office:value="-3.392142078" calcext:value-type="float">
            <text:p>-3.3921420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9" calcext:value-type="float">
            <text:p>739</text:p>
          </table:table-cell>
          <table:table-cell office:value-type="float" office:value="6.466486333" calcext:value-type="float">
            <text:p>6.466486333</text:p>
          </table:table-cell>
          <table:table-cell office:value-type="float" office:value="0.6720527256" calcext:value-type="float">
            <text:p>0.6720527256</text:p>
          </table:table-cell>
          <table:table-cell office:value-type="float" office:value="-1.949552152" calcext:value-type="float">
            <text:p>-1.9495521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39" calcext:value-type="float">
            <text:p>739</text:p>
          </table:table-cell>
          <table:table-cell office:value-type="float" office:value="6.511947876" calcext:value-type="float">
            <text:p>6.511947876</text:p>
          </table:table-cell>
          <table:table-cell office:value-type="float" office:value="0.8145516577" calcext:value-type="float">
            <text:p>0.8145516577</text:p>
          </table:table-cell>
          <table:table-cell office:value-type="float" office:value="3.974657841" calcext:value-type="float">
            <text:p>3.9746578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0" calcext:value-type="float">
            <text:p>740</text:p>
          </table:table-cell>
          <table:table-cell office:value-type="float" office:value="6.557431355" calcext:value-type="float">
            <text:p>6.557431355</text:p>
          </table:table-cell>
          <table:table-cell office:value-type="float" office:value="0.8961661345" calcext:value-type="float">
            <text:p>0.8961661345</text:p>
          </table:table-cell>
          <table:table-cell office:value-type="float" office:value="1.597167534" calcext:value-type="float">
            <text:p>1.5971675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0" calcext:value-type="float">
            <text:p>740</text:p>
          </table:table-cell>
          <table:table-cell office:value-type="float" office:value="6.598739518" calcext:value-type="float">
            <text:p>6.598739518</text:p>
          </table:table-cell>
          <table:table-cell office:value-type="float" office:value="1.001869543" calcext:value-type="float">
            <text:p>1.001869543</text:p>
          </table:table-cell>
          <table:table-cell office:value-type="float" office:value="2.168601035" calcext:value-type="float">
            <text:p>2.16860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0" calcext:value-type="float">
            <text:p>740</text:p>
          </table:table-cell>
          <table:table-cell office:value-type="float" office:value="6.636623964" calcext:value-type="float">
            <text:p>6.636623964</text:p>
          </table:table-cell>
          <table:table-cell office:value-type="float" office:value="0.8311816078" calcext:value-type="float">
            <text:p>0.8311816078</text:p>
          </table:table-cell>
          <table:table-cell office:value-type="float" office:value="-3.406033489" calcext:value-type="float">
            <text:p>-3.4060334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0" calcext:value-type="float">
            <text:p>740</text:p>
          </table:table-cell>
          <table:table-cell office:value-type="float" office:value="6.673277135" calcext:value-type="float">
            <text:p>6.673277135</text:p>
          </table:table-cell>
          <table:table-cell office:value-type="float" office:value="0.7771807561" calcext:value-type="float">
            <text:p>0.7771807561</text:p>
          </table:table-cell>
          <table:table-cell office:value-type="float" office:value="-1.072695095" calcext:value-type="float">
            <text:p>-1.0726950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0" calcext:value-type="float">
            <text:p>740</text:p>
          </table:table-cell>
          <table:table-cell office:value-type="float" office:value="6.707024917" calcext:value-type="float">
            <text:p>6.707024917</text:p>
          </table:table-cell>
          <table:table-cell office:value-type="float" office:value="0.7174141978" calcext:value-type="float">
            <text:p>0.7174141978</text:p>
          </table:table-cell>
          <table:table-cell office:value-type="float" office:value="-1.183322174" calcext:value-type="float">
            <text:p>-1.1833221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0" calcext:value-type="float">
            <text:p>740</text:p>
          </table:table-cell>
          <table:table-cell office:value-type="float" office:value="6.733644336" calcext:value-type="float">
            <text:p>6.733644336</text:p>
          </table:table-cell>
          <table:table-cell office:value-type="float" office:value="0.6466363345" calcext:value-type="float">
            <text:p>0.6466363345</text:p>
          </table:table-cell>
          <table:table-cell office:value-type="float" office:value="-1.445475871" calcext:value-type="float">
            <text:p>-1.4454758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1" calcext:value-type="float">
            <text:p>741</text:p>
          </table:table-cell>
          <table:table-cell office:value-type="float" office:value="6.769968219" calcext:value-type="float">
            <text:p>6.769968219</text:p>
          </table:table-cell>
          <table:table-cell office:value-type="float" office:value="0.6437230288" calcext:value-type="float">
            <text:p>0.6437230288</text:p>
          </table:table-cell>
          <table:table-cell office:value-type="float" office:value="-0.05769474839" calcext:value-type="float">
            <text:p>-0.05769474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1" calcext:value-type="float">
            <text:p>741</text:p>
          </table:table-cell>
          <table:table-cell office:value-type="float" office:value="6.804027468" calcext:value-type="float">
            <text:p>6.804027468</text:p>
          </table:table-cell>
          <table:table-cell office:value-type="float" office:value="0.6491994528" calcext:value-type="float">
            <text:p>0.6491994528</text:p>
          </table:table-cell>
          <table:table-cell office:value-type="float" office:value="0.1100782175" calcext:value-type="float">
            <text:p>0.11007821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1" calcext:value-type="float">
            <text:p>741</text:p>
          </table:table-cell>
          <table:table-cell office:value-type="float" office:value="6.8469529" calcext:value-type="float">
            <text:p>6.8469529</text:p>
          </table:table-cell>
          <table:table-cell office:value-type="float" office:value="0.7364848247" calcext:value-type="float">
            <text:p>0.7364848247</text:p>
          </table:table-cell>
          <table:table-cell office:value-type="float" office:value="1.637912209" calcext:value-type="float">
            <text:p>1.6379122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1" calcext:value-type="float">
            <text:p>741</text:p>
          </table:table-cell>
          <table:table-cell office:value-type="float" office:value="6.87686153" calcext:value-type="float">
            <text:p>6.87686153</text:p>
          </table:table-cell>
          <table:table-cell office:value-type="float" office:value="0.7104566732" calcext:value-type="float">
            <text:p>0.7104566732</text:p>
          </table:table-cell>
          <table:table-cell office:value-type="float" office:value="-0.5580681567" calcext:value-type="float">
            <text:p>-0.55806815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2" calcext:value-type="float">
            <text:p>742</text:p>
          </table:table-cell>
          <table:table-cell office:value-type="float" office:value="6.914181442" calcext:value-type="float">
            <text:p>6.914181442</text:p>
          </table:table-cell>
          <table:table-cell office:value-type="float" office:value="0.730835418" calcext:value-type="float">
            <text:p>0.730835418</text:p>
          </table:table-cell>
          <table:table-cell office:value-type="float" office:value="0.4072155436" calcext:value-type="float">
            <text:p>0.40721554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2" calcext:value-type="float">
            <text:p>742</text:p>
          </table:table-cell>
          <table:table-cell office:value-type="float" office:value="6.938703053" calcext:value-type="float">
            <text:p>6.938703053</text:p>
          </table:table-cell>
          <table:table-cell office:value-type="float" office:value="0.6260128191" calcext:value-type="float">
            <text:p>0.6260128191</text:p>
          </table:table-cell>
          <table:table-cell office:value-type="float" office:value="-2.099003149" calcext:value-type="float">
            <text:p>-2.0990031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3" calcext:value-type="float">
            <text:p>743</text:p>
          </table:table-cell>
          <table:table-cell office:value-type="float" office:value="6.976030541" calcext:value-type="float">
            <text:p>6.976030541</text:p>
          </table:table-cell>
          <table:table-cell office:value-type="float" office:value="0.659617882" calcext:value-type="float">
            <text:p>0.659617882</text:p>
          </table:table-cell>
          <table:table-cell office:value-type="float" office:value="0.6680812531" calcext:value-type="float">
            <text:p>0.66808125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3" calcext:value-type="float">
            <text:p>743</text:p>
          </table:table-cell>
          <table:table-cell office:value-type="float" office:value="7.00288898" calcext:value-type="float">
            <text:p>7.00288898</text:p>
          </table:table-cell>
          <table:table-cell office:value-type="float" office:value="0.5912650886" calcext:value-type="float">
            <text:p>0.5912650886</text:p>
          </table:table-cell>
          <table:table-cell office:value-type="float" office:value="-1.375996211" calcext:value-type="float">
            <text:p>-1.3759962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3" calcext:value-type="float">
            <text:p>743</text:p>
          </table:table-cell>
          <table:table-cell office:value-type="float" office:value="7.076266557" calcext:value-type="float">
            <text:p>7.076266557</text:p>
          </table:table-cell>
          <table:table-cell office:value-type="float" office:value="0.671828142" calcext:value-type="float">
            <text:p>0.671828142</text:p>
          </table:table-cell>
          <table:table-cell office:value-type="float" office:value="0.8044693953" calcext:value-type="float">
            <text:p>0.80446939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3" calcext:value-type="float">
            <text:p>743</text:p>
          </table:table-cell>
          <table:table-cell office:value-type="float" office:value="7.109824963" calcext:value-type="float">
            <text:p>7.109824963</text:p>
          </table:table-cell>
          <table:table-cell office:value-type="float" office:value="0.6482982486" calcext:value-type="float">
            <text:p>0.6482982486</text:p>
          </table:table-cell>
          <table:table-cell office:value-type="float" office:value="-0.4708268968" calcext:value-type="float">
            <text:p>-0.47082689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3" calcext:value-type="float">
            <text:p>743</text:p>
          </table:table-cell>
          <table:table-cell office:value-type="float" office:value="7.137358748" calcext:value-type="float">
            <text:p>7.137358748</text:p>
          </table:table-cell>
          <table:table-cell office:value-type="float" office:value="0.6520771287" calcext:value-type="float">
            <text:p>0.6520771287</text:p>
          </table:table-cell>
          <table:table-cell office:value-type="float" office:value="0.0757618838" calcext:value-type="float">
            <text:p>0.07576188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4" calcext:value-type="float">
            <text:p>744</text:p>
          </table:table-cell>
          <table:table-cell office:value-type="float" office:value="7.173935394" calcext:value-type="float">
            <text:p>7.173935394</text:p>
          </table:table-cell>
          <table:table-cell office:value-type="float" office:value="0.5977915234" calcext:value-type="float">
            <text:p>0.5977915234</text:p>
          </table:table-cell>
          <table:table-cell office:value-type="float" office:value="-0.8457656245" calcext:value-type="float">
            <text:p>-0.84576562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4" calcext:value-type="float">
            <text:p>744</text:p>
          </table:table-cell>
          <table:table-cell office:value-type="float" office:value="7.200749035" calcext:value-type="float">
            <text:p>7.200749035</text:p>
          </table:table-cell>
          <table:table-cell office:value-type="float" office:value="0.6193521457" calcext:value-type="float">
            <text:p>0.6193521457</text:p>
          </table:table-cell>
          <table:table-cell office:value-type="float" office:value="0.5919534356" calcext:value-type="float">
            <text:p>0.59195343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4" calcext:value-type="float">
            <text:p>744</text:p>
          </table:table-cell>
          <table:table-cell office:value-type="float" office:value="7.234217022" calcext:value-type="float">
            <text:p>7.234217022</text:p>
          </table:table-cell>
          <table:table-cell office:value-type="float" office:value="0.6600428587" calcext:value-type="float">
            <text:p>0.6600428587</text:p>
          </table:table-cell>
          <table:table-cell office:value-type="float" office:value="0.8195660231" calcext:value-type="float">
            <text:p>0.8195660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4" calcext:value-type="float">
            <text:p>744</text:p>
          </table:table-cell>
          <table:table-cell office:value-type="float" office:value="7.265313759" calcext:value-type="float">
            <text:p>7.265313759</text:p>
          </table:table-cell>
          <table:table-cell office:value-type="float" office:value="0.6791167065" calcext:value-type="float">
            <text:p>0.6791167065</text:p>
          </table:table-cell>
          <table:table-cell office:value-type="float" office:value="0.3846346987" calcext:value-type="float">
            <text:p>0.384634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5" calcext:value-type="float">
            <text:p>745</text:p>
          </table:table-cell>
          <table:table-cell office:value-type="float" office:value="7.297473165" calcext:value-type="float">
            <text:p>7.297473165</text:p>
          </table:table-cell>
          <table:table-cell office:value-type="float" office:value="0.6436704425" calcext:value-type="float">
            <text:p>0.6436704425</text:p>
          </table:table-cell>
          <table:table-cell office:value-type="float" office:value="-0.6942105558" calcext:value-type="float">
            <text:p>-0.69421055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5" calcext:value-type="float">
            <text:p>745</text:p>
          </table:table-cell>
          <table:table-cell office:value-type="float" office:value="7.330051387" calcext:value-type="float">
            <text:p>7.330051387</text:p>
          </table:table-cell>
          <table:table-cell office:value-type="float" office:value="0.6405739828" calcext:value-type="float">
            <text:p>0.6405739828</text:p>
          </table:table-cell>
          <table:table-cell office:value-type="float" office:value="-0.06318730384" calcext:value-type="float">
            <text:p>-0.06318730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5" calcext:value-type="float">
            <text:p>745</text:p>
          </table:table-cell>
          <table:table-cell office:value-type="float" office:value="7.360228429" calcext:value-type="float">
            <text:p>7.360228429</text:p>
          </table:table-cell>
          <table:table-cell office:value-type="float" office:value="0.6318623304" calcext:value-type="float">
            <text:p>0.6318623304</text:p>
          </table:table-cell>
          <table:table-cell office:value-type="float" office:value="-0.1734845245" calcext:value-type="float">
            <text:p>-0.17348452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5" calcext:value-type="float">
            <text:p>745</text:p>
          </table:table-cell>
          <table:table-cell office:value-type="float" office:value="7.392861398" calcext:value-type="float">
            <text:p>7.392861398</text:p>
          </table:table-cell>
          <table:table-cell office:value-type="float" office:value="0.6402961859" calcext:value-type="float">
            <text:p>0.6402961859</text:p>
          </table:table-cell>
          <table:table-cell office:value-type="float" office:value="0.1693180667" calcext:value-type="float">
            <text:p>0.1693180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6" calcext:value-type="float">
            <text:p>746</text:p>
          </table:table-cell>
          <table:table-cell office:value-type="float" office:value="7.4146032" calcext:value-type="float">
            <text:p>7.4146032</text:p>
          </table:table-cell>
          <table:table-cell office:value-type="float" office:value="0.5631201894" calcext:value-type="float">
            <text:p>0.5631201894</text:p>
          </table:table-cell>
          <table:table-cell office:value-type="float" office:value="-1.537972341" calcext:value-type="float">
            <text:p>-1.5379723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6" calcext:value-type="float">
            <text:p>746</text:p>
          </table:table-cell>
          <table:table-cell office:value-type="float" office:value="7.45196009" calcext:value-type="float">
            <text:p>7.45196009</text:p>
          </table:table-cell>
          <table:table-cell office:value-type="float" office:value="0.6125333137" calcext:value-type="float">
            <text:p>0.6125333137</text:p>
          </table:table-cell>
          <table:table-cell office:value-type="float" office:value="0.9909734731" calcext:value-type="float">
            <text:p>0.99097347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6" calcext:value-type="float">
            <text:p>746</text:p>
          </table:table-cell>
          <table:table-cell office:value-type="float" office:value="7.474889223" calcext:value-type="float">
            <text:p>7.474889223</text:p>
          </table:table-cell>
          <table:table-cell office:value-type="float" office:value="0.5377403698" calcext:value-type="float">
            <text:p>0.5377403698</text:p>
          </table:table-cell>
          <table:table-cell office:value-type="float" office:value="-1.405105582" calcext:value-type="float">
            <text:p>-1.4051055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6" calcext:value-type="float">
            <text:p>746</text:p>
          </table:table-cell>
          <table:table-cell office:value-type="float" office:value="7.499559847" calcext:value-type="float">
            <text:p>7.499559847</text:p>
          </table:table-cell>
          <table:table-cell office:value-type="float" office:value="0.5696792486" calcext:value-type="float">
            <text:p>0.5696792486</text:p>
          </table:table-cell>
          <table:table-cell office:value-type="float" office:value="0.684965865" calcext:value-type="float">
            <text:p>0.6849658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6" calcext:value-type="float">
            <text:p>746</text:p>
          </table:table-cell>
          <table:table-cell office:value-type="float" office:value="7.524776088" calcext:value-type="float">
            <text:p>7.524776088</text:p>
          </table:table-cell>
          <table:table-cell office:value-type="float" office:value="0.4847470287" calcext:value-type="float">
            <text:p>0.4847470287</text:p>
          </table:table-cell>
          <table:table-cell office:value-type="float" office:value="-1.665184645" calcext:value-type="float">
            <text:p>-1.6651846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6" calcext:value-type="float">
            <text:p>746</text:p>
          </table:table-cell>
          <table:table-cell office:value-type="float" office:value="7.545169624" calcext:value-type="float">
            <text:p>7.545169624</text:p>
          </table:table-cell>
          <table:table-cell office:value-type="float" office:value="0.4792515035" calcext:value-type="float">
            <text:p>0.4792515035</text:p>
          </table:table-cell>
          <table:table-cell office:value-type="float" office:value="-0.1116360238" calcext:value-type="float">
            <text:p>-0.11163602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7" calcext:value-type="float">
            <text:p>747</text:p>
          </table:table-cell>
          <table:table-cell office:value-type="float" office:value="7.563967852" calcext:value-type="float">
            <text:p>7.563967852</text:p>
          </table:table-cell>
          <table:table-cell office:value-type="float" office:value="0.4273614105" calcext:value-type="float">
            <text:p>0.4273614105</text:p>
          </table:table-cell>
          <table:table-cell office:value-type="float" office:value="-1.030776705" calcext:value-type="float">
            <text:p>-1.0307767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7" calcext:value-type="float">
            <text:p>747</text:p>
          </table:table-cell>
          <table:table-cell office:value-type="float" office:value="7.594056351" calcext:value-type="float">
            <text:p>7.594056351</text:p>
          </table:table-cell>
          <table:table-cell office:value-type="float" office:value="0.4654847351" calcext:value-type="float">
            <text:p>0.4654847351</text:p>
          </table:table-cell>
          <table:table-cell office:value-type="float" office:value="0.7713239449" calcext:value-type="float">
            <text:p>0.77132394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8" calcext:value-type="float">
            <text:p>748</text:p>
          </table:table-cell>
          <table:table-cell office:value-type="float" office:value="7.628890345" calcext:value-type="float">
            <text:p>7.628890345</text:p>
          </table:table-cell>
          <table:table-cell office:value-type="float" office:value="0.5550803813" calcext:value-type="float">
            <text:p>0.5550803813</text:p>
          </table:table-cell>
          <table:table-cell office:value-type="float" office:value="1.756883995" calcext:value-type="float">
            <text:p>1.7568839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8" calcext:value-type="float">
            <text:p>748</text:p>
          </table:table-cell>
          <table:table-cell office:value-type="float" office:value="7.658674524" calcext:value-type="float">
            <text:p>7.658674524</text:p>
          </table:table-cell>
          <table:table-cell office:value-type="float" office:value="0.6327488365" calcext:value-type="float">
            <text:p>0.6327488365</text:p>
          </table:table-cell>
          <table:table-cell office:value-type="float" office:value="1.581379349" calcext:value-type="float">
            <text:p>1.5813793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8" calcext:value-type="float">
            <text:p>748</text:p>
          </table:table-cell>
          <table:table-cell office:value-type="float" office:value="7.697178507" calcext:value-type="float">
            <text:p>7.697178507</text:p>
          </table:table-cell>
          <table:table-cell office:value-type="float" office:value="0.686656662" calcext:value-type="float">
            <text:p>0.686656662</text:p>
          </table:table-cell>
          <table:table-cell office:value-type="float" office:value="1.078722796" calcext:value-type="float">
            <text:p>1.0787227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8" calcext:value-type="float">
            <text:p>748</text:p>
          </table:table-cell>
          <table:table-cell office:value-type="float" office:value="7.730134344" calcext:value-type="float">
            <text:p>7.730134344</text:p>
          </table:table-cell>
          <table:table-cell office:value-type="float" office:value="0.6785693861" calcext:value-type="float">
            <text:p>0.6785693861</text:p>
          </table:table-cell>
          <table:table-cell office:value-type="float" office:value="-0.1616675767" calcext:value-type="float">
            <text:p>-0.16166757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9" calcext:value-type="float">
            <text:p>749</text:p>
          </table:table-cell>
          <table:table-cell office:value-type="float" office:value="7.766882737" calcext:value-type="float">
            <text:p>7.766882737</text:p>
          </table:table-cell>
          <table:table-cell office:value-type="float" office:value="0.6647752391" calcext:value-type="float">
            <text:p>0.6647752391</text:p>
          </table:table-cell>
          <table:table-cell office:value-type="float" office:value="-0.2120984937" calcext:value-type="float">
            <text:p>-0.21209849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49" calcext:value-type="float">
            <text:p>749</text:p>
          </table:table-cell>
          <table:table-cell office:value-type="float" office:value="7.811065296" calcext:value-type="float">
            <text:p>7.811065296</text:p>
          </table:table-cell>
          <table:table-cell office:value-type="float" office:value="0.8269815033" calcext:value-type="float">
            <text:p>0.8269815033</text:p>
          </table:table-cell>
          <table:table-cell office:value-type="float" office:value="4.615168803" calcext:value-type="float">
            <text:p>4.6151688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0" calcext:value-type="float">
            <text:p>750</text:p>
          </table:table-cell>
          <table:table-cell office:value-type="float" office:value="7.854120377" calcext:value-type="float">
            <text:p>7.854120377</text:p>
          </table:table-cell>
          <table:table-cell office:value-type="float" office:value="0.8919162071" calcext:value-type="float">
            <text:p>0.8919162071</text:p>
          </table:table-cell>
          <table:table-cell office:value-type="float" office:value="1.287385196" calcext:value-type="float">
            <text:p>1.2873851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0" calcext:value-type="float">
            <text:p>750</text:p>
          </table:table-cell>
          <table:table-cell office:value-type="float" office:value="7.900524575" calcext:value-type="float">
            <text:p>7.900524575</text:p>
          </table:table-cell>
          <table:table-cell office:value-type="float" office:value="1.018189558" calcext:value-type="float">
            <text:p>1.018189558</text:p>
          </table:table-cell>
          <table:table-cell office:value-type="float" office:value="2.568403003" calcext:value-type="float">
            <text:p>2.568403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0" calcext:value-type="float">
            <text:p>750</text:p>
          </table:table-cell>
          <table:table-cell office:value-type="float" office:value="7.94685911" calcext:value-type="float">
            <text:p>7.94685911</text:p>
          </table:table-cell>
          <table:table-cell office:value-type="float" office:value="0.9005979651" calcext:value-type="float">
            <text:p>0.9005979651</text:p>
          </table:table-cell>
          <table:table-cell office:value-type="float" office:value="-2.295078328" calcext:value-type="float">
            <text:p>-2.2950783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0" calcext:value-type="float">
            <text:p>750</text:p>
          </table:table-cell>
          <table:table-cell office:value-type="float" office:value="7.997025378" calcext:value-type="float">
            <text:p>7.997025378</text:p>
          </table:table-cell>
          <table:table-cell office:value-type="float" office:value="0.9566046691" calcext:value-type="float">
            <text:p>0.9566046691</text:p>
          </table:table-cell>
          <table:table-cell office:value-type="float" office:value="1.14056235" calcext:value-type="float">
            <text:p>1.14056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1" calcext:value-type="float">
            <text:p>751</text:p>
          </table:table-cell>
          <table:table-cell office:value-type="float" office:value="8.042373433" calcext:value-type="float">
            <text:p>8.042373433</text:p>
          </table:table-cell>
          <table:table-cell office:value-type="float" office:value="0.9398589275" calcext:value-type="float">
            <text:p>0.9398589275</text:p>
          </table:table-cell>
          <table:table-cell office:value-type="float" office:value="-0.3299902953" calcext:value-type="float">
            <text:p>-0.32999029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1" calcext:value-type="float">
            <text:p>751</text:p>
          </table:table-cell>
          <table:table-cell office:value-type="float" office:value="8.087897473" calcext:value-type="float">
            <text:p>8.087897473</text:p>
          </table:table-cell>
          <table:table-cell office:value-type="float" office:value="0.9478819455" calcext:value-type="float">
            <text:p>0.9478819455</text:p>
          </table:table-cell>
          <table:table-cell office:value-type="float" office:value="0.1636178924" calcext:value-type="float">
            <text:p>0.16361789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1" calcext:value-type="float">
            <text:p>751</text:p>
          </table:table-cell>
          <table:table-cell office:value-type="float" office:value="8.125379916" calcext:value-type="float">
            <text:p>8.125379916</text:p>
          </table:table-cell>
          <table:table-cell office:value-type="float" office:value="0.8528311539" calcext:value-type="float">
            <text:p>0.8528311539</text:p>
          </table:table-cell>
          <table:table-cell office:value-type="float" office:value="-1.867598371" calcext:value-type="float">
            <text:p>-1.8675983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1" calcext:value-type="float">
            <text:p>751</text:p>
          </table:table-cell>
          <table:table-cell office:value-type="float" office:value="8.169315977" calcext:value-type="float">
            <text:p>8.169315977</text:p>
          </table:table-cell>
          <table:table-cell office:value-type="float" office:value="0.8523343099" calcext:value-type="float">
            <text:p>0.8523343099</text:p>
          </table:table-cell>
          <table:table-cell office:value-type="float" office:value="-0.0100885662" calcext:value-type="float">
            <text:p>-0.01008856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1" calcext:value-type="float">
            <text:p>751</text:p>
          </table:table-cell>
          <table:table-cell office:value-type="float" office:value="8.204116655" calcext:value-type="float">
            <text:p>8.204116655</text:p>
          </table:table-cell>
          <table:table-cell office:value-type="float" office:value="0.7567328767" calcext:value-type="float">
            <text:p>0.7567328767</text:p>
          </table:table-cell>
          <table:table-cell office:value-type="float" office:value="-1.762528916" calcext:value-type="float">
            <text:p>-1.7625289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1" calcext:value-type="float">
            <text:p>751</text:p>
          </table:table-cell>
          <table:table-cell office:value-type="float" office:value="8.224791541" calcext:value-type="float">
            <text:p>8.224791541</text:p>
          </table:table-cell>
          <table:table-cell office:value-type="float" office:value="0.6619591279" calcext:value-type="float">
            <text:p>0.6619591279</text:p>
          </table:table-cell>
          <table:table-cell office:value-type="float" office:value="-2.072655927" calcext:value-type="float">
            <text:p>-2.0726559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2" calcext:value-type="float">
            <text:p>752</text:p>
          </table:table-cell>
          <table:table-cell office:value-type="float" office:value="8.254747633" calcext:value-type="float">
            <text:p>8.254747633</text:p>
          </table:table-cell>
          <table:table-cell office:value-type="float" office:value="0.5628983607" calcext:value-type="float">
            <text:p>0.5628983607</text:p>
          </table:table-cell>
          <table:table-cell office:value-type="float" office:value="-1.967427728" calcext:value-type="float">
            <text:p>-1.9674277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2" calcext:value-type="float">
            <text:p>752</text:p>
          </table:table-cell>
          <table:table-cell office:value-type="float" office:value="8.286594218" calcext:value-type="float">
            <text:p>8.286594218</text:p>
          </table:table-cell>
          <table:table-cell office:value-type="float" office:value="0.5630210325" calcext:value-type="float">
            <text:p>0.5630210325</text:p>
          </table:table-cell>
          <table:table-cell office:value-type="float" office:value="0.00247280867" calcext:value-type="float">
            <text:p>0.00247280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3" calcext:value-type="float">
            <text:p>753</text:p>
          </table:table-cell>
          <table:table-cell office:value-type="float" office:value="8.320277098" calcext:value-type="float">
            <text:p>8.320277098</text:p>
          </table:table-cell>
          <table:table-cell office:value-type="float" office:value="0.6362374384" calcext:value-type="float">
            <text:p>0.6362374384</text:p>
          </table:table-cell>
          <table:table-cell office:value-type="float" office:value="1.460287968" calcext:value-type="float">
            <text:p>1.4602879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3" calcext:value-type="float">
            <text:p>753</text:p>
          </table:table-cell>
          <table:table-cell office:value-type="float" office:value="8.350437321" calcext:value-type="float">
            <text:p>8.350437321</text:p>
          </table:table-cell>
          <table:table-cell office:value-type="float" office:value="0.6391229901" calcext:value-type="float">
            <text:p>0.6391229901</text:p>
          </table:table-cell>
          <table:table-cell office:value-type="float" office:value="0.05774974844" calcext:value-type="float">
            <text:p>0.05774974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3" calcext:value-type="float">
            <text:p>753</text:p>
          </table:table-cell>
          <table:table-cell office:value-type="float" office:value="8.376136566" calcext:value-type="float">
            <text:p>8.376136566</text:p>
          </table:table-cell>
          <table:table-cell office:value-type="float" office:value="0.5970144226" calcext:value-type="float">
            <text:p>0.5970144226</text:p>
          </table:table-cell>
          <table:table-cell office:value-type="float" office:value="-0.844875408" calcext:value-type="float">
            <text:p>-0.8448754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3" calcext:value-type="float">
            <text:p>753</text:p>
          </table:table-cell>
          <table:table-cell office:value-type="float" office:value="8.404028928" calcext:value-type="float">
            <text:p>8.404028928</text:p>
          </table:table-cell>
          <table:table-cell office:value-type="float" office:value="0.5578260458" calcext:value-type="float">
            <text:p>0.5578260458</text:p>
          </table:table-cell>
          <table:table-cell office:value-type="float" office:value="-0.7786907217" calcext:value-type="float">
            <text:p>-0.77869072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4" calcext:value-type="float">
            <text:p>754</text:p>
          </table:table-cell>
          <table:table-cell office:value-type="float" office:value="8.430657774" calcext:value-type="float">
            <text:p>8.430657774</text:p>
          </table:table-cell>
          <table:table-cell office:value-type="float" office:value="0.5354902023" calcext:value-type="float">
            <text:p>0.5354902023</text:p>
          </table:table-cell>
          <table:table-cell office:value-type="float" office:value="-0.450092682" calcext:value-type="float">
            <text:p>-0.4500926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4" calcext:value-type="float">
            <text:p>754</text:p>
          </table:table-cell>
          <table:table-cell office:value-type="float" office:value="8.453617949" calcext:value-type="float">
            <text:p>8.453617949</text:p>
          </table:table-cell>
          <table:table-cell office:value-type="float" office:value="0.5163419945" calcext:value-type="float">
            <text:p>0.5163419945</text:p>
          </table:table-cell>
          <table:table-cell office:value-type="float" office:value="-0.3821194272" calcext:value-type="float">
            <text:p>-0.38211942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5" calcext:value-type="float">
            <text:p>755</text:p>
          </table:table-cell>
          <table:table-cell office:value-type="float" office:value="8.486497881" calcext:value-type="float">
            <text:p>8.486497881</text:p>
          </table:table-cell>
          <table:table-cell office:value-type="float" office:value="0.5015475852" calcext:value-type="float">
            <text:p>0.5015475852</text:p>
          </table:table-cell>
          <table:table-cell office:value-type="float" office:value="-0.229408566" calcext:value-type="float">
            <text:p>-0.2294085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5" calcext:value-type="float">
            <text:p>755</text:p>
          </table:table-cell>
          <table:table-cell office:value-type="float" office:value="8.51874492" calcext:value-type="float">
            <text:p>8.51874492</text:p>
          </table:table-cell>
          <table:table-cell office:value-type="float" office:value="0.6262104574" calcext:value-type="float">
            <text:p>0.6262104574</text:p>
          </table:table-cell>
          <table:table-cell office:value-type="float" office:value="3.520223713" calcext:value-type="float">
            <text:p>3.5202237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5" calcext:value-type="float">
            <text:p>755</text:p>
          </table:table-cell>
          <table:table-cell office:value-type="float" office:value="8.542451698" calcext:value-type="float">
            <text:p>8.542451698</text:p>
          </table:table-cell>
          <table:table-cell office:value-type="float" office:value="0.6303601536" calcext:value-type="float">
            <text:p>0.6303601536</text:p>
          </table:table-cell>
          <table:table-cell office:value-type="float" office:value="0.08238199552" calcext:value-type="float">
            <text:p>0.08238199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5" calcext:value-type="float">
            <text:p>755</text:p>
          </table:table-cell>
          <table:table-cell office:value-type="float" office:value="8.565799309" calcext:value-type="float">
            <text:p>8.565799309</text:p>
          </table:table-cell>
          <table:table-cell office:value-type="float" office:value="0.6165193804" calcext:value-type="float">
            <text:p>0.6165193804</text:p>
          </table:table-cell>
          <table:table-cell office:value-type="float" office:value="-0.2776311931" calcext:value-type="float">
            <text:p>-0.27763119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6" calcext:value-type="float">
            <text:p>756</text:p>
          </table:table-cell>
          <table:table-cell office:value-type="float" office:value="8.590038721" calcext:value-type="float">
            <text:p>8.590038721</text:p>
          </table:table-cell>
          <table:table-cell office:value-type="float" office:value="0.4745093477" calcext:value-type="float">
            <text:p>0.4745093477</text:p>
          </table:table-cell>
          <table:table-cell office:value-type="float" office:value="-2.838864119" calcext:value-type="float">
            <text:p>-2.838864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6" calcext:value-type="float">
            <text:p>756</text:p>
          </table:table-cell>
          <table:table-cell office:value-type="float" office:value="8.622740329" calcext:value-type="float">
            <text:p>8.622740329</text:p>
          </table:table-cell>
          <table:table-cell office:value-type="float" office:value="0.5357495573" calcext:value-type="float">
            <text:p>0.5357495573</text:p>
          </table:table-cell>
          <table:table-cell office:value-type="float" office:value="1.225418717" calcext:value-type="float">
            <text:p>1.2254187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7" calcext:value-type="float">
            <text:p>757</text:p>
          </table:table-cell>
          <table:table-cell office:value-type="float" office:value="8.648815663" calcext:value-type="float">
            <text:p>8.648815663</text:p>
          </table:table-cell>
          <table:table-cell office:value-type="float" office:value="0.5537723297" calcext:value-type="float">
            <text:p>0.5537723297</text:p>
          </table:table-cell>
          <table:table-cell office:value-type="float" office:value="0.3610705244" calcext:value-type="float">
            <text:p>0.36107052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7" calcext:value-type="float">
            <text:p>757</text:p>
          </table:table-cell>
          <table:table-cell office:value-type="float" office:value="8.666967268" calcext:value-type="float">
            <text:p>8.666967268</text:p>
          </table:table-cell>
          <table:table-cell office:value-type="float" office:value="0.5136858787" calcext:value-type="float">
            <text:p>0.5136858787</text:p>
          </table:table-cell>
          <table:table-cell office:value-type="float" office:value="-0.8045307659" calcext:value-type="float">
            <text:p>-0.80453076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7" calcext:value-type="float">
            <text:p>757</text:p>
          </table:table-cell>
          <table:table-cell office:value-type="float" office:value="8.698802503" calcext:value-type="float">
            <text:p>8.698802503</text:p>
          </table:table-cell>
          <table:table-cell office:value-type="float" office:value="0.5072605499" calcext:value-type="float">
            <text:p>0.5072605499</text:p>
          </table:table-cell>
          <table:table-cell office:value-type="float" office:value="-0.1281795336" calcext:value-type="float">
            <text:p>-0.12817953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7" calcext:value-type="float">
            <text:p>757</text:p>
          </table:table-cell>
          <table:table-cell office:value-type="float" office:value="8.72776203" calcext:value-type="float">
            <text:p>8.72776203</text:p>
          </table:table-cell>
          <table:table-cell office:value-type="float" office:value="0.5263010209" calcext:value-type="float">
            <text:p>0.5263010209</text:p>
          </table:table-cell>
          <table:table-cell office:value-type="float" office:value="0.3810247057" calcext:value-type="float">
            <text:p>0.38102470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8" calcext:value-type="float">
            <text:p>758</text:p>
          </table:table-cell>
          <table:table-cell office:value-type="float" office:value="8.755419632" calcext:value-type="float">
            <text:p>8.755419632</text:p>
          </table:table-cell>
          <table:table-cell office:value-type="float" office:value="0.5773000342" calcext:value-type="float">
            <text:p>0.5773000342</text:p>
          </table:table-cell>
          <table:table-cell office:value-type="float" office:value="0.9538671067" calcext:value-type="float">
            <text:p>0.95386710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8" calcext:value-type="float">
            <text:p>758</text:p>
          </table:table-cell>
          <table:table-cell office:value-type="float" office:value="8.780461993" calcext:value-type="float">
            <text:p>8.780461993</text:p>
          </table:table-cell>
          <table:table-cell office:value-type="float" office:value="0.5442961606" calcext:value-type="float">
            <text:p>0.5442961606</text:p>
          </table:table-cell>
          <table:table-cell office:value-type="float" office:value="-0.7065019104" calcext:value-type="float">
            <text:p>-0.7065019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8" calcext:value-type="float">
            <text:p>758</text:p>
          </table:table-cell>
          <table:table-cell office:value-type="float" office:value="8.804005245" calcext:value-type="float">
            <text:p>8.804005245</text:p>
          </table:table-cell>
          <table:table-cell office:value-type="float" office:value="0.5056943693" calcext:value-type="float">
            <text:p>0.5056943693</text:p>
          </table:table-cell>
          <table:table-cell office:value-type="float" office:value="-0.760308643" calcext:value-type="float">
            <text:p>-0.7603086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8" calcext:value-type="float">
            <text:p>758</text:p>
          </table:table-cell>
          <table:table-cell office:value-type="float" office:value="8.827718768" calcext:value-type="float">
            <text:p>8.827718768</text:p>
          </table:table-cell>
          <table:table-cell office:value-type="float" office:value="0.4944506788" calcext:value-type="float">
            <text:p>0.4944506788</text:p>
          </table:table-cell>
          <table:table-cell office:value-type="float" office:value="-0.2292816009" calcext:value-type="float">
            <text:p>-0.22928160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8" calcext:value-type="float">
            <text:p>758</text:p>
          </table:table-cell>
          <table:table-cell office:value-type="float" office:value="8.852012126" calcext:value-type="float">
            <text:p>8.852012126</text:p>
          </table:table-cell>
          <table:table-cell office:value-type="float" office:value="0.4772095025" calcext:value-type="float">
            <text:p>0.4772095025</text:p>
          </table:table-cell>
          <table:table-cell office:value-type="float" office:value="-0.3437461989" calcext:value-type="float">
            <text:p>-0.3437461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58" calcext:value-type="float">
            <text:p>758</text:p>
          </table:table-cell>
          <table:table-cell office:value-type="float" office:value="8.875353833" calcext:value-type="float">
            <text:p>8.875353833</text:p>
          </table:table-cell>
          <table:table-cell office:value-type="float" office:value="0.4791880811" calcext:value-type="float">
            <text:p>0.4791880811</text:p>
          </table:table-cell>
          <table:table-cell office:value-type="float" office:value="0.03981012015" calcext:value-type="float">
            <text:p>0.0398101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0" calcext:value-type="float">
            <text:p>760</text:p>
          </table:table-cell>
          <table:table-cell office:value-type="float" office:value="8.909152674" calcext:value-type="float">
            <text:p>8.909152674</text:p>
          </table:table-cell>
          <table:table-cell office:value-type="float" office:value="0.5428697804" calcext:value-type="float">
            <text:p>0.5428697804</text:p>
          </table:table-cell>
          <table:table-cell office:value-type="float" office:value="1.271062145" calcext:value-type="float">
            <text:p>1.2710621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0" calcext:value-type="float">
            <text:p>760</text:p>
          </table:table-cell>
          <table:table-cell office:value-type="float" office:value="8.927723619" calcext:value-type="float">
            <text:p>8.927723619</text:p>
          </table:table-cell>
          <table:table-cell office:value-type="float" office:value="0.5046158232" calcext:value-type="float">
            <text:p>0.5046158232</text:p>
          </table:table-cell>
          <table:table-cell office:value-type="float" office:value="-0.7613062315" calcext:value-type="float">
            <text:p>-0.76130623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0" calcext:value-type="float">
            <text:p>760</text:p>
          </table:table-cell>
          <table:table-cell office:value-type="float" office:value="8.957097187" calcext:value-type="float">
            <text:p>8.957097187</text:p>
          </table:table-cell>
          <table:table-cell office:value-type="float" office:value="0.5447739768" calcext:value-type="float">
            <text:p>0.5447739768</text:p>
          </table:table-cell>
          <table:table-cell office:value-type="float" office:value="0.8067880345" calcext:value-type="float">
            <text:p>0.80678803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0" calcext:value-type="float">
            <text:p>760</text:p>
          </table:table-cell>
          <table:table-cell office:value-type="float" office:value="8.98297629" calcext:value-type="float">
            <text:p>8.98297629</text:p>
          </table:table-cell>
          <table:table-cell office:value-type="float" office:value="0.4929433874" calcext:value-type="float">
            <text:p>0.4929433874</text:p>
          </table:table-cell>
          <table:table-cell office:value-type="float" office:value="-1.039692061" calcext:value-type="float">
            <text:p>-1.0396920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0" calcext:value-type="float">
            <text:p>760</text:p>
          </table:table-cell>
          <table:table-cell office:value-type="float" office:value="9.008195366" calcext:value-type="float">
            <text:p>9.008195366</text:p>
          </table:table-cell>
          <table:table-cell office:value-type="float" office:value="0.4975127199" calcext:value-type="float">
            <text:p>0.4975127199</text:p>
          </table:table-cell>
          <table:table-cell office:value-type="float" office:value="0.06944757147" calcext:value-type="float">
            <text:p>0.06944757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0" calcext:value-type="float">
            <text:p>760</text:p>
          </table:table-cell>
          <table:table-cell office:value-type="float" office:value="9.039738457" calcext:value-type="float">
            <text:p>9.039738457</text:p>
          </table:table-cell>
          <table:table-cell office:value-type="float" office:value="0.6073084051" calcext:value-type="float">
            <text:p>0.6073084051</text:p>
          </table:table-cell>
          <table:table-cell office:value-type="float" office:value="3.200644364" calcext:value-type="float">
            <text:p>3.200644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1" calcext:value-type="float">
            <text:p>761</text:p>
          </table:table-cell>
          <table:table-cell office:value-type="float" office:value="9.053664081" calcext:value-type="float">
            <text:p>9.053664081</text:p>
          </table:table-cell>
          <table:table-cell office:value-type="float" office:value="0.5266933308" calcext:value-type="float">
            <text:p>0.5266933308</text:p>
          </table:table-cell>
          <table:table-cell office:value-type="float" office:value="-1.605136798" calcext:value-type="float">
            <text:p>-1.6051367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1" calcext:value-type="float">
            <text:p>761</text:p>
          </table:table-cell>
          <table:table-cell office:value-type="float" office:value="9.085576615" calcext:value-type="float">
            <text:p>9.085576615</text:p>
          </table:table-cell>
          <table:table-cell office:value-type="float" office:value="0.6122261808" calcext:value-type="float">
            <text:p>0.6122261808</text:p>
          </table:table-cell>
          <table:table-cell office:value-type="float" office:value="1.71506107" calcext:value-type="float">
            <text:p>1.715061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2" calcext:value-type="float">
            <text:p>762</text:p>
          </table:table-cell>
          <table:table-cell office:value-type="float" office:value="9.111170492" calcext:value-type="float">
            <text:p>9.111170492</text:p>
          </table:table-cell>
          <table:table-cell office:value-type="float" office:value="0.4763531601" calcext:value-type="float">
            <text:p>0.4763531601</text:p>
          </table:table-cell>
          <table:table-cell office:value-type="float" office:value="-2.717530853" calcext:value-type="float">
            <text:p>-2.7175308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2" calcext:value-type="float">
            <text:p>762</text:p>
          </table:table-cell>
          <table:table-cell office:value-type="float" office:value="9.137309095" calcext:value-type="float">
            <text:p>9.137309095</text:p>
          </table:table-cell>
          <table:table-cell office:value-type="float" office:value="0.5584442174" calcext:value-type="float">
            <text:p>0.5584442174</text:p>
          </table:table-cell>
          <table:table-cell office:value-type="float" office:value="1.644258069" calcext:value-type="float">
            <text:p>1.6442580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2" calcext:value-type="float">
            <text:p>762</text:p>
          </table:table-cell>
          <table:table-cell office:value-type="float" office:value="9.156148554" calcext:value-type="float">
            <text:p>9.156148554</text:p>
          </table:table-cell>
          <table:table-cell office:value-type="float" office:value="0.4700670489" calcext:value-type="float">
            <text:p>0.4700670489</text:p>
          </table:table-cell>
          <table:table-cell office:value-type="float" office:value="-1.758035249" calcext:value-type="float">
            <text:p>-1.7580352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2" calcext:value-type="float">
            <text:p>762</text:p>
          </table:table-cell>
          <table:table-cell office:value-type="float" office:value="9.187265304" calcext:value-type="float">
            <text:p>9.187265304</text:p>
          </table:table-cell>
          <table:table-cell office:value-type="float" office:value="0.507773521" calcext:value-type="float">
            <text:p>0.507773521</text:p>
          </table:table-cell>
          <table:table-cell office:value-type="float" office:value="0.7573712198" calcext:value-type="float">
            <text:p>0.75737121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3" calcext:value-type="float">
            <text:p>763</text:p>
          </table:table-cell>
          <table:table-cell office:value-type="float" office:value="9.212344636" calcext:value-type="float">
            <text:p>9.212344636</text:p>
          </table:table-cell>
          <table:table-cell office:value-type="float" office:value="0.4977430494" calcext:value-type="float">
            <text:p>0.4977430494</text:p>
          </table:table-cell>
          <table:table-cell office:value-type="float" office:value="-0.1973578162" calcext:value-type="float">
            <text:p>-0.19735781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3" calcext:value-type="float">
            <text:p>763</text:p>
          </table:table-cell>
          <table:table-cell office:value-type="float" office:value="9.238055543" calcext:value-type="float">
            <text:p>9.238055543</text:p>
          </table:table-cell>
          <table:table-cell office:value-type="float" office:value="0.5461487378" calcext:value-type="float">
            <text:p>0.5461487378</text:p>
          </table:table-cell>
          <table:table-cell office:value-type="float" office:value="0.9789604731" calcext:value-type="float">
            <text:p>0.97896047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4" calcext:value-type="float">
            <text:p>764</text:p>
          </table:table-cell>
          <table:table-cell office:value-type="float" office:value="9.281777077" calcext:value-type="float">
            <text:p>9.281777077</text:p>
          </table:table-cell>
          <table:table-cell office:value-type="float" office:value="0.483896428" calcext:value-type="float">
            <text:p>0.483896428</text:p>
          </table:table-cell>
          <table:table-cell office:value-type="float" office:value="-0.6240009823" calcext:value-type="float">
            <text:p>-0.62400098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4" calcext:value-type="float">
            <text:p>764</text:p>
          </table:table-cell>
          <table:table-cell office:value-type="float" office:value="9.306993169" calcext:value-type="float">
            <text:p>9.306993169</text:p>
          </table:table-cell>
          <table:table-cell office:value-type="float" office:value="0.4843925183" calcext:value-type="float">
            <text:p>0.4843925183</text:p>
          </table:table-cell>
          <table:table-cell office:value-type="float" office:value="0.0097373272" calcext:value-type="float">
            <text:p>0.00973732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4" calcext:value-type="float">
            <text:p>764</text:p>
          </table:table-cell>
          <table:table-cell office:value-type="float" office:value="9.327847077" calcext:value-type="float">
            <text:p>9.327847077</text:p>
          </table:table-cell>
          <table:table-cell office:value-type="float" office:value="0.4524963033" calcext:value-type="float">
            <text:p>0.4524963033</text:p>
          </table:table-cell>
          <table:table-cell office:value-type="float" office:value="-0.6489560327" calcext:value-type="float">
            <text:p>-0.64895603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5" calcext:value-type="float">
            <text:p>765</text:p>
          </table:table-cell>
          <table:table-cell office:value-type="float" office:value="9.346299854" calcext:value-type="float">
            <text:p>9.346299854</text:p>
          </table:table-cell>
          <table:table-cell office:value-type="float" office:value="0.4293853746" calcext:value-type="float">
            <text:p>0.4293853746</text:p>
          </table:table-cell>
          <table:table-cell office:value-type="float" office:value="-0.4620494458" calcext:value-type="float">
            <text:p>-0.46204944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5" calcext:value-type="float">
            <text:p>765</text:p>
          </table:table-cell>
          <table:table-cell office:value-type="float" office:value="9.377611553" calcext:value-type="float">
            <text:p>9.377611553</text:p>
          </table:table-cell>
          <table:table-cell office:value-type="float" office:value="0.4745572327" calcext:value-type="float">
            <text:p>0.4745572327</text:p>
          </table:table-cell>
          <table:table-cell office:value-type="float" office:value="0.9095344622" calcext:value-type="float">
            <text:p>0.90953446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6" calcext:value-type="float">
            <text:p>766</text:p>
          </table:table-cell>
          <table:table-cell office:value-type="float" office:value="9.394579404" calcext:value-type="float">
            <text:p>9.394579404</text:p>
          </table:table-cell>
          <table:table-cell office:value-type="float" office:value="0.4455251511" calcext:value-type="float">
            <text:p>0.4455251511</text:p>
          </table:table-cell>
          <table:table-cell office:value-type="float" office:value="-0.5769415891" calcext:value-type="float">
            <text:p>-0.57694158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6" calcext:value-type="float">
            <text:p>766</text:p>
          </table:table-cell>
          <table:table-cell office:value-type="float" office:value="9.417826086" calcext:value-type="float">
            <text:p>9.417826086</text:p>
          </table:table-cell>
          <table:table-cell office:value-type="float" office:value="0.4777416601" calcext:value-type="float">
            <text:p>0.4777416601</text:p>
          </table:table-cell>
          <table:table-cell office:value-type="float" office:value="0.6452121329" calcext:value-type="float">
            <text:p>0.64521213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6" calcext:value-type="float">
            <text:p>766</text:p>
          </table:table-cell>
          <table:table-cell office:value-type="float" office:value="9.441979357" calcext:value-type="float">
            <text:p>9.441979357</text:p>
          </table:table-cell>
          <table:table-cell office:value-type="float" office:value="0.4290449227" calcext:value-type="float">
            <text:p>0.4290449227</text:p>
          </table:table-cell>
          <table:table-cell office:value-type="float" office:value="-0.9765654201" calcext:value-type="float">
            <text:p>-0.9765654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6" calcext:value-type="float">
            <text:p>766</text:p>
          </table:table-cell>
          <table:table-cell office:value-type="float" office:value="9.456217024" calcext:value-type="float">
            <text:p>9.456217024</text:p>
          </table:table-cell>
          <table:table-cell office:value-type="float" office:value="0.4114866684" calcext:value-type="float">
            <text:p>0.4114866684</text:p>
          </table:table-cell>
          <table:table-cell office:value-type="float" office:value="-0.350877001" calcext:value-type="float">
            <text:p>-0.350877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8" calcext:value-type="float">
            <text:p>768</text:p>
          </table:table-cell>
          <table:table-cell office:value-type="float" office:value="9.488158351" calcext:value-type="float">
            <text:p>9.488158351</text:p>
          </table:table-cell>
          <table:table-cell office:value-type="float" office:value="0.4218723437" calcext:value-type="float">
            <text:p>0.4218723437</text:p>
          </table:table-cell>
          <table:table-cell office:value-type="float" office:value="0.1615100712" calcext:value-type="float">
            <text:p>0.16151007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8" calcext:value-type="float">
            <text:p>768</text:p>
          </table:table-cell>
          <table:table-cell office:value-type="float" office:value="9.504679145" calcext:value-type="float">
            <text:p>9.504679145</text:p>
          </table:table-cell>
          <table:table-cell office:value-type="float" office:value="0.4147151006" calcext:value-type="float">
            <text:p>0.4147151006</text:p>
          </table:table-cell>
          <table:table-cell office:value-type="float" office:value="-0.2005398214" calcext:value-type="float">
            <text:p>-0.20053982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9" calcext:value-type="float">
            <text:p>769</text:p>
          </table:table-cell>
          <table:table-cell office:value-type="float" office:value="9.531819632" calcext:value-type="float">
            <text:p>9.531819632</text:p>
          </table:table-cell>
          <table:table-cell office:value-type="float" office:value="0.4998396895" calcext:value-type="float">
            <text:p>0.4998396895</text:p>
          </table:table-cell>
          <table:table-cell office:value-type="float" office:value="1.693345208" calcext:value-type="float">
            <text:p>1.6933452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9" calcext:value-type="float">
            <text:p>769</text:p>
          </table:table-cell>
          <table:table-cell office:value-type="float" office:value="9.553726817" calcext:value-type="float">
            <text:p>9.553726817</text:p>
          </table:table-cell>
          <table:table-cell office:value-type="float" office:value="0.4808474267" calcext:value-type="float">
            <text:p>0.4808474267</text:p>
          </table:table-cell>
          <table:table-cell office:value-type="float" office:value="-0.3812380719" calcext:value-type="float">
            <text:p>-0.38123807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69" calcext:value-type="float">
            <text:p>769</text:p>
          </table:table-cell>
          <table:table-cell office:value-type="float" office:value="9.5717672" calcext:value-type="float">
            <text:p>9.5717672</text:p>
          </table:table-cell>
          <table:table-cell office:value-type="float" office:value="0.4467207247" calcext:value-type="float">
            <text:p>0.4467207247</text:p>
          </table:table-cell>
          <table:table-cell office:value-type="float" office:value="-0.6819867861" calcext:value-type="float">
            <text:p>-0.68198678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1" calcext:value-type="float">
            <text:p>771</text:p>
          </table:table-cell>
          <table:table-cell office:value-type="float" office:value="9.615707763" calcext:value-type="float">
            <text:p>9.615707763</text:p>
          </table:table-cell>
          <table:table-cell office:value-type="float" office:value="0.4122511888" calcext:value-type="float">
            <text:p>0.4122511888</text:p>
          </table:table-cell>
          <table:table-cell office:value-type="float" office:value="-0.3424041815" calcext:value-type="float">
            <text:p>-0.34240418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1" calcext:value-type="float">
            <text:p>771</text:p>
          </table:table-cell>
          <table:table-cell office:value-type="float" office:value="9.637037657" calcext:value-type="float">
            <text:p>9.637037657</text:p>
          </table:table-cell>
          <table:table-cell office:value-type="float" office:value="0.4101240278" calcext:value-type="float">
            <text:p>0.4101240278</text:p>
          </table:table-cell>
          <table:table-cell office:value-type="float" office:value="-0.04321846016" calcext:value-type="float">
            <text:p>-0.04321846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2" calcext:value-type="float">
            <text:p>772</text:p>
          </table:table-cell>
          <table:table-cell office:value-type="float" office:value="9.668204697" calcext:value-type="float">
            <text:p>9.668204697</text:p>
          </table:table-cell>
          <table:table-cell office:value-type="float" office:value="0.4971907022" calcext:value-type="float">
            <text:p>0.4971907022</text:p>
          </table:table-cell>
          <table:table-cell office:value-type="float" office:value="1.736801271" calcext:value-type="float">
            <text:p>1.7368012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2" calcext:value-type="float">
            <text:p>772</text:p>
          </table:table-cell>
          <table:table-cell office:value-type="float" office:value="9.713561037" calcext:value-type="float">
            <text:p>9.713561037</text:p>
          </table:table-cell>
          <table:table-cell office:value-type="float" office:value="0.4982190802" calcext:value-type="float">
            <text:p>0.4982190802</text:p>
          </table:table-cell>
          <table:table-cell office:value-type="float" office:value="0.009966503993" calcext:value-type="float">
            <text:p>0.0099665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2" calcext:value-type="float">
            <text:p>772</text:p>
          </table:table-cell>
          <table:table-cell office:value-type="float" office:value="9.73308074" calcext:value-type="float">
            <text:p>9.73308074</text:p>
          </table:table-cell>
          <table:table-cell office:value-type="float" office:value="0.4931421651" calcext:value-type="float">
            <text:p>0.4931421651</text:p>
          </table:table-cell>
          <table:table-cell office:value-type="float" office:value="-0.1087542799" calcext:value-type="float">
            <text:p>-0.10875427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4" calcext:value-type="float">
            <text:p>774</text:p>
          </table:table-cell>
          <table:table-cell office:value-type="float" office:value="9.761360257" calcext:value-type="float">
            <text:p>9.761360257</text:p>
          </table:table-cell>
          <table:table-cell office:value-type="float" office:value="0.4724402046" calcext:value-type="float">
            <text:p>0.4724402046</text:p>
          </table:table-cell>
          <table:table-cell office:value-type="float" office:value="-0.4096631727" calcext:value-type="float">
            <text:p>-0.40966317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4" calcext:value-type="float">
            <text:p>774</text:p>
          </table:table-cell>
          <table:table-cell office:value-type="float" office:value="9.781511667" calcext:value-type="float">
            <text:p>9.781511667</text:p>
          </table:table-cell>
          <table:table-cell office:value-type="float" office:value="0.4616413866" calcext:value-type="float">
            <text:p>0.4616413866</text:p>
          </table:table-cell>
          <table:table-cell office:value-type="float" office:value="-0.2181978049" calcext:value-type="float">
            <text:p>-0.21819780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5" calcext:value-type="float">
            <text:p>775</text:p>
          </table:table-cell>
          <table:table-cell office:value-type="float" office:value="9.804628687" calcext:value-type="float">
            <text:p>9.804628687</text:p>
          </table:table-cell>
          <table:table-cell office:value-type="float" office:value="0.4759166733" calcext:value-type="float">
            <text:p>0.4759166733</text:p>
          </table:table-cell>
          <table:table-cell office:value-type="float" office:value="0.2846557165" calcext:value-type="float">
            <text:p>0.2846557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5" calcext:value-type="float">
            <text:p>775</text:p>
          </table:table-cell>
          <table:table-cell office:value-type="float" office:value="9.834567924" calcext:value-type="float">
            <text:p>9.834567924</text:p>
          </table:table-cell>
          <table:table-cell office:value-type="float" office:value="0.4902592415" calcext:value-type="float">
            <text:p>0.4902592415</text:p>
          </table:table-cell>
          <table:table-cell office:value-type="float" office:value="0.2886983588" calcext:value-type="float">
            <text:p>0.28869835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5" calcext:value-type="float">
            <text:p>775</text:p>
          </table:table-cell>
          <table:table-cell office:value-type="float" office:value="9.853441741" calcext:value-type="float">
            <text:p>9.853441741</text:p>
          </table:table-cell>
          <table:table-cell office:value-type="float" office:value="0.4784099352" calcext:value-type="float">
            <text:p>0.4784099352</text:p>
          </table:table-cell>
          <table:table-cell office:value-type="float" office:value="-0.233312977" calcext:value-type="float">
            <text:p>-0.2333129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5" calcext:value-type="float">
            <text:p>775</text:p>
          </table:table-cell>
          <table:table-cell office:value-type="float" office:value="9.877143232" calcext:value-type="float">
            <text:p>9.877143232</text:p>
          </table:table-cell>
          <table:table-cell office:value-type="float" office:value="0.4845056484" calcext:value-type="float">
            <text:p>0.4845056484</text:p>
          </table:table-cell>
          <table:table-cell office:value-type="float" office:value="0.1232570923" calcext:value-type="float">
            <text:p>0.12325709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7" calcext:value-type="float">
            <text:p>777</text:p>
          </table:table-cell>
          <table:table-cell office:value-type="float" office:value="9.884059484" calcext:value-type="float">
            <text:p>9.884059484</text:p>
          </table:table-cell>
          <table:table-cell office:value-type="float" office:value="0.3297657872" calcext:value-type="float">
            <text:p>0.3297657872</text:p>
          </table:table-cell>
          <table:table-cell office:value-type="float" office:value="-3.096936339" calcext:value-type="float">
            <text:p>-3.0969363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7" calcext:value-type="float">
            <text:p>777</text:p>
          </table:table-cell>
          <table:table-cell office:value-type="float" office:value="9.913667113" calcext:value-type="float">
            <text:p>9.913667113</text:p>
          </table:table-cell>
          <table:table-cell office:value-type="float" office:value="0.4042438373" calcext:value-type="float">
            <text:p>0.4042438373</text:p>
          </table:table-cell>
          <table:table-cell office:value-type="float" office:value="1.496874159" calcext:value-type="float">
            <text:p>1.496874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8" calcext:value-type="float">
            <text:p>778</text:p>
          </table:table-cell>
          <table:table-cell office:value-type="float" office:value="9.928191262" calcext:value-type="float">
            <text:p>9.928191262</text:p>
          </table:table-cell>
          <table:table-cell office:value-type="float" office:value="0.3195980229" calcext:value-type="float">
            <text:p>0.3195980229</text:p>
          </table:table-cell>
          <table:table-cell office:value-type="float" office:value="-1.313113311" calcext:value-type="float">
            <text:p>-1.3131133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8" calcext:value-type="float">
            <text:p>778</text:p>
          </table:table-cell>
          <table:table-cell office:value-type="float" office:value="9.949027859" calcext:value-type="float">
            <text:p>9.949027859</text:p>
          </table:table-cell>
          <table:table-cell office:value-type="float" office:value="0.4685027294" calcext:value-type="float">
            <text:p>0.4685027294</text:p>
          </table:table-cell>
          <table:table-cell office:value-type="float" office:value="4.181552336" calcext:value-type="float">
            <text:p>4.1815523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8" calcext:value-type="float">
            <text:p>778</text:p>
          </table:table-cell>
          <table:table-cell office:value-type="float" office:value="9.971377913" calcext:value-type="float">
            <text:p>9.971377913</text:p>
          </table:table-cell>
          <table:table-cell office:value-type="float" office:value="0.4169337501" calcext:value-type="float">
            <text:p>0.4169337501</text:p>
          </table:table-cell>
          <table:table-cell office:value-type="float" office:value="-1.016039984" calcext:value-type="float">
            <text:p>-1.0160399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78" calcext:value-type="float">
            <text:p>778</text:p>
          </table:table-cell>
          <table:table-cell office:value-type="float" office:value="9.990454627" calcext:value-type="float">
            <text:p>9.990454627</text:p>
          </table:table-cell>
          <table:table-cell office:value-type="float" office:value="0.4700097365" calcext:value-type="float">
            <text:p>0.4700097365</text:p>
          </table:table-cell>
          <table:table-cell office:value-type="float" office:value="1.069886714" calcext:value-type="float">
            <text:p>1.069886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0" calcext:value-type="float">
            <text:p>780</text:p>
          </table:table-cell>
          <table:table-cell office:value-type="float" office:value="10.00293911" calcext:value-type="float">
            <text:p>10.00293911</text:p>
          </table:table-cell>
          <table:table-cell office:value-type="float" office:value="0.3587519731" calcext:value-type="float">
            <text:p>0.3587519731</text:p>
          </table:table-cell>
          <table:table-cell office:value-type="float" office:value="-2.240054498" calcext:value-type="float">
            <text:p>-2.2400544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0" calcext:value-type="float">
            <text:p>780</text:p>
          </table:table-cell>
          <table:table-cell office:value-type="float" office:value="10.01195176" calcext:value-type="float">
            <text:p>10.01195176</text:p>
          </table:table-cell>
          <table:table-cell office:value-type="float" office:value="0.2720827365" calcext:value-type="float">
            <text:p>0.2720827365</text:p>
          </table:table-cell>
          <table:table-cell office:value-type="float" office:value="-1.734271464" calcext:value-type="float">
            <text:p>-1.734271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1" calcext:value-type="float">
            <text:p>781</text:p>
          </table:table-cell>
          <table:table-cell office:value-type="float" office:value="10.01263687" calcext:value-type="float">
            <text:p>10.01263687</text:p>
          </table:table-cell>
          <table:table-cell office:value-type="float" office:value="0.1483954923" calcext:value-type="float">
            <text:p>0.1483954923</text:p>
          </table:table-cell>
          <table:table-cell office:value-type="float" office:value="-2.433575461" calcext:value-type="float">
            <text:p>-2.4335754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1" calcext:value-type="float">
            <text:p>781</text:p>
          </table:table-cell>
          <table:table-cell office:value-type="float" office:value="10.01457345" calcext:value-type="float">
            <text:p>10.01457345</text:p>
          </table:table-cell>
          <table:table-cell office:value-type="float" office:value="0.07769021875" calcext:value-type="float">
            <text:p>0.0776902188</text:p>
          </table:table-cell>
          <table:table-cell office:value-type="float" office:value="-1.4328731" calcext:value-type="float">
            <text:p>-1.43287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1" calcext:value-type="float">
            <text:p>781</text:p>
          </table:table-cell>
          <table:table-cell office:value-type="float" office:value="10.03769312" calcext:value-type="float">
            <text:p>10.03769312</text:p>
          </table:table-cell>
          <table:table-cell office:value-type="float" office:value="0.171725797" calcext:value-type="float">
            <text:p>0.171725797</text:p>
          </table:table-cell>
          <table:table-cell office:value-type="float" office:value="1.880949769" calcext:value-type="float">
            <text:p>1.8809497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1" calcext:value-type="float">
            <text:p>781</text:p>
          </table:table-cell>
          <table:table-cell office:value-type="float" office:value="10.04760252" calcext:value-type="float">
            <text:p>10.04760252</text:p>
          </table:table-cell>
          <table:table-cell office:value-type="float" office:value="0.2333436081" calcext:value-type="float">
            <text:p>0.2333436081</text:p>
          </table:table-cell>
          <table:table-cell office:value-type="float" office:value="1.233259855" calcext:value-type="float">
            <text:p>1.2332598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3" calcext:value-type="float">
            <text:p>783</text:p>
          </table:table-cell>
          <table:table-cell office:value-type="float" office:value="10.05443957" calcext:value-type="float">
            <text:p>10.05443957</text:p>
          </table:table-cell>
          <table:table-cell office:value-type="float" office:value="0.2621776015" calcext:value-type="float">
            <text:p>0.2621776015</text:p>
          </table:table-cell>
          <table:table-cell office:value-type="float" office:value="0.5303168926" calcext:value-type="float">
            <text:p>0.53031689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3" calcext:value-type="float">
            <text:p>783</text:p>
          </table:table-cell>
          <table:table-cell office:value-type="float" office:value="10.05281627" calcext:value-type="float">
            <text:p>10.05281627</text:p>
          </table:table-cell>
          <table:table-cell office:value-type="float" office:value="0.09617868841" calcext:value-type="float">
            <text:p>0.0961786884</text:p>
          </table:table-cell>
          <table:table-cell office:value-type="float" office:value="-3.634810817" calcext:value-type="float">
            <text:p>-3.6348108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4" calcext:value-type="float">
            <text:p>784</text:p>
          </table:table-cell>
          <table:table-cell office:value-type="float" office:value="10.06490743" calcext:value-type="float">
            <text:p>10.06490743</text:p>
          </table:table-cell>
          <table:table-cell office:value-type="float" office:value="0.1094841315" calcext:value-type="float">
            <text:p>0.1094841315</text:p>
          </table:table-cell>
          <table:table-cell office:value-type="float" office:value="0.2621763538" calcext:value-type="float">
            <text:p>0.26217635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4" calcext:value-type="float">
            <text:p>784</text:p>
          </table:table-cell>
          <table:table-cell office:value-type="float" office:value="10.10762349" calcext:value-type="float">
            <text:p>10.10762349</text:p>
          </table:table-cell>
          <table:table-cell office:value-type="float" office:value="0.3517863489" calcext:value-type="float">
            <text:p>0.3517863489</text:p>
          </table:table-cell>
          <table:table-cell office:value-type="float" office:value="4.836589395" calcext:value-type="float">
            <text:p>4.8365893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4" calcext:value-type="float">
            <text:p>784</text:p>
          </table:table-cell>
          <table:table-cell office:value-type="float" office:value="10.12760571" calcext:value-type="float">
            <text:p>10.12760571</text:p>
          </table:table-cell>
          <table:table-cell office:value-type="float" office:value="0.4989632998" calcext:value-type="float">
            <text:p>0.4989632998</text:p>
          </table:table-cell>
          <table:table-cell office:value-type="float" office:value="2.990247218" calcext:value-type="float">
            <text:p>2.9902472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4" calcext:value-type="float">
            <text:p>784</text:p>
          </table:table-cell>
          <table:table-cell office:value-type="float" office:value="10.153477" calcext:value-type="float">
            <text:p>10.153477</text:p>
          </table:table-cell>
          <table:table-cell office:value-type="float" office:value="0.592465117" calcext:value-type="float">
            <text:p>0.592465117</text:p>
          </table:table-cell>
          <table:table-cell office:value-type="float" office:value="1.874840397" calcext:value-type="float">
            <text:p>1.8748403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5" calcext:value-type="float">
            <text:p>785</text:p>
          </table:table-cell>
          <table:table-cell office:value-type="float" office:value="10.19743642" calcext:value-type="float">
            <text:p>10.19743642</text:p>
          </table:table-cell>
          <table:table-cell office:value-type="float" office:value="0.6002841054" calcext:value-type="float">
            <text:p>0.6002841054</text:p>
          </table:table-cell>
          <table:table-cell office:value-type="float" office:value="0.155832432" calcext:value-type="float">
            <text:p>0.1558324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5" calcext:value-type="float">
            <text:p>785</text:p>
          </table:table-cell>
          <table:table-cell office:value-type="float" office:value="10.23542221" calcext:value-type="float">
            <text:p>10.23542221</text:p>
          </table:table-cell>
          <table:table-cell office:value-type="float" office:value="0.7188046185" calcext:value-type="float">
            <text:p>0.7188046185</text:p>
          </table:table-cell>
          <table:table-cell office:value-type="float" office:value="2.376125461" calcext:value-type="float">
            <text:p>2.3761254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6" calcext:value-type="float">
            <text:p>786</text:p>
          </table:table-cell>
          <table:table-cell office:value-type="float" office:value="10.26183259" calcext:value-type="float">
            <text:p>10.26183259</text:p>
          </table:table-cell>
          <table:table-cell office:value-type="float" office:value="0.7203555689" calcext:value-type="float">
            <text:p>0.7203555689</text:p>
          </table:table-cell>
          <table:table-cell office:value-type="float" office:value="0.03073714411" calcext:value-type="float">
            <text:p>0.03073714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6" calcext:value-type="float">
            <text:p>786</text:p>
          </table:table-cell>
          <table:table-cell office:value-type="float" office:value="10.30813224" calcext:value-type="float">
            <text:p>10.30813224</text:p>
          </table:table-cell>
          <table:table-cell office:value-type="float" office:value="0.7409338574" calcext:value-type="float">
            <text:p>0.7409338574</text:p>
          </table:table-cell>
          <table:table-cell office:value-type="float" office:value="0.4168340189" calcext:value-type="float">
            <text:p>0.41683401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6" calcext:value-type="float">
            <text:p>786</text:p>
          </table:table-cell>
          <table:table-cell office:value-type="float" office:value="10.34378638" calcext:value-type="float">
            <text:p>10.34378638</text:p>
          </table:table-cell>
          <table:table-cell office:value-type="float" office:value="0.6724933462" calcext:value-type="float">
            <text:p>0.6724933462</text:p>
          </table:table-cell>
          <table:table-cell office:value-type="float" office:value="-1.067713251" calcext:value-type="float">
            <text:p>-1.0677132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6" calcext:value-type="float">
            <text:p>786</text:p>
          </table:table-cell>
          <table:table-cell office:value-type="float" office:value="10.39161656" calcext:value-type="float">
            <text:p>10.39161656</text:p>
          </table:table-cell>
          <table:table-cell office:value-type="float" office:value="0.9400715798" calcext:value-type="float">
            <text:p>0.9400715798</text:p>
          </table:table-cell>
          <table:table-cell office:value-type="float" office:value="7.418890626" calcext:value-type="float">
            <text:p>7.4188906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8" calcext:value-type="float">
            <text:p>788</text:p>
          </table:table-cell>
          <table:table-cell office:value-type="float" office:value="10.42988264" calcext:value-type="float">
            <text:p>10.42988264</text:p>
          </table:table-cell>
          <table:table-cell office:value-type="float" office:value="0.8826223462" calcext:value-type="float">
            <text:p>0.8826223462</text:p>
          </table:table-cell>
          <table:table-cell office:value-type="float" office:value="-1.149250057" calcext:value-type="float">
            <text:p>-1.1492500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8" calcext:value-type="float">
            <text:p>788</text:p>
          </table:table-cell>
          <table:table-cell office:value-type="float" office:value="10.4775307" calcext:value-type="float">
            <text:p>10.4775307</text:p>
          </table:table-cell>
          <table:table-cell office:value-type="float" office:value="1.016444902" calcext:value-type="float">
            <text:p>1.016444902</text:p>
          </table:table-cell>
          <table:table-cell office:value-type="float" office:value="2.689742968" calcext:value-type="float">
            <text:p>2.6897429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9" calcext:value-type="float">
            <text:p>789</text:p>
          </table:table-cell>
          <table:table-cell office:value-type="float" office:value="10.49217935" calcext:value-type="float">
            <text:p>10.49217935</text:p>
          </table:table-cell>
          <table:table-cell office:value-type="float" office:value="0.6707517722" calcext:value-type="float">
            <text:p>0.6707517722</text:p>
          </table:table-cell>
          <table:table-cell office:value-type="float" office:value="-6.821592242" calcext:value-type="float">
            <text:p>-6.8215922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9" calcext:value-type="float">
            <text:p>789</text:p>
          </table:table-cell>
          <table:table-cell office:value-type="float" office:value="10.51980424" calcext:value-type="float">
            <text:p>10.51980424</text:p>
          </table:table-cell>
          <table:table-cell office:value-type="float" office:value="0.6026499942" calcext:value-type="float">
            <text:p>0.6026499942</text:p>
          </table:table-cell>
          <table:table-cell office:value-type="float" office:value="-1.38347179" calcext:value-type="float">
            <text:p>-1.383471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9" calcext:value-type="float">
            <text:p>789</text:p>
          </table:table-cell>
          <table:table-cell office:value-type="float" office:value="10.53492962" calcext:value-type="float">
            <text:p>10.53492962</text:p>
          </table:table-cell>
          <table:table-cell office:value-type="float" office:value="0.3834426533" calcext:value-type="float">
            <text:p>0.3834426533</text:p>
          </table:table-cell>
          <table:table-cell office:value-type="float" office:value="-4.34884248" calcext:value-type="float">
            <text:p>-4.348842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89" calcext:value-type="float">
            <text:p>789</text:p>
          </table:table-cell>
          <table:table-cell office:value-type="float" office:value="10.55961844" calcext:value-type="float">
            <text:p>10.55961844</text:p>
          </table:table-cell>
          <table:table-cell office:value-type="float" office:value="0.4525295218" calcext:value-type="float">
            <text:p>0.4525295218</text:p>
          </table:table-cell>
          <table:table-cell office:value-type="float" office:value="1.388865891" calcext:value-type="float">
            <text:p>1.3888658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1" calcext:value-type="float">
            <text:p>791</text:p>
          </table:table-cell>
          <table:table-cell office:value-type="float" office:value="10.58081217" calcext:value-type="float">
            <text:p>10.58081217</text:p>
          </table:table-cell>
          <table:table-cell office:value-type="float" office:value="0.4061576557" calcext:value-type="float">
            <text:p>0.4061576557</text:p>
          </table:table-cell>
          <table:table-cell office:value-type="float" office:value="-0.9235050381" calcext:value-type="float">
            <text:p>-0.9235050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1" calcext:value-type="float">
            <text:p>791</text:p>
          </table:table-cell>
          <table:table-cell office:value-type="float" office:value="10.59752363" calcext:value-type="float">
            <text:p>10.59752363</text:p>
          </table:table-cell>
          <table:table-cell office:value-type="float" office:value="0.4179664103" calcext:value-type="float">
            <text:p>0.4179664103</text:p>
          </table:table-cell>
          <table:table-cell office:value-type="float" office:value="0.237071683" calcext:value-type="float">
            <text:p>0.2370716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2" calcext:value-type="float">
            <text:p>792</text:p>
          </table:table-cell>
          <table:table-cell office:value-type="float" office:value="10.62494806" calcext:value-type="float">
            <text:p>10.62494806</text:p>
          </table:table-cell>
          <table:table-cell office:value-type="float" office:value="0.4231512838" calcext:value-type="float">
            <text:p>0.4231512838</text:p>
          </table:table-cell>
          <table:table-cell office:value-type="float" office:value="0.09677592203" calcext:value-type="float">
            <text:p>0.0967759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2" calcext:value-type="float">
            <text:p>792</text:p>
          </table:table-cell>
          <table:table-cell office:value-type="float" office:value="10.64970591" calcext:value-type="float">
            <text:p>10.64970591</text:p>
          </table:table-cell>
          <table:table-cell office:value-type="float" office:value="0.4599270361" calcext:value-type="float">
            <text:p>0.4599270361</text:p>
          </table:table-cell>
          <table:table-cell office:value-type="float" office:value="0.790843519" calcext:value-type="float">
            <text:p>0.7908435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2" calcext:value-type="float">
            <text:p>792</text:p>
          </table:table-cell>
          <table:table-cell office:value-type="float" office:value="10.67255197" calcext:value-type="float">
            <text:p>10.67255197</text:p>
          </table:table-cell>
          <table:table-cell office:value-type="float" office:value="0.4994070238" calcext:value-type="float">
            <text:p>0.4994070238</text:p>
          </table:table-cell>
          <table:table-cell office:value-type="float" office:value="0.7844442929" calcext:value-type="float">
            <text:p>0.78444429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2" calcext:value-type="float">
            <text:p>792</text:p>
          </table:table-cell>
          <table:table-cell office:value-type="float" office:value="10.6977671" calcext:value-type="float">
            <text:p>10.6977671</text:p>
          </table:table-cell>
          <table:table-cell office:value-type="float" office:value="0.4976866761" calcext:value-type="float">
            <text:p>0.4976866761</text:p>
          </table:table-cell>
          <table:table-cell office:value-type="float" office:value="-0.03457171764" calcext:value-type="float">
            <text:p>-0.03457171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4" calcext:value-type="float">
            <text:p>794</text:p>
          </table:table-cell>
          <table:table-cell office:value-type="float" office:value="10.70945775" calcext:value-type="float">
            <text:p>10.70945775</text:p>
          </table:table-cell>
          <table:table-cell office:value-type="float" office:value="0.3982510147" calcext:value-type="float">
            <text:p>0.3982510147</text:p>
          </table:table-cell>
          <table:table-cell office:value-type="float" office:value="-1.991134528" calcext:value-type="float">
            <text:p>-1.9911345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4" calcext:value-type="float">
            <text:p>794</text:p>
          </table:table-cell>
          <table:table-cell office:value-type="float" office:value="10.73279996" calcext:value-type="float">
            <text:p>10.73279996</text:p>
          </table:table-cell>
          <table:table-cell office:value-type="float" office:value="0.4002624097" calcext:value-type="float">
            <text:p>0.4002624097</text:p>
          </table:table-cell>
          <table:table-cell office:value-type="float" office:value="0.03963573564" calcext:value-type="float">
            <text:p>0.03963573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5" calcext:value-type="float">
            <text:p>795</text:p>
          </table:table-cell>
          <table:table-cell office:value-type="float" office:value="10.76034262" calcext:value-type="float">
            <text:p>10.76034262</text:p>
          </table:table-cell>
          <table:table-cell office:value-type="float" office:value="0.4171557544" calcext:value-type="float">
            <text:p>0.4171557544</text:p>
          </table:table-cell>
          <table:table-cell office:value-type="float" office:value="0.3418808352" calcext:value-type="float">
            <text:p>0.34188083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5" calcext:value-type="float">
            <text:p>795</text:p>
          </table:table-cell>
          <table:table-cell office:value-type="float" office:value="10.77755104" calcext:value-type="float">
            <text:p>10.77755104</text:p>
          </table:table-cell>
          <table:table-cell office:value-type="float" office:value="0.4526551961" calcext:value-type="float">
            <text:p>0.4526551961</text:p>
          </table:table-cell>
          <table:table-cell office:value-type="float" office:value="0.7026192435" calcext:value-type="float">
            <text:p>0.70261924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5" calcext:value-type="float">
            <text:p>795</text:p>
          </table:table-cell>
          <table:table-cell office:value-type="float" office:value="10.79332867" calcext:value-type="float">
            <text:p>10.79332867</text:p>
          </table:table-cell>
          <table:table-cell office:value-type="float" office:value="0.4059493715" calcext:value-type="float">
            <text:p>0.4059493715</text:p>
          </table:table-cell>
          <table:table-cell office:value-type="float" office:value="-0.9468513774" calcext:value-type="float">
            <text:p>-0.94685137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5" calcext:value-type="float">
            <text:p>795</text:p>
          </table:table-cell>
          <table:table-cell office:value-type="float" office:value="10.82455021" calcext:value-type="float">
            <text:p>10.82455021</text:p>
          </table:table-cell>
          <table:table-cell office:value-type="float" office:value="0.4286537209" calcext:value-type="float">
            <text:p>0.4286537209</text:p>
          </table:table-cell>
          <table:table-cell office:value-type="float" office:value="0.4548721882" calcext:value-type="float">
            <text:p>0.45487218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7" calcext:value-type="float">
            <text:p>797</text:p>
          </table:table-cell>
          <table:table-cell office:value-type="float" office:value="10.84443826" calcext:value-type="float">
            <text:p>10.84443826</text:p>
          </table:table-cell>
          <table:table-cell office:value-type="float" office:value="0.4195640841" calcext:value-type="float">
            <text:p>0.4195640841</text:p>
          </table:table-cell>
          <table:table-cell office:value-type="float" office:value="-0.1432030831" calcext:value-type="float">
            <text:p>-0.14320308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7" calcext:value-type="float">
            <text:p>797</text:p>
          </table:table-cell>
          <table:table-cell office:value-type="float" office:value="10.86074515" calcext:value-type="float">
            <text:p>10.86074515</text:p>
          </table:table-cell>
          <table:table-cell office:value-type="float" office:value="0.462037858" calcext:value-type="float">
            <text:p>0.462037858</text:p>
          </table:table-cell>
          <table:table-cell office:value-type="float" office:value="1.164997861" calcext:value-type="float">
            <text:p>1.1649978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8" calcext:value-type="float">
            <text:p>798</text:p>
          </table:table-cell>
          <table:table-cell office:value-type="float" office:value="10.87490536" calcext:value-type="float">
            <text:p>10.87490536</text:p>
          </table:table-cell>
          <table:table-cell office:value-type="float" office:value="0.3474215004" calcext:value-type="float">
            <text:p>0.3474215004</text:p>
          </table:table-cell>
          <table:table-cell office:value-type="float" office:value="-2.279840783" calcext:value-type="float">
            <text:p>-2.2798407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8" calcext:value-type="float">
            <text:p>798</text:p>
          </table:table-cell>
          <table:table-cell office:value-type="float" office:value="10.90636899" calcext:value-type="float">
            <text:p>10.90636899</text:p>
          </table:table-cell>
          <table:table-cell office:value-type="float" office:value="0.4525410789" calcext:value-type="float">
            <text:p>0.4525410789</text:p>
          </table:table-cell>
          <table:table-cell office:value-type="float" office:value="2.100430985" calcext:value-type="float">
            <text:p>2.1004309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8" calcext:value-type="float">
            <text:p>798</text:p>
          </table:table-cell>
          <table:table-cell office:value-type="float" office:value="10.92553824" calcext:value-type="float">
            <text:p>10.92553824</text:p>
          </table:table-cell>
          <table:table-cell office:value-type="float" office:value="0.4312507363" calcext:value-type="float">
            <text:p>0.4312507363</text:p>
          </table:table-cell>
          <table:table-cell office:value-type="float" office:value="-0.4258290285" calcext:value-type="float">
            <text:p>-0.42582902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798" calcext:value-type="float">
            <text:p>798</text:p>
          </table:table-cell>
          <table:table-cell office:value-type="float" office:value="10.93806827" calcext:value-type="float">
            <text:p>10.93806827</text:p>
          </table:table-cell>
          <table:table-cell office:value-type="float" office:value="0.4213641223" calcext:value-type="float">
            <text:p>0.4213641223</text:p>
          </table:table-cell>
          <table:table-cell office:value-type="float" office:value="-0.1988377298" calcext:value-type="float">
            <text:p>-0.19883772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00" calcext:value-type="float">
            <text:p>800</text:p>
          </table:table-cell>
          <table:table-cell office:value-type="float" office:value="10.97137715" calcext:value-type="float">
            <text:p>10.97137715</text:p>
          </table:table-cell>
          <table:table-cell office:value-type="float" office:value="0.4328576683" calcext:value-type="float">
            <text:p>0.4328576683</text:p>
          </table:table-cell>
          <table:table-cell office:value-type="float" office:value="0.2288318902" calcext:value-type="float">
            <text:p>0.22883189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00" calcext:value-type="float">
            <text:p>800</text:p>
          </table:table-cell>
          <table:table-cell office:value-type="float" office:value="10.98887508" calcext:value-type="float">
            <text:p>10.98887508</text:p>
          </table:table-cell>
          <table:table-cell office:value-type="float" office:value="0.4223983356" calcext:value-type="float">
            <text:p>0.4223983356</text:p>
          </table:table-cell>
          <table:table-cell office:value-type="float" office:value="-0.2104230359" calcext:value-type="float">
            <text:p>-0.21042303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01" calcext:value-type="float">
            <text:p>801</text:p>
          </table:table-cell>
          <table:table-cell office:value-type="float" office:value="11.00479452" calcext:value-type="float">
            <text:p>11.00479452</text:p>
          </table:table-cell>
          <table:table-cell office:value-type="float" office:value="0.4437752539" calcext:value-type="float">
            <text:p>0.4437752539</text:p>
          </table:table-cell>
          <table:table-cell office:value-type="float" office:value="0.4245081835" calcext:value-type="float">
            <text:p>0.42450818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01" calcext:value-type="float">
            <text:p>801</text:p>
          </table:table-cell>
          <table:table-cell office:value-type="float" office:value="11.01971017" calcext:value-type="float">
            <text:p>11.01971017</text:p>
          </table:table-cell>
          <table:table-cell office:value-type="float" office:value="0.3224683652" calcext:value-type="float">
            <text:p>0.3224683652</text:p>
          </table:table-cell>
          <table:table-cell office:value-type="float" office:value="-2.433724668" calcext:value-type="float">
            <text:p>-2.4337246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01" calcext:value-type="float">
            <text:p>801</text:p>
          </table:table-cell>
          <table:table-cell office:value-type="float" office:value="11.0458281" calcext:value-type="float">
            <text:p>11.0458281</text:p>
          </table:table-cell>
          <table:table-cell office:value-type="float" office:value="0.3657956403" calcext:value-type="float">
            <text:p>0.3657956403</text:p>
          </table:table-cell>
          <table:table-cell office:value-type="float" office:value="0.799608824" calcext:value-type="float">
            <text:p>0.7996088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01" calcext:value-type="float">
            <text:p>801</text:p>
          </table:table-cell>
          <table:table-cell office:value-type="float" office:value="11.06496138" calcext:value-type="float">
            <text:p>11.06496138</text:p>
          </table:table-cell>
          <table:table-cell office:value-type="float" office:value="0.3993475732" calcext:value-type="float">
            <text:p>0.3993475732</text:p>
          </table:table-cell>
          <table:table-cell office:value-type="float" office:value="0.7308753827" calcext:value-type="float">
            <text:p>0.73087538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03" calcext:value-type="float">
            <text:p>803</text:p>
          </table:table-cell>
          <table:table-cell office:value-type="float" office:value="11.0823588" calcext:value-type="float">
            <text:p>11.0823588</text:p>
          </table:table-cell>
          <table:table-cell office:value-type="float" office:value="0.4153530469" calcext:value-type="float">
            <text:p>0.4153530469</text:p>
          </table:table-cell>
          <table:table-cell office:value-type="float" office:value="0.3194782488" calcext:value-type="float">
            <text:p>0.31947824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03" calcext:value-type="float">
            <text:p>803</text:p>
          </table:table-cell>
          <table:table-cell office:value-type="float" office:value="11.10255747" calcext:value-type="float">
            <text:p>11.10255747</text:p>
          </table:table-cell>
          <table:table-cell office:value-type="float" office:value="0.3898312494" calcext:value-type="float">
            <text:p>0.3898312494</text:p>
          </table:table-cell>
          <table:table-cell office:value-type="float" office:value="-0.5122933834" calcext:value-type="float">
            <text:p>-0.51229338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04" calcext:value-type="float">
            <text:p>804</text:p>
          </table:table-cell>
          <table:table-cell office:value-type="float" office:value="11.14161927" calcext:value-type="float">
            <text:p>11.14161927</text:p>
          </table:table-cell>
          <table:table-cell office:value-type="float" office:value="0.3810789925" calcext:value-type="float">
            <text:p>0.3810789925</text:p>
          </table:table-cell>
          <table:table-cell office:value-type="float" office:value="-0.08750314266" calcext:value-type="float">
            <text:p>-0.08750314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04" calcext:value-type="float">
            <text:p>804</text:p>
          </table:table-cell>
          <table:table-cell office:value-type="float" office:value="11.16032285" calcext:value-type="float">
            <text:p>11.16032285</text:p>
          </table:table-cell>
          <table:table-cell office:value-type="float" office:value="0.3900326108" calcext:value-type="float">
            <text:p>0.3900326108</text:p>
          </table:table-cell>
          <table:table-cell office:value-type="float" office:value="0.1790970551" calcext:value-type="float">
            <text:p>0.17909705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04" calcext:value-type="float">
            <text:p>804</text:p>
          </table:table-cell>
          <table:table-cell office:value-type="float" office:value="11.18382769" calcext:value-type="float">
            <text:p>11.18382769</text:p>
          </table:table-cell>
          <table:table-cell office:value-type="float" office:value="0.4113118998" calcext:value-type="float">
            <text:p>0.4113118998</text:p>
          </table:table-cell>
          <table:table-cell office:value-type="float" office:value="0.4248474644" calcext:value-type="float">
            <text:p>0.42484746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06" calcext:value-type="float">
            <text:p>806</text:p>
          </table:table-cell>
          <table:table-cell office:value-type="float" office:value="11.20220068" calcext:value-type="float">
            <text:p>11.20220068</text:p>
          </table:table-cell>
          <table:table-cell office:value-type="float" office:value="0.4025195756" calcext:value-type="float">
            <text:p>0.4025195756</text:p>
          </table:table-cell>
          <table:table-cell office:value-type="float" office:value="-0.1742646982" calcext:value-type="float">
            <text:p>-0.174264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06" calcext:value-type="float">
            <text:p>806</text:p>
          </table:table-cell>
          <table:table-cell office:value-type="float" office:value="11.21600476" calcext:value-type="float">
            <text:p>11.21600476</text:p>
          </table:table-cell>
          <table:table-cell office:value-type="float" office:value="0.3709898658" calcext:value-type="float">
            <text:p>0.3709898658</text:p>
          </table:table-cell>
          <table:table-cell office:value-type="float" office:value="-0.6384796618" calcext:value-type="float">
            <text:p>-0.63847966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07" calcext:value-type="float">
            <text:p>807</text:p>
          </table:table-cell>
          <table:table-cell office:value-type="float" office:value="11.22093288" calcext:value-type="float">
            <text:p>11.22093288</text:p>
          </table:table-cell>
          <table:table-cell office:value-type="float" office:value="0.2399267902" calcext:value-type="float">
            <text:p>0.2399267902</text:p>
          </table:table-cell>
          <table:table-cell office:value-type="float" office:value="-2.023663454" calcext:value-type="float">
            <text:p>-2.0236634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07" calcext:value-type="float">
            <text:p>807</text:p>
          </table:table-cell>
          <table:table-cell office:value-type="float" office:value="11.2249" calcext:value-type="float">
            <text:p>11.2249</text:p>
          </table:table-cell>
          <table:table-cell office:value-type="float" office:value="0.1560662753" calcext:value-type="float">
            <text:p>0.1560662753</text:p>
          </table:table-cell>
          <table:table-cell office:value-type="float" office:value="-2.379664648" calcext:value-type="float">
            <text:p>-2.3796646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07" calcext:value-type="float">
            <text:p>807</text:p>
          </table:table-cell>
          <table:table-cell office:value-type="float" office:value="11.2097368" calcext:value-type="float">
            <text:p>11.2097368</text:p>
          </table:table-cell>
          <table:table-cell office:value-type="float" office:value="-0.03791961046" calcext:value-type="float">
            <text:p>-0.0379196105</text:p>
          </table:table-cell>
          <table:table-cell office:value-type="float" office:value="-3.868966476" calcext:value-type="float">
            <text:p>-3.868966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07" calcext:value-type="float">
            <text:p>807</text:p>
          </table:table-cell>
          <table:table-cell office:value-type="float" office:value="11.15165655" calcext:value-type="float">
            <text:p>11.15165655</text:p>
          </table:table-cell>
          <table:table-cell office:value-type="float" office:value="-0.4508463851" calcext:value-type="float">
            <text:p>-0.4508463851</text:p>
          </table:table-cell>
          <table:table-cell office:value-type="float" office:value="-8.266237972" calcext:value-type="float">
            <text:p>-8.2662379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09" calcext:value-type="float">
            <text:p>809</text:p>
          </table:table-cell>
          <table:table-cell office:value-type="float" office:value="11.06757967" calcext:value-type="float">
            <text:p>11.06757967</text:p>
          </table:table-cell>
          <table:table-cell office:value-type="float" office:value="-1.049948408" calcext:value-type="float">
            <text:p>-1.049948408</text:p>
          </table:table-cell>
          <table:table-cell office:value-type="float" office:value="-12.00481166" calcext:value-type="float">
            <text:p>-12.004811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0" calcext:value-type="float">
            <text:p>810</text:p>
          </table:table-cell>
          <table:table-cell office:value-type="float" office:value="10.76800886" calcext:value-type="float">
            <text:p>10.76800886</text:p>
          </table:table-cell>
          <table:table-cell office:value-type="float" office:value="-1.944049252" calcext:value-type="float">
            <text:p>-1.944049252</text:p>
          </table:table-cell>
          <table:table-cell office:value-type="float" office:value="-8.908231761" calcext:value-type="float">
            <text:p>-8.9082317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0" calcext:value-type="float">
            <text:p>810</text:p>
          </table:table-cell>
          <table:table-cell office:value-type="float" office:value="10.56313214" calcext:value-type="float">
            <text:p>10.56313214</text:p>
          </table:table-cell>
          <table:table-cell office:value-type="float" office:value="-2.930277895" calcext:value-type="float">
            <text:p>-2.930277895</text:p>
          </table:table-cell>
          <table:table-cell office:value-type="float" office:value="-19.83933188" calcext:value-type="float">
            <text:p>-19.839331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0" calcext:value-type="float">
            <text:p>810</text:p>
          </table:table-cell>
          <table:table-cell office:value-type="float" office:value="10.36059027" calcext:value-type="float">
            <text:p>10.36059027</text:p>
          </table:table-cell>
          <table:table-cell office:value-type="float" office:value="-3.70406459" calcext:value-type="float">
            <text:p>-3.70406459</text:p>
          </table:table-cell>
          <table:table-cell office:value-type="float" office:value="-15.30479466" calcext:value-type="float">
            <text:p>-15.304794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0" calcext:value-type="float">
            <text:p>810</text:p>
          </table:table-cell>
          <table:table-cell office:value-type="float" office:value="10.1456604" calcext:value-type="float">
            <text:p>10.1456604</text:p>
          </table:table-cell>
          <table:table-cell office:value-type="float" office:value="-4.160807304" calcext:value-type="float">
            <text:p>-4.160807304</text:p>
          </table:table-cell>
          <table:table-cell office:value-type="float" office:value="-9.254617359" calcext:value-type="float">
            <text:p>-9.2546173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1" calcext:value-type="float">
            <text:p>811</text:p>
          </table:table-cell>
          <table:table-cell office:value-type="float" office:value="9.938666563" calcext:value-type="float">
            <text:p>9.938666563</text:p>
          </table:table-cell>
          <table:table-cell office:value-type="float" office:value="-4.080974885" calcext:value-type="float">
            <text:p>-4.080974885</text:p>
          </table:table-cell>
          <table:table-cell office:value-type="float" office:value="1.497144227" calcext:value-type="float">
            <text:p>1.4971442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1" calcext:value-type="float">
            <text:p>811</text:p>
          </table:table-cell>
          <table:table-cell office:value-type="float" office:value="9.73521244" calcext:value-type="float">
            <text:p>9.73521244</text:p>
          </table:table-cell>
          <table:table-cell office:value-type="float" office:value="-4.204845679" calcext:value-type="float">
            <text:p>-4.204845679</text:p>
          </table:table-cell>
          <table:table-cell office:value-type="float" office:value="-2.665317745" calcext:value-type="float">
            <text:p>-2.6653177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3" calcext:value-type="float">
            <text:p>813</text:p>
          </table:table-cell>
          <table:table-cell office:value-type="float" office:value="9.533800238" calcext:value-type="float">
            <text:p>9.533800238</text:p>
          </table:table-cell>
          <table:table-cell office:value-type="float" office:value="-4.082251111" calcext:value-type="float">
            <text:p>-4.082251111</text:p>
          </table:table-cell>
          <table:table-cell office:value-type="float" office:value="2.426890981" calcext:value-type="float">
            <text:p>2.4268909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3" calcext:value-type="float">
            <text:p>813</text:p>
          </table:table-cell>
          <table:table-cell office:value-type="float" office:value="9.346129686" calcext:value-type="float">
            <text:p>9.346129686</text:p>
          </table:table-cell>
          <table:table-cell office:value-type="float" office:value="-4.033202303" calcext:value-type="float">
            <text:p>-4.033202303</text:p>
          </table:table-cell>
          <table:table-cell office:value-type="float" office:value="0.9760939123" calcext:value-type="float">
            <text:p>0.97609391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3" calcext:value-type="float">
            <text:p>813</text:p>
          </table:table-cell>
          <table:table-cell office:value-type="float" office:value="9.214563335" calcext:value-type="float">
            <text:p>9.214563335</text:p>
          </table:table-cell>
          <table:table-cell office:value-type="float" office:value="-3.463522427" calcext:value-type="float">
            <text:p>-3.463522427</text:p>
          </table:table-cell>
          <table:table-cell office:value-type="float" office:value="11.555275" calcext:value-type="float">
            <text:p>11.5552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3" calcext:value-type="float">
            <text:p>813</text:p>
          </table:table-cell>
          <table:table-cell office:value-type="float" office:value="9.137325897" calcext:value-type="float">
            <text:p>9.137325897</text:p>
          </table:table-cell>
          <table:table-cell office:value-type="float" office:value="-2.644770952" calcext:value-type="float">
            <text:p>-2.644770952</text:p>
          </table:table-cell>
          <table:table-cell office:value-type="float" office:value="16.22839782" calcext:value-type="float">
            <text:p>16.228397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4" calcext:value-type="float">
            <text:p>814</text:p>
          </table:table-cell>
          <table:table-cell office:value-type="float" office:value="9.051387143" calcext:value-type="float">
            <text:p>9.051387143</text:p>
          </table:table-cell>
          <table:table-cell office:value-type="float" office:value="-1.97632736" calcext:value-type="float">
            <text:p>-1.97632736</text:p>
          </table:table-cell>
          <table:table-cell office:value-type="float" office:value="13.45151254" calcext:value-type="float">
            <text:p>13.451512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4" calcext:value-type="float">
            <text:p>814</text:p>
          </table:table-cell>
          <table:table-cell office:value-type="float" office:value="8.972733839" calcext:value-type="float">
            <text:p>8.972733839</text:p>
          </table:table-cell>
          <table:table-cell office:value-type="float" office:value="-1.611148398" calcext:value-type="float">
            <text:p>-1.611148398</text:p>
          </table:table-cell>
          <table:table-cell office:value-type="float" office:value="7.303872285" calcext:value-type="float">
            <text:p>7.3038722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7" calcext:value-type="float">
            <text:p>817</text:p>
          </table:table-cell>
          <table:table-cell office:value-type="float" office:value="8.817327039" calcext:value-type="float">
            <text:p>8.817327039</text:p>
          </table:table-cell>
          <table:table-cell office:value-type="float" office:value="-1.619268591" calcext:value-type="float">
            <text:p>-1.619268591</text:p>
          </table:table-cell>
          <table:table-cell office:value-type="float" office:value="-0.08126508664" calcext:value-type="float">
            <text:p>-0.08126508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7" calcext:value-type="float">
            <text:p>817</text:p>
          </table:table-cell>
          <table:table-cell office:value-type="float" office:value="8.769654074" calcext:value-type="float">
            <text:p>8.769654074</text:p>
          </table:table-cell>
          <table:table-cell office:value-type="float" office:value="-1.293004449" calcext:value-type="float">
            <text:p>-1.293004449</text:p>
          </table:table-cell>
          <table:table-cell office:value-type="float" office:value="5.137005307" calcext:value-type="float">
            <text:p>5.1370053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7" calcext:value-type="float">
            <text:p>817</text:p>
          </table:table-cell>
          <table:table-cell office:value-type="float" office:value="8.750432317" calcext:value-type="float">
            <text:p>8.750432317</text:p>
          </table:table-cell>
          <table:table-cell office:value-type="float" office:value="-0.9430928695" calcext:value-type="float">
            <text:p>-0.9430928695</text:p>
          </table:table-cell>
          <table:table-cell office:value-type="float" office:value="9.527837847" calcext:value-type="float">
            <text:p>9.5278378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8" calcext:value-type="float">
            <text:p>818</text:p>
          </table:table-cell>
          <table:table-cell office:value-type="float" office:value="8.729976947" calcext:value-type="float">
            <text:p>8.729976947</text:p>
          </table:table-cell>
          <table:table-cell office:value-type="float" office:value="-0.5613540346" calcext:value-type="float">
            <text:p>-0.5613540346</text:p>
          </table:table-cell>
          <table:table-cell office:value-type="float" office:value="7.652559104" calcext:value-type="float">
            <text:p>7.652559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8" calcext:value-type="float">
            <text:p>818</text:p>
          </table:table-cell>
          <table:table-cell office:value-type="float" office:value="8.716291804" calcext:value-type="float">
            <text:p>8.716291804</text:p>
          </table:table-cell>
          <table:table-cell office:value-type="float" office:value="-0.4023164535" calcext:value-type="float">
            <text:p>-0.4023164535</text:p>
          </table:table-cell>
          <table:table-cell office:value-type="float" office:value="3.178331957" calcext:value-type="float">
            <text:p>3.1783319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9" calcext:value-type="float">
            <text:p>819</text:p>
          </table:table-cell>
          <table:table-cell office:value-type="float" office:value="8.68745025" calcext:value-type="float">
            <text:p>8.68745025</text:p>
          </table:table-cell>
          <table:table-cell office:value-type="float" office:value="-0.4184493847" calcext:value-type="float">
            <text:p>-0.4184493847</text:p>
          </table:table-cell>
          <table:table-cell office:value-type="float" office:value="-0.3198406428" calcext:value-type="float">
            <text:p>-0.31984064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9" calcext:value-type="float">
            <text:p>819</text:p>
          </table:table-cell>
          <table:table-cell office:value-type="float" office:value="8.678291372" calcext:value-type="float">
            <text:p>8.678291372</text:p>
          </table:table-cell>
          <table:table-cell office:value-type="float" office:value="-0.3423289281" calcext:value-type="float">
            <text:p>-0.3423289281</text:p>
          </table:table-cell>
          <table:table-cell office:value-type="float" office:value="1.510119687" calcext:value-type="float">
            <text:p>1.5101196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9" calcext:value-type="float">
            <text:p>819</text:p>
          </table:table-cell>
          <table:table-cell office:value-type="float" office:value="8.654942857" calcext:value-type="float">
            <text:p>8.654942857</text:p>
          </table:table-cell>
          <table:table-cell office:value-type="float" office:value="-0.4095168488" calcext:value-type="float">
            <text:p>-0.4095168488</text:p>
          </table:table-cell>
          <table:table-cell office:value-type="float" office:value="-1.367032832" calcext:value-type="float">
            <text:p>-1.3670328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19" calcext:value-type="float">
            <text:p>819</text:p>
          </table:table-cell>
          <table:table-cell office:value-type="float" office:value="8.632522759" calcext:value-type="float">
            <text:p>8.632522759</text:p>
          </table:table-cell>
          <table:table-cell office:value-type="float" office:value="-0.3693705198" calcext:value-type="float">
            <text:p>-0.3693705198</text:p>
          </table:table-cell>
          <table:table-cell office:value-type="float" office:value="0.8082130861" calcext:value-type="float">
            <text:p>0.80821308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0" calcext:value-type="float">
            <text:p>820</text:p>
          </table:table-cell>
          <table:table-cell office:value-type="float" office:value="8.618422551" calcext:value-type="float">
            <text:p>8.618422551</text:p>
          </table:table-cell>
          <table:table-cell office:value-type="float" office:value="-0.4023769988" calcext:value-type="float">
            <text:p>-0.4023769988</text:p>
          </table:table-cell>
          <table:table-cell office:value-type="float" office:value="-0.6571196178" calcext:value-type="float">
            <text:p>-0.65711961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0" calcext:value-type="float">
            <text:p>820</text:p>
          </table:table-cell>
          <table:table-cell office:value-type="float" office:value="8.599339892" calcext:value-type="float">
            <text:p>8.599339892</text:p>
          </table:table-cell>
          <table:table-cell office:value-type="float" office:value="-0.3708741092" calcext:value-type="float">
            <text:p>-0.3708741092</text:p>
          </table:table-cell>
          <table:table-cell office:value-type="float" office:value="0.6282361595" calcext:value-type="float">
            <text:p>0.62823615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2" calcext:value-type="float">
            <text:p>822</text:p>
          </table:table-cell>
          <table:table-cell office:value-type="float" office:value="8.603712582" calcext:value-type="float">
            <text:p>8.603712582</text:p>
          </table:table-cell>
          <table:table-cell office:value-type="float" office:value="-0.193019025" calcext:value-type="float">
            <text:p>-0.193019025</text:p>
          </table:table-cell>
          <table:table-cell office:value-type="float" office:value="3.343854894" calcext:value-type="float">
            <text:p>3.343854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2" calcext:value-type="float">
            <text:p>822</text:p>
          </table:table-cell>
          <table:table-cell office:value-type="float" office:value="8.573494091" calcext:value-type="float">
            <text:p>8.573494091</text:p>
          </table:table-cell>
          <table:table-cell office:value-type="float" office:value="-0.3153366764" calcext:value-type="float">
            <text:p>-0.3153366764</text:p>
          </table:table-cell>
          <table:table-cell office:value-type="float" office:value="-2.621627604" calcext:value-type="float">
            <text:p>-2.6216276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2" calcext:value-type="float">
            <text:p>822</text:p>
          </table:table-cell>
          <table:table-cell office:value-type="float" office:value="8.560509348" calcext:value-type="float">
            <text:p>8.560509348</text:p>
          </table:table-cell>
          <table:table-cell office:value-type="float" office:value="-0.2752461707" calcext:value-type="float">
            <text:p>-0.2752461707</text:p>
          </table:table-cell>
          <table:table-cell office:value-type="float" office:value="0.8036112165" calcext:value-type="float">
            <text:p>0.8036112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2" calcext:value-type="float">
            <text:p>822</text:p>
          </table:table-cell>
          <table:table-cell office:value-type="float" office:value="8.546859991" calcext:value-type="float">
            <text:p>8.546859991</text:p>
          </table:table-cell>
          <table:table-cell office:value-type="float" office:value="-0.3933731358" calcext:value-type="float">
            <text:p>-0.3933731358</text:p>
          </table:table-cell>
          <table:table-cell office:value-type="float" office:value="-2.355466685" calcext:value-type="float">
            <text:p>-2.3554666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2" calcext:value-type="float">
            <text:p>822</text:p>
          </table:table-cell>
          <table:table-cell office:value-type="float" office:value="8.530044148" calcext:value-type="float">
            <text:p>8.530044148</text:p>
          </table:table-cell>
          <table:table-cell office:value-type="float" office:value="-0.2897422118" calcext:value-type="float">
            <text:p>-0.2897422118</text:p>
          </table:table-cell>
          <table:table-cell office:value-type="float" office:value="2.075463444" calcext:value-type="float">
            <text:p>2.075463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2" calcext:value-type="float">
            <text:p>822</text:p>
          </table:table-cell>
          <table:table-cell office:value-type="float" office:value="8.519720326" calcext:value-type="float">
            <text:p>8.519720326</text:p>
          </table:table-cell>
          <table:table-cell office:value-type="float" office:value="-0.27173266" calcext:value-type="float">
            <text:p>-0.27173266</text:p>
          </table:table-cell>
          <table:table-cell office:value-type="float" office:value="0.3597952897" calcext:value-type="float">
            <text:p>0.35979528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4" calcext:value-type="float">
            <text:p>824</text:p>
          </table:table-cell>
          <table:table-cell office:value-type="float" office:value="8.501932207" calcext:value-type="float">
            <text:p>8.501932207</text:p>
          </table:table-cell>
          <table:table-cell office:value-type="float" office:value="-0.2997666407" calcext:value-type="float">
            <text:p>-0.2997666407</text:p>
          </table:table-cell>
          <table:table-cell office:value-type="float" office:value="-0.5614825242" calcext:value-type="float">
            <text:p>-0.56148252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4" calcext:value-type="float">
            <text:p>824</text:p>
          </table:table-cell>
          <table:table-cell office:value-type="float" office:value="8.48730721" calcext:value-type="float">
            <text:p>8.48730721</text:p>
          </table:table-cell>
          <table:table-cell office:value-type="float" office:value="-0.2852633187" calcext:value-type="float">
            <text:p>-0.2852633187</text:p>
          </table:table-cell>
          <table:table-cell office:value-type="float" office:value="0.2908286509" calcext:value-type="float">
            <text:p>0.2908286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4" calcext:value-type="float">
            <text:p>824</text:p>
          </table:table-cell>
          <table:table-cell office:value-type="float" office:value="8.477998074" calcext:value-type="float">
            <text:p>8.477998074</text:p>
          </table:table-cell>
          <table:table-cell office:value-type="float" office:value="-0.2782408309" calcext:value-type="float">
            <text:p>-0.2782408309</text:p>
          </table:table-cell>
          <table:table-cell office:value-type="float" office:value="0.1396949192" calcext:value-type="float">
            <text:p>0.13969491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4" calcext:value-type="float">
            <text:p>824</text:p>
          </table:table-cell>
          <table:table-cell office:value-type="float" office:value="8.466038166" calcext:value-type="float">
            <text:p>8.466038166</text:p>
          </table:table-cell>
          <table:table-cell office:value-type="float" office:value="-0.239549587" calcext:value-type="float">
            <text:p>-0.239549587</text:p>
          </table:table-cell>
          <table:table-cell office:value-type="float" office:value="0.7770598084" calcext:value-type="float">
            <text:p>0.77705980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5" calcext:value-type="float">
            <text:p>825</text:p>
          </table:table-cell>
          <table:table-cell office:value-type="float" office:value="8.453328699" calcext:value-type="float">
            <text:p>8.453328699</text:p>
          </table:table-cell>
          <table:table-cell office:value-type="float" office:value="-0.2086615762" calcext:value-type="float">
            <text:p>-0.2086615762</text:p>
          </table:table-cell>
          <table:table-cell office:value-type="float" office:value="0.4875322115" calcext:value-type="float">
            <text:p>0.48753221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5" calcext:value-type="float">
            <text:p>825</text:p>
          </table:table-cell>
          <table:table-cell office:value-type="float" office:value="8.438045672" calcext:value-type="float">
            <text:p>8.438045672</text:p>
          </table:table-cell>
          <table:table-cell office:value-type="float" office:value="-0.2837606444" calcext:value-type="float">
            <text:p>-0.2837606444</text:p>
          </table:table-cell>
          <table:table-cell office:value-type="float" office:value="-2.017048873" calcext:value-type="float">
            <text:p>-2.0170488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6" calcext:value-type="float">
            <text:p>826</text:p>
          </table:table-cell>
          <table:table-cell office:value-type="float" office:value="8.426805709" calcext:value-type="float">
            <text:p>8.426805709</text:p>
          </table:table-cell>
          <table:table-cell office:value-type="float" office:value="-0.2773655767" calcext:value-type="float">
            <text:p>-0.2773655767</text:p>
          </table:table-cell>
          <table:table-cell office:value-type="float" office:value="0.1257470881" calcext:value-type="float">
            <text:p>0.12574708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6" calcext:value-type="float">
            <text:p>826</text:p>
          </table:table-cell>
          <table:table-cell office:value-type="float" office:value="8.413759853" calcext:value-type="float">
            <text:p>8.413759853</text:p>
          </table:table-cell>
          <table:table-cell office:value-type="float" office:value="-0.2999250194" calcext:value-type="float">
            <text:p>-0.2999250194</text:p>
          </table:table-cell>
          <table:table-cell office:value-type="float" office:value="-0.4639259407" calcext:value-type="float">
            <text:p>-0.46392594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6" calcext:value-type="float">
            <text:p>826</text:p>
          </table:table-cell>
          <table:table-cell office:value-type="float" office:value="8.4003692" calcext:value-type="float">
            <text:p>8.4003692</text:p>
          </table:table-cell>
          <table:table-cell office:value-type="float" office:value="-0.251705902" calcext:value-type="float">
            <text:p>-0.251705902</text:p>
          </table:table-cell>
          <table:table-cell office:value-type="float" office:value="0.9572124623" calcext:value-type="float">
            <text:p>0.95721246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6" calcext:value-type="float">
            <text:p>826</text:p>
          </table:table-cell>
          <table:table-cell office:value-type="float" office:value="8.390618166" calcext:value-type="float">
            <text:p>8.390618166</text:p>
          </table:table-cell>
          <table:table-cell office:value-type="float" office:value="-0.2433677413" calcext:value-type="float">
            <text:p>-0.2433677413</text:p>
          </table:table-cell>
          <table:table-cell office:value-type="float" office:value="0.167599297" calcext:value-type="float">
            <text:p>0.1675992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7" calcext:value-type="float">
            <text:p>827</text:p>
          </table:table-cell>
          <table:table-cell office:value-type="float" office:value="8.381542713" calcext:value-type="float">
            <text:p>8.381542713</text:p>
          </table:table-cell>
          <table:table-cell office:value-type="float" office:value="-0.2144162039" calcext:value-type="float">
            <text:p>-0.2144162039</text:p>
          </table:table-cell>
          <table:table-cell office:value-type="float" office:value="0.5787728939" calcext:value-type="float">
            <text:p>0.57877289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7" calcext:value-type="float">
            <text:p>827</text:p>
          </table:table-cell>
          <table:table-cell office:value-type="float" office:value="8.361012081" calcext:value-type="float">
            <text:p>8.361012081</text:p>
          </table:table-cell>
          <table:table-cell office:value-type="float" office:value="-0.2627180831" calcext:value-type="float">
            <text:p>-0.2627180831</text:p>
          </table:table-cell>
          <table:table-cell office:value-type="float" office:value="-0.9663080345" calcext:value-type="float">
            <text:p>-0.96630803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9" calcext:value-type="float">
            <text:p>829</text:p>
          </table:table-cell>
          <table:table-cell office:value-type="float" office:value="8.354917484" calcext:value-type="float">
            <text:p>8.354917484</text:p>
          </table:table-cell>
          <table:table-cell office:value-type="float" office:value="-0.2379554221" calcext:value-type="float">
            <text:p>-0.2379554221</text:p>
          </table:table-cell>
          <table:table-cell office:value-type="float" office:value="0.4945158467" calcext:value-type="float">
            <text:p>0.49451584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9" calcext:value-type="float">
            <text:p>829</text:p>
          </table:table-cell>
          <table:table-cell office:value-type="float" office:value="8.332404307" calcext:value-type="float">
            <text:p>8.332404307</text:p>
          </table:table-cell>
          <table:table-cell office:value-type="float" office:value="-0.3282746699" calcext:value-type="float">
            <text:p>-0.3282746699</text:p>
          </table:table-cell>
          <table:table-cell office:value-type="float" office:value="-1.814899775" calcext:value-type="float">
            <text:p>-1.8148997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9" calcext:value-type="float">
            <text:p>829</text:p>
          </table:table-cell>
          <table:table-cell office:value-type="float" office:value="8.310421347" calcext:value-type="float">
            <text:p>8.310421347</text:p>
          </table:table-cell>
          <table:table-cell office:value-type="float" office:value="-0.3276050044" calcext:value-type="float">
            <text:p>-0.3276050044</text:p>
          </table:table-cell>
          <table:table-cell office:value-type="float" office:value="0.01245076798" calcext:value-type="float">
            <text:p>0.0124507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29" calcext:value-type="float">
            <text:p>829</text:p>
          </table:table-cell>
          <table:table-cell office:value-type="float" office:value="8.290610847" calcext:value-type="float">
            <text:p>8.290610847</text:p>
          </table:table-cell>
          <table:table-cell office:value-type="float" office:value="-0.4293066405" calcext:value-type="float">
            <text:p>-0.4293066405</text:p>
          </table:table-cell>
          <table:table-cell office:value-type="float" office:value="-2.191152182" calcext:value-type="float">
            <text:p>-2.191152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0" calcext:value-type="float">
            <text:p>830</text:p>
          </table:table-cell>
          <table:table-cell office:value-type="float" office:value="8.287140446" calcext:value-type="float">
            <text:p>8.287140446</text:p>
          </table:table-cell>
          <table:table-cell office:value-type="float" office:value="-0.3016705049" calcext:value-type="float">
            <text:p>-0.3016705049</text:p>
          </table:table-cell>
          <table:table-cell office:value-type="float" office:value="2.555280394" calcext:value-type="float">
            <text:p>2.5552803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0" calcext:value-type="float">
            <text:p>830</text:p>
          </table:table-cell>
          <table:table-cell office:value-type="float" office:value="8.263149009" calcext:value-type="float">
            <text:p>8.263149009</text:p>
          </table:table-cell>
          <table:table-cell office:value-type="float" office:value="-0.3256124208" calcext:value-type="float">
            <text:p>-0.3256124208</text:p>
          </table:table-cell>
          <table:table-cell office:value-type="float" office:value="-0.4795524284" calcext:value-type="float">
            <text:p>-0.47955242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1" calcext:value-type="float">
            <text:p>831</text:p>
          </table:table-cell>
          <table:table-cell office:value-type="float" office:value="8.240562967" calcext:value-type="float">
            <text:p>8.240562967</text:p>
          </table:table-cell>
          <table:table-cell office:value-type="float" office:value="-0.3338917048" calcext:value-type="float">
            <text:p>-0.3338917048</text:p>
          </table:table-cell>
          <table:table-cell office:value-type="float" office:value="-0.1655608972" calcext:value-type="float">
            <text:p>-0.16556089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1" calcext:value-type="float">
            <text:p>831</text:p>
          </table:table-cell>
          <table:table-cell office:value-type="float" office:value="8.207941933" calcext:value-type="float">
            <text:p>8.207941933</text:p>
          </table:table-cell>
          <table:table-cell office:value-type="float" office:value="-0.5276015573" calcext:value-type="float">
            <text:p>-0.5276015573</text:p>
          </table:table-cell>
          <table:table-cell office:value-type="float" office:value="-3.863427668" calcext:value-type="float">
            <text:p>-3.8634276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1" calcext:value-type="float">
            <text:p>831</text:p>
          </table:table-cell>
          <table:table-cell office:value-type="float" office:value="8.182273196" calcext:value-type="float">
            <text:p>8.182273196</text:p>
          </table:table-cell>
          <table:table-cell office:value-type="float" office:value="-0.5386421317" calcext:value-type="float">
            <text:p>-0.5386421317</text:p>
          </table:table-cell>
          <table:table-cell office:value-type="float" office:value="-0.220936797" calcext:value-type="float">
            <text:p>-0.2209367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1" calcext:value-type="float">
            <text:p>831</text:p>
          </table:table-cell>
          <table:table-cell office:value-type="float" office:value="8.152902978" calcext:value-type="float">
            <text:p>8.152902978</text:p>
          </table:table-cell>
          <table:table-cell office:value-type="float" office:value="-0.5841831871" calcext:value-type="float">
            <text:p>-0.5841831871</text:p>
          </table:table-cell>
          <table:table-cell office:value-type="float" office:value="-0.9121732422" calcext:value-type="float">
            <text:p>-0.91217324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2" calcext:value-type="float">
            <text:p>832</text:p>
          </table:table-cell>
          <table:table-cell office:value-type="float" office:value="8.124835221" calcext:value-type="float">
            <text:p>8.124835221</text:p>
          </table:table-cell>
          <table:table-cell office:value-type="float" office:value="-0.5541890457" calcext:value-type="float">
            <text:p>-0.5541890457</text:p>
          </table:table-cell>
          <table:table-cell office:value-type="float" office:value="0.5991022458" calcext:value-type="float">
            <text:p>0.59910224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2" calcext:value-type="float">
            <text:p>832</text:p>
          </table:table-cell>
          <table:table-cell office:value-type="float" office:value="8.092284291" calcext:value-type="float">
            <text:p>8.092284291</text:p>
          </table:table-cell>
          <table:table-cell office:value-type="float" office:value="-0.5996261863" calcext:value-type="float">
            <text:p>-0.5996261863</text:p>
          </table:table-cell>
          <table:table-cell office:value-type="float" office:value="-0.907289534" calcext:value-type="float">
            <text:p>-0.9072895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3" calcext:value-type="float">
            <text:p>833</text:p>
          </table:table-cell>
          <table:table-cell office:value-type="float" office:value="8.075379306" calcext:value-type="float">
            <text:p>8.075379306</text:p>
          </table:table-cell>
          <table:table-cell office:value-type="float" office:value="-0.4914281652" calcext:value-type="float">
            <text:p>-0.4914281652</text:p>
          </table:table-cell>
          <table:table-cell office:value-type="float" office:value="1.687662242" calcext:value-type="float">
            <text:p>1.6876622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3" calcext:value-type="float">
            <text:p>833</text:p>
          </table:table-cell>
          <table:table-cell office:value-type="float" office:value="8.047791422" calcext:value-type="float">
            <text:p>8.047791422</text:p>
          </table:table-cell>
          <table:table-cell office:value-type="float" office:value="-0.5616831601" calcext:value-type="float">
            <text:p>-0.5616831601</text:p>
          </table:table-cell>
          <table:table-cell office:value-type="float" office:value="-1.964412325" calcext:value-type="float">
            <text:p>-1.9644123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3" calcext:value-type="float">
            <text:p>833</text:p>
          </table:table-cell>
          <table:table-cell office:value-type="float" office:value="8.025687554" calcext:value-type="float">
            <text:p>8.025687554</text:p>
          </table:table-cell>
          <table:table-cell office:value-type="float" office:value="-0.4920819522" calcext:value-type="float">
            <text:p>-0.4920819522</text:p>
          </table:table-cell>
          <table:table-cell office:value-type="float" office:value="1.389179201" calcext:value-type="float">
            <text:p>1.389179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3" calcext:value-type="float">
            <text:p>833</text:p>
          </table:table-cell>
          <table:table-cell office:value-type="float" office:value="7.994403878" calcext:value-type="float">
            <text:p>7.994403878</text:p>
          </table:table-cell>
          <table:table-cell office:value-type="float" office:value="-0.6140184226" calcext:value-type="float">
            <text:p>-0.6140184226</text:p>
          </table:table-cell>
          <table:table-cell office:value-type="float" office:value="-2.453611889" calcext:value-type="float">
            <text:p>-2.453611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4" calcext:value-type="float">
            <text:p>834</text:p>
          </table:table-cell>
          <table:table-cell office:value-type="float" office:value="7.971074459" calcext:value-type="float">
            <text:p>7.971074459</text:p>
          </table:table-cell>
          <table:table-cell office:value-type="float" office:value="-0.51141172" calcext:value-type="float">
            <text:p>-0.51141172</text:p>
          </table:table-cell>
          <table:table-cell office:value-type="float" office:value="2.038856772" calcext:value-type="float">
            <text:p>2.0388567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4" calcext:value-type="float">
            <text:p>834</text:p>
          </table:table-cell>
          <table:table-cell office:value-type="float" office:value="7.951715248" calcext:value-type="float">
            <text:p>7.951715248</text:p>
          </table:table-cell>
          <table:table-cell office:value-type="float" office:value="-0.4936305925" calcext:value-type="float">
            <text:p>-0.4936305925</text:p>
          </table:table-cell>
          <table:table-cell office:value-type="float" office:value="0.3562161268" calcext:value-type="float">
            <text:p>0.35621612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6" calcext:value-type="float">
            <text:p>836</text:p>
          </table:table-cell>
          <table:table-cell office:value-type="float" office:value="7.920066526" calcext:value-type="float">
            <text:p>7.920066526</text:p>
          </table:table-cell>
          <table:table-cell office:value-type="float" office:value="-0.4954163834" calcext:value-type="float">
            <text:p>-0.4954163834</text:p>
          </table:table-cell>
          <table:table-cell office:value-type="float" office:value="-0.03582159475" calcext:value-type="float">
            <text:p>-0.03582159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6" calcext:value-type="float">
            <text:p>836</text:p>
          </table:table-cell>
          <table:table-cell office:value-type="float" office:value="7.897258603" calcext:value-type="float">
            <text:p>7.897258603</text:p>
          </table:table-cell>
          <table:table-cell office:value-type="float" office:value="-0.4927394096" calcext:value-type="float">
            <text:p>-0.4927394096</text:p>
          </table:table-cell>
          <table:table-cell office:value-type="float" office:value="0.05346672933" calcext:value-type="float">
            <text:p>0.05346672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6" calcext:value-type="float">
            <text:p>836</text:p>
          </table:table-cell>
          <table:table-cell office:value-type="float" office:value="7.872169616" calcext:value-type="float">
            <text:p>7.872169616</text:p>
          </table:table-cell>
          <table:table-cell office:value-type="float" office:value="-0.5302857234" calcext:value-type="float">
            <text:p>-0.5302857234</text:p>
          </table:table-cell>
          <table:table-cell office:value-type="float" office:value="-0.7489653338" calcext:value-type="float">
            <text:p>-0.74896533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6" calcext:value-type="float">
            <text:p>836</text:p>
          </table:table-cell>
          <table:table-cell office:value-type="float" office:value="7.84904137" calcext:value-type="float">
            <text:p>7.84904137</text:p>
          </table:table-cell>
          <table:table-cell office:value-type="float" office:value="-0.4728400734" calcext:value-type="float">
            <text:p>-0.4728400734</text:p>
          </table:table-cell>
          <table:table-cell office:value-type="float" office:value="1.148781945" calcext:value-type="float">
            <text:p>1.1487819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6" calcext:value-type="float">
            <text:p>836</text:p>
          </table:table-cell>
          <table:table-cell office:value-type="float" office:value="7.818212912" calcext:value-type="float">
            <text:p>7.818212912</text:p>
          </table:table-cell>
          <table:table-cell office:value-type="float" office:value="-0.5149075212" calcext:value-type="float">
            <text:p>-0.5149075212</text:p>
          </table:table-cell>
          <table:table-cell office:value-type="float" office:value="-0.7938236393" calcext:value-type="float">
            <text:p>-0.79382363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6" calcext:value-type="float">
            <text:p>836</text:p>
          </table:table-cell>
          <table:table-cell office:value-type="float" office:value="7.784037852" calcext:value-type="float">
            <text:p>7.784037852</text:p>
          </table:table-cell>
          <table:table-cell office:value-type="float" office:value="-0.5917258148" calcext:value-type="float">
            <text:p>-0.5917258148</text:p>
          </table:table-cell>
          <table:table-cell office:value-type="float" office:value="-1.642962951" calcext:value-type="float">
            <text:p>-1.6429629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8" calcext:value-type="float">
            <text:p>838</text:p>
          </table:table-cell>
          <table:table-cell office:value-type="float" office:value="7.756566548" calcext:value-type="float">
            <text:p>7.756566548</text:p>
          </table:table-cell>
          <table:table-cell office:value-type="float" office:value="-0.62062952" calcext:value-type="float">
            <text:p>-0.62062952</text:p>
          </table:table-cell>
          <table:table-cell office:value-type="float" office:value="-0.5778607111" calcext:value-type="float">
            <text:p>-0.5778607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8" calcext:value-type="float">
            <text:p>838</text:p>
          </table:table-cell>
          <table:table-cell office:value-type="float" office:value="7.741634565" calcext:value-type="float">
            <text:p>7.741634565</text:p>
          </table:table-cell>
          <table:table-cell office:value-type="float" office:value="-0.5261366505" calcext:value-type="float">
            <text:p>-0.5261366505</text:p>
          </table:table-cell>
          <table:table-cell office:value-type="float" office:value="1.88746993" calcext:value-type="float">
            <text:p>1.887469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8" calcext:value-type="float">
            <text:p>838</text:p>
          </table:table-cell>
          <table:table-cell office:value-type="float" office:value="7.71587281" calcext:value-type="float">
            <text:p>7.71587281</text:p>
          </table:table-cell>
          <table:table-cell office:value-type="float" office:value="-0.4538474213" calcext:value-type="float">
            <text:p>-0.4538474213</text:p>
          </table:table-cell>
          <table:table-cell office:value-type="float" office:value="1.442477673" calcext:value-type="float">
            <text:p>1.4424776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8" calcext:value-type="float">
            <text:p>838</text:p>
          </table:table-cell>
          <table:table-cell office:value-type="float" office:value="7.693597152" calcext:value-type="float">
            <text:p>7.693597152</text:p>
          </table:table-cell>
          <table:table-cell office:value-type="float" office:value="-0.4194616548" calcext:value-type="float">
            <text:p>-0.4194616548</text:p>
          </table:table-cell>
          <table:table-cell office:value-type="float" office:value="0.6885686751" calcext:value-type="float">
            <text:p>0.68856867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9" calcext:value-type="float">
            <text:p>839</text:p>
          </table:table-cell>
          <table:table-cell office:value-type="float" office:value="7.68198457" calcext:value-type="float">
            <text:p>7.68198457</text:p>
          </table:table-cell>
          <table:table-cell office:value-type="float" office:value="-0.397570399" calcext:value-type="float">
            <text:p>-0.397570399</text:p>
          </table:table-cell>
          <table:table-cell office:value-type="float" office:value="0.438460339" calcext:value-type="float">
            <text:p>0.4384603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39" calcext:value-type="float">
            <text:p>839</text:p>
          </table:table-cell>
          <table:table-cell office:value-type="float" office:value="7.672152404" calcext:value-type="float">
            <text:p>7.672152404</text:p>
          </table:table-cell>
          <table:table-cell office:value-type="float" office:value="-0.2921449144" calcext:value-type="float">
            <text:p>-0.2921449144</text:p>
          </table:table-cell>
          <table:table-cell office:value-type="float" office:value="2.120699559" calcext:value-type="float">
            <text:p>2.1206995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0" calcext:value-type="float">
            <text:p>840</text:p>
          </table:table-cell>
          <table:table-cell office:value-type="float" office:value="7.657332641" calcext:value-type="float">
            <text:p>7.657332641</text:p>
          </table:table-cell>
          <table:table-cell office:value-type="float" office:value="-0.2418332635" calcext:value-type="float">
            <text:p>-0.2418332635</text:p>
          </table:table-cell>
          <table:table-cell office:value-type="float" office:value="1.001941001" calcext:value-type="float">
            <text:p>1.001941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0" calcext:value-type="float">
            <text:p>840</text:p>
          </table:table-cell>
          <table:table-cell office:value-type="float" office:value="7.65069953" calcext:value-type="float">
            <text:p>7.65069953</text:p>
          </table:table-cell>
          <table:table-cell office:value-type="float" office:value="-0.2086109159" calcext:value-type="float">
            <text:p>-0.2086109159</text:p>
          </table:table-cell>
          <table:table-cell office:value-type="float" office:value="0.6657459692" calcext:value-type="float">
            <text:p>0.66574596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0" calcext:value-type="float">
            <text:p>840</text:p>
          </table:table-cell>
          <table:table-cell office:value-type="float" office:value="7.637269367" calcext:value-type="float">
            <text:p>7.637269367</text:p>
          </table:table-cell>
          <table:table-cell office:value-type="float" office:value="-0.2122632452" calcext:value-type="float">
            <text:p>-0.2122632452</text:p>
          </table:table-cell>
          <table:table-cell office:value-type="float" office:value="-0.05676601347" calcext:value-type="float">
            <text:p>-0.05676601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0" calcext:value-type="float">
            <text:p>840</text:p>
          </table:table-cell>
          <table:table-cell office:value-type="float" office:value="7.631599757" calcext:value-type="float">
            <text:p>7.631599757</text:p>
          </table:table-cell>
          <table:table-cell office:value-type="float" office:value="-0.1663243095" calcext:value-type="float">
            <text:p>-0.1663243095</text:p>
          </table:table-cell>
          <table:table-cell office:value-type="float" office:value="1.274663801" calcext:value-type="float">
            <text:p>1.2746638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1" calcext:value-type="float">
            <text:p>841</text:p>
          </table:table-cell>
          <table:table-cell office:value-type="float" office:value="7.619276153" calcext:value-type="float">
            <text:p>7.619276153</text:p>
          </table:table-cell>
          <table:table-cell office:value-type="float" office:value="-0.2044157219" calcext:value-type="float">
            <text:p>-0.2044157219</text:p>
          </table:table-cell>
          <table:table-cell office:value-type="float" office:value="-0.7640652635" calcext:value-type="float">
            <text:p>-0.76406526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1" calcext:value-type="float">
            <text:p>841</text:p>
          </table:table-cell>
          <table:table-cell office:value-type="float" office:value="7.606756069" calcext:value-type="float">
            <text:p>7.606756069</text:p>
          </table:table-cell>
          <table:table-cell office:value-type="float" office:value="-0.2186774749" calcext:value-type="float">
            <text:p>-0.2186774749</text:p>
          </table:table-cell>
          <table:table-cell office:value-type="float" office:value="-0.2865116988" calcext:value-type="float">
            <text:p>-0.2865116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2" calcext:value-type="float">
            <text:p>842</text:p>
          </table:table-cell>
          <table:table-cell office:value-type="float" office:value="7.602986388" calcext:value-type="float">
            <text:p>7.602986388</text:p>
          </table:table-cell>
          <table:table-cell office:value-type="float" office:value="-0.1911582975" calcext:value-type="float">
            <text:p>-0.1911582975</text:p>
          </table:table-cell>
          <table:table-cell office:value-type="float" office:value="0.5457336368" calcext:value-type="float">
            <text:p>0.54573363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2" calcext:value-type="float">
            <text:p>842</text:p>
          </table:table-cell>
          <table:table-cell office:value-type="float" office:value="7.590690426" calcext:value-type="float">
            <text:p>7.590690426</text:p>
          </table:table-cell>
          <table:table-cell office:value-type="float" office:value="-0.1912764202" calcext:value-type="float">
            <text:p>-0.1912764202</text:p>
          </table:table-cell>
          <table:table-cell office:value-type="float" office:value="-0.002378122994" calcext:value-type="float">
            <text:p>-0.0023781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2" calcext:value-type="float">
            <text:p>842</text:p>
          </table:table-cell>
          <table:table-cell office:value-type="float" office:value="7.584941904" calcext:value-type="float">
            <text:p>7.584941904</text:p>
          </table:table-cell>
          <table:table-cell office:value-type="float" office:value="-0.1457245535" calcext:value-type="float">
            <text:p>-0.1457245535</text:p>
          </table:table-cell>
          <table:table-cell office:value-type="float" office:value="0.9102162276" calcext:value-type="float">
            <text:p>0.91021622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2" calcext:value-type="float">
            <text:p>842</text:p>
          </table:table-cell>
          <table:table-cell office:value-type="float" office:value="7.571360775" calcext:value-type="float">
            <text:p>7.571360775</text:p>
          </table:table-cell>
          <table:table-cell office:value-type="float" office:value="-0.2115396822" calcext:value-type="float">
            <text:p>-0.2115396822</text:p>
          </table:table-cell>
          <table:table-cell office:value-type="float" office:value="-1.319110721" calcext:value-type="float">
            <text:p>-1.3191107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3" calcext:value-type="float">
            <text:p>843</text:p>
          </table:table-cell>
          <table:table-cell office:value-type="float" office:value="7.557029668" calcext:value-type="float">
            <text:p>7.557029668</text:p>
          </table:table-cell>
          <table:table-cell office:value-type="float" office:value="-0.2243721488" calcext:value-type="float">
            <text:p>-0.2243721488</text:p>
          </table:table-cell>
          <table:table-cell office:value-type="float" office:value="-0.2561348563" calcext:value-type="float">
            <text:p>-0.25613485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3" calcext:value-type="float">
            <text:p>843</text:p>
          </table:table-cell>
          <table:table-cell office:value-type="float" office:value="7.547535536" calcext:value-type="float">
            <text:p>7.547535536</text:p>
          </table:table-cell>
          <table:table-cell office:value-type="float" office:value="-0.2493548418" calcext:value-type="float">
            <text:p>-0.2493548418</text:p>
          </table:table-cell>
          <table:table-cell office:value-type="float" office:value="-0.4994755662" calcext:value-type="float">
            <text:p>-0.49947556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4" calcext:value-type="float">
            <text:p>844</text:p>
          </table:table-cell>
          <table:table-cell office:value-type="float" office:value="7.528110649" calcext:value-type="float">
            <text:p>7.528110649</text:p>
          </table:table-cell>
          <table:table-cell office:value-type="float" office:value="-0.2234617592" calcext:value-type="float">
            <text:p>-0.2234617592</text:p>
          </table:table-cell>
          <table:table-cell office:value-type="float" office:value="0.2592959899" calcext:value-type="float">
            <text:p>0.25929598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4" calcext:value-type="float">
            <text:p>844</text:p>
          </table:table-cell>
          <table:table-cell office:value-type="float" office:value="7.512639422" calcext:value-type="float">
            <text:p>7.512639422</text:p>
          </table:table-cell>
          <table:table-cell office:value-type="float" office:value="-0.230854925" calcext:value-type="float">
            <text:p>-0.230854925</text:p>
          </table:table-cell>
          <table:table-cell office:value-type="float" office:value="-0.1472910864" calcext:value-type="float">
            <text:p>-0.14729108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4" calcext:value-type="float">
            <text:p>844</text:p>
          </table:table-cell>
          <table:table-cell office:value-type="float" office:value="7.503504495" calcext:value-type="float">
            <text:p>7.503504495</text:p>
          </table:table-cell>
          <table:table-cell office:value-type="float" office:value="-0.2278091267" calcext:value-type="float">
            <text:p>-0.2278091267</text:p>
          </table:table-cell>
          <table:table-cell office:value-type="float" office:value="0.06024210074" calcext:value-type="float">
            <text:p>0.0602421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5" calcext:value-type="float">
            <text:p>845</text:p>
          </table:table-cell>
          <table:table-cell office:value-type="float" office:value="7.491924629" calcext:value-type="float">
            <text:p>7.491924629</text:p>
          </table:table-cell>
          <table:table-cell office:value-type="float" office:value="-0.2410792679" calcext:value-type="float">
            <text:p>-0.2410792679</text:p>
          </table:table-cell>
          <table:table-cell office:value-type="float" office:value="-0.2685380918" calcext:value-type="float">
            <text:p>-0.26853809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5" calcext:value-type="float">
            <text:p>845</text:p>
          </table:table-cell>
          <table:table-cell office:value-type="float" office:value="7.478993906" calcext:value-type="float">
            <text:p>7.478993906</text:p>
          </table:table-cell>
          <table:table-cell office:value-type="float" office:value="-0.2244919873" calcext:value-type="float">
            <text:p>-0.2244919873</text:p>
          </table:table-cell>
          <table:table-cell office:value-type="float" office:value="0.3315541862" calcext:value-type="float">
            <text:p>0.33155418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5" calcext:value-type="float">
            <text:p>845</text:p>
          </table:table-cell>
          <table:table-cell office:value-type="float" office:value="7.470731008" calcext:value-type="float">
            <text:p>7.470731008</text:p>
          </table:table-cell>
          <table:table-cell office:value-type="float" office:value="-0.2193560926" calcext:value-type="float">
            <text:p>-0.2193560926</text:p>
          </table:table-cell>
          <table:table-cell office:value-type="float" office:value="0.102725261" calcext:value-type="float">
            <text:p>0.1027252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5" calcext:value-type="float">
            <text:p>845</text:p>
          </table:table-cell>
          <table:table-cell office:value-type="float" office:value="7.463911692" calcext:value-type="float">
            <text:p>7.463911692</text:p>
          </table:table-cell>
          <table:table-cell office:value-type="float" office:value="-0.1868039708" calcext:value-type="float">
            <text:p>-0.1868039708</text:p>
          </table:table-cell>
          <table:table-cell office:value-type="float" office:value="0.6524293691" calcext:value-type="float">
            <text:p>0.65242936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6" calcext:value-type="float">
            <text:p>846</text:p>
          </table:table-cell>
          <table:table-cell office:value-type="float" office:value="7.453900378" calcext:value-type="float">
            <text:p>7.453900378</text:p>
          </table:table-cell>
          <table:table-cell office:value-type="float" office:value="-0.1662380958" calcext:value-type="float">
            <text:p>-0.1662380958</text:p>
          </table:table-cell>
          <table:table-cell office:value-type="float" office:value="0.4042125045" calcext:value-type="float">
            <text:p>0.40421250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6" calcext:value-type="float">
            <text:p>846</text:p>
          </table:table-cell>
          <table:table-cell office:value-type="float" office:value="7.442221987" calcext:value-type="float">
            <text:p>7.442221987</text:p>
          </table:table-cell>
          <table:table-cell office:value-type="float" office:value="-0.1903585096" calcext:value-type="float">
            <text:p>-0.1903585096</text:p>
          </table:table-cell>
          <table:table-cell office:value-type="float" office:value="-0.4908004029" calcext:value-type="float">
            <text:p>-0.4908004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7" calcext:value-type="float">
            <text:p>847</text:p>
          </table:table-cell>
          <table:table-cell office:value-type="float" office:value="7.431940598" calcext:value-type="float">
            <text:p>7.431940598</text:p>
          </table:table-cell>
          <table:table-cell office:value-type="float" office:value="-0.1970037999" calcext:value-type="float">
            <text:p>-0.1970037999</text:p>
          </table:table-cell>
          <table:table-cell office:value-type="float" office:value="-0.1012253446" calcext:value-type="float">
            <text:p>-0.10122534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7" calcext:value-type="float">
            <text:p>847</text:p>
          </table:table-cell>
          <table:table-cell office:value-type="float" office:value="7.422701602" calcext:value-type="float">
            <text:p>7.422701602</text:p>
          </table:table-cell>
          <table:table-cell office:value-type="float" office:value="-0.2210980493" calcext:value-type="float">
            <text:p>-0.2210980493</text:p>
          </table:table-cell>
          <table:table-cell office:value-type="float" office:value="-0.7016526865" calcext:value-type="float">
            <text:p>-0.70165268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8" calcext:value-type="float">
            <text:p>848</text:p>
          </table:table-cell>
          <table:table-cell office:value-type="float" office:value="7.412898535" calcext:value-type="float">
            <text:p>7.412898535</text:p>
          </table:table-cell>
          <table:table-cell office:value-type="float" office:value="-0.2057770358" calcext:value-type="float">
            <text:p>-0.2057770358</text:p>
          </table:table-cell>
          <table:table-cell office:value-type="float" office:value="0.2995540305" calcext:value-type="float">
            <text:p>0.29955403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8" calcext:value-type="float">
            <text:p>848</text:p>
          </table:table-cell>
          <table:table-cell office:value-type="float" office:value="7.414860548" calcext:value-type="float">
            <text:p>7.414860548</text:p>
          </table:table-cell>
          <table:table-cell office:value-type="float" office:value="-0.140135037" calcext:value-type="float">
            <text:p>-0.140135037</text:p>
          </table:table-cell>
          <table:table-cell office:value-type="float" office:value="1.348738875" calcext:value-type="float">
            <text:p>1.348738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8" calcext:value-type="float">
            <text:p>848</text:p>
          </table:table-cell>
          <table:table-cell office:value-type="float" office:value="7.402147414" calcext:value-type="float">
            <text:p>7.402147414</text:p>
          </table:table-cell>
          <table:table-cell office:value-type="float" office:value="-0.1347169983" calcext:value-type="float">
            <text:p>-0.1347169983</text:p>
          </table:table-cell>
          <table:table-cell office:value-type="float" office:value="0.1077358139" calcext:value-type="float">
            <text:p>0.10773581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8" calcext:value-type="float">
            <text:p>848</text:p>
          </table:table-cell>
          <table:table-cell office:value-type="float" office:value="7.397499083" calcext:value-type="float">
            <text:p>7.397499083</text:p>
          </table:table-cell>
          <table:table-cell office:value-type="float" office:value="-0.1018580745" calcext:value-type="float">
            <text:p>-0.1018580745</text:p>
          </table:table-cell>
          <table:table-cell office:value-type="float" office:value="0.6580593675" calcext:value-type="float">
            <text:p>0.65805936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9" calcext:value-type="float">
            <text:p>849</text:p>
          </table:table-cell>
          <table:table-cell office:value-type="float" office:value="7.38694378" calcext:value-type="float">
            <text:p>7.38694378</text:p>
          </table:table-cell>
          <table:table-cell office:value-type="float" office:value="-0.1854530838" calcext:value-type="float">
            <text:p>-0.1854530838</text:p>
          </table:table-cell>
          <table:table-cell office:value-type="float" office:value="-1.666876851" calcext:value-type="float">
            <text:p>-1.6668768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49" calcext:value-type="float">
            <text:p>849</text:p>
          </table:table-cell>
          <table:table-cell office:value-type="float" office:value="7.383419049" calcext:value-type="float">
            <text:p>7.383419049</text:p>
          </table:table-cell>
          <table:table-cell office:value-type="float" office:value="-0.1247611307" calcext:value-type="float">
            <text:p>-0.1247611307</text:p>
          </table:table-cell>
          <table:table-cell office:value-type="float" office:value="1.217726531" calcext:value-type="float">
            <text:p>1.2177265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1" calcext:value-type="float">
            <text:p>851</text:p>
          </table:table-cell>
          <table:table-cell office:value-type="float" office:value="7.37643365" calcext:value-type="float">
            <text:p>7.37643365</text:p>
          </table:table-cell>
          <table:table-cell office:value-type="float" office:value="-0.1403481027" calcext:value-type="float">
            <text:p>-0.1403481027</text:p>
          </table:table-cell>
          <table:table-cell office:value-type="float" office:value="-0.3120611177" calcext:value-type="float">
            <text:p>-0.31206111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1" calcext:value-type="float">
            <text:p>851</text:p>
          </table:table-cell>
          <table:table-cell office:value-type="float" office:value="7.3671953" calcext:value-type="float">
            <text:p>7.3671953</text:p>
          </table:table-cell>
          <table:table-cell office:value-type="float" office:value="-0.0999493644" calcext:value-type="float">
            <text:p>-0.0999493644</text:p>
          </table:table-cell>
          <table:table-cell office:value-type="float" office:value="0.3903965544" calcext:value-type="float">
            <text:p>0.39039655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1" calcext:value-type="float">
            <text:p>851</text:p>
          </table:table-cell>
          <table:table-cell office:value-type="float" office:value="7.355856401" calcext:value-type="float">
            <text:p>7.355856401</text:p>
          </table:table-cell>
          <table:table-cell office:value-type="float" office:value="-0.1573474613" calcext:value-type="float">
            <text:p>-0.1573474613</text:p>
          </table:table-cell>
          <table:table-cell office:value-type="float" office:value="-1.229646678" calcext:value-type="float">
            <text:p>-1.2296466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1" calcext:value-type="float">
            <text:p>851</text:p>
          </table:table-cell>
          <table:table-cell office:value-type="float" office:value="7.352239962" calcext:value-type="float">
            <text:p>7.352239962</text:p>
          </table:table-cell>
          <table:table-cell office:value-type="float" office:value="-0.1349011267" calcext:value-type="float">
            <text:p>-0.1349011267</text:p>
          </table:table-cell>
          <table:table-cell office:value-type="float" office:value="0.4500710695" calcext:value-type="float">
            <text:p>0.45007106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1" calcext:value-type="float">
            <text:p>851</text:p>
          </table:table-cell>
          <table:table-cell office:value-type="float" office:value="7.354404983" calcext:value-type="float">
            <text:p>7.354404983</text:p>
          </table:table-cell>
          <table:table-cell office:value-type="float" office:value="-0.0907221424" calcext:value-type="float">
            <text:p>-0.0907221424</text:p>
          </table:table-cell>
          <table:table-cell office:value-type="float" office:value="0.8827832218" calcext:value-type="float">
            <text:p>0.88278322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3" calcext:value-type="float">
            <text:p>853</text:p>
          </table:table-cell>
          <table:table-cell office:value-type="float" office:value="7.348826182" calcext:value-type="float">
            <text:p>7.348826182</text:p>
          </table:table-cell>
          <table:table-cell office:value-type="float" office:value="-0.04703639255" calcext:value-type="float">
            <text:p>-0.0470363926</text:p>
          </table:table-cell>
          <table:table-cell office:value-type="float" office:value="0.8759184575" calcext:value-type="float">
            <text:p>0.87591845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3" calcext:value-type="float">
            <text:p>853</text:p>
          </table:table-cell>
          <table:table-cell office:value-type="float" office:value="7.347110162" calcext:value-type="float">
            <text:p>7.347110162</text:p>
          </table:table-cell>
          <table:table-cell office:value-type="float" office:value="-0.03428644148" calcext:value-type="float">
            <text:p>-0.0342864415</text:p>
          </table:table-cell>
          <table:table-cell office:value-type="float" office:value="0.2545747674" calcext:value-type="float">
            <text:p>0.25457476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3" calcext:value-type="float">
            <text:p>853</text:p>
          </table:table-cell>
          <table:table-cell office:value-type="float" office:value="7.343493112" calcext:value-type="float">
            <text:p>7.343493112</text:p>
          </table:table-cell>
          <table:table-cell office:value-type="float" office:value="-0.0727027927" calcext:value-type="float">
            <text:p>-0.0727027927</text:p>
          </table:table-cell>
          <table:table-cell office:value-type="float" office:value="-0.7645743101" calcext:value-type="float">
            <text:p>-0.76457431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3" calcext:value-type="float">
            <text:p>853</text:p>
          </table:table-cell>
          <table:table-cell office:value-type="float" office:value="7.332428942" calcext:value-type="float">
            <text:p>7.332428942</text:p>
          </table:table-cell>
          <table:table-cell office:value-type="float" office:value="-0.1097437517" calcext:value-type="float">
            <text:p>-0.1097437517</text:p>
          </table:table-cell>
          <table:table-cell office:value-type="float" office:value="-0.7465000908" calcext:value-type="float">
            <text:p>-0.7465000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3" calcext:value-type="float">
            <text:p>853</text:p>
          </table:table-cell>
          <table:table-cell office:value-type="float" office:value="7.338851535" calcext:value-type="float">
            <text:p>7.338851535</text:p>
          </table:table-cell>
          <table:table-cell office:value-type="float" office:value="-0.05562286742" calcext:value-type="float">
            <text:p>-0.0556228674</text:p>
          </table:table-cell>
          <table:table-cell office:value-type="float" office:value="1.079447284" calcext:value-type="float">
            <text:p>1.0794472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3" calcext:value-type="float">
            <text:p>853</text:p>
          </table:table-cell>
          <table:table-cell office:value-type="float" office:value="7.332319108" calcext:value-type="float">
            <text:p>7.332319108</text:p>
          </table:table-cell>
          <table:table-cell office:value-type="float" office:value="-0.07547871585" calcext:value-type="float">
            <text:p>-0.0754787159</text:p>
          </table:table-cell>
          <table:table-cell office:value-type="float" office:value="-0.3998728523" calcext:value-type="float">
            <text:p>-0.39987285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5" calcext:value-type="float">
            <text:p>855</text:p>
          </table:table-cell>
          <table:table-cell office:value-type="float" office:value="7.317597574" calcext:value-type="float">
            <text:p>7.317597574</text:p>
          </table:table-cell>
          <table:table-cell office:value-type="float" office:value="-0.07631030388" calcext:value-type="float">
            <text:p>-0.0763103039</text:p>
          </table:table-cell>
          <table:table-cell office:value-type="float" office:value="-0.01273660536" calcext:value-type="float">
            <text:p>-0.0127366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5" calcext:value-type="float">
            <text:p>855</text:p>
          </table:table-cell>
          <table:table-cell office:value-type="float" office:value="7.320042075" calcext:value-type="float">
            <text:p>7.320042075</text:p>
          </table:table-cell>
          <table:table-cell office:value-type="float" office:value="-0.09576551092" calcext:value-type="float">
            <text:p>-0.0957655109</text:p>
          </table:table-cell>
          <table:table-cell office:value-type="float" office:value="-0.5549944126" calcext:value-type="float">
            <text:p>-0.55499441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5" calcext:value-type="float">
            <text:p>855</text:p>
          </table:table-cell>
          <table:table-cell office:value-type="float" office:value="7.316758367" calcext:value-type="float">
            <text:p>7.316758367</text:p>
          </table:table-cell>
          <table:table-cell office:value-type="float" office:value="-0.07339820852" calcext:value-type="float">
            <text:p>-0.0733982085</text:p>
          </table:table-cell>
          <table:table-cell office:value-type="float" office:value="0.439030003" calcext:value-type="float">
            <text:p>0.439030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5" calcext:value-type="float">
            <text:p>855</text:p>
          </table:table-cell>
          <table:table-cell office:value-type="float" office:value="7.320198563" calcext:value-type="float">
            <text:p>7.320198563</text:p>
          </table:table-cell>
          <table:table-cell office:value-type="float" office:value="0.02516048143" calcext:value-type="float">
            <text:p>0.0251604814</text:p>
          </table:table-cell>
          <table:table-cell office:value-type="float" office:value="2.011199197" calcext:value-type="float">
            <text:p>2.0111991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5" calcext:value-type="float">
            <text:p>855</text:p>
          </table:table-cell>
          <table:table-cell office:value-type="float" office:value="7.313147698" calcext:value-type="float">
            <text:p>7.313147698</text:p>
          </table:table-cell>
          <table:table-cell office:value-type="float" office:value="-0.04430375303" calcext:value-type="float">
            <text:p>-0.044303753</text:p>
          </table:table-cell>
          <table:table-cell office:value-type="float" office:value="-1.366050708" calcext:value-type="float">
            <text:p>-1.3660507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5" calcext:value-type="float">
            <text:p>855</text:p>
          </table:table-cell>
          <table:table-cell office:value-type="float" office:value="7.314100734" calcext:value-type="float">
            <text:p>7.314100734</text:p>
          </table:table-cell>
          <table:table-cell office:value-type="float" office:value="-0.01635836206" calcext:value-type="float">
            <text:p>-0.0163583621</text:p>
          </table:table-cell>
          <table:table-cell office:value-type="float" office:value="0.5683544271" calcext:value-type="float">
            <text:p>0.56835442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7" calcext:value-type="float">
            <text:p>857</text:p>
          </table:table-cell>
          <table:table-cell office:value-type="float" office:value="7.307550165" calcext:value-type="float">
            <text:p>7.307550165</text:p>
          </table:table-cell>
          <table:table-cell office:value-type="float" office:value="-0.08321064275" calcext:value-type="float">
            <text:p>-0.0832106428</text:p>
          </table:table-cell>
          <table:table-cell office:value-type="float" office:value="-1.330355443" calcext:value-type="float">
            <text:p>-1.3303554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7" calcext:value-type="float">
            <text:p>857</text:p>
          </table:table-cell>
          <table:table-cell office:value-type="float" office:value="7.3096662" calcext:value-type="float">
            <text:p>7.3096662</text:p>
          </table:table-cell>
          <table:table-cell office:value-type="float" office:value="-0.02284713813" calcext:value-type="float">
            <text:p>-0.0228471381</text:p>
          </table:table-cell>
          <table:table-cell office:value-type="float" office:value="1.210432153" calcext:value-type="float">
            <text:p>1.2104321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7" calcext:value-type="float">
            <text:p>857</text:p>
          </table:table-cell>
          <table:table-cell office:value-type="float" office:value="7.30909251" calcext:value-type="float">
            <text:p>7.30909251</text:p>
          </table:table-cell>
          <table:table-cell office:value-type="float" office:value="-0.03313658586" calcext:value-type="float">
            <text:p>-0.0331365859</text:p>
          </table:table-cell>
          <table:table-cell office:value-type="float" office:value="-0.2059983438" calcext:value-type="float">
            <text:p>-0.2059983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7" calcext:value-type="float">
            <text:p>857</text:p>
          </table:table-cell>
          <table:table-cell office:value-type="float" office:value="7.304886538" calcext:value-type="float">
            <text:p>7.304886538</text:p>
          </table:table-cell>
          <table:table-cell office:value-type="float" office:value="-0.0174326955" calcext:value-type="float">
            <text:p>-0.0174326955</text:p>
          </table:table-cell>
          <table:table-cell office:value-type="float" office:value="0.31080981" calcext:value-type="float">
            <text:p>0.310809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7" calcext:value-type="float">
            <text:p>857</text:p>
          </table:table-cell>
          <table:table-cell office:value-type="float" office:value="7.302052435" calcext:value-type="float">
            <text:p>7.302052435</text:p>
          </table:table-cell>
          <table:table-cell office:value-type="float" office:value="-0.04940042554" calcext:value-type="float">
            <text:p>-0.0494004255</text:p>
          </table:table-cell>
          <table:table-cell office:value-type="float" office:value="-0.6031422081" calcext:value-type="float">
            <text:p>-0.60314220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7" calcext:value-type="float">
            <text:p>857</text:p>
          </table:table-cell>
          <table:table-cell office:value-type="float" office:value="7.302401178" calcext:value-type="float">
            <text:p>7.302401178</text:p>
          </table:table-cell>
          <table:table-cell office:value-type="float" office:value="-0.04305760797" calcext:value-type="float">
            <text:p>-0.043057608</text:p>
          </table:table-cell>
          <table:table-cell office:value-type="float" office:value="0.1371892569" calcext:value-type="float">
            <text:p>0.13718925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9" calcext:value-type="float">
            <text:p>859</text:p>
          </table:table-cell>
          <table:table-cell office:value-type="float" office:value="7.305443813" calcext:value-type="float">
            <text:p>7.305443813</text:p>
          </table:table-cell>
          <table:table-cell office:value-type="float" office:value="0.004872896185" calcext:value-type="float">
            <text:p>0.0048728962</text:p>
          </table:table-cell>
          <table:table-cell office:value-type="float" office:value="0.9538001264" calcext:value-type="float">
            <text:p>0.95380012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9" calcext:value-type="float">
            <text:p>859</text:p>
          </table:table-cell>
          <table:table-cell office:value-type="float" office:value="7.304329263" calcext:value-type="float">
            <text:p>7.304329263</text:p>
          </table:table-cell>
          <table:table-cell office:value-type="float" office:value="0.01527592692" calcext:value-type="float">
            <text:p>0.0152759269</text:p>
          </table:table-cell>
          <table:table-cell office:value-type="float" office:value="0.2077951397" calcext:value-type="float">
            <text:p>0.20779513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9" calcext:value-type="float">
            <text:p>859</text:p>
          </table:table-cell>
          <table:table-cell office:value-type="float" office:value="7.308374208" calcext:value-type="float">
            <text:p>7.308374208</text:p>
          </table:table-cell>
          <table:table-cell office:value-type="float" office:value="0.0398473929" calcext:value-type="float">
            <text:p>0.0398473929</text:p>
          </table:table-cell>
          <table:table-cell office:value-type="float" office:value="0.4936069854" calcext:value-type="float">
            <text:p>0.49360698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9" calcext:value-type="float">
            <text:p>859</text:p>
          </table:table-cell>
          <table:table-cell office:value-type="float" office:value="7.31482992" calcext:value-type="float">
            <text:p>7.31482992</text:p>
          </table:table-cell>
          <table:table-cell office:value-type="float" office:value="0.06264770525" calcext:value-type="float">
            <text:p>0.0626477053</text:p>
          </table:table-cell>
          <table:table-cell office:value-type="float" office:value="0.4554201031" calcext:value-type="float">
            <text:p>0.4554201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9" calcext:value-type="float">
            <text:p>859</text:p>
          </table:table-cell>
          <table:table-cell office:value-type="float" office:value="7.319664387" calcext:value-type="float">
            <text:p>7.319664387</text:p>
          </table:table-cell>
          <table:table-cell office:value-type="float" office:value="0.1017830448" calcext:value-type="float">
            <text:p>0.1017830448</text:p>
          </table:table-cell>
          <table:table-cell office:value-type="float" office:value="0.7701928221" calcext:value-type="float">
            <text:p>0.7701928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59" calcext:value-type="float">
            <text:p>859</text:p>
          </table:table-cell>
          <table:table-cell office:value-type="float" office:value="7.330967453" calcext:value-type="float">
            <text:p>7.330967453</text:p>
          </table:table-cell>
          <table:table-cell office:value-type="float" office:value="0.1515274956" calcext:value-type="float">
            <text:p>0.1515274956</text:p>
          </table:table-cell>
          <table:table-cell office:value-type="float" office:value="1.014382795" calcext:value-type="float">
            <text:p>1.0143827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1" calcext:value-type="float">
            <text:p>861</text:p>
          </table:table-cell>
          <table:table-cell office:value-type="float" office:value="7.335646682" calcext:value-type="float">
            <text:p>7.335646682</text:p>
          </table:table-cell>
          <table:table-cell office:value-type="float" office:value="0.139544066" calcext:value-type="float">
            <text:p>0.139544066</text:p>
          </table:table-cell>
          <table:table-cell office:value-type="float" office:value="-0.2381663156" calcext:value-type="float">
            <text:p>-0.2381663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1" calcext:value-type="float">
            <text:p>861</text:p>
          </table:table-cell>
          <table:table-cell office:value-type="float" office:value="7.342813266" calcext:value-type="float">
            <text:p>7.342813266</text:p>
          </table:table-cell>
          <table:table-cell office:value-type="float" office:value="0.1557543861" calcext:value-type="float">
            <text:p>0.1557543861</text:p>
          </table:table-cell>
          <table:table-cell office:value-type="float" office:value="0.3252078802" calcext:value-type="float">
            <text:p>0.32520788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1" calcext:value-type="float">
            <text:p>861</text:p>
          </table:table-cell>
          <table:table-cell office:value-type="float" office:value="7.355349638" calcext:value-type="float">
            <text:p>7.355349638</text:p>
          </table:table-cell>
          <table:table-cell office:value-type="float" office:value="0.1454953851" calcext:value-type="float">
            <text:p>0.1454953851</text:p>
          </table:table-cell>
          <table:table-cell office:value-type="float" office:value="-0.1634335174" calcext:value-type="float">
            <text:p>-0.16343351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1" calcext:value-type="float">
            <text:p>861</text:p>
          </table:table-cell>
          <table:table-cell office:value-type="float" office:value="7.353630231" calcext:value-type="float">
            <text:p>7.353630231</text:p>
          </table:table-cell>
          <table:table-cell office:value-type="float" office:value="0.09908140118" calcext:value-type="float">
            <text:p>0.0990814012</text:p>
          </table:table-cell>
          <table:table-cell office:value-type="float" office:value="-1.248317335" calcext:value-type="float">
            <text:p>-1.2483173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1" calcext:value-type="float">
            <text:p>861</text:p>
          </table:table-cell>
          <table:table-cell office:value-type="float" office:value="7.36369078" calcext:value-type="float">
            <text:p>7.36369078</text:p>
          </table:table-cell>
          <table:table-cell office:value-type="float" office:value="0.118078168" calcext:value-type="float">
            <text:p>0.118078168</text:p>
          </table:table-cell>
          <table:table-cell office:value-type="float" office:value="0.3790926965" calcext:value-type="float">
            <text:p>0.37909269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1" calcext:value-type="float">
            <text:p>861</text:p>
          </table:table-cell>
          <table:table-cell office:value-type="float" office:value="7.378237685" calcext:value-type="float">
            <text:p>7.378237685</text:p>
          </table:table-cell>
          <table:table-cell office:value-type="float" office:value="0.1488224544" calcext:value-type="float">
            <text:p>0.1488224544</text:p>
          </table:table-cell>
          <table:table-cell office:value-type="float" office:value="0.6170171151" calcext:value-type="float">
            <text:p>0.6170171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3" calcext:value-type="float">
            <text:p>863</text:p>
          </table:table-cell>
          <table:table-cell office:value-type="float" office:value="7.381541814" calcext:value-type="float">
            <text:p>7.381541814</text:p>
          </table:table-cell>
          <table:table-cell office:value-type="float" office:value="0.1861390627" calcext:value-type="float">
            <text:p>0.1861390627</text:p>
          </table:table-cell>
          <table:table-cell office:value-type="float" office:value="0.7420777153" calcext:value-type="float">
            <text:p>0.74207771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3" calcext:value-type="float">
            <text:p>863</text:p>
          </table:table-cell>
          <table:table-cell office:value-type="float" office:value="7.388914495" calcext:value-type="float">
            <text:p>7.388914495</text:p>
          </table:table-cell>
          <table:table-cell office:value-type="float" office:value="0.168629069" calcext:value-type="float">
            <text:p>0.168629069</text:p>
          </table:table-cell>
          <table:table-cell office:value-type="float" office:value="-0.3520550073" calcext:value-type="float">
            <text:p>-0.35205500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3" calcext:value-type="float">
            <text:p>863</text:p>
          </table:table-cell>
          <table:table-cell office:value-type="float" office:value="7.395788156" calcext:value-type="float">
            <text:p>7.395788156</text:p>
          </table:table-cell>
          <table:table-cell office:value-type="float" office:value="0.1171061098" calcext:value-type="float">
            <text:p>0.1171061098</text:p>
          </table:table-cell>
          <table:table-cell office:value-type="float" office:value="-1.029743346" calcext:value-type="float">
            <text:p>-1.0297433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3" calcext:value-type="float">
            <text:p>863</text:p>
          </table:table-cell>
          <table:table-cell office:value-type="float" office:value="7.402208109" calcext:value-type="float">
            <text:p>7.402208109</text:p>
          </table:table-cell>
          <table:table-cell office:value-type="float" office:value="0.1379559148" calcext:value-type="float">
            <text:p>0.1379559148</text:p>
          </table:table-cell>
          <table:table-cell office:value-type="float" office:value="0.4165291696" calcext:value-type="float">
            <text:p>0.41652916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4" calcext:value-type="float">
            <text:p>864</text:p>
          </table:table-cell>
          <table:table-cell office:value-type="float" office:value="7.409123661" calcext:value-type="float">
            <text:p>7.409123661</text:p>
          </table:table-cell>
          <table:table-cell office:value-type="float" office:value="0.1347951628" calcext:value-type="float">
            <text:p>0.1347951628</text:p>
          </table:table-cell>
          <table:table-cell office:value-type="float" office:value="-0.06341680701" calcext:value-type="float">
            <text:p>-0.0634168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4" calcext:value-type="float">
            <text:p>864</text:p>
          </table:table-cell>
          <table:table-cell office:value-type="float" office:value="7.422903487" calcext:value-type="float">
            <text:p>7.422903487</text:p>
          </table:table-cell>
          <table:table-cell office:value-type="float" office:value="0.1808854041" calcext:value-type="float">
            <text:p>0.1808854041</text:p>
          </table:table-cell>
          <table:table-cell office:value-type="float" office:value="0.9219784539" calcext:value-type="float">
            <text:p>0.92197845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5" calcext:value-type="float">
            <text:p>865</text:p>
          </table:table-cell>
          <table:table-cell office:value-type="float" office:value="7.428779397" calcext:value-type="float">
            <text:p>7.428779397</text:p>
          </table:table-cell>
          <table:table-cell office:value-type="float" office:value="0.1746637067" calcext:value-type="float">
            <text:p>0.1746637067</text:p>
          </table:table-cell>
          <table:table-cell office:value-type="float" office:value="-0.1160393938" calcext:value-type="float">
            <text:p>-0.11603939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5" calcext:value-type="float">
            <text:p>865</text:p>
          </table:table-cell>
          <table:table-cell office:value-type="float" office:value="7.42956801" calcext:value-type="float">
            <text:p>7.42956801</text:p>
          </table:table-cell>
          <table:table-cell office:value-type="float" office:value="0.1340846835" calcext:value-type="float">
            <text:p>0.1340846835</text:p>
          </table:table-cell>
          <table:table-cell office:value-type="float" office:value="-0.8755483605" calcext:value-type="float">
            <text:p>-0.87554836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5" calcext:value-type="float">
            <text:p>865</text:p>
          </table:table-cell>
          <table:table-cell office:value-type="float" office:value="7.438039523" calcext:value-type="float">
            <text:p>7.438039523</text:p>
          </table:table-cell>
          <table:table-cell office:value-type="float" office:value="0.09835271619" calcext:value-type="float">
            <text:p>0.0983527162</text:p>
          </table:table-cell>
          <table:table-cell office:value-type="float" office:value="-0.710515415" calcext:value-type="float">
            <text:p>-0.7105154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5" calcext:value-type="float">
            <text:p>865</text:p>
          </table:table-cell>
          <table:table-cell office:value-type="float" office:value="7.445959163" calcext:value-type="float">
            <text:p>7.445959163</text:p>
          </table:table-cell>
          <table:table-cell office:value-type="float" office:value="0.1147787691" calcext:value-type="float">
            <text:p>0.1147787691</text:p>
          </table:table-cell>
          <table:table-cell office:value-type="float" office:value="0.3295073982" calcext:value-type="float">
            <text:p>0.3295073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6" calcext:value-type="float">
            <text:p>866</text:p>
          </table:table-cell>
          <table:table-cell office:value-type="float" office:value="7.452270155" calcext:value-type="float">
            <text:p>7.452270155</text:p>
          </table:table-cell>
          <table:table-cell office:value-type="float" office:value="0.1505678529" calcext:value-type="float">
            <text:p>0.1505678529</text:p>
          </table:table-cell>
          <table:table-cell office:value-type="float" office:value="0.7053632921" calcext:value-type="float">
            <text:p>0.70536329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6" calcext:value-type="float">
            <text:p>866</text:p>
          </table:table-cell>
          <table:table-cell office:value-type="float" office:value="7.462071786" calcext:value-type="float">
            <text:p>7.462071786</text:p>
          </table:table-cell>
          <table:table-cell office:value-type="float" office:value="0.1607419747" calcext:value-type="float">
            <text:p>0.1607419747</text:p>
          </table:table-cell>
          <table:table-cell office:value-type="float" office:value="0.206536529" calcext:value-type="float">
            <text:p>0.2065365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7" calcext:value-type="float">
            <text:p>867</text:p>
          </table:table-cell>
          <table:table-cell office:value-type="float" office:value="7.479329866" calcext:value-type="float">
            <text:p>7.479329866</text:p>
          </table:table-cell>
          <table:table-cell office:value-type="float" office:value="0.2219905439" calcext:value-type="float">
            <text:p>0.2219905439</text:p>
          </table:table-cell>
          <table:table-cell office:value-type="float" office:value="1.215930237" calcext:value-type="float">
            <text:p>1.2159302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7" calcext:value-type="float">
            <text:p>867</text:p>
          </table:table-cell>
          <table:table-cell office:value-type="float" office:value="7.491919528" calcext:value-type="float">
            <text:p>7.491919528</text:p>
          </table:table-cell>
          <table:table-cell office:value-type="float" office:value="0.2651909285" calcext:value-type="float">
            <text:p>0.2651909285</text:p>
          </table:table-cell>
          <table:table-cell office:value-type="float" office:value="0.8715244506" calcext:value-type="float">
            <text:p>0.87152445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7" calcext:value-type="float">
            <text:p>867</text:p>
          </table:table-cell>
          <table:table-cell office:value-type="float" office:value="7.509224391" calcext:value-type="float">
            <text:p>7.509224391</text:p>
          </table:table-cell>
          <table:table-cell office:value-type="float" office:value="0.3138992633" calcext:value-type="float">
            <text:p>0.3138992633</text:p>
          </table:table-cell>
          <table:table-cell office:value-type="float" office:value="0.9713594279" calcext:value-type="float">
            <text:p>0.9713594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7" calcext:value-type="float">
            <text:p>867</text:p>
          </table:table-cell>
          <table:table-cell office:value-type="float" office:value="7.521293136" calcext:value-type="float">
            <text:p>7.521293136</text:p>
          </table:table-cell>
          <table:table-cell office:value-type="float" office:value="0.2799741811" calcext:value-type="float">
            <text:p>0.2799741811</text:p>
          </table:table-cell>
          <table:table-cell office:value-type="float" office:value="-0.6769947207" calcext:value-type="float">
            <text:p>-0.67699472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8" calcext:value-type="float">
            <text:p>868</text:p>
          </table:table-cell>
          <table:table-cell office:value-type="float" office:value="7.536560492" calcext:value-type="float">
            <text:p>7.536560492</text:p>
          </table:table-cell>
          <table:table-cell office:value-type="float" office:value="0.2748679076" calcext:value-type="float">
            <text:p>0.2748679076</text:p>
          </table:table-cell>
          <table:table-cell office:value-type="float" office:value="-0.07982317212" calcext:value-type="float">
            <text:p>-0.07982317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8" calcext:value-type="float">
            <text:p>868</text:p>
          </table:table-cell>
          <table:table-cell office:value-type="float" office:value="7.546273429" calcext:value-type="float">
            <text:p>7.546273429</text:p>
          </table:table-cell>
          <table:table-cell office:value-type="float" office:value="0.2500541219" calcext:value-type="float">
            <text:p>0.2500541219</text:p>
          </table:table-cell>
          <table:table-cell office:value-type="float" office:value="-0.6914554797" calcext:value-type="float">
            <text:p>-0.69145547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8" calcext:value-type="float">
            <text:p>868</text:p>
          </table:table-cell>
          <table:table-cell office:value-type="float" office:value="7.562406483" calcext:value-type="float">
            <text:p>7.562406483</text:p>
          </table:table-cell>
          <table:table-cell office:value-type="float" office:value="0.2761758763" calcext:value-type="float">
            <text:p>0.2761758763</text:p>
          </table:table-cell>
          <table:table-cell office:value-type="float" office:value="0.5168376948" calcext:value-type="float">
            <text:p>0.51683769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8" calcext:value-type="float">
            <text:p>868</text:p>
          </table:table-cell>
          <table:table-cell office:value-type="float" office:value="7.576379284" calcext:value-type="float">
            <text:p>7.576379284</text:p>
          </table:table-cell>
          <table:table-cell office:value-type="float" office:value="0.2906752625" calcext:value-type="float">
            <text:p>0.2906752625</text:p>
          </table:table-cell>
          <table:table-cell office:value-type="float" office:value="0.2927968751" calcext:value-type="float">
            <text:p>0.29279687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8" calcext:value-type="float">
            <text:p>868</text:p>
          </table:table-cell>
          <table:table-cell office:value-type="float" office:value="7.584279014" calcext:value-type="float">
            <text:p>7.584279014</text:p>
          </table:table-cell>
          <table:table-cell office:value-type="float" office:value="0.2530634353" calcext:value-type="float">
            <text:p>0.2530634353</text:p>
          </table:table-cell>
          <table:table-cell office:value-type="float" office:value="-0.7514198999" calcext:value-type="float">
            <text:p>-0.7514198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68" calcext:value-type="float">
            <text:p>868</text:p>
          </table:table-cell>
          <table:table-cell office:value-type="float" office:value="7.608071255" calcext:value-type="float">
            <text:p>7.608071255</text:p>
          </table:table-cell>
          <table:table-cell office:value-type="float" office:value="0.3054978052" calcext:value-type="float">
            <text:p>0.3054978052</text:p>
          </table:table-cell>
          <table:table-cell office:value-type="float" office:value="1.050147144" calcext:value-type="float">
            <text:p>1.050147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0" calcext:value-type="float">
            <text:p>870</text:p>
          </table:table-cell>
          <table:table-cell office:value-type="float" office:value="7.62872988" calcext:value-type="float">
            <text:p>7.62872988</text:p>
          </table:table-cell>
          <table:table-cell office:value-type="float" office:value="0.3494312403" calcext:value-type="float">
            <text:p>0.3494312403</text:p>
          </table:table-cell>
          <table:table-cell office:value-type="float" office:value="0.8803508062" calcext:value-type="float">
            <text:p>0.8803508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1" calcext:value-type="float">
            <text:p>871</text:p>
          </table:table-cell>
          <table:table-cell office:value-type="float" office:value="7.664176012" calcext:value-type="float">
            <text:p>7.664176012</text:p>
          </table:table-cell>
          <table:table-cell office:value-type="float" office:value="0.4151413336" calcext:value-type="float">
            <text:p>0.4151413336</text:p>
          </table:table-cell>
          <table:table-cell office:value-type="float" office:value="0.6580130435" calcext:value-type="float">
            <text:p>0.65801304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1" calcext:value-type="float">
            <text:p>871</text:p>
          </table:table-cell>
          <table:table-cell office:value-type="float" office:value="7.678270267" calcext:value-type="float">
            <text:p>7.678270267</text:p>
          </table:table-cell>
          <table:table-cell office:value-type="float" office:value="0.3505231017" calcext:value-type="float">
            <text:p>0.3505231017</text:p>
          </table:table-cell>
          <table:table-cell office:value-type="float" office:value="-1.295882907" calcext:value-type="float">
            <text:p>-1.2958829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1" calcext:value-type="float">
            <text:p>871</text:p>
          </table:table-cell>
          <table:table-cell office:value-type="float" office:value="7.712550635" calcext:value-type="float">
            <text:p>7.712550635</text:p>
          </table:table-cell>
          <table:table-cell office:value-type="float" office:value="0.3264675273" calcext:value-type="float">
            <text:p>0.3264675273</text:p>
          </table:table-cell>
          <table:table-cell office:value-type="float" office:value="-0.2398491484" calcext:value-type="float">
            <text:p>-0.23984914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2" calcext:value-type="float">
            <text:p>872</text:p>
          </table:table-cell>
          <table:table-cell office:value-type="float" office:value="7.730472215" calcext:value-type="float">
            <text:p>7.730472215</text:p>
          </table:table-cell>
          <table:table-cell office:value-type="float" office:value="0.3277461011" calcext:value-type="float">
            <text:p>0.3277461011</text:p>
          </table:table-cell>
          <table:table-cell office:value-type="float" office:value="0.02559697854" calcext:value-type="float">
            <text:p>0.02559697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2" calcext:value-type="float">
            <text:p>872</text:p>
          </table:table-cell>
          <table:table-cell office:value-type="float" office:value="7.750827538" calcext:value-type="float">
            <text:p>7.750827538</text:p>
          </table:table-cell>
          <table:table-cell office:value-type="float" office:value="0.3694542807" calcext:value-type="float">
            <text:p>0.3694542807</text:p>
          </table:table-cell>
          <table:table-cell office:value-type="float" office:value="0.8355375838" calcext:value-type="float">
            <text:p>0.83553758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3" calcext:value-type="float">
            <text:p>873</text:p>
          </table:table-cell>
          <table:table-cell office:value-type="float" office:value="7.769820449" calcext:value-type="float">
            <text:p>7.769820449</text:p>
          </table:table-cell>
          <table:table-cell office:value-type="float" office:value="0.381856792" calcext:value-type="float">
            <text:p>0.381856792</text:p>
          </table:table-cell>
          <table:table-cell office:value-type="float" office:value="0.2474926005" calcext:value-type="float">
            <text:p>0.2474926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3" calcext:value-type="float">
            <text:p>873</text:p>
          </table:table-cell>
          <table:table-cell office:value-type="float" office:value="7.777375731" calcext:value-type="float">
            <text:p>7.777375731</text:p>
          </table:table-cell>
          <table:table-cell office:value-type="float" office:value="0.3127057998" calcext:value-type="float">
            <text:p>0.3127057998</text:p>
          </table:table-cell>
          <table:table-cell office:value-type="float" office:value="-1.385129119" calcext:value-type="float">
            <text:p>-1.385129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3" calcext:value-type="float">
            <text:p>873</text:p>
          </table:table-cell>
          <table:table-cell office:value-type="float" office:value="7.796377462" calcext:value-type="float">
            <text:p>7.796377462</text:p>
          </table:table-cell>
          <table:table-cell office:value-type="float" office:value="0.3012699783" calcext:value-type="float">
            <text:p>0.3012699783</text:p>
          </table:table-cell>
          <table:table-cell office:value-type="float" office:value="-0.224765378" calcext:value-type="float">
            <text:p>-0.2247653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3" calcext:value-type="float">
            <text:p>873</text:p>
          </table:table-cell>
          <table:table-cell office:value-type="float" office:value="7.814519514" calcext:value-type="float">
            <text:p>7.814519514</text:p>
          </table:table-cell>
          <table:table-cell office:value-type="float" office:value="0.2980695091" calcext:value-type="float">
            <text:p>0.2980695091</text:p>
          </table:table-cell>
          <table:table-cell office:value-type="float" office:value="-0.06516696919" calcext:value-type="float">
            <text:p>-0.06516696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4" calcext:value-type="float">
            <text:p>874</text:p>
          </table:table-cell>
          <table:table-cell office:value-type="float" office:value="7.837403266" calcext:value-type="float">
            <text:p>7.837403266</text:p>
          </table:table-cell>
          <table:table-cell office:value-type="float" office:value="0.3975302729" calcext:value-type="float">
            <text:p>0.3975302729</text:p>
          </table:table-cell>
          <table:table-cell office:value-type="float" office:value="1.954632818" calcext:value-type="float">
            <text:p>1.9546328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4" calcext:value-type="float">
            <text:p>874</text:p>
          </table:table-cell>
          <table:table-cell office:value-type="float" office:value="7.847496239" calcext:value-type="float">
            <text:p>7.847496239</text:p>
          </table:table-cell>
          <table:table-cell office:value-type="float" office:value="0.3413163178" calcext:value-type="float">
            <text:p>0.3413163178</text:p>
          </table:table-cell>
          <table:table-cell office:value-type="float" office:value="-1.140811097" calcext:value-type="float">
            <text:p>-1.140811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5" calcext:value-type="float">
            <text:p>875</text:p>
          </table:table-cell>
          <table:table-cell office:value-type="float" office:value="7.863213089" calcext:value-type="float">
            <text:p>7.863213089</text:p>
          </table:table-cell>
          <table:table-cell office:value-type="float" office:value="0.2995312212" calcext:value-type="float">
            <text:p>0.2995312212</text:p>
          </table:table-cell>
          <table:table-cell office:value-type="float" office:value="-0.6488292379" calcext:value-type="float">
            <text:p>-0.64882923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5" calcext:value-type="float">
            <text:p>875</text:p>
          </table:table-cell>
          <table:table-cell office:value-type="float" office:value="7.886490952" calcext:value-type="float">
            <text:p>7.886490952</text:p>
          </table:table-cell>
          <table:table-cell office:value-type="float" office:value="0.367927368" calcext:value-type="float">
            <text:p>0.367927368</text:p>
          </table:table-cell>
          <table:table-cell office:value-type="float" office:value="1.924278981" calcext:value-type="float">
            <text:p>1.9242789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5" calcext:value-type="float">
            <text:p>875</text:p>
          </table:table-cell>
          <table:table-cell office:value-type="float" office:value="7.899854046" calcext:value-type="float">
            <text:p>7.899854046</text:p>
          </table:table-cell>
          <table:table-cell office:value-type="float" office:value="0.3882099198" calcext:value-type="float">
            <text:p>0.3882099198</text:p>
          </table:table-cell>
          <table:table-cell office:value-type="float" office:value="0.4032430052" calcext:value-type="float">
            <text:p>0.4032430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5" calcext:value-type="float">
            <text:p>875</text:p>
          </table:table-cell>
          <table:table-cell office:value-type="float" office:value="7.910884555" calcext:value-type="float">
            <text:p>7.910884555</text:p>
          </table:table-cell>
          <table:table-cell office:value-type="float" office:value="0.3808950296" calcext:value-type="float">
            <text:p>0.3808950296</text:p>
          </table:table-cell>
          <table:table-cell office:value-type="float" office:value="-0.1472877035" calcext:value-type="float">
            <text:p>-0.1472877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7" calcext:value-type="float">
            <text:p>877</text:p>
          </table:table-cell>
          <table:table-cell office:value-type="float" office:value="7.930568752" calcext:value-type="float">
            <text:p>7.930568752</text:p>
          </table:table-cell>
          <table:table-cell office:value-type="float" office:value="0.293402324" calcext:value-type="float">
            <text:p>0.293402324</text:p>
          </table:table-cell>
          <table:table-cell office:value-type="float" office:value="-1.744274876" calcext:value-type="float">
            <text:p>-1.7442748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7" calcext:value-type="float">
            <text:p>877</text:p>
          </table:table-cell>
          <table:table-cell office:value-type="float" office:value="7.945677747" calcext:value-type="float">
            <text:p>7.945677747</text:p>
          </table:table-cell>
          <table:table-cell office:value-type="float" office:value="0.3055228609" calcext:value-type="float">
            <text:p>0.3055228609</text:p>
          </table:table-cell>
          <table:table-cell office:value-type="float" office:value="0.2422960752" calcext:value-type="float">
            <text:p>0.24229607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7" calcext:value-type="float">
            <text:p>877</text:p>
          </table:table-cell>
          <table:table-cell office:value-type="float" office:value="7.959917689" calcext:value-type="float">
            <text:p>7.959917689</text:p>
          </table:table-cell>
          <table:table-cell office:value-type="float" office:value="0.3266756856" calcext:value-type="float">
            <text:p>0.3266756856</text:p>
          </table:table-cell>
          <table:table-cell office:value-type="float" office:value="0.424189231" calcext:value-type="float">
            <text:p>0.424189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7" calcext:value-type="float">
            <text:p>877</text:p>
          </table:table-cell>
          <table:table-cell office:value-type="float" office:value="7.966474781" calcext:value-type="float">
            <text:p>7.966474781</text:p>
          </table:table-cell>
          <table:table-cell office:value-type="float" office:value="0.2396100185" calcext:value-type="float">
            <text:p>0.2396100185</text:p>
          </table:table-cell>
          <table:table-cell office:value-type="float" office:value="-1.74250661" calcext:value-type="float">
            <text:p>-1.742506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7" calcext:value-type="float">
            <text:p>877</text:p>
          </table:table-cell>
          <table:table-cell office:value-type="float" office:value="7.989684313" calcext:value-type="float">
            <text:p>7.989684313</text:p>
          </table:table-cell>
          <table:table-cell office:value-type="float" office:value="0.2930937417" calcext:value-type="float">
            <text:p>0.2930937417</text:p>
          </table:table-cell>
          <table:table-cell office:value-type="float" office:value="1.06575122" calcext:value-type="float">
            <text:p>1.06575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7" calcext:value-type="float">
            <text:p>877</text:p>
          </table:table-cell>
          <table:table-cell office:value-type="float" office:value="8.005190986" calcext:value-type="float">
            <text:p>8.005190986</text:p>
          </table:table-cell>
          <table:table-cell office:value-type="float" office:value="0.3017610485" calcext:value-type="float">
            <text:p>0.3017610485</text:p>
          </table:table-cell>
          <table:table-cell office:value-type="float" office:value="0.1741453267" calcext:value-type="float">
            <text:p>0.17414532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9" calcext:value-type="float">
            <text:p>879</text:p>
          </table:table-cell>
          <table:table-cell office:value-type="float" office:value="8.008359271" calcext:value-type="float">
            <text:p>8.008359271</text:p>
          </table:table-cell>
          <table:table-cell office:value-type="float" office:value="0.2778231184" calcext:value-type="float">
            <text:p>0.2778231184</text:p>
          </table:table-cell>
          <table:table-cell office:value-type="float" office:value="-0.4489311912" calcext:value-type="float">
            <text:p>-0.44893119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79" calcext:value-type="float">
            <text:p>879</text:p>
          </table:table-cell>
          <table:table-cell office:value-type="float" office:value="8.038133085" calcext:value-type="float">
            <text:p>8.038133085</text:p>
          </table:table-cell>
          <table:table-cell office:value-type="float" office:value="0.3369987455" calcext:value-type="float">
            <text:p>0.3369987455</text:p>
          </table:table-cell>
          <table:table-cell office:value-type="float" office:value="1.272033533" calcext:value-type="float">
            <text:p>1.2720335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0" calcext:value-type="float">
            <text:p>880</text:p>
          </table:table-cell>
          <table:table-cell office:value-type="float" office:value="8.052231587" calcext:value-type="float">
            <text:p>8.052231587</text:p>
          </table:table-cell>
          <table:table-cell office:value-type="float" office:value="0.3267786618" calcext:value-type="float">
            <text:p>0.3267786618</text:p>
          </table:table-cell>
          <table:table-cell office:value-type="float" office:value="-0.2036282159" calcext:value-type="float">
            <text:p>-0.2036282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0" calcext:value-type="float">
            <text:p>880</text:p>
          </table:table-cell>
          <table:table-cell office:value-type="float" office:value="8.066518199" calcext:value-type="float">
            <text:p>8.066518199</text:p>
          </table:table-cell>
          <table:table-cell office:value-type="float" office:value="0.4020744957" calcext:value-type="float">
            <text:p>0.4020744957</text:p>
          </table:table-cell>
          <table:table-cell office:value-type="float" office:value="1.503667191" calcext:value-type="float">
            <text:p>1.5036671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0" calcext:value-type="float">
            <text:p>880</text:p>
          </table:table-cell>
          <table:table-cell office:value-type="float" office:value="8.07889343" calcext:value-type="float">
            <text:p>8.07889343</text:p>
          </table:table-cell>
          <table:table-cell office:value-type="float" office:value="0.2716252155" calcext:value-type="float">
            <text:p>0.2716252155</text:p>
          </table:table-cell>
          <table:table-cell office:value-type="float" office:value="-2.621240268" calcext:value-type="float">
            <text:p>-2.6212402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0" calcext:value-type="float">
            <text:p>880</text:p>
          </table:table-cell>
          <table:table-cell office:value-type="float" office:value="8.097228609" calcext:value-type="float">
            <text:p>8.097228609</text:p>
          </table:table-cell>
          <table:table-cell office:value-type="float" office:value="0.3002642949" calcext:value-type="float">
            <text:p>0.3002642949</text:p>
          </table:table-cell>
          <table:table-cell office:value-type="float" office:value="0.5729638934" calcext:value-type="float">
            <text:p>0.57296389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1" calcext:value-type="float">
            <text:p>881</text:p>
          </table:table-cell>
          <table:table-cell office:value-type="float" office:value="8.113214865" calcext:value-type="float">
            <text:p>8.113214865</text:p>
          </table:table-cell>
          <table:table-cell office:value-type="float" office:value="0.3106481743" calcext:value-type="float">
            <text:p>0.3106481743</text:p>
          </table:table-cell>
          <table:table-cell office:value-type="float" office:value="0.2055548157" calcext:value-type="float">
            <text:p>0.20555481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1" calcext:value-type="float">
            <text:p>881</text:p>
          </table:table-cell>
          <table:table-cell office:value-type="float" office:value="8.129223911" calcext:value-type="float">
            <text:p>8.129223911</text:p>
          </table:table-cell>
          <table:table-cell office:value-type="float" office:value="0.3353887205" calcext:value-type="float">
            <text:p>0.3353887205</text:p>
          </table:table-cell>
          <table:table-cell office:value-type="float" office:value="0.4989957102" calcext:value-type="float">
            <text:p>0.4989957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2" calcext:value-type="float">
            <text:p>882</text:p>
          </table:table-cell>
          <table:table-cell office:value-type="float" office:value="8.138135887" calcext:value-type="float">
            <text:p>8.138135887</text:p>
          </table:table-cell>
          <table:table-cell office:value-type="float" office:value="0.2724626081" calcext:value-type="float">
            <text:p>0.2724626081</text:p>
          </table:table-cell>
          <table:table-cell office:value-type="float" office:value="-1.257127264" calcext:value-type="float">
            <text:p>-1.2571272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2" calcext:value-type="float">
            <text:p>882</text:p>
          </table:table-cell>
          <table:table-cell office:value-type="float" office:value="8.161477265" calcext:value-type="float">
            <text:p>8.161477265</text:p>
          </table:table-cell>
          <table:table-cell office:value-type="float" office:value="0.3221760498" calcext:value-type="float">
            <text:p>0.3221760498</text:p>
          </table:table-cell>
          <table:table-cell office:value-type="float" office:value="0.9916487787" calcext:value-type="float">
            <text:p>0.99164877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2" calcext:value-type="float">
            <text:p>882</text:p>
          </table:table-cell>
          <table:table-cell office:value-type="float" office:value="8.176080698" calcext:value-type="float">
            <text:p>8.176080698</text:p>
          </table:table-cell>
          <table:table-cell office:value-type="float" office:value="0.2895689221" calcext:value-type="float">
            <text:p>0.2895689221</text:p>
          </table:table-cell>
          <table:table-cell office:value-type="float" office:value="-0.5025395226" calcext:value-type="float">
            <text:p>-0.50253952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2" calcext:value-type="float">
            <text:p>882</text:p>
          </table:table-cell>
          <table:table-cell office:value-type="float" office:value="8.185048547" calcext:value-type="float">
            <text:p>8.185048547</text:p>
          </table:table-cell>
          <table:table-cell office:value-type="float" office:value="0.3158425308" calcext:value-type="float">
            <text:p>0.3158425308</text:p>
          </table:table-cell>
          <table:table-cell office:value-type="float" office:value="0.7525452336" calcext:value-type="float">
            <text:p>0.75254523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3" calcext:value-type="float">
            <text:p>883</text:p>
          </table:table-cell>
          <table:table-cell office:value-type="float" office:value="8.200356837" calcext:value-type="float">
            <text:p>8.200356837</text:p>
          </table:table-cell>
          <table:table-cell office:value-type="float" office:value="0.2607879259" calcext:value-type="float">
            <text:p>0.2607879259</text:p>
          </table:table-cell>
          <table:table-cell office:value-type="float" office:value="-1.080476774" calcext:value-type="float">
            <text:p>-1.0804767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4" calcext:value-type="float">
            <text:p>884</text:p>
          </table:table-cell>
          <table:table-cell office:value-type="float" office:value="8.231280339" calcext:value-type="float">
            <text:p>8.231280339</text:p>
          </table:table-cell>
          <table:table-cell office:value-type="float" office:value="0.2896975379" calcext:value-type="float">
            <text:p>0.2896975379</text:p>
          </table:table-cell>
          <table:table-cell office:value-type="float" office:value="0.2914905637" calcext:value-type="float">
            <text:p>0.29149056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4" calcext:value-type="float">
            <text:p>884</text:p>
          </table:table-cell>
          <table:table-cell office:value-type="float" office:value="8.248568667" calcext:value-type="float">
            <text:p>8.248568667</text:p>
          </table:table-cell>
          <table:table-cell office:value-type="float" office:value="0.3190102713" calcext:value-type="float">
            <text:p>0.3190102713</text:p>
          </table:table-cell>
          <table:table-cell office:value-type="float" office:value="0.5846175164" calcext:value-type="float">
            <text:p>0.5846175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4" calcext:value-type="float">
            <text:p>884</text:p>
          </table:table-cell>
          <table:table-cell office:value-type="float" office:value="8.259520099" calcext:value-type="float">
            <text:p>8.259520099</text:p>
          </table:table-cell>
          <table:table-cell office:value-type="float" office:value="0.2920697906" calcext:value-type="float">
            <text:p>0.2920697906</text:p>
          </table:table-cell>
          <table:table-cell office:value-type="float" office:value="-0.5402449585" calcext:value-type="float">
            <text:p>-0.54024495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4" calcext:value-type="float">
            <text:p>884</text:p>
          </table:table-cell>
          <table:table-cell office:value-type="float" office:value="8.267800457" calcext:value-type="float">
            <text:p>8.267800457</text:p>
          </table:table-cell>
          <table:table-cell office:value-type="float" office:value="0.2434803671" calcext:value-type="float">
            <text:p>0.2434803671</text:p>
          </table:table-cell>
          <table:table-cell office:value-type="float" office:value="-0.9742579612" calcext:value-type="float">
            <text:p>-0.97425796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6" calcext:value-type="float">
            <text:p>886</text:p>
          </table:table-cell>
          <table:table-cell office:value-type="float" office:value="8.285412582" calcext:value-type="float">
            <text:p>8.285412582</text:p>
          </table:table-cell>
          <table:table-cell office:value-type="float" office:value="0.2439017051" calcext:value-type="float">
            <text:p>0.2439017051</text:p>
          </table:table-cell>
          <table:table-cell office:value-type="float" office:value="0.008278973738" calcext:value-type="float">
            <text:p>0.00827897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6" calcext:value-type="float">
            <text:p>886</text:p>
          </table:table-cell>
          <table:table-cell office:value-type="float" office:value="8.307633235" calcext:value-type="float">
            <text:p>8.307633235</text:p>
          </table:table-cell>
          <table:table-cell office:value-type="float" office:value="0.3212316421" calcext:value-type="float">
            <text:p>0.3212316421</text:p>
          </table:table-cell>
          <table:table-cell office:value-type="float" office:value="1.57161671" calcext:value-type="float">
            <text:p>1.571616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6" calcext:value-type="float">
            <text:p>886</text:p>
          </table:table-cell>
          <table:table-cell office:value-type="float" office:value="8.322614703" calcext:value-type="float">
            <text:p>8.322614703</text:p>
          </table:table-cell>
          <table:table-cell office:value-type="float" office:value="0.360013564" calcext:value-type="float">
            <text:p>0.360013564</text:p>
          </table:table-cell>
          <table:table-cell office:value-type="float" office:value="0.7309695611" calcext:value-type="float">
            <text:p>0.73096956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6" calcext:value-type="float">
            <text:p>886</text:p>
          </table:table-cell>
          <table:table-cell office:value-type="float" office:value="8.329973763" calcext:value-type="float">
            <text:p>8.329973763</text:p>
          </table:table-cell>
          <table:table-cell office:value-type="float" office:value="0.2972087367" calcext:value-type="float">
            <text:p>0.2972087367</text:p>
          </table:table-cell>
          <table:table-cell office:value-type="float" office:value="-1.345445452" calcext:value-type="float">
            <text:p>-1.3454454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6" calcext:value-type="float">
            <text:p>886</text:p>
          </table:table-cell>
          <table:table-cell office:value-type="float" office:value="8.345938588" calcext:value-type="float">
            <text:p>8.345938588</text:p>
          </table:table-cell>
          <table:table-cell office:value-type="float" office:value="0.2522822016" calcext:value-type="float">
            <text:p>0.2522822016</text:p>
          </table:table-cell>
          <table:table-cell office:value-type="float" office:value="-0.8915681618" calcext:value-type="float">
            <text:p>-0.89156816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6" calcext:value-type="float">
            <text:p>886</text:p>
          </table:table-cell>
          <table:table-cell office:value-type="float" office:value="8.365682964" calcext:value-type="float">
            <text:p>8.365682964</text:p>
          </table:table-cell>
          <table:table-cell office:value-type="float" office:value="0.2900011112" calcext:value-type="float">
            <text:p>0.2900011112</text:p>
          </table:table-cell>
          <table:table-cell office:value-type="float" office:value="0.7556064752" calcext:value-type="float">
            <text:p>0.75560647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8" calcext:value-type="float">
            <text:p>888</text:p>
          </table:table-cell>
          <table:table-cell office:value-type="float" office:value="8.383068071" calcext:value-type="float">
            <text:p>8.383068071</text:p>
          </table:table-cell>
          <table:table-cell office:value-type="float" office:value="0.3536887648" calcext:value-type="float">
            <text:p>0.3536887648</text:p>
          </table:table-cell>
          <table:table-cell office:value-type="float" office:value="1.277457931" calcext:value-type="float">
            <text:p>1.2774579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8" calcext:value-type="float">
            <text:p>888</text:p>
          </table:table-cell>
          <table:table-cell office:value-type="float" office:value="8.392695989" calcext:value-type="float">
            <text:p>8.392695989</text:p>
          </table:table-cell>
          <table:table-cell office:value-type="float" office:value="0.3123154124" calcext:value-type="float">
            <text:p>0.3123154124</text:p>
          </table:table-cell>
          <table:table-cell office:value-type="float" office:value="-0.8280854786" calcext:value-type="float">
            <text:p>-0.82808547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9" calcext:value-type="float">
            <text:p>889</text:p>
          </table:table-cell>
          <table:table-cell office:value-type="float" office:value="8.40867187" calcext:value-type="float">
            <text:p>8.40867187</text:p>
          </table:table-cell>
          <table:table-cell office:value-type="float" office:value="0.2865760516" calcext:value-type="float">
            <text:p>0.2865760516</text:p>
          </table:table-cell>
          <table:table-cell office:value-type="float" office:value="-0.5128454609" calcext:value-type="float">
            <text:p>-0.51284546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9" calcext:value-type="float">
            <text:p>889</text:p>
          </table:table-cell>
          <table:table-cell office:value-type="float" office:value="8.419676004" calcext:value-type="float">
            <text:p>8.419676004</text:p>
          </table:table-cell>
          <table:table-cell office:value-type="float" office:value="0.2437314478" calcext:value-type="float">
            <text:p>0.2437314478</text:p>
          </table:table-cell>
          <table:table-cell office:value-type="float" office:value="-0.8572696514" calcext:value-type="float">
            <text:p>-0.85726965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9" calcext:value-type="float">
            <text:p>889</text:p>
          </table:table-cell>
          <table:table-cell office:value-type="float" office:value="8.430644978" calcext:value-type="float">
            <text:p>8.430644978</text:p>
          </table:table-cell>
          <table:table-cell office:value-type="float" office:value="0.2526789387" calcext:value-type="float">
            <text:p>0.2526789387</text:p>
          </table:table-cell>
          <table:table-cell office:value-type="float" office:value="0.1790846288" calcext:value-type="float">
            <text:p>0.1790846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89" calcext:value-type="float">
            <text:p>889</text:p>
          </table:table-cell>
          <table:table-cell office:value-type="float" office:value="8.447428164" calcext:value-type="float">
            <text:p>8.447428164</text:p>
          </table:table-cell>
          <table:table-cell office:value-type="float" office:value="0.2577807853" calcext:value-type="float">
            <text:p>0.2577807853</text:p>
          </table:table-cell>
          <table:table-cell office:value-type="float" office:value="0.1014150518" calcext:value-type="float">
            <text:p>0.10141505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0" calcext:value-type="float">
            <text:p>890</text:p>
          </table:table-cell>
          <table:table-cell office:value-type="float" office:value="8.460833077" calcext:value-type="float">
            <text:p>8.460833077</text:p>
          </table:table-cell>
          <table:table-cell office:value-type="float" office:value="0.2535477876" calcext:value-type="float">
            <text:p>0.2535477876</text:p>
          </table:table-cell>
          <table:table-cell office:value-type="float" office:value="-0.06551815429" calcext:value-type="float">
            <text:p>-0.06551815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0" calcext:value-type="float">
            <text:p>890</text:p>
          </table:table-cell>
          <table:table-cell office:value-type="float" office:value="8.480684568" calcext:value-type="float">
            <text:p>8.480684568</text:p>
          </table:table-cell>
          <table:table-cell office:value-type="float" office:value="0.3685737856" calcext:value-type="float">
            <text:p>0.3685737856</text:p>
          </table:table-cell>
          <table:table-cell office:value-type="float" office:value="3.271607819" calcext:value-type="float">
            <text:p>3.2716078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1" calcext:value-type="float">
            <text:p>891</text:p>
          </table:table-cell>
          <table:table-cell office:value-type="float" office:value="8.493757369" calcext:value-type="float">
            <text:p>8.493757369</text:p>
          </table:table-cell>
          <table:table-cell office:value-type="float" office:value="0.3441179579" calcext:value-type="float">
            <text:p>0.3441179579</text:p>
          </table:table-cell>
          <table:table-cell office:value-type="float" office:value="-0.486861278" calcext:value-type="float">
            <text:p>-0.4868612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1" calcext:value-type="float">
            <text:p>891</text:p>
          </table:table-cell>
          <table:table-cell office:value-type="float" office:value="8.512123334" calcext:value-type="float">
            <text:p>8.512123334</text:p>
          </table:table-cell>
          <table:table-cell office:value-type="float" office:value="0.3984670962" calcext:value-type="float">
            <text:p>0.3984670962</text:p>
          </table:table-cell>
          <table:table-cell office:value-type="float" office:value="1.096478336" calcext:value-type="float">
            <text:p>1.0964783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1" calcext:value-type="float">
            <text:p>891</text:p>
          </table:table-cell>
          <table:table-cell office:value-type="float" office:value="8.524990514" calcext:value-type="float">
            <text:p>8.524990514</text:p>
          </table:table-cell>
          <table:table-cell office:value-type="float" office:value="0.2958182617" calcext:value-type="float">
            <text:p>0.2958182617</text:p>
          </table:table-cell>
          <table:table-cell office:value-type="float" office:value="-2.047652753" calcext:value-type="float">
            <text:p>-2.0476527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1" calcext:value-type="float">
            <text:p>891</text:p>
          </table:table-cell>
          <table:table-cell office:value-type="float" office:value="8.535631526" calcext:value-type="float">
            <text:p>8.535631526</text:p>
          </table:table-cell>
          <table:table-cell office:value-type="float" office:value="0.2798274813" calcext:value-type="float">
            <text:p>0.2798274813</text:p>
          </table:table-cell>
          <table:table-cell office:value-type="float" office:value="-0.3190009504" calcext:value-type="float">
            <text:p>-0.31900095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3" calcext:value-type="float">
            <text:p>893</text:p>
          </table:table-cell>
          <table:table-cell office:value-type="float" office:value="8.550457205" calcext:value-type="float">
            <text:p>8.550457205</text:p>
          </table:table-cell>
          <table:table-cell office:value-type="float" office:value="0.2556126785" calcext:value-type="float">
            <text:p>0.2556126785</text:p>
          </table:table-cell>
          <table:table-cell office:value-type="float" office:value="-0.4865338277" calcext:value-type="float">
            <text:p>-0.48653382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3" calcext:value-type="float">
            <text:p>893</text:p>
          </table:table-cell>
          <table:table-cell office:value-type="float" office:value="8.562007767" calcext:value-type="float">
            <text:p>8.562007767</text:p>
          </table:table-cell>
          <table:table-cell office:value-type="float" office:value="0.2468711924" calcext:value-type="float">
            <text:p>0.2468711924</text:p>
          </table:table-cell>
          <table:table-cell office:value-type="float" office:value="-0.1744063105" calcext:value-type="float">
            <text:p>-0.17440631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4" calcext:value-type="float">
            <text:p>894</text:p>
          </table:table-cell>
          <table:table-cell office:value-type="float" office:value="8.576376171" calcext:value-type="float">
            <text:p>8.576376171</text:p>
          </table:table-cell>
          <table:table-cell office:value-type="float" office:value="0.269607183" calcext:value-type="float">
            <text:p>0.269607183</text:p>
          </table:table-cell>
          <table:table-cell office:value-type="float" office:value="0.44383006" calcext:value-type="float">
            <text:p>0.44383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4" calcext:value-type="float">
            <text:p>894</text:p>
          </table:table-cell>
          <table:table-cell office:value-type="float" office:value="8.587569553" calcext:value-type="float">
            <text:p>8.587569553</text:p>
          </table:table-cell>
          <table:table-cell office:value-type="float" office:value="0.2467273677" calcext:value-type="float">
            <text:p>0.2467273677</text:p>
          </table:table-cell>
          <table:table-cell office:value-type="float" office:value="-0.4685862946" calcext:value-type="float">
            <text:p>-0.46858629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4" calcext:value-type="float">
            <text:p>894</text:p>
          </table:table-cell>
          <table:table-cell office:value-type="float" office:value="8.593083827" calcext:value-type="float">
            <text:p>8.593083827</text:p>
          </table:table-cell>
          <table:table-cell office:value-type="float" office:value="0.2044374745" calcext:value-type="float">
            <text:p>0.2044374745</text:p>
          </table:table-cell>
          <table:table-cell office:value-type="float" office:value="-0.7943885029" calcext:value-type="float">
            <text:p>-0.7943885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4" calcext:value-type="float">
            <text:p>894</text:p>
          </table:table-cell>
          <table:table-cell office:value-type="float" office:value="8.622940152" calcext:value-type="float">
            <text:p>8.622940152</text:p>
          </table:table-cell>
          <table:table-cell office:value-type="float" office:value="0.3234201387" calcext:value-type="float">
            <text:p>0.3234201387</text:p>
          </table:table-cell>
          <table:table-cell office:value-type="float" office:value="2.540286089" calcext:value-type="float">
            <text:p>2.5402860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5" calcext:value-type="float">
            <text:p>895</text:p>
          </table:table-cell>
          <table:table-cell office:value-type="float" office:value="8.628241226" calcext:value-type="float">
            <text:p>8.628241226</text:p>
          </table:table-cell>
          <table:table-cell office:value-type="float" office:value="0.2822487288" calcext:value-type="float">
            <text:p>0.2822487288</text:p>
          </table:table-cell>
          <table:table-cell office:value-type="float" office:value="-0.821164378" calcext:value-type="float">
            <text:p>-0.8211643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5" calcext:value-type="float">
            <text:p>895</text:p>
          </table:table-cell>
          <table:table-cell office:value-type="float" office:value="8.644313686" calcext:value-type="float">
            <text:p>8.644313686</text:p>
          </table:table-cell>
          <table:table-cell office:value-type="float" office:value="0.3553279731" calcext:value-type="float">
            <text:p>0.3553279731</text:p>
          </table:table-cell>
          <table:table-cell office:value-type="float" office:value="1.467816943" calcext:value-type="float">
            <text:p>1.4678169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6" calcext:value-type="float">
            <text:p>896</text:p>
          </table:table-cell>
          <table:table-cell office:value-type="float" office:value="8.65900792" calcext:value-type="float">
            <text:p>8.65900792</text:p>
          </table:table-cell>
          <table:table-cell office:value-type="float" office:value="0.2391013713" calcext:value-type="float">
            <text:p>0.2391013713</text:p>
          </table:table-cell>
          <table:table-cell office:value-type="float" office:value="-2.283952235" calcext:value-type="float">
            <text:p>-2.283952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6" calcext:value-type="float">
            <text:p>896</text:p>
          </table:table-cell>
          <table:table-cell office:value-type="float" office:value="8.688014373" calcext:value-type="float">
            <text:p>8.688014373</text:p>
          </table:table-cell>
          <table:table-cell office:value-type="float" office:value="0.4007481084" calcext:value-type="float">
            <text:p>0.4007481084</text:p>
          </table:table-cell>
          <table:table-cell office:value-type="float" office:value="3.291678364" calcext:value-type="float">
            <text:p>3.291678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6" calcext:value-type="float">
            <text:p>896</text:p>
          </table:table-cell>
          <table:table-cell office:value-type="float" office:value="8.69696744" calcext:value-type="float">
            <text:p>8.69696744</text:p>
          </table:table-cell>
          <table:table-cell office:value-type="float" office:value="0.3522635102" calcext:value-type="float">
            <text:p>0.3522635102</text:p>
          </table:table-cell>
          <table:table-cell office:value-type="float" office:value="-0.9605111671" calcext:value-type="float">
            <text:p>-0.96051116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6" calcext:value-type="float">
            <text:p>896</text:p>
          </table:table-cell>
          <table:table-cell office:value-type="float" office:value="8.712529815" calcext:value-type="float">
            <text:p>8.712529815</text:p>
          </table:table-cell>
          <table:table-cell office:value-type="float" office:value="0.3608375366" calcext:value-type="float">
            <text:p>0.3608375366</text:p>
          </table:table-cell>
          <table:table-cell office:value-type="float" office:value="0.173259458" calcext:value-type="float">
            <text:p>0.1732594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8" calcext:value-type="float">
            <text:p>898</text:p>
          </table:table-cell>
          <table:table-cell office:value-type="float" office:value="8.720443544" calcext:value-type="float">
            <text:p>8.720443544</text:p>
          </table:table-cell>
          <table:table-cell office:value-type="float" office:value="0.2167584119" calcext:value-type="float">
            <text:p>0.2167584119</text:p>
          </table:table-cell>
          <table:table-cell office:value-type="float" office:value="-2.884463495" calcext:value-type="float">
            <text:p>-2.8844634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8" calcext:value-type="float">
            <text:p>898</text:p>
          </table:table-cell>
          <table:table-cell office:value-type="float" office:value="8.737485956" calcext:value-type="float">
            <text:p>8.737485956</text:p>
          </table:table-cell>
          <table:table-cell office:value-type="float" office:value="0.2710671471" calcext:value-type="float">
            <text:p>0.2710671471</text:p>
          </table:table-cell>
          <table:table-cell office:value-type="float" office:value="1.084402941" calcext:value-type="float">
            <text:p>1.0844029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8" calcext:value-type="float">
            <text:p>898</text:p>
          </table:table-cell>
          <table:table-cell office:value-type="float" office:value="8.753023885" calcext:value-type="float">
            <text:p>8.753023885</text:p>
          </table:table-cell>
          <table:table-cell office:value-type="float" office:value="0.2436174512" calcext:value-type="float">
            <text:p>0.2436174512</text:p>
          </table:table-cell>
          <table:table-cell office:value-type="float" office:value="-0.4100818613" calcext:value-type="float">
            <text:p>-0.41008186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8" calcext:value-type="float">
            <text:p>898</text:p>
          </table:table-cell>
          <table:table-cell office:value-type="float" office:value="8.764597123" calcext:value-type="float">
            <text:p>8.764597123</text:p>
          </table:table-cell>
          <table:table-cell office:value-type="float" office:value="0.305112044" calcext:value-type="float">
            <text:p>0.305112044</text:p>
          </table:table-cell>
          <table:table-cell office:value-type="float" office:value="1.822093214" calcext:value-type="float">
            <text:p>1.8220932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8" calcext:value-type="float">
            <text:p>898</text:p>
          </table:table-cell>
          <table:table-cell office:value-type="float" office:value="8.780686362" calcext:value-type="float">
            <text:p>8.780686362</text:p>
          </table:table-cell>
          <table:table-cell office:value-type="float" office:value="0.2986244756" calcext:value-type="float">
            <text:p>0.2986244756</text:p>
          </table:table-cell>
          <table:table-cell office:value-type="float" office:value="-0.1293661916" calcext:value-type="float">
            <text:p>-0.12936619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898" calcext:value-type="float">
            <text:p>898</text:p>
          </table:table-cell>
          <table:table-cell office:value-type="float" office:value="8.787784359" calcext:value-type="float">
            <text:p>8.787784359</text:p>
          </table:table-cell>
          <table:table-cell office:value-type="float" office:value="0.2686077366" calcext:value-type="float">
            <text:p>0.2686077366</text:p>
          </table:table-cell>
          <table:table-cell office:value-type="float" office:value="-0.600830068" calcext:value-type="float">
            <text:p>-0.600830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0" calcext:value-type="float">
            <text:p>900</text:p>
          </table:table-cell>
          <table:table-cell office:value-type="float" office:value="8.79198497" calcext:value-type="float">
            <text:p>8.79198497</text:p>
          </table:table-cell>
          <table:table-cell office:value-type="float" office:value="0.1827019277" calcext:value-type="float">
            <text:p>0.1827019277</text:p>
          </table:table-cell>
          <table:table-cell office:value-type="float" office:value="-1.742390464" calcext:value-type="float">
            <text:p>-1.742390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0" calcext:value-type="float">
            <text:p>900</text:p>
          </table:table-cell>
          <table:table-cell office:value-type="float" office:value="8.816253239" calcext:value-type="float">
            <text:p>8.816253239</text:p>
          </table:table-cell>
          <table:table-cell office:value-type="float" office:value="0.2381240364" calcext:value-type="float">
            <text:p>0.2381240364</text:p>
          </table:table-cell>
          <table:table-cell office:value-type="float" office:value="1.112394155" calcext:value-type="float">
            <text:p>1.1123941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1" calcext:value-type="float">
            <text:p>901</text:p>
          </table:table-cell>
          <table:table-cell office:value-type="float" office:value="8.82887897" calcext:value-type="float">
            <text:p>8.82887897</text:p>
          </table:table-cell>
          <table:table-cell office:value-type="float" office:value="0.2734332613" calcext:value-type="float">
            <text:p>0.2734332613</text:p>
          </table:table-cell>
          <table:table-cell office:value-type="float" office:value="0.6935720835" calcext:value-type="float">
            <text:p>0.69357208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1" calcext:value-type="float">
            <text:p>901</text:p>
          </table:table-cell>
          <table:table-cell office:value-type="float" office:value="8.84581736" calcext:value-type="float">
            <text:p>8.84581736</text:p>
          </table:table-cell>
          <table:table-cell office:value-type="float" office:value="0.3602509633" calcext:value-type="float">
            <text:p>0.3602509633</text:p>
          </table:table-cell>
          <table:table-cell office:value-type="float" office:value="1.771640512" calcext:value-type="float">
            <text:p>1.7716405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1" calcext:value-type="float">
            <text:p>901</text:p>
          </table:table-cell>
          <table:table-cell office:value-type="float" office:value="8.85781277" calcext:value-type="float">
            <text:p>8.85781277</text:p>
          </table:table-cell>
          <table:table-cell office:value-type="float" office:value="0.2775121836" calcext:value-type="float">
            <text:p>0.2775121836</text:p>
          </table:table-cell>
          <table:table-cell office:value-type="float" office:value="-1.647680353" calcext:value-type="float">
            <text:p>-1.6476803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1" calcext:value-type="float">
            <text:p>901</text:p>
          </table:table-cell>
          <table:table-cell office:value-type="float" office:value="8.867228517" calcext:value-type="float">
            <text:p>8.867228517</text:p>
          </table:table-cell>
          <table:table-cell office:value-type="float" office:value="0.2575953436" calcext:value-type="float">
            <text:p>0.2575953436</text:p>
          </table:table-cell>
          <table:table-cell office:value-type="float" office:value="-0.3982083287" calcext:value-type="float">
            <text:p>-0.39820832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3" calcext:value-type="float">
            <text:p>903</text:p>
          </table:table-cell>
          <table:table-cell office:value-type="float" office:value="8.876065197" calcext:value-type="float">
            <text:p>8.876065197</text:p>
          </table:table-cell>
          <table:table-cell office:value-type="float" office:value="0.1976690604" calcext:value-type="float">
            <text:p>0.1976690604</text:p>
          </table:table-cell>
          <table:table-cell office:value-type="float" office:value="-1.124877104" calcext:value-type="float">
            <text:p>-1.124877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3" calcext:value-type="float">
            <text:p>903</text:p>
          </table:table-cell>
          <table:table-cell office:value-type="float" office:value="8.89557068" calcext:value-type="float">
            <text:p>8.89557068</text:p>
          </table:table-cell>
          <table:table-cell office:value-type="float" office:value="0.2572458722" calcext:value-type="float">
            <text:p>0.2572458722</text:p>
          </table:table-cell>
          <table:table-cell office:value-type="float" office:value="1.275532118" calcext:value-type="float">
            <text:p>1.2755321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3" calcext:value-type="float">
            <text:p>903</text:p>
          </table:table-cell>
          <table:table-cell office:value-type="float" office:value="8.912441484" calcext:value-type="float">
            <text:p>8.912441484</text:p>
          </table:table-cell>
          <table:table-cell office:value-type="float" office:value="0.306863941" calcext:value-type="float">
            <text:p>0.306863941</text:p>
          </table:table-cell>
          <table:table-cell office:value-type="float" office:value="0.9914565327" calcext:value-type="float">
            <text:p>0.99145653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3" calcext:value-type="float">
            <text:p>903</text:p>
          </table:table-cell>
          <table:table-cell office:value-type="float" office:value="8.929059908" calcext:value-type="float">
            <text:p>8.929059908</text:p>
          </table:table-cell>
          <table:table-cell office:value-type="float" office:value="0.3626668097" calcext:value-type="float">
            <text:p>0.3626668097</text:p>
          </table:table-cell>
          <table:table-cell office:value-type="float" office:value="1.11912503" calcext:value-type="float">
            <text:p>1.119125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3" calcext:value-type="float">
            <text:p>903</text:p>
          </table:table-cell>
          <table:table-cell office:value-type="float" office:value="8.943235066" calcext:value-type="float">
            <text:p>8.943235066</text:p>
          </table:table-cell>
          <table:table-cell office:value-type="float" office:value="0.3179592251" calcext:value-type="float">
            <text:p>0.3179592251</text:p>
          </table:table-cell>
          <table:table-cell office:value-type="float" office:value="-0.8941013891" calcext:value-type="float">
            <text:p>-0.89410138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3" calcext:value-type="float">
            <text:p>903</text:p>
          </table:table-cell>
          <table:table-cell office:value-type="float" office:value="8.960485274" calcext:value-type="float">
            <text:p>8.960485274</text:p>
          </table:table-cell>
          <table:table-cell office:value-type="float" office:value="0.3207017793" calcext:value-type="float">
            <text:p>0.3207017793</text:p>
          </table:table-cell>
          <table:table-cell office:value-type="float" office:value="0.05490385308" calcext:value-type="float">
            <text:p>0.05490385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5" calcext:value-type="float">
            <text:p>905</text:p>
          </table:table-cell>
          <table:table-cell office:value-type="float" office:value="8.978126799" calcext:value-type="float">
            <text:p>8.978126799</text:p>
          </table:table-cell>
          <table:table-cell office:value-type="float" office:value="0.3250582438" calcext:value-type="float">
            <text:p>0.3250582438</text:p>
          </table:table-cell>
          <table:table-cell office:value-type="float" office:value="0.08552932844" calcext:value-type="float">
            <text:p>0.08552932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5" calcext:value-type="float">
            <text:p>905</text:p>
          </table:table-cell>
          <table:table-cell office:value-type="float" office:value="8.992787889" calcext:value-type="float">
            <text:p>8.992787889</text:p>
          </table:table-cell>
          <table:table-cell office:value-type="float" office:value="0.3302957887" calcext:value-type="float">
            <text:p>0.3302957887</text:p>
          </table:table-cell>
          <table:table-cell office:value-type="float" office:value="0.1068865045" calcext:value-type="float">
            <text:p>0.10688650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6" calcext:value-type="float">
            <text:p>906</text:p>
          </table:table-cell>
          <table:table-cell office:value-type="float" office:value="9.005787252" calcext:value-type="float">
            <text:p>9.005787252</text:p>
          </table:table-cell>
          <table:table-cell office:value-type="float" office:value="0.3017032547" calcext:value-type="float">
            <text:p>0.3017032547</text:p>
          </table:table-cell>
          <table:table-cell office:value-type="float" office:value="-0.570907542" calcext:value-type="float">
            <text:p>-0.5709075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6" calcext:value-type="float">
            <text:p>906</text:p>
          </table:table-cell>
          <table:table-cell office:value-type="float" office:value="9.017962378" calcext:value-type="float">
            <text:p>9.017962378</text:p>
          </table:table-cell>
          <table:table-cell office:value-type="float" office:value="0.267351073" calcext:value-type="float">
            <text:p>0.267351073</text:p>
          </table:table-cell>
          <table:table-cell office:value-type="float" office:value="-0.6864578106" calcext:value-type="float">
            <text:p>-0.68645781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6" calcext:value-type="float">
            <text:p>906</text:p>
          </table:table-cell>
          <table:table-cell office:value-type="float" office:value="9.035528955" calcext:value-type="float">
            <text:p>9.035528955</text:p>
          </table:table-cell>
          <table:table-cell office:value-type="float" office:value="0.2587848876" calcext:value-type="float">
            <text:p>0.2587848876</text:p>
          </table:table-cell>
          <table:table-cell office:value-type="float" office:value="-0.1333704803" calcext:value-type="float">
            <text:p>-0.13337048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8" calcext:value-type="float">
            <text:p>908</text:p>
          </table:table-cell>
          <table:table-cell office:value-type="float" office:value="9.069616849" calcext:value-type="float">
            <text:p>9.069616849</text:p>
          </table:table-cell>
          <table:table-cell office:value-type="float" office:value="0.3044916207" calcext:value-type="float">
            <text:p>0.3044916207</text:p>
          </table:table-cell>
          <table:table-cell office:value-type="float" office:value="0.5318863783" calcext:value-type="float">
            <text:p>0.53188637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8" calcext:value-type="float">
            <text:p>908</text:p>
          </table:table-cell>
          <table:table-cell office:value-type="float" office:value="9.082150112" calcext:value-type="float">
            <text:p>9.082150112</text:p>
          </table:table-cell>
          <table:table-cell office:value-type="float" office:value="0.3075687689" calcext:value-type="float">
            <text:p>0.3075687689</text:p>
          </table:table-cell>
          <table:table-cell office:value-type="float" office:value="0.06199989371" calcext:value-type="float">
            <text:p>0.06199989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8" calcext:value-type="float">
            <text:p>908</text:p>
          </table:table-cell>
          <table:table-cell office:value-type="float" office:value="9.101146219" calcext:value-type="float">
            <text:p>9.101146219</text:p>
          </table:table-cell>
          <table:table-cell office:value-type="float" office:value="0.3420141765" calcext:value-type="float">
            <text:p>0.3420141765</text:p>
          </table:table-cell>
          <table:table-cell office:value-type="float" office:value="0.6833148101" calcext:value-type="float">
            <text:p>0.68331481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8" calcext:value-type="float">
            <text:p>908</text:p>
          </table:table-cell>
          <table:table-cell office:value-type="float" office:value="9.105016135" calcext:value-type="float">
            <text:p>9.105016135</text:p>
          </table:table-cell>
          <table:table-cell office:value-type="float" office:value="0.2356940946" calcext:value-type="float">
            <text:p>0.2356940946</text:p>
          </table:table-cell>
          <table:table-cell office:value-type="float" office:value="-2.135196511" calcext:value-type="float">
            <text:p>-2.135196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8" calcext:value-type="float">
            <text:p>908</text:p>
          </table:table-cell>
          <table:table-cell office:value-type="float" office:value="9.119998897" calcext:value-type="float">
            <text:p>9.119998897</text:p>
          </table:table-cell>
          <table:table-cell office:value-type="float" office:value="0.2512956862" calcext:value-type="float">
            <text:p>0.2512956862</text:p>
          </table:table-cell>
          <table:table-cell office:value-type="float" office:value="0.3116943036" calcext:value-type="float">
            <text:p>0.3116943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08" calcext:value-type="float">
            <text:p>908</text:p>
          </table:table-cell>
          <table:table-cell office:value-type="float" office:value="9.136018593" calcext:value-type="float">
            <text:p>9.136018593</text:p>
          </table:table-cell>
          <table:table-cell office:value-type="float" office:value="0.2326552413" calcext:value-type="float">
            <text:p>0.2326552413</text:p>
          </table:table-cell>
          <table:table-cell office:value-type="float" office:value="-0.3734165892" calcext:value-type="float">
            <text:p>-0.3734165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0" calcext:value-type="float">
            <text:p>910</text:p>
          </table:table-cell>
          <table:table-cell office:value-type="float" office:value="9.140799314" calcext:value-type="float">
            <text:p>9.140799314</text:p>
          </table:table-cell>
          <table:table-cell office:value-type="float" office:value="0.2382171916" calcext:value-type="float">
            <text:p>0.2382171916</text:p>
          </table:table-cell>
          <table:table-cell office:value-type="float" office:value="0.1098311271" calcext:value-type="float">
            <text:p>0.10983112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0" calcext:value-type="float">
            <text:p>910</text:p>
          </table:table-cell>
          <table:table-cell office:value-type="float" office:value="9.155580891" calcext:value-type="float">
            <text:p>9.155580891</text:p>
          </table:table-cell>
          <table:table-cell office:value-type="float" office:value="0.2382612281" calcext:value-type="float">
            <text:p>0.2382612281</text:p>
          </table:table-cell>
          <table:table-cell office:value-type="float" office:value="0.000892145091" calcext:value-type="float">
            <text:p>0.00089214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1" calcext:value-type="float">
            <text:p>911</text:p>
          </table:table-cell>
          <table:table-cell office:value-type="float" office:value="9.172417013" calcext:value-type="float">
            <text:p>9.172417013</text:p>
          </table:table-cell>
          <table:table-cell office:value-type="float" office:value="0.235171852" calcext:value-type="float">
            <text:p>0.235171852</text:p>
          </table:table-cell>
          <table:table-cell office:value-type="float" office:value="-0.05718644802" calcext:value-type="float">
            <text:p>-0.057186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1" calcext:value-type="float">
            <text:p>911</text:p>
          </table:table-cell>
          <table:table-cell office:value-type="float" office:value="9.182868577" calcext:value-type="float">
            <text:p>9.182868577</text:p>
          </table:table-cell>
          <table:table-cell office:value-type="float" office:value="0.2795324101" calcext:value-type="float">
            <text:p>0.2795324101</text:p>
          </table:table-cell>
          <table:table-cell office:value-type="float" office:value="0.9655401019" calcext:value-type="float">
            <text:p>0.96554010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1" calcext:value-type="float">
            <text:p>911</text:p>
          </table:table-cell>
          <table:table-cell office:value-type="float" office:value="9.195576198" calcext:value-type="float">
            <text:p>9.195576198</text:p>
          </table:table-cell>
          <table:table-cell office:value-type="float" office:value="0.2641347214" calcext:value-type="float">
            <text:p>0.2641347214</text:p>
          </table:table-cell>
          <table:table-cell office:value-type="float" office:value="-0.3068847535" calcext:value-type="float">
            <text:p>-0.30688475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3" calcext:value-type="float">
            <text:p>913</text:p>
          </table:table-cell>
          <table:table-cell office:value-type="float" office:value="9.227435727" calcext:value-type="float">
            <text:p>9.227435727</text:p>
          </table:table-cell>
          <table:table-cell office:value-type="float" office:value="0.265935251" calcext:value-type="float">
            <text:p>0.265935251</text:p>
          </table:table-cell>
          <table:table-cell office:value-type="float" office:value="0.01791794347" calcext:value-type="float">
            <text:p>0.01791794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3" calcext:value-type="float">
            <text:p>913</text:p>
          </table:table-cell>
          <table:table-cell office:value-type="float" office:value="9.238377772" calcext:value-type="float">
            <text:p>9.238377772</text:p>
          </table:table-cell>
          <table:table-cell office:value-type="float" office:value="0.2640482189" calcext:value-type="float">
            <text:p>0.2640482189</text:p>
          </table:table-cell>
          <table:table-cell office:value-type="float" office:value="-0.03825524946" calcext:value-type="float">
            <text:p>-0.03825524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4" calcext:value-type="float">
            <text:p>914</text:p>
          </table:table-cell>
          <table:table-cell office:value-type="float" office:value="9.252849458" calcext:value-type="float">
            <text:p>9.252849458</text:p>
          </table:table-cell>
          <table:table-cell office:value-type="float" office:value="0.2760313742" calcext:value-type="float">
            <text:p>0.2760313742</text:p>
          </table:table-cell>
          <table:table-cell office:value-type="float" office:value="0.2394858239" calcext:value-type="float">
            <text:p>0.23948582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4" calcext:value-type="float">
            <text:p>914</text:p>
          </table:table-cell>
          <table:table-cell office:value-type="float" office:value="9.267721114" calcext:value-type="float">
            <text:p>9.267721114</text:p>
          </table:table-cell>
          <table:table-cell office:value-type="float" office:value="0.2696680508" calcext:value-type="float">
            <text:p>0.2696680508</text:p>
          </table:table-cell>
          <table:table-cell office:value-type="float" office:value="-0.1274917639" calcext:value-type="float">
            <text:p>-0.12749176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4" calcext:value-type="float">
            <text:p>914</text:p>
          </table:table-cell>
          <table:table-cell office:value-type="float" office:value="9.27801686" calcext:value-type="float">
            <text:p>9.27801686</text:p>
          </table:table-cell>
          <table:table-cell office:value-type="float" office:value="0.2644079569" calcext:value-type="float">
            <text:p>0.2644079569</text:p>
          </table:table-cell>
          <table:table-cell office:value-type="float" office:value="-0.1052681248" calcext:value-type="float">
            <text:p>-0.10526812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4" calcext:value-type="float">
            <text:p>914</text:p>
          </table:table-cell>
          <table:table-cell office:value-type="float" office:value="9.287919593" calcext:value-type="float">
            <text:p>9.287919593</text:p>
          </table:table-cell>
          <table:table-cell office:value-type="float" office:value="0.2338720184" calcext:value-type="float">
            <text:p>0.2338720184</text:p>
          </table:table-cell>
          <table:table-cell office:value-type="float" office:value="-0.6093531848" calcext:value-type="float">
            <text:p>-0.60935318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5" calcext:value-type="float">
            <text:p>915</text:p>
          </table:table-cell>
          <table:table-cell office:value-type="float" office:value="9.298530231" calcext:value-type="float">
            <text:p>9.298530231</text:p>
          </table:table-cell>
          <table:table-cell office:value-type="float" office:value="0.1873199725" calcext:value-type="float">
            <text:p>0.1873199725</text:p>
          </table:table-cell>
          <table:table-cell office:value-type="float" office:value="-0.6945249995" calcext:value-type="float">
            <text:p>-0.69452499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5" calcext:value-type="float">
            <text:p>915</text:p>
          </table:table-cell>
          <table:table-cell office:value-type="float" office:value="9.314803095" calcext:value-type="float">
            <text:p>9.314803095</text:p>
          </table:table-cell>
          <table:table-cell office:value-type="float" office:value="0.2827546828" calcext:value-type="float">
            <text:p>0.2827546828</text:p>
          </table:table-cell>
          <table:table-cell office:value-type="float" office:value="2.887454651" calcext:value-type="float">
            <text:p>2.8874546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6" calcext:value-type="float">
            <text:p>916</text:p>
          </table:table-cell>
          <table:table-cell office:value-type="float" office:value="9.327050175" calcext:value-type="float">
            <text:p>9.327050175</text:p>
          </table:table-cell>
          <table:table-cell office:value-type="float" office:value="0.2983843914" calcext:value-type="float">
            <text:p>0.2983843914</text:p>
          </table:table-cell>
          <table:table-cell office:value-type="float" office:value="0.3120317833" calcext:value-type="float">
            <text:p>0.31203178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6" calcext:value-type="float">
            <text:p>916</text:p>
          </table:table-cell>
          <table:table-cell office:value-type="float" office:value="9.342377482" calcext:value-type="float">
            <text:p>9.342377482</text:p>
          </table:table-cell>
          <table:table-cell office:value-type="float" office:value="0.3474354089" calcext:value-type="float">
            <text:p>0.3474354089</text:p>
          </table:table-cell>
          <table:table-cell office:value-type="float" office:value="0.9775334882" calcext:value-type="float">
            <text:p>0.97753348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6" calcext:value-type="float">
            <text:p>916</text:p>
          </table:table-cell>
          <table:table-cell office:value-type="float" office:value="9.357312436" calcext:value-type="float">
            <text:p>9.357312436</text:p>
          </table:table-cell>
          <table:table-cell office:value-type="float" office:value="0.2834490639" calcext:value-type="float">
            <text:p>0.2834490639</text:p>
          </table:table-cell>
          <table:table-cell office:value-type="float" office:value="-1.286970018" calcext:value-type="float">
            <text:p>-1.286970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8" calcext:value-type="float">
            <text:p>918</text:p>
          </table:table-cell>
          <table:table-cell office:value-type="float" office:value="9.388546343" calcext:value-type="float">
            <text:p>9.388546343</text:p>
          </table:table-cell>
          <table:table-cell office:value-type="float" office:value="0.3062800592" calcext:value-type="float">
            <text:p>0.3062800592</text:p>
          </table:table-cell>
          <table:table-cell office:value-type="float" office:value="0.2287886265" calcext:value-type="float">
            <text:p>0.22878862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8" calcext:value-type="float">
            <text:p>918</text:p>
          </table:table-cell>
          <table:table-cell office:value-type="float" office:value="9.390797391" calcext:value-type="float">
            <text:p>9.390797391</text:p>
          </table:table-cell>
          <table:table-cell office:value-type="float" office:value="0.2194934564" calcext:value-type="float">
            <text:p>0.2194934564</text:p>
          </table:table-cell>
          <table:table-cell office:value-type="float" office:value="-1.738655362" calcext:value-type="float">
            <text:p>-1.7386553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9" calcext:value-type="float">
            <text:p>919</text:p>
          </table:table-cell>
          <table:table-cell office:value-type="float" office:value="9.409345969" calcext:value-type="float">
            <text:p>9.409345969</text:p>
          </table:table-cell>
          <table:table-cell office:value-type="float" office:value="0.2402077289" calcext:value-type="float">
            <text:p>0.2402077289</text:p>
          </table:table-cell>
          <table:table-cell office:value-type="float" office:value="0.4048610381" calcext:value-type="float">
            <text:p>0.4048610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9" calcext:value-type="float">
            <text:p>919</text:p>
          </table:table-cell>
          <table:table-cell office:value-type="float" office:value="9.423727537" calcext:value-type="float">
            <text:p>9.423727537</text:p>
          </table:table-cell>
          <table:table-cell office:value-type="float" office:value="0.2336171744" calcext:value-type="float">
            <text:p>0.2336171744</text:p>
          </table:table-cell>
          <table:table-cell office:value-type="float" office:value="-0.1343731968" calcext:value-type="float">
            <text:p>-0.13437319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9" calcext:value-type="float">
            <text:p>919</text:p>
          </table:table-cell>
          <table:table-cell office:value-type="float" office:value="9.438447216" calcext:value-type="float">
            <text:p>9.438447216</text:p>
          </table:table-cell>
          <table:table-cell office:value-type="float" office:value="0.3107303074" calcext:value-type="float">
            <text:p>0.3107303074</text:p>
          </table:table-cell>
          <table:table-cell office:value-type="float" office:value="1.448187802" calcext:value-type="float">
            <text:p>1.4481878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19" calcext:value-type="float">
            <text:p>919</text:p>
          </table:table-cell>
          <table:table-cell office:value-type="float" office:value="9.45316354" calcext:value-type="float">
            <text:p>9.45316354</text:p>
          </table:table-cell>
          <table:table-cell office:value-type="float" office:value="0.2946705163" calcext:value-type="float">
            <text:p>0.2946705163</text:p>
          </table:table-cell>
          <table:table-cell office:value-type="float" office:value="-0.3430507181" calcext:value-type="float">
            <text:p>-0.34305071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1" calcext:value-type="float">
            <text:p>921</text:p>
          </table:table-cell>
          <table:table-cell office:value-type="float" office:value="9.472530085" calcext:value-type="float">
            <text:p>9.472530085</text:p>
          </table:table-cell>
          <table:table-cell office:value-type="float" office:value="0.3261630999" calcext:value-type="float">
            <text:p>0.3261630999</text:p>
          </table:table-cell>
          <table:table-cell office:value-type="float" office:value="0.6304518733" calcext:value-type="float">
            <text:p>0.63045187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1" calcext:value-type="float">
            <text:p>921</text:p>
          </table:table-cell>
          <table:table-cell office:value-type="float" office:value="9.487636605" calcext:value-type="float">
            <text:p>9.487636605</text:p>
          </table:table-cell>
          <table:table-cell office:value-type="float" office:value="0.335140122" calcext:value-type="float">
            <text:p>0.335140122</text:p>
          </table:table-cell>
          <table:table-cell office:value-type="float" office:value="0.1802754397" calcext:value-type="float">
            <text:p>0.18027543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2" calcext:value-type="float">
            <text:p>922</text:p>
          </table:table-cell>
          <table:table-cell office:value-type="float" office:value="9.494220438" calcext:value-type="float">
            <text:p>9.494220438</text:p>
          </table:table-cell>
          <table:table-cell office:value-type="float" office:value="0.2737587597" calcext:value-type="float">
            <text:p>0.2737587597</text:p>
          </table:table-cell>
          <table:table-cell office:value-type="float" office:value="-1.213944369" calcext:value-type="float">
            <text:p>-1.2139443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2" calcext:value-type="float">
            <text:p>922</text:p>
          </table:table-cell>
          <table:table-cell office:value-type="float" office:value="9.50326293" calcext:value-type="float">
            <text:p>9.50326293</text:p>
          </table:table-cell>
          <table:table-cell office:value-type="float" office:value="0.2054912917" calcext:value-type="float">
            <text:p>0.2054912917</text:p>
          </table:table-cell>
          <table:table-cell office:value-type="float" office:value="-1.380809259" calcext:value-type="float">
            <text:p>-1.3808092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2" calcext:value-type="float">
            <text:p>922</text:p>
          </table:table-cell>
          <table:table-cell office:value-type="float" office:value="9.521122287" calcext:value-type="float">
            <text:p>9.521122287</text:p>
          </table:table-cell>
          <table:table-cell office:value-type="float" office:value="0.2229962972" calcext:value-type="float">
            <text:p>0.2229962972</text:p>
          </table:table-cell>
          <table:table-cell office:value-type="float" office:value="0.3488211086" calcext:value-type="float">
            <text:p>0.34882110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2" calcext:value-type="float">
            <text:p>922</text:p>
          </table:table-cell>
          <table:table-cell office:value-type="float" office:value="9.531099288" calcext:value-type="float">
            <text:p>9.531099288</text:p>
          </table:table-cell>
          <table:table-cell office:value-type="float" office:value="0.2460015595" calcext:value-type="float">
            <text:p>0.2460015595</text:p>
          </table:table-cell>
          <table:table-cell office:value-type="float" office:value="0.4593784809" calcext:value-type="float">
            <text:p>0.45937848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3" calcext:value-type="float">
            <text:p>923</text:p>
          </table:table-cell>
          <table:table-cell office:value-type="float" office:value="9.55120153" calcext:value-type="float">
            <text:p>9.55120153</text:p>
          </table:table-cell>
          <table:table-cell office:value-type="float" office:value="0.3188939856" calcext:value-type="float">
            <text:p>0.3188939856</text:p>
          </table:table-cell>
          <table:table-cell office:value-type="float" office:value="1.456144426" calcext:value-type="float">
            <text:p>1.4561444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3" calcext:value-type="float">
            <text:p>923</text:p>
          </table:table-cell>
          <table:table-cell office:value-type="float" office:value="9.55708304" calcext:value-type="float">
            <text:p>9.55708304</text:p>
          </table:table-cell>
          <table:table-cell office:value-type="float" office:value="0.239101183" calcext:value-type="float">
            <text:p>0.239101183</text:p>
          </table:table-cell>
          <table:table-cell office:value-type="float" office:value="-1.580574895" calcext:value-type="float">
            <text:p>-1.5805748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4" calcext:value-type="float">
            <text:p>924</text:p>
          </table:table-cell>
          <table:table-cell office:value-type="float" office:value="9.576875669" calcext:value-type="float">
            <text:p>9.576875669</text:p>
          </table:table-cell>
          <table:table-cell office:value-type="float" office:value="0.2730872304" calcext:value-type="float">
            <text:p>0.2730872304</text:p>
          </table:table-cell>
          <table:table-cell office:value-type="float" office:value="0.5171631608" calcext:value-type="float">
            <text:p>0.51716316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4" calcext:value-type="float">
            <text:p>924</text:p>
          </table:table-cell>
          <table:table-cell office:value-type="float" office:value="9.598154075" calcext:value-type="float">
            <text:p>9.598154075</text:p>
          </table:table-cell>
          <table:table-cell office:value-type="float" office:value="0.3438082604" calcext:value-type="float">
            <text:p>0.3438082604</text:p>
          </table:table-cell>
          <table:table-cell office:value-type="float" office:value="2.039822984" calcext:value-type="float">
            <text:p>2.0398229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4" calcext:value-type="float">
            <text:p>924</text:p>
          </table:table-cell>
          <table:table-cell office:value-type="float" office:value="9.620882019" calcext:value-type="float">
            <text:p>9.620882019</text:p>
          </table:table-cell>
          <table:table-cell office:value-type="float" office:value="0.4592630905" calcext:value-type="float">
            <text:p>0.4592630905</text:p>
          </table:table-cell>
          <table:table-cell office:value-type="float" office:value="2.351307462" calcext:value-type="float">
            <text:p>2.351307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4" calcext:value-type="float">
            <text:p>924</text:p>
          </table:table-cell>
          <table:table-cell office:value-type="float" office:value="9.649257118" calcext:value-type="float">
            <text:p>9.649257118</text:p>
          </table:table-cell>
          <table:table-cell office:value-type="float" office:value="0.5489893324" calcext:value-type="float">
            <text:p>0.5489893324</text:p>
          </table:table-cell>
          <table:table-cell office:value-type="float" office:value="1.803567673" calcext:value-type="float">
            <text:p>1.8035676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6" calcext:value-type="float">
            <text:p>926</text:p>
          </table:table-cell>
          <table:table-cell office:value-type="float" office:value="9.669067122" calcext:value-type="float">
            <text:p>9.669067122</text:p>
          </table:table-cell>
          <table:table-cell office:value-type="float" office:value="0.4757994716" calcext:value-type="float">
            <text:p>0.4757994716</text:p>
          </table:table-cell>
          <table:table-cell office:value-type="float" office:value="-1.456290968" calcext:value-type="float">
            <text:p>-1.4562909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6" calcext:value-type="float">
            <text:p>926</text:p>
          </table:table-cell>
          <table:table-cell office:value-type="float" office:value="9.682868431" calcext:value-type="float">
            <text:p>9.682868431</text:p>
          </table:table-cell>
          <table:table-cell office:value-type="float" office:value="0.4136216304" calcext:value-type="float">
            <text:p>0.4136216304</text:p>
          </table:table-cell>
          <table:table-cell office:value-type="float" office:value="-1.244947232" calcext:value-type="float">
            <text:p>-1.2449472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7" calcext:value-type="float">
            <text:p>927</text:p>
          </table:table-cell>
          <table:table-cell office:value-type="float" office:value="9.695795516" calcext:value-type="float">
            <text:p>9.695795516</text:p>
          </table:table-cell>
          <table:table-cell office:value-type="float" office:value="0.3094735223" calcext:value-type="float">
            <text:p>0.3094735223</text:p>
          </table:table-cell>
          <table:table-cell office:value-type="float" office:value="-2.077932194" calcext:value-type="float">
            <text:p>-2.077932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7" calcext:value-type="float">
            <text:p>927</text:p>
          </table:table-cell>
          <table:table-cell office:value-type="float" office:value="9.714769548" calcext:value-type="float">
            <text:p>9.714769548</text:p>
          </table:table-cell>
          <table:table-cell office:value-type="float" office:value="0.3054857559" calcext:value-type="float">
            <text:p>0.3054857559</text:p>
          </table:table-cell>
          <table:table-cell office:value-type="float" office:value="-0.08032792614" calcext:value-type="float">
            <text:p>-0.08032792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7" calcext:value-type="float">
            <text:p>927</text:p>
          </table:table-cell>
          <table:table-cell office:value-type="float" office:value="9.745391728" calcext:value-type="float">
            <text:p>9.745391728</text:p>
          </table:table-cell>
          <table:table-cell office:value-type="float" office:value="0.4165400807" calcext:value-type="float">
            <text:p>0.4165400807</text:p>
          </table:table-cell>
          <table:table-cell office:value-type="float" office:value="2.210403175" calcext:value-type="float">
            <text:p>2.2104031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7" calcext:value-type="float">
            <text:p>927</text:p>
          </table:table-cell>
          <table:table-cell office:value-type="float" office:value="9.747199362" calcext:value-type="float">
            <text:p>9.747199362</text:p>
          </table:table-cell>
          <table:table-cell office:value-type="float" office:value="0.3426619793" calcext:value-type="float">
            <text:p>0.3426619793</text:p>
          </table:table-cell>
          <table:table-cell office:value-type="float" office:value="-1.482890649" calcext:value-type="float">
            <text:p>-1.4828906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9" calcext:value-type="float">
            <text:p>929</text:p>
          </table:table-cell>
          <table:table-cell office:value-type="float" office:value="9.764965004" calcext:value-type="float">
            <text:p>9.764965004</text:p>
          </table:table-cell>
          <table:table-cell office:value-type="float" office:value="0.324962957" calcext:value-type="float">
            <text:p>0.324962957</text:p>
          </table:table-cell>
          <table:table-cell office:value-type="float" office:value="-0.3278739061" calcext:value-type="float">
            <text:p>-0.32787390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9" calcext:value-type="float">
            <text:p>929</text:p>
          </table:table-cell>
          <table:table-cell office:value-type="float" office:value="9.778801617" calcext:value-type="float">
            <text:p>9.778801617</text:p>
          </table:table-cell>
          <table:table-cell office:value-type="float" office:value="0.2219299302" calcext:value-type="float">
            <text:p>0.2219299302</text:p>
          </table:table-cell>
          <table:table-cell office:value-type="float" office:value="-2.236890509" calcext:value-type="float">
            <text:p>-2.236890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9" calcext:value-type="float">
            <text:p>929</text:p>
          </table:table-cell>
          <table:table-cell office:value-type="float" office:value="9.792912195" calcext:value-type="float">
            <text:p>9.792912195</text:p>
          </table:table-cell>
          <table:table-cell office:value-type="float" office:value="0.3033035615" calcext:value-type="float">
            <text:p>0.3033035615</text:p>
          </table:table-cell>
          <table:table-cell office:value-type="float" office:value="1.617048388" calcext:value-type="float">
            <text:p>1.6170483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29" calcext:value-type="float">
            <text:p>929</text:p>
          </table:table-cell>
          <table:table-cell office:value-type="float" office:value="9.803808005" calcext:value-type="float">
            <text:p>9.803808005</text:p>
          </table:table-cell>
          <table:table-cell office:value-type="float" office:value="0.266468924" calcext:value-type="float">
            <text:p>0.266468924</text:p>
          </table:table-cell>
          <table:table-cell office:value-type="float" office:value="-0.7390183665" calcext:value-type="float">
            <text:p>-0.73901836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0" calcext:value-type="float">
            <text:p>930</text:p>
          </table:table-cell>
          <table:table-cell office:value-type="float" office:value="9.825192483" calcext:value-type="float">
            <text:p>9.825192483</text:p>
          </table:table-cell>
          <table:table-cell office:value-type="float" office:value="0.308951747" calcext:value-type="float">
            <text:p>0.308951747</text:p>
          </table:table-cell>
          <table:table-cell office:value-type="float" office:value="0.8499695551" calcext:value-type="float">
            <text:p>0.84996955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0" calcext:value-type="float">
            <text:p>930</text:p>
          </table:table-cell>
          <table:table-cell office:value-type="float" office:value="9.847409542" calcext:value-type="float">
            <text:p>9.847409542</text:p>
          </table:table-cell>
          <table:table-cell office:value-type="float" office:value="0.3638244536" calcext:value-type="float">
            <text:p>0.3638244536</text:p>
          </table:table-cell>
          <table:table-cell office:value-type="float" office:value="1.099135832" calcext:value-type="float">
            <text:p>1.0991358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2" calcext:value-type="float">
            <text:p>932</text:p>
          </table:table-cell>
          <table:table-cell office:value-type="float" office:value="9.854010737" calcext:value-type="float">
            <text:p>9.854010737</text:p>
          </table:table-cell>
          <table:table-cell office:value-type="float" office:value="0.334949106" calcext:value-type="float">
            <text:p>0.334949106</text:p>
          </table:table-cell>
          <table:table-cell office:value-type="float" office:value="-0.577306477" calcext:value-type="float">
            <text:p>-0.5773064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2" calcext:value-type="float">
            <text:p>932</text:p>
          </table:table-cell>
          <table:table-cell office:value-type="float" office:value="9.88366692" calcext:value-type="float">
            <text:p>9.88366692</text:p>
          </table:table-cell>
          <table:table-cell office:value-type="float" office:value="0.3905268467" calcext:value-type="float">
            <text:p>0.3905268467</text:p>
          </table:table-cell>
          <table:table-cell office:value-type="float" office:value="1.114284857" calcext:value-type="float">
            <text:p>1.114284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2" calcext:value-type="float">
            <text:p>932</text:p>
          </table:table-cell>
          <table:table-cell office:value-type="float" office:value="9.904939649" calcext:value-type="float">
            <text:p>9.904939649</text:p>
          </table:table-cell>
          <table:table-cell office:value-type="float" office:value="0.3834293419" calcext:value-type="float">
            <text:p>0.3834293419</text:p>
          </table:table-cell>
          <table:table-cell office:value-type="float" office:value="-0.1413745489" calcext:value-type="float">
            <text:p>-0.14137454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2" calcext:value-type="float">
            <text:p>932</text:p>
          </table:table-cell>
          <table:table-cell office:value-type="float" office:value="9.923559174" calcext:value-type="float">
            <text:p>9.923559174</text:p>
          </table:table-cell>
          <table:table-cell office:value-type="float" office:value="0.4641984904" calcext:value-type="float">
            <text:p>0.4641984904</text:p>
          </table:table-cell>
          <table:table-cell office:value-type="float" office:value="1.623603404" calcext:value-type="float">
            <text:p>1.6236034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3" calcext:value-type="float">
            <text:p>933</text:p>
          </table:table-cell>
          <table:table-cell office:value-type="float" office:value="9.940632991" calcext:value-type="float">
            <text:p>9.940632991</text:p>
          </table:table-cell>
          <table:table-cell office:value-type="float" office:value="0.3528474458" calcext:value-type="float">
            <text:p>0.3528474458</text:p>
          </table:table-cell>
          <table:table-cell office:value-type="float" office:value="-1.699091772" calcext:value-type="float">
            <text:p>-1.6990917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5" calcext:value-type="float">
            <text:p>935</text:p>
          </table:table-cell>
          <table:table-cell office:value-type="float" office:value="9.984978252" calcext:value-type="float">
            <text:p>9.984978252</text:p>
          </table:table-cell>
          <table:table-cell office:value-type="float" office:value="0.3860933526" calcext:value-type="float">
            <text:p>0.3860933526</text:p>
          </table:table-cell>
          <table:table-cell office:value-type="float" office:value="0.3924465435" calcext:value-type="float">
            <text:p>0.39244654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5" calcext:value-type="float">
            <text:p>935</text:p>
          </table:table-cell>
          <table:table-cell office:value-type="float" office:value="10.0066727" calcext:value-type="float">
            <text:p>10.0066727</text:p>
          </table:table-cell>
          <table:table-cell office:value-type="float" office:value="0.4064160655" calcext:value-type="float">
            <text:p>0.4064160655</text:p>
          </table:table-cell>
          <table:table-cell office:value-type="float" office:value="0.4077325729" calcext:value-type="float">
            <text:p>0.40773257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5" calcext:value-type="float">
            <text:p>935</text:p>
          </table:table-cell>
          <table:table-cell office:value-type="float" office:value="10.02162005" calcext:value-type="float">
            <text:p>10.02162005</text:p>
          </table:table-cell>
          <table:table-cell office:value-type="float" office:value="0.4177945614" calcext:value-type="float">
            <text:p>0.4177945614</text:p>
          </table:table-cell>
          <table:table-cell office:value-type="float" office:value="0.2243086047" calcext:value-type="float">
            <text:p>0.22430860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5" calcext:value-type="float">
            <text:p>935</text:p>
          </table:table-cell>
          <table:table-cell office:value-type="float" office:value="10.03743406" calcext:value-type="float">
            <text:p>10.03743406</text:p>
          </table:table-cell>
          <table:table-cell office:value-type="float" office:value="0.3499340297" calcext:value-type="float">
            <text:p>0.3499340297</text:p>
          </table:table-cell>
          <table:table-cell office:value-type="float" office:value="-1.372682717" calcext:value-type="float">
            <text:p>-1.3726827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5" calcext:value-type="float">
            <text:p>935</text:p>
          </table:table-cell>
          <table:table-cell office:value-type="float" office:value="10.06048389" calcext:value-type="float">
            <text:p>10.06048389</text:p>
          </table:table-cell>
          <table:table-cell office:value-type="float" office:value="0.3559013568" calcext:value-type="float">
            <text:p>0.3559013568</text:p>
          </table:table-cell>
          <table:table-cell office:value-type="float" office:value="0.1173166079" calcext:value-type="float">
            <text:p>0.11731660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5" calcext:value-type="float">
            <text:p>935</text:p>
          </table:table-cell>
          <table:table-cell office:value-type="float" office:value="10.08288882" calcext:value-type="float">
            <text:p>10.08288882</text:p>
          </table:table-cell>
          <table:table-cell office:value-type="float" office:value="0.4104109442" calcext:value-type="float">
            <text:p>0.4104109442</text:p>
          </table:table-cell>
          <table:table-cell office:value-type="float" office:value="1.114747018" calcext:value-type="float">
            <text:p>1.114747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8" calcext:value-type="float">
            <text:p>938</text:p>
          </table:table-cell>
          <table:table-cell office:value-type="float" office:value="10.10785857" calcext:value-type="float">
            <text:p>10.10785857</text:p>
          </table:table-cell>
          <table:table-cell office:value-type="float" office:value="0.4702108705" calcext:value-type="float">
            <text:p>0.4702108705</text:p>
          </table:table-cell>
          <table:table-cell office:value-type="float" office:value="1.195736324" calcext:value-type="float">
            <text:p>1.1957363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8" calcext:value-type="float">
            <text:p>938</text:p>
          </table:table-cell>
          <table:table-cell office:value-type="float" office:value="10.13165198" calcext:value-type="float">
            <text:p>10.13165198</text:p>
          </table:table-cell>
          <table:table-cell office:value-type="float" office:value="0.4775108216" calcext:value-type="float">
            <text:p>0.4775108216</text:p>
          </table:table-cell>
          <table:table-cell office:value-type="float" office:value="0.1457496825" calcext:value-type="float">
            <text:p>0.14574968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9" calcext:value-type="float">
            <text:p>939</text:p>
          </table:table-cell>
          <table:table-cell office:value-type="float" office:value="10.1532983" calcext:value-type="float">
            <text:p>10.1532983</text:p>
          </table:table-cell>
          <table:table-cell office:value-type="float" office:value="0.4585921745" calcext:value-type="float">
            <text:p>0.4585921745</text:p>
          </table:table-cell>
          <table:table-cell office:value-type="float" office:value="-0.3508502481" calcext:value-type="float">
            <text:p>-0.35085024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9" calcext:value-type="float">
            <text:p>939</text:p>
          </table:table-cell>
          <table:table-cell office:value-type="float" office:value="10.17058289" calcext:value-type="float">
            <text:p>10.17058289</text:p>
          </table:table-cell>
          <table:table-cell office:value-type="float" office:value="0.4169241297" calcext:value-type="float">
            <text:p>0.4169241297</text:p>
          </table:table-cell>
          <table:table-cell office:value-type="float" office:value="-0.9022818197" calcext:value-type="float">
            <text:p>-0.90228181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9" calcext:value-type="float">
            <text:p>939</text:p>
          </table:table-cell>
          <table:table-cell office:value-type="float" office:value="10.18104762" calcext:value-type="float">
            <text:p>10.18104762</text:p>
          </table:table-cell>
          <table:table-cell office:value-type="float" office:value="0.3283750267" calcext:value-type="float">
            <text:p>0.3283750267</text:p>
          </table:table-cell>
          <table:table-cell office:value-type="float" office:value="-1.771942808" calcext:value-type="float">
            <text:p>-1.7719428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39" calcext:value-type="float">
            <text:p>939</text:p>
          </table:table-cell>
          <table:table-cell office:value-type="float" office:value="10.20186738" calcext:value-type="float">
            <text:p>10.20186738</text:p>
          </table:table-cell>
          <table:table-cell office:value-type="float" office:value="0.3336611706" calcext:value-type="float">
            <text:p>0.3336611706</text:p>
          </table:table-cell>
          <table:table-cell office:value-type="float" office:value="0.1059510712" calcext:value-type="float">
            <text:p>0.10595107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1" calcext:value-type="float">
            <text:p>941</text:p>
          </table:table-cell>
          <table:table-cell office:value-type="float" office:value="10.21900726" calcext:value-type="float">
            <text:p>10.21900726</text:p>
          </table:table-cell>
          <table:table-cell office:value-type="float" office:value="0.3233358514" calcext:value-type="float">
            <text:p>0.3233358514</text:p>
          </table:table-cell>
          <table:table-cell office:value-type="float" office:value="-0.2068123786" calcext:value-type="float">
            <text:p>-0.20681237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1" calcext:value-type="float">
            <text:p>941</text:p>
          </table:table-cell>
          <table:table-cell office:value-type="float" office:value="10.2322699" calcext:value-type="float">
            <text:p>10.2322699</text:p>
          </table:table-cell>
          <table:table-cell office:value-type="float" office:value="0.3422449249" calcext:value-type="float">
            <text:p>0.3422449249</text:p>
          </table:table-cell>
          <table:table-cell office:value-type="float" office:value="0.3794397989" calcext:value-type="float">
            <text:p>0.3794397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2" calcext:value-type="float">
            <text:p>942</text:p>
          </table:table-cell>
          <table:table-cell office:value-type="float" office:value="10.24873149" calcext:value-type="float">
            <text:p>10.24873149</text:p>
          </table:table-cell>
          <table:table-cell office:value-type="float" office:value="0.3124585319" calcext:value-type="float">
            <text:p>0.3124585319</text:p>
          </table:table-cell>
          <table:table-cell office:value-type="float" office:value="-0.5933808494" calcext:value-type="float">
            <text:p>-0.59338084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2" calcext:value-type="float">
            <text:p>942</text:p>
          </table:table-cell>
          <table:table-cell office:value-type="float" office:value="10.28017296" calcext:value-type="float">
            <text:p>10.28017296</text:p>
          </table:table-cell>
          <table:table-cell office:value-type="float" office:value="0.4063603026" calcext:value-type="float">
            <text:p>0.4063603026</text:p>
          </table:table-cell>
          <table:table-cell office:value-type="float" office:value="1.866630488" calcext:value-type="float">
            <text:p>1.8666304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2" calcext:value-type="float">
            <text:p>942</text:p>
          </table:table-cell>
          <table:table-cell office:value-type="float" office:value="10.29882651" calcext:value-type="float">
            <text:p>10.29882651</text:p>
          </table:table-cell>
          <table:table-cell office:value-type="float" office:value="0.443202633" calcext:value-type="float">
            <text:p>0.443202633</text:p>
          </table:table-cell>
          <table:table-cell office:value-type="float" office:value="0.7439401362" calcext:value-type="float">
            <text:p>0.74394013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2" calcext:value-type="float">
            <text:p>942</text:p>
          </table:table-cell>
          <table:table-cell office:value-type="float" office:value="10.30992487" calcext:value-type="float">
            <text:p>10.30992487</text:p>
          </table:table-cell>
          <table:table-cell office:value-type="float" office:value="0.4079337039" calcext:value-type="float">
            <text:p>0.4079337039</text:p>
          </table:table-cell>
          <table:table-cell office:value-type="float" office:value="-0.7058895743" calcext:value-type="float">
            <text:p>-0.70588957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4" calcext:value-type="float">
            <text:p>944</text:p>
          </table:table-cell>
          <table:table-cell office:value-type="float" office:value="10.32581671" calcext:value-type="float">
            <text:p>10.32581671</text:p>
          </table:table-cell>
          <table:table-cell office:value-type="float" office:value="0.2818598947" calcext:value-type="float">
            <text:p>0.2818598947</text:p>
          </table:table-cell>
          <table:table-cell office:value-type="float" office:value="-1.957838852" calcext:value-type="float">
            <text:p>-1.9578388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4" calcext:value-type="float">
            <text:p>944</text:p>
          </table:table-cell>
          <table:table-cell office:value-type="float" office:value="10.34371995" calcext:value-type="float">
            <text:p>10.34371995</text:p>
          </table:table-cell>
          <table:table-cell office:value-type="float" office:value="0.3233639902" calcext:value-type="float">
            <text:p>0.3233639902</text:p>
          </table:table-cell>
          <table:table-cell office:value-type="float" office:value="1.161845399" calcext:value-type="float">
            <text:p>1.1618453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5" calcext:value-type="float">
            <text:p>945</text:p>
          </table:table-cell>
          <table:table-cell office:value-type="float" office:value="10.34388015" calcext:value-type="float">
            <text:p>10.34388015</text:p>
          </table:table-cell>
          <table:table-cell office:value-type="float" office:value="0.2503844811" calcext:value-type="float">
            <text:p>0.2503844811</text:p>
          </table:table-cell>
          <table:table-cell office:value-type="float" office:value="-1.453020611" calcext:value-type="float">
            <text:p>-1.4530206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5" calcext:value-type="float">
            <text:p>945</text:p>
          </table:table-cell>
          <table:table-cell office:value-type="float" office:value="10.37930441" calcext:value-type="float">
            <text:p>10.37930441</text:p>
          </table:table-cell>
          <table:table-cell office:value-type="float" office:value="0.4057067779" calcext:value-type="float">
            <text:p>0.4057067779</text:p>
          </table:table-cell>
          <table:table-cell office:value-type="float" office:value="3.125172658" calcext:value-type="float">
            <text:p>3.1251726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5" calcext:value-type="float">
            <text:p>945</text:p>
          </table:table-cell>
          <table:table-cell office:value-type="float" office:value="10.4055549" calcext:value-type="float">
            <text:p>10.4055549</text:p>
          </table:table-cell>
          <table:table-cell office:value-type="float" office:value="0.4132855309" calcext:value-type="float">
            <text:p>0.4132855309</text:p>
          </table:table-cell>
          <table:table-cell office:value-type="float" office:value="0.1512577823" calcext:value-type="float">
            <text:p>0.15125778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5" calcext:value-type="float">
            <text:p>945</text:p>
          </table:table-cell>
          <table:table-cell office:value-type="float" office:value="10.42115818" calcext:value-type="float">
            <text:p>10.42115818</text:p>
          </table:table-cell>
          <table:table-cell office:value-type="float" office:value="0.516073602" calcext:value-type="float">
            <text:p>0.516073602</text:p>
          </table:table-cell>
          <table:table-cell office:value-type="float" office:value="2.052389345" calcext:value-type="float">
            <text:p>2.0523893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7" calcext:value-type="float">
            <text:p>947</text:p>
          </table:table-cell>
          <table:table-cell office:value-type="float" office:value="10.44266471" calcext:value-type="float">
            <text:p>10.44266471</text:p>
          </table:table-cell>
          <table:table-cell office:value-type="float" office:value="0.4214367909" calcext:value-type="float">
            <text:p>0.4214367909</text:p>
          </table:table-cell>
          <table:table-cell office:value-type="float" office:value="-1.887082371" calcext:value-type="float">
            <text:p>-1.8870823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7" calcext:value-type="float">
            <text:p>947</text:p>
          </table:table-cell>
          <table:table-cell office:value-type="float" office:value="10.46266724" calcext:value-type="float">
            <text:p>10.46266724</text:p>
          </table:table-cell>
          <table:table-cell office:value-type="float" office:value="0.3814855143" calcext:value-type="float">
            <text:p>0.3814855143</text:p>
          </table:table-cell>
          <table:table-cell office:value-type="float" office:value="-0.807027989" calcext:value-type="float">
            <text:p>-0.807027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8" calcext:value-type="float">
            <text:p>948</text:p>
          </table:table-cell>
          <table:table-cell office:value-type="float" office:value="10.48956729" calcext:value-type="float">
            <text:p>10.48956729</text:p>
          </table:table-cell>
          <table:table-cell office:value-type="float" office:value="0.4557074682" calcext:value-type="float">
            <text:p>0.4557074682</text:p>
          </table:table-cell>
          <table:table-cell office:value-type="float" office:value="1.474005213" calcext:value-type="float">
            <text:p>1.4740052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8" calcext:value-type="float">
            <text:p>948</text:p>
          </table:table-cell>
          <table:table-cell office:value-type="float" office:value="10.50166698" calcext:value-type="float">
            <text:p>10.50166698</text:p>
          </table:table-cell>
          <table:table-cell office:value-type="float" office:value="0.3937900642" calcext:value-type="float">
            <text:p>0.3937900642</text:p>
          </table:table-cell>
          <table:table-cell office:value-type="float" office:value="-1.243975826" calcext:value-type="float">
            <text:p>-1.2439758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8" calcext:value-type="float">
            <text:p>948</text:p>
          </table:table-cell>
          <table:table-cell office:value-type="float" office:value="10.52128981" calcext:value-type="float">
            <text:p>10.52128981</text:p>
          </table:table-cell>
          <table:table-cell office:value-type="float" office:value="0.3813633437" calcext:value-type="float">
            <text:p>0.3813633437</text:p>
          </table:table-cell>
          <table:table-cell office:value-type="float" office:value="-0.2322720529" calcext:value-type="float">
            <text:p>-0.23227205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8" calcext:value-type="float">
            <text:p>948</text:p>
          </table:table-cell>
          <table:table-cell office:value-type="float" office:value="10.54000476" calcext:value-type="float">
            <text:p>10.54000476</text:p>
          </table:table-cell>
          <table:table-cell office:value-type="float" office:value="0.3370263726" calcext:value-type="float">
            <text:p>0.3370263726</text:p>
          </table:table-cell>
          <table:table-cell office:value-type="float" office:value="-0.9504902691" calcext:value-type="float">
            <text:p>-0.95049026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9" calcext:value-type="float">
            <text:p>949</text:p>
          </table:table-cell>
          <table:table-cell office:value-type="float" office:value="10.55852074" calcext:value-type="float">
            <text:p>10.55852074</text:p>
          </table:table-cell>
          <table:table-cell office:value-type="float" office:value="0.3780232493" calcext:value-type="float">
            <text:p>0.3780232493</text:p>
          </table:table-cell>
          <table:table-cell office:value-type="float" office:value="0.8105593143" calcext:value-type="float">
            <text:p>0.8105593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49" calcext:value-type="float">
            <text:p>949</text:p>
          </table:table-cell>
          <table:table-cell office:value-type="float" office:value="10.58576725" calcext:value-type="float">
            <text:p>10.58576725</text:p>
          </table:table-cell>
          <table:table-cell office:value-type="float" office:value="0.4402417518" calcext:value-type="float">
            <text:p>0.4402417518</text:p>
          </table:table-cell>
          <table:table-cell office:value-type="float" office:value="1.263785434" calcext:value-type="float">
            <text:p>1.2637854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51" calcext:value-type="float">
            <text:p>951</text:p>
          </table:table-cell>
          <table:table-cell office:value-type="float" office:value="10.59830658" calcext:value-type="float">
            <text:p>10.59830658</text:p>
          </table:table-cell>
          <table:table-cell office:value-type="float" office:value="0.3896295116" calcext:value-type="float">
            <text:p>0.3896295116</text:p>
          </table:table-cell>
          <table:table-cell office:value-type="float" office:value="-1.006534772" calcext:value-type="float">
            <text:p>-1.0065347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51" calcext:value-type="float">
            <text:p>951</text:p>
          </table:table-cell>
          <table:table-cell office:value-type="float" office:value="10.62267765" calcext:value-type="float">
            <text:p>10.62267765</text:p>
          </table:table-cell>
          <table:table-cell office:value-type="float" office:value="0.4283711261" calcext:value-type="float">
            <text:p>0.4283711261</text:p>
          </table:table-cell>
          <table:table-cell office:value-type="float" office:value="0.7667054716" calcext:value-type="float">
            <text:p>0.76670547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51" calcext:value-type="float">
            <text:p>951</text:p>
          </table:table-cell>
          <table:table-cell office:value-type="float" office:value="10.64905191" calcext:value-type="float">
            <text:p>10.64905191</text:p>
          </table:table-cell>
          <table:table-cell office:value-type="float" office:value="0.421332421" calcext:value-type="float">
            <text:p>0.421332421</text:p>
          </table:table-cell>
          <table:table-cell office:value-type="float" office:value="-0.1420633894" calcext:value-type="float">
            <text:p>-0.1420633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51" calcext:value-type="float">
            <text:p>951</text:p>
          </table:table-cell>
          <table:table-cell office:value-type="float" office:value="10.66230269" calcext:value-type="float">
            <text:p>10.66230269</text:p>
          </table:table-cell>
          <table:table-cell office:value-type="float" office:value="0.4268127083" calcext:value-type="float">
            <text:p>0.4268127083</text:p>
          </table:table-cell>
          <table:table-cell office:value-type="float" office:value="0.1099354821" calcext:value-type="float">
            <text:p>0.10993548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52" calcext:value-type="float">
            <text:p>952</text:p>
          </table:table-cell>
          <table:table-cell office:value-type="float" office:value="10.68473525" calcext:value-type="float">
            <text:p>10.68473525</text:p>
          </table:table-cell>
          <table:table-cell office:value-type="float" office:value="0.4164781868" calcext:value-type="float">
            <text:p>0.4164781868</text:p>
          </table:table-cell>
          <table:table-cell office:value-type="float" office:value="-0.2079132012" calcext:value-type="float">
            <text:p>-0.2079132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52" calcext:value-type="float">
            <text:p>952</text:p>
          </table:table-cell>
          <table:table-cell office:value-type="float" office:value="10.70155919" calcext:value-type="float">
            <text:p>10.70155919</text:p>
          </table:table-cell>
          <table:table-cell office:value-type="float" office:value="0.3507364307" calcext:value-type="float">
            <text:p>0.3507364307</text:p>
          </table:table-cell>
          <table:table-cell office:value-type="float" office:value="-1.309412191" calcext:value-type="float">
            <text:p>-1.3094121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54" calcext:value-type="float">
            <text:p>954</text:p>
          </table:table-cell>
          <table:table-cell office:value-type="float" office:value="10.71123655" calcext:value-type="float">
            <text:p>10.71123655</text:p>
          </table:table-cell>
          <table:table-cell office:value-type="float" office:value="0.3135690183" calcext:value-type="float">
            <text:p>0.3135690183</text:p>
          </table:table-cell>
          <table:table-cell office:value-type="float" office:value="-0.5926538651" calcext:value-type="float">
            <text:p>-0.59265386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54" calcext:value-type="float">
            <text:p>954</text:p>
          </table:table-cell>
          <table:table-cell office:value-type="float" office:value="10.72840212" calcext:value-type="float">
            <text:p>10.72840212</text:p>
          </table:table-cell>
          <table:table-cell office:value-type="float" office:value="0.3163706508" calcext:value-type="float">
            <text:p>0.3163706508</text:p>
          </table:table-cell>
          <table:table-cell office:value-type="float" office:value="0.0750304141" calcext:value-type="float">
            <text:p>0.07503041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54" calcext:value-type="float">
            <text:p>954</text:p>
          </table:table-cell>
          <table:table-cell office:value-type="float" office:value="10.7408102" calcext:value-type="float">
            <text:p>10.7408102</text:p>
          </table:table-cell>
          <table:table-cell office:value-type="float" office:value="0.2871053772" calcext:value-type="float">
            <text:p>0.2871053772</text:p>
          </table:table-cell>
          <table:table-cell office:value-type="float" office:value="-0.583262119" calcext:value-type="float">
            <text:p>-0.583262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54" calcext:value-type="float">
            <text:p>954</text:p>
          </table:table-cell>
          <table:table-cell office:value-type="float" office:value="10.76467613" calcext:value-type="float">
            <text:p>10.76467613</text:p>
          </table:table-cell>
          <table:table-cell office:value-type="float" office:value="0.3950781057" calcext:value-type="float">
            <text:p>0.3950781057</text:p>
          </table:table-cell>
          <table:table-cell office:value-type="float" office:value="2.163571544" calcext:value-type="float">
            <text:p>2.1635715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55" calcext:value-type="float">
            <text:p>955</text:p>
          </table:table-cell>
          <table:table-cell office:value-type="float" office:value="10.7935456" calcext:value-type="float">
            <text:p>10.7935456</text:p>
          </table:table-cell>
          <table:table-cell office:value-type="float" office:value="0.4344241115" calcext:value-type="float">
            <text:p>0.4344241115</text:p>
          </table:table-cell>
          <table:table-cell office:value-type="float" office:value="0.7874093494" calcext:value-type="float">
            <text:p>0.78740934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55" calcext:value-type="float">
            <text:p>955</text:p>
          </table:table-cell>
          <table:table-cell office:value-type="float" office:value="10.80759542" calcext:value-type="float">
            <text:p>10.80759542</text:p>
          </table:table-cell>
          <table:table-cell office:value-type="float" office:value="0.4457796146" calcext:value-type="float">
            <text:p>0.4457796146</text:p>
          </table:table-cell>
          <table:table-cell office:value-type="float" office:value="0.227405375" calcext:value-type="float">
            <text:p>0.2274053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57" calcext:value-type="float">
            <text:p>957</text:p>
          </table:table-cell>
          <table:table-cell office:value-type="float" office:value="10.82954742" calcext:value-type="float">
            <text:p>10.82954742</text:p>
          </table:table-cell>
          <table:table-cell office:value-type="float" office:value="0.4318292822" calcext:value-type="float">
            <text:p>0.4318292822</text:p>
          </table:table-cell>
          <table:table-cell office:value-type="float" office:value="-0.2773148458" calcext:value-type="float">
            <text:p>-0.27731484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57" calcext:value-type="float">
            <text:p>957</text:p>
          </table:table-cell>
          <table:table-cell office:value-type="float" office:value="10.85410498" calcext:value-type="float">
            <text:p>10.85410498</text:p>
          </table:table-cell>
          <table:table-cell office:value-type="float" office:value="0.4043780943" calcext:value-type="float">
            <text:p>0.4043780943</text:p>
          </table:table-cell>
          <table:table-cell office:value-type="float" office:value="-0.553767396" calcext:value-type="float">
            <text:p>-0.5537673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57" calcext:value-type="float">
            <text:p>957</text:p>
          </table:table-cell>
          <table:table-cell office:value-type="float" office:value="10.86272865" calcext:value-type="float">
            <text:p>10.86272865</text:p>
          </table:table-cell>
          <table:table-cell office:value-type="float" office:value="0.3679172328" calcext:value-type="float">
            <text:p>0.3679172328</text:p>
          </table:table-cell>
          <table:table-cell office:value-type="float" office:value="-0.7271276384" calcext:value-type="float">
            <text:p>-0.72712763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57" calcext:value-type="float">
            <text:p>957</text:p>
          </table:table-cell>
          <table:table-cell office:value-type="float" office:value="10.88270247" calcext:value-type="float">
            <text:p>10.88270247</text:p>
          </table:table-cell>
          <table:table-cell office:value-type="float" office:value="0.3552043347" calcext:value-type="float">
            <text:p>0.3552043347</text:p>
          </table:table-cell>
          <table:table-cell office:value-type="float" office:value="-0.2534704201" calcext:value-type="float">
            <text:p>-0.2534704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58" calcext:value-type="float">
            <text:p>958</text:p>
          </table:table-cell>
          <table:table-cell office:value-type="float" office:value="10.9005305" calcext:value-type="float">
            <text:p>10.9005305</text:p>
          </table:table-cell>
          <table:table-cell office:value-type="float" office:value="0.3012486965" calcext:value-type="float">
            <text:p>0.3012486965</text:p>
          </table:table-cell>
          <table:table-cell office:value-type="float" office:value="-1.009405162" calcext:value-type="float">
            <text:p>-1.0094051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58" calcext:value-type="float">
            <text:p>958</text:p>
          </table:table-cell>
          <table:table-cell office:value-type="float" office:value="10.91728368" calcext:value-type="float">
            <text:p>10.91728368</text:p>
          </table:table-cell>
          <table:table-cell office:value-type="float" office:value="0.364118825" calcext:value-type="float">
            <text:p>0.364118825</text:p>
          </table:table-cell>
          <table:table-cell office:value-type="float" office:value="1.353194593" calcext:value-type="float">
            <text:p>1.3531945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0" calcext:value-type="float">
            <text:p>960</text:p>
          </table:table-cell>
          <table:table-cell office:value-type="float" office:value="10.93244371" calcext:value-type="float">
            <text:p>10.93244371</text:p>
          </table:table-cell>
          <table:table-cell office:value-type="float" office:value="0.3327467872" calcext:value-type="float">
            <text:p>0.3327467872</text:p>
          </table:table-cell>
          <table:table-cell office:value-type="float" office:value="-0.6293493205" calcext:value-type="float">
            <text:p>-0.6293493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0" calcext:value-type="float">
            <text:p>960</text:p>
          </table:table-cell>
          <table:table-cell office:value-type="float" office:value="10.95103182" calcext:value-type="float">
            <text:p>10.95103182</text:p>
          </table:table-cell>
          <table:table-cell office:value-type="float" office:value="0.345341601" calcext:value-type="float">
            <text:p>0.345341601</text:p>
          </table:table-cell>
          <table:table-cell office:value-type="float" office:value="0.2515914844" calcext:value-type="float">
            <text:p>0.25159148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0" calcext:value-type="float">
            <text:p>960</text:p>
          </table:table-cell>
          <table:table-cell office:value-type="float" office:value="10.9702043" calcext:value-type="float">
            <text:p>10.9702043</text:p>
          </table:table-cell>
          <table:table-cell office:value-type="float" office:value="0.3518604634" calcext:value-type="float">
            <text:p>0.3518604634</text:p>
          </table:table-cell>
          <table:table-cell office:value-type="float" office:value="0.1292539955" calcext:value-type="float">
            <text:p>0.12925399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0" calcext:value-type="float">
            <text:p>960</text:p>
          </table:table-cell>
          <table:table-cell office:value-type="float" office:value="10.99206186" calcext:value-type="float">
            <text:p>10.99206186</text:p>
          </table:table-cell>
          <table:table-cell office:value-type="float" office:value="0.3979102853" calcext:value-type="float">
            <text:p>0.3979102853</text:p>
          </table:table-cell>
          <table:table-cell office:value-type="float" office:value="0.9317860926" calcext:value-type="float">
            <text:p>0.93178609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1" calcext:value-type="float">
            <text:p>961</text:p>
          </table:table-cell>
          <table:table-cell office:value-type="float" office:value="11.01185979" calcext:value-type="float">
            <text:p>11.01185979</text:p>
          </table:table-cell>
          <table:table-cell office:value-type="float" office:value="0.4057092952" calcext:value-type="float">
            <text:p>0.4057092952</text:p>
          </table:table-cell>
          <table:table-cell office:value-type="float" office:value="0.1554880791" calcext:value-type="float">
            <text:p>0.15548807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1" calcext:value-type="float">
            <text:p>961</text:p>
          </table:table-cell>
          <table:table-cell office:value-type="float" office:value="11.02666106" calcext:value-type="float">
            <text:p>11.02666106</text:p>
          </table:table-cell>
          <table:table-cell office:value-type="float" office:value="0.3761263357" calcext:value-type="float">
            <text:p>0.3761263357</text:p>
          </table:table-cell>
          <table:table-cell office:value-type="float" office:value="-0.5824090659" calcext:value-type="float">
            <text:p>-0.58240906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3" calcext:value-type="float">
            <text:p>963</text:p>
          </table:table-cell>
          <table:table-cell office:value-type="float" office:value="11.05073802" calcext:value-type="float">
            <text:p>11.05073802</text:p>
          </table:table-cell>
          <table:table-cell office:value-type="float" office:value="0.392110617" calcext:value-type="float">
            <text:p>0.392110617</text:p>
          </table:table-cell>
          <table:table-cell office:value-type="float" office:value="0.3254520901" calcext:value-type="float">
            <text:p>0.32545209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3" calcext:value-type="float">
            <text:p>963</text:p>
          </table:table-cell>
          <table:table-cell office:value-type="float" office:value="11.06961627" calcext:value-type="float">
            <text:p>11.06961627</text:p>
          </table:table-cell>
          <table:table-cell office:value-type="float" office:value="0.3855316223" calcext:value-type="float">
            <text:p>0.3855316223</text:p>
          </table:table-cell>
          <table:table-cell office:value-type="float" office:value="-0.1306763695" calcext:value-type="float">
            <text:p>-0.13067636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3" calcext:value-type="float">
            <text:p>963</text:p>
          </table:table-cell>
          <table:table-cell office:value-type="float" office:value="11.0868751" calcext:value-type="float">
            <text:p>11.0868751</text:p>
          </table:table-cell>
          <table:table-cell office:value-type="float" office:value="0.3771117926" calcext:value-type="float">
            <text:p>0.3771117926</text:p>
          </table:table-cell>
          <table:table-cell office:value-type="float" office:value="-0.1298369966" calcext:value-type="float">
            <text:p>-0.12983699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3" calcext:value-type="float">
            <text:p>963</text:p>
          </table:table-cell>
          <table:table-cell office:value-type="float" office:value="11.09989895" calcext:value-type="float">
            <text:p>11.09989895</text:p>
          </table:table-cell>
          <table:table-cell office:value-type="float" office:value="0.3385808327" calcext:value-type="float">
            <text:p>0.3385808327</text:p>
          </table:table-cell>
          <table:table-cell office:value-type="float" office:value="-1.108347357" calcext:value-type="float">
            <text:p>-1.1083473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4" calcext:value-type="float">
            <text:p>964</text:p>
          </table:table-cell>
          <table:table-cell office:value-type="float" office:value="11.11448954" calcext:value-type="float">
            <text:p>11.11448954</text:p>
          </table:table-cell>
          <table:table-cell office:value-type="float" office:value="0.31039641" calcext:value-type="float">
            <text:p>0.31039641</text:p>
          </table:table-cell>
          <table:table-cell office:value-type="float" office:value="-0.5609981542" calcext:value-type="float">
            <text:p>-0.56099815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4" calcext:value-type="float">
            <text:p>964</text:p>
          </table:table-cell>
          <table:table-cell office:value-type="float" office:value="11.13649899" calcext:value-type="float">
            <text:p>11.13649899</text:p>
          </table:table-cell>
          <table:table-cell office:value-type="float" office:value="0.3687179765" calcext:value-type="float">
            <text:p>0.3687179765</text:p>
          </table:table-cell>
          <table:table-cell office:value-type="float" office:value="1.168851741" calcext:value-type="float">
            <text:p>1.1688517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6" calcext:value-type="float">
            <text:p>966</text:p>
          </table:table-cell>
          <table:table-cell office:value-type="float" office:value="11.15146465" calcext:value-type="float">
            <text:p>11.15146465</text:p>
          </table:table-cell>
          <table:table-cell office:value-type="float" office:value="0.3436758751" calcext:value-type="float">
            <text:p>0.3436758751</text:p>
          </table:table-cell>
          <table:table-cell office:value-type="float" office:value="-0.5011649479" calcext:value-type="float">
            <text:p>-0.50116494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6" calcext:value-type="float">
            <text:p>966</text:p>
          </table:table-cell>
          <table:table-cell office:value-type="float" office:value="11.17163064" calcext:value-type="float">
            <text:p>11.17163064</text:p>
          </table:table-cell>
          <table:table-cell office:value-type="float" office:value="0.3817921454" calcext:value-type="float">
            <text:p>0.3817921454</text:p>
          </table:table-cell>
          <table:table-cell office:value-type="float" office:value="0.7650621409" calcext:value-type="float">
            <text:p>0.76506214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6" calcext:value-type="float">
            <text:p>966</text:p>
          </table:table-cell>
          <table:table-cell office:value-type="float" office:value="11.18891123" calcext:value-type="float">
            <text:p>11.18891123</text:p>
          </table:table-cell>
          <table:table-cell office:value-type="float" office:value="0.349392299" calcext:value-type="float">
            <text:p>0.349392299</text:p>
          </table:table-cell>
          <table:table-cell office:value-type="float" office:value="-0.6447930049" calcext:value-type="float">
            <text:p>-0.64479300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6" calcext:value-type="float">
            <text:p>966</text:p>
          </table:table-cell>
          <table:table-cell office:value-type="float" office:value="11.21173555" calcext:value-type="float">
            <text:p>11.21173555</text:p>
          </table:table-cell>
          <table:table-cell office:value-type="float" office:value="0.4017808356" calcext:value-type="float">
            <text:p>0.4017808356</text:p>
          </table:table-cell>
          <table:table-cell office:value-type="float" office:value="1.048196027" calcext:value-type="float">
            <text:p>1.048196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7" calcext:value-type="float">
            <text:p>967</text:p>
          </table:table-cell>
          <table:table-cell office:value-type="float" office:value="11.22350216" calcext:value-type="float">
            <text:p>11.22350216</text:p>
          </table:table-cell>
          <table:table-cell office:value-type="float" office:value="0.3452017733" calcext:value-type="float">
            <text:p>0.3452017733</text:p>
          </table:table-cell>
          <table:table-cell office:value-type="float" office:value="-1.1301321" calcext:value-type="float">
            <text:p>-1.13013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7" calcext:value-type="float">
            <text:p>967</text:p>
          </table:table-cell>
          <table:table-cell office:value-type="float" office:value="11.24060564" calcext:value-type="float">
            <text:p>11.24060564</text:p>
          </table:table-cell>
          <table:table-cell office:value-type="float" office:value="0.34451532" calcext:value-type="float">
            <text:p>0.34451532</text:p>
          </table:table-cell>
          <table:table-cell office:value-type="float" office:value="-0.01371999074" calcext:value-type="float">
            <text:p>-0.01371999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7" calcext:value-type="float">
            <text:p>967</text:p>
          </table:table-cell>
          <table:table-cell office:value-type="float" office:value="11.23485492" calcext:value-type="float">
            <text:p>11.23485492</text:p>
          </table:table-cell>
          <table:table-cell office:value-type="float" office:value="0.1569622372" calcext:value-type="float">
            <text:p>0.1569622372</text:p>
          </table:table-cell>
          <table:table-cell office:value-type="float" office:value="-3.456661144" calcext:value-type="float">
            <text:p>-3.456661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7" calcext:value-type="float">
            <text:p>967</text:p>
          </table:table-cell>
          <table:table-cell office:value-type="float" office:value="11.21917491" calcext:value-type="float">
            <text:p>11.21917491</text:p>
          </table:table-cell>
          <table:table-cell office:value-type="float" office:value="-0.03615569963" calcext:value-type="float">
            <text:p>-0.0361556996</text:p>
          </table:table-cell>
          <table:table-cell office:value-type="float" office:value="-4.240746931" calcext:value-type="float">
            <text:p>-4.2407469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9" calcext:value-type="float">
            <text:p>969</text:p>
          </table:table-cell>
          <table:table-cell office:value-type="float" office:value="11.17117972" calcext:value-type="float">
            <text:p>11.17117972</text:p>
          </table:table-cell>
          <table:table-cell office:value-type="float" office:value="-0.467489499" calcext:value-type="float">
            <text:p>-0.467489499</text:p>
          </table:table-cell>
          <table:table-cell office:value-type="float" office:value="-8.55706342" calcext:value-type="float">
            <text:p>-8.557063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69" calcext:value-type="float">
            <text:p>969</text:p>
          </table:table-cell>
          <table:table-cell office:value-type="float" office:value="11.13737044" calcext:value-type="float">
            <text:p>11.13737044</text:p>
          </table:table-cell>
          <table:table-cell office:value-type="float" office:value="-0.6594239806" calcext:value-type="float">
            <text:p>-0.6594239806</text:p>
          </table:table-cell>
          <table:table-cell office:value-type="float" office:value="-3.870510806" calcext:value-type="float">
            <text:p>-3.8705108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70" calcext:value-type="float">
            <text:p>970</text:p>
          </table:table-cell>
          <table:table-cell office:value-type="float" office:value="11.12945833" calcext:value-type="float">
            <text:p>11.12945833</text:p>
          </table:table-cell>
          <table:table-cell office:value-type="float" office:value="-0.5973437276" calcext:value-type="float">
            <text:p>-0.5973437276</text:p>
          </table:table-cell>
          <table:table-cell office:value-type="float" office:value="1.240351562" calcext:value-type="float">
            <text:p>1.2403515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70" calcext:value-type="float">
            <text:p>970</text:p>
          </table:table-cell>
          <table:table-cell office:value-type="float" office:value="11.11888363" calcext:value-type="float">
            <text:p>11.11888363</text:p>
          </table:table-cell>
          <table:table-cell office:value-type="float" office:value="-0.3500918727" calcext:value-type="float">
            <text:p>-0.3500918727</text:p>
          </table:table-cell>
          <table:table-cell office:value-type="float" office:value="4.919511523" calcext:value-type="float">
            <text:p>4.9195115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72" calcext:value-type="float">
            <text:p>972</text:p>
          </table:table-cell>
          <table:table-cell office:value-type="float" office:value="11.10798989" calcext:value-type="float">
            <text:p>11.10798989</text:p>
          </table:table-cell>
          <table:table-cell office:value-type="float" office:value="-0.1957869997" calcext:value-type="float">
            <text:p>-0.1957869997</text:p>
          </table:table-cell>
          <table:table-cell office:value-type="float" office:value="3.100282929" calcext:value-type="float">
            <text:p>3.1002829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72" calcext:value-type="float">
            <text:p>972</text:p>
          </table:table-cell>
          <table:table-cell office:value-type="float" office:value="11.09630905" calcext:value-type="float">
            <text:p>11.09630905</text:p>
          </table:table-cell>
          <table:table-cell office:value-type="float" office:value="-0.2208819887" calcext:value-type="float">
            <text:p>-0.2208819887</text:p>
          </table:table-cell>
          <table:table-cell office:value-type="float" office:value="-0.5013639422" calcext:value-type="float">
            <text:p>-0.50136394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72" calcext:value-type="float">
            <text:p>972</text:p>
          </table:table-cell>
          <table:table-cell office:value-type="float" office:value="11.07845384" calcext:value-type="float">
            <text:p>11.07845384</text:p>
          </table:table-cell>
          <table:table-cell office:value-type="float" office:value="-0.2702234668" calcext:value-type="float">
            <text:p>-0.2702234668</text:p>
          </table:table-cell>
          <table:table-cell office:value-type="float" office:value="-0.9904843704" calcext:value-type="float">
            <text:p>-0.99048437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72" calcext:value-type="float">
            <text:p>972</text:p>
          </table:table-cell>
          <table:table-cell office:value-type="float" office:value="11.06938298" calcext:value-type="float">
            <text:p>11.06938298</text:p>
          </table:table-cell>
          <table:table-cell office:value-type="float" office:value="-0.2577270286" calcext:value-type="float">
            <text:p>-0.2577270286</text:p>
          </table:table-cell>
          <table:table-cell office:value-type="float" office:value="0.2498870531" calcext:value-type="float">
            <text:p>0.24988705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73" calcext:value-type="float">
            <text:p>973</text:p>
          </table:table-cell>
          <table:table-cell office:value-type="float" office:value="11.05513864" calcext:value-type="float">
            <text:p>11.05513864</text:p>
          </table:table-cell>
          <table:table-cell office:value-type="float" office:value="-0.2533174464" calcext:value-type="float">
            <text:p>-0.2533174464</text:p>
          </table:table-cell>
          <table:table-cell office:value-type="float" office:value="0.06814772769" calcext:value-type="float">
            <text:p>0.06814772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73" calcext:value-type="float">
            <text:p>973</text:p>
          </table:table-cell>
          <table:table-cell office:value-type="float" office:value="11.04631617" calcext:value-type="float">
            <text:p>11.04631617</text:p>
          </table:table-cell>
          <table:table-cell office:value-type="float" office:value="-0.2146691046" calcext:value-type="float">
            <text:p>-0.2146691046</text:p>
          </table:table-cell>
          <table:table-cell office:value-type="float" office:value="1.062232156" calcext:value-type="float">
            <text:p>1.062232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76" calcext:value-type="float">
            <text:p>976</text:p>
          </table:table-cell>
          <table:table-cell office:value-type="float" office:value="11.03797665" calcext:value-type="float">
            <text:p>11.03797665</text:p>
          </table:table-cell>
          <table:table-cell office:value-type="float" office:value="-0.2107624397" calcext:value-type="float">
            <text:p>-0.2107624397</text:p>
          </table:table-cell>
          <table:table-cell office:value-type="float" office:value="0.07948090335" calcext:value-type="float">
            <text:p>0.07948090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76" calcext:value-type="float">
            <text:p>976</text:p>
          </table:table-cell>
          <table:table-cell office:value-type="float" office:value="11.0296277" calcext:value-type="float">
            <text:p>11.0296277</text:p>
          </table:table-cell>
          <table:table-cell office:value-type="float" office:value="-0.1931127068" calcext:value-type="float">
            <text:p>-0.1931127068</text:p>
          </table:table-cell>
          <table:table-cell office:value-type="float" office:value="0.3534393835" calcext:value-type="float">
            <text:p>0.35343938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76" calcext:value-type="float">
            <text:p>976</text:p>
          </table:table-cell>
          <table:table-cell office:value-type="float" office:value="11.01990016" calcext:value-type="float">
            <text:p>11.01990016</text:p>
          </table:table-cell>
          <table:table-cell office:value-type="float" office:value="-0.1772022952" calcext:value-type="float">
            <text:p>-0.1772022952</text:p>
          </table:table-cell>
          <table:table-cell office:value-type="float" office:value="0.3185348513" calcext:value-type="float">
            <text:p>0.31853485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76" calcext:value-type="float">
            <text:p>976</text:p>
          </table:table-cell>
          <table:table-cell office:value-type="float" office:value="11.01200076" calcext:value-type="float">
            <text:p>11.01200076</text:p>
          </table:table-cell>
          <table:table-cell office:value-type="float" office:value="-0.1734065573" calcext:value-type="float">
            <text:p>-0.1734065573</text:p>
          </table:table-cell>
          <table:table-cell office:value-type="float" office:value="0.07605494835" calcext:value-type="float">
            <text:p>0.07605494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77" calcext:value-type="float">
            <text:p>977</text:p>
          </table:table-cell>
          <table:table-cell office:value-type="float" office:value="11.00834666" calcext:value-type="float">
            <text:p>11.00834666</text:p>
          </table:table-cell>
          <table:table-cell office:value-type="float" office:value="-0.1419046214" calcext:value-type="float">
            <text:p>-0.1419046214</text:p>
          </table:table-cell>
          <table:table-cell office:value-type="float" office:value="0.6266041623" calcext:value-type="float">
            <text:p>0.62660416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77" calcext:value-type="float">
            <text:p>977</text:p>
          </table:table-cell>
          <table:table-cell office:value-type="float" office:value="10.99722419" calcext:value-type="float">
            <text:p>10.99722419</text:p>
          </table:table-cell>
          <table:table-cell office:value-type="float" office:value="-0.151729998" calcext:value-type="float">
            <text:p>-0.151729998</text:p>
          </table:table-cell>
          <table:table-cell office:value-type="float" office:value="-0.19807743" calcext:value-type="float">
            <text:p>-0.198077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79" calcext:value-type="float">
            <text:p>979</text:p>
          </table:table-cell>
          <table:table-cell office:value-type="float" office:value="10.99006008" calcext:value-type="float">
            <text:p>10.99006008</text:p>
          </table:table-cell>
          <table:table-cell office:value-type="float" office:value="-0.1465542138" calcext:value-type="float">
            <text:p>-0.1465542138</text:p>
          </table:table-cell>
          <table:table-cell office:value-type="float" office:value="0.1031330313" calcext:value-type="float">
            <text:p>0.10313303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79" calcext:value-type="float">
            <text:p>979</text:p>
          </table:table-cell>
          <table:table-cell office:value-type="float" office:value="10.9733665" calcext:value-type="float">
            <text:p>10.9733665</text:p>
          </table:table-cell>
          <table:table-cell office:value-type="float" office:value="-0.2333237204" calcext:value-type="float">
            <text:p>-0.2333237204</text:p>
          </table:table-cell>
          <table:table-cell office:value-type="float" office:value="-1.730818521" calcext:value-type="float">
            <text:p>-1.7308185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79" calcext:value-type="float">
            <text:p>979</text:p>
          </table:table-cell>
          <table:table-cell office:value-type="float" office:value="10.95665797" calcext:value-type="float">
            <text:p>10.95665797</text:p>
          </table:table-cell>
          <table:table-cell office:value-type="float" office:value="-0.2613899035" calcext:value-type="float">
            <text:p>-0.2613899035</text:p>
          </table:table-cell>
          <table:table-cell office:value-type="float" office:value="-0.5180778484" calcext:value-type="float">
            <text:p>-0.51807784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79" calcext:value-type="float">
            <text:p>979</text:p>
          </table:table-cell>
          <table:table-cell office:value-type="float" office:value="10.94750466" calcext:value-type="float">
            <text:p>10.94750466</text:p>
          </table:table-cell>
          <table:table-cell office:value-type="float" office:value="-0.2804891995" calcext:value-type="float">
            <text:p>-0.2804891995</text:p>
          </table:table-cell>
          <table:table-cell office:value-type="float" office:value="-0.4174247927" calcext:value-type="float">
            <text:p>-0.41742479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0" calcext:value-type="float">
            <text:p>980</text:p>
          </table:table-cell>
          <table:table-cell office:value-type="float" office:value="10.93897188" calcext:value-type="float">
            <text:p>10.93897188</text:p>
          </table:table-cell>
          <table:table-cell office:value-type="float" office:value="-0.2259350176" calcext:value-type="float">
            <text:p>-0.2259350176</text:p>
          </table:table-cell>
          <table:table-cell office:value-type="float" office:value="1.082606547" calcext:value-type="float">
            <text:p>1.0826065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0" calcext:value-type="float">
            <text:p>980</text:p>
          </table:table-cell>
          <table:table-cell office:value-type="float" office:value="10.91947152" calcext:value-type="float">
            <text:p>10.91947152</text:p>
          </table:table-cell>
          <table:table-cell office:value-type="float" office:value="-0.2536915281" calcext:value-type="float">
            <text:p>-0.2536915281</text:p>
          </table:table-cell>
          <table:table-cell office:value-type="float" office:value="-0.5575320364" calcext:value-type="float">
            <text:p>-0.5575320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2" calcext:value-type="float">
            <text:p>982</text:p>
          </table:table-cell>
          <table:table-cell office:value-type="float" office:value="10.90971111" calcext:value-type="float">
            <text:p>10.90971111</text:p>
          </table:table-cell>
          <table:table-cell office:value-type="float" office:value="-0.2523900066" calcext:value-type="float">
            <text:p>-0.2523900066</text:p>
          </table:table-cell>
          <table:table-cell office:value-type="float" office:value="0.02615545598" calcext:value-type="float">
            <text:p>0.026155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2" calcext:value-type="float">
            <text:p>982</text:p>
          </table:table-cell>
          <table:table-cell office:value-type="float" office:value="10.89682314" calcext:value-type="float">
            <text:p>10.89682314</text:p>
          </table:table-cell>
          <table:table-cell office:value-type="float" office:value="-0.2815546017" calcext:value-type="float">
            <text:p>-0.2815546017</text:p>
          </table:table-cell>
          <table:table-cell office:value-type="float" office:value="-0.5811737581" calcext:value-type="float">
            <text:p>-0.58117375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2" calcext:value-type="float">
            <text:p>982</text:p>
          </table:table-cell>
          <table:table-cell office:value-type="float" office:value="10.88505368" calcext:value-type="float">
            <text:p>10.88505368</text:p>
          </table:table-cell>
          <table:table-cell office:value-type="float" office:value="-0.2283352248" calcext:value-type="float">
            <text:p>-0.2283352248</text:p>
          </table:table-cell>
          <table:table-cell office:value-type="float" office:value="1.049226923" calcext:value-type="float">
            <text:p>1.0492269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2" calcext:value-type="float">
            <text:p>982</text:p>
          </table:table-cell>
          <table:table-cell office:value-type="float" office:value="10.86138048" calcext:value-type="float">
            <text:p>10.86138048</text:p>
          </table:table-cell>
          <table:table-cell office:value-type="float" office:value="-0.3232255257" calcext:value-type="float">
            <text:p>-0.3232255257</text:p>
          </table:table-cell>
          <table:table-cell office:value-type="float" office:value="-1.927278657" calcext:value-type="float">
            <text:p>-1.9272786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3" calcext:value-type="float">
            <text:p>983</text:p>
          </table:table-cell>
          <table:table-cell office:value-type="float" office:value="10.85735016" calcext:value-type="float">
            <text:p>10.85735016</text:p>
          </table:table-cell>
          <table:table-cell office:value-type="float" office:value="-0.264415299" calcext:value-type="float">
            <text:p>-0.264415299</text:p>
          </table:table-cell>
          <table:table-cell office:value-type="float" office:value="1.173083381" calcext:value-type="float">
            <text:p>1.173083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3" calcext:value-type="float">
            <text:p>983</text:p>
          </table:table-cell>
          <table:table-cell office:value-type="float" office:value="10.84702578" calcext:value-type="float">
            <text:p>10.84702578</text:p>
          </table:table-cell>
          <table:table-cell office:value-type="float" office:value="-0.2564300233" calcext:value-type="float">
            <text:p>-0.2564300233</text:p>
          </table:table-cell>
          <table:table-cell office:value-type="float" office:value="0.1609376948" calcext:value-type="float">
            <text:p>0.16093769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4" calcext:value-type="float">
            <text:p>984</text:p>
          </table:table-cell>
          <table:table-cell office:value-type="float" office:value="10.82744293" calcext:value-type="float">
            <text:p>10.82744293</text:p>
          </table:table-cell>
          <table:table-cell office:value-type="float" office:value="-0.1964631289" calcext:value-type="float">
            <text:p>-0.1964631289</text:p>
          </table:table-cell>
          <table:table-cell office:value-type="float" office:value="0.9214695417" calcext:value-type="float">
            <text:p>0.92146954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4" calcext:value-type="float">
            <text:p>984</text:p>
          </table:table-cell>
          <table:table-cell office:value-type="float" office:value="10.81266915" calcext:value-type="float">
            <text:p>10.81266915</text:p>
          </table:table-cell>
          <table:table-cell office:value-type="float" office:value="-0.3099292747" calcext:value-type="float">
            <text:p>-0.3099292747</text:p>
          </table:table-cell>
          <table:table-cell office:value-type="float" office:value="-3.231776085" calcext:value-type="float">
            <text:p>-3.2317760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4" calcext:value-type="float">
            <text:p>984</text:p>
          </table:table-cell>
          <table:table-cell office:value-type="float" office:value="10.79339714" calcext:value-type="float">
            <text:p>10.79339714</text:p>
          </table:table-cell>
          <table:table-cell office:value-type="float" office:value="-0.368967273" calcext:value-type="float">
            <text:p>-0.368967273</text:p>
          </table:table-cell>
          <table:table-cell office:value-type="float" office:value="-1.180007664" calcext:value-type="float">
            <text:p>-1.1800076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4" calcext:value-type="float">
            <text:p>984</text:p>
          </table:table-cell>
          <table:table-cell office:value-type="float" office:value="10.79157214" calcext:value-type="float">
            <text:p>10.79157214</text:p>
          </table:table-cell>
          <table:table-cell office:value-type="float" office:value="-0.2807475323" calcext:value-type="float">
            <text:p>-0.2807475323</text:p>
          </table:table-cell>
          <table:table-cell office:value-type="float" office:value="1.752644003" calcext:value-type="float">
            <text:p>1.752644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5" calcext:value-type="float">
            <text:p>985</text:p>
          </table:table-cell>
          <table:table-cell office:value-type="float" office:value="10.77730294" calcext:value-type="float">
            <text:p>10.77730294</text:p>
          </table:table-cell>
          <table:table-cell office:value-type="float" office:value="-0.2351535041" calcext:value-type="float">
            <text:p>-0.2351535041</text:p>
          </table:table-cell>
          <table:table-cell office:value-type="float" office:value="0.9074870379" calcext:value-type="float">
            <text:p>0.90748703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6" calcext:value-type="float">
            <text:p>986</text:p>
          </table:table-cell>
          <table:table-cell office:value-type="float" office:value="10.74845902" calcext:value-type="float">
            <text:p>10.74845902</text:p>
          </table:table-cell>
          <table:table-cell office:value-type="float" office:value="-0.2033190856" calcext:value-type="float">
            <text:p>-0.2033190856</text:p>
          </table:table-cell>
          <table:table-cell office:value-type="float" office:value="0.3197261978" calcext:value-type="float">
            <text:p>0.3197261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6" calcext:value-type="float">
            <text:p>986</text:p>
          </table:table-cell>
          <table:table-cell office:value-type="float" office:value="10.73894448" calcext:value-type="float">
            <text:p>10.73894448</text:p>
          </table:table-cell>
          <table:table-cell office:value-type="float" office:value="-0.2547473207" calcext:value-type="float">
            <text:p>-0.2547473207</text:p>
          </table:table-cell>
          <table:table-cell office:value-type="float" office:value="-1.029920179" calcext:value-type="float">
            <text:p>-1.0299201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6" calcext:value-type="float">
            <text:p>986</text:p>
          </table:table-cell>
          <table:table-cell office:value-type="float" office:value="10.72596014" calcext:value-type="float">
            <text:p>10.72596014</text:p>
          </table:table-cell>
          <table:table-cell office:value-type="float" office:value="-0.2468158928" calcext:value-type="float">
            <text:p>-0.2468158928</text:p>
          </table:table-cell>
          <table:table-cell office:value-type="float" office:value="0.1589510211" calcext:value-type="float">
            <text:p>0.15895102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6" calcext:value-type="float">
            <text:p>986</text:p>
          </table:table-cell>
          <table:table-cell office:value-type="float" office:value="10.70812378" calcext:value-type="float">
            <text:p>10.70812378</text:p>
          </table:table-cell>
          <table:table-cell office:value-type="float" office:value="-0.2692252729" calcext:value-type="float">
            <text:p>-0.2692252729</text:p>
          </table:table-cell>
          <table:table-cell office:value-type="float" office:value="-0.4484294034" calcext:value-type="float">
            <text:p>-0.44842940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7" calcext:value-type="float">
            <text:p>987</text:p>
          </table:table-cell>
          <table:table-cell office:value-type="float" office:value="10.69287478" calcext:value-type="float">
            <text:p>10.69287478</text:p>
          </table:table-cell>
          <table:table-cell office:value-type="float" office:value="-0.3017534738" calcext:value-type="float">
            <text:p>-0.3017534738</text:p>
          </table:table-cell>
          <table:table-cell office:value-type="float" office:value="-0.6146124004" calcext:value-type="float">
            <text:p>-0.6146124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7" calcext:value-type="float">
            <text:p>987</text:p>
          </table:table-cell>
          <table:table-cell office:value-type="float" office:value="10.68143761" calcext:value-type="float">
            <text:p>10.68143761</text:p>
          </table:table-cell>
          <table:table-cell office:value-type="float" office:value="-0.2961394053" calcext:value-type="float">
            <text:p>-0.2961394053</text:p>
          </table:table-cell>
          <table:table-cell office:value-type="float" office:value="0.1194622798" calcext:value-type="float">
            <text:p>0.11946227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9" calcext:value-type="float">
            <text:p>989</text:p>
          </table:table-cell>
          <table:table-cell office:value-type="float" office:value="10.67061856" calcext:value-type="float">
            <text:p>10.67061856</text:p>
          </table:table-cell>
          <table:table-cell office:value-type="float" office:value="-0.2485612055" calcext:value-type="float">
            <text:p>-0.2485612055</text:p>
          </table:table-cell>
          <table:table-cell office:value-type="float" office:value="0.941906181" calcext:value-type="float">
            <text:p>0.9419061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9" calcext:value-type="float">
            <text:p>989</text:p>
          </table:table-cell>
          <table:table-cell office:value-type="float" office:value="10.65427564" calcext:value-type="float">
            <text:p>10.65427564</text:p>
          </table:table-cell>
          <table:table-cell office:value-type="float" office:value="-0.2625922861" calcext:value-type="float">
            <text:p>-0.2625922861</text:p>
          </table:table-cell>
          <table:table-cell office:value-type="float" office:value="-0.2835071933" calcext:value-type="float">
            <text:p>-0.28350719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9" calcext:value-type="float">
            <text:p>989</text:p>
          </table:table-cell>
          <table:table-cell office:value-type="float" office:value="10.63814848" calcext:value-type="float">
            <text:p>10.63814848</text:p>
          </table:table-cell>
          <table:table-cell office:value-type="float" office:value="-0.2888601596" calcext:value-type="float">
            <text:p>-0.2888601596</text:p>
          </table:table-cell>
          <table:table-cell office:value-type="float" office:value="-0.524759622" calcext:value-type="float">
            <text:p>-0.5247596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9" calcext:value-type="float">
            <text:p>989</text:p>
          </table:table-cell>
          <table:table-cell office:value-type="float" office:value="10.6306554" calcext:value-type="float">
            <text:p>10.6306554</text:p>
          </table:table-cell>
          <table:table-cell office:value-type="float" office:value="-0.2674708093" calcext:value-type="float">
            <text:p>-0.2674708093</text:p>
          </table:table-cell>
          <table:table-cell office:value-type="float" office:value="0.4282299063" calcext:value-type="float">
            <text:p>0.42822990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9" calcext:value-type="float">
            <text:p>989</text:p>
          </table:table-cell>
          <table:table-cell office:value-type="float" office:value="10.61808431" calcext:value-type="float">
            <text:p>10.61808431</text:p>
          </table:table-cell>
          <table:table-cell office:value-type="float" office:value="-0.2408090801" calcext:value-type="float">
            <text:p>-0.2408090801</text:p>
          </table:table-cell>
          <table:table-cell office:value-type="float" office:value="0.530715871" calcext:value-type="float">
            <text:p>0.5307158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89" calcext:value-type="float">
            <text:p>989</text:p>
          </table:table-cell>
          <table:table-cell office:value-type="float" office:value="10.60659391" calcext:value-type="float">
            <text:p>10.60659391</text:p>
          </table:table-cell>
          <table:table-cell office:value-type="float" office:value="-0.2105962346" calcext:value-type="float">
            <text:p>-0.2105962346</text:p>
          </table:table-cell>
          <table:table-cell office:value-type="float" office:value="0.6088050367" calcext:value-type="float">
            <text:p>0.60880503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1" calcext:value-type="float">
            <text:p>991</text:p>
          </table:table-cell>
          <table:table-cell office:value-type="float" office:value="10.59782875" calcext:value-type="float">
            <text:p>10.59782875</text:p>
          </table:table-cell>
          <table:table-cell office:value-type="float" office:value="-0.2189125024" calcext:value-type="float">
            <text:p>-0.2189125024</text:p>
          </table:table-cell>
          <table:table-cell office:value-type="float" office:value="-0.1660050327" calcext:value-type="float">
            <text:p>-0.16600503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1" calcext:value-type="float">
            <text:p>991</text:p>
          </table:table-cell>
          <table:table-cell office:value-type="float" office:value="10.58389351" calcext:value-type="float">
            <text:p>10.58389351</text:p>
          </table:table-cell>
          <table:table-cell office:value-type="float" office:value="-0.2283030298" calcext:value-type="float">
            <text:p>-0.2283030298</text:p>
          </table:table-cell>
          <table:table-cell office:value-type="float" office:value="-0.1876091536" calcext:value-type="float">
            <text:p>-0.1876091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1" calcext:value-type="float">
            <text:p>991</text:p>
          </table:table-cell>
          <table:table-cell office:value-type="float" office:value="10.57296089" calcext:value-type="float">
            <text:p>10.57296089</text:p>
          </table:table-cell>
          <table:table-cell office:value-type="float" office:value="-0.2077170871" calcext:value-type="float">
            <text:p>-0.2077170871</text:p>
          </table:table-cell>
          <table:table-cell office:value-type="float" office:value="0.319692373" calcext:value-type="float">
            <text:p>0.3196923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1" calcext:value-type="float">
            <text:p>991</text:p>
          </table:table-cell>
          <table:table-cell office:value-type="float" office:value="10.56213721" calcext:value-type="float">
            <text:p>10.56213721</text:p>
          </table:table-cell>
          <table:table-cell office:value-type="float" office:value="-0.2501259071" calcext:value-type="float">
            <text:p>-0.2501259071</text:p>
          </table:table-cell>
          <table:table-cell office:value-type="float" office:value="-1.184034912" calcext:value-type="float">
            <text:p>-1.1840349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2" calcext:value-type="float">
            <text:p>992</text:p>
          </table:table-cell>
          <table:table-cell office:value-type="float" office:value="10.54414836" calcext:value-type="float">
            <text:p>10.54414836</text:p>
          </table:table-cell>
          <table:table-cell office:value-type="float" office:value="-0.27633154" calcext:value-type="float">
            <text:p>-0.27633154</text:p>
          </table:table-cell>
          <table:table-cell office:value-type="float" office:value="-0.5201001161" calcext:value-type="float">
            <text:p>-0.52010011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2" calcext:value-type="float">
            <text:p>992</text:p>
          </table:table-cell>
          <table:table-cell office:value-type="float" office:value="10.51771335" calcext:value-type="float">
            <text:p>10.51771335</text:p>
          </table:table-cell>
          <table:table-cell office:value-type="float" office:value="-0.3977218166" calcext:value-type="float">
            <text:p>-0.3977218166</text:p>
          </table:table-cell>
          <table:table-cell office:value-type="float" office:value="-2.451915561" calcext:value-type="float">
            <text:p>-2.4519155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4" calcext:value-type="float">
            <text:p>994</text:p>
          </table:table-cell>
          <table:table-cell office:value-type="float" office:value="10.4938551" calcext:value-type="float">
            <text:p>10.4938551</text:p>
          </table:table-cell>
          <table:table-cell office:value-type="float" office:value="-0.4560444219" calcext:value-type="float">
            <text:p>-0.4560444219</text:p>
          </table:table-cell>
          <table:table-cell office:value-type="float" office:value="-1.166440069" calcext:value-type="float">
            <text:p>-1.1664400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4" calcext:value-type="float">
            <text:p>994</text:p>
          </table:table-cell>
          <table:table-cell office:value-type="float" office:value="10.47421895" calcext:value-type="float">
            <text:p>10.47421895</text:p>
          </table:table-cell>
          <table:table-cell office:value-type="float" office:value="-0.4678710601" calcext:value-type="float">
            <text:p>-0.4678710601</text:p>
          </table:table-cell>
          <table:table-cell office:value-type="float" office:value="-0.236400044" calcext:value-type="float">
            <text:p>-0.236400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4" calcext:value-type="float">
            <text:p>994</text:p>
          </table:table-cell>
          <table:table-cell office:value-type="float" office:value="10.45406727" calcext:value-type="float">
            <text:p>10.45406727</text:p>
          </table:table-cell>
          <table:table-cell office:value-type="float" office:value="-0.4245357433" calcext:value-type="float">
            <text:p>-0.4245357433</text:p>
          </table:table-cell>
          <table:table-cell office:value-type="float" office:value="0.8686652278" calcext:value-type="float">
            <text:p>0.86866522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4" calcext:value-type="float">
            <text:p>994</text:p>
          </table:table-cell>
          <table:table-cell office:value-type="float" office:value="10.42398522" calcext:value-type="float">
            <text:p>10.42398522</text:p>
          </table:table-cell>
          <table:table-cell office:value-type="float" office:value="-0.4639918092" calcext:value-type="float">
            <text:p>-0.4639918092</text:p>
          </table:table-cell>
          <table:table-cell office:value-type="float" office:value="-0.7811037566" calcext:value-type="float">
            <text:p>-0.78110375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5" calcext:value-type="float">
            <text:p>995</text:p>
          </table:table-cell>
          <table:table-cell office:value-type="float" office:value="10.39937548" calcext:value-type="float">
            <text:p>10.39937548</text:p>
          </table:table-cell>
          <table:table-cell office:value-type="float" office:value="-0.4971438195" calcext:value-type="float">
            <text:p>-0.4971438195</text:p>
          </table:table-cell>
          <table:table-cell office:value-type="float" office:value="-0.6627220198" calcext:value-type="float">
            <text:p>-0.66272201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5" calcext:value-type="float">
            <text:p>995</text:p>
          </table:table-cell>
          <table:table-cell office:value-type="float" office:value="10.38080638" calcext:value-type="float">
            <text:p>10.38080638</text:p>
          </table:table-cell>
          <table:table-cell office:value-type="float" office:value="-0.4872447859" calcext:value-type="float">
            <text:p>-0.4872447859</text:p>
          </table:table-cell>
          <table:table-cell office:value-type="float" office:value="0.199508227" calcext:value-type="float">
            <text:p>0.1995082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6" calcext:value-type="float">
            <text:p>996</text:p>
          </table:table-cell>
          <table:table-cell office:value-type="float" office:value="10.3555492" calcext:value-type="float">
            <text:p>10.3555492</text:p>
          </table:table-cell>
          <table:table-cell office:value-type="float" office:value="-0.4467648319" calcext:value-type="float">
            <text:p>-0.4467648319</text:p>
          </table:table-cell>
          <table:table-cell office:value-type="float" office:value="0.7598266789" calcext:value-type="float">
            <text:p>0.75982667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6" calcext:value-type="float">
            <text:p>996</text:p>
          </table:table-cell>
          <table:table-cell office:value-type="float" office:value="10.34662807" calcext:value-type="float">
            <text:p>10.34662807</text:p>
          </table:table-cell>
          <table:table-cell office:value-type="float" office:value="-0.3468163459" calcext:value-type="float">
            <text:p>-0.3468163459</text:p>
          </table:table-cell>
          <table:table-cell office:value-type="float" office:value="2.152352887" calcext:value-type="float">
            <text:p>2.1523528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6" calcext:value-type="float">
            <text:p>996</text:p>
          </table:table-cell>
          <table:table-cell office:value-type="float" office:value="10.31659937" calcext:value-type="float">
            <text:p>10.31659937</text:p>
          </table:table-cell>
          <table:table-cell office:value-type="float" office:value="-0.4200023068" calcext:value-type="float">
            <text:p>-0.4200023068</text:p>
          </table:table-cell>
          <table:table-cell office:value-type="float" office:value="-1.447222732" calcext:value-type="float">
            <text:p>-1.4472227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6" calcext:value-type="float">
            <text:p>996</text:p>
          </table:table-cell>
          <table:table-cell office:value-type="float" office:value="10.29626686" calcext:value-type="float">
            <text:p>10.29626686</text:p>
          </table:table-cell>
          <table:table-cell office:value-type="float" office:value="-0.3983995597" calcext:value-type="float">
            <text:p>-0.3983995597</text:p>
          </table:table-cell>
          <table:table-cell office:value-type="float" office:value="0.4348491617" calcext:value-type="float">
            <text:p>0.43484916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7" calcext:value-type="float">
            <text:p>997</text:p>
          </table:table-cell>
          <table:table-cell office:value-type="float" office:value="10.27427058" calcext:value-type="float">
            <text:p>10.27427058</text:p>
          </table:table-cell>
          <table:table-cell office:value-type="float" office:value="-0.4816234108" calcext:value-type="float">
            <text:p>-0.4816234108</text:p>
          </table:table-cell>
          <table:table-cell office:value-type="float" office:value="-1.671510874" calcext:value-type="float">
            <text:p>-1.6715108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7" calcext:value-type="float">
            <text:p>997</text:p>
          </table:table-cell>
          <table:table-cell office:value-type="float" office:value="10.24751267" calcext:value-type="float">
            <text:p>10.24751267</text:p>
          </table:table-cell>
          <table:table-cell office:value-type="float" office:value="-0.4613149179" calcext:value-type="float">
            <text:p>-0.4613149179</text:p>
          </table:table-cell>
          <table:table-cell office:value-type="float" office:value="0.4044407518" calcext:value-type="float">
            <text:p>0.40444075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8" calcext:value-type="float">
            <text:p>998</text:p>
          </table:table-cell>
          <table:table-cell office:value-type="float" office:value="10.22050107" calcext:value-type="float">
            <text:p>10.22050107</text:p>
          </table:table-cell>
          <table:table-cell office:value-type="float" office:value="-0.5046492167" calcext:value-type="float">
            <text:p>-0.5046492167</text:p>
          </table:table-cell>
          <table:table-cell office:value-type="float" office:value="-0.8651635988" calcext:value-type="float">
            <text:p>-0.8651635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8" calcext:value-type="float">
            <text:p>998</text:p>
          </table:table-cell>
          <table:table-cell office:value-type="float" office:value="10.19228588" calcext:value-type="float">
            <text:p>10.19228588</text:p>
          </table:table-cell>
          <table:table-cell office:value-type="float" office:value="-0.5461413251" calcext:value-type="float">
            <text:p>-0.5461413251</text:p>
          </table:table-cell>
          <table:table-cell office:value-type="float" office:value="-0.8327202329" calcext:value-type="float">
            <text:p>-0.83272023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8" calcext:value-type="float">
            <text:p>998</text:p>
          </table:table-cell>
          <table:table-cell office:value-type="float" office:value="10.17563067" calcext:value-type="float">
            <text:p>10.17563067</text:p>
          </table:table-cell>
          <table:table-cell office:value-type="float" office:value="-0.4792277132" calcext:value-type="float">
            <text:p>-0.4792277132</text:p>
          </table:table-cell>
          <table:table-cell office:value-type="float" office:value="1.334395313" calcext:value-type="float">
            <text:p>1.3343953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8" calcext:value-type="float">
            <text:p>998</text:p>
          </table:table-cell>
          <table:table-cell office:value-type="float" office:value="10.15300602" calcext:value-type="float">
            <text:p>10.15300602</text:p>
          </table:table-cell>
          <table:table-cell office:value-type="float" office:value="-0.4507408665" calcext:value-type="float">
            <text:p>-0.4507408665</text:p>
          </table:table-cell>
          <table:table-cell office:value-type="float" office:value="0.5714108128" calcext:value-type="float">
            <text:p>0.57141081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9" calcext:value-type="float">
            <text:p>999</text:p>
          </table:table-cell>
          <table:table-cell office:value-type="float" office:value="10.13186156" calcext:value-type="float">
            <text:p>10.13186156</text:p>
          </table:table-cell>
          <table:table-cell office:value-type="float" office:value="-0.3732765853" calcext:value-type="float">
            <text:p>-0.3732765853</text:p>
          </table:table-cell>
          <table:table-cell office:value-type="float" office:value="1.223150326" calcext:value-type="float">
            <text:p>1.2231503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999" calcext:value-type="float">
            <text:p>999</text:p>
          </table:table-cell>
          <table:table-cell office:value-type="float" office:value="10.11840571" calcext:value-type="float">
            <text:p>10.11840571</text:p>
          </table:table-cell>
          <table:table-cell office:value-type="float" office:value="-0.3836931362" calcext:value-type="float">
            <text:p>-0.3836931362</text:p>
          </table:table-cell>
          <table:table-cell office:value-type="float" office:value="-0.2813094215" calcext:value-type="float">
            <text:p>-0.28130942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0" calcext:value-type="float">
            <text:p>1000</text:p>
          </table:table-cell>
          <table:table-cell office:value-type="float" office:value="10.10320198" calcext:value-type="float">
            <text:p>10.10320198</text:p>
          </table:table-cell>
          <table:table-cell office:value-type="float" office:value="-0.3330809164" calcext:value-type="float">
            <text:p>-0.3330809164</text:p>
          </table:table-cell>
          <table:table-cell office:value-type="float" office:value="1.005291119" calcext:value-type="float">
            <text:p>1.005291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0" calcext:value-type="float">
            <text:p>1000</text:p>
          </table:table-cell>
          <table:table-cell office:value-type="float" office:value="10.08588819" calcext:value-type="float">
            <text:p>10.08588819</text:p>
          </table:table-cell>
          <table:table-cell office:value-type="float" office:value="-0.3387350557" calcext:value-type="float">
            <text:p>-0.3387350557</text:p>
          </table:table-cell>
          <table:table-cell office:value-type="float" office:value="-0.1145702475" calcext:value-type="float">
            <text:p>-0.11457024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0" calcext:value-type="float">
            <text:p>1000</text:p>
          </table:table-cell>
          <table:table-cell office:value-type="float" office:value="10.07530735" calcext:value-type="float">
            <text:p>10.07530735</text:p>
          </table:table-cell>
          <table:table-cell office:value-type="float" office:value="-0.2879325692" calcext:value-type="float">
            <text:p>-0.2879325692</text:p>
          </table:table-cell>
          <table:table-cell office:value-type="float" office:value="1.012998801" calcext:value-type="float">
            <text:p>1.0129988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0" calcext:value-type="float">
            <text:p>1000</text:p>
          </table:table-cell>
          <table:table-cell office:value-type="float" office:value="10.0596996" calcext:value-type="float">
            <text:p>10.0596996</text:p>
          </table:table-cell>
          <table:table-cell office:value-type="float" office:value="-0.2906583523" calcext:value-type="float">
            <text:p>-0.2906583523</text:p>
          </table:table-cell>
          <table:table-cell office:value-type="float" office:value="-0.05416777892" calcext:value-type="float">
            <text:p>-0.05416777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2" calcext:value-type="float">
            <text:p>1002</text:p>
          </table:table-cell>
          <table:table-cell office:value-type="float" office:value="10.03225076" calcext:value-type="float">
            <text:p>10.03225076</text:p>
          </table:table-cell>
          <table:table-cell office:value-type="float" office:value="-0.3587471562" calcext:value-type="float">
            <text:p>-0.3587471562</text:p>
          </table:table-cell>
          <table:table-cell office:value-type="float" office:value="-1.37695778" calcext:value-type="float">
            <text:p>-1.376957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2" calcext:value-type="float">
            <text:p>1002</text:p>
          </table:table-cell>
          <table:table-cell office:value-type="float" office:value="10.0122005" calcext:value-type="float">
            <text:p>10.0122005</text:p>
          </table:table-cell>
          <table:table-cell office:value-type="float" office:value="-0.4221607718" calcext:value-type="float">
            <text:p>-0.4221607718</text:p>
          </table:table-cell>
          <table:table-cell office:value-type="float" office:value="-1.268958667" calcext:value-type="float">
            <text:p>-1.268958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3" calcext:value-type="float">
            <text:p>1003</text:p>
          </table:table-cell>
          <table:table-cell office:value-type="float" office:value="9.984889456" calcext:value-type="float">
            <text:p>9.984889456</text:p>
          </table:table-cell>
          <table:table-cell office:value-type="float" office:value="-0.4973888705" calcext:value-type="float">
            <text:p>-0.4973888705</text:p>
          </table:table-cell>
          <table:table-cell office:value-type="float" office:value="-1.475988229" calcext:value-type="float">
            <text:p>-1.4759882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3" calcext:value-type="float">
            <text:p>1003</text:p>
          </table:table-cell>
          <table:table-cell office:value-type="float" office:value="9.940432259" calcext:value-type="float">
            <text:p>9.940432259</text:p>
          </table:table-cell>
          <table:table-cell office:value-type="float" office:value="-0.613437664" calcext:value-type="float">
            <text:p>-0.613437664</text:p>
          </table:table-cell>
          <table:table-cell office:value-type="float" office:value="-2.357780396" calcext:value-type="float">
            <text:p>-2.3577803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3" calcext:value-type="float">
            <text:p>1003</text:p>
          </table:table-cell>
          <table:table-cell office:value-type="float" office:value="9.912318561" calcext:value-type="float">
            <text:p>9.912318561</text:p>
          </table:table-cell>
          <table:table-cell office:value-type="float" office:value="-0.654634115" calcext:value-type="float">
            <text:p>-0.654634115</text:p>
          </table:table-cell>
          <table:table-cell office:value-type="float" office:value="-0.7690333729" calcext:value-type="float">
            <text:p>-0.76903337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3" calcext:value-type="float">
            <text:p>1003</text:p>
          </table:table-cell>
          <table:table-cell office:value-type="float" office:value="9.870044188" calcext:value-type="float">
            <text:p>9.870044188</text:p>
          </table:table-cell>
          <table:table-cell office:value-type="float" office:value="-0.7805090457" calcext:value-type="float">
            <text:p>-0.7805090457</text:p>
          </table:table-cell>
          <table:table-cell office:value-type="float" office:value="-2.719928063" calcext:value-type="float">
            <text:p>-2.7199280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4" calcext:value-type="float">
            <text:p>1004</text:p>
          </table:table-cell>
          <table:table-cell office:value-type="float" office:value="9.840124788" calcext:value-type="float">
            <text:p>9.840124788</text:p>
          </table:table-cell>
          <table:table-cell office:value-type="float" office:value="-0.679249869" calcext:value-type="float">
            <text:p>-0.679249869</text:p>
          </table:table-cell>
          <table:table-cell office:value-type="float" office:value="2.028831454" calcext:value-type="float">
            <text:p>2.0288314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4" calcext:value-type="float">
            <text:p>1004</text:p>
          </table:table-cell>
          <table:table-cell office:value-type="float" office:value="9.814626068" calcext:value-type="float">
            <text:p>9.814626068</text:p>
          </table:table-cell>
          <table:table-cell office:value-type="float" office:value="-0.6737721729" calcext:value-type="float">
            <text:p>-0.6737721729</text:p>
          </table:table-cell>
          <table:table-cell office:value-type="float" office:value="0.1092110717" calcext:value-type="float">
            <text:p>0.10921107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5" calcext:value-type="float">
            <text:p>1005</text:p>
          </table:table-cell>
          <table:table-cell office:value-type="float" office:value="9.785407916" calcext:value-type="float">
            <text:p>9.785407916</text:p>
          </table:table-cell>
          <table:table-cell office:value-type="float" office:value="-0.5643345696" calcext:value-type="float">
            <text:p>-0.5643345696</text:p>
          </table:table-cell>
          <table:table-cell office:value-type="float" office:value="2.191734929" calcext:value-type="float">
            <text:p>2.1917349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5" calcext:value-type="float">
            <text:p>1005</text:p>
          </table:table-cell>
          <table:table-cell office:value-type="float" office:value="9.758641681" calcext:value-type="float">
            <text:p>9.758641681</text:p>
          </table:table-cell>
          <table:table-cell office:value-type="float" office:value="-0.5429486913" calcext:value-type="float">
            <text:p>-0.5429486913</text:p>
          </table:table-cell>
          <table:table-cell office:value-type="float" office:value="0.4277044012" calcext:value-type="float">
            <text:p>0.4277044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5" calcext:value-type="float">
            <text:p>1005</text:p>
          </table:table-cell>
          <table:table-cell office:value-type="float" office:value="9.733659368" calcext:value-type="float">
            <text:p>9.733659368</text:p>
          </table:table-cell>
          <table:table-cell office:value-type="float" office:value="-0.5376367603" calcext:value-type="float">
            <text:p>-0.5376367603</text:p>
          </table:table-cell>
          <table:table-cell office:value-type="float" office:value="0.1047069307" calcext:value-type="float">
            <text:p>0.10470693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5" calcext:value-type="float">
            <text:p>1005</text:p>
          </table:table-cell>
          <table:table-cell office:value-type="float" office:value="9.702051411" calcext:value-type="float">
            <text:p>9.702051411</text:p>
          </table:table-cell>
          <table:table-cell office:value-type="float" office:value="-0.5562111029" calcext:value-type="float">
            <text:p>-0.5562111029</text:p>
          </table:table-cell>
          <table:table-cell office:value-type="float" office:value="-0.3766130745" calcext:value-type="float">
            <text:p>-0.37661307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7" calcext:value-type="float">
            <text:p>1007</text:p>
          </table:table-cell>
          <table:table-cell office:value-type="float" office:value="9.681541085" calcext:value-type="float">
            <text:p>9.681541085</text:p>
          </table:table-cell>
          <table:table-cell office:value-type="float" office:value="-0.5131795321" calcext:value-type="float">
            <text:p>-0.5131795321</text:p>
          </table:table-cell>
          <table:table-cell office:value-type="float" office:value="0.8522539628" calcext:value-type="float">
            <text:p>0.85225396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7" calcext:value-type="float">
            <text:p>1007</text:p>
          </table:table-cell>
          <table:table-cell office:value-type="float" office:value="9.664292551" calcext:value-type="float">
            <text:p>9.664292551</text:p>
          </table:table-cell>
          <table:table-cell office:value-type="float" office:value="-0.4651597585" calcext:value-type="float">
            <text:p>-0.4651597585</text:p>
          </table:table-cell>
          <table:table-cell office:value-type="float" office:value="0.969896188" calcext:value-type="float">
            <text:p>0.9698961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8" calcext:value-type="float">
            <text:p>1008</text:p>
          </table:table-cell>
          <table:table-cell office:value-type="float" office:value="9.642914649" calcext:value-type="float">
            <text:p>9.642914649</text:p>
          </table:table-cell>
          <table:table-cell office:value-type="float" office:value="-0.3619685938" calcext:value-type="float">
            <text:p>-0.3619685938</text:p>
          </table:table-cell>
          <table:table-cell office:value-type="float" office:value="1.599228757" calcext:value-type="float">
            <text:p>1.5992287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8" calcext:value-type="float">
            <text:p>1008</text:p>
          </table:table-cell>
          <table:table-cell office:value-type="float" office:value="9.629407144" calcext:value-type="float">
            <text:p>9.629407144</text:p>
          </table:table-cell>
          <table:table-cell office:value-type="float" office:value="-0.3519478079" calcext:value-type="float">
            <text:p>-0.3519478079</text:p>
          </table:table-cell>
          <table:table-cell office:value-type="float" office:value="0.2790545123" calcext:value-type="float">
            <text:p>0.27905451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8" calcext:value-type="float">
            <text:p>1008</text:p>
          </table:table-cell>
          <table:table-cell office:value-type="float" office:value="9.611711256" calcext:value-type="float">
            <text:p>9.611711256</text:p>
          </table:table-cell>
          <table:table-cell office:value-type="float" office:value="-0.3522618914" calcext:value-type="float">
            <text:p>-0.3522618914</text:p>
          </table:table-cell>
          <table:table-cell office:value-type="float" office:value="-0.006200161898" calcext:value-type="float">
            <text:p>-0.00620016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8" calcext:value-type="float">
            <text:p>1008</text:p>
          </table:table-cell>
          <table:table-cell office:value-type="float" office:value="9.592759645" calcext:value-type="float">
            <text:p>9.592759645</text:p>
          </table:table-cell>
          <table:table-cell office:value-type="float" office:value="-0.369475016" calcext:value-type="float">
            <text:p>-0.369475016</text:p>
          </table:table-cell>
          <table:table-cell office:value-type="float" office:value="-0.347819363" calcext:value-type="float">
            <text:p>-0.3478193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9" calcext:value-type="float">
            <text:p>1009</text:p>
          </table:table-cell>
          <table:table-cell office:value-type="float" office:value="9.573236645" calcext:value-type="float">
            <text:p>9.573236645</text:p>
          </table:table-cell>
          <table:table-cell office:value-type="float" office:value="-0.3727118183" calcext:value-type="float">
            <text:p>-0.3727118183</text:p>
          </table:table-cell>
          <table:table-cell office:value-type="float" office:value="-0.06397365371" calcext:value-type="float">
            <text:p>-0.06397365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09" calcext:value-type="float">
            <text:p>1009</text:p>
          </table:table-cell>
          <table:table-cell office:value-type="float" office:value="9.554807026" calcext:value-type="float">
            <text:p>9.554807026</text:p>
          </table:table-cell>
          <table:table-cell office:value-type="float" office:value="-0.3823690548" calcext:value-type="float">
            <text:p>-0.3823690548</text:p>
          </table:table-cell>
          <table:table-cell office:value-type="float" office:value="-0.1982301527" calcext:value-type="float">
            <text:p>-0.19823015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0" calcext:value-type="float">
            <text:p>1010</text:p>
          </table:table-cell>
          <table:table-cell office:value-type="float" office:value="9.519648755" calcext:value-type="float">
            <text:p>9.519648755</text:p>
          </table:table-cell>
          <table:table-cell office:value-type="float" office:value="-0.3709143485" calcext:value-type="float">
            <text:p>-0.3709143485</text:p>
          </table:table-cell>
          <table:table-cell office:value-type="float" office:value="0.1135701341" calcext:value-type="float">
            <text:p>0.11357013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0" calcext:value-type="float">
            <text:p>1010</text:p>
          </table:table-cell>
          <table:table-cell office:value-type="float" office:value="9.490678544" calcext:value-type="float">
            <text:p>9.490678544</text:p>
          </table:table-cell>
          <table:table-cell office:value-type="float" office:value="-0.4338427706" calcext:value-type="float">
            <text:p>-0.4338427706</text:p>
          </table:table-cell>
          <table:table-cell office:value-type="float" office:value="-1.248234609" calcext:value-type="float">
            <text:p>-1.2482346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0" calcext:value-type="float">
            <text:p>1010</text:p>
          </table:table-cell>
          <table:table-cell office:value-type="float" office:value="9.479427465" calcext:value-type="float">
            <text:p>9.479427465</text:p>
          </table:table-cell>
          <table:table-cell office:value-type="float" office:value="-0.3844207817" calcext:value-type="float">
            <text:p>-0.3844207817</text:p>
          </table:table-cell>
          <table:table-cell office:value-type="float" office:value="1.010445689" calcext:value-type="float">
            <text:p>1.0104456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1" calcext:value-type="float">
            <text:p>1011</text:p>
          </table:table-cell>
          <table:table-cell office:value-type="float" office:value="9.450114578" calcext:value-type="float">
            <text:p>9.450114578</text:p>
          </table:table-cell>
          <table:table-cell office:value-type="float" office:value="-0.4531109836" calcext:value-type="float">
            <text:p>-0.4531109836</text:p>
          </table:table-cell>
          <table:table-cell office:value-type="float" office:value="-1.299747468" calcext:value-type="float">
            <text:p>-1.2997474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1" calcext:value-type="float">
            <text:p>1011</text:p>
          </table:table-cell>
          <table:table-cell office:value-type="float" office:value="9.416484279" calcext:value-type="float">
            <text:p>9.416484279</text:p>
          </table:table-cell>
          <table:table-cell office:value-type="float" office:value="-0.5003080138" calcext:value-type="float">
            <text:p>-0.5003080138</text:p>
          </table:table-cell>
          <table:table-cell office:value-type="float" office:value="-1.005174037" calcext:value-type="float">
            <text:p>-1.0051740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3" calcext:value-type="float">
            <text:p>1013</text:p>
          </table:table-cell>
          <table:table-cell office:value-type="float" office:value="9.396030812" calcext:value-type="float">
            <text:p>9.396030812</text:p>
          </table:table-cell>
          <table:table-cell office:value-type="float" office:value="-0.5574832049" calcext:value-type="float">
            <text:p>-0.5574832049</text:p>
          </table:table-cell>
          <table:table-cell office:value-type="float" office:value="-1.122503643" calcext:value-type="float">
            <text:p>-1.1225036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3" calcext:value-type="float">
            <text:p>1013</text:p>
          </table:table-cell>
          <table:table-cell office:value-type="float" office:value="9.376746908" calcext:value-type="float">
            <text:p>9.376746908</text:p>
          </table:table-cell>
          <table:table-cell office:value-type="float" office:value="-0.5036206065" calcext:value-type="float">
            <text:p>-0.5036206065</text:p>
          </table:table-cell>
          <table:table-cell office:value-type="float" office:value="1.097890262" calcext:value-type="float">
            <text:p>1.0978902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3" calcext:value-type="float">
            <text:p>1013</text:p>
          </table:table-cell>
          <table:table-cell office:value-type="float" office:value="9.352344653" calcext:value-type="float">
            <text:p>9.352344653</text:p>
          </table:table-cell>
          <table:table-cell office:value-type="float" office:value="-0.4271435949" calcext:value-type="float">
            <text:p>-0.4271435949</text:p>
          </table:table-cell>
          <table:table-cell office:value-type="float" office:value="1.525659686" calcext:value-type="float">
            <text:p>1.5256596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3" calcext:value-type="float">
            <text:p>1013</text:p>
          </table:table-cell>
          <table:table-cell office:value-type="float" office:value="9.320930939" calcext:value-type="float">
            <text:p>9.320930939</text:p>
          </table:table-cell>
          <table:table-cell office:value-type="float" office:value="-0.4985302784" calcext:value-type="float">
            <text:p>-0.4985302784</text:p>
          </table:table-cell>
          <table:table-cell office:value-type="float" office:value="-1.399197485" calcext:value-type="float">
            <text:p>-1.3991974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4" calcext:value-type="float">
            <text:p>1014</text:p>
          </table:table-cell>
          <table:table-cell office:value-type="float" office:value="9.293215526" calcext:value-type="float">
            <text:p>9.293215526</text:p>
          </table:table-cell>
          <table:table-cell office:value-type="float" office:value="-0.5540041741" calcext:value-type="float">
            <text:p>-0.5540041741</text:p>
          </table:table-cell>
          <table:table-cell office:value-type="float" office:value="-1.119846823" calcext:value-type="float">
            <text:p>-1.1198468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4" calcext:value-type="float">
            <text:p>1014</text:p>
          </table:table-cell>
          <table:table-cell office:value-type="float" office:value="9.258272071" calcext:value-type="float">
            <text:p>9.258272071</text:p>
          </table:table-cell>
          <table:table-cell office:value-type="float" office:value="-0.6283207295" calcext:value-type="float">
            <text:p>-0.6283207295</text:p>
          </table:table-cell>
          <table:table-cell office:value-type="float" office:value="-1.509486202" calcext:value-type="float">
            <text:p>-1.509486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5" calcext:value-type="float">
            <text:p>1015</text:p>
          </table:table-cell>
          <table:table-cell office:value-type="float" office:value="9.219304174" calcext:value-type="float">
            <text:p>9.219304174</text:p>
          </table:table-cell>
          <table:table-cell office:value-type="float" office:value="-0.6819678879" calcext:value-type="float">
            <text:p>-0.6819678879</text:p>
          </table:table-cell>
          <table:table-cell office:value-type="float" office:value="-1.069226728" calcext:value-type="float">
            <text:p>-1.0692267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5" calcext:value-type="float">
            <text:p>1015</text:p>
          </table:table-cell>
          <table:table-cell office:value-type="float" office:value="9.177236373" calcext:value-type="float">
            <text:p>9.177236373</text:p>
          </table:table-cell>
          <table:table-cell office:value-type="float" office:value="-0.7765169121" calcext:value-type="float">
            <text:p>-0.7765169121</text:p>
          </table:table-cell>
          <table:table-cell office:value-type="float" office:value="-1.894980524" calcext:value-type="float">
            <text:p>-1.8949805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5" calcext:value-type="float">
            <text:p>1015</text:p>
          </table:table-cell>
          <table:table-cell office:value-type="float" office:value="9.13938275" calcext:value-type="float">
            <text:p>9.13938275</text:p>
          </table:table-cell>
          <table:table-cell office:value-type="float" office:value="-0.7295702148" calcext:value-type="float">
            <text:p>-0.7295702148</text:p>
          </table:table-cell>
          <table:table-cell office:value-type="float" office:value="0.7055797344" calcext:value-type="float">
            <text:p>0.70557973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5" calcext:value-type="float">
            <text:p>1015</text:p>
          </table:table-cell>
          <table:table-cell office:value-type="float" office:value="9.106876023" calcext:value-type="float">
            <text:p>9.106876023</text:p>
          </table:table-cell>
          <table:table-cell office:value-type="float" office:value="-0.7921657238" calcext:value-type="float">
            <text:p>-0.7921657238</text:p>
          </table:table-cell>
          <table:table-cell office:value-type="float" office:value="-1.857151623" calcext:value-type="float">
            <text:p>-1.8571516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7" calcext:value-type="float">
            <text:p>1017</text:p>
          </table:table-cell>
          <table:table-cell office:value-type="float" office:value="9.062913182" calcext:value-type="float">
            <text:p>9.062913182</text:p>
          </table:table-cell>
          <table:table-cell office:value-type="float" office:value="-0.8012526159" calcext:value-type="float">
            <text:p>-0.8012526159</text:p>
          </table:table-cell>
          <table:table-cell office:value-type="float" office:value="-0.1799064476" calcext:value-type="float">
            <text:p>-0.1799064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7" calcext:value-type="float">
            <text:p>1017</text:p>
          </table:table-cell>
          <table:table-cell office:value-type="float" office:value="9.020040692" calcext:value-type="float">
            <text:p>9.020040692</text:p>
          </table:table-cell>
          <table:table-cell office:value-type="float" office:value="-0.9018046144" calcext:value-type="float">
            <text:p>-0.9018046144</text:p>
          </table:table-cell>
          <table:table-cell office:value-type="float" office:value="-2.041817553" calcext:value-type="float">
            <text:p>-2.0418175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7" calcext:value-type="float">
            <text:p>1017</text:p>
          </table:table-cell>
          <table:table-cell office:value-type="float" office:value="8.985476523" calcext:value-type="float">
            <text:p>8.985476523</text:p>
          </table:table-cell>
          <table:table-cell office:value-type="float" office:value="-0.8100552937" calcext:value-type="float">
            <text:p>-0.8100552937</text:p>
          </table:table-cell>
          <table:table-cell office:value-type="float" office:value="1.82944809" calcext:value-type="float">
            <text:p>1.829448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7" calcext:value-type="float">
            <text:p>1017</text:p>
          </table:table-cell>
          <table:table-cell office:value-type="float" office:value="8.941720806" calcext:value-type="float">
            <text:p>8.941720806</text:p>
          </table:table-cell>
          <table:table-cell office:value-type="float" office:value="-0.8120987314" calcext:value-type="float">
            <text:p>-0.8120987314</text:p>
          </table:table-cell>
          <table:table-cell office:value-type="float" office:value="-0.04093471645" calcext:value-type="float">
            <text:p>-0.0409347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9" calcext:value-type="float">
            <text:p>1019</text:p>
          </table:table-cell>
          <table:table-cell office:value-type="float" office:value="8.89796259" calcext:value-type="float">
            <text:p>8.89796259</text:p>
          </table:table-cell>
          <table:table-cell office:value-type="float" office:value="-0.8143454075" calcext:value-type="float">
            <text:p>-0.8143454075</text:p>
          </table:table-cell>
          <table:table-cell office:value-type="float" office:value="-0.04504381658" calcext:value-type="float">
            <text:p>-0.04504381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9" calcext:value-type="float">
            <text:p>1019</text:p>
          </table:table-cell>
          <table:table-cell office:value-type="float" office:value="8.851799474" calcext:value-type="float">
            <text:p>8.851799474</text:p>
          </table:table-cell>
          <table:table-cell office:value-type="float" office:value="-0.8887589516" calcext:value-type="float">
            <text:p>-0.8887589516</text:p>
          </table:table-cell>
          <table:table-cell office:value-type="float" office:value="-1.470821759" calcext:value-type="float">
            <text:p>-1.4708217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9" calcext:value-type="float">
            <text:p>1019</text:p>
          </table:table-cell>
          <table:table-cell office:value-type="float" office:value="8.797562629" calcext:value-type="float">
            <text:p>8.797562629</text:p>
          </table:table-cell>
          <table:table-cell office:value-type="float" office:value="-0.9602530792" calcext:value-type="float">
            <text:p>-0.9602530792</text:p>
          </table:table-cell>
          <table:table-cell office:value-type="float" office:value="-1.438150507" calcext:value-type="float">
            <text:p>-1.4381505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9" calcext:value-type="float">
            <text:p>1019</text:p>
          </table:table-cell>
          <table:table-cell office:value-type="float" office:value="8.741708569" calcext:value-type="float">
            <text:p>8.741708569</text:p>
          </table:table-cell>
          <table:table-cell office:value-type="float" office:value="-1.041098326" calcext:value-type="float">
            <text:p>-1.041098326</text:p>
          </table:table-cell>
          <table:table-cell office:value-type="float" office:value="-1.620910046" calcext:value-type="float">
            <text:p>-1.620910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9" calcext:value-type="float">
            <text:p>1019</text:p>
          </table:table-cell>
          <table:table-cell office:value-type="float" office:value="8.654817293" calcext:value-type="float">
            <text:p>8.654817293</text:p>
          </table:table-cell>
          <table:table-cell office:value-type="float" office:value="-1.271676979" calcext:value-type="float">
            <text:p>-1.271676979</text:p>
          </table:table-cell>
          <table:table-cell office:value-type="float" office:value="-4.256908165" calcext:value-type="float">
            <text:p>-4.256908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19" calcext:value-type="float">
            <text:p>1019</text:p>
          </table:table-cell>
          <table:table-cell office:value-type="float" office:value="8.583439816" calcext:value-type="float">
            <text:p>8.583439816</text:p>
          </table:table-cell>
          <table:table-cell office:value-type="float" office:value="-1.429201769" calcext:value-type="float">
            <text:p>-1.429201769</text:p>
          </table:table-cell>
          <table:table-cell office:value-type="float" office:value="-3.450712616" calcext:value-type="float">
            <text:p>-3.4507126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1" calcext:value-type="float">
            <text:p>1021</text:p>
          </table:table-cell>
          <table:table-cell office:value-type="float" office:value="8.493986608" calcext:value-type="float">
            <text:p>8.493986608</text:p>
          </table:table-cell>
          <table:table-cell office:value-type="float" office:value="-1.651125115" calcext:value-type="float">
            <text:p>-1.651125115</text:p>
          </table:table-cell>
          <table:table-cell office:value-type="float" office:value="-4.429918067" calcext:value-type="float">
            <text:p>-4.4299180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1" calcext:value-type="float">
            <text:p>1021</text:p>
          </table:table-cell>
          <table:table-cell office:value-type="float" office:value="8.414206637" calcext:value-type="float">
            <text:p>8.414206637</text:p>
          </table:table-cell>
          <table:table-cell office:value-type="float" office:value="-1.648547644" calcext:value-type="float">
            <text:p>-1.648547644</text:p>
          </table:table-cell>
          <table:table-cell office:value-type="float" office:value="0.05157660588" calcext:value-type="float">
            <text:p>0.0515766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2" calcext:value-type="float">
            <text:p>1022</text:p>
          </table:table-cell>
          <table:table-cell office:value-type="float" office:value="8.322042108" calcext:value-type="float">
            <text:p>8.322042108</text:p>
          </table:table-cell>
          <table:table-cell office:value-type="float" office:value="-1.742703702" calcext:value-type="float">
            <text:p>-1.742703702</text:p>
          </table:table-cell>
          <table:table-cell office:value-type="float" office:value="-1.885941926" calcext:value-type="float">
            <text:p>-1.8859419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2" calcext:value-type="float">
            <text:p>1022</text:p>
          </table:table-cell>
          <table:table-cell office:value-type="float" office:value="8.230856763" calcext:value-type="float">
            <text:p>8.230856763</text:p>
          </table:table-cell>
          <table:table-cell office:value-type="float" office:value="-1.754128741" calcext:value-type="float">
            <text:p>-1.754128741</text:p>
          </table:table-cell>
          <table:table-cell office:value-type="float" office:value="-0.2280229658" calcext:value-type="float">
            <text:p>-0.22802296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2" calcext:value-type="float">
            <text:p>1022</text:p>
          </table:table-cell>
          <table:table-cell office:value-type="float" office:value="8.128799226" calcext:value-type="float">
            <text:p>8.128799226</text:p>
          </table:table-cell>
          <table:table-cell office:value-type="float" office:value="-1.903350736" calcext:value-type="float">
            <text:p>-1.903350736</text:p>
          </table:table-cell>
          <table:table-cell office:value-type="float" office:value="-2.988762547" calcext:value-type="float">
            <text:p>-2.9887625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2" calcext:value-type="float">
            <text:p>1022</text:p>
          </table:table-cell>
          <table:table-cell office:value-type="float" office:value="8.042289739" calcext:value-type="float">
            <text:p>8.042289739</text:p>
          </table:table-cell>
          <table:table-cell office:value-type="float" office:value="-1.862416978" calcext:value-type="float">
            <text:p>-1.862416978</text:p>
          </table:table-cell>
          <table:table-cell office:value-type="float" office:value="0.8153916814" calcext:value-type="float">
            <text:p>0.81539168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3" calcext:value-type="float">
            <text:p>1023</text:p>
          </table:table-cell>
          <table:table-cell office:value-type="float" office:value="7.938209711" calcext:value-type="float">
            <text:p>7.938209711</text:p>
          </table:table-cell>
          <table:table-cell office:value-type="float" office:value="-1.951043567" calcext:value-type="float">
            <text:p>-1.951043567</text:p>
          </table:table-cell>
          <table:table-cell office:value-type="float" office:value="-1.776084847" calcext:value-type="float">
            <text:p>-1.7760848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3" calcext:value-type="float">
            <text:p>1023</text:p>
          </table:table-cell>
          <table:table-cell office:value-type="float" office:value="7.833294812" calcext:value-type="float">
            <text:p>7.833294812</text:p>
          </table:table-cell>
          <table:table-cell office:value-type="float" office:value="-1.972536839" calcext:value-type="float">
            <text:p>-1.972536839</text:p>
          </table:table-cell>
          <table:table-cell office:value-type="float" office:value="-0.4319732713" calcext:value-type="float">
            <text:p>-0.43197327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4" calcext:value-type="float">
            <text:p>1024</text:p>
          </table:table-cell>
          <table:table-cell office:value-type="float" office:value="7.727666064" calcext:value-type="float">
            <text:p>7.727666064</text:p>
          </table:table-cell>
          <table:table-cell office:value-type="float" office:value="-1.937130837" calcext:value-type="float">
            <text:p>-1.937130837</text:p>
          </table:table-cell>
          <table:table-cell office:value-type="float" office:value="0.5420177087" calcext:value-type="float">
            <text:p>0.54201770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4" calcext:value-type="float">
            <text:p>1024</text:p>
          </table:table-cell>
          <table:table-cell office:value-type="float" office:value="7.610820708" calcext:value-type="float">
            <text:p>7.610820708</text:p>
          </table:table-cell>
          <table:table-cell office:value-type="float" office:value="-2.357164274" calcext:value-type="float">
            <text:p>-2.357164274</text:p>
          </table:table-cell>
          <table:table-cell office:value-type="float" office:value="-12.02768151" calcext:value-type="float">
            <text:p>-12.02768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4" calcext:value-type="float">
            <text:p>1024</text:p>
          </table:table-cell>
          <table:table-cell office:value-type="float" office:value="7.500929225" calcext:value-type="float">
            <text:p>7.500929225</text:p>
          </table:table-cell>
          <table:table-cell office:value-type="float" office:value="-2.388663471" calcext:value-type="float">
            <text:p>-2.388663471</text:p>
          </table:table-cell>
          <table:table-cell office:value-type="float" office:value="-0.6314902078" calcext:value-type="float">
            <text:p>-0.63149020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4" calcext:value-type="float">
            <text:p>1024</text:p>
          </table:table-cell>
          <table:table-cell office:value-type="float" office:value="7.39127237" calcext:value-type="float">
            <text:p>7.39127237</text:p>
          </table:table-cell>
          <table:table-cell office:value-type="float" office:value="-2.574819012" calcext:value-type="float">
            <text:p>-2.574819012</text:p>
          </table:table-cell>
          <table:table-cell office:value-type="float" office:value="-3.693168093" calcext:value-type="float">
            <text:p>-3.6931680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5" calcext:value-type="float">
            <text:p>1025</text:p>
          </table:table-cell>
          <table:table-cell office:value-type="float" office:value="7.262575073" calcext:value-type="float">
            <text:p>7.262575073</text:p>
          </table:table-cell>
          <table:table-cell office:value-type="float" office:value="-2.318521319" calcext:value-type="float">
            <text:p>-2.318521319</text:p>
          </table:table-cell>
          <table:table-cell office:value-type="float" office:value="5.13199689" calcext:value-type="float">
            <text:p>5.131996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5" calcext:value-type="float">
            <text:p>1025</text:p>
          </table:table-cell>
          <table:table-cell office:value-type="float" office:value="7.136801192" calcext:value-type="float">
            <text:p>7.136801192</text:p>
          </table:table-cell>
          <table:table-cell office:value-type="float" office:value="-2.427941774" calcext:value-type="float">
            <text:p>-2.427941774</text:p>
          </table:table-cell>
          <table:table-cell office:value-type="float" office:value="-2.202214164" calcext:value-type="float">
            <text:p>-2.202214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6" calcext:value-type="float">
            <text:p>1026</text:p>
          </table:table-cell>
          <table:table-cell office:value-type="float" office:value="6.998336309" calcext:value-type="float">
            <text:p>6.998336309</text:p>
          </table:table-cell>
          <table:table-cell office:value-type="float" office:value="-2.625253217" calcext:value-type="float">
            <text:p>-2.625253217</text:p>
          </table:table-cell>
          <table:table-cell office:value-type="float" office:value="-3.943572223" calcext:value-type="float">
            <text:p>-3.9435722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6" calcext:value-type="float">
            <text:p>1026</text:p>
          </table:table-cell>
          <table:table-cell office:value-type="float" office:value="6.867607011" calcext:value-type="float">
            <text:p>6.867607011</text:p>
          </table:table-cell>
          <table:table-cell office:value-type="float" office:value="-2.634771684" calcext:value-type="float">
            <text:p>-2.634771684</text:p>
          </table:table-cell>
          <table:table-cell office:value-type="float" office:value="-0.189710401" calcext:value-type="float">
            <text:p>-0.1897104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6" calcext:value-type="float">
            <text:p>1026</text:p>
          </table:table-cell>
          <table:table-cell office:value-type="float" office:value="6.742094477" calcext:value-type="float">
            <text:p>6.742094477</text:p>
          </table:table-cell>
          <table:table-cell office:value-type="float" office:value="-2.616788592" calcext:value-type="float">
            <text:p>-2.616788592</text:p>
          </table:table-cell>
          <table:table-cell office:value-type="float" office:value="0.3549545982" calcext:value-type="float">
            <text:p>0.3549545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6" calcext:value-type="float">
            <text:p>1026</text:p>
          </table:table-cell>
          <table:table-cell office:value-type="float" office:value="6.620425813" calcext:value-type="float">
            <text:p>6.620425813</text:p>
          </table:table-cell>
          <table:table-cell office:value-type="float" office:value="-2.514041577" calcext:value-type="float">
            <text:p>-2.514041577</text:p>
          </table:table-cell>
          <table:table-cell office:value-type="float" office:value="2.076744004" calcext:value-type="float">
            <text:p>2.076744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7" calcext:value-type="float">
            <text:p>1027</text:p>
          </table:table-cell>
          <table:table-cell office:value-type="float" office:value="6.508892486" calcext:value-type="float">
            <text:p>6.508892486</text:p>
          </table:table-cell>
          <table:table-cell office:value-type="float" office:value="-2.33837716" calcext:value-type="float">
            <text:p>-2.33837716</text:p>
          </table:table-cell>
          <table:table-cell office:value-type="float" office:value="3.273693831" calcext:value-type="float">
            <text:p>3.2736938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7" calcext:value-type="float">
            <text:p>1027</text:p>
          </table:table-cell>
          <table:table-cell office:value-type="float" office:value="6.376621271" calcext:value-type="float">
            <text:p>6.376621271</text:p>
          </table:table-cell>
          <table:table-cell office:value-type="float" office:value="-2.471122713" calcext:value-type="float">
            <text:p>-2.471122713</text:p>
          </table:table-cell>
          <table:table-cell office:value-type="float" office:value="-2.885945627" calcext:value-type="float">
            <text:p>-2.8859456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7" calcext:value-type="float">
            <text:p>1027</text:p>
          </table:table-cell>
          <table:table-cell office:value-type="float" office:value="6.252367793" calcext:value-type="float">
            <text:p>6.252367793</text:p>
          </table:table-cell>
          <table:table-cell office:value-type="float" office:value="-2.476850164" calcext:value-type="float">
            <text:p>-2.476850164</text:p>
          </table:table-cell>
          <table:table-cell office:value-type="float" office:value="-0.1141482131" calcext:value-type="float">
            <text:p>-0.11414821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7" calcext:value-type="float">
            <text:p>1027</text:p>
          </table:table-cell>
          <table:table-cell office:value-type="float" office:value="6.130111178" calcext:value-type="float">
            <text:p>6.130111178</text:p>
          </table:table-cell>
          <table:table-cell office:value-type="float" office:value="-2.600103386" calcext:value-type="float">
            <text:p>-2.600103386</text:p>
          </table:table-cell>
          <table:table-cell office:value-type="float" office:value="-2.4682602" calcext:value-type="float">
            <text:p>-2.46826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7" calcext:value-type="float">
            <text:p>1027</text:p>
          </table:table-cell>
          <table:table-cell office:value-type="float" office:value="5.976439915" calcext:value-type="float">
            <text:p>5.976439915</text:p>
          </table:table-cell>
          <table:table-cell office:value-type="float" office:value="-2.668065622" calcext:value-type="float">
            <text:p>-2.668065622</text:p>
          </table:table-cell>
          <table:table-cell office:value-type="float" office:value="-1.36194017" calcext:value-type="float">
            <text:p>-1.361940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7" calcext:value-type="float">
            <text:p>1027</text:p>
          </table:table-cell>
          <table:table-cell office:value-type="float" office:value="5.847068934" calcext:value-type="float">
            <text:p>5.847068934</text:p>
          </table:table-cell>
          <table:table-cell office:value-type="float" office:value="-2.704134241" calcext:value-type="float">
            <text:p>-2.704134241</text:p>
          </table:table-cell>
          <table:table-cell office:value-type="float" office:value="-0.7205808424" calcext:value-type="float">
            <text:p>-0.72058084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9" calcext:value-type="float">
            <text:p>1029</text:p>
          </table:table-cell>
          <table:table-cell office:value-type="float" office:value="5.713982174" calcext:value-type="float">
            <text:p>5.713982174</text:p>
          </table:table-cell>
          <table:table-cell office:value-type="float" office:value="-2.768422103" calcext:value-type="float">
            <text:p>-2.768422103</text:p>
          </table:table-cell>
          <table:table-cell office:value-type="float" office:value="-1.275821143" calcext:value-type="float">
            <text:p>-1.275821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9" calcext:value-type="float">
            <text:p>1029</text:p>
          </table:table-cell>
          <table:table-cell office:value-type="float" office:value="5.575283482" calcext:value-type="float">
            <text:p>5.575283482</text:p>
          </table:table-cell>
          <table:table-cell office:value-type="float" office:value="-2.676114305" calcext:value-type="float">
            <text:p>-2.676114305</text:p>
          </table:table-cell>
          <table:table-cell office:value-type="float" office:value="1.865205201" calcext:value-type="float">
            <text:p>1.865205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9" calcext:value-type="float">
            <text:p>1029</text:p>
          </table:table-cell>
          <table:table-cell office:value-type="float" office:value="5.445856447" calcext:value-type="float">
            <text:p>5.445856447</text:p>
          </table:table-cell>
          <table:table-cell office:value-type="float" office:value="-2.675885252" calcext:value-type="float">
            <text:p>-2.675885252</text:p>
          </table:table-cell>
          <table:table-cell office:value-type="float" office:value="0.00457282231" calcext:value-type="float">
            <text:p>0.00457282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9" calcext:value-type="float">
            <text:p>1029</text:p>
          </table:table-cell>
          <table:table-cell office:value-type="float" office:value="5.308138123" calcext:value-type="float">
            <text:p>5.308138123</text:p>
          </table:table-cell>
          <table:table-cell office:value-type="float" office:value="-2.713579191" calcext:value-type="float">
            <text:p>-2.713579191</text:p>
          </table:table-cell>
          <table:table-cell office:value-type="float" office:value="-0.7538462381" calcext:value-type="float">
            <text:p>-0.7538462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9" calcext:value-type="float">
            <text:p>1029</text:p>
          </table:table-cell>
          <table:table-cell office:value-type="float" office:value="5.170808255" calcext:value-type="float">
            <text:p>5.170808255</text:p>
          </table:table-cell>
          <table:table-cell office:value-type="float" office:value="-2.492925857" calcext:value-type="float">
            <text:p>-2.492925857</text:p>
          </table:table-cell>
          <table:table-cell office:value-type="float" office:value="3.439445568" calcext:value-type="float">
            <text:p>3.4394455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29" calcext:value-type="float">
            <text:p>1029</text:p>
          </table:table-cell>
          <table:table-cell office:value-type="float" office:value="5.015448799" calcext:value-type="float">
            <text:p>5.015448799</text:p>
          </table:table-cell>
          <table:table-cell office:value-type="float" office:value="-3.07897693" calcext:value-type="float">
            <text:p>-3.07897693</text:p>
          </table:table-cell>
          <table:table-cell office:value-type="float" office:value="-16.37918367" calcext:value-type="float">
            <text:p>-16.379183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0" calcext:value-type="float">
            <text:p>1030</text:p>
          </table:table-cell>
          <table:table-cell office:value-type="float" office:value="4.860296133" calcext:value-type="float">
            <text:p>4.860296133</text:p>
          </table:table-cell>
          <table:table-cell office:value-type="float" office:value="-3.179974627" calcext:value-type="float">
            <text:p>-3.179974627</text:p>
          </table:table-cell>
          <table:table-cell office:value-type="float" office:value="-1.990131893" calcext:value-type="float">
            <text:p>-1.9901318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0" calcext:value-type="float">
            <text:p>1030</text:p>
          </table:table-cell>
          <table:table-cell office:value-type="float" office:value="4.714950157" calcext:value-type="float">
            <text:p>4.714950157</text:p>
          </table:table-cell>
          <table:table-cell office:value-type="float" office:value="-3.452816603" calcext:value-type="float">
            <text:p>-3.452816603</text:p>
          </table:table-cell>
          <table:table-cell office:value-type="float" office:value="-5.554909566" calcext:value-type="float">
            <text:p>-5.5549095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1" calcext:value-type="float">
            <text:p>1031</text:p>
          </table:table-cell>
          <table:table-cell office:value-type="float" office:value="4.564157979" calcext:value-type="float">
            <text:p>4.564157979</text:p>
          </table:table-cell>
          <table:table-cell office:value-type="float" office:value="-3.000689485" calcext:value-type="float">
            <text:p>-3.000689485</text:p>
          </table:table-cell>
          <table:table-cell office:value-type="float" office:value="8.952057304" calcext:value-type="float">
            <text:p>8.9520573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1" calcext:value-type="float">
            <text:p>1031</text:p>
          </table:table-cell>
          <table:table-cell office:value-type="float" office:value="4.326718662" calcext:value-type="float">
            <text:p>4.326718662</text:p>
          </table:table-cell>
          <table:table-cell office:value-type="float" office:value="-2.776254975" calcext:value-type="float">
            <text:p>-2.776254975</text:p>
          </table:table-cell>
          <table:table-cell office:value-type="float" office:value="2.253366363" calcext:value-type="float">
            <text:p>2.2533663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1" calcext:value-type="float">
            <text:p>1031</text:p>
          </table:table-cell>
          <table:table-cell office:value-type="float" office:value="4.299180149" calcext:value-type="float">
            <text:p>4.299180149</text:p>
          </table:table-cell>
          <table:table-cell office:value-type="float" office:value="-1.973052403" calcext:value-type="float">
            <text:p>-1.973052403</text:p>
          </table:table-cell>
          <table:table-cell office:value-type="float" office:value="16.02860098" calcext:value-type="float">
            <text:p>16.028600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2" calcext:value-type="float">
            <text:p>1032</text:p>
          </table:table-cell>
          <table:table-cell office:value-type="float" office:value="4.27268195" calcext:value-type="float">
            <text:p>4.27268195</text:p>
          </table:table-cell>
          <table:table-cell office:value-type="float" office:value="-1.154239026" calcext:value-type="float">
            <text:p>-1.154239026</text:p>
          </table:table-cell>
          <table:table-cell office:value-type="float" office:value="16.35343585" calcext:value-type="float">
            <text:p>16.353435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2" calcext:value-type="float">
            <text:p>1032</text:p>
          </table:table-cell>
          <table:table-cell office:value-type="float" office:value="4.193877569" calcext:value-type="float">
            <text:p>4.193877569</text:p>
          </table:table-cell>
          <table:table-cell office:value-type="float" office:value="-0.8869031195" calcext:value-type="float">
            <text:p>-0.8869031195</text:p>
          </table:table-cell>
          <table:table-cell office:value-type="float" office:value="5.366535886" calcext:value-type="float">
            <text:p>5.366535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2" calcext:value-type="float">
            <text:p>1032</text:p>
          </table:table-cell>
          <table:table-cell office:value-type="float" office:value="4.129898993" calcext:value-type="float">
            <text:p>4.129898993</text:p>
          </table:table-cell>
          <table:table-cell office:value-type="float" office:value="-1.097708737" calcext:value-type="float">
            <text:p>-1.097708737</text:p>
          </table:table-cell>
          <table:table-cell office:value-type="float" office:value="-3.894526651" calcext:value-type="float">
            <text:p>-3.8945266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2" calcext:value-type="float">
            <text:p>1032</text:p>
          </table:table-cell>
          <table:table-cell office:value-type="float" office:value="4.037752752" calcext:value-type="float">
            <text:p>4.037752752</text:p>
          </table:table-cell>
          <table:table-cell office:value-type="float" office:value="-1.591714092" calcext:value-type="float">
            <text:p>-1.591714092</text:p>
          </table:table-cell>
          <table:table-cell office:value-type="float" office:value="-10.78246812" calcext:value-type="float">
            <text:p>-10.782468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2" calcext:value-type="float">
            <text:p>1032</text:p>
          </table:table-cell>
          <table:table-cell office:value-type="float" office:value="3.961151758" calcext:value-type="float">
            <text:p>3.961151758</text:p>
          </table:table-cell>
          <table:table-cell office:value-type="float" office:value="-1.574010435" calcext:value-type="float">
            <text:p>-1.574010435</text:p>
          </table:table-cell>
          <table:table-cell office:value-type="float" office:value="0.3533332335" calcext:value-type="float">
            <text:p>0.35333323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2" calcext:value-type="float">
            <text:p>1032</text:p>
          </table:table-cell>
          <table:table-cell office:value-type="float" office:value="3.881750476" calcext:value-type="float">
            <text:p>3.881750476</text:p>
          </table:table-cell>
          <table:table-cell office:value-type="float" office:value="-1.709205234" calcext:value-type="float">
            <text:p>-1.709205234</text:p>
          </table:table-cell>
          <table:table-cell office:value-type="float" office:value="-2.703096451" calcext:value-type="float">
            <text:p>-2.7030964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2" calcext:value-type="float">
            <text:p>1032</text:p>
          </table:table-cell>
          <table:table-cell office:value-type="float" office:value="3.797409625" calcext:value-type="float">
            <text:p>3.797409625</text:p>
          </table:table-cell>
          <table:table-cell office:value-type="float" office:value="-1.600396537" calcext:value-type="float">
            <text:p>-1.600396537</text:p>
          </table:table-cell>
          <table:table-cell office:value-type="float" office:value="2.173591196" calcext:value-type="float">
            <text:p>2.1735911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2" calcext:value-type="float">
            <text:p>1032</text:p>
          </table:table-cell>
          <table:table-cell office:value-type="float" office:value="3.713573557" calcext:value-type="float">
            <text:p>3.713573557</text:p>
          </table:table-cell>
          <table:table-cell office:value-type="float" office:value="-1.651299355" calcext:value-type="float">
            <text:p>-1.651299355</text:p>
          </table:table-cell>
          <table:table-cell office:value-type="float" office:value="-1.02097417" calcext:value-type="float">
            <text:p>-1.020974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3" calcext:value-type="float">
            <text:p>1033</text:p>
          </table:table-cell>
          <table:table-cell office:value-type="float" office:value="3.630388314" calcext:value-type="float">
            <text:p>3.630388314</text:p>
          </table:table-cell>
          <table:table-cell office:value-type="float" office:value="-1.667532667" calcext:value-type="float">
            <text:p>-1.667532667</text:p>
          </table:table-cell>
          <table:table-cell office:value-type="float" office:value="-0.3193096916" calcext:value-type="float">
            <text:p>-0.31930969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3" calcext:value-type="float">
            <text:p>1033</text:p>
          </table:table-cell>
          <table:table-cell office:value-type="float" office:value="3.549595242" calcext:value-type="float">
            <text:p>3.549595242</text:p>
          </table:table-cell>
          <table:table-cell office:value-type="float" office:value="-1.655056399" calcext:value-type="float">
            <text:p>-1.655056399</text:p>
          </table:table-cell>
          <table:table-cell office:value-type="float" office:value="0.2543935039" calcext:value-type="float">
            <text:p>0.25439350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3" calcext:value-type="float">
            <text:p>1033</text:p>
          </table:table-cell>
          <table:table-cell office:value-type="float" office:value="3.471537469" calcext:value-type="float">
            <text:p>3.471537469</text:p>
          </table:table-cell>
          <table:table-cell office:value-type="float" office:value="-1.612378266" calcext:value-type="float">
            <text:p>-1.612378266</text:p>
          </table:table-cell>
          <table:table-cell office:value-type="float" office:value="0.8493729606" calcext:value-type="float">
            <text:p>0.84937296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3" calcext:value-type="float">
            <text:p>1033</text:p>
          </table:table-cell>
          <table:table-cell office:value-type="float" office:value="3.396463262" calcext:value-type="float">
            <text:p>3.396463262</text:p>
          </table:table-cell>
          <table:table-cell office:value-type="float" office:value="-1.571424868" calcext:value-type="float">
            <text:p>-1.571424868</text:p>
          </table:table-cell>
          <table:table-cell office:value-type="float" office:value="0.8255658353" calcext:value-type="float">
            <text:p>0.82556583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3" calcext:value-type="float">
            <text:p>1033</text:p>
          </table:table-cell>
          <table:table-cell office:value-type="float" office:value="3.224653905" calcext:value-type="float">
            <text:p>3.224653905</text:p>
          </table:table-cell>
          <table:table-cell office:value-type="float" office:value="-1.592586098" calcext:value-type="float">
            <text:p>-1.592586098</text:p>
          </table:table-cell>
          <table:table-cell office:value-type="float" office:value="-0.2107225925" calcext:value-type="float">
            <text:p>-0.21072259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4" calcext:value-type="float">
            <text:p>1034</text:p>
          </table:table-cell>
          <table:table-cell office:value-type="float" office:value="3.140783364" calcext:value-type="float">
            <text:p>3.140783364</text:p>
          </table:table-cell>
          <table:table-cell office:value-type="float" office:value="-1.634796707" calcext:value-type="float">
            <text:p>-1.634796707</text:p>
          </table:table-cell>
          <table:table-cell office:value-type="float" office:value="-0.8455778446" calcext:value-type="float">
            <text:p>-0.84557784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4" calcext:value-type="float">
            <text:p>1034</text:p>
          </table:table-cell>
          <table:table-cell office:value-type="float" office:value="3.049287013" calcext:value-type="float">
            <text:p>3.049287013</text:p>
          </table:table-cell>
          <table:table-cell office:value-type="float" office:value="-1.741306357" calcext:value-type="float">
            <text:p>-1.741306357</text:p>
          </table:table-cell>
          <table:table-cell office:value-type="float" office:value="-2.133682651" calcext:value-type="float">
            <text:p>-2.1336826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4" calcext:value-type="float">
            <text:p>1034</text:p>
          </table:table-cell>
          <table:table-cell office:value-type="float" office:value="2.964925997" calcext:value-type="float">
            <text:p>2.964925997</text:p>
          </table:table-cell>
          <table:table-cell office:value-type="float" office:value="-1.731188778" calcext:value-type="float">
            <text:p>-1.731188778</text:p>
          </table:table-cell>
          <table:table-cell office:value-type="float" office:value="0.2015476823" calcext:value-type="float">
            <text:p>0.20154768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4" calcext:value-type="float">
            <text:p>1034</text:p>
          </table:table-cell>
          <table:table-cell office:value-type="float" office:value="2.8781558" calcext:value-type="float">
            <text:p>2.8781558</text:p>
          </table:table-cell>
          <table:table-cell office:value-type="float" office:value="-1.754332138" calcext:value-type="float">
            <text:p>-1.754332138</text:p>
          </table:table-cell>
          <table:table-cell office:value-type="float" office:value="-0.4666414426" calcext:value-type="float">
            <text:p>-0.46664144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5" calcext:value-type="float">
            <text:p>1035</text:p>
          </table:table-cell>
          <table:table-cell office:value-type="float" office:value="2.784635378" calcext:value-type="float">
            <text:p>2.784635378</text:p>
          </table:table-cell>
          <table:table-cell office:value-type="float" office:value="-1.763498991" calcext:value-type="float">
            <text:p>-1.763498991</text:p>
          </table:table-cell>
          <table:table-cell office:value-type="float" office:value="-0.1823585151" calcext:value-type="float">
            <text:p>-0.1823585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5" calcext:value-type="float">
            <text:p>1035</text:p>
          </table:table-cell>
          <table:table-cell office:value-type="float" office:value="2.683363458" calcext:value-type="float">
            <text:p>2.683363458</text:p>
          </table:table-cell>
          <table:table-cell office:value-type="float" office:value="-1.881644427" calcext:value-type="float">
            <text:p>-1.881644427</text:p>
          </table:table-cell>
          <table:table-cell office:value-type="float" office:value="-2.3740092" calcext:value-type="float">
            <text:p>-2.37400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5" calcext:value-type="float">
            <text:p>1035</text:p>
          </table:table-cell>
          <table:table-cell office:value-type="float" office:value="2.576229852" calcext:value-type="float">
            <text:p>2.576229852</text:p>
          </table:table-cell>
          <table:table-cell office:value-type="float" office:value="-2.004965572" calcext:value-type="float">
            <text:p>-2.004965572</text:p>
          </table:table-cell>
          <table:table-cell office:value-type="float" office:value="-2.439770117" calcext:value-type="float">
            <text:p>-2.4397701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5" calcext:value-type="float">
            <text:p>1035</text:p>
          </table:table-cell>
          <table:table-cell office:value-type="float" office:value="2.46330476" calcext:value-type="float">
            <text:p>2.46330476</text:p>
          </table:table-cell>
          <table:table-cell office:value-type="float" office:value="-2.144992752" calcext:value-type="float">
            <text:p>-2.144992752</text:p>
          </table:table-cell>
          <table:table-cell office:value-type="float" office:value="-2.82782985" calcext:value-type="float">
            <text:p>-2.827829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5" calcext:value-type="float">
            <text:p>1035</text:p>
          </table:table-cell>
          <table:table-cell office:value-type="float" office:value="2.356722644" calcext:value-type="float">
            <text:p>2.356722644</text:p>
          </table:table-cell>
          <table:table-cell office:value-type="float" office:value="-2.135166065" calcext:value-type="float">
            <text:p>-2.135166065</text:p>
          </table:table-cell>
          <table:table-cell office:value-type="float" office:value="0.1849011887" calcext:value-type="float">
            <text:p>0.18490118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5" calcext:value-type="float">
            <text:p>1035</text:p>
          </table:table-cell>
          <table:table-cell office:value-type="float" office:value="2.243525855" calcext:value-type="float">
            <text:p>2.243525855</text:p>
          </table:table-cell>
          <table:table-cell office:value-type="float" office:value="-2.226835034" calcext:value-type="float">
            <text:p>-2.226835034</text:p>
          </table:table-cell>
          <table:table-cell office:value-type="float" office:value="-1.939132898" calcext:value-type="float">
            <text:p>-1.9391328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5" calcext:value-type="float">
            <text:p>1035</text:p>
          </table:table-cell>
          <table:table-cell office:value-type="float" office:value="2.121742788" calcext:value-type="float">
            <text:p>2.121742788</text:p>
          </table:table-cell>
          <table:table-cell office:value-type="float" office:value="-2.28266663" calcext:value-type="float">
            <text:p>-2.28266663</text:p>
          </table:table-cell>
          <table:table-cell office:value-type="float" office:value="-1.12228936" calcext:value-type="float">
            <text:p>-1.122289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5" calcext:value-type="float">
            <text:p>1035</text:p>
          </table:table-cell>
          <table:table-cell office:value-type="float" office:value="1.997392946" calcext:value-type="float">
            <text:p>1.997392946</text:p>
          </table:table-cell>
          <table:table-cell office:value-type="float" office:value="-2.44372799" calcext:value-type="float">
            <text:p>-2.44372799</text:p>
          </table:table-cell>
          <table:table-cell office:value-type="float" office:value="-3.223378153" calcext:value-type="float">
            <text:p>-3.2233781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1.87636315" calcext:value-type="float">
            <text:p>1.87636315</text:p>
          </table:table-cell>
          <table:table-cell office:value-type="float" office:value="-2.451624146" calcext:value-type="float">
            <text:p>-2.451624146</text:p>
          </table:table-cell>
          <table:table-cell office:value-type="float" office:value="-0.1577676674" calcext:value-type="float">
            <text:p>-0.15776766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1.757396782" calcext:value-type="float">
            <text:p>1.757396782</text:p>
          </table:table-cell>
          <table:table-cell office:value-type="float" office:value="-2.428626213" calcext:value-type="float">
            <text:p>-2.428626213</text:p>
          </table:table-cell>
          <table:table-cell office:value-type="float" office:value="0.4598968937" calcext:value-type="float">
            <text:p>0.45989689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1.634631852" calcext:value-type="float">
            <text:p>1.634631852</text:p>
          </table:table-cell>
          <table:table-cell office:value-type="float" office:value="-2.418257371" calcext:value-type="float">
            <text:p>-2.418257371</text:p>
          </table:table-cell>
          <table:table-cell office:value-type="float" office:value="0.207567069" calcext:value-type="float">
            <text:p>0.2075670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1.516033301" calcext:value-type="float">
            <text:p>1.516033301</text:p>
          </table:table-cell>
          <table:table-cell office:value-type="float" office:value="-2.407820699" calcext:value-type="float">
            <text:p>-2.407820699</text:p>
          </table:table-cell>
          <table:table-cell office:value-type="float" office:value="0.2100474881" calcext:value-type="float">
            <text:p>0.21004748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1.395077181" calcext:value-type="float">
            <text:p>1.395077181</text:p>
          </table:table-cell>
          <table:table-cell office:value-type="float" office:value="-2.404558453" calcext:value-type="float">
            <text:p>-2.404558453</text:p>
          </table:table-cell>
          <table:table-cell office:value-type="float" office:value="0.06389905049" calcext:value-type="float">
            <text:p>0.06389905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1.276281556" calcext:value-type="float">
            <text:p>1.276281556</text:p>
          </table:table-cell>
          <table:table-cell office:value-type="float" office:value="-2.386663206" calcext:value-type="float">
            <text:p>-2.386663206</text:p>
          </table:table-cell>
          <table:table-cell office:value-type="float" office:value="0.3621157279" calcext:value-type="float">
            <text:p>0.3621157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1.153698366" calcext:value-type="float">
            <text:p>1.153698366</text:p>
          </table:table-cell>
          <table:table-cell office:value-type="float" office:value="-2.224861002" calcext:value-type="float">
            <text:p>-2.224861002</text:p>
          </table:table-cell>
          <table:table-cell office:value-type="float" office:value="2.509857543" calcext:value-type="float">
            <text:p>2.5098575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1.036890515" calcext:value-type="float">
            <text:p>1.036890515</text:p>
          </table:table-cell>
          <table:table-cell office:value-type="float" office:value="-2.534125758" calcext:value-type="float">
            <text:p>-2.534125758</text:p>
          </table:table-cell>
          <table:table-cell office:value-type="float" office:value="-8.72929898" calcext:value-type="float">
            <text:p>-8.729298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9339497042" calcext:value-type="float">
            <text:p>0.9339497042</text:p>
          </table:table-cell>
          <table:table-cell office:value-type="float" office:value="-2.419156476" calcext:value-type="float">
            <text:p>-2.419156476</text:p>
          </table:table-cell>
          <table:table-cell office:value-type="float" office:value="2.299543349" calcext:value-type="float">
            <text:p>2.2995433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8373678463" calcext:value-type="float">
            <text:p>0.8373678463</text:p>
          </table:table-cell>
          <table:table-cell office:value-type="float" office:value="-2.434110636" calcext:value-type="float">
            <text:p>-2.434110636</text:p>
          </table:table-cell>
          <table:table-cell office:value-type="float" office:value="-0.3013626595" calcext:value-type="float">
            <text:p>-0.30136265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7460877562" calcext:value-type="float">
            <text:p>0.7460877562</text:p>
          </table:table-cell>
          <table:table-cell office:value-type="float" office:value="-1.937357747" calcext:value-type="float">
            <text:p>-1.937357747</text:p>
          </table:table-cell>
          <table:table-cell office:value-type="float" office:value="9.832501451" calcext:value-type="float">
            <text:p>9.8325014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660943341" calcext:value-type="float">
            <text:p>0.660943341</text:p>
          </table:table-cell>
          <table:table-cell office:value-type="float" office:value="-1.814886058" calcext:value-type="float">
            <text:p>-1.814886058</text:p>
          </table:table-cell>
          <table:table-cell office:value-type="float" office:value="2.43311376" calcext:value-type="float">
            <text:p>2.433113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5737587646" calcext:value-type="float">
            <text:p>0.5737587646</text:p>
          </table:table-cell>
          <table:table-cell office:value-type="float" office:value="-1.752937551" calcext:value-type="float">
            <text:p>-1.752937551</text:p>
          </table:table-cell>
          <table:table-cell office:value-type="float" office:value="1.250922958" calcext:value-type="float">
            <text:p>1.2509229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4877121897" calcext:value-type="float">
            <text:p>0.4877121897</text:p>
          </table:table-cell>
          <table:table-cell office:value-type="float" office:value="-1.726149673" calcext:value-type="float">
            <text:p>-1.726149673</text:p>
          </table:table-cell>
          <table:table-cell office:value-type="float" office:value="0.5374578461" calcext:value-type="float">
            <text:p>0.53745784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4010067456" calcext:value-type="float">
            <text:p>0.4010067456</text:p>
          </table:table-cell>
          <table:table-cell office:value-type="float" office:value="-1.740572948" calcext:value-type="float">
            <text:p>-1.740572948</text:p>
          </table:table-cell>
          <table:table-cell office:value-type="float" office:value="-0.2885824812" calcext:value-type="float">
            <text:p>-0.28858248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6" calcext:value-type="float">
            <text:p>1036</text:p>
          </table:table-cell>
          <table:table-cell office:value-type="float" office:value="0.3142718727" calcext:value-type="float">
            <text:p>0.3142718727</text:p>
          </table:table-cell>
          <table:table-cell office:value-type="float" office:value="-1.734809361" calcext:value-type="float">
            <text:p>-1.734809361</text:p>
          </table:table-cell>
          <table:table-cell office:value-type="float" office:value="0.1158382437" calcext:value-type="float">
            <text:p>0.11583824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2295822511" calcext:value-type="float">
            <text:p>0.2295822511</text:p>
          </table:table-cell>
          <table:table-cell office:value-type="float" office:value="-1.686738191" calcext:value-type="float">
            <text:p>-1.686738191</text:p>
          </table:table-cell>
          <table:table-cell office:value-type="float" office:value="0.8980701801" calcext:value-type="float">
            <text:p>0.89807018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1473780852" calcext:value-type="float">
            <text:p>0.1473780852</text:p>
          </table:table-cell>
          <table:table-cell office:value-type="float" office:value="-1.696188494" calcext:value-type="float">
            <text:p>-1.696188494</text:p>
          </table:table-cell>
          <table:table-cell office:value-type="float" office:value="-0.2026956338" calcext:value-type="float">
            <text:p>-0.20269563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6230425347" calcext:value-type="float">
            <text:p>0.0623042535</text:p>
          </table:table-cell>
          <table:table-cell office:value-type="float" office:value="-1.68149481" calcext:value-type="float">
            <text:p>-1.68149481</text:p>
          </table:table-cell>
          <table:table-cell office:value-type="float" office:value="0.2934704049" calcext:value-type="float">
            <text:p>0.29347040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2549195952" calcext:value-type="float">
            <text:p>0.0254919595</text:p>
          </table:table-cell>
          <table:table-cell office:value-type="float" office:value="-1.399625243" calcext:value-type="float">
            <text:p>-1.399625243</text:p>
          </table:table-cell>
          <table:table-cell office:value-type="float" office:value="5.639879767" calcext:value-type="float">
            <text:p>5.6398797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7861990842" calcext:value-type="float">
            <text:p>0.0786199084</text:p>
          </table:table-cell>
          <table:table-cell office:value-type="float" office:value="-0.4579459867" calcext:value-type="float">
            <text:p>-0.4579459867</text:p>
          </table:table-cell>
          <table:table-cell office:value-type="float" office:value="18.82145621" calcext:value-type="float">
            <text:p>18.821456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8226457318" calcext:value-type="float">
            <text:p>0.0822645732</text:p>
          </table:table-cell>
          <table:table-cell office:value-type="float" office:value="0.132763166" calcext:value-type="float">
            <text:p>0.132763166</text:p>
          </table:table-cell>
          <table:table-cell office:value-type="float" office:value="11.82915664" calcext:value-type="float">
            <text:p>11.829156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4560548213" calcext:value-type="float">
            <text:p>0.0456054821</text:p>
          </table:table-cell>
          <table:table-cell office:value-type="float" office:value="0.1357836119" calcext:value-type="float">
            <text:p>0.1357836119</text:p>
          </table:table-cell>
          <table:table-cell office:value-type="float" office:value="0.05994156234" calcext:value-type="float">
            <text:p>0.05994156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09532051196" calcext:value-type="float">
            <text:p>0.0095320512</text:p>
          </table:table-cell>
          <table:table-cell office:value-type="float" office:value="-0.459605238" calcext:value-type="float">
            <text:p>-0.459605238</text:p>
          </table:table-cell>
          <table:table-cell office:value-type="float" office:value="-11.95437443" calcext:value-type="float">
            <text:p>-11.954374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2733898316" calcext:value-type="float">
            <text:p>0.0273389832</text:p>
          </table:table-cell>
          <table:table-cell office:value-type="float" office:value="-0.3650970815" calcext:value-type="float">
            <text:p>-0.3650970815</text:p>
          </table:table-cell>
          <table:table-cell office:value-type="float" office:value="1.892134885" calcext:value-type="float">
            <text:p>1.8921348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3281143093" calcext:value-type="float">
            <text:p>0.0328114309</text:p>
          </table:table-cell>
          <table:table-cell office:value-type="float" office:value="-0.0861595599" calcext:value-type="float">
            <text:p>-0.0861595599</text:p>
          </table:table-cell>
          <table:table-cell office:value-type="float" office:value="5.571312619" calcext:value-type="float">
            <text:p>5.5713126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3163463292" calcext:value-type="float">
            <text:p>0.0316346329</text:p>
          </table:table-cell>
          <table:table-cell office:value-type="float" office:value="0.1491602178" calcext:value-type="float">
            <text:p>0.1491602178</text:p>
          </table:table-cell>
          <table:table-cell office:value-type="float" office:value="3.665885954" calcext:value-type="float">
            <text:p>3.6658859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2351956632" calcext:value-type="float">
            <text:p>0.0235195663</text:p>
          </table:table-cell>
          <table:table-cell office:value-type="float" office:value="-0.04560472406" calcext:value-type="float">
            <text:p>-0.0456047241</text:p>
          </table:table-cell>
          <table:table-cell office:value-type="float" office:value="-5.46692603" calcext:value-type="float">
            <text:p>-5.466926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1354031019" calcext:value-type="float">
            <text:p>0.0135403102</text:p>
          </table:table-cell>
          <table:table-cell office:value-type="float" office:value="-0.1481609428" calcext:value-type="float">
            <text:p>-0.1481609428</text:p>
          </table:table-cell>
          <table:table-cell office:value-type="float" office:value="-2.038591644" calcext:value-type="float">
            <text:p>-2.0385916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1480911881" calcext:value-type="float">
            <text:p>0.0148091188</text:p>
          </table:table-cell>
          <table:table-cell office:value-type="float" office:value="-0.1335515532" calcext:value-type="float">
            <text:p>-0.1335515532</text:p>
          </table:table-cell>
          <table:table-cell office:value-type="float" office:value="0.2935633352" calcext:value-type="float">
            <text:p>0.29356333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2790376319" calcext:value-type="float">
            <text:p>0.0279037632</text:p>
          </table:table-cell>
          <table:table-cell office:value-type="float" office:value="0.02949047485" calcext:value-type="float">
            <text:p>0.0294904749</text:p>
          </table:table-cell>
          <table:table-cell office:value-type="float" office:value="3.253974091" calcext:value-type="float">
            <text:p>3.2539740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3096029716" calcext:value-type="float">
            <text:p>0.0309602972</text:p>
          </table:table-cell>
          <table:table-cell office:value-type="float" office:value="0.1160067548" calcext:value-type="float">
            <text:p>0.1160067548</text:p>
          </table:table-cell>
          <table:table-cell office:value-type="float" office:value="1.731812706" calcext:value-type="float">
            <text:p>1.7318127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2460162596" calcext:value-type="float">
            <text:p>0.024601626</text:p>
          </table:table-cell>
          <table:table-cell office:value-type="float" office:value="0.06511836924" calcext:value-type="float">
            <text:p>0.0651183692</text:p>
          </table:table-cell>
          <table:table-cell office:value-type="float" office:value="-1.017736466" calcext:value-type="float">
            <text:p>-1.0177364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1313735133" calcext:value-type="float">
            <text:p>0.0131373513</text:p>
          </table:table-cell>
          <table:table-cell office:value-type="float" office:value="-0.09829435625" calcext:value-type="float">
            <text:p>-0.0982943563</text:p>
          </table:table-cell>
          <table:table-cell office:value-type="float" office:value="-3.262713574" calcext:value-type="float">
            <text:p>-3.2627135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09475230868" calcext:value-type="float">
            <text:p>0.0094752309</text:p>
          </table:table-cell>
          <table:table-cell office:value-type="float" office:value="-0.1426195943" calcext:value-type="float">
            <text:p>-0.1426195943</text:p>
          </table:table-cell>
          <table:table-cell office:value-type="float" office:value="-0.8689554404" calcext:value-type="float">
            <text:p>-0.86895544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09334880824" calcext:value-type="float">
            <text:p>0.0093348808</text:p>
          </table:table-cell>
          <table:table-cell office:value-type="float" office:value="-0.1011898039" calcext:value-type="float">
            <text:p>-0.1011898039</text:p>
          </table:table-cell>
          <table:table-cell office:value-type="float" office:value="0.850188259" calcext:value-type="float">
            <text:p>0.8501882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07722046361" calcext:value-type="float">
            <text:p>0.0077220464</text:p>
          </table:table-cell>
          <table:table-cell office:value-type="float" office:value="-0.03500984193" calcext:value-type="float">
            <text:p>-0.0350098419</text:p>
          </table:table-cell>
          <table:table-cell office:value-type="float" office:value="1.245643764" calcext:value-type="float">
            <text:p>1.2456437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0775306391" calcext:value-type="float">
            <text:p>0.0077530639</text:p>
          </table:table-cell>
          <table:table-cell office:value-type="float" office:value="-0.01086218996" calcext:value-type="float">
            <text:p>-0.01086219</text:p>
          </table:table-cell>
          <table:table-cell office:value-type="float" office:value="0.5063928185" calcext:value-type="float">
            <text:p>0.50639281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07968688725" calcext:value-type="float">
            <text:p>0.0079686887</text:p>
          </table:table-cell>
          <table:table-cell office:value-type="float" office:value="-0.008444776633" calcext:value-type="float">
            <text:p>-0.0084447766</text:p>
          </table:table-cell>
          <table:table-cell office:value-type="float" office:value="0.04901639731" calcext:value-type="float">
            <text:p>0.04901639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07044146506" calcext:value-type="float">
            <text:p>0.0070441465</text:p>
          </table:table-cell>
          <table:table-cell office:value-type="float" office:value="-0.004474807394" calcext:value-type="float">
            <text:p>-0.0044748074</text:p>
          </table:table-cell>
          <table:table-cell office:value-type="float" office:value="0.07921100043" calcext:value-type="float">
            <text:p>0.0792110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06246599075" calcext:value-type="float">
            <text:p>0.0062465991</text:p>
          </table:table-cell>
          <table:table-cell office:value-type="float" office:value="-0.01001446601" calcext:value-type="float">
            <text:p>-0.010014466</text:p>
          </table:table-cell>
          <table:table-cell office:value-type="float" office:value="-0.1109151967" calcext:value-type="float">
            <text:p>-0.1109151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08848163651" calcext:value-type="float">
            <text:p>0.0088481637</text:p>
          </table:table-cell>
          <table:table-cell office:value-type="float" office:value="0.005936919916" calcext:value-type="float">
            <text:p>0.0059369199</text:p>
          </table:table-cell>
          <table:table-cell office:value-type="float" office:value="0.320223092" calcext:value-type="float">
            <text:p>0.3202230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07656369897" calcext:value-type="float">
            <text:p>0.0076563699</text:p>
          </table:table-cell>
          <table:table-cell office:value-type="float" office:value="0.00423645361" calcext:value-type="float">
            <text:p>0.0042364536</text:p>
          </table:table-cell>
          <table:table-cell office:value-type="float" office:value="-0.03359911254" calcext:value-type="float">
            <text:p>-0.0335991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07669419796" calcext:value-type="float">
            <text:p>0.0076694198</text:p>
          </table:table-cell>
          <table:table-cell office:value-type="float" office:value="0.009647783861" calcext:value-type="float">
            <text:p>0.0096477839</text:p>
          </table:table-cell>
          <table:table-cell office:value-type="float" office:value="0.1100827387" calcext:value-type="float">
            <text:p>0.11008273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0613025285" calcext:value-type="float">
            <text:p>0.0061302529</text:p>
          </table:table-cell>
          <table:table-cell office:value-type="float" office:value="-0.01796204319" calcext:value-type="float">
            <text:p>-0.0179620432</text:p>
          </table:table-cell>
          <table:table-cell office:value-type="float" office:value="-0.5489657568" calcext:value-type="float">
            <text:p>-0.54896575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04148493703" calcext:value-type="float">
            <text:p>0.0041484937</text:p>
          </table:table-cell>
          <table:table-cell office:value-type="float" office:value="-0.02329184758" calcext:value-type="float">
            <text:p>-0.0232918476</text:p>
          </table:table-cell>
          <table:table-cell office:value-type="float" office:value="-0.1063341421" calcext:value-type="float">
            <text:p>-0.10633414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04631414471" calcext:value-type="float">
            <text:p>0.0046314145</text:p>
          </table:table-cell>
          <table:table-cell office:value-type="float" office:value="-0.02083179229" calcext:value-type="float">
            <text:p>-0.0208317923</text:p>
          </table:table-cell>
          <table:table-cell office:value-type="float" office:value="0.03894779125" calcext:value-type="float">
            <text:p>0.03894779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04780167361" calcext:value-type="float">
            <text:p>0.0047801674</text:p>
          </table:table-cell>
          <table:table-cell office:value-type="float" office:value="-0.009280636251" calcext:value-type="float">
            <text:p>-0.0092806363</text:p>
          </table:table-cell>
          <table:table-cell office:value-type="float" office:value="0.3145142753" calcext:value-type="float">
            <text:p>0.31451427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05676266379" calcext:value-type="float">
            <text:p>0.0056762664</text:p>
          </table:table-cell>
          <table:table-cell office:value-type="float" office:value="0.009779757593" calcext:value-type="float">
            <text:p>0.0097797576</text:p>
          </table:table-cell>
          <table:table-cell office:value-type="float" office:value="0.3752822896" calcext:value-type="float">
            <text:p>0.37528228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07360706488" calcext:value-type="float">
            <text:p>0.0073607065</text:p>
          </table:table-cell>
          <table:table-cell office:value-type="float" office:value="0.01863691224" calcext:value-type="float">
            <text:p>0.0186369122</text:p>
          </table:table-cell>
          <table:table-cell office:value-type="float" office:value="0.1799210195" calcext:value-type="float">
            <text:p>0.17992101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06068772528" calcext:value-type="float">
            <text:p>0.0060687725</text:p>
          </table:table-cell>
          <table:table-cell office:value-type="float" office:value="0.008702941035" calcext:value-type="float">
            <text:p>0.008702941</text:p>
          </table:table-cell>
          <table:table-cell office:value-type="float" office:value="-0.1980104498" calcext:value-type="float">
            <text:p>-0.19801044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03882009789" calcext:value-type="float">
            <text:p>0.0038820098</text:p>
          </table:table-cell>
          <table:table-cell office:value-type="float" office:value="-0.01179798525" calcext:value-type="float">
            <text:p>-0.0117979853</text:p>
          </table:table-cell>
          <table:table-cell office:value-type="float" office:value="-0.4111822208" calcext:value-type="float">
            <text:p>-0.41118222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05701754116" calcext:value-type="float">
            <text:p>0.0057017541</text:p>
          </table:table-cell>
          <table:table-cell office:value-type="float" office:value="-0.01107724155" calcext:value-type="float">
            <text:p>-0.0110772416</text:p>
          </table:table-cell>
          <table:table-cell office:value-type="float" office:value="0.01440871457" calcext:value-type="float">
            <text:p>0.01440871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05883876273" calcext:value-type="float">
            <text:p>0.0058838763</text:p>
          </table:table-cell>
          <table:table-cell office:value-type="float" office:value="-0.001279268908" calcext:value-type="float">
            <text:p>-0.0012792689</text:p>
          </table:table-cell>
          <table:table-cell office:value-type="float" office:value="0.1959485386" calcext:value-type="float">
            <text:p>0.19594853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04424929378" calcext:value-type="float">
            <text:p>0.0044249294</text:p>
          </table:table-cell>
          <table:table-cell office:value-type="float" office:value="0.00365449842" calcext:value-type="float">
            <text:p>0.0036544984</text:p>
          </table:table-cell>
          <table:table-cell office:value-type="float" office:value="0.09826663792" calcext:value-type="float">
            <text:p>0.09826663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04802082881" calcext:value-type="float">
            <text:p>0.0048020829</text:p>
          </table:table-cell>
          <table:table-cell office:value-type="float" office:value="-0.005940636222" calcext:value-type="float">
            <text:p>-0.0059406362</text:p>
          </table:table-cell>
          <table:table-cell office:value-type="float" office:value="-0.1931966467" calcext:value-type="float">
            <text:p>-0.19319664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0434281015" calcext:value-type="float">
            <text:p>0.0043428102</text:p>
          </table:table-cell>
          <table:table-cell office:value-type="float" office:value="-0.01001865915" calcext:value-type="float">
            <text:p>-0.0100186592</text:p>
          </table:table-cell>
          <table:table-cell office:value-type="float" office:value="-0.07628947109" calcext:value-type="float">
            <text:p>-0.07628947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0307408523" calcext:value-type="float">
            <text:p>0.0030740852</text:p>
          </table:table-cell>
          <table:table-cell office:value-type="float" office:value="-0.009453900741" calcext:value-type="float">
            <text:p>-0.0094539007</text:p>
          </table:table-cell>
          <table:table-cell office:value-type="float" office:value="0.01218068534" calcext:value-type="float">
            <text:p>0.01218068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03495711659" calcext:value-type="float">
            <text:p>0.0034957117</text:p>
          </table:table-cell>
          <table:table-cell office:value-type="float" office:value="-0.009205922596" calcext:value-type="float">
            <text:p>-0.0092059226</text:p>
          </table:table-cell>
          <table:table-cell office:value-type="float" office:value="0.004903887217" calcext:value-type="float">
            <text:p>0.00490388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03943348831" calcext:value-type="float">
            <text:p>0.0039433488</text:p>
          </table:table-cell>
          <table:table-cell office:value-type="float" office:value="-0.003340774772" calcext:value-type="float">
            <text:p>-0.0033407748</text:p>
          </table:table-cell>
          <table:table-cell office:value-type="float" office:value="0.1179694983" calcext:value-type="float">
            <text:p>0.117969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03479942528" calcext:value-type="float">
            <text:p>0.0034799425</text:p>
          </table:table-cell>
          <table:table-cell office:value-type="float" office:value="0.002679042051" calcext:value-type="float">
            <text:p>0.0026790421</text:p>
          </table:table-cell>
          <table:table-cell office:value-type="float" office:value="0.1208669561" calcext:value-type="float">
            <text:p>0.12086695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05073460358" calcext:value-type="float">
            <text:p>0.0050734604</text:p>
          </table:table-cell>
          <table:table-cell office:value-type="float" office:value="0.0105537614" calcext:value-type="float">
            <text:p>0.0105537614</text:p>
          </table:table-cell>
          <table:table-cell office:value-type="float" office:value="0.1579473801" calcext:value-type="float">
            <text:p>0.15794738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01857417562" calcext:value-type="float">
            <text:p>0.0018574176</text:p>
          </table:table-cell>
          <table:table-cell office:value-type="float" office:value="-0.01377590037" calcext:value-type="float">
            <text:p>-0.0137759004</text:p>
          </table:table-cell>
          <table:table-cell office:value-type="float" office:value="-0.4840552563" calcext:value-type="float">
            <text:p>-0.48405525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0195192213" calcext:value-type="float">
            <text:p>0.0019519221</text:p>
          </table:table-cell>
          <table:table-cell office:value-type="float" office:value="-0.01004253511" calcext:value-type="float">
            <text:p>-0.0100425351</text:p>
          </table:table-cell>
          <table:table-cell office:value-type="float" office:value="0.07489050745" calcext:value-type="float">
            <text:p>0.07489050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0124498996" calcext:value-type="float">
            <text:p>0.00124499</text:p>
          </table:table-cell>
          <table:table-cell office:value-type="float" office:value="-0.0254007461" calcext:value-type="float">
            <text:p>-0.0254007461</text:p>
          </table:table-cell>
          <table:table-cell office:value-type="float" office:value="-0.3065986251" calcext:value-type="float">
            <text:p>-0.30659862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02186321111" calcext:value-type="float">
            <text:p>0.0021863211</text:p>
          </table:table-cell>
          <table:table-cell office:value-type="float" office:value="0.00220162362" calcext:value-type="float">
            <text:p>0.0022016236</text:p>
          </table:table-cell>
          <table:table-cell office:value-type="float" office:value="0.5519041752" calcext:value-type="float">
            <text:p>0.55190417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01009950494" calcext:value-type="float">
            <text:p>0.0010099505</text:p>
          </table:table-cell>
          <table:table-cell office:value-type="float" office:value="-0.004813189598" calcext:value-type="float">
            <text:p>-0.0048131896</text:p>
          </table:table-cell>
          <table:table-cell office:value-type="float" office:value="-0.1141855635" calcext:value-type="float">
            <text:p>-0.11418556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05238320341" calcext:value-type="float">
            <text:p>0.0052383203</text:p>
          </table:table-cell>
          <table:table-cell office:value-type="float" office:value="0.03661236986" calcext:value-type="float">
            <text:p>0.0366123699</text:p>
          </table:table-cell>
          <table:table-cell office:value-type="float" office:value="1.079283118" calcext:value-type="float">
            <text:p>1.0792831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04394314509" calcext:value-type="float">
            <text:p>0.0043943145</text:p>
          </table:table-cell>
          <table:table-cell office:value-type="float" office:value="0.02479863725" calcext:value-type="float">
            <text:p>0.0247986373</text:p>
          </table:table-cell>
          <table:table-cell office:value-type="float" office:value="-0.2326261713" calcext:value-type="float">
            <text:p>-0.23262617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07355270219" calcext:value-type="float">
            <text:p>0.0073552702</text:p>
          </table:table-cell>
          <table:table-cell office:value-type="float" office:value="0.05118470677" calcext:value-type="float">
            <text:p>0.0511847068</text:p>
          </table:table-cell>
          <table:table-cell office:value-type="float" office:value="0.5347648748" calcext:value-type="float">
            <text:p>0.53476487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05174939613" calcext:value-type="float">
            <text:p>0.0051749396</text:p>
          </table:table-cell>
          <table:table-cell office:value-type="float" office:value="-0.00002502787592" calcext:value-type="float">
            <text:p>-2.502787592E-05</text:p>
          </table:table-cell>
          <table:table-cell office:value-type="float" office:value="-1.020871796" calcext:value-type="float">
            <text:p>-1.0208717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02808914381" calcext:value-type="float">
            <text:p>0.0028089144</text:p>
          </table:table-cell>
          <table:table-cell office:value-type="float" office:value="-0.01025058678" calcext:value-type="float">
            <text:p>-0.0102505868</text:p>
          </table:table-cell>
          <table:table-cell office:value-type="float" office:value="-0.2044058601" calcext:value-type="float">
            <text:p>-0.20440586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03398529094" calcext:value-type="float">
            <text:p>0.0033985291</text:p>
          </table:table-cell>
          <table:table-cell office:value-type="float" office:value="-0.02828731315" calcext:value-type="float">
            <text:p>-0.0282873132</text:p>
          </table:table-cell>
          <table:table-cell office:value-type="float" office:value="-0.1804646659" calcext:value-type="float">
            <text:p>-0.18046466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01846618531" calcext:value-type="float">
            <text:p>0.0018466185</text:p>
          </table:table-cell>
          <table:table-cell office:value-type="float" office:value="-0.0241489737" calcext:value-type="float">
            <text:p>-0.0241489737</text:p>
          </table:table-cell>
          <table:table-cell office:value-type="float" office:value="0.08279853572" calcext:value-type="float">
            <text:p>0.08279853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04952776999" calcext:value-type="float">
            <text:p>0.004952777</text:p>
          </table:table-cell>
          <table:table-cell office:value-type="float" office:value="0.01244621277" calcext:value-type="float">
            <text:p>0.0124462128</text:p>
          </table:table-cell>
          <table:table-cell office:value-type="float" office:value="0.7362187516" calcext:value-type="float">
            <text:p>0.73621875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05027922036" calcext:value-type="float">
            <text:p>0.005027922</text:p>
          </table:table-cell>
          <table:table-cell office:value-type="float" office:value="0.01094765312" calcext:value-type="float">
            <text:p>0.0109476531</text:p>
          </table:table-cell>
          <table:table-cell office:value-type="float" office:value="-0.02799195619" calcext:value-type="float">
            <text:p>-0.02799195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04125530269" calcext:value-type="float">
            <text:p>0.0041255303</text:p>
          </table:table-cell>
          <table:table-cell office:value-type="float" office:value="0.01483387809" calcext:value-type="float">
            <text:p>0.0148338781</text:p>
          </table:table-cell>
          <table:table-cell office:value-type="float" office:value="0.08351085106" calcext:value-type="float">
            <text:p>0.0835108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04649731175" calcext:value-type="float">
            <text:p>0.0046497312</text:p>
          </table:table-cell>
          <table:table-cell office:value-type="float" office:value="-0.004253853295" calcext:value-type="float">
            <text:p>-0.0042538533</text:p>
          </table:table-cell>
          <table:table-cell office:value-type="float" office:value="-0.1903027309" calcext:value-type="float">
            <text:p>-0.19030273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0339705755" calcext:value-type="float">
            <text:p>0.0033970576</text:p>
          </table:table-cell>
          <table:table-cell office:value-type="float" office:value="-0.01310024063" calcext:value-type="float">
            <text:p>-0.0131002406</text:p>
          </table:table-cell>
          <table:table-cell office:value-type="float" office:value="-0.1775070943" calcext:value-type="float">
            <text:p>-0.17750709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08627282307" calcext:value-type="float">
            <text:p>0.0086272823</text:p>
          </table:table-cell>
          <table:table-cell office:value-type="float" office:value="0.02824397152" calcext:value-type="float">
            <text:p>0.0282439715</text:p>
          </table:table-cell>
          <table:table-cell office:value-type="float" office:value="0.8271743496" calcext:value-type="float">
            <text:p>0.82717434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1699941175" calcext:value-type="float">
            <text:p>0.0169994118</text:p>
          </table:table-cell>
          <table:table-cell office:value-type="float" office:value="0.08235980464" calcext:value-type="float">
            <text:p>0.0823598046</text:p>
          </table:table-cell>
          <table:table-cell office:value-type="float" office:value="1.083164325" calcext:value-type="float">
            <text:p>1.0831643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2277564489" calcext:value-type="float">
            <text:p>0.0227756449</text:p>
          </table:table-cell>
          <table:table-cell office:value-type="float" office:value="0.1290891324" calcext:value-type="float">
            <text:p>0.1290891324</text:p>
          </table:table-cell>
          <table:table-cell office:value-type="float" office:value="0.9307665773" calcext:value-type="float">
            <text:p>0.93076657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26374609" calcext:value-type="float">
            <text:p>0.026374609</text:p>
          </table:table-cell>
          <table:table-cell office:value-type="float" office:value="0.1181982183" calcext:value-type="float">
            <text:p>0.1181982183</text:p>
          </table:table-cell>
          <table:table-cell office:value-type="float" office:value="-0.2177855103" calcext:value-type="float">
            <text:p>-0.21778551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2631615473" calcext:value-type="float">
            <text:p>0.0263161547</text:p>
          </table:table-cell>
          <table:table-cell office:value-type="float" office:value="0.06194910423" calcext:value-type="float">
            <text:p>0.0619491042</text:p>
          </table:table-cell>
          <table:table-cell office:value-type="float" office:value="-1.129339408" calcext:value-type="float">
            <text:p>-1.1293394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2563064572" calcext:value-type="float">
            <text:p>0.0256306457</text:p>
          </table:table-cell>
          <table:table-cell office:value-type="float" office:value="0.01991767454" calcext:value-type="float">
            <text:p>0.0199176745</text:p>
          </table:table-cell>
          <table:table-cell office:value-type="float" office:value="-0.677019974" calcext:value-type="float">
            <text:p>-0.6770199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2528161387" calcext:value-type="float">
            <text:p>0.0252816139</text:p>
          </table:table-cell>
          <table:table-cell office:value-type="float" office:value="-0.007141375219" calcext:value-type="float">
            <text:p>-0.0071413752</text:p>
          </table:table-cell>
          <table:table-cell office:value-type="float" office:value="-0.7139136057" calcext:value-type="float">
            <text:p>-0.71391360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2820372316" calcext:value-type="float">
            <text:p>0.0282037232</text:p>
          </table:table-cell>
          <table:table-cell office:value-type="float" office:value="0.01264200883" calcext:value-type="float">
            <text:p>0.0126420088</text:p>
          </table:table-cell>
          <table:table-cell office:value-type="float" office:value="0.3938691875" calcext:value-type="float">
            <text:p>0.3938691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3024070105" calcext:value-type="float">
            <text:p>0.0302407011</text:p>
          </table:table-cell>
          <table:table-cell office:value-type="float" office:value="0.02995420151" calcext:value-type="float">
            <text:p>0.0299542015</text:p>
          </table:table-cell>
          <table:table-cell office:value-type="float" office:value="0.3475629314" calcext:value-type="float">
            <text:p>0.34756293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3853245385" calcext:value-type="float">
            <text:p>0.0385324539</text:p>
          </table:table-cell>
          <table:table-cell office:value-type="float" office:value="0.08731070287" calcext:value-type="float">
            <text:p>0.0873107029</text:p>
          </table:table-cell>
          <table:table-cell office:value-type="float" office:value="1.126556271" calcext:value-type="float">
            <text:p>1.1265562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5246160501" calcext:value-type="float">
            <text:p>0.052461605</text:p>
          </table:table-cell>
          <table:table-cell office:value-type="float" office:value="0.1620204245" calcext:value-type="float">
            <text:p>0.1620204245</text:p>
          </table:table-cell>
          <table:table-cell office:value-type="float" office:value="1.514161222" calcext:value-type="float">
            <text:p>1.514161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6356681524" calcext:value-type="float">
            <text:p>0.0635668152</text:p>
          </table:table-cell>
          <table:table-cell office:value-type="float" office:value="0.2226028552" calcext:value-type="float">
            <text:p>0.2226028552</text:p>
          </table:table-cell>
          <table:table-cell office:value-type="float" office:value="1.214582754" calcext:value-type="float">
            <text:p>1.2145827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7408603107" calcext:value-type="float">
            <text:p>0.0740860311</text:p>
          </table:table-cell>
          <table:table-cell office:value-type="float" office:value="0.2384770413" calcext:value-type="float">
            <text:p>0.2384770413</text:p>
          </table:table-cell>
          <table:table-cell office:value-type="float" office:value="0.3176331954" calcext:value-type="float">
            <text:p>0.31763319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854539057" calcext:value-type="float">
            <text:p>0.0854539057</text:p>
          </table:table-cell>
          <table:table-cell office:value-type="float" office:value="0.2198978017" calcext:value-type="float">
            <text:p>0.2198978017</text:p>
          </table:table-cell>
          <table:table-cell office:value-type="float" office:value="-0.37029445" calcext:value-type="float">
            <text:p>-0.370294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09691625251" calcext:value-type="float">
            <text:p>0.0969162525</text:p>
          </table:table-cell>
          <table:table-cell office:value-type="float" office:value="0.2220052314" calcext:value-type="float">
            <text:p>0.2220052314</text:p>
          </table:table-cell>
          <table:table-cell office:value-type="float" office:value="0.04209663845" calcext:value-type="float">
            <text:p>0.04209663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1093791114" calcext:value-type="float">
            <text:p>0.1093791114</text:p>
          </table:table-cell>
          <table:table-cell office:value-type="float" office:value="0.229989752" calcext:value-type="float">
            <text:p>0.229989752</text:p>
          </table:table-cell>
          <table:table-cell office:value-type="float" office:value="0.1501955933" calcext:value-type="float">
            <text:p>0.15019559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1217230463" calcext:value-type="float">
            <text:p>0.1217230463</text:p>
          </table:table-cell>
          <table:table-cell office:value-type="float" office:value="0.2424817115" calcext:value-type="float">
            <text:p>0.2424817115</text:p>
          </table:table-cell>
          <table:table-cell office:value-type="float" office:value="0.2672101918" calcext:value-type="float">
            <text:p>0.26721019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133925763" calcext:value-type="float">
            <text:p>0.133925763</text:p>
          </table:table-cell>
          <table:table-cell office:value-type="float" office:value="0.2476320193" calcext:value-type="float">
            <text:p>0.2476320193</text:p>
          </table:table-cell>
          <table:table-cell office:value-type="float" office:value="0.1031584937" calcext:value-type="float">
            <text:p>0.10315849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1464550784" calcext:value-type="float">
            <text:p>0.1464550784</text:p>
          </table:table-cell>
          <table:table-cell office:value-type="float" office:value="0.2530354386" calcext:value-type="float">
            <text:p>0.2530354386</text:p>
          </table:table-cell>
          <table:table-cell office:value-type="float" office:value="0.10809464" calcext:value-type="float">
            <text:p>0.10809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1586180948" calcext:value-type="float">
            <text:p>0.1586180948</text:p>
          </table:table-cell>
          <table:table-cell office:value-type="float" office:value="0.2463027383" calcext:value-type="float">
            <text:p>0.2463027383</text:p>
          </table:table-cell>
          <table:table-cell office:value-type="float" office:value="-0.1349780674" calcext:value-type="float">
            <text:p>-0.13497806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1773034405" calcext:value-type="float">
            <text:p>0.1773034405</text:p>
          </table:table-cell>
          <table:table-cell office:value-type="float" office:value="0.2895868503" calcext:value-type="float">
            <text:p>0.2895868503</text:p>
          </table:table-cell>
          <table:table-cell office:value-type="float" office:value="0.866981065" calcext:value-type="float">
            <text:p>0.8669810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1994204102" calcext:value-type="float">
            <text:p>0.1994204102</text:p>
          </table:table-cell>
          <table:table-cell office:value-type="float" office:value="0.3530075803" calcext:value-type="float">
            <text:p>0.3530075803</text:p>
          </table:table-cell>
          <table:table-cell office:value-type="float" office:value="1.264313999" calcext:value-type="float">
            <text:p>1.264313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2204120913" calcext:value-type="float">
            <text:p>0.2204120913</text:p>
          </table:table-cell>
          <table:table-cell office:value-type="float" office:value="0.412089242" calcext:value-type="float">
            <text:p>0.412089242</text:p>
          </table:table-cell>
          <table:table-cell office:value-type="float" office:value="1.185171443" calcext:value-type="float">
            <text:p>1.1851714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2406308999" calcext:value-type="float">
            <text:p>0.2406308999</text:p>
          </table:table-cell>
          <table:table-cell office:value-type="float" office:value="0.4217237709" calcext:value-type="float">
            <text:p>0.4217237709</text:p>
          </table:table-cell>
          <table:table-cell office:value-type="float" office:value="0.1921163889" calcext:value-type="float">
            <text:p>0.1921163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2607991756" calcext:value-type="float">
            <text:p>0.2607991756</text:p>
          </table:table-cell>
          <table:table-cell office:value-type="float" office:value="0.4094165954" calcext:value-type="float">
            <text:p>0.4094165954</text:p>
          </table:table-cell>
          <table:table-cell office:value-type="float" office:value="-0.246523275" calcext:value-type="float">
            <text:p>-0.2465232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2807974003" calcext:value-type="float">
            <text:p>0.2807974003</text:p>
          </table:table-cell>
          <table:table-cell office:value-type="float" office:value="0.3735234085" calcext:value-type="float">
            <text:p>0.3735234085</text:p>
          </table:table-cell>
          <table:table-cell office:value-type="float" office:value="-0.5625162466" calcext:value-type="float">
            <text:p>-0.56251624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2999574303" calcext:value-type="float">
            <text:p>0.2999574303</text:p>
          </table:table-cell>
          <table:table-cell office:value-type="float" office:value="0.4160754959" calcext:value-type="float">
            <text:p>0.4160754959</text:p>
          </table:table-cell>
          <table:table-cell office:value-type="float" office:value="1.17890296" calcext:value-type="float">
            <text:p>1.178902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3178138134" calcext:value-type="float">
            <text:p>0.3178138134</text:p>
          </table:table-cell>
          <table:table-cell office:value-type="float" office:value="0.3994762655" calcext:value-type="float">
            <text:p>0.3994762655</text:p>
          </table:table-cell>
          <table:table-cell office:value-type="float" office:value="-0.3292539142" calcext:value-type="float">
            <text:p>-0.3292539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3354306188" calcext:value-type="float">
            <text:p>0.3354306188</text:p>
          </table:table-cell>
          <table:table-cell office:value-type="float" office:value="0.4132517636" calcext:value-type="float">
            <text:p>0.4132517636</text:p>
          </table:table-cell>
          <table:table-cell office:value-type="float" office:value="0.2773878793" calcext:value-type="float">
            <text:p>0.27738787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3532743551" calcext:value-type="float">
            <text:p>0.3532743551</text:p>
          </table:table-cell>
          <table:table-cell office:value-type="float" office:value="0.354475966" calcext:value-type="float">
            <text:p>0.354475966</text:p>
          </table:table-cell>
          <table:table-cell office:value-type="float" office:value="-1.167693991" calcext:value-type="float">
            <text:p>-1.1676939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3705873986" calcext:value-type="float">
            <text:p>0.3705873986</text:p>
          </table:table-cell>
          <table:table-cell office:value-type="float" office:value="0.3503277025" calcext:value-type="float">
            <text:p>0.3503277025</text:p>
          </table:table-cell>
          <table:table-cell office:value-type="float" office:value="-0.08188334114" calcext:value-type="float">
            <text:p>-0.08188334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3873861897" calcext:value-type="float">
            <text:p>0.3873861897</text:p>
          </table:table-cell>
          <table:table-cell office:value-type="float" office:value="0.3459684244" calcext:value-type="float">
            <text:p>0.3459684244</text:p>
          </table:table-cell>
          <table:table-cell office:value-type="float" office:value="-0.08866056161" calcext:value-type="float">
            <text:p>-0.08866056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4038595424" calcext:value-type="float">
            <text:p>0.4038595424</text:p>
          </table:table-cell>
          <table:table-cell office:value-type="float" office:value="0.3376351296" calcext:value-type="float">
            <text:p>0.3376351296</text:p>
          </table:table-cell>
          <table:table-cell office:value-type="float" office:value="-0.1666826515" calcext:value-type="float">
            <text:p>-0.16668265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4195174728" calcext:value-type="float">
            <text:p>0.4195174728</text:p>
          </table:table-cell>
          <table:table-cell office:value-type="float" office:value="0.328074578" calcext:value-type="float">
            <text:p>0.328074578</text:p>
          </table:table-cell>
          <table:table-cell office:value-type="float" office:value="-0.1911530905" calcext:value-type="float">
            <text:p>-0.19115309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4353244882" calcext:value-type="float">
            <text:p>0.4353244882</text:p>
          </table:table-cell>
          <table:table-cell office:value-type="float" office:value="0.3194407572" calcext:value-type="float">
            <text:p>0.3194407572</text:p>
          </table:table-cell>
          <table:table-cell office:value-type="float" office:value="-0.1724678081" calcext:value-type="float">
            <text:p>-0.17246780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4509642558" calcext:value-type="float">
            <text:p>0.4509642558</text:p>
          </table:table-cell>
          <table:table-cell office:value-type="float" office:value="0.3070369555" calcext:value-type="float">
            <text:p>0.3070369555</text:p>
          </table:table-cell>
          <table:table-cell office:value-type="float" office:value="-0.2318123917" calcext:value-type="float">
            <text:p>-0.23181239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465793656" calcext:value-type="float">
            <text:p>0.465793656</text:p>
          </table:table-cell>
          <table:table-cell office:value-type="float" office:value="0.3092564406" calcext:value-type="float">
            <text:p>0.3092564406</text:p>
          </table:table-cell>
          <table:table-cell office:value-type="float" office:value="0.04785214193" calcext:value-type="float">
            <text:p>0.04785214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4790492042" calcext:value-type="float">
            <text:p>0.4790492042</text:p>
          </table:table-cell>
          <table:table-cell office:value-type="float" office:value="0.2919998787" calcext:value-type="float">
            <text:p>0.2919998787</text:p>
          </table:table-cell>
          <table:table-cell office:value-type="float" office:value="-0.3436702338" calcext:value-type="float">
            <text:p>-0.34367023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4910102443" calcext:value-type="float">
            <text:p>0.4910102443</text:p>
          </table:table-cell>
          <table:table-cell office:value-type="float" office:value="0.2746709967" calcext:value-type="float">
            <text:p>0.2746709967</text:p>
          </table:table-cell>
          <table:table-cell office:value-type="float" office:value="-0.3481442329" calcext:value-type="float">
            <text:p>-0.34814423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5022635464" calcext:value-type="float">
            <text:p>0.5022635464</text:p>
          </table:table-cell>
          <table:table-cell office:value-type="float" office:value="0.2425200777" calcext:value-type="float">
            <text:p>0.2425200777</text:p>
          </table:table-cell>
          <table:table-cell office:value-type="float" office:value="-0.6378853679" calcext:value-type="float">
            <text:p>-0.63788536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5134620726" calcext:value-type="float">
            <text:p>0.5134620726</text:p>
          </table:table-cell>
          <table:table-cell office:value-type="float" office:value="0.2297820976" calcext:value-type="float">
            <text:p>0.2297820976</text:p>
          </table:table-cell>
          <table:table-cell office:value-type="float" office:value="-0.2568118623" calcext:value-type="float">
            <text:p>-0.25681186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5247033162" calcext:value-type="float">
            <text:p>0.5247033162</text:p>
          </table:table-cell>
          <table:table-cell office:value-type="float" office:value="0.2235099882" calcext:value-type="float">
            <text:p>0.2235099882</text:p>
          </table:table-cell>
          <table:table-cell office:value-type="float" office:value="-0.1235791328" calcext:value-type="float">
            <text:p>-0.12357913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5367366952" calcext:value-type="float">
            <text:p>0.5367366952</text:p>
          </table:table-cell>
          <table:table-cell office:value-type="float" office:value="0.2305652524" calcext:value-type="float">
            <text:p>0.2305652524</text:p>
          </table:table-cell>
          <table:table-cell office:value-type="float" office:value="0.1433142686" calcext:value-type="float">
            <text:p>0.14331426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5483396302" calcext:value-type="float">
            <text:p>0.5483396302</text:p>
          </table:table-cell>
          <table:table-cell office:value-type="float" office:value="0.2326452063" calcext:value-type="float">
            <text:p>0.2326452063</text:p>
          </table:table-cell>
          <table:table-cell office:value-type="float" office:value="0.04159117725" calcext:value-type="float">
            <text:p>0.04159117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5584441422" calcext:value-type="float">
            <text:p>0.5584441422</text:p>
          </table:table-cell>
          <table:table-cell office:value-type="float" office:value="0.2262958943" calcext:value-type="float">
            <text:p>0.2262958943</text:p>
          </table:table-cell>
          <table:table-cell office:value-type="float" office:value="-0.1272046707" calcext:value-type="float">
            <text:p>-0.12720467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5702053841" calcext:value-type="float">
            <text:p>0.5702053841</text:p>
          </table:table-cell>
          <table:table-cell office:value-type="float" office:value="0.2055504423" calcext:value-type="float">
            <text:p>0.2055504423</text:p>
          </table:table-cell>
          <table:table-cell office:value-type="float" office:value="-0.3213774103" calcext:value-type="float">
            <text:p>-0.32137741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5808129303" calcext:value-type="float">
            <text:p>0.5808129303</text:p>
          </table:table-cell>
          <table:table-cell office:value-type="float" office:value="0.2259163273" calcext:value-type="float">
            <text:p>0.2259163273</text:p>
          </table:table-cell>
          <table:table-cell office:value-type="float" office:value="0.5627588852" calcext:value-type="float">
            <text:p>0.56275888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5914752573" calcext:value-type="float">
            <text:p>0.5914752573</text:p>
          </table:table-cell>
          <table:table-cell office:value-type="float" office:value="0.2298757872" calcext:value-type="float">
            <text:p>0.2298757872</text:p>
          </table:table-cell>
          <table:table-cell office:value-type="float" office:value="0.07958643184" calcext:value-type="float">
            <text:p>0.07958643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6011800146" calcext:value-type="float">
            <text:p>0.6011800146</text:p>
          </table:table-cell>
          <table:table-cell office:value-type="float" office:value="0.2343489335" calcext:value-type="float">
            <text:p>0.2343489335</text:p>
          </table:table-cell>
          <table:table-cell office:value-type="float" office:value="0.09016497679" calcext:value-type="float">
            <text:p>0.09016497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6103326552" calcext:value-type="float">
            <text:p>0.6103326552</text:p>
          </table:table-cell>
          <table:table-cell office:value-type="float" office:value="0.1975873058" calcext:value-type="float">
            <text:p>0.1975873058</text:p>
          </table:table-cell>
          <table:table-cell office:value-type="float" office:value="-0.7343271588" calcext:value-type="float">
            <text:p>-0.73432715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621958214" calcext:value-type="float">
            <text:p>0.621958214</text:p>
          </table:table-cell>
          <table:table-cell office:value-type="float" office:value="0.2033374452" calcext:value-type="float">
            <text:p>0.2033374452</text:p>
          </table:table-cell>
          <table:table-cell office:value-type="float" office:value="0.1145356189" calcext:value-type="float">
            <text:p>0.11453561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6312977507" calcext:value-type="float">
            <text:p>0.6312977507</text:p>
          </table:table-cell>
          <table:table-cell office:value-type="float" office:value="0.2008970381" calcext:value-type="float">
            <text:p>0.2008970381</text:p>
          </table:table-cell>
          <table:table-cell office:value-type="float" office:value="-0.04920174464" calcext:value-type="float">
            <text:p>-0.04920174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639009906" calcext:value-type="float">
            <text:p>0.639009906</text:p>
          </table:table-cell>
          <table:table-cell office:value-type="float" office:value="0.1905806375" calcext:value-type="float">
            <text:p>0.1905806375</text:p>
          </table:table-cell>
          <table:table-cell office:value-type="float" office:value="-0.2031645086" calcext:value-type="float">
            <text:p>-0.20316450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64662643" calcext:value-type="float">
            <text:p>0.64662643</text:p>
          </table:table-cell>
          <table:table-cell office:value-type="float" office:value="0.1647332484" calcext:value-type="float">
            <text:p>0.1647332484</text:p>
          </table:table-cell>
          <table:table-cell office:value-type="float" office:value="-0.5226965671" calcext:value-type="float">
            <text:p>-0.52269656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6554254344" calcext:value-type="float">
            <text:p>0.6554254344</text:p>
          </table:table-cell>
          <table:table-cell office:value-type="float" office:value="0.1606815756" calcext:value-type="float">
            <text:p>0.1606815756</text:p>
          </table:table-cell>
          <table:table-cell office:value-type="float" office:value="-0.0811080325" calcext:value-type="float">
            <text:p>-0.08110803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6625812705" calcext:value-type="float">
            <text:p>0.6625812705</text:p>
          </table:table-cell>
          <table:table-cell office:value-type="float" office:value="0.1548527796" calcext:value-type="float">
            <text:p>0.1548527796</text:p>
          </table:table-cell>
          <table:table-cell office:value-type="float" office:value="-0.1094690248" calcext:value-type="float">
            <text:p>-0.10946902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6703045129" calcext:value-type="float">
            <text:p>0.6703045129</text:p>
          </table:table-cell>
          <table:table-cell office:value-type="float" office:value="0.1588514039" calcext:value-type="float">
            <text:p>0.1588514039</text:p>
          </table:table-cell>
          <table:table-cell office:value-type="float" office:value="0.08595522777" calcext:value-type="float">
            <text:p>0.08595522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6777306914" calcext:value-type="float">
            <text:p>0.6777306914</text:p>
          </table:table-cell>
          <table:table-cell office:value-type="float" office:value="0.14946993" calcext:value-type="float">
            <text:p>0.14946993</text:p>
          </table:table-cell>
          <table:table-cell office:value-type="float" office:value="-0.1869650524" calcext:value-type="float">
            <text:p>-0.18696505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6867075142" calcext:value-type="float">
            <text:p>0.6867075142</text:p>
          </table:table-cell>
          <table:table-cell office:value-type="float" office:value="0.1646136375" calcext:value-type="float">
            <text:p>0.1646136375</text:p>
          </table:table-cell>
          <table:table-cell office:value-type="float" office:value="0.3033574151" calcext:value-type="float">
            <text:p>0.3033574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6956607003" calcext:value-type="float">
            <text:p>0.6956607003</text:p>
          </table:table-cell>
          <table:table-cell office:value-type="float" office:value="0.1690054455" calcext:value-type="float">
            <text:p>0.1690054455</text:p>
          </table:table-cell>
          <table:table-cell office:value-type="float" office:value="0.08790094121" calcext:value-type="float">
            <text:p>0.08790094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7" calcext:value-type="float">
            <text:p>1037</text:p>
          </table:table-cell>
          <table:table-cell office:value-type="float" office:value="0.7017387619" calcext:value-type="float">
            <text:p>0.7017387619</text:p>
          </table:table-cell>
          <table:table-cell office:value-type="float" office:value="0.1602278269" calcext:value-type="float">
            <text:p>0.1602278269</text:p>
          </table:table-cell>
          <table:table-cell office:value-type="float" office:value="-0.1757018931" calcext:value-type="float">
            <text:p>-0.17570189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7082225709" calcext:value-type="float">
            <text:p>0.7082225709</text:p>
          </table:table-cell>
          <table:table-cell office:value-type="float" office:value="0.1434028128" calcext:value-type="float">
            <text:p>0.1434028128</text:p>
          </table:table-cell>
          <table:table-cell office:value-type="float" office:value="-0.3356483735" calcext:value-type="float">
            <text:p>-0.33564837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7145779524" calcext:value-type="float">
            <text:p>0.7145779524</text:p>
          </table:table-cell>
          <table:table-cell office:value-type="float" office:value="0.1260392322" calcext:value-type="float">
            <text:p>0.1260392322</text:p>
          </table:table-cell>
          <table:table-cell office:value-type="float" office:value="-0.3472645564" calcext:value-type="float">
            <text:p>-0.34726455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7216955175" calcext:value-type="float">
            <text:p>0.7216955175</text:p>
          </table:table-cell>
          <table:table-cell office:value-type="float" office:value="0.1329852647" calcext:value-type="float">
            <text:p>0.1329852647</text:p>
          </table:table-cell>
          <table:table-cell office:value-type="float" office:value="0.139068562" calcext:value-type="float">
            <text:p>0.1390685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7293566891" calcext:value-type="float">
            <text:p>0.7293566891</text:p>
          </table:table-cell>
          <table:table-cell office:value-type="float" office:value="0.1409463517" calcext:value-type="float">
            <text:p>0.1409463517</text:p>
          </table:table-cell>
          <table:table-cell office:value-type="float" office:value="0.1592297509" calcext:value-type="float">
            <text:p>0.1592297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7371701025" calcext:value-type="float">
            <text:p>0.7371701025</text:p>
          </table:table-cell>
          <table:table-cell office:value-type="float" office:value="0.1387096752" calcext:value-type="float">
            <text:p>0.1387096752</text:p>
          </table:table-cell>
          <table:table-cell office:value-type="float" office:value="-0.03446441155" calcext:value-type="float">
            <text:p>-0.0344644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7452678243" calcext:value-type="float">
            <text:p>0.7452678243</text:p>
          </table:table-cell>
          <table:table-cell office:value-type="float" office:value="0.164798115" calcext:value-type="float">
            <text:p>0.164798115</text:p>
          </table:table-cell>
          <table:table-cell office:value-type="float" office:value="0.7112491164" calcext:value-type="float">
            <text:p>0.7112491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7502632671" calcext:value-type="float">
            <text:p>0.7502632671</text:p>
          </table:table-cell>
          <table:table-cell office:value-type="float" office:value="0.1478566873" calcext:value-type="float">
            <text:p>0.1478566873</text:p>
          </table:table-cell>
          <table:table-cell office:value-type="float" office:value="-0.3473002277" calcext:value-type="float">
            <text:p>-0.34730022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7517508696" calcext:value-type="float">
            <text:p>0.7517508696</text:p>
          </table:table-cell>
          <table:table-cell office:value-type="float" office:value="0.1177444295" calcext:value-type="float">
            <text:p>0.1177444295</text:p>
          </table:table-cell>
          <table:table-cell office:value-type="float" office:value="-0.6084431483" calcext:value-type="float">
            <text:p>-0.60844314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7540827939" calcext:value-type="float">
            <text:p>0.7540827939</text:p>
          </table:table-cell>
          <table:table-cell office:value-type="float" office:value="0.05960613073" calcext:value-type="float">
            <text:p>0.0596061307</text:p>
          </table:table-cell>
          <table:table-cell office:value-type="float" office:value="-1.155655641" calcext:value-type="float">
            <text:p>-1.1556556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7568992734" calcext:value-type="float">
            <text:p>0.7568992734</text:p>
          </table:table-cell>
          <table:table-cell office:value-type="float" office:value="0.04427045634" calcext:value-type="float">
            <text:p>0.0442704563</text:p>
          </table:table-cell>
          <table:table-cell office:value-type="float" office:value="-0.3070959821" calcext:value-type="float">
            <text:p>-0.30709598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7589635762" calcext:value-type="float">
            <text:p>0.7589635762</text:p>
          </table:table-cell>
          <table:table-cell office:value-type="float" office:value="0.04803355901" calcext:value-type="float">
            <text:p>0.048033559</text:p>
          </table:table-cell>
          <table:table-cell office:value-type="float" office:value="0.07537415296" calcext:value-type="float">
            <text:p>0.0753741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7594781893" calcext:value-type="float">
            <text:p>0.7594781893</text:p>
          </table:table-cell>
          <table:table-cell office:value-type="float" office:value="0.03596623899" calcext:value-type="float">
            <text:p>0.035966239</text:p>
          </table:table-cell>
          <table:table-cell office:value-type="float" office:value="-0.238041635" calcext:value-type="float">
            <text:p>-0.2380416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7568282368" calcext:value-type="float">
            <text:p>0.7568282368</text:p>
          </table:table-cell>
          <table:table-cell office:value-type="float" office:value="-0.000758777412" calcext:value-type="float">
            <text:p>-0.0007587774</text:p>
          </table:table-cell>
          <table:table-cell office:value-type="float" office:value="-0.7452569647" calcext:value-type="float">
            <text:p>-0.74525696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7524552478" calcext:value-type="float">
            <text:p>0.7524552478</text:p>
          </table:table-cell>
          <table:table-cell office:value-type="float" office:value="-0.04359971775" calcext:value-type="float">
            <text:p>-0.0435997178</text:p>
          </table:table-cell>
          <table:table-cell office:value-type="float" office:value="-0.8540315552" calcext:value-type="float">
            <text:p>-0.85403155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7487499783" calcext:value-type="float">
            <text:p>0.7487499783</text:p>
          </table:table-cell>
          <table:table-cell office:value-type="float" office:value="-0.07007009485" calcext:value-type="float">
            <text:p>-0.0700700949</text:p>
          </table:table-cell>
          <table:table-cell office:value-type="float" office:value="-0.4947907445" calcext:value-type="float">
            <text:p>-0.49479074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7443956273" calcext:value-type="float">
            <text:p>0.7443956273</text:p>
          </table:table-cell>
          <table:table-cell office:value-type="float" office:value="-0.06722737194" calcext:value-type="float">
            <text:p>-0.0672273719</text:p>
          </table:table-cell>
          <table:table-cell office:value-type="float" office:value="0.02953937535" calcext:value-type="float">
            <text:p>0.02953937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7359841914" calcext:value-type="float">
            <text:p>0.7359841914</text:p>
          </table:table-cell>
          <table:table-cell office:value-type="float" office:value="-0.09428744079" calcext:value-type="float">
            <text:p>-0.0942874408</text:p>
          </table:table-cell>
          <table:table-cell office:value-type="float" office:value="-0.5416091654" calcext:value-type="float">
            <text:p>-0.54160916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7228456198" calcext:value-type="float">
            <text:p>0.7228456198</text:p>
          </table:table-cell>
          <table:table-cell office:value-type="float" office:value="-0.1581789087" calcext:value-type="float">
            <text:p>-0.1581789087</text:p>
          </table:table-cell>
          <table:table-cell office:value-type="float" office:value="-1.268895119" calcext:value-type="float">
            <text:p>-1.268895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7068526933" calcext:value-type="float">
            <text:p>0.7068526933</text:p>
          </table:table-cell>
          <table:table-cell office:value-type="float" office:value="-0.2500721861" calcext:value-type="float">
            <text:p>-0.2500721861</text:p>
          </table:table-cell>
          <table:table-cell office:value-type="float" office:value="-1.844004127" calcext:value-type="float">
            <text:p>-1.8440041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6913628063" calcext:value-type="float">
            <text:p>0.6913628063</text:p>
          </table:table-cell>
          <table:table-cell office:value-type="float" office:value="-0.2968605708" calcext:value-type="float">
            <text:p>-0.2968605708</text:p>
          </table:table-cell>
          <table:table-cell office:value-type="float" office:value="-0.9325142079" calcext:value-type="float">
            <text:p>-0.93251420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6768985005" calcext:value-type="float">
            <text:p>0.6768985005</text:p>
          </table:table-cell>
          <table:table-cell office:value-type="float" office:value="-0.3067169052" calcext:value-type="float">
            <text:p>-0.3067169052</text:p>
          </table:table-cell>
          <table:table-cell office:value-type="float" office:value="-0.1979560444" calcext:value-type="float">
            <text:p>-0.1979560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6632080594" calcext:value-type="float">
            <text:p>0.6632080594</text:p>
          </table:table-cell>
          <table:table-cell office:value-type="float" office:value="-0.2910906722" calcext:value-type="float">
            <text:p>-0.2910906722</text:p>
          </table:table-cell>
          <table:table-cell office:value-type="float" office:value="0.3127978577" calcext:value-type="float">
            <text:p>0.31279785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6502423702" calcext:value-type="float">
            <text:p>0.6502423702</text:p>
          </table:table-cell>
          <table:table-cell office:value-type="float" office:value="-0.2744719268" calcext:value-type="float">
            <text:p>-0.2744719268</text:p>
          </table:table-cell>
          <table:table-cell office:value-type="float" office:value="0.3317989056" calcext:value-type="float">
            <text:p>0.3317989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638072488" calcext:value-type="float">
            <text:p>0.638072488</text:p>
          </table:table-cell>
          <table:table-cell office:value-type="float" office:value="-0.2407077276" calcext:value-type="float">
            <text:p>-0.2407077276</text:p>
          </table:table-cell>
          <table:table-cell office:value-type="float" office:value="0.5249471349" calcext:value-type="float">
            <text:p>0.52494713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625427134" calcext:value-type="float">
            <text:p>0.625427134</text:p>
          </table:table-cell>
          <table:table-cell office:value-type="float" office:value="-0.2678900622" calcext:value-type="float">
            <text:p>-0.2678900622</text:p>
          </table:table-cell>
          <table:table-cell office:value-type="float" office:value="-0.7643840724" calcext:value-type="float">
            <text:p>-0.76438407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6130001876" calcext:value-type="float">
            <text:p>0.6130001876</text:p>
          </table:table-cell>
          <table:table-cell office:value-type="float" office:value="-0.2640326985" calcext:value-type="float">
            <text:p>-0.2640326985</text:p>
          </table:table-cell>
          <table:table-cell office:value-type="float" office:value="0.07676031708" calcext:value-type="float">
            <text:p>0.07676031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5976962272" calcext:value-type="float">
            <text:p>0.5976962272</text:p>
          </table:table-cell>
          <table:table-cell office:value-type="float" office:value="-0.3034683234" calcext:value-type="float">
            <text:p>-0.3034683234</text:p>
          </table:table-cell>
          <table:table-cell office:value-type="float" office:value="-0.7924186871" calcext:value-type="float">
            <text:p>-0.79241868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5798807981" calcext:value-type="float">
            <text:p>0.5798807981</text:p>
          </table:table-cell>
          <table:table-cell office:value-type="float" office:value="-0.3032958315" calcext:value-type="float">
            <text:p>-0.3032958315</text:p>
          </table:table-cell>
          <table:table-cell office:value-type="float" office:value="0.003437919499" calcext:value-type="float">
            <text:p>0.00343791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8" calcext:value-type="float">
            <text:p>1038</text:p>
          </table:table-cell>
          <table:table-cell office:value-type="float" office:value="0.5603421098" calcext:value-type="float">
            <text:p>0.5603421098</text:p>
          </table:table-cell>
          <table:table-cell office:value-type="float" office:value="-0.3512946833" calcext:value-type="float">
            <text:p>-0.3512946833</text:p>
          </table:table-cell>
          <table:table-cell office:value-type="float" office:value="-0.9612424142" calcext:value-type="float">
            <text:p>-0.9612424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5403194703" calcext:value-type="float">
            <text:p>0.5403194703</text:p>
          </table:table-cell>
          <table:table-cell office:value-type="float" office:value="-0.3823470048" calcext:value-type="float">
            <text:p>-0.3823470048</text:p>
          </table:table-cell>
          <table:table-cell office:value-type="float" office:value="-0.6213901965" calcext:value-type="float">
            <text:p>-0.62139019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5211946853" calcext:value-type="float">
            <text:p>0.5211946853</text:p>
          </table:table-cell>
          <table:table-cell office:value-type="float" office:value="-0.3916142744" calcext:value-type="float">
            <text:p>-0.3916142744</text:p>
          </table:table-cell>
          <table:table-cell office:value-type="float" office:value="-0.1855313751" calcext:value-type="float">
            <text:p>-0.18553137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502466178" calcext:value-type="float">
            <text:p>0.502466178</text:p>
          </table:table-cell>
          <table:table-cell office:value-type="float" office:value="-0.3839096809" calcext:value-type="float">
            <text:p>-0.3839096809</text:p>
          </table:table-cell>
          <table:table-cell office:value-type="float" office:value="0.1514610458" calcext:value-type="float">
            <text:p>0.15146104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4827801156" calcext:value-type="float">
            <text:p>0.4827801156</text:p>
          </table:table-cell>
          <table:table-cell office:value-type="float" office:value="-0.3820299115" calcext:value-type="float">
            <text:p>-0.3820299115</text:p>
          </table:table-cell>
          <table:table-cell office:value-type="float" office:value="0.03772084749" calcext:value-type="float">
            <text:p>0.03772084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4526112902" calcext:value-type="float">
            <text:p>0.4526112902</text:p>
          </table:table-cell>
          <table:table-cell office:value-type="float" office:value="-0.4426167515" calcext:value-type="float">
            <text:p>-0.4426167515</text:p>
          </table:table-cell>
          <table:table-cell office:value-type="float" office:value="-1.133943893" calcext:value-type="float">
            <text:p>-1.1339438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4087599051" calcext:value-type="float">
            <text:p>0.4087599051</text:p>
          </table:table-cell>
          <table:table-cell office:value-type="float" office:value="-0.6409795237" calcext:value-type="float">
            <text:p>-0.6409795237</text:p>
          </table:table-cell>
          <table:table-cell office:value-type="float" office:value="-4.357344632" calcext:value-type="float">
            <text:p>-4.357344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3650094382" calcext:value-type="float">
            <text:p>0.3650094382</text:p>
          </table:table-cell>
          <table:table-cell office:value-type="float" office:value="-0.7982965754" calcext:value-type="float">
            <text:p>-0.7982965754</text:p>
          </table:table-cell>
          <table:table-cell office:value-type="float" office:value="-3.117491951" calcext:value-type="float">
            <text:p>-3.1174919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3246183297" calcext:value-type="float">
            <text:p>0.3246183297</text:p>
          </table:table-cell>
          <table:table-cell office:value-type="float" office:value="-0.8783472361" calcext:value-type="float">
            <text:p>-0.8783472361</text:p>
          </table:table-cell>
          <table:table-cell office:value-type="float" office:value="-1.595007785" calcext:value-type="float">
            <text:p>-1.5950077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2857167303" calcext:value-type="float">
            <text:p>0.2857167303</text:p>
          </table:table-cell>
          <table:table-cell office:value-type="float" office:value="-0.818949073" calcext:value-type="float">
            <text:p>-0.818949073</text:p>
          </table:table-cell>
          <table:table-cell office:value-type="float" office:value="1.198707808" calcext:value-type="float">
            <text:p>1.1987078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2483711135" calcext:value-type="float">
            <text:p>0.2483711135</text:p>
          </table:table-cell>
          <table:table-cell office:value-type="float" office:value="-0.7791875608" calcext:value-type="float">
            <text:p>-0.7791875608</text:p>
          </table:table-cell>
          <table:table-cell office:value-type="float" office:value="0.7960707342" calcext:value-type="float">
            <text:p>0.79607073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2110446872" calcext:value-type="float">
            <text:p>0.2110446872</text:p>
          </table:table-cell>
          <table:table-cell office:value-type="float" office:value="-0.7584197655" calcext:value-type="float">
            <text:p>-0.7584197655</text:p>
          </table:table-cell>
          <table:table-cell office:value-type="float" office:value="0.4131081764" calcext:value-type="float">
            <text:p>0.41310817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1735920217" calcext:value-type="float">
            <text:p>0.1735920217</text:p>
          </table:table-cell>
          <table:table-cell office:value-type="float" office:value="-0.7434493522" calcext:value-type="float">
            <text:p>-0.7434493522</text:p>
          </table:table-cell>
          <table:table-cell office:value-type="float" office:value="0.2958525381" calcext:value-type="float">
            <text:p>0.2958525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1343400164" calcext:value-type="float">
            <text:p>0.1343400164</text:p>
          </table:table-cell>
          <table:table-cell office:value-type="float" office:value="-0.7596299289" calcext:value-type="float">
            <text:p>-0.7596299289</text:p>
          </table:table-cell>
          <table:table-cell office:value-type="float" office:value="-0.328229826" calcext:value-type="float">
            <text:p>-0.3282298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9334811193" calcext:value-type="float">
            <text:p>0.0933481119</text:p>
          </table:table-cell>
          <table:table-cell office:value-type="float" office:value="-0.7852832159" calcext:value-type="float">
            <text:p>-0.7852832159</text:p>
          </table:table-cell>
          <table:table-cell office:value-type="float" office:value="-0.5128219239" calcext:value-type="float">
            <text:p>-0.51282192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5093191534" calcext:value-type="float">
            <text:p>0.0509319153</text:p>
          </table:table-cell>
          <table:table-cell office:value-type="float" office:value="-0.7580068366" calcext:value-type="float">
            <text:p>-0.7580068366</text:p>
          </table:table-cell>
          <table:table-cell office:value-type="float" office:value="0.4233481573" calcext:value-type="float">
            <text:p>0.42334815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135033039" calcext:value-type="float">
            <text:p>0.0113503304</text:p>
          </table:table-cell>
          <table:table-cell office:value-type="float" office:value="-0.8613533857" calcext:value-type="float">
            <text:p>-0.8613533857</text:p>
          </table:table-cell>
          <table:table-cell office:value-type="float" office:value="-2.888478189" calcext:value-type="float">
            <text:p>-2.8884781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3451912513" calcext:value-type="float">
            <text:p>0.0345191251</text:p>
          </table:table-cell>
          <table:table-cell office:value-type="float" office:value="-0.4352009123" calcext:value-type="float">
            <text:p>-0.4352009123</text:p>
          </table:table-cell>
          <table:table-cell office:value-type="float" office:value="8.442726215" calcext:value-type="float">
            <text:p>8.4427262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4625343231" calcext:value-type="float">
            <text:p>0.0462534323</text:p>
          </table:table-cell>
          <table:table-cell office:value-type="float" office:value="-0.1364581015" calcext:value-type="float">
            <text:p>-0.1364581015</text:p>
          </table:table-cell>
          <table:table-cell office:value-type="float" office:value="6.056675115" calcext:value-type="float">
            <text:p>6.0566751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3724942953" calcext:value-type="float">
            <text:p>0.0372494295</text:p>
          </table:table-cell>
          <table:table-cell office:value-type="float" office:value="0.1724307311" calcext:value-type="float">
            <text:p>0.1724307311</text:p>
          </table:table-cell>
          <table:table-cell office:value-type="float" office:value="6.161878881" calcext:value-type="float">
            <text:p>6.1618788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896048523" calcext:value-type="float">
            <text:p>0.0189604852</text:p>
          </table:table-cell>
          <table:table-cell office:value-type="float" office:value="-0.1028049807" calcext:value-type="float">
            <text:p>-0.1028049807</text:p>
          </table:table-cell>
          <table:table-cell office:value-type="float" office:value="-5.51854935" calcext:value-type="float">
            <text:p>-5.518549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046947945" calcext:value-type="float">
            <text:p>0.0104694795</text:p>
          </table:table-cell>
          <table:table-cell office:value-type="float" office:value="-0.2379942589" calcext:value-type="float">
            <text:p>-0.2379942589</text:p>
          </table:table-cell>
          <table:table-cell office:value-type="float" office:value="-2.66951961" calcext:value-type="float">
            <text:p>-2.669519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9709273917" calcext:value-type="float">
            <text:p>0.0097092739</text:p>
          </table:table-cell>
          <table:table-cell office:value-type="float" office:value="-0.1832502971" calcext:value-type="float">
            <text:p>-0.1832502971</text:p>
          </table:table-cell>
          <table:table-cell office:value-type="float" office:value="1.107887855" calcext:value-type="float">
            <text:p>1.1078878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226458316" calcext:value-type="float">
            <text:p>0.0122645832</text:p>
          </table:table-cell>
          <table:table-cell office:value-type="float" office:value="-0.04400006086" calcext:value-type="float">
            <text:p>-0.0440000609</text:p>
          </table:table-cell>
          <table:table-cell office:value-type="float" office:value="2.782079369" calcext:value-type="float">
            <text:p>2.7820793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374117899" calcext:value-type="float">
            <text:p>0.013741179</text:p>
          </table:table-cell>
          <table:table-cell office:value-type="float" office:value="0.02161621373" calcext:value-type="float">
            <text:p>0.0216162137</text:p>
          </table:table-cell>
          <table:table-cell office:value-type="float" office:value="1.296726904" calcext:value-type="float">
            <text:p>1.2967269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184314148" calcext:value-type="float">
            <text:p>0.0118431415</text:p>
          </table:table-cell>
          <table:table-cell office:value-type="float" office:value="0.01488213257" calcext:value-type="float">
            <text:p>0.0148821326</text:p>
          </table:table-cell>
          <table:table-cell office:value-type="float" office:value="-0.1262597494" calcext:value-type="float">
            <text:p>-0.12625974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348999629" calcext:value-type="float">
            <text:p>0.0134899963</text:p>
          </table:table-cell>
          <table:table-cell office:value-type="float" office:value="0.009822338876" calcext:value-type="float">
            <text:p>0.0098223389</text:p>
          </table:table-cell>
          <table:table-cell office:value-type="float" office:value="-0.1102165136" calcext:value-type="float">
            <text:p>-0.11021651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276166133" calcext:value-type="float">
            <text:p>0.0127616613</text:p>
          </table:table-cell>
          <table:table-cell office:value-type="float" office:value="-0.004703737875" calcext:value-type="float">
            <text:p>-0.0047037379</text:p>
          </table:table-cell>
          <table:table-cell office:value-type="float" office:value="-0.2871437255" calcext:value-type="float">
            <text:p>-0.2871437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476787053" calcext:value-type="float">
            <text:p>0.0147678705</text:p>
          </table:table-cell>
          <table:table-cell office:value-type="float" office:value="0.02068490358" calcext:value-type="float">
            <text:p>0.0206849036</text:p>
          </table:table-cell>
          <table:table-cell office:value-type="float" office:value="0.5135275939" calcext:value-type="float">
            <text:p>0.51352759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245311206" calcext:value-type="float">
            <text:p>0.0124531121</text:p>
          </table:table-cell>
          <table:table-cell office:value-type="float" office:value="-0.006603199709" calcext:value-type="float">
            <text:p>-0.0066031997</text:p>
          </table:table-cell>
          <table:table-cell office:value-type="float" office:value="-0.5421785044" calcext:value-type="float">
            <text:p>-0.5421785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699970588" calcext:value-type="float">
            <text:p>0.0169997059</text:p>
          </table:table-cell>
          <table:table-cell office:value-type="float" office:value="0.02880090652" calcext:value-type="float">
            <text:p>0.0288009065</text:p>
          </table:table-cell>
          <table:table-cell office:value-type="float" office:value="0.7149588273" calcext:value-type="float">
            <text:p>0.7149588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603246706" calcext:value-type="float">
            <text:p>0.0160324671</text:p>
          </table:table-cell>
          <table:table-cell office:value-type="float" office:value="0.008828777004" calcext:value-type="float">
            <text:p>0.008828777</text:p>
          </table:table-cell>
          <table:table-cell office:value-type="float" office:value="-0.3992915861" calcext:value-type="float">
            <text:p>-0.39929158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197038011" calcext:value-type="float">
            <text:p>0.0119703801</text:p>
          </table:table-cell>
          <table:table-cell office:value-type="float" office:value="-0.002863396262" calcext:value-type="float">
            <text:p>-0.0028633963</text:p>
          </table:table-cell>
          <table:table-cell office:value-type="float" office:value="-0.2333425396" calcext:value-type="float">
            <text:p>-0.23334253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050190459" calcext:value-type="float">
            <text:p>0.0105019046</text:p>
          </table:table-cell>
          <table:table-cell office:value-type="float" office:value="-0.04314279545" calcext:value-type="float">
            <text:p>-0.0431427955</text:p>
          </table:table-cell>
          <table:table-cell office:value-type="float" office:value="-0.7960893167" calcext:value-type="float">
            <text:p>-0.79608931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441839103" calcext:value-type="float">
            <text:p>0.014418391</text:p>
          </table:table-cell>
          <table:table-cell office:value-type="float" office:value="-0.01034927087" calcext:value-type="float">
            <text:p>-0.0103492709</text:p>
          </table:table-cell>
          <table:table-cell office:value-type="float" office:value="0.6618437772" calcext:value-type="float">
            <text:p>0.66184377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231787319" calcext:value-type="float">
            <text:p>0.0123178732</text:p>
          </table:table-cell>
          <table:table-cell office:value-type="float" office:value="0.005557033701" calcext:value-type="float">
            <text:p>0.0055570337</text:p>
          </table:table-cell>
          <table:table-cell office:value-type="float" office:value="0.2525358573" calcext:value-type="float">
            <text:p>0.25253585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477734753" calcext:value-type="float">
            <text:p>0.0147773475</text:p>
          </table:table-cell>
          <table:table-cell office:value-type="float" office:value="0.03702527862" calcext:value-type="float">
            <text:p>0.0370252786</text:p>
          </table:table-cell>
          <table:table-cell office:value-type="float" office:value="0.8365371566" calcext:value-type="float">
            <text:p>0.83653715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353070582" calcext:value-type="float">
            <text:p>0.0135307058</text:p>
          </table:table-cell>
          <table:table-cell office:value-type="float" office:value="0.002280447705" calcext:value-type="float">
            <text:p>0.0022804477</text:p>
          </table:table-cell>
          <table:table-cell office:value-type="float" office:value="-0.7021025496" calcext:value-type="float">
            <text:p>-0.70210254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046231332" calcext:value-type="float">
            <text:p>0.0104623133</text:p>
          </table:table-cell>
          <table:table-cell office:value-type="float" office:value="-0.007096248757" calcext:value-type="float">
            <text:p>-0.0070962488</text:p>
          </table:table-cell>
          <table:table-cell office:value-type="float" office:value="-0.1878732358" calcext:value-type="float">
            <text:p>-0.18787323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020881972" calcext:value-type="float">
            <text:p>0.0102088197</text:p>
          </table:table-cell>
          <table:table-cell office:value-type="float" office:value="-0.03058126673" calcext:value-type="float">
            <text:p>-0.0305812667</text:p>
          </table:table-cell>
          <table:table-cell office:value-type="float" office:value="-0.4700396623" calcext:value-type="float">
            <text:p>-0.47003966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256900951" calcext:value-type="float">
            <text:p>0.0125690095</text:p>
          </table:table-cell>
          <table:table-cell office:value-type="float" office:value="-0.00638580956" calcext:value-type="float">
            <text:p>-0.0063858096</text:p>
          </table:table-cell>
          <table:table-cell office:value-type="float" office:value="0.485869159" calcext:value-type="float">
            <text:p>0.485869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413789235" calcext:value-type="float">
            <text:p>0.0141378924</text:p>
          </table:table-cell>
          <table:table-cell office:value-type="float" office:value="0.02449867634" calcext:value-type="float">
            <text:p>0.0244986763</text:p>
          </table:table-cell>
          <table:table-cell office:value-type="float" office:value="0.6136919081" calcext:value-type="float">
            <text:p>0.61369190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6396646" calcext:value-type="float">
            <text:p>0.016396646</text:p>
          </table:table-cell>
          <table:table-cell office:value-type="float" office:value="0.04131034955" calcext:value-type="float">
            <text:p>0.0413103496</text:p>
          </table:table-cell>
          <table:table-cell office:value-type="float" office:value="0.3376209104" calcext:value-type="float">
            <text:p>0.3376209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035036231" calcext:value-type="float">
            <text:p>0.0103503623</text:p>
          </table:table-cell>
          <table:table-cell office:value-type="float" office:value="-0.0146576274" calcext:value-type="float">
            <text:p>-0.0146576274</text:p>
          </table:table-cell>
          <table:table-cell office:value-type="float" office:value="-1.115502021" calcext:value-type="float">
            <text:p>-1.1155020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9893937538" calcext:value-type="float">
            <text:p>0.0098939375</text:p>
          </table:table-cell>
          <table:table-cell office:value-type="float" office:value="-0.02809926942" calcext:value-type="float">
            <text:p>-0.0280992694</text:p>
          </table:table-cell>
          <table:table-cell office:value-type="float" office:value="-0.269476501" calcext:value-type="float">
            <text:p>-0.2694765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970051545" calcext:value-type="float">
            <text:p>0.0097005155</text:p>
          </table:table-cell>
          <table:table-cell office:value-type="float" office:value="-0.0444172" calcext:value-type="float">
            <text:p>-0.0444172</text:p>
          </table:table-cell>
          <table:table-cell office:value-type="float" office:value="-0.3030626467" calcext:value-type="float">
            <text:p>-0.30306264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149782588" calcext:value-type="float">
            <text:p>0.0114978259</text:p>
          </table:table-cell>
          <table:table-cell office:value-type="float" office:value="0.008645408081" calcext:value-type="float">
            <text:p>0.0086454081</text:p>
          </table:table-cell>
          <table:table-cell office:value-type="float" office:value="1.141929823" calcext:value-type="float">
            <text:p>1.1419298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096357606" calcext:value-type="float">
            <text:p>0.0109635761</text:p>
          </table:table-cell>
          <table:table-cell office:value-type="float" office:value="0.0080959736" calcext:value-type="float">
            <text:p>0.0080959736</text:p>
          </table:table-cell>
          <table:table-cell office:value-type="float" office:value="-0.01110557872" calcext:value-type="float">
            <text:p>-0.01110557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417815221" calcext:value-type="float">
            <text:p>0.0141781522</text:p>
          </table:table-cell>
          <table:table-cell office:value-type="float" office:value="0.03062076787" calcext:value-type="float">
            <text:p>0.0306207679</text:p>
          </table:table-cell>
          <table:table-cell office:value-type="float" office:value="0.448327567" calcext:value-type="float">
            <text:p>0.4483275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9589577676" calcext:value-type="float">
            <text:p>0.0095895777</text:p>
          </table:table-cell>
          <table:table-cell office:value-type="float" office:value="-0.01280661277" calcext:value-type="float">
            <text:p>-0.0128066128</text:p>
          </table:table-cell>
          <table:table-cell office:value-type="float" office:value="-0.8669554317" calcext:value-type="float">
            <text:p>-0.86695543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08729021" calcext:value-type="float">
            <text:p>0.0108729021</text:p>
          </table:table-cell>
          <table:table-cell office:value-type="float" office:value="-0.0005888998645" calcext:value-type="float">
            <text:p>-0.0005888999</text:p>
          </table:table-cell>
          <table:table-cell office:value-type="float" office:value="0.2461440403" calcext:value-type="float">
            <text:p>0.24614404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367260034" calcext:value-type="float">
            <text:p>0.0136726003</text:p>
          </table:table-cell>
          <table:table-cell office:value-type="float" office:value="-0.003333043852" calcext:value-type="float">
            <text:p>-0.0033330439</text:p>
          </table:table-cell>
          <table:table-cell office:value-type="float" office:value="-0.05464340721" calcext:value-type="float">
            <text:p>-0.0546434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252317851" calcext:value-type="float">
            <text:p>0.0125231785</text:p>
          </table:table-cell>
          <table:table-cell office:value-type="float" office:value="0.01953828115" calcext:value-type="float">
            <text:p>0.0195382812</text:p>
          </table:table-cell>
          <table:table-cell office:value-type="float" office:value="0.4574433705" calcext:value-type="float">
            <text:p>0.45744337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117004924" calcext:value-type="float">
            <text:p>0.0111700492</text:p>
          </table:table-cell>
          <table:table-cell office:value-type="float" office:value="0.00186299977" calcext:value-type="float">
            <text:p>0.0018629998</text:p>
          </table:table-cell>
          <table:table-cell office:value-type="float" office:value="-0.3549265049" calcext:value-type="float">
            <text:p>-0.35492650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339925371" calcext:value-type="float">
            <text:p>0.0133992537</text:p>
          </table:table-cell>
          <table:table-cell office:value-type="float" office:value="-0.001877019607" calcext:value-type="float">
            <text:p>-0.0018770196</text:p>
          </table:table-cell>
          <table:table-cell office:value-type="float" office:value="-0.07470894529" calcext:value-type="float">
            <text:p>-0.07470894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9131264973" calcext:value-type="float">
            <text:p>0.009131265</text:p>
          </table:table-cell>
          <table:table-cell office:value-type="float" office:value="-0.01631197035" calcext:value-type="float">
            <text:p>-0.0163119704</text:p>
          </table:table-cell>
          <table:table-cell office:value-type="float" office:value="-0.224216289" calcext:value-type="float">
            <text:p>-0.2242162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005783277" calcext:value-type="float">
            <text:p>0.0100578328</text:p>
          </table:table-cell>
          <table:table-cell office:value-type="float" office:value="0.001324343056" calcext:value-type="float">
            <text:p>0.0013243431</text:p>
          </table:table-cell>
          <table:table-cell office:value-type="float" office:value="0.4898897018" calcext:value-type="float">
            <text:p>0.4898897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326762978" calcext:value-type="float">
            <text:p>0.0132676298</text:p>
          </table:table-cell>
          <table:table-cell office:value-type="float" office:value="0.007964297545" calcext:value-type="float">
            <text:p>0.0079642975</text:p>
          </table:table-cell>
          <table:table-cell office:value-type="float" office:value="0.1333235125" calcext:value-type="float">
            <text:p>0.1333235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102451813" calcext:value-type="float">
            <text:p>0.0110245181</text:p>
          </table:table-cell>
          <table:table-cell office:value-type="float" office:value="0.0150694939" calcext:value-type="float">
            <text:p>0.0150694939</text:p>
          </table:table-cell>
          <table:table-cell office:value-type="float" office:value="0.1424723607" calcext:value-type="float">
            <text:p>0.14247236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9602083107" calcext:value-type="float">
            <text:p>0.0096020831</text:p>
          </table:table-cell>
          <table:table-cell office:value-type="float" office:value="-0.002951275769" calcext:value-type="float">
            <text:p>-0.0029512758</text:p>
          </table:table-cell>
          <table:table-cell office:value-type="float" office:value="-0.3588448087" calcext:value-type="float">
            <text:p>-0.35884480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275774275" calcext:value-type="float">
            <text:p>0.0127577428</text:p>
          </table:table-cell>
          <table:table-cell office:value-type="float" office:value="-0.003289296896" calcext:value-type="float">
            <text:p>-0.0032892969</text:p>
          </table:table-cell>
          <table:table-cell office:value-type="float" office:value="-0.006794934556" calcext:value-type="float">
            <text:p>-0.00679493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000249969" calcext:value-type="float">
            <text:p>0.0100024997</text:p>
          </table:table-cell>
          <table:table-cell office:value-type="float" office:value="-0.006592560275" calcext:value-type="float">
            <text:p>-0.0065925603</text:p>
          </table:table-cell>
          <table:table-cell office:value-type="float" office:value="-0.06580567734" calcext:value-type="float">
            <text:p>-0.06580567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340969798" calcext:value-type="float">
            <text:p>0.013409698</text:p>
          </table:table-cell>
          <table:table-cell office:value-type="float" office:value="0.01420742322" calcext:value-type="float">
            <text:p>0.0142074232</text:p>
          </table:table-cell>
          <table:table-cell office:value-type="float" office:value="0.208019603" calcext:value-type="float">
            <text:p>0.2080196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035808863" calcext:value-type="float">
            <text:p>0.0103580886</text:p>
          </table:table-cell>
          <table:table-cell office:value-type="float" office:value="-0.02726497716" calcext:value-type="float">
            <text:p>-0.0272649772</text:p>
          </table:table-cell>
          <table:table-cell office:value-type="float" office:value="-0.8287634323" calcext:value-type="float">
            <text:p>-0.82876343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033682737" calcext:value-type="float">
            <text:p>0.0103368274</text:p>
          </table:table-cell>
          <table:table-cell office:value-type="float" office:value="-0.009100459031" calcext:value-type="float">
            <text:p>-0.009100459</text:p>
          </table:table-cell>
          <table:table-cell office:value-type="float" office:value="0.3372823643" calcext:value-type="float">
            <text:p>0.33728236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078702925" calcext:value-type="float">
            <text:p>0.0107870293</text:p>
          </table:table-cell>
          <table:table-cell office:value-type="float" office:value="-0.0172005344" calcext:value-type="float">
            <text:p>-0.0172005344</text:p>
          </table:table-cell>
          <table:table-cell office:value-type="float" office:value="-0.1758726463" calcext:value-type="float">
            <text:p>-0.17587264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068316433" calcext:value-type="float">
            <text:p>0.0106831643</text:p>
          </table:table-cell>
          <table:table-cell office:value-type="float" office:value="0.00243561141" calcext:value-type="float">
            <text:p>0.0024356114</text:p>
          </table:table-cell>
          <table:table-cell office:value-type="float" office:value="0.3919816398" calcext:value-type="float">
            <text:p>0.39198163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337572428" calcext:value-type="float">
            <text:p>0.0133757243</text:p>
          </table:table-cell>
          <table:table-cell office:value-type="float" office:value="0.02054719376" calcext:value-type="float">
            <text:p>0.0205471938</text:p>
          </table:table-cell>
          <table:table-cell office:value-type="float" office:value="0.3628287253" calcext:value-type="float">
            <text:p>0.36282872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302843045" calcext:value-type="float">
            <text:p>0.0130284305</text:p>
          </table:table-cell>
          <table:table-cell office:value-type="float" office:value="0.01497960873" calcext:value-type="float">
            <text:p>0.0149796087</text:p>
          </table:table-cell>
          <table:table-cell office:value-type="float" office:value="-0.1110612687" calcext:value-type="float">
            <text:p>-0.11106126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229674754" calcext:value-type="float">
            <text:p>0.0122967475</text:p>
          </table:table-cell>
          <table:table-cell office:value-type="float" office:value="0.01323154536" calcext:value-type="float">
            <text:p>0.0132315454</text:p>
          </table:table-cell>
          <table:table-cell office:value-type="float" office:value="-0.01748239807" calcext:value-type="float">
            <text:p>-0.01748239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036050192" calcext:value-type="float">
            <text:p>0.0103605019</text:p>
          </table:table-cell>
          <table:table-cell office:value-type="float" office:value="-0.01765899855" calcext:value-type="float">
            <text:p>-0.0176589986</text:p>
          </table:table-cell>
          <table:table-cell office:value-type="float" office:value="-0.6179186556" calcext:value-type="float">
            <text:p>-0.61791865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034311365" calcext:value-type="float">
            <text:p>0.0103431137</text:p>
          </table:table-cell>
          <table:table-cell office:value-type="float" office:value="-0.01546610848" calcext:value-type="float">
            <text:p>-0.0154661085</text:p>
          </table:table-cell>
          <table:table-cell office:value-type="float" office:value="0.04402484047" calcext:value-type="float">
            <text:p>0.04402484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365906293" calcext:value-type="float">
            <text:p>0.0136590629</text:p>
          </table:table-cell>
          <table:table-cell office:value-type="float" office:value="0.009224702521" calcext:value-type="float">
            <text:p>0.0092247025</text:p>
          </table:table-cell>
          <table:table-cell office:value-type="float" office:value="0.497061815" calcext:value-type="float">
            <text:p>0.4970618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9767804257" calcext:value-type="float">
            <text:p>0.0097678043</text:p>
          </table:table-cell>
          <table:table-cell office:value-type="float" office:value="0.002062385314" calcext:value-type="float">
            <text:p>0.0020623853</text:p>
          </table:table-cell>
          <table:table-cell office:value-type="float" office:value="-0.1108394203" calcext:value-type="float">
            <text:p>-0.11083942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9769851585" calcext:value-type="float">
            <text:p>0.0097698516</text:p>
          </table:table-cell>
          <table:table-cell office:value-type="float" office:value="0.002197851003" calcext:value-type="float">
            <text:p>0.002197851</text:p>
          </table:table-cell>
          <table:table-cell office:value-type="float" office:value="0.003791848878" calcext:value-type="float">
            <text:p>0.00379184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279453008" calcext:value-type="float">
            <text:p>0.0127945301</text:p>
          </table:table-cell>
          <table:table-cell office:value-type="float" office:value="0.00009434308471" calcext:value-type="float">
            <text:p>9.434308471E-05</text:p>
          </table:table-cell>
          <table:table-cell office:value-type="float" office:value="-0.04203592264" calcext:value-type="float">
            <text:p>-0.04203592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032521186" calcext:value-type="float">
            <text:p>0.0103252119</text:p>
          </table:table-cell>
          <table:table-cell office:value-type="float" office:value="0.003715327564" calcext:value-type="float">
            <text:p>0.0037153276</text:p>
          </table:table-cell>
          <table:table-cell office:value-type="float" office:value="0.07237467399" calcext:value-type="float">
            <text:p>0.0723746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9593747964" calcext:value-type="float">
            <text:p>0.009593748</text:p>
          </table:table-cell>
          <table:table-cell office:value-type="float" office:value="-0.001181037959" calcext:value-type="float">
            <text:p>-0.001181038</text:p>
          </table:table-cell>
          <table:table-cell office:value-type="float" office:value="-0.09794412159" calcext:value-type="float">
            <text:p>-0.09794412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257219154" calcext:value-type="float">
            <text:p>0.0125721915</text:p>
          </table:table-cell>
          <table:table-cell office:value-type="float" office:value="-0.001374464398" calcext:value-type="float">
            <text:p>-0.0013744644</text:p>
          </table:table-cell>
          <table:table-cell office:value-type="float" office:value="-0.003887699103" calcext:value-type="float">
            <text:p>-0.00388769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8890444308" calcext:value-type="float">
            <text:p>0.0088904443</text:p>
          </table:table-cell>
          <table:table-cell office:value-type="float" office:value="-0.009316170547" calcext:value-type="float">
            <text:p>-0.0093161705</text:p>
          </table:table-cell>
          <table:table-cell office:value-type="float" office:value="-0.1578544781" calcext:value-type="float">
            <text:p>-0.15785447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9585927185" calcext:value-type="float">
            <text:p>0.0095859272</text:p>
          </table:table-cell>
          <table:table-cell office:value-type="float" office:value="0.0002148485327" calcext:value-type="float">
            <text:p>0.0002148485</text:p>
          </table:table-cell>
          <table:table-cell office:value-type="float" office:value="0.1913276587" calcext:value-type="float">
            <text:p>0.19132765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181355154" calcext:value-type="float">
            <text:p>0.0118135515</text:p>
          </table:table-cell>
          <table:table-cell office:value-type="float" office:value="-0.004944455273" calcext:value-type="float">
            <text:p>-0.0049444553</text:p>
          </table:table-cell>
          <table:table-cell office:value-type="float" office:value="-0.1028008321" calcext:value-type="float">
            <text:p>-0.10280083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9646761114" calcext:value-type="float">
            <text:p>0.0096467611</text:p>
          </table:table-cell>
          <table:table-cell office:value-type="float" office:value="0.005185040967" calcext:value-type="float">
            <text:p>0.005185041</text:p>
          </table:table-cell>
          <table:table-cell office:value-type="float" office:value="0.2000490656" calcext:value-type="float">
            <text:p>0.20004906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9388290579" calcext:value-type="float">
            <text:p>0.0093882906</text:p>
          </table:table-cell>
          <table:table-cell office:value-type="float" office:value="-0.0010876843" calcext:value-type="float">
            <text:p>-0.0010876843</text:p>
          </table:table-cell>
          <table:table-cell office:value-type="float" office:value="-0.1178704916" calcext:value-type="float">
            <text:p>-0.11787049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002447006" calcext:value-type="float">
            <text:p>0.0100244701</text:p>
          </table:table-cell>
          <table:table-cell office:value-type="float" office:value="-0.01127070173" calcext:value-type="float">
            <text:p>-0.0112707017</text:p>
          </table:table-cell>
          <table:table-cell office:value-type="float" office:value="-0.2214837483" calcext:value-type="float">
            <text:p>-0.22148374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9352539762" calcext:value-type="float">
            <text:p>0.0093525398</text:p>
          </table:table-cell>
          <table:table-cell office:value-type="float" office:value="-0.001464575935" calcext:value-type="float">
            <text:p>-0.0014645759</text:p>
          </table:table-cell>
          <table:table-cell office:value-type="float" office:value="0.1951784689" calcext:value-type="float">
            <text:p>0.19517846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298114017" calcext:value-type="float">
            <text:p>0.0129811402</text:p>
          </table:table-cell>
          <table:table-cell office:value-type="float" office:value="0.02449833952" calcext:value-type="float">
            <text:p>0.0244983395</text:p>
          </table:table-cell>
          <table:table-cell office:value-type="float" office:value="0.5225484308" calcext:value-type="float">
            <text:p>0.5225484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9631718434" calcext:value-type="float">
            <text:p>0.0096317184</text:p>
          </table:table-cell>
          <table:table-cell office:value-type="float" office:value="-0.002364121887" calcext:value-type="float">
            <text:p>-0.0023641219</text:p>
          </table:table-cell>
          <table:table-cell office:value-type="float" office:value="-0.5353392661" calcext:value-type="float">
            <text:p>-0.53533926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09695359715" calcext:value-type="float">
            <text:p>0.0096953597</text:p>
          </table:table-cell>
          <table:table-cell office:value-type="float" office:value="0.002519864146" calcext:value-type="float">
            <text:p>0.0025198641</text:p>
          </table:table-cell>
          <table:table-cell office:value-type="float" office:value="0.09807985705" calcext:value-type="float">
            <text:p>0.0980798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140570033" calcext:value-type="float">
            <text:p>0.0114057003</text:p>
          </table:table-cell>
          <table:table-cell office:value-type="float" office:value="-0.01045719907" calcext:value-type="float">
            <text:p>-0.0104571991</text:p>
          </table:table-cell>
          <table:table-cell office:value-type="float" office:value="-0.2587357578" calcext:value-type="float">
            <text:p>-0.25873575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1378005806" calcext:value-type="float">
            <text:p>0.0137800581</text:p>
          </table:table-cell>
          <table:table-cell office:value-type="float" office:value="0.02762832203" calcext:value-type="float">
            <text:p>0.027628322</text:p>
          </table:table-cell>
          <table:table-cell office:value-type="float" office:value="0.7620171645" calcext:value-type="float">
            <text:p>0.76201716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2678899028" calcext:value-type="float">
            <text:p>0.0267889903</text:p>
          </table:table-cell>
          <table:table-cell office:value-type="float" office:value="0.1138938643" calcext:value-type="float">
            <text:p>0.1138938643</text:p>
          </table:table-cell>
          <table:table-cell office:value-type="float" office:value="1.724621343" calcext:value-type="float">
            <text:p>1.7246213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6297666234" calcext:value-type="float">
            <text:p>0.0629766623</text:p>
          </table:table-cell>
          <table:table-cell office:value-type="float" office:value="0.3448643281" calcext:value-type="float">
            <text:p>0.3448643281</text:p>
          </table:table-cell>
          <table:table-cell office:value-type="float" office:value="4.640207521" calcext:value-type="float">
            <text:p>4.6402075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092070082" calcext:value-type="float">
            <text:p>0.092070082</text:p>
          </table:table-cell>
          <table:table-cell office:value-type="float" office:value="0.4778449228" calcext:value-type="float">
            <text:p>0.4778449228</text:p>
          </table:table-cell>
          <table:table-cell office:value-type="float" office:value="2.040630816" calcext:value-type="float">
            <text:p>2.0406308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1183071004" calcext:value-type="float">
            <text:p>0.1183071004</text:p>
          </table:table-cell>
          <table:table-cell office:value-type="float" office:value="0.6415895937" calcext:value-type="float">
            <text:p>0.6415895937</text:p>
          </table:table-cell>
          <table:table-cell office:value-type="float" office:value="4.688901408" calcext:value-type="float">
            <text:p>4.6889014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1448139151" calcext:value-type="float">
            <text:p>0.1448139151</text:p>
          </table:table-cell>
          <table:table-cell office:value-type="float" office:value="0.5753812522" calcext:value-type="float">
            <text:p>0.5753812522</text:p>
          </table:table-cell>
          <table:table-cell office:value-type="float" office:value="-1.319797507" calcext:value-type="float">
            <text:p>-1.3197975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1755606448" calcext:value-type="float">
            <text:p>0.1755606448</text:p>
          </table:table-cell>
          <table:table-cell office:value-type="float" office:value="0.6314400541" calcext:value-type="float">
            <text:p>0.6314400541</text:p>
          </table:table-cell>
          <table:table-cell office:value-type="float" office:value="1.120610599" calcext:value-type="float">
            <text:p>1.1206105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2084133633" calcext:value-type="float">
            <text:p>0.2084133633</text:p>
          </table:table-cell>
          <table:table-cell office:value-type="float" office:value="0.600099866" calcext:value-type="float">
            <text:p>0.600099866</text:p>
          </table:table-cell>
          <table:table-cell office:value-type="float" office:value="-0.6270267456" calcext:value-type="float">
            <text:p>-0.6270267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238667656" calcext:value-type="float">
            <text:p>0.238667656</text:p>
          </table:table-cell>
          <table:table-cell office:value-type="float" office:value="0.6264897123" calcext:value-type="float">
            <text:p>0.6264897123</text:p>
          </table:table-cell>
          <table:table-cell office:value-type="float" office:value="0.5299520399" calcext:value-type="float">
            <text:p>0.52995203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2643926247" calcext:value-type="float">
            <text:p>0.2643926247</text:p>
          </table:table-cell>
          <table:table-cell office:value-type="float" office:value="0.5922217254" calcext:value-type="float">
            <text:p>0.5922217254</text:p>
          </table:table-cell>
          <table:table-cell office:value-type="float" office:value="-0.681791242" calcext:value-type="float">
            <text:p>-0.6817912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2876599903" calcext:value-type="float">
            <text:p>0.2876599903</text:p>
          </table:table-cell>
          <table:table-cell office:value-type="float" office:value="0.5292379879" calcext:value-type="float">
            <text:p>0.5292379879</text:p>
          </table:table-cell>
          <table:table-cell office:value-type="float" office:value="-1.267767442" calcext:value-type="float">
            <text:p>-1.2677674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3113941554" calcext:value-type="float">
            <text:p>0.3113941554</text:p>
          </table:table-cell>
          <table:table-cell office:value-type="float" office:value="0.484106017" calcext:value-type="float">
            <text:p>0.484106017</text:p>
          </table:table-cell>
          <table:table-cell office:value-type="float" office:value="-0.897842425" calcext:value-type="float">
            <text:p>-0.8978424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3372386988" calcext:value-type="float">
            <text:p>0.3372386988</text:p>
          </table:table-cell>
          <table:table-cell office:value-type="float" office:value="0.4831196057" calcext:value-type="float">
            <text:p>0.4831196057</text:p>
          </table:table-cell>
          <table:table-cell office:value-type="float" office:value="-0.01942175893" calcext:value-type="float">
            <text:p>-0.01942175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3632398244" calcext:value-type="float">
            <text:p>0.3632398244</text:p>
          </table:table-cell>
          <table:table-cell office:value-type="float" office:value="0.4920327819" calcext:value-type="float">
            <text:p>0.4920327819</text:p>
          </table:table-cell>
          <table:table-cell office:value-type="float" office:value="0.1697120159" calcext:value-type="float">
            <text:p>0.1697120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3888046039" calcext:value-type="float">
            <text:p>0.3888046039</text:p>
          </table:table-cell>
          <table:table-cell office:value-type="float" office:value="0.5175673091" calcext:value-type="float">
            <text:p>0.5175673091</text:p>
          </table:table-cell>
          <table:table-cell office:value-type="float" office:value="0.548114839" calcext:value-type="float">
            <text:p>0.5481148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4118215754" calcext:value-type="float">
            <text:p>0.4118215754</text:p>
          </table:table-cell>
          <table:table-cell office:value-type="float" office:value="0.5010562366" calcext:value-type="float">
            <text:p>0.5010562366</text:p>
          </table:table-cell>
          <table:table-cell office:value-type="float" office:value="-0.3294959464" calcext:value-type="float">
            <text:p>-0.3294959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4348770056" calcext:value-type="float">
            <text:p>0.4348770056</text:p>
          </table:table-cell>
          <table:table-cell office:value-type="float" office:value="0.4890904492" calcext:value-type="float">
            <text:p>0.4890904492</text:p>
          </table:table-cell>
          <table:table-cell office:value-type="float" office:value="-0.2383143185" calcext:value-type="float">
            <text:p>-0.23831431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4591845163" calcext:value-type="float">
            <text:p>0.4591845163</text:p>
          </table:table-cell>
          <table:table-cell office:value-type="float" office:value="0.4692858704" calcext:value-type="float">
            <text:p>0.4692858704</text:p>
          </table:table-cell>
          <table:table-cell office:value-type="float" office:value="-0.3986990026" calcext:value-type="float">
            <text:p>-0.3986990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4849427286" calcext:value-type="float">
            <text:p>0.4849427286</text:p>
          </table:table-cell>
          <table:table-cell office:value-type="float" office:value="0.4879117861" calcext:value-type="float">
            <text:p>0.4879117861</text:p>
          </table:table-cell>
          <table:table-cell office:value-type="float" office:value="0.3725483639" calcext:value-type="float">
            <text:p>0.37254836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5082675181" calcext:value-type="float">
            <text:p>0.5082675181</text:p>
          </table:table-cell>
          <table:table-cell office:value-type="float" office:value="0.4897328466" calcext:value-type="float">
            <text:p>0.4897328466</text:p>
          </table:table-cell>
          <table:table-cell office:value-type="float" office:value="0.03627649541" calcext:value-type="float">
            <text:p>0.03627649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5307460881" calcext:value-type="float">
            <text:p>0.5307460881</text:p>
          </table:table-cell>
          <table:table-cell office:value-type="float" office:value="0.4770537888" calcext:value-type="float">
            <text:p>0.4770537888</text:p>
          </table:table-cell>
          <table:table-cell office:value-type="float" office:value="-0.2545636841" calcext:value-type="float">
            <text:p>-0.25456368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5520393464" calcext:value-type="float">
            <text:p>0.5520393464</text:p>
          </table:table-cell>
          <table:table-cell office:value-type="float" office:value="0.4454449358" calcext:value-type="float">
            <text:p>0.4454449358</text:p>
          </table:table-cell>
          <table:table-cell office:value-type="float" office:value="-0.6240334611" calcext:value-type="float">
            <text:p>-0.62403346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5733692528" calcext:value-type="float">
            <text:p>0.5733692528</text:p>
          </table:table-cell>
          <table:table-cell office:value-type="float" office:value="0.4347720423" calcext:value-type="float">
            <text:p>0.4347720423</text:p>
          </table:table-cell>
          <table:table-cell office:value-type="float" office:value="-0.216472835" calcext:value-type="float">
            <text:p>-0.2164728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5943742424" calcext:value-type="float">
            <text:p>0.5943742424</text:p>
          </table:table-cell>
          <table:table-cell office:value-type="float" office:value="0.3935791032" calcext:value-type="float">
            <text:p>0.3935791032</text:p>
          </table:table-cell>
          <table:table-cell office:value-type="float" office:value="-0.642720964" calcext:value-type="float">
            <text:p>-0.6427209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6371186703" calcext:value-type="float">
            <text:p>0.6371186703</text:p>
          </table:table-cell>
          <table:table-cell office:value-type="float" office:value="0.419150507" calcext:value-type="float">
            <text:p>0.419150507</text:p>
          </table:table-cell>
          <table:table-cell office:value-type="float" office:value="0.2973809236" calcext:value-type="float">
            <text:p>0.29738092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655956744" calcext:value-type="float">
            <text:p>0.655956744</text:p>
          </table:table-cell>
          <table:table-cell office:value-type="float" office:value="0.4003705179" calcext:value-type="float">
            <text:p>0.4003705179</text:p>
          </table:table-cell>
          <table:table-cell office:value-type="float" office:value="-0.3751233815" calcext:value-type="float">
            <text:p>-0.37512338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6752712196" calcext:value-type="float">
            <text:p>0.6752712196</text:p>
          </table:table-cell>
          <table:table-cell office:value-type="float" office:value="0.4202667746" calcext:value-type="float">
            <text:p>0.4202667746</text:p>
          </table:table-cell>
          <table:table-cell office:value-type="float" office:value="0.3990930391" calcext:value-type="float">
            <text:p>0.39909303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6961186824" calcext:value-type="float">
            <text:p>0.6961186824</text:p>
          </table:table-cell>
          <table:table-cell office:value-type="float" office:value="0.3935262875" calcext:value-type="float">
            <text:p>0.3935262875</text:p>
          </table:table-cell>
          <table:table-cell office:value-type="float" office:value="-0.5347106375" calcext:value-type="float">
            <text:p>-0.53471063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7156146239" calcext:value-type="float">
            <text:p>0.7156146239</text:p>
          </table:table-cell>
          <table:table-cell office:value-type="float" office:value="0.3976935525" calcext:value-type="float">
            <text:p>0.3976935525</text:p>
          </table:table-cell>
          <table:table-cell office:value-type="float" office:value="0.08310302633" calcext:value-type="float">
            <text:p>0.0831030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7354440019" calcext:value-type="float">
            <text:p>0.7354440019</text:p>
          </table:table-cell>
          <table:table-cell office:value-type="float" office:value="0.4010207245" calcext:value-type="float">
            <text:p>0.4010207245</text:p>
          </table:table-cell>
          <table:table-cell office:value-type="float" office:value="0.06668056295" calcext:value-type="float">
            <text:p>0.0666805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7538826036" calcext:value-type="float">
            <text:p>0.7538826036</text:p>
          </table:table-cell>
          <table:table-cell office:value-type="float" office:value="0.3848969792" calcext:value-type="float">
            <text:p>0.3848969792</text:p>
          </table:table-cell>
          <table:table-cell office:value-type="float" office:value="-0.3222376884" calcext:value-type="float">
            <text:p>-0.3222376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7721883579" calcext:value-type="float">
            <text:p>0.7721883579</text:p>
          </table:table-cell>
          <table:table-cell office:value-type="float" office:value="0.3768667377" calcext:value-type="float">
            <text:p>0.3768667377</text:p>
          </table:table-cell>
          <table:table-cell office:value-type="float" office:value="-0.1599817329" calcext:value-type="float">
            <text:p>-0.15998173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7900712943" calcext:value-type="float">
            <text:p>0.7900712943</text:p>
          </table:table-cell>
          <table:table-cell office:value-type="float" office:value="0.3551133151" calcext:value-type="float">
            <text:p>0.3551133151</text:p>
          </table:table-cell>
          <table:table-cell office:value-type="float" office:value="-0.4040320805" calcext:value-type="float">
            <text:p>-0.4040320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8079109666" calcext:value-type="float">
            <text:p>0.8079109666</text:p>
          </table:table-cell>
          <table:table-cell office:value-type="float" office:value="0.3622189811" calcext:value-type="float">
            <text:p>0.3622189811</text:p>
          </table:table-cell>
          <table:table-cell office:value-type="float" office:value="0.1552671314" calcext:value-type="float">
            <text:p>0.15526713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8254376052" calcext:value-type="float">
            <text:p>0.8254376052</text:p>
          </table:table-cell>
          <table:table-cell office:value-type="float" office:value="0.356970318" calcext:value-type="float">
            <text:p>0.356970318</text:p>
          </table:table-cell>
          <table:table-cell office:value-type="float" office:value="-0.104498879" calcext:value-type="float">
            <text:p>-0.1044988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39" calcext:value-type="float">
            <text:p>1039</text:p>
          </table:table-cell>
          <table:table-cell office:value-type="float" office:value="0.8425490253" calcext:value-type="float">
            <text:p>0.8425490253</text:p>
          </table:table-cell>
          <table:table-cell office:value-type="float" office:value="0.3603880819" calcext:value-type="float">
            <text:p>0.3603880819</text:p>
          </table:table-cell>
          <table:table-cell office:value-type="float" office:value="0.06838911398" calcext:value-type="float">
            <text:p>0.0683891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8591816746" calcext:value-type="float">
            <text:p>0.8591816746</text:p>
          </table:table-cell>
          <table:table-cell office:value-type="float" office:value="0.3416588821" calcext:value-type="float">
            <text:p>0.3416588821</text:p>
          </table:table-cell>
          <table:table-cell office:value-type="float" office:value="-0.3756843362" calcext:value-type="float">
            <text:p>-0.37568433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877424236" calcext:value-type="float">
            <text:p>0.877424236</text:p>
          </table:table-cell>
          <table:table-cell office:value-type="float" office:value="0.3463150494" calcext:value-type="float">
            <text:p>0.3463150494</text:p>
          </table:table-cell>
          <table:table-cell office:value-type="float" office:value="0.09262970664" calcext:value-type="float">
            <text:p>0.09262970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8931885859" calcext:value-type="float">
            <text:p>0.8931885859</text:p>
          </table:table-cell>
          <table:table-cell office:value-type="float" office:value="0.3373793542" calcext:value-type="float">
            <text:p>0.3373793542</text:p>
          </table:table-cell>
          <table:table-cell office:value-type="float" office:value="-0.1788860632" calcext:value-type="float">
            <text:p>-0.1788860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9081668184" calcext:value-type="float">
            <text:p>0.9081668184</text:p>
          </table:table-cell>
          <table:table-cell office:value-type="float" office:value="0.3264265014" calcext:value-type="float">
            <text:p>0.3264265014</text:p>
          </table:table-cell>
          <table:table-cell office:value-type="float" office:value="-0.2199396393" calcext:value-type="float">
            <text:p>-0.21993963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9239649831" calcext:value-type="float">
            <text:p>0.9239649831</text:p>
          </table:table-cell>
          <table:table-cell office:value-type="float" office:value="0.3090901816" calcext:value-type="float">
            <text:p>0.3090901816</text:p>
          </table:table-cell>
          <table:table-cell office:value-type="float" office:value="-0.3411791515" calcext:value-type="float">
            <text:p>-0.34117915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9387101416" calcext:value-type="float">
            <text:p>0.9387101416</text:p>
          </table:table-cell>
          <table:table-cell office:value-type="float" office:value="0.3030691196" calcext:value-type="float">
            <text:p>0.3030691196</text:p>
          </table:table-cell>
          <table:table-cell office:value-type="float" office:value="-0.1214928764" calcext:value-type="float">
            <text:p>-0.12149287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9526630359" calcext:value-type="float">
            <text:p>0.9526630359</text:p>
          </table:table-cell>
          <table:table-cell office:value-type="float" office:value="0.275296468" calcext:value-type="float">
            <text:p>0.275296468</text:p>
          </table:table-cell>
          <table:table-cell office:value-type="float" office:value="-0.4328323674" calcext:value-type="float">
            <text:p>-0.43283236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9649077728" calcext:value-type="float">
            <text:p>0.9649077728</text:p>
          </table:table-cell>
          <table:table-cell office:value-type="float" office:value="0.2836600434" calcext:value-type="float">
            <text:p>0.2836600434</text:p>
          </table:table-cell>
          <table:table-cell office:value-type="float" office:value="0.2294988127" calcext:value-type="float">
            <text:p>0.22949881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9784078546" calcext:value-type="float">
            <text:p>0.9784078546</text:p>
          </table:table-cell>
          <table:table-cell office:value-type="float" office:value="0.2744087071" calcext:value-type="float">
            <text:p>0.2744087071</text:p>
          </table:table-cell>
          <table:table-cell office:value-type="float" office:value="-0.1848704077" calcext:value-type="float">
            <text:p>-0.18487040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0.9923178926" calcext:value-type="float">
            <text:p>0.9923178926</text:p>
          </table:table-cell>
          <table:table-cell office:value-type="float" office:value="0.2964226066" calcext:value-type="float">
            <text:p>0.2964226066</text:p>
          </table:table-cell>
          <table:table-cell office:value-type="float" office:value="0.4486571476" calcext:value-type="float">
            <text:p>0.4486571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1.003847468" calcext:value-type="float">
            <text:p>1.003847468</text:p>
          </table:table-cell>
          <table:table-cell office:value-type="float" office:value="0.2610770345" calcext:value-type="float">
            <text:p>0.2610770345</text:p>
          </table:table-cell>
          <table:table-cell office:value-type="float" office:value="-0.7049822868" calcext:value-type="float">
            <text:p>-0.70498228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1.014396698" calcext:value-type="float">
            <text:p>1.014396698</text:p>
          </table:table-cell>
          <table:table-cell office:value-type="float" office:value="0.241620765" calcext:value-type="float">
            <text:p>0.241620765</text:p>
          </table:table-cell>
          <table:table-cell office:value-type="float" office:value="-0.3899002626" calcext:value-type="float">
            <text:p>-0.38990026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1.023860835" calcext:value-type="float">
            <text:p>1.023860835</text:p>
          </table:table-cell>
          <table:table-cell office:value-type="float" office:value="0.2101339271" calcext:value-type="float">
            <text:p>0.2101339271</text:p>
          </table:table-cell>
          <table:table-cell office:value-type="float" office:value="-0.6289119148" calcext:value-type="float">
            <text:p>-0.6289119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1.033942847" calcext:value-type="float">
            <text:p>1.033942847</text:p>
          </table:table-cell>
          <table:table-cell office:value-type="float" office:value="0.2008705111" calcext:value-type="float">
            <text:p>0.2008705111</text:p>
          </table:table-cell>
          <table:table-cell office:value-type="float" office:value="-0.1857569055" calcext:value-type="float">
            <text:p>-0.18575690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1.045613284" calcext:value-type="float">
            <text:p>1.045613284</text:p>
          </table:table-cell>
          <table:table-cell office:value-type="float" office:value="0.2075646515" calcext:value-type="float">
            <text:p>0.2075646515</text:p>
          </table:table-cell>
          <table:table-cell office:value-type="float" office:value="0.1327805754" calcext:value-type="float">
            <text:p>0.13278057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1.056874969" calcext:value-type="float">
            <text:p>1.056874969</text:p>
          </table:table-cell>
          <table:table-cell office:value-type="float" office:value="0.2199932819" calcext:value-type="float">
            <text:p>0.2199932819</text:p>
          </table:table-cell>
          <table:table-cell office:value-type="float" office:value="0.2497722695" calcext:value-type="float">
            <text:p>0.24977226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1.067526623" calcext:value-type="float">
            <text:p>1.067526623</text:p>
          </table:table-cell>
          <table:table-cell office:value-type="float" office:value="0.2194871884" calcext:value-type="float">
            <text:p>0.2194871884</text:p>
          </table:table-cell>
          <table:table-cell office:value-type="float" office:value="-0.009533686485" calcext:value-type="float">
            <text:p>-0.00953368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1.078480009" calcext:value-type="float">
            <text:p>1.078480009</text:p>
          </table:table-cell>
          <table:table-cell office:value-type="float" office:value="0.2205436538" calcext:value-type="float">
            <text:p>0.2205436538</text:p>
          </table:table-cell>
          <table:table-cell office:value-type="float" office:value="0.02263286253" calcext:value-type="float">
            <text:p>0.02263286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1.087238028" calcext:value-type="float">
            <text:p>1.087238028</text:p>
          </table:table-cell>
          <table:table-cell office:value-type="float" office:value="0.2034794835" calcext:value-type="float">
            <text:p>0.2034794835</text:p>
          </table:table-cell>
          <table:table-cell office:value-type="float" office:value="-0.3412207168" calcext:value-type="float">
            <text:p>-0.34122071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1.096688748" calcext:value-type="float">
            <text:p>1.096688748</text:p>
          </table:table-cell>
          <table:table-cell office:value-type="float" office:value="0.1997373535" calcext:value-type="float">
            <text:p>0.1997373535</text:p>
          </table:table-cell>
          <table:table-cell office:value-type="float" office:value="-0.07500609962" calcext:value-type="float">
            <text:p>-0.0750060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1.108466368" calcext:value-type="float">
            <text:p>1.108466368</text:p>
          </table:table-cell>
          <table:table-cell office:value-type="float" office:value="0.2000668601" calcext:value-type="float">
            <text:p>0.2000668601</text:p>
          </table:table-cell>
          <table:table-cell office:value-type="float" office:value="0.006592723154" calcext:value-type="float">
            <text:p>0.00659272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0" calcext:value-type="float">
            <text:p>1040</text:p>
          </table:table-cell>
          <table:table-cell office:value-type="float" office:value="1.112554183" calcext:value-type="float">
            <text:p>1.112554183</text:p>
          </table:table-cell>
          <table:table-cell office:value-type="float" office:value="0.1688071138" calcext:value-type="float">
            <text:p>0.1688071138</text:p>
          </table:table-cell>
          <table:table-cell office:value-type="float" office:value="-0.6220801215" calcext:value-type="float">
            <text:p>-0.62208012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1" calcext:value-type="float">
            <text:p>1041</text:p>
          </table:table-cell>
          <table:table-cell office:value-type="float" office:value="1.118912405" calcext:value-type="float">
            <text:p>1.118912405</text:p>
          </table:table-cell>
          <table:table-cell office:value-type="float" office:value="0.1480519153" calcext:value-type="float">
            <text:p>0.1480519153</text:p>
          </table:table-cell>
          <table:table-cell office:value-type="float" office:value="-0.4150950939" calcext:value-type="float">
            <text:p>-0.41509509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1" calcext:value-type="float">
            <text:p>1041</text:p>
          </table:table-cell>
          <table:table-cell office:value-type="float" office:value="1.127856658" calcext:value-type="float">
            <text:p>1.127856658</text:p>
          </table:table-cell>
          <table:table-cell office:value-type="float" office:value="0.1285272881" calcext:value-type="float">
            <text:p>0.1285272881</text:p>
          </table:table-cell>
          <table:table-cell office:value-type="float" office:value="-0.3865329855" calcext:value-type="float">
            <text:p>-0.38653298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1" calcext:value-type="float">
            <text:p>1041</text:p>
          </table:table-cell>
          <table:table-cell office:value-type="float" office:value="1.134361706" calcext:value-type="float">
            <text:p>1.134361706</text:p>
          </table:table-cell>
          <table:table-cell office:value-type="float" office:value="0.1452265526" calcext:value-type="float">
            <text:p>0.1452265526</text:p>
          </table:table-cell>
          <table:table-cell office:value-type="float" office:value="0.3374401093" calcext:value-type="float">
            <text:p>0.33744010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1" calcext:value-type="float">
            <text:p>1041</text:p>
          </table:table-cell>
          <table:table-cell office:value-type="float" office:value="1.141596763" calcext:value-type="float">
            <text:p>1.141596763</text:p>
          </table:table-cell>
          <table:table-cell office:value-type="float" office:value="0.1512795739" calcext:value-type="float">
            <text:p>0.1512795739</text:p>
          </table:table-cell>
          <table:table-cell office:value-type="float" office:value="0.1215788311" calcext:value-type="float">
            <text:p>0.12157883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1" calcext:value-type="float">
            <text:p>1041</text:p>
          </table:table-cell>
          <table:table-cell office:value-type="float" office:value="1.147746649" calcext:value-type="float">
            <text:p>1.147746649</text:p>
          </table:table-cell>
          <table:table-cell office:value-type="float" office:value="0.1241673965" calcext:value-type="float">
            <text:p>0.1241673965</text:p>
          </table:table-cell>
          <table:table-cell office:value-type="float" office:value="-0.4220525007" calcext:value-type="float">
            <text:p>-0.4220525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1" calcext:value-type="float">
            <text:p>1041</text:p>
          </table:table-cell>
          <table:table-cell office:value-type="float" office:value="1.150336147" calcext:value-type="float">
            <text:p>1.150336147</text:p>
          </table:table-cell>
          <table:table-cell office:value-type="float" office:value="0.1044563086" calcext:value-type="float">
            <text:p>0.1044563086</text:p>
          </table:table-cell>
          <table:table-cell office:value-type="float" office:value="-0.5504456553" calcext:value-type="float">
            <text:p>-0.55044565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1" calcext:value-type="float">
            <text:p>1041</text:p>
          </table:table-cell>
          <table:table-cell office:value-type="float" office:value="1.153902227" calcext:value-type="float">
            <text:p>1.153902227</text:p>
          </table:table-cell>
          <table:table-cell office:value-type="float" office:value="0.07926488489" calcext:value-type="float">
            <text:p>0.0792648849</text:p>
          </table:table-cell>
          <table:table-cell office:value-type="float" office:value="-0.492701693" calcext:value-type="float">
            <text:p>-0.4927016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1" calcext:value-type="float">
            <text:p>1041</text:p>
          </table:table-cell>
          <table:table-cell office:value-type="float" office:value="1.1580374" calcext:value-type="float">
            <text:p>1.1580374</text:p>
          </table:table-cell>
          <table:table-cell office:value-type="float" office:value="0.07553947558" calcext:value-type="float">
            <text:p>0.0755394756</text:p>
          </table:table-cell>
          <table:table-cell office:value-type="float" office:value="-0.07617933069" calcext:value-type="float">
            <text:p>-0.07617933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1" calcext:value-type="float">
            <text:p>1041</text:p>
          </table:table-cell>
          <table:table-cell office:value-type="float" office:value="1.161253069" calcext:value-type="float">
            <text:p>1.161253069</text:p>
          </table:table-cell>
          <table:table-cell office:value-type="float" office:value="0.07290126106" calcext:value-type="float">
            <text:p>0.0729012611</text:p>
          </table:table-cell>
          <table:table-cell office:value-type="float" office:value="-0.05283441966" calcext:value-type="float">
            <text:p>-0.05283441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1" calcext:value-type="float">
            <text:p>1041</text:p>
          </table:table-cell>
          <table:table-cell office:value-type="float" office:value="1.163507022" calcext:value-type="float">
            <text:p>1.163507022</text:p>
          </table:table-cell>
          <table:table-cell office:value-type="float" office:value="0.06464987946" calcext:value-type="float">
            <text:p>0.0646498795</text:p>
          </table:table-cell>
          <table:table-cell office:value-type="float" office:value="-0.1647102716" calcext:value-type="float">
            <text:p>-0.16471027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1" calcext:value-type="float">
            <text:p>1041</text:p>
          </table:table-cell>
          <table:table-cell office:value-type="float" office:value="1.166003868" calcext:value-type="float">
            <text:p>1.166003868</text:p>
          </table:table-cell>
          <table:table-cell office:value-type="float" office:value="0.05309462322" calcext:value-type="float">
            <text:p>0.0530946232</text:p>
          </table:table-cell>
          <table:table-cell office:value-type="float" office:value="-0.2309002192" calcext:value-type="float">
            <text:p>-0.23090021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1" calcext:value-type="float">
            <text:p>1041</text:p>
          </table:table-cell>
          <table:table-cell office:value-type="float" office:value="1.169641971" calcext:value-type="float">
            <text:p>1.169641971</text:p>
          </table:table-cell>
          <table:table-cell office:value-type="float" office:value="0.0558813605" calcext:value-type="float">
            <text:p>0.0558813605</text:p>
          </table:table-cell>
          <table:table-cell office:value-type="float" office:value="0.05573245378" calcext:value-type="float">
            <text:p>0.05573245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1" calcext:value-type="float">
            <text:p>1041</text:p>
          </table:table-cell>
          <table:table-cell office:value-type="float" office:value="1.171723368" calcext:value-type="float">
            <text:p>1.171723368</text:p>
          </table:table-cell>
          <table:table-cell office:value-type="float" office:value="0.05477750041" calcext:value-type="float">
            <text:p>0.0547775004</text:p>
          </table:table-cell>
          <table:table-cell office:value-type="float" office:value="-0.02210523397" calcext:value-type="float">
            <text:p>-0.0221052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1" calcext:value-type="float">
            <text:p>1041</text:p>
          </table:table-cell>
          <table:table-cell office:value-type="float" office:value="1.176662976" calcext:value-type="float">
            <text:p>1.176662976</text:p>
          </table:table-cell>
          <table:table-cell office:value-type="float" office:value="0.07102914604" calcext:value-type="float">
            <text:p>0.071029146</text:p>
          </table:table-cell>
          <table:table-cell office:value-type="float" office:value="0.3245571832" calcext:value-type="float">
            <text:p>0.32455718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1" calcext:value-type="float">
            <text:p>1041</text:p>
          </table:table-cell>
          <table:table-cell office:value-type="float" office:value="1.179628115" calcext:value-type="float">
            <text:p>1.179628115</text:p>
          </table:table-cell>
          <table:table-cell office:value-type="float" office:value="0.06516581919" calcext:value-type="float">
            <text:p>0.0651658192</text:p>
          </table:table-cell>
          <table:table-cell office:value-type="float" office:value="-0.1090924959" calcext:value-type="float">
            <text:p>-0.10909249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1" calcext:value-type="float">
            <text:p>1041</text:p>
          </table:table-cell>
          <table:table-cell office:value-type="float" office:value="1.18607904" calcext:value-type="float">
            <text:p>1.18607904</text:p>
          </table:table-cell>
          <table:table-cell office:value-type="float" office:value="0.07360418647" calcext:value-type="float">
            <text:p>0.0736041865</text:p>
          </table:table-cell>
          <table:table-cell office:value-type="float" office:value="0.08763641128" calcext:value-type="float">
            <text:p>0.08763641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1" calcext:value-type="float">
            <text:p>1041</text:p>
          </table:table-cell>
          <table:table-cell office:value-type="float" office:value="1.19186347" calcext:value-type="float">
            <text:p>1.19186347</text:p>
          </table:table-cell>
          <table:table-cell office:value-type="float" office:value="0.07940189708" calcext:value-type="float">
            <text:p>0.0794018971</text:p>
          </table:table-cell>
          <table:table-cell office:value-type="float" office:value="0.1163071507" calcext:value-type="float">
            <text:p>0.11630715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2" calcext:value-type="float">
            <text:p>1042</text:p>
          </table:table-cell>
          <table:table-cell office:value-type="float" office:value="1.200198742" calcext:value-type="float">
            <text:p>1.200198742</text:p>
          </table:table-cell>
          <table:table-cell office:value-type="float" office:value="0.1166433903" calcext:value-type="float">
            <text:p>0.1166433903</text:p>
          </table:table-cell>
          <table:table-cell office:value-type="float" office:value="0.7456703683" calcext:value-type="float">
            <text:p>0.74567036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2" calcext:value-type="float">
            <text:p>1042</text:p>
          </table:table-cell>
          <table:table-cell office:value-type="float" office:value="1.211611072" calcext:value-type="float">
            <text:p>1.211611072</text:p>
          </table:table-cell>
          <table:table-cell office:value-type="float" office:value="0.170370252" calcext:value-type="float">
            <text:p>0.170370252</text:p>
          </table:table-cell>
          <table:table-cell office:value-type="float" office:value="1.074207087" calcext:value-type="float">
            <text:p>1.0742070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2" calcext:value-type="float">
            <text:p>1042</text:p>
          </table:table-cell>
          <table:table-cell office:value-type="float" office:value="1.227206462" calcext:value-type="float">
            <text:p>1.227206462</text:p>
          </table:table-cell>
          <table:table-cell office:value-type="float" office:value="0.2356468439" calcext:value-type="float">
            <text:p>0.2356468439</text:p>
          </table:table-cell>
          <table:table-cell office:value-type="float" office:value="1.30537569" calcext:value-type="float">
            <text:p>1.305375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2" calcext:value-type="float">
            <text:p>1042</text:p>
          </table:table-cell>
          <table:table-cell office:value-type="float" office:value="1.245057886" calcext:value-type="float">
            <text:p>1.245057886</text:p>
          </table:table-cell>
          <table:table-cell office:value-type="float" office:value="0.2993122525" calcext:value-type="float">
            <text:p>0.2993122525</text:p>
          </table:table-cell>
          <table:table-cell office:value-type="float" office:value="1.276379934" calcext:value-type="float">
            <text:p>1.2763799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2" calcext:value-type="float">
            <text:p>1042</text:p>
          </table:table-cell>
          <table:table-cell office:value-type="float" office:value="1.262782345" calcext:value-type="float">
            <text:p>1.262782345</text:p>
          </table:table-cell>
          <table:table-cell office:value-type="float" office:value="0.3412006942" calcext:value-type="float">
            <text:p>0.3412006942</text:p>
          </table:table-cell>
          <table:table-cell office:value-type="float" office:value="0.8362389012" calcext:value-type="float">
            <text:p>0.8362389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2" calcext:value-type="float">
            <text:p>1042</text:p>
          </table:table-cell>
          <table:table-cell office:value-type="float" office:value="1.285606316" calcext:value-type="float">
            <text:p>1.285606316</text:p>
          </table:table-cell>
          <table:table-cell office:value-type="float" office:value="0.3897829013" calcext:value-type="float">
            <text:p>0.3897829013</text:p>
          </table:table-cell>
          <table:table-cell office:value-type="float" office:value="0.974065767" calcext:value-type="float">
            <text:p>0.9740657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2" calcext:value-type="float">
            <text:p>1042</text:p>
          </table:table-cell>
          <table:table-cell office:value-type="float" office:value="1.302242619" calcext:value-type="float">
            <text:p>1.302242619</text:p>
          </table:table-cell>
          <table:table-cell office:value-type="float" office:value="0.3566281269" calcext:value-type="float">
            <text:p>0.3566281269</text:p>
          </table:table-cell>
          <table:table-cell office:value-type="float" office:value="-0.51502055" calcext:value-type="float">
            <text:p>-0.515020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2" calcext:value-type="float">
            <text:p>1042</text:p>
          </table:table-cell>
          <table:table-cell office:value-type="float" office:value="1.310338697" calcext:value-type="float">
            <text:p>1.310338697</text:p>
          </table:table-cell>
          <table:table-cell office:value-type="float" office:value="0.3139091131" calcext:value-type="float">
            <text:p>0.3139091131</text:p>
          </table:table-cell>
          <table:table-cell office:value-type="float" office:value="-1.190827379" calcext:value-type="float">
            <text:p>-1.1908273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2" calcext:value-type="float">
            <text:p>1042</text:p>
          </table:table-cell>
          <table:table-cell office:value-type="float" office:value="1.321999796" calcext:value-type="float">
            <text:p>1.321999796</text:p>
          </table:table-cell>
          <table:table-cell office:value-type="float" office:value="0.2380776954" calcext:value-type="float">
            <text:p>0.2380776954</text:p>
          </table:table-cell>
          <table:table-cell office:value-type="float" office:value="-1.496474937" calcext:value-type="float">
            <text:p>-1.4964749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2" calcext:value-type="float">
            <text:p>1042</text:p>
          </table:table-cell>
          <table:table-cell office:value-type="float" office:value="1.339890813" calcext:value-type="float">
            <text:p>1.339890813</text:p>
          </table:table-cell>
          <table:table-cell office:value-type="float" office:value="0.2728179768" calcext:value-type="float">
            <text:p>0.2728179768</text:p>
          </table:table-cell>
          <table:table-cell office:value-type="float" office:value="0.7041765709" calcext:value-type="float">
            <text:p>0.70417657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2" calcext:value-type="float">
            <text:p>1042</text:p>
          </table:table-cell>
          <table:table-cell office:value-type="float" office:value="1.359429722" calcext:value-type="float">
            <text:p>1.359429722</text:p>
          </table:table-cell>
          <table:table-cell office:value-type="float" office:value="0.3265802361" calcext:value-type="float">
            <text:p>0.3265802361</text:p>
          </table:table-cell>
          <table:table-cell office:value-type="float" office:value="1.064770992" calcext:value-type="float">
            <text:p>1.0647709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2" calcext:value-type="float">
            <text:p>1042</text:p>
          </table:table-cell>
          <table:table-cell office:value-type="float" office:value="1.376468808" calcext:value-type="float">
            <text:p>1.376468808</text:p>
          </table:table-cell>
          <table:table-cell office:value-type="float" office:value="0.364409639" calcext:value-type="float">
            <text:p>0.364409639</text:p>
          </table:table-cell>
          <table:table-cell office:value-type="float" office:value="0.7628696473" calcext:value-type="float">
            <text:p>0.76286964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2" calcext:value-type="float">
            <text:p>1042</text:p>
          </table:table-cell>
          <table:table-cell office:value-type="float" office:value="1.394665827" calcext:value-type="float">
            <text:p>1.394665827</text:p>
          </table:table-cell>
          <table:table-cell office:value-type="float" office:value="0.3651225489" calcext:value-type="float">
            <text:p>0.3651225489</text:p>
          </table:table-cell>
          <table:table-cell office:value-type="float" office:value="0.01429128933" calcext:value-type="float">
            <text:p>0.01429128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2" calcext:value-type="float">
            <text:p>1042</text:p>
          </table:table-cell>
          <table:table-cell office:value-type="float" office:value="1.413980838" calcext:value-type="float">
            <text:p>1.413980838</text:p>
          </table:table-cell>
          <table:table-cell office:value-type="float" office:value="0.3647773912" calcext:value-type="float">
            <text:p>0.3647773912</text:p>
          </table:table-cell>
          <table:table-cell office:value-type="float" office:value="-0.006896646282" calcext:value-type="float">
            <text:p>-0.00689664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3" calcext:value-type="float">
            <text:p>1043</text:p>
          </table:table-cell>
          <table:table-cell office:value-type="float" office:value="1.433427574" calcext:value-type="float">
            <text:p>1.433427574</text:p>
          </table:table-cell>
          <table:table-cell office:value-type="float" office:value="0.3795857077" calcext:value-type="float">
            <text:p>0.3795857077</text:p>
          </table:table-cell>
          <table:table-cell office:value-type="float" office:value="0.2954819815" calcext:value-type="float">
            <text:p>0.29548198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3" calcext:value-type="float">
            <text:p>1043</text:p>
          </table:table-cell>
          <table:table-cell office:value-type="float" office:value="1.45388699" calcext:value-type="float">
            <text:p>1.45388699</text:p>
          </table:table-cell>
          <table:table-cell office:value-type="float" office:value="0.3946351054" calcext:value-type="float">
            <text:p>0.3946351054</text:p>
          </table:table-cell>
          <table:table-cell office:value-type="float" office:value="0.3015358935" calcext:value-type="float">
            <text:p>0.30153589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3" calcext:value-type="float">
            <text:p>1043</text:p>
          </table:table-cell>
          <table:table-cell office:value-type="float" office:value="1.47780046" calcext:value-type="float">
            <text:p>1.47780046</text:p>
          </table:table-cell>
          <table:table-cell office:value-type="float" office:value="0.4133501148" calcext:value-type="float">
            <text:p>0.4133501148</text:p>
          </table:table-cell>
          <table:table-cell office:value-type="float" office:value="0.3459787231" calcext:value-type="float">
            <text:p>0.3459787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3" calcext:value-type="float">
            <text:p>1043</text:p>
          </table:table-cell>
          <table:table-cell office:value-type="float" office:value="1.503604745" calcext:value-type="float">
            <text:p>1.503604745</text:p>
          </table:table-cell>
          <table:table-cell office:value-type="float" office:value="0.4720887731" calcext:value-type="float">
            <text:p>0.4720887731</text:p>
          </table:table-cell>
          <table:table-cell office:value-type="float" office:value="1.284414767" calcext:value-type="float">
            <text:p>1.2844147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3" calcext:value-type="float">
            <text:p>1043</text:p>
          </table:table-cell>
          <table:table-cell office:value-type="float" office:value="1.531243971" calcext:value-type="float">
            <text:p>1.531243971</text:p>
          </table:table-cell>
          <table:table-cell office:value-type="float" office:value="0.5186826735" calcext:value-type="float">
            <text:p>0.5186826735</text:p>
          </table:table-cell>
          <table:table-cell office:value-type="float" office:value="0.9267033322" calcext:value-type="float">
            <text:p>0.92670333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3" calcext:value-type="float">
            <text:p>1043</text:p>
          </table:table-cell>
          <table:table-cell office:value-type="float" office:value="1.556194246" calcext:value-type="float">
            <text:p>1.556194246</text:p>
          </table:table-cell>
          <table:table-cell office:value-type="float" office:value="0.5376776757" calcext:value-type="float">
            <text:p>0.5376776757</text:p>
          </table:table-cell>
          <table:table-cell office:value-type="float" office:value="0.3799461924" calcext:value-type="float">
            <text:p>0.37994619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3" calcext:value-type="float">
            <text:p>1043</text:p>
          </table:table-cell>
          <table:table-cell office:value-type="float" office:value="1.581930713" calcext:value-type="float">
            <text:p>1.581930713</text:p>
          </table:table-cell>
          <table:table-cell office:value-type="float" office:value="0.5219058203" calcext:value-type="float">
            <text:p>0.5219058203</text:p>
          </table:table-cell>
          <table:table-cell office:value-type="float" office:value="-0.3167896526" calcext:value-type="float">
            <text:p>-0.31678965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3" calcext:value-type="float">
            <text:p>1043</text:p>
          </table:table-cell>
          <table:table-cell office:value-type="float" office:value="1.605886929" calcext:value-type="float">
            <text:p>1.605886929</text:p>
          </table:table-cell>
          <table:table-cell office:value-type="float" office:value="0.4977865729" calcext:value-type="float">
            <text:p>0.4977865729</text:p>
          </table:table-cell>
          <table:table-cell office:value-type="float" office:value="-0.4806057847" calcext:value-type="float">
            <text:p>-0.48060578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3" calcext:value-type="float">
            <text:p>1043</text:p>
          </table:table-cell>
          <table:table-cell office:value-type="float" office:value="1.62618268" calcext:value-type="float">
            <text:p>1.62618268</text:p>
          </table:table-cell>
          <table:table-cell office:value-type="float" office:value="0.4677187122" calcext:value-type="float">
            <text:p>0.4677187122</text:p>
          </table:table-cell>
          <table:table-cell office:value-type="float" office:value="-0.605723889" calcext:value-type="float">
            <text:p>-0.605723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3" calcext:value-type="float">
            <text:p>1043</text:p>
          </table:table-cell>
          <table:table-cell office:value-type="float" office:value="1.647214358" calcext:value-type="float">
            <text:p>1.647214358</text:p>
          </table:table-cell>
          <table:table-cell office:value-type="float" office:value="0.4356230947" calcext:value-type="float">
            <text:p>0.4356230947</text:p>
          </table:table-cell>
          <table:table-cell office:value-type="float" office:value="-0.6419368091" calcext:value-type="float">
            <text:p>-0.64193680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3" calcext:value-type="float">
            <text:p>1043</text:p>
          </table:table-cell>
          <table:table-cell office:value-type="float" office:value="1.665565261" calcext:value-type="float">
            <text:p>1.665565261</text:p>
          </table:table-cell>
          <table:table-cell office:value-type="float" office:value="0.3978059007" calcext:value-type="float">
            <text:p>0.3978059007</text:p>
          </table:table-cell>
          <table:table-cell office:value-type="float" office:value="-0.7499297746" calcext:value-type="float">
            <text:p>-0.74992977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3" calcext:value-type="float">
            <text:p>1043</text:p>
          </table:table-cell>
          <table:table-cell office:value-type="float" office:value="1.687540891" calcext:value-type="float">
            <text:p>1.687540891</text:p>
          </table:table-cell>
          <table:table-cell office:value-type="float" office:value="0.4092621408" calcext:value-type="float">
            <text:p>0.4092621408</text:p>
          </table:table-cell>
          <table:table-cell office:value-type="float" office:value="0.2310633863" calcext:value-type="float">
            <text:p>0.23106338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3" calcext:value-type="float">
            <text:p>1043</text:p>
          </table:table-cell>
          <table:table-cell office:value-type="float" office:value="1.704675811" calcext:value-type="float">
            <text:p>1.704675811</text:p>
          </table:table-cell>
          <table:table-cell office:value-type="float" office:value="0.3614351781" calcext:value-type="float">
            <text:p>0.3614351781</text:p>
          </table:table-cell>
          <table:table-cell office:value-type="float" office:value="-0.7736328332" calcext:value-type="float">
            <text:p>-0.77363283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3" calcext:value-type="float">
            <text:p>1043</text:p>
          </table:table-cell>
          <table:table-cell office:value-type="float" office:value="1.723483269" calcext:value-type="float">
            <text:p>1.723483269</text:p>
          </table:table-cell>
          <table:table-cell office:value-type="float" office:value="0.4030966163" calcext:value-type="float">
            <text:p>0.4030966163</text:p>
          </table:table-cell>
          <table:table-cell office:value-type="float" office:value="1.082967024" calcext:value-type="float">
            <text:p>1.082967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3" calcext:value-type="float">
            <text:p>1043</text:p>
          </table:table-cell>
          <table:table-cell office:value-type="float" office:value="1.739133583" calcext:value-type="float">
            <text:p>1.739133583</text:p>
          </table:table-cell>
          <table:table-cell office:value-type="float" office:value="0.3586589081" calcext:value-type="float">
            <text:p>0.3586589081</text:p>
          </table:table-cell>
          <table:table-cell office:value-type="float" office:value="-0.8799855993" calcext:value-type="float">
            <text:p>-0.87998559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3" calcext:value-type="float">
            <text:p>1043</text:p>
          </table:table-cell>
          <table:table-cell office:value-type="float" office:value="1.75372006" calcext:value-type="float">
            <text:p>1.75372006</text:p>
          </table:table-cell>
          <table:table-cell office:value-type="float" office:value="0.3647207993" calcext:value-type="float">
            <text:p>0.3647207993</text:p>
          </table:table-cell>
          <table:table-cell office:value-type="float" office:value="0.1227442334" calcext:value-type="float">
            <text:p>0.12274423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4" calcext:value-type="float">
            <text:p>1044</text:p>
          </table:table-cell>
          <table:table-cell office:value-type="float" office:value="1.770655593" calcext:value-type="float">
            <text:p>1.770655593</text:p>
          </table:table-cell>
          <table:table-cell office:value-type="float" office:value="0.3137070183" calcext:value-type="float">
            <text:p>0.3137070183</text:p>
          </table:table-cell>
          <table:table-cell office:value-type="float" office:value="-1.011654382" calcext:value-type="float">
            <text:p>-1.0116543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4" calcext:value-type="float">
            <text:p>1044</text:p>
          </table:table-cell>
          <table:table-cell office:value-type="float" office:value="1.779731949" calcext:value-type="float">
            <text:p>1.779731949</text:p>
          </table:table-cell>
          <table:table-cell office:value-type="float" office:value="0.271240327" calcext:value-type="float">
            <text:p>0.271240327</text:p>
          </table:table-cell>
          <table:table-cell office:value-type="float" office:value="-0.8539702015" calcext:value-type="float">
            <text:p>-0.85397020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4" calcext:value-type="float">
            <text:p>1044</text:p>
          </table:table-cell>
          <table:table-cell office:value-type="float" office:value="1.787705876" calcext:value-type="float">
            <text:p>1.787705876</text:p>
          </table:table-cell>
          <table:table-cell office:value-type="float" office:value="0.2262399735" calcext:value-type="float">
            <text:p>0.2262399735</text:p>
          </table:table-cell>
          <table:table-cell office:value-type="float" office:value="-0.9049436644" calcext:value-type="float">
            <text:p>-0.90494366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4" calcext:value-type="float">
            <text:p>1044</text:p>
          </table:table-cell>
          <table:table-cell office:value-type="float" office:value="1.781537664" calcext:value-type="float">
            <text:p>1.781537664</text:p>
          </table:table-cell>
          <table:table-cell office:value-type="float" office:value="0.07330859079" calcext:value-type="float">
            <text:p>0.0733085908</text:p>
          </table:table-cell>
          <table:table-cell office:value-type="float" office:value="-3.048247335" calcext:value-type="float">
            <text:p>-3.0482473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4" calcext:value-type="float">
            <text:p>1044</text:p>
          </table:table-cell>
          <table:table-cell office:value-type="float" office:value="1.768951729" calcext:value-type="float">
            <text:p>1.768951729</text:p>
          </table:table-cell>
          <table:table-cell office:value-type="float" office:value="-0.07137112486" calcext:value-type="float">
            <text:p>-0.0713711249</text:p>
          </table:table-cell>
          <table:table-cell office:value-type="float" office:value="-2.891322832" calcext:value-type="float">
            <text:p>-2.8913228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4" calcext:value-type="float">
            <text:p>1044</text:p>
          </table:table-cell>
          <table:table-cell office:value-type="float" office:value="1.749842996" calcext:value-type="float">
            <text:p>1.749842996</text:p>
          </table:table-cell>
          <table:table-cell office:value-type="float" office:value="-0.2522969258" calcext:value-type="float">
            <text:p>-0.2522969258</text:p>
          </table:table-cell>
          <table:table-cell office:value-type="float" office:value="-3.620877772" calcext:value-type="float">
            <text:p>-3.6208777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4" calcext:value-type="float">
            <text:p>1044</text:p>
          </table:table-cell>
          <table:table-cell office:value-type="float" office:value="1.725988297" calcext:value-type="float">
            <text:p>1.725988297</text:p>
          </table:table-cell>
          <table:table-cell office:value-type="float" office:value="-0.3603488246" calcext:value-type="float">
            <text:p>-0.3603488246</text:p>
          </table:table-cell>
          <table:table-cell office:value-type="float" office:value="-2.02518337" calcext:value-type="float">
            <text:p>-2.025183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4" calcext:value-type="float">
            <text:p>1044</text:p>
          </table:table-cell>
          <table:table-cell office:value-type="float" office:value="1.703609163" calcext:value-type="float">
            <text:p>1.703609163</text:p>
          </table:table-cell>
          <table:table-cell office:value-type="float" office:value="-0.4368878812" calcext:value-type="float">
            <text:p>-0.4368878812</text:p>
          </table:table-cell>
          <table:table-cell office:value-type="float" office:value="-1.645544923" calcext:value-type="float">
            <text:p>-1.6455449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4" calcext:value-type="float">
            <text:p>1044</text:p>
          </table:table-cell>
          <table:table-cell office:value-type="float" office:value="1.683633574" calcext:value-type="float">
            <text:p>1.683633574</text:p>
          </table:table-cell>
          <table:table-cell office:value-type="float" office:value="-0.4414864913" calcext:value-type="float">
            <text:p>-0.4414864913</text:p>
          </table:table-cell>
          <table:table-cell office:value-type="float" office:value="-0.09121438071" calcext:value-type="float">
            <text:p>-0.09121438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4" calcext:value-type="float">
            <text:p>1044</text:p>
          </table:table-cell>
          <table:table-cell office:value-type="float" office:value="1.665660728" calcext:value-type="float">
            <text:p>1.665660728</text:p>
          </table:table-cell>
          <table:table-cell office:value-type="float" office:value="-0.4133566898" calcext:value-type="float">
            <text:p>-0.4133566898</text:p>
          </table:table-cell>
          <table:table-cell office:value-type="float" office:value="0.5676904272" calcext:value-type="float">
            <text:p>0.56769042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4" calcext:value-type="float">
            <text:p>1044</text:p>
          </table:table-cell>
          <table:table-cell office:value-type="float" office:value="1.647889474" calcext:value-type="float">
            <text:p>1.647889474</text:p>
          </table:table-cell>
          <table:table-cell office:value-type="float" office:value="-0.3713301863" calcext:value-type="float">
            <text:p>-0.3713301863</text:p>
          </table:table-cell>
          <table:table-cell office:value-type="float" office:value="0.8396638236" calcext:value-type="float">
            <text:p>0.83966382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4" calcext:value-type="float">
            <text:p>1044</text:p>
          </table:table-cell>
          <table:table-cell office:value-type="float" office:value="1.625139889" calcext:value-type="float">
            <text:p>1.625139889</text:p>
          </table:table-cell>
          <table:table-cell office:value-type="float" office:value="-0.3904078769" calcext:value-type="float">
            <text:p>-0.3904078769</text:p>
          </table:table-cell>
          <table:table-cell office:value-type="float" office:value="-0.3802634729" calcext:value-type="float">
            <text:p>-0.38026347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5" calcext:value-type="float">
            <text:p>1045</text:p>
          </table:table-cell>
          <table:table-cell office:value-type="float" office:value="1.601304884" calcext:value-type="float">
            <text:p>1.601304884</text:p>
          </table:table-cell>
          <table:table-cell office:value-type="float" office:value="-0.4285053496" calcext:value-type="float">
            <text:p>-0.4285053496</text:p>
          </table:table-cell>
          <table:table-cell office:value-type="float" office:value="-0.7624356125" calcext:value-type="float">
            <text:p>-0.7624356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5" calcext:value-type="float">
            <text:p>1045</text:p>
          </table:table-cell>
          <table:table-cell office:value-type="float" office:value="1.575445553" calcext:value-type="float">
            <text:p>1.575445553</text:p>
          </table:table-cell>
          <table:table-cell office:value-type="float" office:value="-0.4833844369" calcext:value-type="float">
            <text:p>-0.4833844369</text:p>
          </table:table-cell>
          <table:table-cell office:value-type="float" office:value="-1.102907266" calcext:value-type="float">
            <text:p>-1.1029072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5" calcext:value-type="float">
            <text:p>1045</text:p>
          </table:table-cell>
          <table:table-cell office:value-type="float" office:value="1.54202536" calcext:value-type="float">
            <text:p>1.54202536</text:p>
          </table:table-cell>
          <table:table-cell office:value-type="float" office:value="-0.5519121555" calcext:value-type="float">
            <text:p>-0.5519121555</text:p>
          </table:table-cell>
          <table:table-cell office:value-type="float" office:value="-1.351346016" calcext:value-type="float">
            <text:p>-1.351346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5" calcext:value-type="float">
            <text:p>1045</text:p>
          </table:table-cell>
          <table:table-cell office:value-type="float" office:value="1.508021439" calcext:value-type="float">
            <text:p>1.508021439</text:p>
          </table:table-cell>
          <table:table-cell office:value-type="float" office:value="-0.6222411902" calcext:value-type="float">
            <text:p>-0.6222411902</text:p>
          </table:table-cell>
          <table:table-cell office:value-type="float" office:value="-1.422946773" calcext:value-type="float">
            <text:p>-1.4229467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5" calcext:value-type="float">
            <text:p>1045</text:p>
          </table:table-cell>
          <table:table-cell office:value-type="float" office:value="1.471425054" calcext:value-type="float">
            <text:p>1.471425054</text:p>
          </table:table-cell>
          <table:table-cell office:value-type="float" office:value="-0.6388664324" calcext:value-type="float">
            <text:p>-0.6388664324</text:p>
          </table:table-cell>
          <table:table-cell office:value-type="float" office:value="-0.2587487391" calcext:value-type="float">
            <text:p>-0.25874873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5" calcext:value-type="float">
            <text:p>1045</text:p>
          </table:table-cell>
          <table:table-cell office:value-type="float" office:value="1.420631089" calcext:value-type="float">
            <text:p>1.420631089</text:p>
          </table:table-cell>
          <table:table-cell office:value-type="float" office:value="-0.8917690874" calcext:value-type="float">
            <text:p>-0.8917690874</text:p>
          </table:table-cell>
          <table:table-cell office:value-type="float" office:value="-7.058934085" calcext:value-type="float">
            <text:p>-7.0589340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5" calcext:value-type="float">
            <text:p>1045</text:p>
          </table:table-cell>
          <table:table-cell office:value-type="float" office:value="1.372730276" calcext:value-type="float">
            <text:p>1.372730276</text:p>
          </table:table-cell>
          <table:table-cell office:value-type="float" office:value="-0.9815216738" calcext:value-type="float">
            <text:p>-0.9815216738</text:p>
          </table:table-cell>
          <table:table-cell office:value-type="float" office:value="-1.793614362" calcext:value-type="float">
            <text:p>-1.7936143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5" calcext:value-type="float">
            <text:p>1045</text:p>
          </table:table-cell>
          <table:table-cell office:value-type="float" office:value="1.326171003" calcext:value-type="float">
            <text:p>1.326171003</text:p>
          </table:table-cell>
          <table:table-cell office:value-type="float" office:value="-1.103474848" calcext:value-type="float">
            <text:p>-1.103474848</text:p>
          </table:table-cell>
          <table:table-cell office:value-type="float" office:value="-2.450184633" calcext:value-type="float">
            <text:p>-2.4501846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5" calcext:value-type="float">
            <text:p>1045</text:p>
          </table:table-cell>
          <table:table-cell office:value-type="float" office:value="1.281542738" calcext:value-type="float">
            <text:p>1.281542738</text:p>
          </table:table-cell>
          <table:table-cell office:value-type="float" office:value="-0.9284640641" calcext:value-type="float">
            <text:p>-0.9284640641</text:p>
          </table:table-cell>
          <table:table-cell office:value-type="float" office:value="3.500790094" calcext:value-type="float">
            <text:p>3.5007900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5" calcext:value-type="float">
            <text:p>1045</text:p>
          </table:table-cell>
          <table:table-cell office:value-type="float" office:value="1.237744194" calcext:value-type="float">
            <text:p>1.237744194</text:p>
          </table:table-cell>
          <table:table-cell office:value-type="float" office:value="-0.9015442911" calcext:value-type="float">
            <text:p>-0.9015442911</text:p>
          </table:table-cell>
          <table:table-cell office:value-type="float" office:value="0.5387144115" calcext:value-type="float">
            <text:p>0.53871441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5" calcext:value-type="float">
            <text:p>1045</text:p>
          </table:table-cell>
          <table:table-cell office:value-type="float" office:value="1.194640653" calcext:value-type="float">
            <text:p>1.194640653</text:p>
          </table:table-cell>
          <table:table-cell office:value-type="float" office:value="-0.8761617533" calcext:value-type="float">
            <text:p>-0.8761617533</text:p>
          </table:table-cell>
          <table:table-cell office:value-type="float" office:value="0.5060094743" calcext:value-type="float">
            <text:p>0.50600947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5" calcext:value-type="float">
            <text:p>1045</text:p>
          </table:table-cell>
          <table:table-cell office:value-type="float" office:value="1.155309292" calcext:value-type="float">
            <text:p>1.155309292</text:p>
          </table:table-cell>
          <table:table-cell office:value-type="float" office:value="-0.8401199571" calcext:value-type="float">
            <text:p>-0.8401199571</text:p>
          </table:table-cell>
          <table:table-cell office:value-type="float" office:value="0.7189657775" calcext:value-type="float">
            <text:p>0.71896577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6" calcext:value-type="float">
            <text:p>1046</text:p>
          </table:table-cell>
          <table:table-cell office:value-type="float" office:value="1.119727695" calcext:value-type="float">
            <text:p>1.119727695</text:p>
          </table:table-cell>
          <table:table-cell office:value-type="float" office:value="-0.7854300645" calcext:value-type="float">
            <text:p>-0.7854300645</text:p>
          </table:table-cell>
          <table:table-cell office:value-type="float" office:value="1.095009328" calcext:value-type="float">
            <text:p>1.0950093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6" calcext:value-type="float">
            <text:p>1046</text:p>
          </table:table-cell>
          <table:table-cell office:value-type="float" office:value="1.085095922" calcext:value-type="float">
            <text:p>1.085095922</text:p>
          </table:table-cell>
          <table:table-cell office:value-type="float" office:value="-0.7309810423" calcext:value-type="float">
            <text:p>-0.7309810423</text:p>
          </table:table-cell>
          <table:table-cell office:value-type="float" office:value="1.094170597" calcext:value-type="float">
            <text:p>1.0941705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6" calcext:value-type="float">
            <text:p>1046</text:p>
          </table:table-cell>
          <table:table-cell office:value-type="float" office:value="1.048835211" calcext:value-type="float">
            <text:p>1.048835211</text:p>
          </table:table-cell>
          <table:table-cell office:value-type="float" office:value="-0.694844234" calcext:value-type="float">
            <text:p>-0.694844234</text:p>
          </table:table-cell>
          <table:table-cell office:value-type="float" office:value="0.673865474" calcext:value-type="float">
            <text:p>0.6738654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6" calcext:value-type="float">
            <text:p>1046</text:p>
          </table:table-cell>
          <table:table-cell office:value-type="float" office:value="0.977749426" calcext:value-type="float">
            <text:p>0.977749426</text:p>
          </table:table-cell>
          <table:table-cell office:value-type="float" office:value="-0.7024867419" calcext:value-type="float">
            <text:p>-0.7024867419</text:p>
          </table:table-cell>
          <table:table-cell office:value-type="float" office:value="-0.07905800448" calcext:value-type="float">
            <text:p>-0.07905800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6" calcext:value-type="float">
            <text:p>1046</text:p>
          </table:table-cell>
          <table:table-cell office:value-type="float" office:value="0.9463536865" calcext:value-type="float">
            <text:p>0.9463536865</text:p>
          </table:table-cell>
          <table:table-cell office:value-type="float" office:value="-0.6798121064" calcext:value-type="float">
            <text:p>-0.6798121064</text:p>
          </table:table-cell>
          <table:table-cell office:value-type="float" office:value="0.4534911958" calcext:value-type="float">
            <text:p>0.45349119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6" calcext:value-type="float">
            <text:p>1046</text:p>
          </table:table-cell>
          <table:table-cell office:value-type="float" office:value="0.9170191547" calcext:value-type="float">
            <text:p>0.9170191547</text:p>
          </table:table-cell>
          <table:table-cell office:value-type="float" office:value="-0.6503780728" calcext:value-type="float">
            <text:p>-0.6503780728</text:p>
          </table:table-cell>
          <table:table-cell office:value-type="float" office:value="0.5898679103" calcext:value-type="float">
            <text:p>0.58986791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6" calcext:value-type="float">
            <text:p>1046</text:p>
          </table:table-cell>
          <table:table-cell office:value-type="float" office:value="0.8861165499" calcext:value-type="float">
            <text:p>0.8861165499</text:p>
          </table:table-cell>
          <table:table-cell office:value-type="float" office:value="-0.6110703377" calcext:value-type="float">
            <text:p>-0.6110703377</text:p>
          </table:table-cell>
          <table:table-cell office:value-type="float" office:value="0.7853563554" calcext:value-type="float">
            <text:p>0.78535635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6" calcext:value-type="float">
            <text:p>1046</text:p>
          </table:table-cell>
          <table:table-cell office:value-type="float" office:value="0.8550804874" calcext:value-type="float">
            <text:p>0.8550804874</text:p>
          </table:table-cell>
          <table:table-cell office:value-type="float" office:value="-0.6090040954" calcext:value-type="float">
            <text:p>-0.6090040954</text:p>
          </table:table-cell>
          <table:table-cell office:value-type="float" office:value="0.04139093813" calcext:value-type="float">
            <text:p>0.0413909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6" calcext:value-type="float">
            <text:p>1046</text:p>
          </table:table-cell>
          <table:table-cell office:value-type="float" office:value="0.8221723664" calcext:value-type="float">
            <text:p>0.8221723664</text:p>
          </table:table-cell>
          <table:table-cell office:value-type="float" office:value="-0.6322901154" calcext:value-type="float">
            <text:p>-0.6322901154</text:p>
          </table:table-cell>
          <table:table-cell office:value-type="float" office:value="-0.4654157763" calcext:value-type="float">
            <text:p>-0.46541577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6" calcext:value-type="float">
            <text:p>1046</text:p>
          </table:table-cell>
          <table:table-cell office:value-type="float" office:value="0.7904544579" calcext:value-type="float">
            <text:p>0.7904544579</text:p>
          </table:table-cell>
          <table:table-cell office:value-type="float" office:value="-0.6376767577" calcext:value-type="float">
            <text:p>-0.6376767577</text:p>
          </table:table-cell>
          <table:table-cell office:value-type="float" office:value="-0.1076014345" calcext:value-type="float">
            <text:p>-0.10760143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6" calcext:value-type="float">
            <text:p>1046</text:p>
          </table:table-cell>
          <table:table-cell office:value-type="float" office:value="0.7590949743" calcext:value-type="float">
            <text:p>0.7590949743</text:p>
          </table:table-cell>
          <table:table-cell office:value-type="float" office:value="-0.6406675903" calcext:value-type="float">
            <text:p>-0.6406675903</text:p>
          </table:table-cell>
          <table:table-cell office:value-type="float" office:value="-0.06015015017" calcext:value-type="float">
            <text:p>-0.06015015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6" calcext:value-type="float">
            <text:p>1046</text:p>
          </table:table-cell>
          <table:table-cell office:value-type="float" office:value="0.7276280231" calcext:value-type="float">
            <text:p>0.7276280231</text:p>
          </table:table-cell>
          <table:table-cell office:value-type="float" office:value="-0.5846263931" calcext:value-type="float">
            <text:p>-0.5846263931</text:p>
          </table:table-cell>
          <table:table-cell office:value-type="float" office:value="0.8719699879" calcext:value-type="float">
            <text:p>0.87196998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6" calcext:value-type="float">
            <text:p>1046</text:p>
          </table:table-cell>
          <table:table-cell office:value-type="float" office:value="0.6955457138" calcext:value-type="float">
            <text:p>0.6955457138</text:p>
          </table:table-cell>
          <table:table-cell office:value-type="float" office:value="-0.6714222479" calcext:value-type="float">
            <text:p>-0.6714222479</text:p>
          </table:table-cell>
          <table:table-cell office:value-type="float" office:value="-2.418562171" calcext:value-type="float">
            <text:p>-2.4185621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6" calcext:value-type="float">
            <text:p>1046</text:p>
          </table:table-cell>
          <table:table-cell office:value-type="float" office:value="0.6634055245" calcext:value-type="float">
            <text:p>0.6634055245</text:p>
          </table:table-cell>
          <table:table-cell office:value-type="float" office:value="-0.6730935748" calcext:value-type="float">
            <text:p>-0.6730935748</text:p>
          </table:table-cell>
          <table:table-cell office:value-type="float" office:value="-0.03305715484" calcext:value-type="float">
            <text:p>-0.03305715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6" calcext:value-type="float">
            <text:p>1046</text:p>
          </table:table-cell>
          <table:table-cell office:value-type="float" office:value="0.6298284608" calcext:value-type="float">
            <text:p>0.6298284608</text:p>
          </table:table-cell>
          <table:table-cell office:value-type="float" office:value="-0.7365555867" calcext:value-type="float">
            <text:p>-0.7365555867</text:p>
          </table:table-cell>
          <table:table-cell office:value-type="float" office:value="-1.285216924" calcext:value-type="float">
            <text:p>-1.2852169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6" calcext:value-type="float">
            <text:p>1046</text:p>
          </table:table-cell>
          <table:table-cell office:value-type="float" office:value="0.5958473798" calcext:value-type="float">
            <text:p>0.5958473798</text:p>
          </table:table-cell>
          <table:table-cell office:value-type="float" office:value="-0.6656797273" calcext:value-type="float">
            <text:p>-0.6656797273</text:p>
          </table:table-cell>
          <table:table-cell office:value-type="float" office:value="1.421110409" calcext:value-type="float">
            <text:p>1.4211104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6" calcext:value-type="float">
            <text:p>1046</text:p>
          </table:table-cell>
          <table:table-cell office:value-type="float" office:value="0.5629676811" calcext:value-type="float">
            <text:p>0.5629676811</text:p>
          </table:table-cell>
          <table:table-cell office:value-type="float" office:value="-0.6716508825" calcext:value-type="float">
            <text:p>-0.6716508825</text:p>
          </table:table-cell>
          <table:table-cell office:value-type="float" office:value="-0.118700301" calcext:value-type="float">
            <text:p>-0.1187003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6" calcext:value-type="float">
            <text:p>1046</text:p>
          </table:table-cell>
          <table:table-cell office:value-type="float" office:value="0.5304373761" calcext:value-type="float">
            <text:p>0.5304373761</text:p>
          </table:table-cell>
          <table:table-cell office:value-type="float" office:value="-0.6624646294" calcext:value-type="float">
            <text:p>-0.6624646294</text:p>
          </table:table-cell>
          <table:table-cell office:value-type="float" office:value="0.1842416982" calcext:value-type="float">
            <text:p>0.184241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6" calcext:value-type="float">
            <text:p>1046</text:p>
          </table:table-cell>
          <table:table-cell office:value-type="float" office:value="0.4984902306" calcext:value-type="float">
            <text:p>0.4984902306</text:p>
          </table:table-cell>
          <table:table-cell office:value-type="float" office:value="-0.6480063803" calcext:value-type="float">
            <text:p>-0.6480063803</text:p>
          </table:table-cell>
          <table:table-cell office:value-type="float" office:value="0.2887245046" calcext:value-type="float">
            <text:p>0.2887245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7" calcext:value-type="float">
            <text:p>1047</text:p>
          </table:table-cell>
          <table:table-cell office:value-type="float" office:value="0.4678036126" calcext:value-type="float">
            <text:p>0.4678036126</text:p>
          </table:table-cell>
          <table:table-cell office:value-type="float" office:value="-0.6348680619" calcext:value-type="float">
            <text:p>-0.6348680619</text:p>
          </table:table-cell>
          <table:table-cell office:value-type="float" office:value="0.2629661374" calcext:value-type="float">
            <text:p>0.26296613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7" calcext:value-type="float">
            <text:p>1047</text:p>
          </table:table-cell>
          <table:table-cell office:value-type="float" office:value="0.442596498" calcext:value-type="float">
            <text:p>0.442596498</text:p>
          </table:table-cell>
          <table:table-cell office:value-type="float" office:value="-0.5859462616" calcext:value-type="float">
            <text:p>-0.5859462616</text:p>
          </table:table-cell>
          <table:table-cell office:value-type="float" office:value="0.9814013703" calcext:value-type="float">
            <text:p>0.98140137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7" calcext:value-type="float">
            <text:p>1047</text:p>
          </table:table-cell>
          <table:table-cell office:value-type="float" office:value="0.4472144452" calcext:value-type="float">
            <text:p>0.4472144452</text:p>
          </table:table-cell>
          <table:table-cell office:value-type="float" office:value="-0.3444460256" calcext:value-type="float">
            <text:p>-0.3444460256</text:p>
          </table:table-cell>
          <table:table-cell office:value-type="float" office:value="4.525230787" calcext:value-type="float">
            <text:p>4.5252307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7" calcext:value-type="float">
            <text:p>1047</text:p>
          </table:table-cell>
          <table:table-cell office:value-type="float" office:value="0.4740832416" calcext:value-type="float">
            <text:p>0.4740832416</text:p>
          </table:table-cell>
          <table:table-cell office:value-type="float" office:value="0.05127183739" calcext:value-type="float">
            <text:p>0.0512718374</text:p>
          </table:table-cell>
          <table:table-cell office:value-type="float" office:value="8.438352811" calcext:value-type="float">
            <text:p>8.4383528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7" calcext:value-type="float">
            <text:p>1047</text:p>
          </table:table-cell>
          <table:table-cell office:value-type="float" office:value="0.5025854853" calcext:value-type="float">
            <text:p>0.5025854853</text:p>
          </table:table-cell>
          <table:table-cell office:value-type="float" office:value="0.4100977758" calcext:value-type="float">
            <text:p>0.4100977758</text:p>
          </table:table-cell>
          <table:table-cell office:value-type="float" office:value="7.18612115" calcext:value-type="float">
            <text:p>7.186121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7" calcext:value-type="float">
            <text:p>1047</text:p>
          </table:table-cell>
          <table:table-cell office:value-type="float" office:value="0.5294159896" calcext:value-type="float">
            <text:p>0.5294159896</text:p>
          </table:table-cell>
          <table:table-cell office:value-type="float" office:value="0.5603687555" calcext:value-type="float">
            <text:p>0.5603687555</text:p>
          </table:table-cell>
          <table:table-cell office:value-type="float" office:value="3.009530191" calcext:value-type="float">
            <text:p>3.0095301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7" calcext:value-type="float">
            <text:p>1047</text:p>
          </table:table-cell>
          <table:table-cell office:value-type="float" office:value="0.5559241405" calcext:value-type="float">
            <text:p>0.5559241405</text:p>
          </table:table-cell>
          <table:table-cell office:value-type="float" office:value="0.5464022495" calcext:value-type="float">
            <text:p>0.5464022495</text:p>
          </table:table-cell>
          <table:table-cell office:value-type="float" office:value="-0.2798001455" calcext:value-type="float">
            <text:p>-0.27980014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7" calcext:value-type="float">
            <text:p>1047</text:p>
          </table:table-cell>
          <table:table-cell office:value-type="float" office:value="0.5822747805" calcext:value-type="float">
            <text:p>0.5822747805</text:p>
          </table:table-cell>
          <table:table-cell office:value-type="float" office:value="0.53085308" calcext:value-type="float">
            <text:p>0.53085308</text:p>
          </table:table-cell>
          <table:table-cell office:value-type="float" office:value="-0.3093000476" calcext:value-type="float">
            <text:p>-0.3093000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7" calcext:value-type="float">
            <text:p>1047</text:p>
          </table:table-cell>
          <table:table-cell office:value-type="float" office:value="0.610549523" calcext:value-type="float">
            <text:p>0.610549523</text:p>
          </table:table-cell>
          <table:table-cell office:value-type="float" office:value="0.5407137497" calcext:value-type="float">
            <text:p>0.5407137497</text:p>
          </table:table-cell>
          <table:table-cell office:value-type="float" office:value="0.1977125111" calcext:value-type="float">
            <text:p>0.1977125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7" calcext:value-type="float">
            <text:p>1047</text:p>
          </table:table-cell>
          <table:table-cell office:value-type="float" office:value="0.638684296" calcext:value-type="float">
            <text:p>0.638684296</text:p>
          </table:table-cell>
          <table:table-cell office:value-type="float" office:value="0.5520739649" calcext:value-type="float">
            <text:p>0.5520739649</text:p>
          </table:table-cell>
          <table:table-cell office:value-type="float" office:value="0.2281896441" calcext:value-type="float">
            <text:p>0.22818964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7" calcext:value-type="float">
            <text:p>1047</text:p>
          </table:table-cell>
          <table:table-cell office:value-type="float" office:value="0.6667252358" calcext:value-type="float">
            <text:p>0.6667252358</text:p>
          </table:table-cell>
          <table:table-cell office:value-type="float" office:value="0.5642057802" calcext:value-type="float">
            <text:p>0.5642057802</text:p>
          </table:table-cell>
          <table:table-cell office:value-type="float" office:value="0.2425224142" calcext:value-type="float">
            <text:p>0.2425224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7" calcext:value-type="float">
            <text:p>1047</text:p>
          </table:table-cell>
          <table:table-cell office:value-type="float" office:value="0.6938886006" calcext:value-type="float">
            <text:p>0.6938886006</text:p>
          </table:table-cell>
          <table:table-cell office:value-type="float" office:value="0.5563352478" calcext:value-type="float">
            <text:p>0.5563352478</text:p>
          </table:table-cell>
          <table:table-cell office:value-type="float" office:value="-0.157424308" calcext:value-type="float">
            <text:p>-0.157424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7" calcext:value-type="float">
            <text:p>1047</text:p>
          </table:table-cell>
          <table:table-cell office:value-type="float" office:value="0.7183378871" calcext:value-type="float">
            <text:p>0.7183378871</text:p>
          </table:table-cell>
          <table:table-cell office:value-type="float" office:value="0.4941677223" calcext:value-type="float">
            <text:p>0.4941677223</text:p>
          </table:table-cell>
          <table:table-cell office:value-type="float" office:value="-0.9627556309" calcext:value-type="float">
            <text:p>-0.96275563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7" calcext:value-type="float">
            <text:p>1047</text:p>
          </table:table-cell>
          <table:table-cell office:value-type="float" office:value="0.7434379665" calcext:value-type="float">
            <text:p>0.7434379665</text:p>
          </table:table-cell>
          <table:table-cell office:value-type="float" office:value="0.5427424663" calcext:value-type="float">
            <text:p>0.5427424663</text:p>
          </table:table-cell>
          <table:table-cell office:value-type="float" office:value="1.366822744" calcext:value-type="float">
            <text:p>1.3668227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7" calcext:value-type="float">
            <text:p>1047</text:p>
          </table:table-cell>
          <table:table-cell office:value-type="float" office:value="0.7683644253" calcext:value-type="float">
            <text:p>0.7683644253</text:p>
          </table:table-cell>
          <table:table-cell office:value-type="float" office:value="0.5270169187" calcext:value-type="float">
            <text:p>0.5270169187</text:p>
          </table:table-cell>
          <table:table-cell office:value-type="float" office:value="-0.3130022804" calcext:value-type="float">
            <text:p>-0.31300228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7" calcext:value-type="float">
            <text:p>1047</text:p>
          </table:table-cell>
          <table:table-cell office:value-type="float" office:value="0.794467652" calcext:value-type="float">
            <text:p>0.794467652</text:p>
          </table:table-cell>
          <table:table-cell office:value-type="float" office:value="0.5760820792" calcext:value-type="float">
            <text:p>0.5760820792</text:p>
          </table:table-cell>
          <table:table-cell office:value-type="float" office:value="0.9883784986" calcext:value-type="float">
            <text:p>0.988378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7" calcext:value-type="float">
            <text:p>1047</text:p>
          </table:table-cell>
          <table:table-cell office:value-type="float" office:value="0.8258924022" calcext:value-type="float">
            <text:p>0.8258924022</text:p>
          </table:table-cell>
          <table:table-cell office:value-type="float" office:value="0.5491237796" calcext:value-type="float">
            <text:p>0.5491237796</text:p>
          </table:table-cell>
          <table:table-cell office:value-type="float" office:value="-0.5365150728" calcext:value-type="float">
            <text:p>-0.53651507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7" calcext:value-type="float">
            <text:p>1047</text:p>
          </table:table-cell>
          <table:table-cell office:value-type="float" office:value="0.8613320266" calcext:value-type="float">
            <text:p>0.8613320266</text:p>
          </table:table-cell>
          <table:table-cell office:value-type="float" office:value="0.620325209" calcext:value-type="float">
            <text:p>0.620325209</text:p>
          </table:table-cell>
          <table:table-cell office:value-type="float" office:value="1.425936407" calcext:value-type="float">
            <text:p>1.4259364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7" calcext:value-type="float">
            <text:p>1047</text:p>
          </table:table-cell>
          <table:table-cell office:value-type="float" office:value="0.9039735947" calcext:value-type="float">
            <text:p>0.9039735947</text:p>
          </table:table-cell>
          <table:table-cell office:value-type="float" office:value="0.7284887189" calcext:value-type="float">
            <text:p>0.7284887189</text:p>
          </table:table-cell>
          <table:table-cell office:value-type="float" office:value="2.156897901" calcext:value-type="float">
            <text:p>2.1568979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7" calcext:value-type="float">
            <text:p>1047</text:p>
          </table:table-cell>
          <table:table-cell office:value-type="float" office:value="0.9534044" calcext:value-type="float">
            <text:p>0.9534044</text:p>
          </table:table-cell>
          <table:table-cell office:value-type="float" office:value="0.8501964599" calcext:value-type="float">
            <text:p>0.8501964599</text:p>
          </table:table-cell>
          <table:table-cell office:value-type="float" office:value="2.438862507" calcext:value-type="float">
            <text:p>2.4388625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7" calcext:value-type="float">
            <text:p>1047</text:p>
          </table:table-cell>
          <table:table-cell office:value-type="float" office:value="1.007246395" calcext:value-type="float">
            <text:p>1.007246395</text:p>
          </table:table-cell>
          <table:table-cell office:value-type="float" office:value="0.9677644283" calcext:value-type="float">
            <text:p>0.9677644283</text:p>
          </table:table-cell>
          <table:table-cell office:value-type="float" office:value="2.319929199" calcext:value-type="float">
            <text:p>2.3199291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7" calcext:value-type="float">
            <text:p>1047</text:p>
          </table:table-cell>
          <table:table-cell office:value-type="float" office:value="1.058258395" calcext:value-type="float">
            <text:p>1.058258395</text:p>
          </table:table-cell>
          <table:table-cell office:value-type="float" office:value="1.030718589" calcext:value-type="float">
            <text:p>1.030718589</text:p>
          </table:table-cell>
          <table:table-cell office:value-type="float" office:value="1.282459249" calcext:value-type="float">
            <text:p>1.2824592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7" calcext:value-type="float">
            <text:p>1047</text:p>
          </table:table-cell>
          <table:table-cell office:value-type="float" office:value="1.108697989" calcext:value-type="float">
            <text:p>1.108697989</text:p>
          </table:table-cell>
          <table:table-cell office:value-type="float" office:value="1.014805312" calcext:value-type="float">
            <text:p>1.014805312</text:p>
          </table:table-cell>
          <table:table-cell office:value-type="float" office:value="-0.2974419481" calcext:value-type="float">
            <text:p>-0.29744194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7" calcext:value-type="float">
            <text:p>1047</text:p>
          </table:table-cell>
          <table:table-cell office:value-type="float" office:value="1.15576678" calcext:value-type="float">
            <text:p>1.15576678</text:p>
          </table:table-cell>
          <table:table-cell office:value-type="float" office:value="0.9977453753" calcext:value-type="float">
            <text:p>0.9977453753</text:p>
          </table:table-cell>
          <table:table-cell office:value-type="float" office:value="-0.366530277" calcext:value-type="float">
            <text:p>-0.3665302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7" calcext:value-type="float">
            <text:p>1047</text:p>
          </table:table-cell>
          <table:table-cell office:value-type="float" office:value="1.199742164" calcext:value-type="float">
            <text:p>1.199742164</text:p>
          </table:table-cell>
          <table:table-cell office:value-type="float" office:value="0.9438245629" calcext:value-type="float">
            <text:p>0.9438245629</text:p>
          </table:table-cell>
          <table:table-cell office:value-type="float" office:value="-1.075855496" calcext:value-type="float">
            <text:p>-1.0758554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7" calcext:value-type="float">
            <text:p>1047</text:p>
          </table:table-cell>
          <table:table-cell office:value-type="float" office:value="1.252168731" calcext:value-type="float">
            <text:p>1.252168731</text:p>
          </table:table-cell>
          <table:table-cell office:value-type="float" office:value="0.9786343181" calcext:value-type="float">
            <text:p>0.9786343181</text:p>
          </table:table-cell>
          <table:table-cell office:value-type="float" office:value="0.6953227795" calcext:value-type="float">
            <text:p>0.69532277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7" calcext:value-type="float">
            <text:p>1047</text:p>
          </table:table-cell>
          <table:table-cell office:value-type="float" office:value="1.297645949" calcext:value-type="float">
            <text:p>1.297645949</text:p>
          </table:table-cell>
          <table:table-cell office:value-type="float" office:value="0.945740941" calcext:value-type="float">
            <text:p>0.945740941</text:p>
          </table:table-cell>
          <table:table-cell office:value-type="float" office:value="-0.6600675613" calcext:value-type="float">
            <text:p>-0.66006756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7" calcext:value-type="float">
            <text:p>1047</text:p>
          </table:table-cell>
          <table:table-cell office:value-type="float" office:value="1.349431173" calcext:value-type="float">
            <text:p>1.349431173</text:p>
          </table:table-cell>
          <table:table-cell office:value-type="float" office:value="0.998466022" calcext:value-type="float">
            <text:p>0.998466022</text:p>
          </table:table-cell>
          <table:table-cell office:value-type="float" office:value="1.054389644" calcext:value-type="float">
            <text:p>1.0543896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7" calcext:value-type="float">
            <text:p>1047</text:p>
          </table:table-cell>
          <table:table-cell office:value-type="float" office:value="1.396894992" calcext:value-type="float">
            <text:p>1.396894992</text:p>
          </table:table-cell>
          <table:table-cell office:value-type="float" office:value="0.9639787767" calcext:value-type="float">
            <text:p>0.9639787767</text:p>
          </table:table-cell>
          <table:table-cell office:value-type="float" office:value="-0.6857336379" calcext:value-type="float">
            <text:p>-0.68573363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7" calcext:value-type="float">
            <text:p>1047</text:p>
          </table:table-cell>
          <table:table-cell office:value-type="float" office:value="1.450004297" calcext:value-type="float">
            <text:p>1.450004297</text:p>
          </table:table-cell>
          <table:table-cell office:value-type="float" office:value="1.016304288" calcext:value-type="float">
            <text:p>1.016304288</text:p>
          </table:table-cell>
          <table:table-cell office:value-type="float" office:value="1.053777857" calcext:value-type="float">
            <text:p>1.053777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8" calcext:value-type="float">
            <text:p>1048</text:p>
          </table:table-cell>
          <table:table-cell office:value-type="float" office:value="1.500093497" calcext:value-type="float">
            <text:p>1.500093497</text:p>
          </table:table-cell>
          <table:table-cell office:value-type="float" office:value="1.004357762" calcext:value-type="float">
            <text:p>1.004357762</text:p>
          </table:table-cell>
          <table:table-cell office:value-type="float" office:value="-0.2384465731" calcext:value-type="float">
            <text:p>-0.23844657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8" calcext:value-type="float">
            <text:p>1048</text:p>
          </table:table-cell>
          <table:table-cell office:value-type="float" office:value="1.552251014" calcext:value-type="float">
            <text:p>1.552251014</text:p>
          </table:table-cell>
          <table:table-cell office:value-type="float" office:value="1.039891193" calcext:value-type="float">
            <text:p>1.039891193</text:p>
          </table:table-cell>
          <table:table-cell office:value-type="float" office:value="0.7155776958" calcext:value-type="float">
            <text:p>0.71557769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8" calcext:value-type="float">
            <text:p>1048</text:p>
          </table:table-cell>
          <table:table-cell office:value-type="float" office:value="1.602597816" calcext:value-type="float">
            <text:p>1.602597816</text:p>
          </table:table-cell>
          <table:table-cell office:value-type="float" office:value="0.9480850171" calcext:value-type="float">
            <text:p>0.9480850171</text:p>
          </table:table-cell>
          <table:table-cell office:value-type="float" office:value="-1.448102458" calcext:value-type="float">
            <text:p>-1.4481024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8" calcext:value-type="float">
            <text:p>1048</text:p>
          </table:table-cell>
          <table:table-cell office:value-type="float" office:value="1.650572716" calcext:value-type="float">
            <text:p>1.650572716</text:p>
          </table:table-cell>
          <table:table-cell office:value-type="float" office:value="1.049189442" calcext:value-type="float">
            <text:p>1.049189442</text:p>
          </table:table-cell>
          <table:table-cell office:value-type="float" office:value="2.746143504" calcext:value-type="float">
            <text:p>2.7461435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8" calcext:value-type="float">
            <text:p>1048</text:p>
          </table:table-cell>
          <table:table-cell office:value-type="float" office:value="1.698866004" calcext:value-type="float">
            <text:p>1.698866004</text:p>
          </table:table-cell>
          <table:table-cell office:value-type="float" office:value="1.019567681" calcext:value-type="float">
            <text:p>1.019567681</text:p>
          </table:table-cell>
          <table:table-cell office:value-type="float" office:value="-0.5897517362" calcext:value-type="float">
            <text:p>-0.58975173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8" calcext:value-type="float">
            <text:p>1048</text:p>
          </table:table-cell>
          <table:table-cell office:value-type="float" office:value="1.742801368" calcext:value-type="float">
            <text:p>1.742801368</text:p>
          </table:table-cell>
          <table:table-cell office:value-type="float" office:value="1.050075546" calcext:value-type="float">
            <text:p>1.050075546</text:p>
          </table:table-cell>
          <table:table-cell office:value-type="float" office:value="0.6149904222" calcext:value-type="float">
            <text:p>0.6149904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8" calcext:value-type="float">
            <text:p>1048</text:p>
          </table:table-cell>
          <table:table-cell office:value-type="float" office:value="1.789804975" calcext:value-type="float">
            <text:p>1.789804975</text:p>
          </table:table-cell>
          <table:table-cell office:value-type="float" office:value="0.9277843912" calcext:value-type="float">
            <text:p>0.9277843912</text:p>
          </table:table-cell>
          <table:table-cell office:value-type="float" office:value="-2.435735054" calcext:value-type="float">
            <text:p>-2.435735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8" calcext:value-type="float">
            <text:p>1048</text:p>
          </table:table-cell>
          <table:table-cell office:value-type="float" office:value="1.835426414" calcext:value-type="float">
            <text:p>1.835426414</text:p>
          </table:table-cell>
          <table:table-cell office:value-type="float" office:value="0.910338634" calcext:value-type="float">
            <text:p>0.910338634</text:p>
          </table:table-cell>
          <table:table-cell office:value-type="float" office:value="-0.3476626897" calcext:value-type="float">
            <text:p>-0.34766268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8" calcext:value-type="float">
            <text:p>1048</text:p>
          </table:table-cell>
          <table:table-cell office:value-type="float" office:value="1.877285564" calcext:value-type="float">
            <text:p>1.877285564</text:p>
          </table:table-cell>
          <table:table-cell office:value-type="float" office:value="0.8945636953" calcext:value-type="float">
            <text:p>0.8945636953</text:p>
          </table:table-cell>
          <table:table-cell office:value-type="float" office:value="-0.3159358584" calcext:value-type="float">
            <text:p>-0.31593585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8" calcext:value-type="float">
            <text:p>1048</text:p>
          </table:table-cell>
          <table:table-cell office:value-type="float" office:value="1.919960265" calcext:value-type="float">
            <text:p>1.919960265</text:p>
          </table:table-cell>
          <table:table-cell office:value-type="float" office:value="0.8665664379" calcext:value-type="float">
            <text:p>0.8665664379</text:p>
          </table:table-cell>
          <table:table-cell office:value-type="float" office:value="-0.5590981243" calcext:value-type="float">
            <text:p>-0.55909812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8" calcext:value-type="float">
            <text:p>1048</text:p>
          </table:table-cell>
          <table:table-cell office:value-type="float" office:value="1.959828651" calcext:value-type="float">
            <text:p>1.959828651</text:p>
          </table:table-cell>
          <table:table-cell office:value-type="float" office:value="0.8295180841" calcext:value-type="float">
            <text:p>0.8295180841</text:p>
          </table:table-cell>
          <table:table-cell office:value-type="float" office:value="-0.7415625219" calcext:value-type="float">
            <text:p>-0.74156252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8" calcext:value-type="float">
            <text:p>1048</text:p>
          </table:table-cell>
          <table:table-cell office:value-type="float" office:value="1.990940514" calcext:value-type="float">
            <text:p>1.990940514</text:p>
          </table:table-cell>
          <table:table-cell office:value-type="float" office:value="0.7584724017" calcext:value-type="float">
            <text:p>0.7584724017</text:p>
          </table:table-cell>
          <table:table-cell office:value-type="float" office:value="-1.427692416" calcext:value-type="float">
            <text:p>-1.4276924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9" calcext:value-type="float">
            <text:p>1049</text:p>
          </table:table-cell>
          <table:table-cell office:value-type="float" office:value="2.024462284" calcext:value-type="float">
            <text:p>2.024462284</text:p>
          </table:table-cell>
          <table:table-cell office:value-type="float" office:value="0.6844649849" calcext:value-type="float">
            <text:p>0.6844649849</text:p>
          </table:table-cell>
          <table:table-cell office:value-type="float" office:value="-1.391276332" calcext:value-type="float">
            <text:p>-1.3912763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9" calcext:value-type="float">
            <text:p>1049</text:p>
          </table:table-cell>
          <table:table-cell office:value-type="float" office:value="2.054748096" calcext:value-type="float">
            <text:p>2.054748096</text:p>
          </table:table-cell>
          <table:table-cell office:value-type="float" office:value="0.6341016399" calcext:value-type="float">
            <text:p>0.6341016399</text:p>
          </table:table-cell>
          <table:table-cell office:value-type="float" office:value="-1.075783485" calcext:value-type="float">
            <text:p>-1.0757834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9" calcext:value-type="float">
            <text:p>1049</text:p>
          </table:table-cell>
          <table:table-cell office:value-type="float" office:value="2.088946438" calcext:value-type="float">
            <text:p>2.088946438</text:p>
          </table:table-cell>
          <table:table-cell office:value-type="float" office:value="0.6530175088" calcext:value-type="float">
            <text:p>0.6530175088</text:p>
          </table:table-cell>
          <table:table-cell office:value-type="float" office:value="0.3772036986" calcext:value-type="float">
            <text:p>0.377203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9" calcext:value-type="float">
            <text:p>1049</text:p>
          </table:table-cell>
          <table:table-cell office:value-type="float" office:value="2.124320807" calcext:value-type="float">
            <text:p>2.124320807</text:p>
          </table:table-cell>
          <table:table-cell office:value-type="float" office:value="0.6792187898" calcext:value-type="float">
            <text:p>0.6792187898</text:p>
          </table:table-cell>
          <table:table-cell office:value-type="float" office:value="0.5249864071" calcext:value-type="float">
            <text:p>0.52498640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9" calcext:value-type="float">
            <text:p>1049</text:p>
          </table:table-cell>
          <table:table-cell office:value-type="float" office:value="2.159439138" calcext:value-type="float">
            <text:p>2.159439138</text:p>
          </table:table-cell>
          <table:table-cell office:value-type="float" office:value="0.6979766374" calcext:value-type="float">
            <text:p>0.6979766374</text:p>
          </table:table-cell>
          <table:table-cell office:value-type="float" office:value="0.3755978071" calcext:value-type="float">
            <text:p>0.37559780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9" calcext:value-type="float">
            <text:p>1049</text:p>
          </table:table-cell>
          <table:table-cell office:value-type="float" office:value="2.190785706" calcext:value-type="float">
            <text:p>2.190785706</text:p>
          </table:table-cell>
          <table:table-cell office:value-type="float" office:value="0.6795352727" calcext:value-type="float">
            <text:p>0.6795352727</text:p>
          </table:table-cell>
          <table:table-cell office:value-type="float" office:value="-0.3686495825" calcext:value-type="float">
            <text:p>-0.36864958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9" calcext:value-type="float">
            <text:p>1049</text:p>
          </table:table-cell>
          <table:table-cell office:value-type="float" office:value="2.222605233" calcext:value-type="float">
            <text:p>2.222605233</text:p>
          </table:table-cell>
          <table:table-cell office:value-type="float" office:value="0.6551039254" calcext:value-type="float">
            <text:p>0.6551039254</text:p>
          </table:table-cell>
          <table:table-cell office:value-type="float" office:value="-0.4879358925" calcext:value-type="float">
            <text:p>-0.48793589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9" calcext:value-type="float">
            <text:p>1049</text:p>
          </table:table-cell>
          <table:table-cell office:value-type="float" office:value="2.250449844" calcext:value-type="float">
            <text:p>2.250449844</text:p>
          </table:table-cell>
          <table:table-cell office:value-type="float" office:value="0.605560251" calcext:value-type="float">
            <text:p>0.605560251</text:p>
          </table:table-cell>
          <table:table-cell office:value-type="float" office:value="-0.9867254915" calcext:value-type="float">
            <text:p>-0.98672549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9" calcext:value-type="float">
            <text:p>1049</text:p>
          </table:table-cell>
          <table:table-cell office:value-type="float" office:value="2.27616872" calcext:value-type="float">
            <text:p>2.27616872</text:p>
          </table:table-cell>
          <table:table-cell office:value-type="float" office:value="0.5683771295" calcext:value-type="float">
            <text:p>0.5683771295</text:p>
          </table:table-cell>
          <table:table-cell office:value-type="float" office:value="-0.7446779472" calcext:value-type="float">
            <text:p>-0.74467794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49" calcext:value-type="float">
            <text:p>1049</text:p>
          </table:table-cell>
          <table:table-cell office:value-type="float" office:value="2.301235499" calcext:value-type="float">
            <text:p>2.301235499</text:p>
          </table:table-cell>
          <table:table-cell office:value-type="float" office:value="0.5249356681" calcext:value-type="float">
            <text:p>0.5249356681</text:p>
          </table:table-cell>
          <table:table-cell office:value-type="float" office:value="-0.8754676551" calcext:value-type="float">
            <text:p>-0.87546765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0" calcext:value-type="float">
            <text:p>1050</text:p>
          </table:table-cell>
          <table:table-cell office:value-type="float" office:value="2.325018705" calcext:value-type="float">
            <text:p>2.325018705</text:p>
          </table:table-cell>
          <table:table-cell office:value-type="float" office:value="0.4630534764" calcext:value-type="float">
            <text:p>0.4630534764</text:p>
          </table:table-cell>
          <table:table-cell office:value-type="float" office:value="-0.9598886788" calcext:value-type="float">
            <text:p>-0.95988867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0" calcext:value-type="float">
            <text:p>1050</text:p>
          </table:table-cell>
          <table:table-cell office:value-type="float" office:value="2.347929524" calcext:value-type="float">
            <text:p>2.347929524</text:p>
          </table:table-cell>
          <table:table-cell office:value-type="float" office:value="0.5048215203" calcext:value-type="float">
            <text:p>0.5048215203</text:p>
          </table:table-cell>
          <table:table-cell office:value-type="float" office:value="1.167465456" calcext:value-type="float">
            <text:p>1.167465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0" calcext:value-type="float">
            <text:p>1050</text:p>
          </table:table-cell>
          <table:table-cell office:value-type="float" office:value="2.36891175" calcext:value-type="float">
            <text:p>2.36891175</text:p>
          </table:table-cell>
          <table:table-cell office:value-type="float" office:value="0.4731242297" calcext:value-type="float">
            <text:p>0.4731242297</text:p>
          </table:table-cell>
          <table:table-cell office:value-type="float" office:value="-0.6194882445" calcext:value-type="float">
            <text:p>-0.61948824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0" calcext:value-type="float">
            <text:p>1050</text:p>
          </table:table-cell>
          <table:table-cell office:value-type="float" office:value="2.389238502" calcext:value-type="float">
            <text:p>2.389238502</text:p>
          </table:table-cell>
          <table:table-cell office:value-type="float" office:value="0.4887887983" calcext:value-type="float">
            <text:p>0.4887887983</text:p>
          </table:table-cell>
          <table:table-cell office:value-type="float" office:value="0.3205146051" calcext:value-type="float">
            <text:p>0.32051460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0" calcext:value-type="float">
            <text:p>1050</text:p>
          </table:table-cell>
          <table:table-cell office:value-type="float" office:value="2.410874234" calcext:value-type="float">
            <text:p>2.410874234</text:p>
          </table:table-cell>
          <table:table-cell office:value-type="float" office:value="0.4194851312" calcext:value-type="float">
            <text:p>0.4194851312</text:p>
          </table:table-cell>
          <table:table-cell office:value-type="float" office:value="-1.385299542" calcext:value-type="float">
            <text:p>-1.3852995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0" calcext:value-type="float">
            <text:p>1050</text:p>
          </table:table-cell>
          <table:table-cell office:value-type="float" office:value="2.434217932" calcext:value-type="float">
            <text:p>2.434217932</text:p>
          </table:table-cell>
          <table:table-cell office:value-type="float" office:value="0.4384154877" calcext:value-type="float">
            <text:p>0.4384154877</text:p>
          </table:table-cell>
          <table:table-cell office:value-type="float" office:value="0.3786001115" calcext:value-type="float">
            <text:p>0.37860011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0" calcext:value-type="float">
            <text:p>1050</text:p>
          </table:table-cell>
          <table:table-cell office:value-type="float" office:value="2.460232278" calcext:value-type="float">
            <text:p>2.460232278</text:p>
          </table:table-cell>
          <table:table-cell office:value-type="float" office:value="0.4726357896" calcext:value-type="float">
            <text:p>0.4726357896</text:p>
          </table:table-cell>
          <table:table-cell office:value-type="float" office:value="0.6821462241" calcext:value-type="float">
            <text:p>0.68214622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0" calcext:value-type="float">
            <text:p>1050</text:p>
          </table:table-cell>
          <table:table-cell office:value-type="float" office:value="2.482779414" calcext:value-type="float">
            <text:p>2.482779414</text:p>
          </table:table-cell>
          <table:table-cell office:value-type="float" office:value="0.4792224698" calcext:value-type="float">
            <text:p>0.4792224698</text:p>
          </table:table-cell>
          <table:table-cell office:value-type="float" office:value="0.1321105573" calcext:value-type="float">
            <text:p>0.13211055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0" calcext:value-type="float">
            <text:p>1050</text:p>
          </table:table-cell>
          <table:table-cell office:value-type="float" office:value="2.509059708" calcext:value-type="float">
            <text:p>2.509059708</text:p>
          </table:table-cell>
          <table:table-cell office:value-type="float" office:value="0.4986421816" calcext:value-type="float">
            <text:p>0.4986421816</text:p>
          </table:table-cell>
          <table:table-cell office:value-type="float" office:value="0.3880384835" calcext:value-type="float">
            <text:p>0.38803848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0" calcext:value-type="float">
            <text:p>1050</text:p>
          </table:table-cell>
          <table:table-cell office:value-type="float" office:value="2.533037286" calcext:value-type="float">
            <text:p>2.533037286</text:p>
          </table:table-cell>
          <table:table-cell office:value-type="float" office:value="0.4863512131" calcext:value-type="float">
            <text:p>0.4863512131</text:p>
          </table:table-cell>
          <table:table-cell office:value-type="float" office:value="-0.2469186732" calcext:value-type="float">
            <text:p>-0.24691867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1" calcext:value-type="float">
            <text:p>1051</text:p>
          </table:table-cell>
          <table:table-cell office:value-type="float" office:value="2.55890365" calcext:value-type="float">
            <text:p>2.55890365</text:p>
          </table:table-cell>
          <table:table-cell office:value-type="float" office:value="0.4942701436" calcext:value-type="float">
            <text:p>0.4942701436</text:p>
          </table:table-cell>
          <table:table-cell office:value-type="float" office:value="0.1457232562" calcext:value-type="float">
            <text:p>0.14572325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1" calcext:value-type="float">
            <text:p>1051</text:p>
          </table:table-cell>
          <table:table-cell office:value-type="float" office:value="2.584248434" calcext:value-type="float">
            <text:p>2.584248434</text:p>
          </table:table-cell>
          <table:table-cell office:value-type="float" office:value="0.5033883373" calcext:value-type="float">
            <text:p>0.5033883373</text:p>
          </table:table-cell>
          <table:table-cell office:value-type="float" office:value="0.1987632159" calcext:value-type="float">
            <text:p>0.1987632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1" calcext:value-type="float">
            <text:p>1051</text:p>
          </table:table-cell>
          <table:table-cell office:value-type="float" office:value="2.611789094" calcext:value-type="float">
            <text:p>2.611789094</text:p>
          </table:table-cell>
          <table:table-cell office:value-type="float" office:value="0.5263189706" calcext:value-type="float">
            <text:p>0.5263189706</text:p>
          </table:table-cell>
          <table:table-cell office:value-type="float" office:value="0.4583419036" calcext:value-type="float">
            <text:p>0.4583419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1" calcext:value-type="float">
            <text:p>1051</text:p>
          </table:table-cell>
          <table:table-cell office:value-type="float" office:value="2.639800322" calcext:value-type="float">
            <text:p>2.639800322</text:p>
          </table:table-cell>
          <table:table-cell office:value-type="float" office:value="0.5547240642" calcext:value-type="float">
            <text:p>0.5547240642</text:p>
          </table:table-cell>
          <table:table-cell office:value-type="float" office:value="0.5690962658" calcext:value-type="float">
            <text:p>0.56909626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1" calcext:value-type="float">
            <text:p>1051</text:p>
          </table:table-cell>
          <table:table-cell office:value-type="float" office:value="2.666134215" calcext:value-type="float">
            <text:p>2.666134215</text:p>
          </table:table-cell>
          <table:table-cell office:value-type="float" office:value="0.5467813629" calcext:value-type="float">
            <text:p>0.5467813629</text:p>
          </table:table-cell>
          <table:table-cell office:value-type="float" office:value="-0.1594491341" calcext:value-type="float">
            <text:p>-0.15944913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1" calcext:value-type="float">
            <text:p>1051</text:p>
          </table:table-cell>
          <table:table-cell office:value-type="float" office:value="2.694313443" calcext:value-type="float">
            <text:p>2.694313443</text:p>
          </table:table-cell>
          <table:table-cell office:value-type="float" office:value="0.5501083254" calcext:value-type="float">
            <text:p>0.5501083254</text:p>
          </table:table-cell>
          <table:table-cell office:value-type="float" office:value="0.0661713967" calcext:value-type="float">
            <text:p>0.0661713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1" calcext:value-type="float">
            <text:p>1051</text:p>
          </table:table-cell>
          <table:table-cell office:value-type="float" office:value="2.721357534" calcext:value-type="float">
            <text:p>2.721357534</text:p>
          </table:table-cell>
          <table:table-cell office:value-type="float" office:value="0.5436292051" calcext:value-type="float">
            <text:p>0.5436292051</text:p>
          </table:table-cell>
          <table:table-cell office:value-type="float" office:value="-0.1297946659" calcext:value-type="float">
            <text:p>-0.12979466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1" calcext:value-type="float">
            <text:p>1051</text:p>
          </table:table-cell>
          <table:table-cell office:value-type="float" office:value="2.74888292" calcext:value-type="float">
            <text:p>2.74888292</text:p>
          </table:table-cell>
          <table:table-cell office:value-type="float" office:value="0.5507324147" calcext:value-type="float">
            <text:p>0.5507324147</text:p>
          </table:table-cell>
          <table:table-cell office:value-type="float" office:value="0.1419229895" calcext:value-type="float">
            <text:p>0.14192298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2" calcext:value-type="float">
            <text:p>1052</text:p>
          </table:table-cell>
          <table:table-cell office:value-type="float" office:value="2.776166775" calcext:value-type="float">
            <text:p>2.776166775</text:p>
          </table:table-cell>
          <table:table-cell office:value-type="float" office:value="0.5462445176" calcext:value-type="float">
            <text:p>0.5462445176</text:p>
          </table:table-cell>
          <table:table-cell office:value-type="float" office:value="-0.08997640118" calcext:value-type="float">
            <text:p>-0.0899764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2" calcext:value-type="float">
            <text:p>1052</text:p>
          </table:table-cell>
          <table:table-cell office:value-type="float" office:value="2.800637135" calcext:value-type="float">
            <text:p>2.800637135</text:p>
          </table:table-cell>
          <table:table-cell office:value-type="float" office:value="0.5290089838" calcext:value-type="float">
            <text:p>0.5290089838</text:p>
          </table:table-cell>
          <table:table-cell office:value-type="float" office:value="-0.3451713201" calcext:value-type="float">
            <text:p>-0.3451713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2" calcext:value-type="float">
            <text:p>1052</text:p>
          </table:table-cell>
          <table:table-cell office:value-type="float" office:value="2.823745012" calcext:value-type="float">
            <text:p>2.823745012</text:p>
          </table:table-cell>
          <table:table-cell office:value-type="float" office:value="0.467816607" calcext:value-type="float">
            <text:p>0.467816607</text:p>
          </table:table-cell>
          <table:table-cell office:value-type="float" office:value="-0.9702264123" calcext:value-type="float">
            <text:p>-0.97022641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2" calcext:value-type="float">
            <text:p>1052</text:p>
          </table:table-cell>
          <table:table-cell office:value-type="float" office:value="2.846966753" calcext:value-type="float">
            <text:p>2.846966753</text:p>
          </table:table-cell>
          <table:table-cell office:value-type="float" office:value="0.4951530447" calcext:value-type="float">
            <text:p>0.4951530447</text:p>
          </table:table-cell>
          <table:table-cell office:value-type="float" office:value="0.7404705666" calcext:value-type="float">
            <text:p>0.74047056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2" calcext:value-type="float">
            <text:p>1052</text:p>
          </table:table-cell>
          <table:table-cell office:value-type="float" office:value="2.867613415" calcext:value-type="float">
            <text:p>2.867613415</text:p>
          </table:table-cell>
          <table:table-cell office:value-type="float" office:value="0.468664891" calcext:value-type="float">
            <text:p>0.468664891</text:p>
          </table:table-cell>
          <table:table-cell office:value-type="float" office:value="-0.5267655035" calcext:value-type="float">
            <text:p>-0.5267655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2" calcext:value-type="float">
            <text:p>1052</text:p>
          </table:table-cell>
          <table:table-cell office:value-type="float" office:value="2.890922406" calcext:value-type="float">
            <text:p>2.890922406</text:p>
          </table:table-cell>
          <table:table-cell office:value-type="float" office:value="0.5028858357" calcext:value-type="float">
            <text:p>0.5028858357</text:p>
          </table:table-cell>
          <table:table-cell office:value-type="float" office:value="0.6886272316" calcext:value-type="float">
            <text:p>0.68862723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2" calcext:value-type="float">
            <text:p>1052</text:p>
          </table:table-cell>
          <table:table-cell office:value-type="float" office:value="2.919648135" calcext:value-type="float">
            <text:p>2.919648135</text:p>
          </table:table-cell>
          <table:table-cell office:value-type="float" office:value="0.4840760313" calcext:value-type="float">
            <text:p>0.4840760313</text:p>
          </table:table-cell>
          <table:table-cell office:value-type="float" office:value="-0.3749326537" calcext:value-type="float">
            <text:p>-0.37493265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2" calcext:value-type="float">
            <text:p>1052</text:p>
          </table:table-cell>
          <table:table-cell office:value-type="float" office:value="2.944344567" calcext:value-type="float">
            <text:p>2.944344567</text:p>
          </table:table-cell>
          <table:table-cell office:value-type="float" office:value="0.5117844711" calcext:value-type="float">
            <text:p>0.5117844711</text:p>
          </table:table-cell>
          <table:table-cell office:value-type="float" office:value="0.5539370165" calcext:value-type="float">
            <text:p>0.5539370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2" calcext:value-type="float">
            <text:p>1052</text:p>
          </table:table-cell>
          <table:table-cell office:value-type="float" office:value="2.964577935" calcext:value-type="float">
            <text:p>2.964577935</text:p>
          </table:table-cell>
          <table:table-cell office:value-type="float" office:value="0.4906620027" calcext:value-type="float">
            <text:p>0.4906620027</text:p>
          </table:table-cell>
          <table:table-cell office:value-type="float" office:value="-0.423505318" calcext:value-type="float">
            <text:p>-0.4235053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2" calcext:value-type="float">
            <text:p>1052</text:p>
          </table:table-cell>
          <table:table-cell office:value-type="float" office:value="2.984758252" calcext:value-type="float">
            <text:p>2.984758252</text:p>
          </table:table-cell>
          <table:table-cell office:value-type="float" office:value="0.4343760716" calcext:value-type="float">
            <text:p>0.4343760716</text:p>
          </table:table-cell>
          <table:table-cell office:value-type="float" office:value="-1.126055989" calcext:value-type="float">
            <text:p>-1.126055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3" calcext:value-type="float">
            <text:p>1053</text:p>
          </table:table-cell>
          <table:table-cell office:value-type="float" office:value="3.00749587" calcext:value-type="float">
            <text:p>3.00749587</text:p>
          </table:table-cell>
          <table:table-cell office:value-type="float" office:value="0.420992713" calcext:value-type="float">
            <text:p>0.420992713</text:p>
          </table:table-cell>
          <table:table-cell office:value-type="float" office:value="-0.2669723974" calcext:value-type="float">
            <text:p>-0.26697239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3" calcext:value-type="float">
            <text:p>1053</text:p>
          </table:table-cell>
          <table:table-cell office:value-type="float" office:value="3.032152956" calcext:value-type="float">
            <text:p>3.032152956</text:p>
          </table:table-cell>
          <table:table-cell office:value-type="float" office:value="0.4504705367" calcext:value-type="float">
            <text:p>0.4504705367</text:p>
          </table:table-cell>
          <table:table-cell office:value-type="float" office:value="0.590716843" calcext:value-type="float">
            <text:p>0.5907168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3" calcext:value-type="float">
            <text:p>1053</text:p>
          </table:table-cell>
          <table:table-cell office:value-type="float" office:value="3.061522179" calcext:value-type="float">
            <text:p>3.061522179</text:p>
          </table:table-cell>
          <table:table-cell office:value-type="float" office:value="0.4998477191" calcext:value-type="float">
            <text:p>0.4998477191</text:p>
          </table:table-cell>
          <table:table-cell office:value-type="float" office:value="0.9278160107" calcext:value-type="float">
            <text:p>0.92781601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3" calcext:value-type="float">
            <text:p>1053</text:p>
          </table:table-cell>
          <table:table-cell office:value-type="float" office:value="3.090943125" calcext:value-type="float">
            <text:p>3.090943125</text:p>
          </table:table-cell>
          <table:table-cell office:value-type="float" office:value="0.5590746039" calcext:value-type="float">
            <text:p>0.5590746039</text:p>
          </table:table-cell>
          <table:table-cell office:value-type="float" office:value="1.270765653" calcext:value-type="float">
            <text:p>1.2707656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3" calcext:value-type="float">
            <text:p>1053</text:p>
          </table:table-cell>
          <table:table-cell office:value-type="float" office:value="3.119037759" calcext:value-type="float">
            <text:p>3.119037759</text:p>
          </table:table-cell>
          <table:table-cell office:value-type="float" office:value="0.5784728531" calcext:value-type="float">
            <text:p>0.5784728531</text:p>
          </table:table-cell>
          <table:table-cell office:value-type="float" office:value="0.381346493" calcext:value-type="float">
            <text:p>0.3813464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3" calcext:value-type="float">
            <text:p>1053</text:p>
          </table:table-cell>
          <table:table-cell office:value-type="float" office:value="3.146529434" calcext:value-type="float">
            <text:p>3.146529434</text:p>
          </table:table-cell>
          <table:table-cell office:value-type="float" office:value="0.5798379041" calcext:value-type="float">
            <text:p>0.5798379041</text:p>
          </table:table-cell>
          <table:table-cell office:value-type="float" office:value="0.02760492208" calcext:value-type="float">
            <text:p>0.0276049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4" calcext:value-type="float">
            <text:p>1054</text:p>
          </table:table-cell>
          <table:table-cell office:value-type="float" office:value="3.170599549" calcext:value-type="float">
            <text:p>3.170599549</text:p>
          </table:table-cell>
          <table:table-cell office:value-type="float" office:value="0.5301475292" calcext:value-type="float">
            <text:p>0.5301475292</text:p>
          </table:table-cell>
          <table:table-cell office:value-type="float" office:value="-0.9954161299" calcext:value-type="float">
            <text:p>-0.99541612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4" calcext:value-type="float">
            <text:p>1054</text:p>
          </table:table-cell>
          <table:table-cell office:value-type="float" office:value="3.192397076" calcext:value-type="float">
            <text:p>3.192397076</text:p>
          </table:table-cell>
          <table:table-cell office:value-type="float" office:value="0.4924528551" calcext:value-type="float">
            <text:p>0.4924528551</text:p>
          </table:table-cell>
          <table:table-cell office:value-type="float" office:value="-0.759552665" calcext:value-type="float">
            <text:p>-0.7595526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4" calcext:value-type="float">
            <text:p>1054</text:p>
          </table:table-cell>
          <table:table-cell office:value-type="float" office:value="3.21511594" calcext:value-type="float">
            <text:p>3.21511594</text:p>
          </table:table-cell>
          <table:table-cell office:value-type="float" office:value="0.4573027584" calcext:value-type="float">
            <text:p>0.4573027584</text:p>
          </table:table-cell>
          <table:table-cell office:value-type="float" office:value="-0.6970088157" calcext:value-type="float">
            <text:p>-0.69700881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4" calcext:value-type="float">
            <text:p>1054</text:p>
          </table:table-cell>
          <table:table-cell office:value-type="float" office:value="3.240317636" calcext:value-type="float">
            <text:p>3.240317636</text:p>
          </table:table-cell>
          <table:table-cell office:value-type="float" office:value="0.4644558326" calcext:value-type="float">
            <text:p>0.4644558326</text:p>
          </table:table-cell>
          <table:table-cell office:value-type="float" office:value="0.1429498922" calcext:value-type="float">
            <text:p>0.14294989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4" calcext:value-type="float">
            <text:p>1054</text:p>
          </table:table-cell>
          <table:table-cell office:value-type="float" office:value="3.259627589" calcext:value-type="float">
            <text:p>3.259627589</text:p>
          </table:table-cell>
          <table:table-cell office:value-type="float" office:value="0.4475143429" calcext:value-type="float">
            <text:p>0.4475143429</text:p>
          </table:table-cell>
          <table:table-cell office:value-type="float" office:value="-0.3407595233" calcext:value-type="float">
            <text:p>-0.34075952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4" calcext:value-type="float">
            <text:p>1054</text:p>
          </table:table-cell>
          <table:table-cell office:value-type="float" office:value="3.281492059" calcext:value-type="float">
            <text:p>3.281492059</text:p>
          </table:table-cell>
          <table:table-cell office:value-type="float" office:value="0.4421336174" calcext:value-type="float">
            <text:p>0.4421336174</text:p>
          </table:table-cell>
          <table:table-cell office:value-type="float" office:value="-0.1068939801" calcext:value-type="float">
            <text:p>-0.10689398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5" calcext:value-type="float">
            <text:p>1055</text:p>
          </table:table-cell>
          <table:table-cell office:value-type="float" office:value="3.304962714" calcext:value-type="float">
            <text:p>3.304962714</text:p>
          </table:table-cell>
          <table:table-cell office:value-type="float" office:value="0.3984430431" calcext:value-type="float">
            <text:p>0.3984430431</text:p>
          </table:table-cell>
          <table:table-cell office:value-type="float" office:value="-0.6935364282" calcext:value-type="float">
            <text:p>-0.69353642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5" calcext:value-type="float">
            <text:p>1055</text:p>
          </table:table-cell>
          <table:table-cell office:value-type="float" office:value="3.355571379" calcext:value-type="float">
            <text:p>3.355571379</text:p>
          </table:table-cell>
          <table:table-cell office:value-type="float" office:value="0.4624895914" calcext:value-type="float">
            <text:p>0.4624895914</text:p>
          </table:table-cell>
          <table:table-cell office:value-type="float" office:value="0.7346858329" calcext:value-type="float">
            <text:p>0.73468583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5" calcext:value-type="float">
            <text:p>1055</text:p>
          </table:table-cell>
          <table:table-cell office:value-type="float" office:value="3.385050079" calcext:value-type="float">
            <text:p>3.385050079</text:p>
          </table:table-cell>
          <table:table-cell office:value-type="float" office:value="0.5158254452" calcext:value-type="float">
            <text:p>0.5158254452</text:p>
          </table:table-cell>
          <table:table-cell office:value-type="float" office:value="1.07539283" calcext:value-type="float">
            <text:p>1.075392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5" calcext:value-type="float">
            <text:p>1055</text:p>
          </table:table-cell>
          <table:table-cell office:value-type="float" office:value="3.413596939" calcext:value-type="float">
            <text:p>3.413596939</text:p>
          </table:table-cell>
          <table:table-cell office:value-type="float" office:value="0.5817824732" calcext:value-type="float">
            <text:p>0.5817824732</text:p>
          </table:table-cell>
          <table:table-cell office:value-type="float" office:value="1.317992061" calcext:value-type="float">
            <text:p>1.3179920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5" calcext:value-type="float">
            <text:p>1055</text:p>
          </table:table-cell>
          <table:table-cell office:value-type="float" office:value="3.442318704" calcext:value-type="float">
            <text:p>3.442318704</text:p>
          </table:table-cell>
          <table:table-cell office:value-type="float" office:value="0.5795638822" calcext:value-type="float">
            <text:p>0.5795638822</text:p>
          </table:table-cell>
          <table:table-cell office:value-type="float" office:value="-0.0443291149" calcext:value-type="float">
            <text:p>-0.04432911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5" calcext:value-type="float">
            <text:p>1055</text:p>
          </table:table-cell>
          <table:table-cell office:value-type="float" office:value="3.471896969" calcext:value-type="float">
            <text:p>3.471896969</text:p>
          </table:table-cell>
          <table:table-cell office:value-type="float" office:value="0.5790032754" calcext:value-type="float">
            <text:p>0.5790032754</text:p>
          </table:table-cell>
          <table:table-cell office:value-type="float" office:value="-0.01123340063" calcext:value-type="float">
            <text:p>-0.0112334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5" calcext:value-type="float">
            <text:p>1055</text:p>
          </table:table-cell>
          <table:table-cell office:value-type="float" office:value="3.499637081" calcext:value-type="float">
            <text:p>3.499637081</text:p>
          </table:table-cell>
          <table:table-cell office:value-type="float" office:value="0.5735199639" calcext:value-type="float">
            <text:p>0.5735199639</text:p>
          </table:table-cell>
          <table:table-cell office:value-type="float" office:value="-0.109505709" calcext:value-type="float">
            <text:p>-0.1095057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6" calcext:value-type="float">
            <text:p>1056</text:p>
          </table:table-cell>
          <table:table-cell office:value-type="float" office:value="3.526098946" calcext:value-type="float">
            <text:p>3.526098946</text:p>
          </table:table-cell>
          <table:table-cell office:value-type="float" office:value="0.5577748144" calcext:value-type="float">
            <text:p>0.5577748144</text:p>
          </table:table-cell>
          <table:table-cell office:value-type="float" office:value="-0.3133617263" calcext:value-type="float">
            <text:p>-0.3133617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6" calcext:value-type="float">
            <text:p>1056</text:p>
          </table:table-cell>
          <table:table-cell office:value-type="float" office:value="3.55222241" calcext:value-type="float">
            <text:p>3.55222241</text:p>
          </table:table-cell>
          <table:table-cell office:value-type="float" office:value="0.5356047483" calcext:value-type="float">
            <text:p>0.5356047483</text:p>
          </table:table-cell>
          <table:table-cell office:value-type="float" office:value="-0.4465480022" calcext:value-type="float">
            <text:p>-0.4465480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6" calcext:value-type="float">
            <text:p>1056</text:p>
          </table:table-cell>
          <table:table-cell office:value-type="float" office:value="3.577640387" calcext:value-type="float">
            <text:p>3.577640387</text:p>
          </table:table-cell>
          <table:table-cell office:value-type="float" office:value="0.5074484166" calcext:value-type="float">
            <text:p>0.5074484166</text:p>
          </table:table-cell>
          <table:table-cell office:value-type="float" office:value="-0.5201040929" calcext:value-type="float">
            <text:p>-0.52010409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6" calcext:value-type="float">
            <text:p>1056</text:p>
          </table:table-cell>
          <table:table-cell office:value-type="float" office:value="3.606496276" calcext:value-type="float">
            <text:p>3.606496276</text:p>
          </table:table-cell>
          <table:table-cell office:value-type="float" office:value="0.5413100521" calcext:value-type="float">
            <text:p>0.5413100521</text:p>
          </table:table-cell>
          <table:table-cell office:value-type="float" office:value="0.7372138133" calcext:value-type="float">
            <text:p>0.73721381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6" calcext:value-type="float">
            <text:p>1056</text:p>
          </table:table-cell>
          <table:table-cell office:value-type="float" office:value="3.634501925" calcext:value-type="float">
            <text:p>3.634501925</text:p>
          </table:table-cell>
          <table:table-cell office:value-type="float" office:value="0.5520888791" calcext:value-type="float">
            <text:p>0.5520888791</text:p>
          </table:table-cell>
          <table:table-cell office:value-type="float" office:value="0.2149609565" calcext:value-type="float">
            <text:p>0.21496095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6" calcext:value-type="float">
            <text:p>1056</text:p>
          </table:table-cell>
          <table:table-cell office:value-type="float" office:value="3.660474158" calcext:value-type="float">
            <text:p>3.660474158</text:p>
          </table:table-cell>
          <table:table-cell office:value-type="float" office:value="0.569209139" calcext:value-type="float">
            <text:p>0.569209139</text:p>
          </table:table-cell>
          <table:table-cell office:value-type="float" office:value="0.3433526232" calcext:value-type="float">
            <text:p>0.34335262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6" calcext:value-type="float">
            <text:p>1056</text:p>
          </table:table-cell>
          <table:table-cell office:value-type="float" office:value="3.681861791" calcext:value-type="float">
            <text:p>3.681861791</text:p>
          </table:table-cell>
          <table:table-cell office:value-type="float" office:value="0.5028441883" calcext:value-type="float">
            <text:p>0.5028441883</text:p>
          </table:table-cell>
          <table:table-cell office:value-type="float" office:value="-1.331594712" calcext:value-type="float">
            <text:p>-1.3315947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6" calcext:value-type="float">
            <text:p>1056</text:p>
          </table:table-cell>
          <table:table-cell office:value-type="float" office:value="3.705685896" calcext:value-type="float">
            <text:p>3.705685896</text:p>
          </table:table-cell>
          <table:table-cell office:value-type="float" office:value="0.4754820168" calcext:value-type="float">
            <text:p>0.4754820168</text:p>
          </table:table-cell>
          <table:table-cell office:value-type="float" office:value="-0.5471801972" calcext:value-type="float">
            <text:p>-0.54718019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7" calcext:value-type="float">
            <text:p>1057</text:p>
          </table:table-cell>
          <table:table-cell office:value-type="float" office:value="3.731146147" calcext:value-type="float">
            <text:p>3.731146147</text:p>
          </table:table-cell>
          <table:table-cell office:value-type="float" office:value="0.4711566035" calcext:value-type="float">
            <text:p>0.4711566035</text:p>
          </table:table-cell>
          <table:table-cell office:value-type="float" office:value="-0.08628752755" calcext:value-type="float">
            <text:p>-0.08628752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7" calcext:value-type="float">
            <text:p>1057</text:p>
          </table:table-cell>
          <table:table-cell office:value-type="float" office:value="3.753061687" calcext:value-type="float">
            <text:p>3.753061687</text:p>
          </table:table-cell>
          <table:table-cell office:value-type="float" office:value="0.474023787" calcext:value-type="float">
            <text:p>0.474023787</text:p>
          </table:table-cell>
          <table:table-cell office:value-type="float" office:value="0.05726880861" calcext:value-type="float">
            <text:p>0.05726880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7" calcext:value-type="float">
            <text:p>1057</text:p>
          </table:table-cell>
          <table:table-cell office:value-type="float" office:value="3.781863924" calcext:value-type="float">
            <text:p>3.781863924</text:p>
          </table:table-cell>
          <table:table-cell office:value-type="float" office:value="0.5051220779" calcext:value-type="float">
            <text:p>0.5051220779</text:p>
          </table:table-cell>
          <table:table-cell office:value-type="float" office:value="0.6151389574" calcext:value-type="float">
            <text:p>0.61513895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7" calcext:value-type="float">
            <text:p>1057</text:p>
          </table:table-cell>
          <table:table-cell office:value-type="float" office:value="3.812068521" calcext:value-type="float">
            <text:p>3.812068521</text:p>
          </table:table-cell>
          <table:table-cell office:value-type="float" office:value="0.5384058875" calcext:value-type="float">
            <text:p>0.5384058875</text:p>
          </table:table-cell>
          <table:table-cell office:value-type="float" office:value="0.6697150409" calcext:value-type="float">
            <text:p>0.66971504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8" calcext:value-type="float">
            <text:p>1058</text:p>
          </table:table-cell>
          <table:table-cell office:value-type="float" office:value="3.847649516" calcext:value-type="float">
            <text:p>3.847649516</text:p>
          </table:table-cell>
          <table:table-cell office:value-type="float" office:value="0.5804569426" calcext:value-type="float">
            <text:p>0.5804569426</text:p>
          </table:table-cell>
          <table:table-cell office:value-type="float" office:value="0.6664300401" calcext:value-type="float">
            <text:p>0.66643004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8" calcext:value-type="float">
            <text:p>1058</text:p>
          </table:table-cell>
          <table:table-cell office:value-type="float" office:value="3.883514213" calcext:value-type="float">
            <text:p>3.883514213</text:p>
          </table:table-cell>
          <table:table-cell office:value-type="float" office:value="0.7185711948" calcext:value-type="float">
            <text:p>0.7185711948</text:p>
          </table:table-cell>
          <table:table-cell office:value-type="float" office:value="3.789614006" calcext:value-type="float">
            <text:p>3.789614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8" calcext:value-type="float">
            <text:p>1058</text:p>
          </table:table-cell>
          <table:table-cell office:value-type="float" office:value="3.92429527" calcext:value-type="float">
            <text:p>3.92429527</text:p>
          </table:table-cell>
          <table:table-cell office:value-type="float" office:value="0.7882791032" calcext:value-type="float">
            <text:p>0.7882791032</text:p>
          </table:table-cell>
          <table:table-cell office:value-type="float" office:value="1.39631142" calcext:value-type="float">
            <text:p>1.39631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8" calcext:value-type="float">
            <text:p>1058</text:p>
          </table:table-cell>
          <table:table-cell office:value-type="float" office:value="3.970497337" calcext:value-type="float">
            <text:p>3.970497337</text:p>
          </table:table-cell>
          <table:table-cell office:value-type="float" office:value="0.9056052104" calcext:value-type="float">
            <text:p>0.9056052104</text:p>
          </table:table-cell>
          <table:table-cell office:value-type="float" office:value="2.325772026" calcext:value-type="float">
            <text:p>2.325772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8" calcext:value-type="float">
            <text:p>1058</text:p>
          </table:table-cell>
          <table:table-cell office:value-type="float" office:value="4.01858018" calcext:value-type="float">
            <text:p>4.01858018</text:p>
          </table:table-cell>
          <table:table-cell office:value-type="float" office:value="0.8995188457" calcext:value-type="float">
            <text:p>0.8995188457</text:p>
          </table:table-cell>
          <table:table-cell office:value-type="float" office:value="-0.1222524409" calcext:value-type="float">
            <text:p>-0.12225244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8" calcext:value-type="float">
            <text:p>1058</text:p>
          </table:table-cell>
          <table:table-cell office:value-type="float" office:value="4.06677639" calcext:value-type="float">
            <text:p>4.06677639</text:p>
          </table:table-cell>
          <table:table-cell office:value-type="float" office:value="0.9483576551" calcext:value-type="float">
            <text:p>0.9483576551</text:p>
          </table:table-cell>
          <table:table-cell office:value-type="float" office:value="0.9762422402" calcext:value-type="float">
            <text:p>0.97624224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9" calcext:value-type="float">
            <text:p>1059</text:p>
          </table:table-cell>
          <table:table-cell office:value-type="float" office:value="4.113058893" calcext:value-type="float">
            <text:p>4.113058893</text:p>
          </table:table-cell>
          <table:table-cell office:value-type="float" office:value="0.9512531702" calcext:value-type="float">
            <text:p>0.9512531702</text:p>
          </table:table-cell>
          <table:table-cell office:value-type="float" office:value="0.05784189757" calcext:value-type="float">
            <text:p>0.05784189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9" calcext:value-type="float">
            <text:p>1059</text:p>
          </table:table-cell>
          <table:table-cell office:value-type="float" office:value="4.164583986" calcext:value-type="float">
            <text:p>4.164583986</text:p>
          </table:table-cell>
          <table:table-cell office:value-type="float" office:value="0.9728976639" calcext:value-type="float">
            <text:p>0.9728976639</text:p>
          </table:table-cell>
          <table:table-cell office:value-type="float" office:value="0.4329895129" calcext:value-type="float">
            <text:p>0.43298951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9" calcext:value-type="float">
            <text:p>1059</text:p>
          </table:table-cell>
          <table:table-cell office:value-type="float" office:value="4.21425288" calcext:value-type="float">
            <text:p>4.21425288</text:p>
          </table:table-cell>
          <table:table-cell office:value-type="float" office:value="0.9822231511" calcext:value-type="float">
            <text:p>0.9822231511</text:p>
          </table:table-cell>
          <table:table-cell office:value-type="float" office:value="0.1861334645" calcext:value-type="float">
            <text:p>0.18613346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9" calcext:value-type="float">
            <text:p>1059</text:p>
          </table:table-cell>
          <table:table-cell office:value-type="float" office:value="4.26888314" calcext:value-type="float">
            <text:p>4.26888314</text:p>
          </table:table-cell>
          <table:table-cell office:value-type="float" office:value="1.040369818" calcext:value-type="float">
            <text:p>1.040369818</text:p>
          </table:table-cell>
          <table:table-cell office:value-type="float" office:value="1.169736205" calcext:value-type="float">
            <text:p>1.169736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59" calcext:value-type="float">
            <text:p>1059</text:p>
          </table:table-cell>
          <table:table-cell office:value-type="float" office:value="4.315281898" calcext:value-type="float">
            <text:p>4.315281898</text:p>
          </table:table-cell>
          <table:table-cell office:value-type="float" office:value="0.9888630498" calcext:value-type="float">
            <text:p>0.9888630498</text:p>
          </table:table-cell>
          <table:table-cell office:value-type="float" office:value="-0.9726811214" calcext:value-type="float">
            <text:p>-0.97268112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0" calcext:value-type="float">
            <text:p>1060</text:p>
          </table:table-cell>
          <table:table-cell office:value-type="float" office:value="4.358616208" calcext:value-type="float">
            <text:p>4.358616208</text:p>
          </table:table-cell>
          <table:table-cell office:value-type="float" office:value="0.9601158254" calcext:value-type="float">
            <text:p>0.9601158254</text:p>
          </table:table-cell>
          <table:table-cell office:value-type="float" office:value="-0.6004488156" calcext:value-type="float">
            <text:p>-0.6004488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0" calcext:value-type="float">
            <text:p>1060</text:p>
          </table:table-cell>
          <table:table-cell office:value-type="float" office:value="4.435732495" calcext:value-type="float">
            <text:p>4.435732495</text:p>
          </table:table-cell>
          <table:table-cell office:value-type="float" office:value="0.8524429297" calcext:value-type="float">
            <text:p>0.8524429297</text:p>
          </table:table-cell>
          <table:table-cell office:value-type="float" office:value="-1.083451972" calcext:value-type="float">
            <text:p>-1.0834519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0" calcext:value-type="float">
            <text:p>1060</text:p>
          </table:table-cell>
          <table:table-cell office:value-type="float" office:value="4.476031597" calcext:value-type="float">
            <text:p>4.476031597</text:p>
          </table:table-cell>
          <table:table-cell office:value-type="float" office:value="0.8304388807" calcext:value-type="float">
            <text:p>0.8304388807</text:p>
          </table:table-cell>
          <table:table-cell office:value-type="float" office:value="-0.4423876697" calcext:value-type="float">
            <text:p>-0.44238766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0" calcext:value-type="float">
            <text:p>1060</text:p>
          </table:table-cell>
          <table:table-cell office:value-type="float" office:value="4.515603218" calcext:value-type="float">
            <text:p>4.515603218</text:p>
          </table:table-cell>
          <table:table-cell office:value-type="float" office:value="0.7934440044" calcext:value-type="float">
            <text:p>0.7934440044</text:p>
          </table:table-cell>
          <table:table-cell office:value-type="float" office:value="-0.7424357804" calcext:value-type="float">
            <text:p>-0.74243578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0" calcext:value-type="float">
            <text:p>1060</text:p>
          </table:table-cell>
          <table:table-cell office:value-type="float" office:value="4.553130982" calcext:value-type="float">
            <text:p>4.553130982</text:p>
          </table:table-cell>
          <table:table-cell office:value-type="float" office:value="0.7830610481" calcext:value-type="float">
            <text:p>0.7830610481</text:p>
          </table:table-cell>
          <table:table-cell office:value-type="float" office:value="-0.2060748344" calcext:value-type="float">
            <text:p>-0.20607483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0" calcext:value-type="float">
            <text:p>1060</text:p>
          </table:table-cell>
          <table:table-cell office:value-type="float" office:value="4.584890439" calcext:value-type="float">
            <text:p>4.584890439</text:p>
          </table:table-cell>
          <table:table-cell office:value-type="float" office:value="0.7259119762" calcext:value-type="float">
            <text:p>0.7259119762</text:p>
          </table:table-cell>
          <table:table-cell office:value-type="float" office:value="-1.149405859" calcext:value-type="float">
            <text:p>-1.1494058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1" calcext:value-type="float">
            <text:p>1061</text:p>
          </table:table-cell>
          <table:table-cell office:value-type="float" office:value="4.613397469" calcext:value-type="float">
            <text:p>4.613397469</text:p>
          </table:table-cell>
          <table:table-cell office:value-type="float" office:value="0.6504400891" calcext:value-type="float">
            <text:p>0.6504400891</text:p>
          </table:table-cell>
          <table:table-cell office:value-type="float" office:value="-1.503060465" calcext:value-type="float">
            <text:p>-1.503060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1" calcext:value-type="float">
            <text:p>1061</text:p>
          </table:table-cell>
          <table:table-cell office:value-type="float" office:value="4.635797681" calcext:value-type="float">
            <text:p>4.635797681</text:p>
          </table:table-cell>
          <table:table-cell office:value-type="float" office:value="0.5511556419" calcext:value-type="float">
            <text:p>0.5511556419</text:p>
          </table:table-cell>
          <table:table-cell office:value-type="float" office:value="-1.981130363" calcext:value-type="float">
            <text:p>-1.9811303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1" calcext:value-type="float">
            <text:p>1061</text:p>
          </table:table-cell>
          <table:table-cell office:value-type="float" office:value="4.655503601" calcext:value-type="float">
            <text:p>4.655503601</text:p>
          </table:table-cell>
          <table:table-cell office:value-type="float" office:value="0.4402500581" calcext:value-type="float">
            <text:p>0.4402500581</text:p>
          </table:table-cell>
          <table:table-cell office:value-type="float" office:value="-1.722418294" calcext:value-type="float">
            <text:p>-1.7224182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1" calcext:value-type="float">
            <text:p>1061</text:p>
          </table:table-cell>
          <table:table-cell office:value-type="float" office:value="4.668049533" calcext:value-type="float">
            <text:p>4.668049533</text:p>
          </table:table-cell>
          <table:table-cell office:value-type="float" office:value="0.3700898568" calcext:value-type="float">
            <text:p>0.3700898568</text:p>
          </table:table-cell>
          <table:table-cell office:value-type="float" office:value="-1.997844101" calcext:value-type="float">
            <text:p>-1.9978441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2" calcext:value-type="float">
            <text:p>1062</text:p>
          </table:table-cell>
          <table:table-cell office:value-type="float" office:value="4.681639308" calcext:value-type="float">
            <text:p>4.681639308</text:p>
          </table:table-cell>
          <table:table-cell office:value-type="float" office:value="0.3108686502" calcext:value-type="float">
            <text:p>0.3108686502</text:p>
          </table:table-cell>
          <table:table-cell office:value-type="float" office:value="-1.173602114" calcext:value-type="float">
            <text:p>-1.1736021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2" calcext:value-type="float">
            <text:p>1062</text:p>
          </table:table-cell>
          <table:table-cell office:value-type="float" office:value="4.697758365" calcext:value-type="float">
            <text:p>4.697758365</text:p>
          </table:table-cell>
          <table:table-cell office:value-type="float" office:value="0.3168917385" calcext:value-type="float">
            <text:p>0.3168917385</text:p>
          </table:table-cell>
          <table:table-cell office:value-type="float" office:value="0.1211084826" calcext:value-type="float">
            <text:p>0.12110848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2" calcext:value-type="float">
            <text:p>1062</text:p>
          </table:table-cell>
          <table:table-cell office:value-type="float" office:value="4.716064724" calcext:value-type="float">
            <text:p>4.716064724</text:p>
          </table:table-cell>
          <table:table-cell office:value-type="float" office:value="0.3191401969" calcext:value-type="float">
            <text:p>0.3191401969</text:p>
          </table:table-cell>
          <table:table-cell office:value-type="float" office:value="0.04470747901" calcext:value-type="float">
            <text:p>0.0447074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2" calcext:value-type="float">
            <text:p>1062</text:p>
          </table:table-cell>
          <table:table-cell office:value-type="float" office:value="4.731089881" calcext:value-type="float">
            <text:p>4.731089881</text:p>
          </table:table-cell>
          <table:table-cell office:value-type="float" office:value="0.329959757" calcext:value-type="float">
            <text:p>0.329959757</text:p>
          </table:table-cell>
          <table:table-cell office:value-type="float" office:value="0.217304044" calcext:value-type="float">
            <text:p>0.217304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2" calcext:value-type="float">
            <text:p>1062</text:p>
          </table:table-cell>
          <table:table-cell office:value-type="float" office:value="4.749195336" calcext:value-type="float">
            <text:p>4.749195336</text:p>
          </table:table-cell>
          <table:table-cell office:value-type="float" office:value="0.3425765765" calcext:value-type="float">
            <text:p>0.3425765765</text:p>
          </table:table-cell>
          <table:table-cell office:value-type="float" office:value="0.2522341297" calcext:value-type="float">
            <text:p>0.25223412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2" calcext:value-type="float">
            <text:p>1062</text:p>
          </table:table-cell>
          <table:table-cell office:value-type="float" office:value="4.76569614" calcext:value-type="float">
            <text:p>4.76569614</text:p>
          </table:table-cell>
          <table:table-cell office:value-type="float" office:value="0.3301491048" calcext:value-type="float">
            <text:p>0.3301491048</text:p>
          </table:table-cell>
          <table:table-cell office:value-type="float" office:value="-0.2460626064" calcext:value-type="float">
            <text:p>-0.24606260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: </text:p>
          </table:table-cell>
          <table:table-cell office:value-type="float" office:value="1063" calcext:value-type="float">
            <text:p>1063</text:p>
          </table:table-cell>
          <table:table-cell office:value-type="float" office:value="4.784175759" calcext:value-type="float">
            <text:p>4.784175759</text:p>
          </table:table-cell>
          <table:table-cell office:value-type="float" office:value="0.3522948285" calcext:value-type="float">
            <text:p>0.3522948285</text:p>
          </table:table-cell>
          <table:table-cell office:value-type="float" office:value="0.4412554337" calcext:value-type="float">
            <text:p>0.4412554337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2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22T08:50:14.076815618</dc:date>
    <meta:editing-duration>PT1M22S</meta:editing-duration>
    <meta:editing-cycles>1</meta:editing-cycles>
    <meta:document-statistic meta:table-count="1" meta:cell-count="1099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89cm" svg:y="4.201cm" style:legend-expansion="high" chart:style-name="ch2"/>
        <chart:plot-area chart:style-name="ch3" table:cell-range-address="acc_data10_.B1:acc_data10_.B1570 acc_data10_.E1:acc_data10_.E1570" svg:x="0.32cm" svg:y="0.18cm" svg:width="13.849cm" svg:height="8.64cm">
          <chartooo:coordinate-region svg:x="1.047cm" svg:y="0.379cm" svg:width="12.7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cc_data10_.E1:acc_data10_.E1570" chart:class="chart:scatter">
            <chart:domain table:cell-range-address="acc_data10_.B1:acc_data10_.B1570"/>
            <chart:data-point chart:repeated="157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5">
                <text:p>715</text:p>
                <draw:g>
                  <svg:desc>acc_data10_.B1:acc_data10_.B1570</svg:desc>
                </draw:g>
              </table:table-cell>
              <table:table-cell office:value-type="float" office:value="-0.1671185235">
                <text:p>-0.1671185235</text:p>
                <draw:g>
                  <svg:desc>acc_data10_.E1:acc_data10_.E15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5">
                <text:p>715</text:p>
              </table:table-cell>
              <table:table-cell office:value-type="float" office:value="0.3438082564">
                <text:p>0.34380825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5">
                <text:p>715</text:p>
              </table:table-cell>
              <table:table-cell office:value-type="float" office:value="-0.1919376859">
                <text:p>-0.19193768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5">
                <text:p>715</text:p>
              </table:table-cell>
              <table:table-cell office:value-type="float" office:value="0.08474643349">
                <text:p>0.084746433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5">
                <text:p>715</text:p>
              </table:table-cell>
              <table:table-cell office:value-type="float" office:value="-0.09235273492">
                <text:p>-0.092352734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5">
                <text:p>715</text:p>
              </table:table-cell>
              <table:table-cell office:value-type="float" office:value="0.1555523235">
                <text:p>0.15555232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5">
                <text:p>715</text:p>
              </table:table-cell>
              <table:table-cell office:value-type="float" office:value="-0.08533571047">
                <text:p>-0.085335710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5">
                <text:p>715</text:p>
              </table:table-cell>
              <table:table-cell office:value-type="float" office:value="0.1431598565">
                <text:p>0.14315985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5">
                <text:p>715</text:p>
              </table:table-cell>
              <table:table-cell office:value-type="float" office:value="-0.0565395428">
                <text:p>-0.05653954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5">
                <text:p>715</text:p>
              </table:table-cell>
              <table:table-cell office:value-type="float" office:value="0.2115758845">
                <text:p>0.21157588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5">
                <text:p>715</text:p>
              </table:table-cell>
              <table:table-cell office:value-type="float" office:value="-0.2975344946">
                <text:p>-0.29753449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5">
                <text:p>715</text:p>
              </table:table-cell>
              <table:table-cell office:value-type="float" office:value="0.1381888493">
                <text:p>0.13818884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5">
                <text:p>715</text:p>
              </table:table-cell>
              <table:table-cell office:value-type="float" office:value="-0.2559480068">
                <text:p>-0.25594800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15">
                <text:p>715</text:p>
              </table:table-cell>
              <table:table-cell office:value-type="float" office:value="0.3157744602">
                <text:p>0.31577446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5">
                <text:p>715</text:p>
              </table:table-cell>
              <table:table-cell office:value-type="float" office:value="-0.3949422347">
                <text:p>-0.39494223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15">
                <text:p>715</text:p>
              </table:table-cell>
              <table:table-cell office:value-type="float" office:value="0.2543154636">
                <text:p>0.25431546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15">
                <text:p>715</text:p>
              </table:table-cell>
              <table:table-cell office:value-type="float" office:value="-0.2653109068">
                <text:p>-0.26531090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5">
                <text:p>715</text:p>
              </table:table-cell>
              <table:table-cell office:value-type="float" office:value="0.2069282669">
                <text:p>0.20692826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5">
                <text:p>715</text:p>
              </table:table-cell>
              <table:table-cell office:value-type="float" office:value="-0.3242299926">
                <text:p>-0.32422999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15">
                <text:p>715</text:p>
              </table:table-cell>
              <table:table-cell office:value-type="float" office:value="0.07218562029">
                <text:p>0.072185620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5">
                <text:p>715</text:p>
              </table:table-cell>
              <table:table-cell office:value-type="float" office:value="-0.1211493978">
                <text:p>-0.12114939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5">
                <text:p>715</text:p>
              </table:table-cell>
              <table:table-cell office:value-type="float" office:value="0.1099956114">
                <text:p>0.10999561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15">
                <text:p>715</text:p>
              </table:table-cell>
              <table:table-cell office:value-type="float" office:value="-0.1566758171">
                <text:p>-0.15667581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5">
                <text:p>715</text:p>
              </table:table-cell>
              <table:table-cell office:value-type="float" office:value="0.1083708228">
                <text:p>0.10837082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5">
                <text:p>715</text:p>
              </table:table-cell>
              <table:table-cell office:value-type="float" office:value="-0.1953712609">
                <text:p>-0.19537126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15">
                <text:p>715</text:p>
              </table:table-cell>
              <table:table-cell office:value-type="float" office:value="0.2703179055">
                <text:p>0.27031790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5">
                <text:p>715</text:p>
              </table:table-cell>
              <table:table-cell office:value-type="float" office:value="-0.3441714769">
                <text:p>-0.34417147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15">
                <text:p>715</text:p>
              </table:table-cell>
              <table:table-cell office:value-type="float" office:value="0.2159350664">
                <text:p>0.21593506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15">
                <text:p>715</text:p>
              </table:table-cell>
              <table:table-cell office:value-type="float" office:value="-0.2377842322">
                <text:p>-0.23778423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15">
                <text:p>715</text:p>
              </table:table-cell>
              <table:table-cell office:value-type="float" office:value="0.3010311241">
                <text:p>0.30103112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15">
                <text:p>715</text:p>
              </table:table-cell>
              <table:table-cell office:value-type="float" office:value="-0.1962035465">
                <text:p>-0.19620354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15">
                <text:p>715</text:p>
              </table:table-cell>
              <table:table-cell office:value-type="float" office:value="0.1675243552">
                <text:p>0.16752435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15">
                <text:p>715</text:p>
              </table:table-cell>
              <table:table-cell office:value-type="float" office:value="-0.06095277399">
                <text:p>-0.060952773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15">
                <text:p>715</text:p>
              </table:table-cell>
              <table:table-cell office:value-type="float" office:value="0.09498798189">
                <text:p>0.094987981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15">
                <text:p>715</text:p>
              </table:table-cell>
              <table:table-cell office:value-type="float" office:value="-0.1074148251">
                <text:p>-0.10741482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5">
                <text:p>715</text:p>
              </table:table-cell>
              <table:table-cell office:value-type="float" office:value="0.001218449891">
                <text:p>0.0012184498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15">
                <text:p>715</text:p>
              </table:table-cell>
              <table:table-cell office:value-type="float" office:value="-0.03558235486">
                <text:p>-0.035582354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15">
                <text:p>715</text:p>
              </table:table-cell>
              <table:table-cell office:value-type="float" office:value="0.09381797585">
                <text:p>0.093817975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15">
                <text:p>715</text:p>
              </table:table-cell>
              <table:table-cell office:value-type="float" office:value="-0.5896057575">
                <text:p>-0.58960575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5">
                <text:p>715</text:p>
              </table:table-cell>
              <table:table-cell office:value-type="float" office:value="0.2681618416">
                <text:p>0.26816184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15">
                <text:p>715</text:p>
              </table:table-cell>
              <table:table-cell office:value-type="float" office:value="-0.3680520171">
                <text:p>-0.36805201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15">
                <text:p>715</text:p>
              </table:table-cell>
              <table:table-cell office:value-type="float" office:value="0.641082553">
                <text:p>0.6410825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15">
                <text:p>715</text:p>
              </table:table-cell>
              <table:table-cell office:value-type="float" office:value="-0.4069118429">
                <text:p>-0.40691184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15">
                <text:p>715</text:p>
              </table:table-cell>
              <table:table-cell office:value-type="float" office:value="2.468875955">
                <text:p>2.4688759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15">
                <text:p>715</text:p>
              </table:table-cell>
              <table:table-cell office:value-type="float" office:value="4.449046116">
                <text:p>4.4490461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15">
                <text:p>715</text:p>
              </table:table-cell>
              <table:table-cell office:value-type="float" office:value="4.291946533">
                <text:p>4.2919465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15">
                <text:p>715</text:p>
              </table:table-cell>
              <table:table-cell office:value-type="float" office:value="1.330880773">
                <text:p>1.3308807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15">
                <text:p>715</text:p>
              </table:table-cell>
              <table:table-cell office:value-type="float" office:value="-1.050956946">
                <text:p>-1.0509569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15">
                <text:p>715</text:p>
              </table:table-cell>
              <table:table-cell office:value-type="float" office:value="0.5248454273">
                <text:p>0.52484542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15">
                <text:p>715</text:p>
              </table:table-cell>
              <table:table-cell office:value-type="float" office:value="0.877356341">
                <text:p>0.8773563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15">
                <text:p>715</text:p>
              </table:table-cell>
              <table:table-cell office:value-type="float" office:value="1.131360191">
                <text:p>1.1313601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15">
                <text:p>715</text:p>
              </table:table-cell>
              <table:table-cell office:value-type="float" office:value="-0.4268218793">
                <text:p>-0.42682187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15">
                <text:p>715</text:p>
              </table:table-cell>
              <table:table-cell office:value-type="float" office:value="-0.6803546491">
                <text:p>-0.68035464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15">
                <text:p>715</text:p>
              </table:table-cell>
              <table:table-cell office:value-type="float" office:value="-0.5262725162">
                <text:p>-0.52627251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15">
                <text:p>715</text:p>
              </table:table-cell>
              <table:table-cell office:value-type="float" office:value="0.3965697316">
                <text:p>0.39656973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5">
                <text:p>715</text:p>
              </table:table-cell>
              <table:table-cell office:value-type="float" office:value="0.4525779617">
                <text:p>0.45257796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5">
                <text:p>715</text:p>
              </table:table-cell>
              <table:table-cell office:value-type="float" office:value="0.05446371882">
                <text:p>0.054463718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15">
                <text:p>715</text:p>
              </table:table-cell>
              <table:table-cell office:value-type="float" office:value="-1.160038601">
                <text:p>-1.1600386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15">
                <text:p>715</text:p>
              </table:table-cell>
              <table:table-cell office:value-type="float" office:value="0.4175088963">
                <text:p>0.41750889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15">
                <text:p>715</text:p>
              </table:table-cell>
              <table:table-cell office:value-type="float" office:value="-0.7425680364">
                <text:p>-0.74256803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15">
                <text:p>715</text:p>
              </table:table-cell>
              <table:table-cell office:value-type="float" office:value="-0.1919298156">
                <text:p>-0.19192981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15">
                <text:p>715</text:p>
              </table:table-cell>
              <table:table-cell office:value-type="float" office:value="-1.26794325">
                <text:p>-1.267943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15">
                <text:p>715</text:p>
              </table:table-cell>
              <table:table-cell office:value-type="float" office:value="-0.100982653">
                <text:p>-0.1009826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15">
                <text:p>715</text:p>
              </table:table-cell>
              <table:table-cell office:value-type="float" office:value="-0.1053993899">
                <text:p>-0.10539938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15">
                <text:p>715</text:p>
              </table:table-cell>
              <table:table-cell office:value-type="float" office:value="-0.787094109">
                <text:p>-0.7870941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5">
                <text:p>715</text:p>
              </table:table-cell>
              <table:table-cell office:value-type="float" office:value="-0.4040969873">
                <text:p>-0.40409698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5">
                <text:p>715</text:p>
              </table:table-cell>
              <table:table-cell office:value-type="float" office:value="-0.2045314035">
                <text:p>-0.20453140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15">
                <text:p>715</text:p>
              </table:table-cell>
              <table:table-cell office:value-type="float" office:value="0.9128699451">
                <text:p>0.91286994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15">
                <text:p>715</text:p>
              </table:table-cell>
              <table:table-cell office:value-type="float" office:value="-0.41521686">
                <text:p>-0.415216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5">
                <text:p>715</text:p>
              </table:table-cell>
              <table:table-cell office:value-type="float" office:value="0.08203959327">
                <text:p>0.082039593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6">
                <text:p>716</text:p>
              </table:table-cell>
              <table:table-cell office:value-type="float" office:value="-0.4712853477">
                <text:p>-0.47128534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6">
                <text:p>716</text:p>
              </table:table-cell>
              <table:table-cell office:value-type="float" office:value="0.04745088122">
                <text:p>0.047450881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16">
                <text:p>716</text:p>
              </table:table-cell>
              <table:table-cell office:value-type="float" office:value="-0.1979133974">
                <text:p>-0.19791339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16">
                <text:p>716</text:p>
              </table:table-cell>
              <table:table-cell office:value-type="float" office:value="-0.126159999">
                <text:p>-0.1261599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16">
                <text:p>716</text:p>
              </table:table-cell>
              <table:table-cell office:value-type="float" office:value="0.0004712409566">
                <text:p>0.00047124095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16">
                <text:p>716</text:p>
              </table:table-cell>
              <table:table-cell office:value-type="float" office:value="-0.2476238363">
                <text:p>-0.24762383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16">
                <text:p>716</text:p>
              </table:table-cell>
              <table:table-cell office:value-type="float" office:value="-0.07833491121">
                <text:p>-0.078334911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16">
                <text:p>716</text:p>
              </table:table-cell>
              <table:table-cell office:value-type="float" office:value="-0.02346256619">
                <text:p>-0.023462566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16">
                <text:p>716</text:p>
              </table:table-cell>
              <table:table-cell office:value-type="float" office:value="0.4901899369">
                <text:p>0.49018993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16">
                <text:p>716</text:p>
              </table:table-cell>
              <table:table-cell office:value-type="float" office:value="-0.4932658975">
                <text:p>-0.49326589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16">
                <text:p>716</text:p>
              </table:table-cell>
              <table:table-cell office:value-type="float" office:value="0.008047703939">
                <text:p>0.0080477039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16">
                <text:p>716</text:p>
              </table:table-cell>
              <table:table-cell office:value-type="float" office:value="-1.070831308">
                <text:p>-1.0708313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16">
                <text:p>716</text:p>
              </table:table-cell>
              <table:table-cell office:value-type="float" office:value="-0.2510945703">
                <text:p>-0.25109457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16">
                <text:p>716</text:p>
              </table:table-cell>
              <table:table-cell office:value-type="float" office:value="-0.7428083789">
                <text:p>-0.74280837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16">
                <text:p>716</text:p>
              </table:table-cell>
              <table:table-cell office:value-type="float" office:value="-0.239134807">
                <text:p>-0.2391348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16">
                <text:p>716</text:p>
              </table:table-cell>
              <table:table-cell office:value-type="float" office:value="-0.4265523026">
                <text:p>-0.42655230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16">
                <text:p>716</text:p>
              </table:table-cell>
              <table:table-cell office:value-type="float" office:value="-0.749507868">
                <text:p>-0.7495078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16">
                <text:p>716</text:p>
              </table:table-cell>
              <table:table-cell office:value-type="float" office:value="-0.5133649879">
                <text:p>-0.51336498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16">
                <text:p>716</text:p>
              </table:table-cell>
              <table:table-cell office:value-type="float" office:value="-0.3133761884">
                <text:p>-0.31337618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16">
                <text:p>716</text:p>
              </table:table-cell>
              <table:table-cell office:value-type="float" office:value="0.1296265091">
                <text:p>0.12962650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16">
                <text:p>716</text:p>
              </table:table-cell>
              <table:table-cell office:value-type="float" office:value="0.3589949939">
                <text:p>0.35899499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16">
                <text:p>716</text:p>
              </table:table-cell>
              <table:table-cell office:value-type="float" office:value="0.2886081214">
                <text:p>0.28860812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16">
                <text:p>716</text:p>
              </table:table-cell>
              <table:table-cell office:value-type="float" office:value="0.06488364295">
                <text:p>0.064883642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16">
                <text:p>716</text:p>
              </table:table-cell>
              <table:table-cell office:value-type="float" office:value="-0.1863318385">
                <text:p>-0.18633183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16">
                <text:p>716</text:p>
              </table:table-cell>
              <table:table-cell office:value-type="float" office:value="-0.06601419906">
                <text:p>-0.066014199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16">
                <text:p>716</text:p>
              </table:table-cell>
              <table:table-cell office:value-type="float" office:value="-0.3483103658">
                <text:p>-0.34831036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16">
                <text:p>716</text:p>
              </table:table-cell>
              <table:table-cell office:value-type="float" office:value="1.093621318">
                <text:p>1.0936213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16">
                <text:p>716</text:p>
              </table:table-cell>
              <table:table-cell office:value-type="float" office:value="-0.3809685817">
                <text:p>-0.38096858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16">
                <text:p>716</text:p>
              </table:table-cell>
              <table:table-cell office:value-type="float" office:value="-0.15931174">
                <text:p>-0.159311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17">
                <text:p>717</text:p>
              </table:table-cell>
              <table:table-cell office:value-type="float" office:value="-1.032830396">
                <text:p>-1.0328303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17">
                <text:p>717</text:p>
              </table:table-cell>
              <table:table-cell office:value-type="float" office:value="-0.1340100437">
                <text:p>-0.13401004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17">
                <text:p>717</text:p>
              </table:table-cell>
              <table:table-cell office:value-type="float" office:value="0.3411639212">
                <text:p>0.34116392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17">
                <text:p>717</text:p>
              </table:table-cell>
              <table:table-cell office:value-type="float" office:value="0.2822775556">
                <text:p>0.28227755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17">
                <text:p>717</text:p>
              </table:table-cell>
              <table:table-cell office:value-type="float" office:value="0.5740943037">
                <text:p>0.57409430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17">
                <text:p>717</text:p>
              </table:table-cell>
              <table:table-cell office:value-type="float" office:value="-0.1921793443">
                <text:p>-0.19217934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17">
                <text:p>717</text:p>
              </table:table-cell>
              <table:table-cell office:value-type="float" office:value="-0.3357807106">
                <text:p>-0.33578071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17">
                <text:p>717</text:p>
              </table:table-cell>
              <table:table-cell office:value-type="float" office:value="-0.4610636301">
                <text:p>-0.46106363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17">
                <text:p>717</text:p>
              </table:table-cell>
              <table:table-cell office:value-type="float" office:value="-0.1555936642">
                <text:p>-0.15559366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17">
                <text:p>717</text:p>
              </table:table-cell>
              <table:table-cell office:value-type="float" office:value="-0.1446516243">
                <text:p>-0.14465162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17">
                <text:p>717</text:p>
              </table:table-cell>
              <table:table-cell office:value-type="float" office:value="-0.328750011">
                <text:p>-0.3287500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17">
                <text:p>717</text:p>
              </table:table-cell>
              <table:table-cell office:value-type="float" office:value="-0.0915426572">
                <text:p>-0.09154265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17">
                <text:p>717</text:p>
              </table:table-cell>
              <table:table-cell office:value-type="float" office:value="-0.2844532299">
                <text:p>-0.28445322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17">
                <text:p>717</text:p>
              </table:table-cell>
              <table:table-cell office:value-type="float" office:value="-0.1290099353">
                <text:p>-0.12900993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17">
                <text:p>717</text:p>
              </table:table-cell>
              <table:table-cell office:value-type="float" office:value="0.02226308465">
                <text:p>0.022263084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17">
                <text:p>717</text:p>
              </table:table-cell>
              <table:table-cell office:value-type="float" office:value="-0.09673560132">
                <text:p>-0.096735601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17">
                <text:p>717</text:p>
              </table:table-cell>
              <table:table-cell office:value-type="float" office:value="-0.6799742847">
                <text:p>-0.67997428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18">
                <text:p>718</text:p>
              </table:table-cell>
              <table:table-cell office:value-type="float" office:value="-0.667121482">
                <text:p>-0.6671214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18">
                <text:p>718</text:p>
              </table:table-cell>
              <table:table-cell office:value-type="float" office:value="0.1480493133">
                <text:p>0.14804931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18">
                <text:p>718</text:p>
              </table:table-cell>
              <table:table-cell office:value-type="float" office:value="0.3796994721">
                <text:p>0.37969947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18">
                <text:p>718</text:p>
              </table:table-cell>
              <table:table-cell office:value-type="float" office:value="0.8015508465">
                <text:p>0.80155084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18">
                <text:p>718</text:p>
              </table:table-cell>
              <table:table-cell office:value-type="float" office:value="-0.06048435935">
                <text:p>-0.060484359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18">
                <text:p>718</text:p>
              </table:table-cell>
              <table:table-cell office:value-type="float" office:value="-0.1272085886">
                <text:p>-0.12720858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18">
                <text:p>718</text:p>
              </table:table-cell>
              <table:table-cell office:value-type="float" office:value="-0.582251357">
                <text:p>-0.58225135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18">
                <text:p>718</text:p>
              </table:table-cell>
              <table:table-cell office:value-type="float" office:value="-0.1949628918">
                <text:p>-0.19496289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18">
                <text:p>718</text:p>
              </table:table-cell>
              <table:table-cell office:value-type="float" office:value="0.2208079946">
                <text:p>0.22080799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18">
                <text:p>718</text:p>
              </table:table-cell>
              <table:table-cell office:value-type="float" office:value="0.9961413109">
                <text:p>0.996141310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18">
                <text:p>718</text:p>
              </table:table-cell>
              <table:table-cell office:value-type="float" office:value="1.281259985">
                <text:p>1.2812599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18">
                <text:p>718</text:p>
              </table:table-cell>
              <table:table-cell office:value-type="float" office:value="1.62545126">
                <text:p>1.625451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18">
                <text:p>718</text:p>
              </table:table-cell>
              <table:table-cell office:value-type="float" office:value="1.255078616">
                <text:p>1.2550786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18">
                <text:p>718</text:p>
              </table:table-cell>
              <table:table-cell office:value-type="float" office:value="0.9194212889">
                <text:p>0.91942128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18">
                <text:p>718</text:p>
              </table:table-cell>
              <table:table-cell office:value-type="float" office:value="-0.01862561512">
                <text:p>-0.018625615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18">
                <text:p>718</text:p>
              </table:table-cell>
              <table:table-cell office:value-type="float" office:value="-0.07855864983">
                <text:p>-0.0785586498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18">
                <text:p>718</text:p>
              </table:table-cell>
              <table:table-cell office:value-type="float" office:value="-0.4885438528">
                <text:p>-0.48854385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18">
                <text:p>718</text:p>
              </table:table-cell>
              <table:table-cell office:value-type="float" office:value="0.03678842354">
                <text:p>0.0367884235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18">
                <text:p>718</text:p>
              </table:table-cell>
              <table:table-cell office:value-type="float" office:value="-0.3243195014">
                <text:p>-0.32431950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18">
                <text:p>718</text:p>
              </table:table-cell>
              <table:table-cell office:value-type="float" office:value="1.04395892">
                <text:p>1.043958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18">
                <text:p>718</text:p>
              </table:table-cell>
              <table:table-cell office:value-type="float" office:value="-0.0941309731">
                <text:p>-0.09413097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18">
                <text:p>718</text:p>
              </table:table-cell>
              <table:table-cell office:value-type="float" office:value="0.2421458712">
                <text:p>0.24214587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18">
                <text:p>718</text:p>
              </table:table-cell>
              <table:table-cell office:value-type="float" office:value="-0.4006130588">
                <text:p>-0.40061305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19">
                <text:p>719</text:p>
              </table:table-cell>
              <table:table-cell office:value-type="float" office:value="0.01327292579">
                <text:p>0.0132729257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19">
                <text:p>719</text:p>
              </table:table-cell>
              <table:table-cell office:value-type="float" office:value="0.2411995044">
                <text:p>0.24119950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19">
                <text:p>719</text:p>
              </table:table-cell>
              <table:table-cell office:value-type="float" office:value="0.1812362964">
                <text:p>0.18123629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9">
                <text:p>719</text:p>
              </table:table-cell>
              <table:table-cell office:value-type="float" office:value="0.5698004855">
                <text:p>0.56980048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9">
                <text:p>719</text:p>
              </table:table-cell>
              <table:table-cell office:value-type="float" office:value="-0.1426556996">
                <text:p>-0.14265569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19">
                <text:p>719</text:p>
              </table:table-cell>
              <table:table-cell office:value-type="float" office:value="0.4692431">
                <text:p>0.46924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19">
                <text:p>719</text:p>
              </table:table-cell>
              <table:table-cell office:value-type="float" office:value="-0.1002730146">
                <text:p>-0.10027301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19">
                <text:p>719</text:p>
              </table:table-cell>
              <table:table-cell office:value-type="float" office:value="-0.6053146523">
                <text:p>-0.60531465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19">
                <text:p>719</text:p>
              </table:table-cell>
              <table:table-cell office:value-type="float" office:value="-0.5031298531">
                <text:p>-0.50312985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19">
                <text:p>719</text:p>
              </table:table-cell>
              <table:table-cell office:value-type="float" office:value="-0.4465091652">
                <text:p>-0.44650916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19">
                <text:p>719</text:p>
              </table:table-cell>
              <table:table-cell office:value-type="float" office:value="0.2189199361">
                <text:p>0.21891993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19">
                <text:p>719</text:p>
              </table:table-cell>
              <table:table-cell office:value-type="float" office:value="-0.05751500002">
                <text:p>-0.057515000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19">
                <text:p>719</text:p>
              </table:table-cell>
              <table:table-cell office:value-type="float" office:value="-0.9642835426">
                <text:p>-0.96428354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19">
                <text:p>719</text:p>
              </table:table-cell>
              <table:table-cell office:value-type="float" office:value="0.06101254524">
                <text:p>0.061012545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19">
                <text:p>719</text:p>
              </table:table-cell>
              <table:table-cell office:value-type="float" office:value="-0.928250706">
                <text:p>-0.92825070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19">
                <text:p>719</text:p>
              </table:table-cell>
              <table:table-cell office:value-type="float" office:value="1.217911729">
                <text:p>1.2179117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20">
                <text:p>720</text:p>
              </table:table-cell>
              <table:table-cell office:value-type="float" office:value="-0.1270833891">
                <text:p>-0.12708338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20">
                <text:p>720</text:p>
              </table:table-cell>
              <table:table-cell office:value-type="float" office:value="0.8181473093">
                <text:p>0.81814730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20">
                <text:p>720</text:p>
              </table:table-cell>
              <table:table-cell office:value-type="float" office:value="-0.1446230302">
                <text:p>-0.14462303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20">
                <text:p>720</text:p>
              </table:table-cell>
              <table:table-cell office:value-type="float" office:value="-0.2158353237">
                <text:p>-0.21583532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20">
                <text:p>720</text:p>
              </table:table-cell>
              <table:table-cell office:value-type="float" office:value="0.4731058571">
                <text:p>0.47310585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20">
                <text:p>720</text:p>
              </table:table-cell>
              <table:table-cell office:value-type="float" office:value="0.07914803556">
                <text:p>0.079148035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20">
                <text:p>720</text:p>
              </table:table-cell>
              <table:table-cell office:value-type="float" office:value="0.904848963">
                <text:p>0.9048489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20">
                <text:p>720</text:p>
              </table:table-cell>
              <table:table-cell office:value-type="float" office:value="1.529237949">
                <text:p>1.52923794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20">
                <text:p>720</text:p>
              </table:table-cell>
              <table:table-cell office:value-type="float" office:value="1.002986608">
                <text:p>1.0029866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20">
                <text:p>720</text:p>
              </table:table-cell>
              <table:table-cell office:value-type="float" office:value="1.292984137">
                <text:p>1.2929841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20">
                <text:p>720</text:p>
              </table:table-cell>
              <table:table-cell office:value-type="float" office:value="-0.1297963965">
                <text:p>-0.12979639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20">
                <text:p>720</text:p>
              </table:table-cell>
              <table:table-cell office:value-type="float" office:value="0.4882700308">
                <text:p>0.48827003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20">
                <text:p>720</text:p>
              </table:table-cell>
              <table:table-cell office:value-type="float" office:value="-0.5025369424">
                <text:p>-0.50253694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20">
                <text:p>720</text:p>
              </table:table-cell>
              <table:table-cell office:value-type="float" office:value="-0.8298079248">
                <text:p>-0.82980792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21">
                <text:p>721</text:p>
              </table:table-cell>
              <table:table-cell office:value-type="float" office:value="-0.3482403409">
                <text:p>-0.34824034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21">
                <text:p>721</text:p>
              </table:table-cell>
              <table:table-cell office:value-type="float" office:value="-0.4422792041">
                <text:p>-0.44227920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21">
                <text:p>721</text:p>
              </table:table-cell>
              <table:table-cell office:value-type="float" office:value="0.1191153601">
                <text:p>0.11911536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1">
                <text:p>721</text:p>
              </table:table-cell>
              <table:table-cell office:value-type="float" office:value="-0.4110853304">
                <text:p>-0.41108533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21">
                <text:p>721</text:p>
              </table:table-cell>
              <table:table-cell office:value-type="float" office:value="-0.680098264">
                <text:p>-0.6800982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21">
                <text:p>721</text:p>
              </table:table-cell>
              <table:table-cell office:value-type="float" office:value="0.194209709">
                <text:p>0.1942097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21">
                <text:p>721</text:p>
              </table:table-cell>
              <table:table-cell office:value-type="float" office:value="-0.09456230473">
                <text:p>-0.0945623047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21">
                <text:p>721</text:p>
              </table:table-cell>
              <table:table-cell office:value-type="float" office:value="0.3520080498">
                <text:p>0.352008049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21">
                <text:p>721</text:p>
              </table:table-cell>
              <table:table-cell office:value-type="float" office:value="-1.02980761">
                <text:p>-1.029807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21">
                <text:p>721</text:p>
              </table:table-cell>
              <table:table-cell office:value-type="float" office:value="-0.1135573952">
                <text:p>-0.11355739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21">
                <text:p>721</text:p>
              </table:table-cell>
              <table:table-cell office:value-type="float" office:value="-0.3470722285">
                <text:p>-0.34707222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21">
                <text:p>721</text:p>
              </table:table-cell>
              <table:table-cell office:value-type="float" office:value="0.04373186339">
                <text:p>0.043731863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22">
                <text:p>722</text:p>
              </table:table-cell>
              <table:table-cell office:value-type="float" office:value="-0.9028702666">
                <text:p>-0.90287026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22">
                <text:p>722</text:p>
              </table:table-cell>
              <table:table-cell office:value-type="float" office:value="-0.09516639356">
                <text:p>-0.0951663935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22">
                <text:p>722</text:p>
              </table:table-cell>
              <table:table-cell office:value-type="float" office:value="0.2672739781">
                <text:p>0.267273978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22">
                <text:p>722</text:p>
              </table:table-cell>
              <table:table-cell office:value-type="float" office:value="2.493901533">
                <text:p>2.4939015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22">
                <text:p>722</text:p>
              </table:table-cell>
              <table:table-cell office:value-type="float" office:value="3.086062237">
                <text:p>3.08606223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22">
                <text:p>722</text:p>
              </table:table-cell>
              <table:table-cell office:value-type="float" office:value="3.2240387">
                <text:p>3.224038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22">
                <text:p>722</text:p>
              </table:table-cell>
              <table:table-cell office:value-type="float" office:value="2.837402832">
                <text:p>2.8374028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22">
                <text:p>722</text:p>
              </table:table-cell>
              <table:table-cell office:value-type="float" office:value="2.071957053">
                <text:p>2.07195705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22">
                <text:p>722</text:p>
              </table:table-cell>
              <table:table-cell office:value-type="float" office:value="1.548090051">
                <text:p>1.5480900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22">
                <text:p>722</text:p>
              </table:table-cell>
              <table:table-cell office:value-type="float" office:value="0.3679361534">
                <text:p>0.367936153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22">
                <text:p>722</text:p>
              </table:table-cell>
              <table:table-cell office:value-type="float" office:value="-0.153434717">
                <text:p>-0.1534347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22">
                <text:p>722</text:p>
              </table:table-cell>
              <table:table-cell office:value-type="float" office:value="-0.4469846687">
                <text:p>-0.44698466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23">
                <text:p>723</text:p>
              </table:table-cell>
              <table:table-cell office:value-type="float" office:value="-1.692876839">
                <text:p>-1.69287683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23">
                <text:p>723</text:p>
              </table:table-cell>
              <table:table-cell office:value-type="float" office:value="3.147727812">
                <text:p>3.1477278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23">
                <text:p>723</text:p>
              </table:table-cell>
              <table:table-cell office:value-type="float" office:value="-0.9772525581">
                <text:p>-0.97725255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23">
                <text:p>723</text:p>
              </table:table-cell>
              <table:table-cell office:value-type="float" office:value="0.7962475025">
                <text:p>0.79624750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23">
                <text:p>723</text:p>
              </table:table-cell>
              <table:table-cell office:value-type="float" office:value="-3.623827699">
                <text:p>-3.6238276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23">
                <text:p>723</text:p>
              </table:table-cell>
              <table:table-cell office:value-type="float" office:value="-0.3476672572">
                <text:p>-0.347667257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23">
                <text:p>723</text:p>
              </table:table-cell>
              <table:table-cell office:value-type="float" office:value="-0.8045262846">
                <text:p>-0.80452628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23">
                <text:p>723</text:p>
              </table:table-cell>
              <table:table-cell office:value-type="float" office:value="-0.2283482359">
                <text:p>-0.228348235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23">
                <text:p>723</text:p>
              </table:table-cell>
              <table:table-cell office:value-type="float" office:value="-0.07351783743">
                <text:p>-0.0735178374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23">
                <text:p>723</text:p>
              </table:table-cell>
              <table:table-cell office:value-type="float" office:value="0.2011532839">
                <text:p>0.201153283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24">
                <text:p>724</text:p>
              </table:table-cell>
              <table:table-cell office:value-type="float" office:value="-0.5506608708">
                <text:p>-0.55066087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24">
                <text:p>724</text:p>
              </table:table-cell>
              <table:table-cell office:value-type="float" office:value="0.6574648765">
                <text:p>0.657464876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24">
                <text:p>724</text:p>
              </table:table-cell>
              <table:table-cell office:value-type="float" office:value="-0.1974974771">
                <text:p>-0.197497477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24">
                <text:p>724</text:p>
              </table:table-cell>
              <table:table-cell office:value-type="float" office:value="0.5148644475">
                <text:p>0.51486444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24">
                <text:p>724</text:p>
              </table:table-cell>
              <table:table-cell office:value-type="float" office:value="-0.7573244138">
                <text:p>-0.75732441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24">
                <text:p>724</text:p>
              </table:table-cell>
              <table:table-cell office:value-type="float" office:value="-0.01065394499">
                <text:p>-0.010653944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24">
                <text:p>724</text:p>
              </table:table-cell>
              <table:table-cell office:value-type="float" office:value="-0.07747889308">
                <text:p>-0.0774788930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24">
                <text:p>724</text:p>
              </table:table-cell>
              <table:table-cell office:value-type="float" office:value="-0.3351292741">
                <text:p>-0.335129274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25">
                <text:p>725</text:p>
              </table:table-cell>
              <table:table-cell office:value-type="float" office:value="-0.3296745114">
                <text:p>-0.32967451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25">
                <text:p>725</text:p>
              </table:table-cell>
              <table:table-cell office:value-type="float" office:value="-0.3773335768">
                <text:p>-0.377333576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25">
                <text:p>725</text:p>
              </table:table-cell>
              <table:table-cell office:value-type="float" office:value="-1.179453814">
                <text:p>-1.17945381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25">
                <text:p>725</text:p>
              </table:table-cell>
              <table:table-cell office:value-type="float" office:value="1.696494298">
                <text:p>1.69649429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25">
                <text:p>725</text:p>
              </table:table-cell>
              <table:table-cell office:value-type="float" office:value="0.06576634265">
                <text:p>0.065766342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25">
                <text:p>725</text:p>
              </table:table-cell>
              <table:table-cell office:value-type="float" office:value="0.3943729072">
                <text:p>0.39437290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25">
                <text:p>725</text:p>
              </table:table-cell>
              <table:table-cell office:value-type="float" office:value="-1.304492595">
                <text:p>-1.30449259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25">
                <text:p>725</text:p>
              </table:table-cell>
              <table:table-cell office:value-type="float" office:value="-0.7727008697">
                <text:p>-0.772700869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25">
                <text:p>725</text:p>
              </table:table-cell>
              <table:table-cell office:value-type="float" office:value="0.7681153869">
                <text:p>0.76811538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25">
                <text:p>725</text:p>
              </table:table-cell>
              <table:table-cell office:value-type="float" office:value="-0.9771025299">
                <text:p>-0.977102529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26">
                <text:p>726</text:p>
              </table:table-cell>
              <table:table-cell office:value-type="float" office:value="0.05227695613">
                <text:p>0.0522769561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26">
                <text:p>726</text:p>
              </table:table-cell>
              <table:table-cell office:value-type="float" office:value="-0.5163283115">
                <text:p>-0.51632831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26">
                <text:p>726</text:p>
              </table:table-cell>
              <table:table-cell office:value-type="float" office:value="0.119340761">
                <text:p>0.11934076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26">
                <text:p>726</text:p>
              </table:table-cell>
              <table:table-cell office:value-type="float" office:value="-0.08195951517">
                <text:p>-0.0819595151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26">
                <text:p>726</text:p>
              </table:table-cell>
              <table:table-cell office:value-type="float" office:value="-0.4531665628">
                <text:p>-0.45316656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26">
                <text:p>726</text:p>
              </table:table-cell>
              <table:table-cell office:value-type="float" office:value="0.05778842452">
                <text:p>0.057788424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27">
                <text:p>727</text:p>
              </table:table-cell>
              <table:table-cell office:value-type="float" office:value="-0.1245388841">
                <text:p>-0.12453888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27">
                <text:p>727</text:p>
              </table:table-cell>
              <table:table-cell office:value-type="float" office:value="0.4777313121">
                <text:p>0.477731312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27">
                <text:p>727</text:p>
              </table:table-cell>
              <table:table-cell office:value-type="float" office:value="-0.5241195059">
                <text:p>-0.524119505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27">
                <text:p>727</text:p>
              </table:table-cell>
              <table:table-cell office:value-type="float" office:value="-0.2413791062">
                <text:p>-0.241379106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27">
                <text:p>727</text:p>
              </table:table-cell>
              <table:table-cell office:value-type="float" office:value="-0.5867105971">
                <text:p>-0.586710597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27">
                <text:p>727</text:p>
              </table:table-cell>
              <table:table-cell office:value-type="float" office:value="-0.4147342694">
                <text:p>-0.414734269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28">
                <text:p>728</text:p>
              </table:table-cell>
              <table:table-cell office:value-type="float" office:value="0.6546265282">
                <text:p>0.654626528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28">
                <text:p>728</text:p>
              </table:table-cell>
              <table:table-cell office:value-type="float" office:value="-0.6201358588">
                <text:p>-0.620135858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28">
                <text:p>728</text:p>
              </table:table-cell>
              <table:table-cell office:value-type="float" office:value="2.274735407">
                <text:p>2.27473540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28">
                <text:p>728</text:p>
              </table:table-cell>
              <table:table-cell office:value-type="float" office:value="0.02969034901">
                <text:p>0.0296903490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29">
                <text:p>729</text:p>
              </table:table-cell>
              <table:table-cell office:value-type="float" office:value="2.967136309">
                <text:p>2.96713630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29">
                <text:p>729</text:p>
              </table:table-cell>
              <table:table-cell office:value-type="float" office:value="1.726595798">
                <text:p>1.72659579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29">
                <text:p>729</text:p>
              </table:table-cell>
              <table:table-cell office:value-type="float" office:value="0.6218997341">
                <text:p>0.621899734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29">
                <text:p>729</text:p>
              </table:table-cell>
              <table:table-cell office:value-type="float" office:value="1.672211226">
                <text:p>1.67221122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29">
                <text:p>729</text:p>
              </table:table-cell>
              <table:table-cell office:value-type="float" office:value="-0.5837837471">
                <text:p>-0.58378374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29">
                <text:p>729</text:p>
              </table:table-cell>
              <table:table-cell office:value-type="float" office:value="1.84586409">
                <text:p>1.8458640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29">
                <text:p>729</text:p>
              </table:table-cell>
              <table:table-cell office:value-type="float" office:value="-0.6452705809">
                <text:p>-0.645270580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29">
                <text:p>729</text:p>
              </table:table-cell>
              <table:table-cell office:value-type="float" office:value="0.2639098222">
                <text:p>0.26390982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30">
                <text:p>730</text:p>
              </table:table-cell>
              <table:table-cell office:value-type="float" office:value="-0.7518448765">
                <text:p>-0.751844876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30">
                <text:p>730</text:p>
              </table:table-cell>
              <table:table-cell office:value-type="float" office:value="-0.7549196217">
                <text:p>-0.754919621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30">
                <text:p>730</text:p>
              </table:table-cell>
              <table:table-cell office:value-type="float" office:value="0.4855179296">
                <text:p>0.485517929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30">
                <text:p>730</text:p>
              </table:table-cell>
              <table:table-cell office:value-type="float" office:value="-0.004154547027">
                <text:p>-0.00415454702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30">
                <text:p>730</text:p>
              </table:table-cell>
              <table:table-cell office:value-type="float" office:value="1.256833022">
                <text:p>1.25683302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30">
                <text:p>730</text:p>
              </table:table-cell>
              <table:table-cell office:value-type="float" office:value="0.8058390409">
                <text:p>0.805839040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30">
                <text:p>730</text:p>
              </table:table-cell>
              <table:table-cell office:value-type="float" office:value="-0.4599286031">
                <text:p>-0.459928603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30">
                <text:p>730</text:p>
              </table:table-cell>
              <table:table-cell office:value-type="float" office:value="5.184987468">
                <text:p>5.18498746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31">
                <text:p>731</text:p>
              </table:table-cell>
              <table:table-cell office:value-type="float" office:value="0.1364283664">
                <text:p>0.13642836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31">
                <text:p>731</text:p>
              </table:table-cell>
              <table:table-cell office:value-type="float" office:value="0.3921336806">
                <text:p>0.392133680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31">
                <text:p>731</text:p>
              </table:table-cell>
              <table:table-cell office:value-type="float" office:value="-4.997069458">
                <text:p>-4.99706945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31">
                <text:p>731</text:p>
              </table:table-cell>
              <table:table-cell office:value-type="float" office:value="-2.414497843">
                <text:p>-2.41449784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32">
                <text:p>732</text:p>
              </table:table-cell>
              <table:table-cell office:value-type="float" office:value="-0.922289121">
                <text:p>-0.92228912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32">
                <text:p>732</text:p>
              </table:table-cell>
              <table:table-cell office:value-type="float" office:value="-1.064502337">
                <text:p>-1.06450233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32">
                <text:p>732</text:p>
              </table:table-cell>
              <table:table-cell office:value-type="float" office:value="0.02754302724">
                <text:p>0.0275430272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32">
                <text:p>732</text:p>
              </table:table-cell>
              <table:table-cell office:value-type="float" office:value="-0.001108515295">
                <text:p>-0.00110851529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33">
                <text:p>733</text:p>
              </table:table-cell>
              <table:table-cell office:value-type="float" office:value="0.8107997012">
                <text:p>0.810799701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33">
                <text:p>733</text:p>
              </table:table-cell>
              <table:table-cell office:value-type="float" office:value="0.4556248252">
                <text:p>0.455624825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33">
                <text:p>733</text:p>
              </table:table-cell>
              <table:table-cell office:value-type="float" office:value="0.370668799">
                <text:p>0.37066879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33">
                <text:p>733</text:p>
              </table:table-cell>
              <table:table-cell office:value-type="float" office:value="-0.3773803172">
                <text:p>-0.377380317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33">
                <text:p>733</text:p>
              </table:table-cell>
              <table:table-cell office:value-type="float" office:value="-1.456356462">
                <text:p>-1.45635646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33">
                <text:p>733</text:p>
              </table:table-cell>
              <table:table-cell office:value-type="float" office:value="-0.07638706171">
                <text:p>-0.0763870617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34">
                <text:p>734</text:p>
              </table:table-cell>
              <table:table-cell office:value-type="float" office:value="-0.05840830861">
                <text:p>-0.0584083086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34">
                <text:p>734</text:p>
              </table:table-cell>
              <table:table-cell office:value-type="float" office:value="0.746344933">
                <text:p>0.74634493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35">
                <text:p>735</text:p>
              </table:table-cell>
              <table:table-cell office:value-type="float" office:value="-0.4113618675">
                <text:p>-0.41136186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35">
                <text:p>735</text:p>
              </table:table-cell>
              <table:table-cell office:value-type="float" office:value="0.4065370273">
                <text:p>0.406537027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35">
                <text:p>735</text:p>
              </table:table-cell>
              <table:table-cell office:value-type="float" office:value="-0.9988611756">
                <text:p>-0.998861175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35">
                <text:p>735</text:p>
              </table:table-cell>
              <table:table-cell office:value-type="float" office:value="2.721961413">
                <text:p>2.72196141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35">
                <text:p>735</text:p>
              </table:table-cell>
              <table:table-cell office:value-type="float" office:value="0.1080636341">
                <text:p>0.108063634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35">
                <text:p>735</text:p>
              </table:table-cell>
              <table:table-cell office:value-type="float" office:value="1.398430191">
                <text:p>1.39843019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36">
                <text:p>736</text:p>
              </table:table-cell>
              <table:table-cell office:value-type="float" office:value="-1.375716415">
                <text:p>-1.37571641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36">
                <text:p>736</text:p>
              </table:table-cell>
              <table:table-cell office:value-type="float" office:value="-0.7364042139">
                <text:p>-0.736404213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36">
                <text:p>736</text:p>
              </table:table-cell>
              <table:table-cell office:value-type="float" office:value="-0.007633415992">
                <text:p>-0.00763341599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36">
                <text:p>736</text:p>
              </table:table-cell>
              <table:table-cell office:value-type="float" office:value="-1.328307014">
                <text:p>-1.32830701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36">
                <text:p>736</text:p>
              </table:table-cell>
              <table:table-cell office:value-type="float" office:value="0.03617550257">
                <text:p>0.0361755025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36">
                <text:p>736</text:p>
              </table:table-cell>
              <table:table-cell office:value-type="float" office:value="-0.1193375214">
                <text:p>-0.11933752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37">
                <text:p>737</text:p>
              </table:table-cell>
              <table:table-cell office:value-type="float" office:value="0.8029508044">
                <text:p>0.802950804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37">
                <text:p>737</text:p>
              </table:table-cell>
              <table:table-cell office:value-type="float" office:value="0.4919415902">
                <text:p>0.491941590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37">
                <text:p>737</text:p>
              </table:table-cell>
              <table:table-cell office:value-type="float" office:value="0.03250331409">
                <text:p>0.0325033140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37">
                <text:p>737</text:p>
              </table:table-cell>
              <table:table-cell office:value-type="float" office:value="-0.6011791231">
                <text:p>-0.601179123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38">
                <text:p>738</text:p>
              </table:table-cell>
              <table:table-cell office:value-type="float" office:value="-0.0767567877">
                <text:p>-0.076756787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38">
                <text:p>738</text:p>
              </table:table-cell>
              <table:table-cell office:value-type="float" office:value="1.26995647">
                <text:p>1.2699564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38">
                <text:p>738</text:p>
              </table:table-cell>
              <table:table-cell office:value-type="float" office:value="3.187527123">
                <text:p>3.18752712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38">
                <text:p>738</text:p>
              </table:table-cell>
              <table:table-cell office:value-type="float" office:value="1.065728571">
                <text:p>1.06572857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38">
                <text:p>738</text:p>
              </table:table-cell>
              <table:table-cell office:value-type="float" office:value="-0.656258357">
                <text:p>-0.65625835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38">
                <text:p>738</text:p>
              </table:table-cell>
              <table:table-cell office:value-type="float" office:value="-3.392142078">
                <text:p>-3.39214207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39">
                <text:p>739</text:p>
              </table:table-cell>
              <table:table-cell office:value-type="float" office:value="-1.949552152">
                <text:p>-1.94955215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39">
                <text:p>739</text:p>
              </table:table-cell>
              <table:table-cell office:value-type="float" office:value="3.974657841">
                <text:p>3.97465784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40">
                <text:p>740</text:p>
              </table:table-cell>
              <table:table-cell office:value-type="float" office:value="1.597167534">
                <text:p>1.59716753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40">
                <text:p>740</text:p>
              </table:table-cell>
              <table:table-cell office:value-type="float" office:value="2.168601035">
                <text:p>2.16860103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40">
                <text:p>740</text:p>
              </table:table-cell>
              <table:table-cell office:value-type="float" office:value="-3.406033489">
                <text:p>-3.40603348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40">
                <text:p>740</text:p>
              </table:table-cell>
              <table:table-cell office:value-type="float" office:value="-1.072695095">
                <text:p>-1.07269509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40">
                <text:p>740</text:p>
              </table:table-cell>
              <table:table-cell office:value-type="float" office:value="-1.183322174">
                <text:p>-1.18332217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40">
                <text:p>740</text:p>
              </table:table-cell>
              <table:table-cell office:value-type="float" office:value="-1.445475871">
                <text:p>-1.44547587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41">
                <text:p>741</text:p>
              </table:table-cell>
              <table:table-cell office:value-type="float" office:value="-0.05769474839">
                <text:p>-0.0576947483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41">
                <text:p>741</text:p>
              </table:table-cell>
              <table:table-cell office:value-type="float" office:value="0.1100782175">
                <text:p>0.11007821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41">
                <text:p>741</text:p>
              </table:table-cell>
              <table:table-cell office:value-type="float" office:value="1.637912209">
                <text:p>1.63791220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41">
                <text:p>741</text:p>
              </table:table-cell>
              <table:table-cell office:value-type="float" office:value="-0.5580681567">
                <text:p>-0.558068156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42">
                <text:p>742</text:p>
              </table:table-cell>
              <table:table-cell office:value-type="float" office:value="0.4072155436">
                <text:p>0.407215543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42">
                <text:p>742</text:p>
              </table:table-cell>
              <table:table-cell office:value-type="float" office:value="-2.099003149">
                <text:p>-2.09900314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43">
                <text:p>743</text:p>
              </table:table-cell>
              <table:table-cell office:value-type="float" office:value="0.6680812531">
                <text:p>0.668081253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43">
                <text:p>743</text:p>
              </table:table-cell>
              <table:table-cell office:value-type="float" office:value="-1.375996211">
                <text:p>-1.37599621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43">
                <text:p>743</text:p>
              </table:table-cell>
              <table:table-cell office:value-type="float" office:value="0.8044693953">
                <text:p>0.804469395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43">
                <text:p>743</text:p>
              </table:table-cell>
              <table:table-cell office:value-type="float" office:value="-0.4708268968">
                <text:p>-0.470826896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43">
                <text:p>743</text:p>
              </table:table-cell>
              <table:table-cell office:value-type="float" office:value="0.0757618838">
                <text:p>0.075761883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44">
                <text:p>744</text:p>
              </table:table-cell>
              <table:table-cell office:value-type="float" office:value="-0.8457656245">
                <text:p>-0.845765624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44">
                <text:p>744</text:p>
              </table:table-cell>
              <table:table-cell office:value-type="float" office:value="0.5919534356">
                <text:p>0.591953435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44">
                <text:p>744</text:p>
              </table:table-cell>
              <table:table-cell office:value-type="float" office:value="0.8195660231">
                <text:p>0.819566023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44">
                <text:p>744</text:p>
              </table:table-cell>
              <table:table-cell office:value-type="float" office:value="0.3846346987">
                <text:p>0.384634698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45">
                <text:p>745</text:p>
              </table:table-cell>
              <table:table-cell office:value-type="float" office:value="-0.6942105558">
                <text:p>-0.694210555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45">
                <text:p>745</text:p>
              </table:table-cell>
              <table:table-cell office:value-type="float" office:value="-0.06318730384">
                <text:p>-0.0631873038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45">
                <text:p>745</text:p>
              </table:table-cell>
              <table:table-cell office:value-type="float" office:value="-0.1734845245">
                <text:p>-0.173484524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45">
                <text:p>745</text:p>
              </table:table-cell>
              <table:table-cell office:value-type="float" office:value="0.1693180667">
                <text:p>0.169318066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46">
                <text:p>746</text:p>
              </table:table-cell>
              <table:table-cell office:value-type="float" office:value="-1.537972341">
                <text:p>-1.53797234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46">
                <text:p>746</text:p>
              </table:table-cell>
              <table:table-cell office:value-type="float" office:value="0.9909734731">
                <text:p>0.990973473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46">
                <text:p>746</text:p>
              </table:table-cell>
              <table:table-cell office:value-type="float" office:value="-1.405105582">
                <text:p>-1.40510558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46">
                <text:p>746</text:p>
              </table:table-cell>
              <table:table-cell office:value-type="float" office:value="0.684965865">
                <text:p>0.68496586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46">
                <text:p>746</text:p>
              </table:table-cell>
              <table:table-cell office:value-type="float" office:value="-1.665184645">
                <text:p>-1.66518464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46">
                <text:p>746</text:p>
              </table:table-cell>
              <table:table-cell office:value-type="float" office:value="-0.1116360238">
                <text:p>-0.111636023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47">
                <text:p>747</text:p>
              </table:table-cell>
              <table:table-cell office:value-type="float" office:value="-1.030776705">
                <text:p>-1.0307767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47">
                <text:p>747</text:p>
              </table:table-cell>
              <table:table-cell office:value-type="float" office:value="0.7713239449">
                <text:p>0.771323944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48">
                <text:p>748</text:p>
              </table:table-cell>
              <table:table-cell office:value-type="float" office:value="1.756883995">
                <text:p>1.75688399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48">
                <text:p>748</text:p>
              </table:table-cell>
              <table:table-cell office:value-type="float" office:value="1.581379349">
                <text:p>1.58137934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48">
                <text:p>748</text:p>
              </table:table-cell>
              <table:table-cell office:value-type="float" office:value="1.078722796">
                <text:p>1.07872279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48">
                <text:p>748</text:p>
              </table:table-cell>
              <table:table-cell office:value-type="float" office:value="-0.1616675767">
                <text:p>-0.161667576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49">
                <text:p>749</text:p>
              </table:table-cell>
              <table:table-cell office:value-type="float" office:value="-0.2120984937">
                <text:p>-0.212098493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49">
                <text:p>749</text:p>
              </table:table-cell>
              <table:table-cell office:value-type="float" office:value="4.615168803">
                <text:p>4.61516880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50">
                <text:p>750</text:p>
              </table:table-cell>
              <table:table-cell office:value-type="float" office:value="1.287385196">
                <text:p>1.28738519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50">
                <text:p>750</text:p>
              </table:table-cell>
              <table:table-cell office:value-type="float" office:value="2.568403003">
                <text:p>2.56840300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50">
                <text:p>750</text:p>
              </table:table-cell>
              <table:table-cell office:value-type="float" office:value="-2.295078328">
                <text:p>-2.29507832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50">
                <text:p>750</text:p>
              </table:table-cell>
              <table:table-cell office:value-type="float" office:value="1.14056235">
                <text:p>1.1405623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51">
                <text:p>751</text:p>
              </table:table-cell>
              <table:table-cell office:value-type="float" office:value="-0.3299902953">
                <text:p>-0.329990295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51">
                <text:p>751</text:p>
              </table:table-cell>
              <table:table-cell office:value-type="float" office:value="0.1636178924">
                <text:p>0.163617892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51">
                <text:p>751</text:p>
              </table:table-cell>
              <table:table-cell office:value-type="float" office:value="-1.867598371">
                <text:p>-1.86759837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51">
                <text:p>751</text:p>
              </table:table-cell>
              <table:table-cell office:value-type="float" office:value="-0.0100885662">
                <text:p>-0.010088566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51">
                <text:p>751</text:p>
              </table:table-cell>
              <table:table-cell office:value-type="float" office:value="-1.762528916">
                <text:p>-1.76252891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51">
                <text:p>751</text:p>
              </table:table-cell>
              <table:table-cell office:value-type="float" office:value="-2.072655927">
                <text:p>-2.07265592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52">
                <text:p>752</text:p>
              </table:table-cell>
              <table:table-cell office:value-type="float" office:value="-1.967427728">
                <text:p>-1.96742772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52">
                <text:p>752</text:p>
              </table:table-cell>
              <table:table-cell office:value-type="float" office:value="0.00247280867">
                <text:p>0.0024728086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53">
                <text:p>753</text:p>
              </table:table-cell>
              <table:table-cell office:value-type="float" office:value="1.460287968">
                <text:p>1.46028796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53">
                <text:p>753</text:p>
              </table:table-cell>
              <table:table-cell office:value-type="float" office:value="0.05774974844">
                <text:p>0.0577497484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53">
                <text:p>753</text:p>
              </table:table-cell>
              <table:table-cell office:value-type="float" office:value="-0.844875408">
                <text:p>-0.84487540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53">
                <text:p>753</text:p>
              </table:table-cell>
              <table:table-cell office:value-type="float" office:value="-0.7786907217">
                <text:p>-0.778690721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54">
                <text:p>754</text:p>
              </table:table-cell>
              <table:table-cell office:value-type="float" office:value="-0.450092682">
                <text:p>-0.45009268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54">
                <text:p>754</text:p>
              </table:table-cell>
              <table:table-cell office:value-type="float" office:value="-0.3821194272">
                <text:p>-0.382119427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55">
                <text:p>755</text:p>
              </table:table-cell>
              <table:table-cell office:value-type="float" office:value="-0.229408566">
                <text:p>-0.22940856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55">
                <text:p>755</text:p>
              </table:table-cell>
              <table:table-cell office:value-type="float" office:value="3.520223713">
                <text:p>3.52022371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55">
                <text:p>755</text:p>
              </table:table-cell>
              <table:table-cell office:value-type="float" office:value="0.08238199552">
                <text:p>0.0823819955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55">
                <text:p>755</text:p>
              </table:table-cell>
              <table:table-cell office:value-type="float" office:value="-0.2776311931">
                <text:p>-0.277631193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56">
                <text:p>756</text:p>
              </table:table-cell>
              <table:table-cell office:value-type="float" office:value="-2.838864119">
                <text:p>-2.83886411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56">
                <text:p>756</text:p>
              </table:table-cell>
              <table:table-cell office:value-type="float" office:value="1.225418717">
                <text:p>1.22541871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57">
                <text:p>757</text:p>
              </table:table-cell>
              <table:table-cell office:value-type="float" office:value="0.3610705244">
                <text:p>0.361070524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57">
                <text:p>757</text:p>
              </table:table-cell>
              <table:table-cell office:value-type="float" office:value="-0.8045307659">
                <text:p>-0.804530765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57">
                <text:p>757</text:p>
              </table:table-cell>
              <table:table-cell office:value-type="float" office:value="-0.1281795336">
                <text:p>-0.128179533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57">
                <text:p>757</text:p>
              </table:table-cell>
              <table:table-cell office:value-type="float" office:value="0.3810247057">
                <text:p>0.381024705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58">
                <text:p>758</text:p>
              </table:table-cell>
              <table:table-cell office:value-type="float" office:value="0.9538671067">
                <text:p>0.953867106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58">
                <text:p>758</text:p>
              </table:table-cell>
              <table:table-cell office:value-type="float" office:value="-0.7065019104">
                <text:p>-0.706501910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58">
                <text:p>758</text:p>
              </table:table-cell>
              <table:table-cell office:value-type="float" office:value="-0.760308643">
                <text:p>-0.76030864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58">
                <text:p>758</text:p>
              </table:table-cell>
              <table:table-cell office:value-type="float" office:value="-0.2292816009">
                <text:p>-0.229281600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58">
                <text:p>758</text:p>
              </table:table-cell>
              <table:table-cell office:value-type="float" office:value="-0.3437461989">
                <text:p>-0.343746198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58">
                <text:p>758</text:p>
              </table:table-cell>
              <table:table-cell office:value-type="float" office:value="0.03981012015">
                <text:p>0.0398101201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60">
                <text:p>760</text:p>
              </table:table-cell>
              <table:table-cell office:value-type="float" office:value="1.271062145">
                <text:p>1.27106214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60">
                <text:p>760</text:p>
              </table:table-cell>
              <table:table-cell office:value-type="float" office:value="-0.7613062315">
                <text:p>-0.761306231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60">
                <text:p>760</text:p>
              </table:table-cell>
              <table:table-cell office:value-type="float" office:value="0.8067880345">
                <text:p>0.806788034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60">
                <text:p>760</text:p>
              </table:table-cell>
              <table:table-cell office:value-type="float" office:value="-1.039692061">
                <text:p>-1.03969206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60">
                <text:p>760</text:p>
              </table:table-cell>
              <table:table-cell office:value-type="float" office:value="0.06944757147">
                <text:p>0.0694475714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60">
                <text:p>760</text:p>
              </table:table-cell>
              <table:table-cell office:value-type="float" office:value="3.200644364">
                <text:p>3.20064436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61">
                <text:p>761</text:p>
              </table:table-cell>
              <table:table-cell office:value-type="float" office:value="-1.605136798">
                <text:p>-1.60513679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61">
                <text:p>761</text:p>
              </table:table-cell>
              <table:table-cell office:value-type="float" office:value="1.71506107">
                <text:p>1.7150610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62">
                <text:p>762</text:p>
              </table:table-cell>
              <table:table-cell office:value-type="float" office:value="-2.717530853">
                <text:p>-2.71753085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62">
                <text:p>762</text:p>
              </table:table-cell>
              <table:table-cell office:value-type="float" office:value="1.644258069">
                <text:p>1.64425806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62">
                <text:p>762</text:p>
              </table:table-cell>
              <table:table-cell office:value-type="float" office:value="-1.758035249">
                <text:p>-1.75803524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62">
                <text:p>762</text:p>
              </table:table-cell>
              <table:table-cell office:value-type="float" office:value="0.7573712198">
                <text:p>0.757371219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63">
                <text:p>763</text:p>
              </table:table-cell>
              <table:table-cell office:value-type="float" office:value="-0.1973578162">
                <text:p>-0.197357816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63">
                <text:p>763</text:p>
              </table:table-cell>
              <table:table-cell office:value-type="float" office:value="0.9789604731">
                <text:p>0.978960473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4">
                <text:p>764</text:p>
              </table:table-cell>
              <table:table-cell office:value-type="float" office:value="-0.6240009823">
                <text:p>-0.624000982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4">
                <text:p>764</text:p>
              </table:table-cell>
              <table:table-cell office:value-type="float" office:value="0.0097373272">
                <text:p>0.009737327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4">
                <text:p>764</text:p>
              </table:table-cell>
              <table:table-cell office:value-type="float" office:value="-0.6489560327">
                <text:p>-0.648956032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5">
                <text:p>765</text:p>
              </table:table-cell>
              <table:table-cell office:value-type="float" office:value="-0.4620494458">
                <text:p>-0.462049445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65">
                <text:p>765</text:p>
              </table:table-cell>
              <table:table-cell office:value-type="float" office:value="0.9095344622">
                <text:p>0.909534462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66">
                <text:p>766</text:p>
              </table:table-cell>
              <table:table-cell office:value-type="float" office:value="-0.5769415891">
                <text:p>-0.576941589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66">
                <text:p>766</text:p>
              </table:table-cell>
              <table:table-cell office:value-type="float" office:value="0.6452121329">
                <text:p>0.645212132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66">
                <text:p>766</text:p>
              </table:table-cell>
              <table:table-cell office:value-type="float" office:value="-0.9765654201">
                <text:p>-0.976565420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66">
                <text:p>766</text:p>
              </table:table-cell>
              <table:table-cell office:value-type="float" office:value="-0.350877001">
                <text:p>-0.35087700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68">
                <text:p>768</text:p>
              </table:table-cell>
              <table:table-cell office:value-type="float" office:value="0.1615100712">
                <text:p>0.161510071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68">
                <text:p>768</text:p>
              </table:table-cell>
              <table:table-cell office:value-type="float" office:value="-0.2005398214">
                <text:p>-0.200539821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69">
                <text:p>769</text:p>
              </table:table-cell>
              <table:table-cell office:value-type="float" office:value="1.693345208">
                <text:p>1.69334520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69">
                <text:p>769</text:p>
              </table:table-cell>
              <table:table-cell office:value-type="float" office:value="-0.3812380719">
                <text:p>-0.381238071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69">
                <text:p>769</text:p>
              </table:table-cell>
              <table:table-cell office:value-type="float" office:value="-0.6819867861">
                <text:p>-0.681986786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71">
                <text:p>771</text:p>
              </table:table-cell>
              <table:table-cell office:value-type="float" office:value="-0.3424041815">
                <text:p>-0.342404181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71">
                <text:p>771</text:p>
              </table:table-cell>
              <table:table-cell office:value-type="float" office:value="-0.04321846016">
                <text:p>-0.0432184601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72">
                <text:p>772</text:p>
              </table:table-cell>
              <table:table-cell office:value-type="float" office:value="1.736801271">
                <text:p>1.73680127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72">
                <text:p>772</text:p>
              </table:table-cell>
              <table:table-cell office:value-type="float" office:value="0.009966503993">
                <text:p>0.00996650399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72">
                <text:p>772</text:p>
              </table:table-cell>
              <table:table-cell office:value-type="float" office:value="-0.1087542799">
                <text:p>-0.108754279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74">
                <text:p>774</text:p>
              </table:table-cell>
              <table:table-cell office:value-type="float" office:value="-0.4096631727">
                <text:p>-0.409663172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74">
                <text:p>774</text:p>
              </table:table-cell>
              <table:table-cell office:value-type="float" office:value="-0.2181978049">
                <text:p>-0.21819780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75">
                <text:p>775</text:p>
              </table:table-cell>
              <table:table-cell office:value-type="float" office:value="0.2846557165">
                <text:p>0.284655716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75">
                <text:p>775</text:p>
              </table:table-cell>
              <table:table-cell office:value-type="float" office:value="0.2886983588">
                <text:p>0.288698358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75">
                <text:p>775</text:p>
              </table:table-cell>
              <table:table-cell office:value-type="float" office:value="-0.233312977">
                <text:p>-0.23331297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75">
                <text:p>775</text:p>
              </table:table-cell>
              <table:table-cell office:value-type="float" office:value="0.1232570923">
                <text:p>0.123257092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77">
                <text:p>777</text:p>
              </table:table-cell>
              <table:table-cell office:value-type="float" office:value="-3.096936339">
                <text:p>-3.09693633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77">
                <text:p>777</text:p>
              </table:table-cell>
              <table:table-cell office:value-type="float" office:value="1.496874159">
                <text:p>1.49687415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78">
                <text:p>778</text:p>
              </table:table-cell>
              <table:table-cell office:value-type="float" office:value="-1.313113311">
                <text:p>-1.31311331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78">
                <text:p>778</text:p>
              </table:table-cell>
              <table:table-cell office:value-type="float" office:value="4.181552336">
                <text:p>4.18155233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78">
                <text:p>778</text:p>
              </table:table-cell>
              <table:table-cell office:value-type="float" office:value="-1.016039984">
                <text:p>-1.01603998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78">
                <text:p>778</text:p>
              </table:table-cell>
              <table:table-cell office:value-type="float" office:value="1.069886714">
                <text:p>1.06988671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80">
                <text:p>780</text:p>
              </table:table-cell>
              <table:table-cell office:value-type="float" office:value="-2.240054498">
                <text:p>-2.24005449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80">
                <text:p>780</text:p>
              </table:table-cell>
              <table:table-cell office:value-type="float" office:value="-1.734271464">
                <text:p>-1.73427146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81">
                <text:p>781</text:p>
              </table:table-cell>
              <table:table-cell office:value-type="float" office:value="-2.433575461">
                <text:p>-2.43357546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81">
                <text:p>781</text:p>
              </table:table-cell>
              <table:table-cell office:value-type="float" office:value="-1.4328731">
                <text:p>-1.432873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81">
                <text:p>781</text:p>
              </table:table-cell>
              <table:table-cell office:value-type="float" office:value="1.880949769">
                <text:p>1.88094976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81">
                <text:p>781</text:p>
              </table:table-cell>
              <table:table-cell office:value-type="float" office:value="1.233259855">
                <text:p>1.23325985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83">
                <text:p>783</text:p>
              </table:table-cell>
              <table:table-cell office:value-type="float" office:value="0.5303168926">
                <text:p>0.530316892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83">
                <text:p>783</text:p>
              </table:table-cell>
              <table:table-cell office:value-type="float" office:value="-3.634810817">
                <text:p>-3.63481081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84">
                <text:p>784</text:p>
              </table:table-cell>
              <table:table-cell office:value-type="float" office:value="0.2621763538">
                <text:p>0.262176353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84">
                <text:p>784</text:p>
              </table:table-cell>
              <table:table-cell office:value-type="float" office:value="4.836589395">
                <text:p>4.83658939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84">
                <text:p>784</text:p>
              </table:table-cell>
              <table:table-cell office:value-type="float" office:value="2.990247218">
                <text:p>2.99024721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84">
                <text:p>784</text:p>
              </table:table-cell>
              <table:table-cell office:value-type="float" office:value="1.874840397">
                <text:p>1.87484039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85">
                <text:p>785</text:p>
              </table:table-cell>
              <table:table-cell office:value-type="float" office:value="0.155832432">
                <text:p>0.15583243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85">
                <text:p>785</text:p>
              </table:table-cell>
              <table:table-cell office:value-type="float" office:value="2.376125461">
                <text:p>2.37612546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86">
                <text:p>786</text:p>
              </table:table-cell>
              <table:table-cell office:value-type="float" office:value="0.03073714411">
                <text:p>0.0307371441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86">
                <text:p>786</text:p>
              </table:table-cell>
              <table:table-cell office:value-type="float" office:value="0.4168340189">
                <text:p>0.416834018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86">
                <text:p>786</text:p>
              </table:table-cell>
              <table:table-cell office:value-type="float" office:value="-1.067713251">
                <text:p>-1.06771325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86">
                <text:p>786</text:p>
              </table:table-cell>
              <table:table-cell office:value-type="float" office:value="7.418890626">
                <text:p>7.41889062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88">
                <text:p>788</text:p>
              </table:table-cell>
              <table:table-cell office:value-type="float" office:value="-1.149250057">
                <text:p>-1.14925005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88">
                <text:p>788</text:p>
              </table:table-cell>
              <table:table-cell office:value-type="float" office:value="2.689742968">
                <text:p>2.68974296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89">
                <text:p>789</text:p>
              </table:table-cell>
              <table:table-cell office:value-type="float" office:value="-6.821592242">
                <text:p>-6.82159224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89">
                <text:p>789</text:p>
              </table:table-cell>
              <table:table-cell office:value-type="float" office:value="-1.38347179">
                <text:p>-1.3834717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89">
                <text:p>789</text:p>
              </table:table-cell>
              <table:table-cell office:value-type="float" office:value="-4.34884248">
                <text:p>-4.3488424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89">
                <text:p>789</text:p>
              </table:table-cell>
              <table:table-cell office:value-type="float" office:value="1.388865891">
                <text:p>1.38886589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91">
                <text:p>791</text:p>
              </table:table-cell>
              <table:table-cell office:value-type="float" office:value="-0.9235050381">
                <text:p>-0.923505038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91">
                <text:p>791</text:p>
              </table:table-cell>
              <table:table-cell office:value-type="float" office:value="0.237071683">
                <text:p>0.23707168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92">
                <text:p>792</text:p>
              </table:table-cell>
              <table:table-cell office:value-type="float" office:value="0.09677592203">
                <text:p>0.0967759220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92">
                <text:p>792</text:p>
              </table:table-cell>
              <table:table-cell office:value-type="float" office:value="0.790843519">
                <text:p>0.79084351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92">
                <text:p>792</text:p>
              </table:table-cell>
              <table:table-cell office:value-type="float" office:value="0.7844442929">
                <text:p>0.784444292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92">
                <text:p>792</text:p>
              </table:table-cell>
              <table:table-cell office:value-type="float" office:value="-0.03457171764">
                <text:p>-0.0345717176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94">
                <text:p>794</text:p>
              </table:table-cell>
              <table:table-cell office:value-type="float" office:value="-1.991134528">
                <text:p>-1.99113452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94">
                <text:p>794</text:p>
              </table:table-cell>
              <table:table-cell office:value-type="float" office:value="0.03963573564">
                <text:p>0.0396357356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95">
                <text:p>795</text:p>
              </table:table-cell>
              <table:table-cell office:value-type="float" office:value="0.3418808352">
                <text:p>0.341880835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95">
                <text:p>795</text:p>
              </table:table-cell>
              <table:table-cell office:value-type="float" office:value="0.7026192435">
                <text:p>0.702619243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95">
                <text:p>795</text:p>
              </table:table-cell>
              <table:table-cell office:value-type="float" office:value="-0.9468513774">
                <text:p>-0.946851377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95">
                <text:p>795</text:p>
              </table:table-cell>
              <table:table-cell office:value-type="float" office:value="0.4548721882">
                <text:p>0.454872188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97">
                <text:p>797</text:p>
              </table:table-cell>
              <table:table-cell office:value-type="float" office:value="-0.1432030831">
                <text:p>-0.143203083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97">
                <text:p>797</text:p>
              </table:table-cell>
              <table:table-cell office:value-type="float" office:value="1.164997861">
                <text:p>1.16499786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98">
                <text:p>798</text:p>
              </table:table-cell>
              <table:table-cell office:value-type="float" office:value="-2.279840783">
                <text:p>-2.27984078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98">
                <text:p>798</text:p>
              </table:table-cell>
              <table:table-cell office:value-type="float" office:value="2.100430985">
                <text:p>2.10043098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98">
                <text:p>798</text:p>
              </table:table-cell>
              <table:table-cell office:value-type="float" office:value="-0.4258290285">
                <text:p>-0.425829028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98">
                <text:p>798</text:p>
              </table:table-cell>
              <table:table-cell office:value-type="float" office:value="-0.1988377298">
                <text:p>-0.198837729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00">
                <text:p>800</text:p>
              </table:table-cell>
              <table:table-cell office:value-type="float" office:value="0.2288318902">
                <text:p>0.228831890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00">
                <text:p>800</text:p>
              </table:table-cell>
              <table:table-cell office:value-type="float" office:value="-0.2104230359">
                <text:p>-0.210423035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01">
                <text:p>801</text:p>
              </table:table-cell>
              <table:table-cell office:value-type="float" office:value="0.4245081835">
                <text:p>0.424508183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01">
                <text:p>801</text:p>
              </table:table-cell>
              <table:table-cell office:value-type="float" office:value="-2.433724668">
                <text:p>-2.43372466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01">
                <text:p>801</text:p>
              </table:table-cell>
              <table:table-cell office:value-type="float" office:value="0.799608824">
                <text:p>0.79960882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01">
                <text:p>801</text:p>
              </table:table-cell>
              <table:table-cell office:value-type="float" office:value="0.7308753827">
                <text:p>0.730875382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03">
                <text:p>803</text:p>
              </table:table-cell>
              <table:table-cell office:value-type="float" office:value="0.3194782488">
                <text:p>0.319478248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03">
                <text:p>803</text:p>
              </table:table-cell>
              <table:table-cell office:value-type="float" office:value="-0.5122933834">
                <text:p>-0.512293383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04">
                <text:p>804</text:p>
              </table:table-cell>
              <table:table-cell office:value-type="float" office:value="-0.08750314266">
                <text:p>-0.0875031426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04">
                <text:p>804</text:p>
              </table:table-cell>
              <table:table-cell office:value-type="float" office:value="0.1790970551">
                <text:p>0.179097055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04">
                <text:p>804</text:p>
              </table:table-cell>
              <table:table-cell office:value-type="float" office:value="0.4248474644">
                <text:p>0.424847464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06">
                <text:p>806</text:p>
              </table:table-cell>
              <table:table-cell office:value-type="float" office:value="-0.1742646982">
                <text:p>-0.174264698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06">
                <text:p>806</text:p>
              </table:table-cell>
              <table:table-cell office:value-type="float" office:value="-0.6384796618">
                <text:p>-0.638479661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07">
                <text:p>807</text:p>
              </table:table-cell>
              <table:table-cell office:value-type="float" office:value="-2.023663454">
                <text:p>-2.02366345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07">
                <text:p>807</text:p>
              </table:table-cell>
              <table:table-cell office:value-type="float" office:value="-2.379664648">
                <text:p>-2.37966464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07">
                <text:p>807</text:p>
              </table:table-cell>
              <table:table-cell office:value-type="float" office:value="-3.868966476">
                <text:p>-3.86896647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07">
                <text:p>807</text:p>
              </table:table-cell>
              <table:table-cell office:value-type="float" office:value="-8.266237972">
                <text:p>-8.26623797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09">
                <text:p>809</text:p>
              </table:table-cell>
              <table:table-cell office:value-type="float" office:value="-12.00481166">
                <text:p>-12.0048116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10">
                <text:p>810</text:p>
              </table:table-cell>
              <table:table-cell office:value-type="float" office:value="-8.908231761">
                <text:p>-8.90823176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10">
                <text:p>810</text:p>
              </table:table-cell>
              <table:table-cell office:value-type="float" office:value="-19.83933188">
                <text:p>-19.8393318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10">
                <text:p>810</text:p>
              </table:table-cell>
              <table:table-cell office:value-type="float" office:value="-15.30479466">
                <text:p>-15.3047946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10">
                <text:p>810</text:p>
              </table:table-cell>
              <table:table-cell office:value-type="float" office:value="-9.254617359">
                <text:p>-9.25461735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11">
                <text:p>811</text:p>
              </table:table-cell>
              <table:table-cell office:value-type="float" office:value="1.497144227">
                <text:p>1.49714422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11">
                <text:p>811</text:p>
              </table:table-cell>
              <table:table-cell office:value-type="float" office:value="-2.665317745">
                <text:p>-2.66531774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13">
                <text:p>813</text:p>
              </table:table-cell>
              <table:table-cell office:value-type="float" office:value="2.426890981">
                <text:p>2.42689098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13">
                <text:p>813</text:p>
              </table:table-cell>
              <table:table-cell office:value-type="float" office:value="0.9760939123">
                <text:p>0.976093912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13">
                <text:p>813</text:p>
              </table:table-cell>
              <table:table-cell office:value-type="float" office:value="11.555275">
                <text:p>11.5552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13">
                <text:p>813</text:p>
              </table:table-cell>
              <table:table-cell office:value-type="float" office:value="16.22839782">
                <text:p>16.2283978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14">
                <text:p>814</text:p>
              </table:table-cell>
              <table:table-cell office:value-type="float" office:value="13.45151254">
                <text:p>13.4515125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14">
                <text:p>814</text:p>
              </table:table-cell>
              <table:table-cell office:value-type="float" office:value="7.303872285">
                <text:p>7.30387228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17">
                <text:p>817</text:p>
              </table:table-cell>
              <table:table-cell office:value-type="float" office:value="-0.08126508664">
                <text:p>-0.0812650866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17">
                <text:p>817</text:p>
              </table:table-cell>
              <table:table-cell office:value-type="float" office:value="5.137005307">
                <text:p>5.13700530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17">
                <text:p>817</text:p>
              </table:table-cell>
              <table:table-cell office:value-type="float" office:value="9.527837847">
                <text:p>9.52783784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18">
                <text:p>818</text:p>
              </table:table-cell>
              <table:table-cell office:value-type="float" office:value="7.652559104">
                <text:p>7.65255910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18">
                <text:p>818</text:p>
              </table:table-cell>
              <table:table-cell office:value-type="float" office:value="3.178331957">
                <text:p>3.17833195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19">
                <text:p>819</text:p>
              </table:table-cell>
              <table:table-cell office:value-type="float" office:value="-0.3198406428">
                <text:p>-0.319840642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19">
                <text:p>819</text:p>
              </table:table-cell>
              <table:table-cell office:value-type="float" office:value="1.510119687">
                <text:p>1.51011968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19">
                <text:p>819</text:p>
              </table:table-cell>
              <table:table-cell office:value-type="float" office:value="-1.367032832">
                <text:p>-1.36703283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19">
                <text:p>819</text:p>
              </table:table-cell>
              <table:table-cell office:value-type="float" office:value="0.8082130861">
                <text:p>0.808213086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20">
                <text:p>820</text:p>
              </table:table-cell>
              <table:table-cell office:value-type="float" office:value="-0.6571196178">
                <text:p>-0.657119617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20">
                <text:p>820</text:p>
              </table:table-cell>
              <table:table-cell office:value-type="float" office:value="0.6282361595">
                <text:p>0.628236159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22">
                <text:p>822</text:p>
              </table:table-cell>
              <table:table-cell office:value-type="float" office:value="3.343854894">
                <text:p>3.34385489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22">
                <text:p>822</text:p>
              </table:table-cell>
              <table:table-cell office:value-type="float" office:value="-2.621627604">
                <text:p>-2.62162760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22">
                <text:p>822</text:p>
              </table:table-cell>
              <table:table-cell office:value-type="float" office:value="0.8036112165">
                <text:p>0.803611216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22">
                <text:p>822</text:p>
              </table:table-cell>
              <table:table-cell office:value-type="float" office:value="-2.355466685">
                <text:p>-2.35546668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22">
                <text:p>822</text:p>
              </table:table-cell>
              <table:table-cell office:value-type="float" office:value="2.075463444">
                <text:p>2.07546344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22">
                <text:p>822</text:p>
              </table:table-cell>
              <table:table-cell office:value-type="float" office:value="0.3597952897">
                <text:p>0.359795289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24">
                <text:p>824</text:p>
              </table:table-cell>
              <table:table-cell office:value-type="float" office:value="-0.5614825242">
                <text:p>-0.561482524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24">
                <text:p>824</text:p>
              </table:table-cell>
              <table:table-cell office:value-type="float" office:value="0.2908286509">
                <text:p>0.290828650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24">
                <text:p>824</text:p>
              </table:table-cell>
              <table:table-cell office:value-type="float" office:value="0.1396949192">
                <text:p>0.139694919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24">
                <text:p>824</text:p>
              </table:table-cell>
              <table:table-cell office:value-type="float" office:value="0.7770598084">
                <text:p>0.777059808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25">
                <text:p>825</text:p>
              </table:table-cell>
              <table:table-cell office:value-type="float" office:value="0.4875322115">
                <text:p>0.487532211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25">
                <text:p>825</text:p>
              </table:table-cell>
              <table:table-cell office:value-type="float" office:value="-2.017048873">
                <text:p>-2.01704887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26">
                <text:p>826</text:p>
              </table:table-cell>
              <table:table-cell office:value-type="float" office:value="0.1257470881">
                <text:p>0.125747088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26">
                <text:p>826</text:p>
              </table:table-cell>
              <table:table-cell office:value-type="float" office:value="-0.4639259407">
                <text:p>-0.463925940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26">
                <text:p>826</text:p>
              </table:table-cell>
              <table:table-cell office:value-type="float" office:value="0.9572124623">
                <text:p>0.957212462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26">
                <text:p>826</text:p>
              </table:table-cell>
              <table:table-cell office:value-type="float" office:value="0.167599297">
                <text:p>0.16759929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27">
                <text:p>827</text:p>
              </table:table-cell>
              <table:table-cell office:value-type="float" office:value="0.5787728939">
                <text:p>0.578772893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27">
                <text:p>827</text:p>
              </table:table-cell>
              <table:table-cell office:value-type="float" office:value="-0.9663080345">
                <text:p>-0.966308034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29">
                <text:p>829</text:p>
              </table:table-cell>
              <table:table-cell office:value-type="float" office:value="0.4945158467">
                <text:p>0.494515846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29">
                <text:p>829</text:p>
              </table:table-cell>
              <table:table-cell office:value-type="float" office:value="-1.814899775">
                <text:p>-1.81489977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29">
                <text:p>829</text:p>
              </table:table-cell>
              <table:table-cell office:value-type="float" office:value="0.01245076798">
                <text:p>0.0124507679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29">
                <text:p>829</text:p>
              </table:table-cell>
              <table:table-cell office:value-type="float" office:value="-2.191152182">
                <text:p>-2.19115218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30">
                <text:p>830</text:p>
              </table:table-cell>
              <table:table-cell office:value-type="float" office:value="2.555280394">
                <text:p>2.55528039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30">
                <text:p>830</text:p>
              </table:table-cell>
              <table:table-cell office:value-type="float" office:value="-0.4795524284">
                <text:p>-0.479552428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31">
                <text:p>831</text:p>
              </table:table-cell>
              <table:table-cell office:value-type="float" office:value="-0.1655608972">
                <text:p>-0.165560897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31">
                <text:p>831</text:p>
              </table:table-cell>
              <table:table-cell office:value-type="float" office:value="-3.863427668">
                <text:p>-3.86342766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831">
                <text:p>831</text:p>
              </table:table-cell>
              <table:table-cell office:value-type="float" office:value="-0.220936797">
                <text:p>-0.22093679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31">
                <text:p>831</text:p>
              </table:table-cell>
              <table:table-cell office:value-type="float" office:value="-0.9121732422">
                <text:p>-0.912173242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32">
                <text:p>832</text:p>
              </table:table-cell>
              <table:table-cell office:value-type="float" office:value="0.5991022458">
                <text:p>0.599102245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32">
                <text:p>832</text:p>
              </table:table-cell>
              <table:table-cell office:value-type="float" office:value="-0.907289534">
                <text:p>-0.90728953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33">
                <text:p>833</text:p>
              </table:table-cell>
              <table:table-cell office:value-type="float" office:value="1.687662242">
                <text:p>1.68766224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33">
                <text:p>833</text:p>
              </table:table-cell>
              <table:table-cell office:value-type="float" office:value="-1.964412325">
                <text:p>-1.96441232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33">
                <text:p>833</text:p>
              </table:table-cell>
              <table:table-cell office:value-type="float" office:value="1.389179201">
                <text:p>1.38917920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33">
                <text:p>833</text:p>
              </table:table-cell>
              <table:table-cell office:value-type="float" office:value="-2.453611889">
                <text:p>-2.45361188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34">
                <text:p>834</text:p>
              </table:table-cell>
              <table:table-cell office:value-type="float" office:value="2.038856772">
                <text:p>2.03885677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34">
                <text:p>834</text:p>
              </table:table-cell>
              <table:table-cell office:value-type="float" office:value="0.3562161268">
                <text:p>0.356216126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36">
                <text:p>836</text:p>
              </table:table-cell>
              <table:table-cell office:value-type="float" office:value="-0.03582159475">
                <text:p>-0.0358215947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36">
                <text:p>836</text:p>
              </table:table-cell>
              <table:table-cell office:value-type="float" office:value="0.05346672933">
                <text:p>0.0534667293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36">
                <text:p>836</text:p>
              </table:table-cell>
              <table:table-cell office:value-type="float" office:value="-0.7489653338">
                <text:p>-0.748965333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36">
                <text:p>836</text:p>
              </table:table-cell>
              <table:table-cell office:value-type="float" office:value="1.148781945">
                <text:p>1.14878194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36">
                <text:p>836</text:p>
              </table:table-cell>
              <table:table-cell office:value-type="float" office:value="-0.7938236393">
                <text:p>-0.793823639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36">
                <text:p>836</text:p>
              </table:table-cell>
              <table:table-cell office:value-type="float" office:value="-1.642962951">
                <text:p>-1.64296295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38">
                <text:p>838</text:p>
              </table:table-cell>
              <table:table-cell office:value-type="float" office:value="-0.5778607111">
                <text:p>-0.577860711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38">
                <text:p>838</text:p>
              </table:table-cell>
              <table:table-cell office:value-type="float" office:value="1.88746993">
                <text:p>1.8874699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38">
                <text:p>838</text:p>
              </table:table-cell>
              <table:table-cell office:value-type="float" office:value="1.442477673">
                <text:p>1.44247767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38">
                <text:p>838</text:p>
              </table:table-cell>
              <table:table-cell office:value-type="float" office:value="0.6885686751">
                <text:p>0.688568675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39">
                <text:p>839</text:p>
              </table:table-cell>
              <table:table-cell office:value-type="float" office:value="0.438460339">
                <text:p>0.43846033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839">
                <text:p>839</text:p>
              </table:table-cell>
              <table:table-cell office:value-type="float" office:value="2.120699559">
                <text:p>2.12069955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40">
                <text:p>840</text:p>
              </table:table-cell>
              <table:table-cell office:value-type="float" office:value="1.001941001">
                <text:p>1.00194100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40">
                <text:p>840</text:p>
              </table:table-cell>
              <table:table-cell office:value-type="float" office:value="0.6657459692">
                <text:p>0.665745969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840">
                <text:p>840</text:p>
              </table:table-cell>
              <table:table-cell office:value-type="float" office:value="-0.05676601347">
                <text:p>-0.0567660134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40">
                <text:p>840</text:p>
              </table:table-cell>
              <table:table-cell office:value-type="float" office:value="1.274663801">
                <text:p>1.27466380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41">
                <text:p>841</text:p>
              </table:table-cell>
              <table:table-cell office:value-type="float" office:value="-0.7640652635">
                <text:p>-0.764065263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41">
                <text:p>841</text:p>
              </table:table-cell>
              <table:table-cell office:value-type="float" office:value="-0.2865116988">
                <text:p>-0.286511698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842">
                <text:p>842</text:p>
              </table:table-cell>
              <table:table-cell office:value-type="float" office:value="0.5457336368">
                <text:p>0.545733636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842">
                <text:p>842</text:p>
              </table:table-cell>
              <table:table-cell office:value-type="float" office:value="-0.002378122994">
                <text:p>-0.00237812299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842">
                <text:p>842</text:p>
              </table:table-cell>
              <table:table-cell office:value-type="float" office:value="0.9102162276">
                <text:p>0.910216227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842">
                <text:p>842</text:p>
              </table:table-cell>
              <table:table-cell office:value-type="float" office:value="-1.319110721">
                <text:p>-1.31911072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843">
                <text:p>843</text:p>
              </table:table-cell>
              <table:table-cell office:value-type="float" office:value="-0.2561348563">
                <text:p>-0.256134856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843">
                <text:p>843</text:p>
              </table:table-cell>
              <table:table-cell office:value-type="float" office:value="-0.4994755662">
                <text:p>-0.499475566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844">
                <text:p>844</text:p>
              </table:table-cell>
              <table:table-cell office:value-type="float" office:value="0.2592959899">
                <text:p>0.259295989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844">
                <text:p>844</text:p>
              </table:table-cell>
              <table:table-cell office:value-type="float" office:value="-0.1472910864">
                <text:p>-0.147291086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44">
                <text:p>844</text:p>
              </table:table-cell>
              <table:table-cell office:value-type="float" office:value="0.06024210074">
                <text:p>0.0602421007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845">
                <text:p>845</text:p>
              </table:table-cell>
              <table:table-cell office:value-type="float" office:value="-0.2685380918">
                <text:p>-0.268538091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845">
                <text:p>845</text:p>
              </table:table-cell>
              <table:table-cell office:value-type="float" office:value="0.3315541862">
                <text:p>0.331554186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845">
                <text:p>845</text:p>
              </table:table-cell>
              <table:table-cell office:value-type="float" office:value="0.102725261">
                <text:p>0.10272526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845">
                <text:p>845</text:p>
              </table:table-cell>
              <table:table-cell office:value-type="float" office:value="0.6524293691">
                <text:p>0.652429369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846">
                <text:p>846</text:p>
              </table:table-cell>
              <table:table-cell office:value-type="float" office:value="0.4042125045">
                <text:p>0.404212504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846">
                <text:p>846</text:p>
              </table:table-cell>
              <table:table-cell office:value-type="float" office:value="-0.4908004029">
                <text:p>-0.490800402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847">
                <text:p>847</text:p>
              </table:table-cell>
              <table:table-cell office:value-type="float" office:value="-0.1012253446">
                <text:p>-0.101225344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847">
                <text:p>847</text:p>
              </table:table-cell>
              <table:table-cell office:value-type="float" office:value="-0.7016526865">
                <text:p>-0.701652686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48">
                <text:p>848</text:p>
              </table:table-cell>
              <table:table-cell office:value-type="float" office:value="0.2995540305">
                <text:p>0.299554030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48">
                <text:p>848</text:p>
              </table:table-cell>
              <table:table-cell office:value-type="float" office:value="1.348738875">
                <text:p>1.34873887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848">
                <text:p>848</text:p>
              </table:table-cell>
              <table:table-cell office:value-type="float" office:value="0.1077358139">
                <text:p>0.107735813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848">
                <text:p>848</text:p>
              </table:table-cell>
              <table:table-cell office:value-type="float" office:value="0.6580593675">
                <text:p>0.658059367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849">
                <text:p>849</text:p>
              </table:table-cell>
              <table:table-cell office:value-type="float" office:value="-1.666876851">
                <text:p>-1.66687685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49">
                <text:p>849</text:p>
              </table:table-cell>
              <table:table-cell office:value-type="float" office:value="1.217726531">
                <text:p>1.21772653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851">
                <text:p>851</text:p>
              </table:table-cell>
              <table:table-cell office:value-type="float" office:value="-0.3120611177">
                <text:p>-0.312061117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851">
                <text:p>851</text:p>
              </table:table-cell>
              <table:table-cell office:value-type="float" office:value="0.3903965544">
                <text:p>0.390396554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851">
                <text:p>851</text:p>
              </table:table-cell>
              <table:table-cell office:value-type="float" office:value="-1.229646678">
                <text:p>-1.22964667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851">
                <text:p>851</text:p>
              </table:table-cell>
              <table:table-cell office:value-type="float" office:value="0.4500710695">
                <text:p>0.450071069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851">
                <text:p>851</text:p>
              </table:table-cell>
              <table:table-cell office:value-type="float" office:value="0.8827832218">
                <text:p>0.882783221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853">
                <text:p>853</text:p>
              </table:table-cell>
              <table:table-cell office:value-type="float" office:value="0.8759184575">
                <text:p>0.875918457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853">
                <text:p>853</text:p>
              </table:table-cell>
              <table:table-cell office:value-type="float" office:value="0.2545747674">
                <text:p>0.254574767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853">
                <text:p>853</text:p>
              </table:table-cell>
              <table:table-cell office:value-type="float" office:value="-0.7645743101">
                <text:p>-0.764574310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853">
                <text:p>853</text:p>
              </table:table-cell>
              <table:table-cell office:value-type="float" office:value="-0.7465000908">
                <text:p>-0.746500090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53">
                <text:p>853</text:p>
              </table:table-cell>
              <table:table-cell office:value-type="float" office:value="1.079447284">
                <text:p>1.07944728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853">
                <text:p>853</text:p>
              </table:table-cell>
              <table:table-cell office:value-type="float" office:value="-0.3998728523">
                <text:p>-0.399872852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855">
                <text:p>855</text:p>
              </table:table-cell>
              <table:table-cell office:value-type="float" office:value="-0.01273660536">
                <text:p>-0.0127366053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55">
                <text:p>855</text:p>
              </table:table-cell>
              <table:table-cell office:value-type="float" office:value="-0.5549944126">
                <text:p>-0.554994412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55">
                <text:p>855</text:p>
              </table:table-cell>
              <table:table-cell office:value-type="float" office:value="0.439030003">
                <text:p>0.43903000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55">
                <text:p>855</text:p>
              </table:table-cell>
              <table:table-cell office:value-type="float" office:value="2.011199197">
                <text:p>2.01119919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55">
                <text:p>855</text:p>
              </table:table-cell>
              <table:table-cell office:value-type="float" office:value="-1.366050708">
                <text:p>-1.36605070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55">
                <text:p>855</text:p>
              </table:table-cell>
              <table:table-cell office:value-type="float" office:value="0.5683544271">
                <text:p>0.568354427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857">
                <text:p>857</text:p>
              </table:table-cell>
              <table:table-cell office:value-type="float" office:value="-1.330355443">
                <text:p>-1.33035544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57">
                <text:p>857</text:p>
              </table:table-cell>
              <table:table-cell office:value-type="float" office:value="1.210432153">
                <text:p>1.21043215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57">
                <text:p>857</text:p>
              </table:table-cell>
              <table:table-cell office:value-type="float" office:value="-0.2059983438">
                <text:p>-0.205998343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57">
                <text:p>857</text:p>
              </table:table-cell>
              <table:table-cell office:value-type="float" office:value="0.31080981">
                <text:p>0.3108098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857">
                <text:p>857</text:p>
              </table:table-cell>
              <table:table-cell office:value-type="float" office:value="-0.6031422081">
                <text:p>-0.603142208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857">
                <text:p>857</text:p>
              </table:table-cell>
              <table:table-cell office:value-type="float" office:value="0.1371892569">
                <text:p>0.137189256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859">
                <text:p>859</text:p>
              </table:table-cell>
              <table:table-cell office:value-type="float" office:value="0.9538001264">
                <text:p>0.953800126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59">
                <text:p>859</text:p>
              </table:table-cell>
              <table:table-cell office:value-type="float" office:value="0.2077951397">
                <text:p>0.207795139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859">
                <text:p>859</text:p>
              </table:table-cell>
              <table:table-cell office:value-type="float" office:value="0.4936069854">
                <text:p>0.493606985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859">
                <text:p>859</text:p>
              </table:table-cell>
              <table:table-cell office:value-type="float" office:value="0.4554201031">
                <text:p>0.455420103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859">
                <text:p>859</text:p>
              </table:table-cell>
              <table:table-cell office:value-type="float" office:value="0.7701928221">
                <text:p>0.770192822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859">
                <text:p>859</text:p>
              </table:table-cell>
              <table:table-cell office:value-type="float" office:value="1.014382795">
                <text:p>1.01438279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861">
                <text:p>861</text:p>
              </table:table-cell>
              <table:table-cell office:value-type="float" office:value="-0.2381663156">
                <text:p>-0.238166315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861">
                <text:p>861</text:p>
              </table:table-cell>
              <table:table-cell office:value-type="float" office:value="0.3252078802">
                <text:p>0.325207880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861">
                <text:p>861</text:p>
              </table:table-cell>
              <table:table-cell office:value-type="float" office:value="-0.1634335174">
                <text:p>-0.163433517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861">
                <text:p>861</text:p>
              </table:table-cell>
              <table:table-cell office:value-type="float" office:value="-1.248317335">
                <text:p>-1.24831733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861">
                <text:p>861</text:p>
              </table:table-cell>
              <table:table-cell office:value-type="float" office:value="0.3790926965">
                <text:p>0.379092696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861">
                <text:p>861</text:p>
              </table:table-cell>
              <table:table-cell office:value-type="float" office:value="0.6170171151">
                <text:p>0.617017115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863">
                <text:p>863</text:p>
              </table:table-cell>
              <table:table-cell office:value-type="float" office:value="0.7420777153">
                <text:p>0.742077715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863">
                <text:p>863</text:p>
              </table:table-cell>
              <table:table-cell office:value-type="float" office:value="-0.3520550073">
                <text:p>-0.352055007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863">
                <text:p>863</text:p>
              </table:table-cell>
              <table:table-cell office:value-type="float" office:value="-1.029743346">
                <text:p>-1.02974334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863">
                <text:p>863</text:p>
              </table:table-cell>
              <table:table-cell office:value-type="float" office:value="0.4165291696">
                <text:p>0.416529169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864">
                <text:p>864</text:p>
              </table:table-cell>
              <table:table-cell office:value-type="float" office:value="-0.06341680701">
                <text:p>-0.0634168070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864">
                <text:p>864</text:p>
              </table:table-cell>
              <table:table-cell office:value-type="float" office:value="0.9219784539">
                <text:p>0.921978453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865">
                <text:p>865</text:p>
              </table:table-cell>
              <table:table-cell office:value-type="float" office:value="-0.1160393938">
                <text:p>-0.116039393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865">
                <text:p>865</text:p>
              </table:table-cell>
              <table:table-cell office:value-type="float" office:value="-0.8755483605">
                <text:p>-0.875548360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865">
                <text:p>865</text:p>
              </table:table-cell>
              <table:table-cell office:value-type="float" office:value="-0.710515415">
                <text:p>-0.71051541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865">
                <text:p>865</text:p>
              </table:table-cell>
              <table:table-cell office:value-type="float" office:value="0.3295073982">
                <text:p>0.329507398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866">
                <text:p>866</text:p>
              </table:table-cell>
              <table:table-cell office:value-type="float" office:value="0.7053632921">
                <text:p>0.705363292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866">
                <text:p>866</text:p>
              </table:table-cell>
              <table:table-cell office:value-type="float" office:value="0.206536529">
                <text:p>0.20653652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867">
                <text:p>867</text:p>
              </table:table-cell>
              <table:table-cell office:value-type="float" office:value="1.215930237">
                <text:p>1.21593023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867">
                <text:p>867</text:p>
              </table:table-cell>
              <table:table-cell office:value-type="float" office:value="0.8715244506">
                <text:p>0.871524450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67">
                <text:p>867</text:p>
              </table:table-cell>
              <table:table-cell office:value-type="float" office:value="0.9713594279">
                <text:p>0.971359427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867">
                <text:p>867</text:p>
              </table:table-cell>
              <table:table-cell office:value-type="float" office:value="-0.6769947207">
                <text:p>-0.676994720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868">
                <text:p>868</text:p>
              </table:table-cell>
              <table:table-cell office:value-type="float" office:value="-0.07982317212">
                <text:p>-0.0798231721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868">
                <text:p>868</text:p>
              </table:table-cell>
              <table:table-cell office:value-type="float" office:value="-0.6914554797">
                <text:p>-0.691455479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68">
                <text:p>868</text:p>
              </table:table-cell>
              <table:table-cell office:value-type="float" office:value="0.5168376948">
                <text:p>0.516837694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68">
                <text:p>868</text:p>
              </table:table-cell>
              <table:table-cell office:value-type="float" office:value="0.2927968751">
                <text:p>0.292796875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868">
                <text:p>868</text:p>
              </table:table-cell>
              <table:table-cell office:value-type="float" office:value="-0.7514198999">
                <text:p>-0.751419899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868">
                <text:p>868</text:p>
              </table:table-cell>
              <table:table-cell office:value-type="float" office:value="1.050147144">
                <text:p>1.05014714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870">
                <text:p>870</text:p>
              </table:table-cell>
              <table:table-cell office:value-type="float" office:value="0.8803508062">
                <text:p>0.880350806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871">
                <text:p>871</text:p>
              </table:table-cell>
              <table:table-cell office:value-type="float" office:value="0.6580130435">
                <text:p>0.658013043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871">
                <text:p>871</text:p>
              </table:table-cell>
              <table:table-cell office:value-type="float" office:value="-1.295882907">
                <text:p>-1.29588290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871">
                <text:p>871</text:p>
              </table:table-cell>
              <table:table-cell office:value-type="float" office:value="-0.2398491484">
                <text:p>-0.239849148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872">
                <text:p>872</text:p>
              </table:table-cell>
              <table:table-cell office:value-type="float" office:value="0.02559697854">
                <text:p>0.0255969785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872">
                <text:p>872</text:p>
              </table:table-cell>
              <table:table-cell office:value-type="float" office:value="0.8355375838">
                <text:p>0.835537583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873">
                <text:p>873</text:p>
              </table:table-cell>
              <table:table-cell office:value-type="float" office:value="0.2474926005">
                <text:p>0.247492600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873">
                <text:p>873</text:p>
              </table:table-cell>
              <table:table-cell office:value-type="float" office:value="-1.385129119">
                <text:p>-1.38512911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873">
                <text:p>873</text:p>
              </table:table-cell>
              <table:table-cell office:value-type="float" office:value="-0.224765378">
                <text:p>-0.22476537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873">
                <text:p>873</text:p>
              </table:table-cell>
              <table:table-cell office:value-type="float" office:value="-0.06516696919">
                <text:p>-0.0651669691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874">
                <text:p>874</text:p>
              </table:table-cell>
              <table:table-cell office:value-type="float" office:value="1.954632818">
                <text:p>1.95463281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874">
                <text:p>874</text:p>
              </table:table-cell>
              <table:table-cell office:value-type="float" office:value="-1.140811097">
                <text:p>-1.14081109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75">
                <text:p>875</text:p>
              </table:table-cell>
              <table:table-cell office:value-type="float" office:value="-0.6488292379">
                <text:p>-0.648829237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875">
                <text:p>875</text:p>
              </table:table-cell>
              <table:table-cell office:value-type="float" office:value="1.924278981">
                <text:p>1.92427898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875">
                <text:p>875</text:p>
              </table:table-cell>
              <table:table-cell office:value-type="float" office:value="0.4032430052">
                <text:p>0.403243005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875">
                <text:p>875</text:p>
              </table:table-cell>
              <table:table-cell office:value-type="float" office:value="-0.1472877035">
                <text:p>-0.147287703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877">
                <text:p>877</text:p>
              </table:table-cell>
              <table:table-cell office:value-type="float" office:value="-1.744274876">
                <text:p>-1.74427487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877">
                <text:p>877</text:p>
              </table:table-cell>
              <table:table-cell office:value-type="float" office:value="0.2422960752">
                <text:p>0.242296075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877">
                <text:p>877</text:p>
              </table:table-cell>
              <table:table-cell office:value-type="float" office:value="0.424189231">
                <text:p>0.42418923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877">
                <text:p>877</text:p>
              </table:table-cell>
              <table:table-cell office:value-type="float" office:value="-1.74250661">
                <text:p>-1.7425066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877">
                <text:p>877</text:p>
              </table:table-cell>
              <table:table-cell office:value-type="float" office:value="1.06575122">
                <text:p>1.0657512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877">
                <text:p>877</text:p>
              </table:table-cell>
              <table:table-cell office:value-type="float" office:value="0.1741453267">
                <text:p>0.174145326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879">
                <text:p>879</text:p>
              </table:table-cell>
              <table:table-cell office:value-type="float" office:value="-0.4489311912">
                <text:p>-0.448931191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879">
                <text:p>879</text:p>
              </table:table-cell>
              <table:table-cell office:value-type="float" office:value="1.272033533">
                <text:p>1.27203353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880">
                <text:p>880</text:p>
              </table:table-cell>
              <table:table-cell office:value-type="float" office:value="-0.2036282159">
                <text:p>-0.203628215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880">
                <text:p>880</text:p>
              </table:table-cell>
              <table:table-cell office:value-type="float" office:value="1.503667191">
                <text:p>1.50366719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880">
                <text:p>880</text:p>
              </table:table-cell>
              <table:table-cell office:value-type="float" office:value="-2.621240268">
                <text:p>-2.62124026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880">
                <text:p>880</text:p>
              </table:table-cell>
              <table:table-cell office:value-type="float" office:value="0.5729638934">
                <text:p>0.572963893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881">
                <text:p>881</text:p>
              </table:table-cell>
              <table:table-cell office:value-type="float" office:value="0.2055548157">
                <text:p>0.205554815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881">
                <text:p>881</text:p>
              </table:table-cell>
              <table:table-cell office:value-type="float" office:value="0.4989957102">
                <text:p>0.498995710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882">
                <text:p>882</text:p>
              </table:table-cell>
              <table:table-cell office:value-type="float" office:value="-1.257127264">
                <text:p>-1.25712726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82">
                <text:p>882</text:p>
              </table:table-cell>
              <table:table-cell office:value-type="float" office:value="0.9916487787">
                <text:p>0.991648778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882">
                <text:p>882</text:p>
              </table:table-cell>
              <table:table-cell office:value-type="float" office:value="-0.5025395226">
                <text:p>-0.502539522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882">
                <text:p>882</text:p>
              </table:table-cell>
              <table:table-cell office:value-type="float" office:value="0.7525452336">
                <text:p>0.752545233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883">
                <text:p>883</text:p>
              </table:table-cell>
              <table:table-cell office:value-type="float" office:value="-1.080476774">
                <text:p>-1.08047677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884">
                <text:p>884</text:p>
              </table:table-cell>
              <table:table-cell office:value-type="float" office:value="0.2914905637">
                <text:p>0.291490563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884">
                <text:p>884</text:p>
              </table:table-cell>
              <table:table-cell office:value-type="float" office:value="0.5846175164">
                <text:p>0.584617516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884">
                <text:p>884</text:p>
              </table:table-cell>
              <table:table-cell office:value-type="float" office:value="-0.5402449585">
                <text:p>-0.540244958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884">
                <text:p>884</text:p>
              </table:table-cell>
              <table:table-cell office:value-type="float" office:value="-0.9742579612">
                <text:p>-0.974257961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886">
                <text:p>886</text:p>
              </table:table-cell>
              <table:table-cell office:value-type="float" office:value="0.008278973738">
                <text:p>0.00827897373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886">
                <text:p>886</text:p>
              </table:table-cell>
              <table:table-cell office:value-type="float" office:value="1.57161671">
                <text:p>1.5716167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886">
                <text:p>886</text:p>
              </table:table-cell>
              <table:table-cell office:value-type="float" office:value="0.7309695611">
                <text:p>0.730969561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86">
                <text:p>886</text:p>
              </table:table-cell>
              <table:table-cell office:value-type="float" office:value="-1.345445452">
                <text:p>-1.34544545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886">
                <text:p>886</text:p>
              </table:table-cell>
              <table:table-cell office:value-type="float" office:value="-0.8915681618">
                <text:p>-0.891568161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886">
                <text:p>886</text:p>
              </table:table-cell>
              <table:table-cell office:value-type="float" office:value="0.7556064752">
                <text:p>0.755606475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88">
                <text:p>888</text:p>
              </table:table-cell>
              <table:table-cell office:value-type="float" office:value="1.277457931">
                <text:p>1.27745793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88">
                <text:p>888</text:p>
              </table:table-cell>
              <table:table-cell office:value-type="float" office:value="-0.8280854786">
                <text:p>-0.828085478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89">
                <text:p>889</text:p>
              </table:table-cell>
              <table:table-cell office:value-type="float" office:value="-0.5128454609">
                <text:p>-0.512845460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89">
                <text:p>889</text:p>
              </table:table-cell>
              <table:table-cell office:value-type="float" office:value="-0.8572696514">
                <text:p>-0.857269651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889">
                <text:p>889</text:p>
              </table:table-cell>
              <table:table-cell office:value-type="float" office:value="0.1790846288">
                <text:p>0.179084628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89">
                <text:p>889</text:p>
              </table:table-cell>
              <table:table-cell office:value-type="float" office:value="0.1014150518">
                <text:p>0.101415051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90">
                <text:p>890</text:p>
              </table:table-cell>
              <table:table-cell office:value-type="float" office:value="-0.06551815429">
                <text:p>-0.0655181542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90">
                <text:p>890</text:p>
              </table:table-cell>
              <table:table-cell office:value-type="float" office:value="3.271607819">
                <text:p>3.27160781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91">
                <text:p>891</text:p>
              </table:table-cell>
              <table:table-cell office:value-type="float" office:value="-0.486861278">
                <text:p>-0.48686127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91">
                <text:p>891</text:p>
              </table:table-cell>
              <table:table-cell office:value-type="float" office:value="1.096478336">
                <text:p>1.09647833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891">
                <text:p>891</text:p>
              </table:table-cell>
              <table:table-cell office:value-type="float" office:value="-2.047652753">
                <text:p>-2.04765275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91">
                <text:p>891</text:p>
              </table:table-cell>
              <table:table-cell office:value-type="float" office:value="-0.3190009504">
                <text:p>-0.319000950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93">
                <text:p>893</text:p>
              </table:table-cell>
              <table:table-cell office:value-type="float" office:value="-0.4865338277">
                <text:p>-0.486533827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93">
                <text:p>893</text:p>
              </table:table-cell>
              <table:table-cell office:value-type="float" office:value="-0.1744063105">
                <text:p>-0.174406310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94">
                <text:p>894</text:p>
              </table:table-cell>
              <table:table-cell office:value-type="float" office:value="0.44383006">
                <text:p>0.4438300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94">
                <text:p>894</text:p>
              </table:table-cell>
              <table:table-cell office:value-type="float" office:value="-0.4685862946">
                <text:p>-0.468586294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94">
                <text:p>894</text:p>
              </table:table-cell>
              <table:table-cell office:value-type="float" office:value="-0.7943885029">
                <text:p>-0.794388502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94">
                <text:p>894</text:p>
              </table:table-cell>
              <table:table-cell office:value-type="float" office:value="2.540286089">
                <text:p>2.54028608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95">
                <text:p>895</text:p>
              </table:table-cell>
              <table:table-cell office:value-type="float" office:value="-0.821164378">
                <text:p>-0.82116437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95">
                <text:p>895</text:p>
              </table:table-cell>
              <table:table-cell office:value-type="float" office:value="1.467816943">
                <text:p>1.46781694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96">
                <text:p>896</text:p>
              </table:table-cell>
              <table:table-cell office:value-type="float" office:value="-2.283952235">
                <text:p>-2.28395223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96">
                <text:p>896</text:p>
              </table:table-cell>
              <table:table-cell office:value-type="float" office:value="3.291678364">
                <text:p>3.29167836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96">
                <text:p>896</text:p>
              </table:table-cell>
              <table:table-cell office:value-type="float" office:value="-0.9605111671">
                <text:p>-0.960511167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96">
                <text:p>896</text:p>
              </table:table-cell>
              <table:table-cell office:value-type="float" office:value="0.173259458">
                <text:p>0.17325945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98">
                <text:p>898</text:p>
              </table:table-cell>
              <table:table-cell office:value-type="float" office:value="-2.884463495">
                <text:p>-2.88446349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98">
                <text:p>898</text:p>
              </table:table-cell>
              <table:table-cell office:value-type="float" office:value="1.084402941">
                <text:p>1.08440294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98">
                <text:p>898</text:p>
              </table:table-cell>
              <table:table-cell office:value-type="float" office:value="-0.4100818613">
                <text:p>-0.410081861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98">
                <text:p>898</text:p>
              </table:table-cell>
              <table:table-cell office:value-type="float" office:value="1.822093214">
                <text:p>1.82209321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98">
                <text:p>898</text:p>
              </table:table-cell>
              <table:table-cell office:value-type="float" office:value="-0.1293661916">
                <text:p>-0.129366191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98">
                <text:p>898</text:p>
              </table:table-cell>
              <table:table-cell office:value-type="float" office:value="-0.600830068">
                <text:p>-0.60083006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900">
                <text:p>900</text:p>
              </table:table-cell>
              <table:table-cell office:value-type="float" office:value="-1.742390464">
                <text:p>-1.74239046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900">
                <text:p>900</text:p>
              </table:table-cell>
              <table:table-cell office:value-type="float" office:value="1.112394155">
                <text:p>1.11239415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901">
                <text:p>901</text:p>
              </table:table-cell>
              <table:table-cell office:value-type="float" office:value="0.6935720835">
                <text:p>0.693572083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901">
                <text:p>901</text:p>
              </table:table-cell>
              <table:table-cell office:value-type="float" office:value="1.771640512">
                <text:p>1.77164051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901">
                <text:p>901</text:p>
              </table:table-cell>
              <table:table-cell office:value-type="float" office:value="-1.647680353">
                <text:p>-1.64768035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901">
                <text:p>901</text:p>
              </table:table-cell>
              <table:table-cell office:value-type="float" office:value="-0.3982083287">
                <text:p>-0.398208328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903">
                <text:p>903</text:p>
              </table:table-cell>
              <table:table-cell office:value-type="float" office:value="-1.124877104">
                <text:p>-1.12487710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903">
                <text:p>903</text:p>
              </table:table-cell>
              <table:table-cell office:value-type="float" office:value="1.275532118">
                <text:p>1.27553211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903">
                <text:p>903</text:p>
              </table:table-cell>
              <table:table-cell office:value-type="float" office:value="0.9914565327">
                <text:p>0.991456532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903">
                <text:p>903</text:p>
              </table:table-cell>
              <table:table-cell office:value-type="float" office:value="1.11912503">
                <text:p>1.1191250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903">
                <text:p>903</text:p>
              </table:table-cell>
              <table:table-cell office:value-type="float" office:value="-0.8941013891">
                <text:p>-0.894101389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903">
                <text:p>903</text:p>
              </table:table-cell>
              <table:table-cell office:value-type="float" office:value="0.05490385308">
                <text:p>0.0549038530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905">
                <text:p>905</text:p>
              </table:table-cell>
              <table:table-cell office:value-type="float" office:value="0.08552932844">
                <text:p>0.0855293284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905">
                <text:p>905</text:p>
              </table:table-cell>
              <table:table-cell office:value-type="float" office:value="0.1068865045">
                <text:p>0.106886504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906">
                <text:p>906</text:p>
              </table:table-cell>
              <table:table-cell office:value-type="float" office:value="-0.570907542">
                <text:p>-0.57090754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906">
                <text:p>906</text:p>
              </table:table-cell>
              <table:table-cell office:value-type="float" office:value="-0.6864578106">
                <text:p>-0.686457810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906">
                <text:p>906</text:p>
              </table:table-cell>
              <table:table-cell office:value-type="float" office:value="-0.1333704803">
                <text:p>-0.133370480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908">
                <text:p>908</text:p>
              </table:table-cell>
              <table:table-cell office:value-type="float" office:value="0.5318863783">
                <text:p>0.531886378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908">
                <text:p>908</text:p>
              </table:table-cell>
              <table:table-cell office:value-type="float" office:value="0.06199989371">
                <text:p>0.0619998937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908">
                <text:p>908</text:p>
              </table:table-cell>
              <table:table-cell office:value-type="float" office:value="0.6833148101">
                <text:p>0.683314810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908">
                <text:p>908</text:p>
              </table:table-cell>
              <table:table-cell office:value-type="float" office:value="-2.135196511">
                <text:p>-2.13519651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908">
                <text:p>908</text:p>
              </table:table-cell>
              <table:table-cell office:value-type="float" office:value="0.3116943036">
                <text:p>0.311694303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908">
                <text:p>908</text:p>
              </table:table-cell>
              <table:table-cell office:value-type="float" office:value="-0.3734165892">
                <text:p>-0.373416589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910">
                <text:p>910</text:p>
              </table:table-cell>
              <table:table-cell office:value-type="float" office:value="0.1098311271">
                <text:p>0.109831127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910">
                <text:p>910</text:p>
              </table:table-cell>
              <table:table-cell office:value-type="float" office:value="0.000892145091">
                <text:p>0.00089214509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911">
                <text:p>911</text:p>
              </table:table-cell>
              <table:table-cell office:value-type="float" office:value="-0.05718644802">
                <text:p>-0.0571864480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911">
                <text:p>911</text:p>
              </table:table-cell>
              <table:table-cell office:value-type="float" office:value="0.9655401019">
                <text:p>0.965540101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911">
                <text:p>911</text:p>
              </table:table-cell>
              <table:table-cell office:value-type="float" office:value="-0.3068847535">
                <text:p>-0.306884753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913">
                <text:p>913</text:p>
              </table:table-cell>
              <table:table-cell office:value-type="float" office:value="0.01791794347">
                <text:p>0.0179179434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913">
                <text:p>913</text:p>
              </table:table-cell>
              <table:table-cell office:value-type="float" office:value="-0.03825524946">
                <text:p>-0.0382552494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914">
                <text:p>914</text:p>
              </table:table-cell>
              <table:table-cell office:value-type="float" office:value="0.2394858239">
                <text:p>0.239485823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914">
                <text:p>914</text:p>
              </table:table-cell>
              <table:table-cell office:value-type="float" office:value="-0.1274917639">
                <text:p>-0.127491763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914">
                <text:p>914</text:p>
              </table:table-cell>
              <table:table-cell office:value-type="float" office:value="-0.1052681248">
                <text:p>-0.105268124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914">
                <text:p>914</text:p>
              </table:table-cell>
              <table:table-cell office:value-type="float" office:value="-0.6093531848">
                <text:p>-0.609353184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915">
                <text:p>915</text:p>
              </table:table-cell>
              <table:table-cell office:value-type="float" office:value="-0.6945249995">
                <text:p>-0.694524999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915">
                <text:p>915</text:p>
              </table:table-cell>
              <table:table-cell office:value-type="float" office:value="2.887454651">
                <text:p>2.88745465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916">
                <text:p>916</text:p>
              </table:table-cell>
              <table:table-cell office:value-type="float" office:value="0.3120317833">
                <text:p>0.312031783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916">
                <text:p>916</text:p>
              </table:table-cell>
              <table:table-cell office:value-type="float" office:value="0.9775334882">
                <text:p>0.977533488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916">
                <text:p>916</text:p>
              </table:table-cell>
              <table:table-cell office:value-type="float" office:value="-1.286970018">
                <text:p>-1.28697001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918">
                <text:p>918</text:p>
              </table:table-cell>
              <table:table-cell office:value-type="float" office:value="0.2287886265">
                <text:p>0.228788626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918">
                <text:p>918</text:p>
              </table:table-cell>
              <table:table-cell office:value-type="float" office:value="-1.738655362">
                <text:p>-1.73865536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919">
                <text:p>919</text:p>
              </table:table-cell>
              <table:table-cell office:value-type="float" office:value="0.4048610381">
                <text:p>0.404861038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919">
                <text:p>919</text:p>
              </table:table-cell>
              <table:table-cell office:value-type="float" office:value="-0.1343731968">
                <text:p>-0.134373196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919">
                <text:p>919</text:p>
              </table:table-cell>
              <table:table-cell office:value-type="float" office:value="1.448187802">
                <text:p>1.44818780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919">
                <text:p>919</text:p>
              </table:table-cell>
              <table:table-cell office:value-type="float" office:value="-0.3430507181">
                <text:p>-0.343050718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921">
                <text:p>921</text:p>
              </table:table-cell>
              <table:table-cell office:value-type="float" office:value="0.6304518733">
                <text:p>0.630451873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921">
                <text:p>921</text:p>
              </table:table-cell>
              <table:table-cell office:value-type="float" office:value="0.1802754397">
                <text:p>0.180275439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922">
                <text:p>922</text:p>
              </table:table-cell>
              <table:table-cell office:value-type="float" office:value="-1.213944369">
                <text:p>-1.21394436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922">
                <text:p>922</text:p>
              </table:table-cell>
              <table:table-cell office:value-type="float" office:value="-1.380809259">
                <text:p>-1.38080925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922">
                <text:p>922</text:p>
              </table:table-cell>
              <table:table-cell office:value-type="float" office:value="0.3488211086">
                <text:p>0.348821108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922">
                <text:p>922</text:p>
              </table:table-cell>
              <table:table-cell office:value-type="float" office:value="0.4593784809">
                <text:p>0.459378480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923">
                <text:p>923</text:p>
              </table:table-cell>
              <table:table-cell office:value-type="float" office:value="1.456144426">
                <text:p>1.45614442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923">
                <text:p>923</text:p>
              </table:table-cell>
              <table:table-cell office:value-type="float" office:value="-1.580574895">
                <text:p>-1.58057489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924">
                <text:p>924</text:p>
              </table:table-cell>
              <table:table-cell office:value-type="float" office:value="0.5171631608">
                <text:p>0.517163160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924">
                <text:p>924</text:p>
              </table:table-cell>
              <table:table-cell office:value-type="float" office:value="2.039822984">
                <text:p>2.03982298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24">
                <text:p>924</text:p>
              </table:table-cell>
              <table:table-cell office:value-type="float" office:value="2.351307462">
                <text:p>2.35130746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24">
                <text:p>924</text:p>
              </table:table-cell>
              <table:table-cell office:value-type="float" office:value="1.803567673">
                <text:p>1.80356767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926">
                <text:p>926</text:p>
              </table:table-cell>
              <table:table-cell office:value-type="float" office:value="-1.456290968">
                <text:p>-1.45629096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26">
                <text:p>926</text:p>
              </table:table-cell>
              <table:table-cell office:value-type="float" office:value="-1.244947232">
                <text:p>-1.24494723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927">
                <text:p>927</text:p>
              </table:table-cell>
              <table:table-cell office:value-type="float" office:value="-2.077932194">
                <text:p>-2.07793219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27">
                <text:p>927</text:p>
              </table:table-cell>
              <table:table-cell office:value-type="float" office:value="-0.08032792614">
                <text:p>-0.0803279261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27">
                <text:p>927</text:p>
              </table:table-cell>
              <table:table-cell office:value-type="float" office:value="2.210403175">
                <text:p>2.21040317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27">
                <text:p>927</text:p>
              </table:table-cell>
              <table:table-cell office:value-type="float" office:value="-1.482890649">
                <text:p>-1.48289064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929">
                <text:p>929</text:p>
              </table:table-cell>
              <table:table-cell office:value-type="float" office:value="-0.3278739061">
                <text:p>-0.327873906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29">
                <text:p>929</text:p>
              </table:table-cell>
              <table:table-cell office:value-type="float" office:value="-2.236890509">
                <text:p>-2.23689050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29">
                <text:p>929</text:p>
              </table:table-cell>
              <table:table-cell office:value-type="float" office:value="1.617048388">
                <text:p>1.61704838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29">
                <text:p>929</text:p>
              </table:table-cell>
              <table:table-cell office:value-type="float" office:value="-0.7390183665">
                <text:p>-0.739018366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30">
                <text:p>930</text:p>
              </table:table-cell>
              <table:table-cell office:value-type="float" office:value="0.8499695551">
                <text:p>0.849969555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30">
                <text:p>930</text:p>
              </table:table-cell>
              <table:table-cell office:value-type="float" office:value="1.099135832">
                <text:p>1.09913583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32">
                <text:p>932</text:p>
              </table:table-cell>
              <table:table-cell office:value-type="float" office:value="-0.577306477">
                <text:p>-0.57730647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32">
                <text:p>932</text:p>
              </table:table-cell>
              <table:table-cell office:value-type="float" office:value="1.114284857">
                <text:p>1.11428485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32">
                <text:p>932</text:p>
              </table:table-cell>
              <table:table-cell office:value-type="float" office:value="-0.1413745489">
                <text:p>-0.141374548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32">
                <text:p>932</text:p>
              </table:table-cell>
              <table:table-cell office:value-type="float" office:value="1.623603404">
                <text:p>1.62360340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33">
                <text:p>933</text:p>
              </table:table-cell>
              <table:table-cell office:value-type="float" office:value="-1.699091772">
                <text:p>-1.69909177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935">
                <text:p>935</text:p>
              </table:table-cell>
              <table:table-cell office:value-type="float" office:value="0.3924465435">
                <text:p>0.392446543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935">
                <text:p>935</text:p>
              </table:table-cell>
              <table:table-cell office:value-type="float" office:value="0.4077325729">
                <text:p>0.407732572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935">
                <text:p>935</text:p>
              </table:table-cell>
              <table:table-cell office:value-type="float" office:value="0.2243086047">
                <text:p>0.224308604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935">
                <text:p>935</text:p>
              </table:table-cell>
              <table:table-cell office:value-type="float" office:value="-1.372682717">
                <text:p>-1.37268271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935">
                <text:p>935</text:p>
              </table:table-cell>
              <table:table-cell office:value-type="float" office:value="0.1173166079">
                <text:p>0.117316607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35">
                <text:p>935</text:p>
              </table:table-cell>
              <table:table-cell office:value-type="float" office:value="1.114747018">
                <text:p>1.11474701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38">
                <text:p>938</text:p>
              </table:table-cell>
              <table:table-cell office:value-type="float" office:value="1.195736324">
                <text:p>1.19573632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938">
                <text:p>938</text:p>
              </table:table-cell>
              <table:table-cell office:value-type="float" office:value="0.1457496825">
                <text:p>0.145749682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939">
                <text:p>939</text:p>
              </table:table-cell>
              <table:table-cell office:value-type="float" office:value="-0.3508502481">
                <text:p>-0.350850248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939">
                <text:p>939</text:p>
              </table:table-cell>
              <table:table-cell office:value-type="float" office:value="-0.9022818197">
                <text:p>-0.902281819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939">
                <text:p>939</text:p>
              </table:table-cell>
              <table:table-cell office:value-type="float" office:value="-1.771942808">
                <text:p>-1.77194280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939">
                <text:p>939</text:p>
              </table:table-cell>
              <table:table-cell office:value-type="float" office:value="0.1059510712">
                <text:p>0.105951071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941">
                <text:p>941</text:p>
              </table:table-cell>
              <table:table-cell office:value-type="float" office:value="-0.2068123786">
                <text:p>-0.206812378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41">
                <text:p>941</text:p>
              </table:table-cell>
              <table:table-cell office:value-type="float" office:value="0.3794397989">
                <text:p>0.379439798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942">
                <text:p>942</text:p>
              </table:table-cell>
              <table:table-cell office:value-type="float" office:value="-0.5933808494">
                <text:p>-0.593380849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942">
                <text:p>942</text:p>
              </table:table-cell>
              <table:table-cell office:value-type="float" office:value="1.866630488">
                <text:p>1.86663048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42">
                <text:p>942</text:p>
              </table:table-cell>
              <table:table-cell office:value-type="float" office:value="0.7439401362">
                <text:p>0.743940136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42">
                <text:p>942</text:p>
              </table:table-cell>
              <table:table-cell office:value-type="float" office:value="-0.7058895743">
                <text:p>-0.705889574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44">
                <text:p>944</text:p>
              </table:table-cell>
              <table:table-cell office:value-type="float" office:value="-1.957838852">
                <text:p>-1.95783885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44">
                <text:p>944</text:p>
              </table:table-cell>
              <table:table-cell office:value-type="float" office:value="1.161845399">
                <text:p>1.16184539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945">
                <text:p>945</text:p>
              </table:table-cell>
              <table:table-cell office:value-type="float" office:value="-1.453020611">
                <text:p>-1.45302061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945">
                <text:p>945</text:p>
              </table:table-cell>
              <table:table-cell office:value-type="float" office:value="3.125172658">
                <text:p>3.12517265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45">
                <text:p>945</text:p>
              </table:table-cell>
              <table:table-cell office:value-type="float" office:value="0.1512577823">
                <text:p>0.151257782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945">
                <text:p>945</text:p>
              </table:table-cell>
              <table:table-cell office:value-type="float" office:value="2.052389345">
                <text:p>2.05238934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47">
                <text:p>947</text:p>
              </table:table-cell>
              <table:table-cell office:value-type="float" office:value="-1.887082371">
                <text:p>-1.88708237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47">
                <text:p>947</text:p>
              </table:table-cell>
              <table:table-cell office:value-type="float" office:value="-0.807027989">
                <text:p>-0.80702798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48">
                <text:p>948</text:p>
              </table:table-cell>
              <table:table-cell office:value-type="float" office:value="1.474005213">
                <text:p>1.47400521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948">
                <text:p>948</text:p>
              </table:table-cell>
              <table:table-cell office:value-type="float" office:value="-1.243975826">
                <text:p>-1.24397582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948">
                <text:p>948</text:p>
              </table:table-cell>
              <table:table-cell office:value-type="float" office:value="-0.2322720529">
                <text:p>-0.232272052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948">
                <text:p>948</text:p>
              </table:table-cell>
              <table:table-cell office:value-type="float" office:value="-0.9504902691">
                <text:p>-0.950490269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949">
                <text:p>949</text:p>
              </table:table-cell>
              <table:table-cell office:value-type="float" office:value="0.8105593143">
                <text:p>0.810559314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949">
                <text:p>949</text:p>
              </table:table-cell>
              <table:table-cell office:value-type="float" office:value="1.263785434">
                <text:p>1.26378543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951">
                <text:p>951</text:p>
              </table:table-cell>
              <table:table-cell office:value-type="float" office:value="-1.006534772">
                <text:p>-1.00653477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951">
                <text:p>951</text:p>
              </table:table-cell>
              <table:table-cell office:value-type="float" office:value="0.7667054716">
                <text:p>0.766705471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51">
                <text:p>951</text:p>
              </table:table-cell>
              <table:table-cell office:value-type="float" office:value="-0.1420633894">
                <text:p>-0.142063389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51">
                <text:p>951</text:p>
              </table:table-cell>
              <table:table-cell office:value-type="float" office:value="0.1099354821">
                <text:p>0.109935482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52">
                <text:p>952</text:p>
              </table:table-cell>
              <table:table-cell office:value-type="float" office:value="-0.2079132012">
                <text:p>-0.207913201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52">
                <text:p>952</text:p>
              </table:table-cell>
              <table:table-cell office:value-type="float" office:value="-1.309412191">
                <text:p>-1.30941219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54">
                <text:p>954</text:p>
              </table:table-cell>
              <table:table-cell office:value-type="float" office:value="-0.5926538651">
                <text:p>-0.592653865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54">
                <text:p>954</text:p>
              </table:table-cell>
              <table:table-cell office:value-type="float" office:value="0.0750304141">
                <text:p>0.075030414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54">
                <text:p>954</text:p>
              </table:table-cell>
              <table:table-cell office:value-type="float" office:value="-0.583262119">
                <text:p>-0.58326211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54">
                <text:p>954</text:p>
              </table:table-cell>
              <table:table-cell office:value-type="float" office:value="2.163571544">
                <text:p>2.16357154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55">
                <text:p>955</text:p>
              </table:table-cell>
              <table:table-cell office:value-type="float" office:value="0.7874093494">
                <text:p>0.787409349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55">
                <text:p>955</text:p>
              </table:table-cell>
              <table:table-cell office:value-type="float" office:value="0.227405375">
                <text:p>0.22740537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57">
                <text:p>957</text:p>
              </table:table-cell>
              <table:table-cell office:value-type="float" office:value="-0.2773148458">
                <text:p>-0.277314845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57">
                <text:p>957</text:p>
              </table:table-cell>
              <table:table-cell office:value-type="float" office:value="-0.553767396">
                <text:p>-0.55376739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57">
                <text:p>957</text:p>
              </table:table-cell>
              <table:table-cell office:value-type="float" office:value="-0.7271276384">
                <text:p>-0.727127638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57">
                <text:p>957</text:p>
              </table:table-cell>
              <table:table-cell office:value-type="float" office:value="-0.2534704201">
                <text:p>-0.253470420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58">
                <text:p>958</text:p>
              </table:table-cell>
              <table:table-cell office:value-type="float" office:value="-1.009405162">
                <text:p>-1.00940516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58">
                <text:p>958</text:p>
              </table:table-cell>
              <table:table-cell office:value-type="float" office:value="1.353194593">
                <text:p>1.35319459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60">
                <text:p>960</text:p>
              </table:table-cell>
              <table:table-cell office:value-type="float" office:value="-0.6293493205">
                <text:p>-0.629349320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60">
                <text:p>960</text:p>
              </table:table-cell>
              <table:table-cell office:value-type="float" office:value="0.2515914844">
                <text:p>0.251591484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60">
                <text:p>960</text:p>
              </table:table-cell>
              <table:table-cell office:value-type="float" office:value="0.1292539955">
                <text:p>0.129253995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60">
                <text:p>960</text:p>
              </table:table-cell>
              <table:table-cell office:value-type="float" office:value="0.9317860926">
                <text:p>0.931786092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61">
                <text:p>961</text:p>
              </table:table-cell>
              <table:table-cell office:value-type="float" office:value="0.1554880791">
                <text:p>0.155488079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61">
                <text:p>961</text:p>
              </table:table-cell>
              <table:table-cell office:value-type="float" office:value="-0.5824090659">
                <text:p>-0.582409065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63">
                <text:p>963</text:p>
              </table:table-cell>
              <table:table-cell office:value-type="float" office:value="0.3254520901">
                <text:p>0.325452090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63">
                <text:p>963</text:p>
              </table:table-cell>
              <table:table-cell office:value-type="float" office:value="-0.1306763695">
                <text:p>-0.130676369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63">
                <text:p>963</text:p>
              </table:table-cell>
              <table:table-cell office:value-type="float" office:value="-0.1298369966">
                <text:p>-0.129836996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63">
                <text:p>963</text:p>
              </table:table-cell>
              <table:table-cell office:value-type="float" office:value="-1.108347357">
                <text:p>-1.10834735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964">
                <text:p>964</text:p>
              </table:table-cell>
              <table:table-cell office:value-type="float" office:value="-0.5609981542">
                <text:p>-0.560998154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964">
                <text:p>964</text:p>
              </table:table-cell>
              <table:table-cell office:value-type="float" office:value="1.168851741">
                <text:p>1.16885174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66">
                <text:p>966</text:p>
              </table:table-cell>
              <table:table-cell office:value-type="float" office:value="-0.5011649479">
                <text:p>-0.501164947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966">
                <text:p>966</text:p>
              </table:table-cell>
              <table:table-cell office:value-type="float" office:value="0.7650621409">
                <text:p>0.765062140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966">
                <text:p>966</text:p>
              </table:table-cell>
              <table:table-cell office:value-type="float" office:value="-0.6447930049">
                <text:p>-0.644793004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966">
                <text:p>966</text:p>
              </table:table-cell>
              <table:table-cell office:value-type="float" office:value="1.048196027">
                <text:p>1.04819602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967">
                <text:p>967</text:p>
              </table:table-cell>
              <table:table-cell office:value-type="float" office:value="-1.1301321">
                <text:p>-1.130132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967">
                <text:p>967</text:p>
              </table:table-cell>
              <table:table-cell office:value-type="float" office:value="-0.01371999074">
                <text:p>-0.0137199907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967">
                <text:p>967</text:p>
              </table:table-cell>
              <table:table-cell office:value-type="float" office:value="-3.456661144">
                <text:p>-3.45666114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967">
                <text:p>967</text:p>
              </table:table-cell>
              <table:table-cell office:value-type="float" office:value="-4.240746931">
                <text:p>-4.24074693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969">
                <text:p>969</text:p>
              </table:table-cell>
              <table:table-cell office:value-type="float" office:value="-8.55706342">
                <text:p>-8.5570634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69">
                <text:p>969</text:p>
              </table:table-cell>
              <table:table-cell office:value-type="float" office:value="-3.870510806">
                <text:p>-3.87051080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970">
                <text:p>970</text:p>
              </table:table-cell>
              <table:table-cell office:value-type="float" office:value="1.240351562">
                <text:p>1.24035156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70">
                <text:p>970</text:p>
              </table:table-cell>
              <table:table-cell office:value-type="float" office:value="4.919511523">
                <text:p>4.91951152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972">
                <text:p>972</text:p>
              </table:table-cell>
              <table:table-cell office:value-type="float" office:value="3.100282929">
                <text:p>3.10028292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972">
                <text:p>972</text:p>
              </table:table-cell>
              <table:table-cell office:value-type="float" office:value="-0.5013639422">
                <text:p>-0.501363942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972">
                <text:p>972</text:p>
              </table:table-cell>
              <table:table-cell office:value-type="float" office:value="-0.9904843704">
                <text:p>-0.990484370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972">
                <text:p>972</text:p>
              </table:table-cell>
              <table:table-cell office:value-type="float" office:value="0.2498870531">
                <text:p>0.249887053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973">
                <text:p>973</text:p>
              </table:table-cell>
              <table:table-cell office:value-type="float" office:value="0.06814772769">
                <text:p>0.0681477276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973">
                <text:p>973</text:p>
              </table:table-cell>
              <table:table-cell office:value-type="float" office:value="1.062232156">
                <text:p>1.06223215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76">
                <text:p>976</text:p>
              </table:table-cell>
              <table:table-cell office:value-type="float" office:value="0.07948090335">
                <text:p>0.0794809033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976">
                <text:p>976</text:p>
              </table:table-cell>
              <table:table-cell office:value-type="float" office:value="0.3534393835">
                <text:p>0.353439383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976">
                <text:p>976</text:p>
              </table:table-cell>
              <table:table-cell office:value-type="float" office:value="0.3185348513">
                <text:p>0.318534851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76">
                <text:p>976</text:p>
              </table:table-cell>
              <table:table-cell office:value-type="float" office:value="0.07605494835">
                <text:p>0.0760549483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977">
                <text:p>977</text:p>
              </table:table-cell>
              <table:table-cell office:value-type="float" office:value="0.6266041623">
                <text:p>0.626604162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977">
                <text:p>977</text:p>
              </table:table-cell>
              <table:table-cell office:value-type="float" office:value="-0.19807743">
                <text:p>-0.1980774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79">
                <text:p>979</text:p>
              </table:table-cell>
              <table:table-cell office:value-type="float" office:value="0.1031330313">
                <text:p>0.103133031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979">
                <text:p>979</text:p>
              </table:table-cell>
              <table:table-cell office:value-type="float" office:value="-1.730818521">
                <text:p>-1.73081852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979">
                <text:p>979</text:p>
              </table:table-cell>
              <table:table-cell office:value-type="float" office:value="-0.5180778484">
                <text:p>-0.518077848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979">
                <text:p>979</text:p>
              </table:table-cell>
              <table:table-cell office:value-type="float" office:value="-0.4174247927">
                <text:p>-0.417424792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980">
                <text:p>980</text:p>
              </table:table-cell>
              <table:table-cell office:value-type="float" office:value="1.082606547">
                <text:p>1.08260654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80">
                <text:p>980</text:p>
              </table:table-cell>
              <table:table-cell office:value-type="float" office:value="-0.5575320364">
                <text:p>-0.557532036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982">
                <text:p>982</text:p>
              </table:table-cell>
              <table:table-cell office:value-type="float" office:value="0.02615545598">
                <text:p>0.0261554559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982">
                <text:p>982</text:p>
              </table:table-cell>
              <table:table-cell office:value-type="float" office:value="-0.5811737581">
                <text:p>-0.581173758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982">
                <text:p>982</text:p>
              </table:table-cell>
              <table:table-cell office:value-type="float" office:value="1.049226923">
                <text:p>1.04922692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982">
                <text:p>982</text:p>
              </table:table-cell>
              <table:table-cell office:value-type="float" office:value="-1.927278657">
                <text:p>-1.92727865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983">
                <text:p>983</text:p>
              </table:table-cell>
              <table:table-cell office:value-type="float" office:value="1.173083381">
                <text:p>1.17308338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983">
                <text:p>983</text:p>
              </table:table-cell>
              <table:table-cell office:value-type="float" office:value="0.1609376948">
                <text:p>0.160937694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984">
                <text:p>984</text:p>
              </table:table-cell>
              <table:table-cell office:value-type="float" office:value="0.9214695417">
                <text:p>0.921469541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84">
                <text:p>984</text:p>
              </table:table-cell>
              <table:table-cell office:value-type="float" office:value="-3.231776085">
                <text:p>-3.23177608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984">
                <text:p>984</text:p>
              </table:table-cell>
              <table:table-cell office:value-type="float" office:value="-1.180007664">
                <text:p>-1.18000766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984">
                <text:p>984</text:p>
              </table:table-cell>
              <table:table-cell office:value-type="float" office:value="1.752644003">
                <text:p>1.75264400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985">
                <text:p>985</text:p>
              </table:table-cell>
              <table:table-cell office:value-type="float" office:value="0.9074870379">
                <text:p>0.907487037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986">
                <text:p>986</text:p>
              </table:table-cell>
              <table:table-cell office:value-type="float" office:value="0.3197261978">
                <text:p>0.319726197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986">
                <text:p>986</text:p>
              </table:table-cell>
              <table:table-cell office:value-type="float" office:value="-1.029920179">
                <text:p>-1.02992017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986">
                <text:p>986</text:p>
              </table:table-cell>
              <table:table-cell office:value-type="float" office:value="0.1589510211">
                <text:p>0.158951021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986">
                <text:p>986</text:p>
              </table:table-cell>
              <table:table-cell office:value-type="float" office:value="-0.4484294034">
                <text:p>-0.448429403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987">
                <text:p>987</text:p>
              </table:table-cell>
              <table:table-cell office:value-type="float" office:value="-0.6146124004">
                <text:p>-0.614612400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987">
                <text:p>987</text:p>
              </table:table-cell>
              <table:table-cell office:value-type="float" office:value="0.1194622798">
                <text:p>0.119462279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989">
                <text:p>989</text:p>
              </table:table-cell>
              <table:table-cell office:value-type="float" office:value="0.941906181">
                <text:p>0.94190618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989">
                <text:p>989</text:p>
              </table:table-cell>
              <table:table-cell office:value-type="float" office:value="-0.2835071933">
                <text:p>-0.283507193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989">
                <text:p>989</text:p>
              </table:table-cell>
              <table:table-cell office:value-type="float" office:value="-0.524759622">
                <text:p>-0.52475962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989">
                <text:p>989</text:p>
              </table:table-cell>
              <table:table-cell office:value-type="float" office:value="0.4282299063">
                <text:p>0.428229906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89">
                <text:p>989</text:p>
              </table:table-cell>
              <table:table-cell office:value-type="float" office:value="0.530715871">
                <text:p>0.53071587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89">
                <text:p>989</text:p>
              </table:table-cell>
              <table:table-cell office:value-type="float" office:value="0.6088050367">
                <text:p>0.608805036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91">
                <text:p>991</text:p>
              </table:table-cell>
              <table:table-cell office:value-type="float" office:value="-0.1660050327">
                <text:p>-0.166005032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91">
                <text:p>991</text:p>
              </table:table-cell>
              <table:table-cell office:value-type="float" office:value="-0.1876091536">
                <text:p>-0.187609153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91">
                <text:p>991</text:p>
              </table:table-cell>
              <table:table-cell office:value-type="float" office:value="0.319692373">
                <text:p>0.31969237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991">
                <text:p>991</text:p>
              </table:table-cell>
              <table:table-cell office:value-type="float" office:value="-1.184034912">
                <text:p>-1.18403491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992">
                <text:p>992</text:p>
              </table:table-cell>
              <table:table-cell office:value-type="float" office:value="-0.5201001161">
                <text:p>-0.520100116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92">
                <text:p>992</text:p>
              </table:table-cell>
              <table:table-cell office:value-type="float" office:value="-2.451915561">
                <text:p>-2.45191556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94">
                <text:p>994</text:p>
              </table:table-cell>
              <table:table-cell office:value-type="float" office:value="-1.166440069">
                <text:p>-1.16644006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94">
                <text:p>994</text:p>
              </table:table-cell>
              <table:table-cell office:value-type="float" office:value="-0.236400044">
                <text:p>-0.23640004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94">
                <text:p>994</text:p>
              </table:table-cell>
              <table:table-cell office:value-type="float" office:value="0.8686652278">
                <text:p>0.868665227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94">
                <text:p>994</text:p>
              </table:table-cell>
              <table:table-cell office:value-type="float" office:value="-0.7811037566">
                <text:p>-0.781103756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95">
                <text:p>995</text:p>
              </table:table-cell>
              <table:table-cell office:value-type="float" office:value="-0.6627220198">
                <text:p>-0.662722019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95">
                <text:p>995</text:p>
              </table:table-cell>
              <table:table-cell office:value-type="float" office:value="0.199508227">
                <text:p>0.19950822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96">
                <text:p>996</text:p>
              </table:table-cell>
              <table:table-cell office:value-type="float" office:value="0.7598266789">
                <text:p>0.759826678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96">
                <text:p>996</text:p>
              </table:table-cell>
              <table:table-cell office:value-type="float" office:value="2.152352887">
                <text:p>2.15235288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96">
                <text:p>996</text:p>
              </table:table-cell>
              <table:table-cell office:value-type="float" office:value="-1.447222732">
                <text:p>-1.44722273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96">
                <text:p>996</text:p>
              </table:table-cell>
              <table:table-cell office:value-type="float" office:value="0.4348491617">
                <text:p>0.434849161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97">
                <text:p>997</text:p>
              </table:table-cell>
              <table:table-cell office:value-type="float" office:value="-1.671510874">
                <text:p>-1.67151087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97">
                <text:p>997</text:p>
              </table:table-cell>
              <table:table-cell office:value-type="float" office:value="0.4044407518">
                <text:p>0.404440751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98">
                <text:p>998</text:p>
              </table:table-cell>
              <table:table-cell office:value-type="float" office:value="-0.8651635988">
                <text:p>-0.865163598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98">
                <text:p>998</text:p>
              </table:table-cell>
              <table:table-cell office:value-type="float" office:value="-0.8327202329">
                <text:p>-0.832720232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98">
                <text:p>998</text:p>
              </table:table-cell>
              <table:table-cell office:value-type="float" office:value="1.334395313">
                <text:p>1.33439531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98">
                <text:p>998</text:p>
              </table:table-cell>
              <table:table-cell office:value-type="float" office:value="0.5714108128">
                <text:p>0.571410812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99">
                <text:p>999</text:p>
              </table:table-cell>
              <table:table-cell office:value-type="float" office:value="1.223150326">
                <text:p>1.22315032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99">
                <text:p>999</text:p>
              </table:table-cell>
              <table:table-cell office:value-type="float" office:value="-0.2813094215">
                <text:p>-0.281309421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000">
                <text:p>1000</text:p>
              </table:table-cell>
              <table:table-cell office:value-type="float" office:value="1.005291119">
                <text:p>1.00529111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000">
                <text:p>1000</text:p>
              </table:table-cell>
              <table:table-cell office:value-type="float" office:value="-0.1145702475">
                <text:p>-0.114570247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000">
                <text:p>1000</text:p>
              </table:table-cell>
              <table:table-cell office:value-type="float" office:value="1.012998801">
                <text:p>1.01299880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000">
                <text:p>1000</text:p>
              </table:table-cell>
              <table:table-cell office:value-type="float" office:value="-0.05416777892">
                <text:p>-0.0541677789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002">
                <text:p>1002</text:p>
              </table:table-cell>
              <table:table-cell office:value-type="float" office:value="-1.37695778">
                <text:p>-1.3769577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002">
                <text:p>1002</text:p>
              </table:table-cell>
              <table:table-cell office:value-type="float" office:value="-1.268958667">
                <text:p>-1.26895866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003">
                <text:p>1003</text:p>
              </table:table-cell>
              <table:table-cell office:value-type="float" office:value="-1.475988229">
                <text:p>-1.47598822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003">
                <text:p>1003</text:p>
              </table:table-cell>
              <table:table-cell office:value-type="float" office:value="-2.357780396">
                <text:p>-2.35778039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003">
                <text:p>1003</text:p>
              </table:table-cell>
              <table:table-cell office:value-type="float" office:value="-0.7690333729">
                <text:p>-0.769033372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003">
                <text:p>1003</text:p>
              </table:table-cell>
              <table:table-cell office:value-type="float" office:value="-2.719928063">
                <text:p>-2.71992806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004">
                <text:p>1004</text:p>
              </table:table-cell>
              <table:table-cell office:value-type="float" office:value="2.028831454">
                <text:p>2.02883145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004">
                <text:p>1004</text:p>
              </table:table-cell>
              <table:table-cell office:value-type="float" office:value="0.1092110717">
                <text:p>0.109211071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005">
                <text:p>1005</text:p>
              </table:table-cell>
              <table:table-cell office:value-type="float" office:value="2.191734929">
                <text:p>2.19173492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005">
                <text:p>1005</text:p>
              </table:table-cell>
              <table:table-cell office:value-type="float" office:value="0.4277044012">
                <text:p>0.427704401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005">
                <text:p>1005</text:p>
              </table:table-cell>
              <table:table-cell office:value-type="float" office:value="0.1047069307">
                <text:p>0.104706930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005">
                <text:p>1005</text:p>
              </table:table-cell>
              <table:table-cell office:value-type="float" office:value="-0.3766130745">
                <text:p>-0.376613074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007">
                <text:p>1007</text:p>
              </table:table-cell>
              <table:table-cell office:value-type="float" office:value="0.8522539628">
                <text:p>0.852253962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007">
                <text:p>1007</text:p>
              </table:table-cell>
              <table:table-cell office:value-type="float" office:value="0.969896188">
                <text:p>0.96989618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008">
                <text:p>1008</text:p>
              </table:table-cell>
              <table:table-cell office:value-type="float" office:value="1.599228757">
                <text:p>1.59922875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008">
                <text:p>1008</text:p>
              </table:table-cell>
              <table:table-cell office:value-type="float" office:value="0.2790545123">
                <text:p>0.279054512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008">
                <text:p>1008</text:p>
              </table:table-cell>
              <table:table-cell office:value-type="float" office:value="-0.006200161898">
                <text:p>-0.00620016189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008">
                <text:p>1008</text:p>
              </table:table-cell>
              <table:table-cell office:value-type="float" office:value="-0.347819363">
                <text:p>-0.34781936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009">
                <text:p>1009</text:p>
              </table:table-cell>
              <table:table-cell office:value-type="float" office:value="-0.06397365371">
                <text:p>-0.0639736537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009">
                <text:p>1009</text:p>
              </table:table-cell>
              <table:table-cell office:value-type="float" office:value="-0.1982301527">
                <text:p>-0.198230152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010">
                <text:p>1010</text:p>
              </table:table-cell>
              <table:table-cell office:value-type="float" office:value="0.1135701341">
                <text:p>0.113570134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010">
                <text:p>1010</text:p>
              </table:table-cell>
              <table:table-cell office:value-type="float" office:value="-1.248234609">
                <text:p>-1.24823460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010">
                <text:p>1010</text:p>
              </table:table-cell>
              <table:table-cell office:value-type="float" office:value="1.010445689">
                <text:p>1.01044568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011">
                <text:p>1011</text:p>
              </table:table-cell>
              <table:table-cell office:value-type="float" office:value="-1.299747468">
                <text:p>-1.29974746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011">
                <text:p>1011</text:p>
              </table:table-cell>
              <table:table-cell office:value-type="float" office:value="-1.005174037">
                <text:p>-1.00517403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013">
                <text:p>1013</text:p>
              </table:table-cell>
              <table:table-cell office:value-type="float" office:value="-1.122503643">
                <text:p>-1.12250364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013">
                <text:p>1013</text:p>
              </table:table-cell>
              <table:table-cell office:value-type="float" office:value="1.097890262">
                <text:p>1.09789026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013">
                <text:p>1013</text:p>
              </table:table-cell>
              <table:table-cell office:value-type="float" office:value="1.525659686">
                <text:p>1.52565968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013">
                <text:p>1013</text:p>
              </table:table-cell>
              <table:table-cell office:value-type="float" office:value="-1.399197485">
                <text:p>-1.39919748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014">
                <text:p>1014</text:p>
              </table:table-cell>
              <table:table-cell office:value-type="float" office:value="-1.119846823">
                <text:p>-1.11984682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014">
                <text:p>1014</text:p>
              </table:table-cell>
              <table:table-cell office:value-type="float" office:value="-1.509486202">
                <text:p>-1.50948620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015">
                <text:p>1015</text:p>
              </table:table-cell>
              <table:table-cell office:value-type="float" office:value="-1.069226728">
                <text:p>-1.06922672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015">
                <text:p>1015</text:p>
              </table:table-cell>
              <table:table-cell office:value-type="float" office:value="-1.894980524">
                <text:p>-1.89498052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015">
                <text:p>1015</text:p>
              </table:table-cell>
              <table:table-cell office:value-type="float" office:value="0.7055797344">
                <text:p>0.705579734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015">
                <text:p>1015</text:p>
              </table:table-cell>
              <table:table-cell office:value-type="float" office:value="-1.857151623">
                <text:p>-1.85715162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017">
                <text:p>1017</text:p>
              </table:table-cell>
              <table:table-cell office:value-type="float" office:value="-0.1799064476">
                <text:p>-0.179906447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017">
                <text:p>1017</text:p>
              </table:table-cell>
              <table:table-cell office:value-type="float" office:value="-2.041817553">
                <text:p>-2.04181755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017">
                <text:p>1017</text:p>
              </table:table-cell>
              <table:table-cell office:value-type="float" office:value="1.82944809">
                <text:p>1.8294480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017">
                <text:p>1017</text:p>
              </table:table-cell>
              <table:table-cell office:value-type="float" office:value="-0.04093471645">
                <text:p>-0.0409347164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019">
                <text:p>1019</text:p>
              </table:table-cell>
              <table:table-cell office:value-type="float" office:value="-0.04504381658">
                <text:p>-0.0450438165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019">
                <text:p>1019</text:p>
              </table:table-cell>
              <table:table-cell office:value-type="float" office:value="-1.470821759">
                <text:p>-1.47082175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019">
                <text:p>1019</text:p>
              </table:table-cell>
              <table:table-cell office:value-type="float" office:value="-1.438150507">
                <text:p>-1.43815050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019">
                <text:p>1019</text:p>
              </table:table-cell>
              <table:table-cell office:value-type="float" office:value="-1.620910046">
                <text:p>-1.62091004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019">
                <text:p>1019</text:p>
              </table:table-cell>
              <table:table-cell office:value-type="float" office:value="-4.256908165">
                <text:p>-4.25690816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019">
                <text:p>1019</text:p>
              </table:table-cell>
              <table:table-cell office:value-type="float" office:value="-3.450712616">
                <text:p>-3.45071261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021">
                <text:p>1021</text:p>
              </table:table-cell>
              <table:table-cell office:value-type="float" office:value="-4.429918067">
                <text:p>-4.42991806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021">
                <text:p>1021</text:p>
              </table:table-cell>
              <table:table-cell office:value-type="float" office:value="0.05157660588">
                <text:p>0.0515766058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022">
                <text:p>1022</text:p>
              </table:table-cell>
              <table:table-cell office:value-type="float" office:value="-1.885941926">
                <text:p>-1.88594192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022">
                <text:p>1022</text:p>
              </table:table-cell>
              <table:table-cell office:value-type="float" office:value="-0.2280229658">
                <text:p>-0.228022965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022">
                <text:p>1022</text:p>
              </table:table-cell>
              <table:table-cell office:value-type="float" office:value="-2.988762547">
                <text:p>-2.98876254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022">
                <text:p>1022</text:p>
              </table:table-cell>
              <table:table-cell office:value-type="float" office:value="0.8153916814">
                <text:p>0.815391681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023">
                <text:p>1023</text:p>
              </table:table-cell>
              <table:table-cell office:value-type="float" office:value="-1.776084847">
                <text:p>-1.77608484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023">
                <text:p>1023</text:p>
              </table:table-cell>
              <table:table-cell office:value-type="float" office:value="-0.4319732713">
                <text:p>-0.431973271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024">
                <text:p>1024</text:p>
              </table:table-cell>
              <table:table-cell office:value-type="float" office:value="0.5420177087">
                <text:p>0.542017708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024">
                <text:p>1024</text:p>
              </table:table-cell>
              <table:table-cell office:value-type="float" office:value="-12.02768151">
                <text:p>-12.0276815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024">
                <text:p>1024</text:p>
              </table:table-cell>
              <table:table-cell office:value-type="float" office:value="-0.6314902078">
                <text:p>-0.631490207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024">
                <text:p>1024</text:p>
              </table:table-cell>
              <table:table-cell office:value-type="float" office:value="-3.693168093">
                <text:p>-3.69316809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025">
                <text:p>1025</text:p>
              </table:table-cell>
              <table:table-cell office:value-type="float" office:value="5.13199689">
                <text:p>5.1319968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025">
                <text:p>1025</text:p>
              </table:table-cell>
              <table:table-cell office:value-type="float" office:value="-2.202214164">
                <text:p>-2.20221416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026">
                <text:p>1026</text:p>
              </table:table-cell>
              <table:table-cell office:value-type="float" office:value="-3.943572223">
                <text:p>-3.94357222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026">
                <text:p>1026</text:p>
              </table:table-cell>
              <table:table-cell office:value-type="float" office:value="-0.189710401">
                <text:p>-0.18971040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026">
                <text:p>1026</text:p>
              </table:table-cell>
              <table:table-cell office:value-type="float" office:value="0.3549545982">
                <text:p>0.354954598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026">
                <text:p>1026</text:p>
              </table:table-cell>
              <table:table-cell office:value-type="float" office:value="2.076744004">
                <text:p>2.07674400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027">
                <text:p>1027</text:p>
              </table:table-cell>
              <table:table-cell office:value-type="float" office:value="3.273693831">
                <text:p>3.27369383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027">
                <text:p>1027</text:p>
              </table:table-cell>
              <table:table-cell office:value-type="float" office:value="-2.885945627">
                <text:p>-2.88594562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027">
                <text:p>1027</text:p>
              </table:table-cell>
              <table:table-cell office:value-type="float" office:value="-0.1141482131">
                <text:p>-0.114148213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027">
                <text:p>1027</text:p>
              </table:table-cell>
              <table:table-cell office:value-type="float" office:value="-2.4682602">
                <text:p>-2.468260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027">
                <text:p>1027</text:p>
              </table:table-cell>
              <table:table-cell office:value-type="float" office:value="-1.36194017">
                <text:p>-1.3619401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027">
                <text:p>1027</text:p>
              </table:table-cell>
              <table:table-cell office:value-type="float" office:value="-0.7205808424">
                <text:p>-0.720580842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029">
                <text:p>1029</text:p>
              </table:table-cell>
              <table:table-cell office:value-type="float" office:value="-1.275821143">
                <text:p>-1.27582114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029">
                <text:p>1029</text:p>
              </table:table-cell>
              <table:table-cell office:value-type="float" office:value="1.865205201">
                <text:p>1.86520520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029">
                <text:p>1029</text:p>
              </table:table-cell>
              <table:table-cell office:value-type="float" office:value="0.00457282231">
                <text:p>0.0045728223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029">
                <text:p>1029</text:p>
              </table:table-cell>
              <table:table-cell office:value-type="float" office:value="-0.7538462381">
                <text:p>-0.753846238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029">
                <text:p>1029</text:p>
              </table:table-cell>
              <table:table-cell office:value-type="float" office:value="3.439445568">
                <text:p>3.43944556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029">
                <text:p>1029</text:p>
              </table:table-cell>
              <table:table-cell office:value-type="float" office:value="-16.37918367">
                <text:p>-16.3791836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030">
                <text:p>1030</text:p>
              </table:table-cell>
              <table:table-cell office:value-type="float" office:value="-1.990131893">
                <text:p>-1.99013189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030">
                <text:p>1030</text:p>
              </table:table-cell>
              <table:table-cell office:value-type="float" office:value="-5.554909566">
                <text:p>-5.55490956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031">
                <text:p>1031</text:p>
              </table:table-cell>
              <table:table-cell office:value-type="float" office:value="8.952057304">
                <text:p>8.95205730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031">
                <text:p>1031</text:p>
              </table:table-cell>
              <table:table-cell office:value-type="float" office:value="2.253366363">
                <text:p>2.25336636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31">
                <text:p>1031</text:p>
              </table:table-cell>
              <table:table-cell office:value-type="float" office:value="16.02860098">
                <text:p>16.0286009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32">
                <text:p>1032</text:p>
              </table:table-cell>
              <table:table-cell office:value-type="float" office:value="16.35343585">
                <text:p>16.3534358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32">
                <text:p>1032</text:p>
              </table:table-cell>
              <table:table-cell office:value-type="float" office:value="5.366535886">
                <text:p>5.36653588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32">
                <text:p>1032</text:p>
              </table:table-cell>
              <table:table-cell office:value-type="float" office:value="-3.894526651">
                <text:p>-3.89452665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32">
                <text:p>1032</text:p>
              </table:table-cell>
              <table:table-cell office:value-type="float" office:value="-10.78246812">
                <text:p>-10.7824681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32">
                <text:p>1032</text:p>
              </table:table-cell>
              <table:table-cell office:value-type="float" office:value="0.3533332335">
                <text:p>0.353333233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32">
                <text:p>1032</text:p>
              </table:table-cell>
              <table:table-cell office:value-type="float" office:value="-2.703096451">
                <text:p>-2.70309645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32">
                <text:p>1032</text:p>
              </table:table-cell>
              <table:table-cell office:value-type="float" office:value="2.173591196">
                <text:p>2.17359119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32">
                <text:p>1032</text:p>
              </table:table-cell>
              <table:table-cell office:value-type="float" office:value="-1.02097417">
                <text:p>-1.02097417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33">
                <text:p>1033</text:p>
              </table:table-cell>
              <table:table-cell office:value-type="float" office:value="-0.3193096916">
                <text:p>-0.319309691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33">
                <text:p>1033</text:p>
              </table:table-cell>
              <table:table-cell office:value-type="float" office:value="0.2543935039">
                <text:p>0.254393503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33">
                <text:p>1033</text:p>
              </table:table-cell>
              <table:table-cell office:value-type="float" office:value="0.8493729606">
                <text:p>0.849372960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33">
                <text:p>1033</text:p>
              </table:table-cell>
              <table:table-cell office:value-type="float" office:value="0.8255658353">
                <text:p>0.825565835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33">
                <text:p>1033</text:p>
              </table:table-cell>
              <table:table-cell office:value-type="float" office:value="-0.2107225925">
                <text:p>-0.210722592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34">
                <text:p>1034</text:p>
              </table:table-cell>
              <table:table-cell office:value-type="float" office:value="-0.8455778446">
                <text:p>-0.845577844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34">
                <text:p>1034</text:p>
              </table:table-cell>
              <table:table-cell office:value-type="float" office:value="-2.133682651">
                <text:p>-2.13368265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34">
                <text:p>1034</text:p>
              </table:table-cell>
              <table:table-cell office:value-type="float" office:value="0.2015476823">
                <text:p>0.201547682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34">
                <text:p>1034</text:p>
              </table:table-cell>
              <table:table-cell office:value-type="float" office:value="-0.4666414426">
                <text:p>-0.466641442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35">
                <text:p>1035</text:p>
              </table:table-cell>
              <table:table-cell office:value-type="float" office:value="-0.1823585151">
                <text:p>-0.182358515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35">
                <text:p>1035</text:p>
              </table:table-cell>
              <table:table-cell office:value-type="float" office:value="-2.3740092">
                <text:p>-2.374009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35">
                <text:p>1035</text:p>
              </table:table-cell>
              <table:table-cell office:value-type="float" office:value="-2.439770117">
                <text:p>-2.43977011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35">
                <text:p>1035</text:p>
              </table:table-cell>
              <table:table-cell office:value-type="float" office:value="-2.82782985">
                <text:p>-2.8278298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35">
                <text:p>1035</text:p>
              </table:table-cell>
              <table:table-cell office:value-type="float" office:value="0.1849011887">
                <text:p>0.184901188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35">
                <text:p>1035</text:p>
              </table:table-cell>
              <table:table-cell office:value-type="float" office:value="-1.939132898">
                <text:p>-1.93913289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35">
                <text:p>1035</text:p>
              </table:table-cell>
              <table:table-cell office:value-type="float" office:value="-1.12228936">
                <text:p>-1.1222893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35">
                <text:p>1035</text:p>
              </table:table-cell>
              <table:table-cell office:value-type="float" office:value="-3.223378153">
                <text:p>-3.22337815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36">
                <text:p>1036</text:p>
              </table:table-cell>
              <table:table-cell office:value-type="float" office:value="-0.1577676674">
                <text:p>-0.157767667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36">
                <text:p>1036</text:p>
              </table:table-cell>
              <table:table-cell office:value-type="float" office:value="0.4598968937">
                <text:p>0.459896893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36">
                <text:p>1036</text:p>
              </table:table-cell>
              <table:table-cell office:value-type="float" office:value="0.207567069">
                <text:p>0.207567069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36">
                <text:p>1036</text:p>
              </table:table-cell>
              <table:table-cell office:value-type="float" office:value="0.2100474881">
                <text:p>0.210047488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36">
                <text:p>1036</text:p>
              </table:table-cell>
              <table:table-cell office:value-type="float" office:value="0.06389905049">
                <text:p>0.0638990504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6">
                <text:p>1036</text:p>
              </table:table-cell>
              <table:table-cell office:value-type="float" office:value="0.3621157279">
                <text:p>0.362115727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6">
                <text:p>1036</text:p>
              </table:table-cell>
              <table:table-cell office:value-type="float" office:value="2.509857543">
                <text:p>2.50985754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6">
                <text:p>1036</text:p>
              </table:table-cell>
              <table:table-cell office:value-type="float" office:value="-8.72929898">
                <text:p>-8.72929898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6">
                <text:p>1036</text:p>
              </table:table-cell>
              <table:table-cell office:value-type="float" office:value="2.299543349">
                <text:p>2.29954334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6">
                <text:p>1036</text:p>
              </table:table-cell>
              <table:table-cell office:value-type="float" office:value="-0.3013626595">
                <text:p>-0.301362659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6">
                <text:p>1036</text:p>
              </table:table-cell>
              <table:table-cell office:value-type="float" office:value="9.832501451">
                <text:p>9.83250145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6">
                <text:p>1036</text:p>
              </table:table-cell>
              <table:table-cell office:value-type="float" office:value="2.43311376">
                <text:p>2.43311376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6">
                <text:p>1036</text:p>
              </table:table-cell>
              <table:table-cell office:value-type="float" office:value="1.250922958">
                <text:p>1.25092295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0.5374578461">
                <text:p>0.537457846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36">
                <text:p>1036</text:p>
              </table:table-cell>
              <table:table-cell office:value-type="float" office:value="-0.2885824812">
                <text:p>-0.288582481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36">
                <text:p>1036</text:p>
              </table:table-cell>
              <table:table-cell office:value-type="float" office:value="0.1158382437">
                <text:p>0.1158382437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37">
                <text:p>1037</text:p>
              </table:table-cell>
              <table:table-cell office:value-type="float" office:value="0.8980701801">
                <text:p>0.898070180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37">
                <text:p>1037</text:p>
              </table:table-cell>
              <table:table-cell office:value-type="float" office:value="-0.2026956338">
                <text:p>-0.202695633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37">
                <text:p>1037</text:p>
              </table:table-cell>
              <table:table-cell office:value-type="float" office:value="0.2934704049">
                <text:p>0.2934704049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37">
                <text:p>1037</text:p>
              </table:table-cell>
              <table:table-cell office:value-type="float" office:value="5.639879767">
                <text:p>5.63987976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37">
                <text:p>1037</text:p>
              </table:table-cell>
              <table:table-cell office:value-type="float" office:value="18.82145621">
                <text:p>18.8214562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37">
                <text:p>1037</text:p>
              </table:table-cell>
              <table:table-cell office:value-type="float" office:value="11.82915664">
                <text:p>11.82915664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37">
                <text:p>1037</text:p>
              </table:table-cell>
              <table:table-cell office:value-type="float" office:value="0.05994156234">
                <text:p>0.0599415623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37">
                <text:p>1037</text:p>
              </table:table-cell>
              <table:table-cell office:value-type="float" office:value="-11.95437443">
                <text:p>-11.9543744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37">
                <text:p>1037</text:p>
              </table:table-cell>
              <table:table-cell office:value-type="float" office:value="1.892134885">
                <text:p>1.89213488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37">
                <text:p>1037</text:p>
              </table:table-cell>
              <table:table-cell office:value-type="float" office:value="5.571312619">
                <text:p>5.57131261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37">
                <text:p>1037</text:p>
              </table:table-cell>
              <table:table-cell office:value-type="float" office:value="3.665885954">
                <text:p>3.66588595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37">
                <text:p>1037</text:p>
              </table:table-cell>
              <table:table-cell office:value-type="float" office:value="-5.46692603">
                <text:p>-5.4669260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37">
                <text:p>1037</text:p>
              </table:table-cell>
              <table:table-cell office:value-type="float" office:value="-2.038591644">
                <text:p>-2.03859164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37">
                <text:p>1037</text:p>
              </table:table-cell>
              <table:table-cell office:value-type="float" office:value="0.2935633352">
                <text:p>0.293563335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37">
                <text:p>1037</text:p>
              </table:table-cell>
              <table:table-cell office:value-type="float" office:value="3.253974091">
                <text:p>3.25397409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37">
                <text:p>1037</text:p>
              </table:table-cell>
              <table:table-cell office:value-type="float" office:value="1.731812706">
                <text:p>1.731812706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37">
                <text:p>1037</text:p>
              </table:table-cell>
              <table:table-cell office:value-type="float" office:value="-1.017736466">
                <text:p>-1.01773646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37">
                <text:p>1037</text:p>
              </table:table-cell>
              <table:table-cell office:value-type="float" office:value="-3.262713574">
                <text:p>-3.26271357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37">
                <text:p>1037</text:p>
              </table:table-cell>
              <table:table-cell office:value-type="float" office:value="-0.8689554404">
                <text:p>-0.868955440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37">
                <text:p>1037</text:p>
              </table:table-cell>
              <table:table-cell office:value-type="float" office:value="0.850188259">
                <text:p>0.850188259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37">
                <text:p>1037</text:p>
              </table:table-cell>
              <table:table-cell office:value-type="float" office:value="1.245643764">
                <text:p>1.245643764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37">
                <text:p>1037</text:p>
              </table:table-cell>
              <table:table-cell office:value-type="float" office:value="0.5063928185">
                <text:p>0.506392818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37">
                <text:p>1037</text:p>
              </table:table-cell>
              <table:table-cell office:value-type="float" office:value="0.04901639731">
                <text:p>0.0490163973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37">
                <text:p>1037</text:p>
              </table:table-cell>
              <table:table-cell office:value-type="float" office:value="0.07921100043">
                <text:p>0.0792110004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37">
                <text:p>1037</text:p>
              </table:table-cell>
              <table:table-cell office:value-type="float" office:value="-0.1109151967">
                <text:p>-0.110915196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37">
                <text:p>1037</text:p>
              </table:table-cell>
              <table:table-cell office:value-type="float" office:value="0.320223092">
                <text:p>0.32022309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37">
                <text:p>1037</text:p>
              </table:table-cell>
              <table:table-cell office:value-type="float" office:value="-0.03359911254">
                <text:p>-0.0335991125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37">
                <text:p>1037</text:p>
              </table:table-cell>
              <table:table-cell office:value-type="float" office:value="0.1100827387">
                <text:p>0.1100827387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37">
                <text:p>1037</text:p>
              </table:table-cell>
              <table:table-cell office:value-type="float" office:value="-0.5489657568">
                <text:p>-0.5489657568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37">
                <text:p>1037</text:p>
              </table:table-cell>
              <table:table-cell office:value-type="float" office:value="-0.1063341421">
                <text:p>-0.106334142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37">
                <text:p>1037</text:p>
              </table:table-cell>
              <table:table-cell office:value-type="float" office:value="0.03894779125">
                <text:p>0.0389477912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37">
                <text:p>1037</text:p>
              </table:table-cell>
              <table:table-cell office:value-type="float" office:value="0.3145142753">
                <text:p>0.314514275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37">
                <text:p>1037</text:p>
              </table:table-cell>
              <table:table-cell office:value-type="float" office:value="0.3752822896">
                <text:p>0.3752822896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37">
                <text:p>1037</text:p>
              </table:table-cell>
              <table:table-cell office:value-type="float" office:value="0.1799210195">
                <text:p>0.179921019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37">
                <text:p>1037</text:p>
              </table:table-cell>
              <table:table-cell office:value-type="float" office:value="-0.1980104498">
                <text:p>-0.198010449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37">
                <text:p>1037</text:p>
              </table:table-cell>
              <table:table-cell office:value-type="float" office:value="-0.4111822208">
                <text:p>-0.4111822208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37">
                <text:p>1037</text:p>
              </table:table-cell>
              <table:table-cell office:value-type="float" office:value="0.01440871457">
                <text:p>0.0144087145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37">
                <text:p>1037</text:p>
              </table:table-cell>
              <table:table-cell office:value-type="float" office:value="0.1959485386">
                <text:p>0.195948538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37">
                <text:p>1037</text:p>
              </table:table-cell>
              <table:table-cell office:value-type="float" office:value="0.09826663792">
                <text:p>0.09826663792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37">
                <text:p>1037</text:p>
              </table:table-cell>
              <table:table-cell office:value-type="float" office:value="-0.1931966467">
                <text:p>-0.1931966467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37">
                <text:p>1037</text:p>
              </table:table-cell>
              <table:table-cell office:value-type="float" office:value="-0.07628947109">
                <text:p>-0.0762894710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37">
                <text:p>1037</text:p>
              </table:table-cell>
              <table:table-cell office:value-type="float" office:value="0.01218068534">
                <text:p>0.01218068534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37">
                <text:p>1037</text:p>
              </table:table-cell>
              <table:table-cell office:value-type="float" office:value="0.004903887217">
                <text:p>0.004903887217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37">
                <text:p>1037</text:p>
              </table:table-cell>
              <table:table-cell office:value-type="float" office:value="0.1179694983">
                <text:p>0.1179694983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37">
                <text:p>1037</text:p>
              </table:table-cell>
              <table:table-cell office:value-type="float" office:value="0.1208669561">
                <text:p>0.120866956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37">
                <text:p>1037</text:p>
              </table:table-cell>
              <table:table-cell office:value-type="float" office:value="0.1579473801">
                <text:p>0.157947380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37">
                <text:p>1037</text:p>
              </table:table-cell>
              <table:table-cell office:value-type="float" office:value="-0.4840552563">
                <text:p>-0.484055256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37">
                <text:p>1037</text:p>
              </table:table-cell>
              <table:table-cell office:value-type="float" office:value="0.07489050745">
                <text:p>0.0748905074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37">
                <text:p>1037</text:p>
              </table:table-cell>
              <table:table-cell office:value-type="float" office:value="-0.3065986251">
                <text:p>-0.306598625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37">
                <text:p>1037</text:p>
              </table:table-cell>
              <table:table-cell office:value-type="float" office:value="0.5519041752">
                <text:p>0.551904175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37">
                <text:p>1037</text:p>
              </table:table-cell>
              <table:table-cell office:value-type="float" office:value="-0.1141855635">
                <text:p>-0.114185563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37">
                <text:p>1037</text:p>
              </table:table-cell>
              <table:table-cell office:value-type="float" office:value="1.079283118">
                <text:p>1.07928311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37">
                <text:p>1037</text:p>
              </table:table-cell>
              <table:table-cell office:value-type="float" office:value="-0.2326261713">
                <text:p>-0.2326261713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37">
                <text:p>1037</text:p>
              </table:table-cell>
              <table:table-cell office:value-type="float" office:value="0.5347648748">
                <text:p>0.5347648748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37">
                <text:p>1037</text:p>
              </table:table-cell>
              <table:table-cell office:value-type="float" office:value="-1.020871796">
                <text:p>-1.020871796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37">
                <text:p>1037</text:p>
              </table:table-cell>
              <table:table-cell office:value-type="float" office:value="-0.2044058601">
                <text:p>-0.204405860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37">
                <text:p>1037</text:p>
              </table:table-cell>
              <table:table-cell office:value-type="float" office:value="-0.1804646659">
                <text:p>-0.180464665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37">
                <text:p>1037</text:p>
              </table:table-cell>
              <table:table-cell office:value-type="float" office:value="0.08279853572">
                <text:p>0.0827985357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037">
                <text:p>1037</text:p>
              </table:table-cell>
              <table:table-cell office:value-type="float" office:value="0.7362187516">
                <text:p>0.736218751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037">
                <text:p>1037</text:p>
              </table:table-cell>
              <table:table-cell office:value-type="float" office:value="-0.02799195619">
                <text:p>-0.02799195619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037">
                <text:p>1037</text:p>
              </table:table-cell>
              <table:table-cell office:value-type="float" office:value="0.08351085106">
                <text:p>0.08351085106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037">
                <text:p>1037</text:p>
              </table:table-cell>
              <table:table-cell office:value-type="float" office:value="-0.1903027309">
                <text:p>-0.190302730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037">
                <text:p>1037</text:p>
              </table:table-cell>
              <table:table-cell office:value-type="float" office:value="-0.1775070943">
                <text:p>-0.1775070943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037">
                <text:p>1037</text:p>
              </table:table-cell>
              <table:table-cell office:value-type="float" office:value="0.8271743496">
                <text:p>0.827174349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037">
                <text:p>1037</text:p>
              </table:table-cell>
              <table:table-cell office:value-type="float" office:value="1.083164325">
                <text:p>1.08316432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037">
                <text:p>1037</text:p>
              </table:table-cell>
              <table:table-cell office:value-type="float" office:value="0.9307665773">
                <text:p>0.930766577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037">
                <text:p>1037</text:p>
              </table:table-cell>
              <table:table-cell office:value-type="float" office:value="-0.2177855103">
                <text:p>-0.2177855103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037">
                <text:p>1037</text:p>
              </table:table-cell>
              <table:table-cell office:value-type="float" office:value="-1.129339408">
                <text:p>-1.129339408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037">
                <text:p>1037</text:p>
              </table:table-cell>
              <table:table-cell office:value-type="float" office:value="-0.677019974">
                <text:p>-0.677019974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037">
                <text:p>1037</text:p>
              </table:table-cell>
              <table:table-cell office:value-type="float" office:value="-0.7139136057">
                <text:p>-0.7139136057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037">
                <text:p>1037</text:p>
              </table:table-cell>
              <table:table-cell office:value-type="float" office:value="0.3938691875">
                <text:p>0.393869187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037">
                <text:p>1037</text:p>
              </table:table-cell>
              <table:table-cell office:value-type="float" office:value="0.3475629314">
                <text:p>0.3475629314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037">
                <text:p>1037</text:p>
              </table:table-cell>
              <table:table-cell office:value-type="float" office:value="1.126556271">
                <text:p>1.12655627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037">
                <text:p>1037</text:p>
              </table:table-cell>
              <table:table-cell office:value-type="float" office:value="1.514161222">
                <text:p>1.514161222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037">
                <text:p>1037</text:p>
              </table:table-cell>
              <table:table-cell office:value-type="float" office:value="1.214582754">
                <text:p>1.214582754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037">
                <text:p>1037</text:p>
              </table:table-cell>
              <table:table-cell office:value-type="float" office:value="0.3176331954">
                <text:p>0.3176331954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037">
                <text:p>1037</text:p>
              </table:table-cell>
              <table:table-cell office:value-type="float" office:value="-0.37029445">
                <text:p>-0.3702944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037">
                <text:p>1037</text:p>
              </table:table-cell>
              <table:table-cell office:value-type="float" office:value="0.04209663845">
                <text:p>0.0420966384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037">
                <text:p>1037</text:p>
              </table:table-cell>
              <table:table-cell office:value-type="float" office:value="0.1501955933">
                <text:p>0.1501955933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037">
                <text:p>1037</text:p>
              </table:table-cell>
              <table:table-cell office:value-type="float" office:value="0.2672101918">
                <text:p>0.267210191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037">
                <text:p>1037</text:p>
              </table:table-cell>
              <table:table-cell office:value-type="float" office:value="0.1031584937">
                <text:p>0.1031584937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037">
                <text:p>1037</text:p>
              </table:table-cell>
              <table:table-cell office:value-type="float" office:value="0.10809464">
                <text:p>0.1080946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037">
                <text:p>1037</text:p>
              </table:table-cell>
              <table:table-cell office:value-type="float" office:value="-0.1349780674">
                <text:p>-0.1349780674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037">
                <text:p>1037</text:p>
              </table:table-cell>
              <table:table-cell office:value-type="float" office:value="0.866981065">
                <text:p>0.86698106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037">
                <text:p>1037</text:p>
              </table:table-cell>
              <table:table-cell office:value-type="float" office:value="1.264313999">
                <text:p>1.26431399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037">
                <text:p>1037</text:p>
              </table:table-cell>
              <table:table-cell office:value-type="float" office:value="1.185171443">
                <text:p>1.185171443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037">
                <text:p>1037</text:p>
              </table:table-cell>
              <table:table-cell office:value-type="float" office:value="0.1921163889">
                <text:p>0.1921163889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037">
                <text:p>1037</text:p>
              </table:table-cell>
              <table:table-cell office:value-type="float" office:value="-0.246523275">
                <text:p>-0.24652327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037">
                <text:p>1037</text:p>
              </table:table-cell>
              <table:table-cell office:value-type="float" office:value="-0.5625162466">
                <text:p>-0.5625162466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037">
                <text:p>1037</text:p>
              </table:table-cell>
              <table:table-cell office:value-type="float" office:value="1.17890296">
                <text:p>1.17890296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037">
                <text:p>1037</text:p>
              </table:table-cell>
              <table:table-cell office:value-type="float" office:value="-0.3292539142">
                <text:p>-0.3292539142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037">
                <text:p>1037</text:p>
              </table:table-cell>
              <table:table-cell office:value-type="float" office:value="0.2773878793">
                <text:p>0.277387879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037">
                <text:p>1037</text:p>
              </table:table-cell>
              <table:table-cell office:value-type="float" office:value="-1.167693991">
                <text:p>-1.16769399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037">
                <text:p>1037</text:p>
              </table:table-cell>
              <table:table-cell office:value-type="float" office:value="-0.08188334114">
                <text:p>-0.08188334114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037">
                <text:p>1037</text:p>
              </table:table-cell>
              <table:table-cell office:value-type="float" office:value="-0.08866056161">
                <text:p>-0.0886605616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037">
                <text:p>1037</text:p>
              </table:table-cell>
              <table:table-cell office:value-type="float" office:value="-0.1666826515">
                <text:p>-0.166682651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037">
                <text:p>1037</text:p>
              </table:table-cell>
              <table:table-cell office:value-type="float" office:value="-0.1911530905">
                <text:p>-0.191153090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037">
                <text:p>1037</text:p>
              </table:table-cell>
              <table:table-cell office:value-type="float" office:value="-0.1724678081">
                <text:p>-0.172467808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037">
                <text:p>1037</text:p>
              </table:table-cell>
              <table:table-cell office:value-type="float" office:value="-0.2318123917">
                <text:p>-0.231812391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037">
                <text:p>1037</text:p>
              </table:table-cell>
              <table:table-cell office:value-type="float" office:value="0.04785214193">
                <text:p>0.0478521419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037">
                <text:p>1037</text:p>
              </table:table-cell>
              <table:table-cell office:value-type="float" office:value="-0.3436702338">
                <text:p>-0.3436702338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037">
                <text:p>1037</text:p>
              </table:table-cell>
              <table:table-cell office:value-type="float" office:value="-0.3481442329">
                <text:p>-0.348144232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037">
                <text:p>1037</text:p>
              </table:table-cell>
              <table:table-cell office:value-type="float" office:value="-0.6378853679">
                <text:p>-0.637885367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037">
                <text:p>1037</text:p>
              </table:table-cell>
              <table:table-cell office:value-type="float" office:value="-0.2568118623">
                <text:p>-0.2568118623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037">
                <text:p>1037</text:p>
              </table:table-cell>
              <table:table-cell office:value-type="float" office:value="-0.1235791328">
                <text:p>-0.1235791328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037">
                <text:p>1037</text:p>
              </table:table-cell>
              <table:table-cell office:value-type="float" office:value="0.1433142686">
                <text:p>0.1433142686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037">
                <text:p>1037</text:p>
              </table:table-cell>
              <table:table-cell office:value-type="float" office:value="0.04159117725">
                <text:p>0.0415911772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037">
                <text:p>1037</text:p>
              </table:table-cell>
              <table:table-cell office:value-type="float" office:value="-0.1272046707">
                <text:p>-0.1272046707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037">
                <text:p>1037</text:p>
              </table:table-cell>
              <table:table-cell office:value-type="float" office:value="-0.3213774103">
                <text:p>-0.3213774103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037">
                <text:p>1037</text:p>
              </table:table-cell>
              <table:table-cell office:value-type="float" office:value="0.5627588852">
                <text:p>0.562758885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037">
                <text:p>1037</text:p>
              </table:table-cell>
              <table:table-cell office:value-type="float" office:value="0.07958643184">
                <text:p>0.07958643184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037">
                <text:p>1037</text:p>
              </table:table-cell>
              <table:table-cell office:value-type="float" office:value="0.09016497679">
                <text:p>0.0901649767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037">
                <text:p>1037</text:p>
              </table:table-cell>
              <table:table-cell office:value-type="float" office:value="-0.7343271588">
                <text:p>-0.7343271588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037">
                <text:p>1037</text:p>
              </table:table-cell>
              <table:table-cell office:value-type="float" office:value="0.1145356189">
                <text:p>0.1145356189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037">
                <text:p>1037</text:p>
              </table:table-cell>
              <table:table-cell office:value-type="float" office:value="-0.04920174464">
                <text:p>-0.0492017446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037">
                <text:p>1037</text:p>
              </table:table-cell>
              <table:table-cell office:value-type="float" office:value="-0.2031645086">
                <text:p>-0.2031645086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037">
                <text:p>1037</text:p>
              </table:table-cell>
              <table:table-cell office:value-type="float" office:value="-0.5226965671">
                <text:p>-0.522696567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037">
                <text:p>1037</text:p>
              </table:table-cell>
              <table:table-cell office:value-type="float" office:value="-0.0811080325">
                <text:p>-0.081108032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037">
                <text:p>1037</text:p>
              </table:table-cell>
              <table:table-cell office:value-type="float" office:value="-0.1094690248">
                <text:p>-0.1094690248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037">
                <text:p>1037</text:p>
              </table:table-cell>
              <table:table-cell office:value-type="float" office:value="0.08595522777">
                <text:p>0.08595522777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037">
                <text:p>1037</text:p>
              </table:table-cell>
              <table:table-cell office:value-type="float" office:value="-0.1869650524">
                <text:p>-0.186965052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037">
                <text:p>1037</text:p>
              </table:table-cell>
              <table:table-cell office:value-type="float" office:value="0.3033574151">
                <text:p>0.303357415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037">
                <text:p>1037</text:p>
              </table:table-cell>
              <table:table-cell office:value-type="float" office:value="0.08790094121">
                <text:p>0.08790094121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037">
                <text:p>1037</text:p>
              </table:table-cell>
              <table:table-cell office:value-type="float" office:value="-0.1757018931">
                <text:p>-0.1757018931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038">
                <text:p>1038</text:p>
              </table:table-cell>
              <table:table-cell office:value-type="float" office:value="-0.3356483735">
                <text:p>-0.335648373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038">
                <text:p>1038</text:p>
              </table:table-cell>
              <table:table-cell office:value-type="float" office:value="-0.3472645564">
                <text:p>-0.347264556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038">
                <text:p>1038</text:p>
              </table:table-cell>
              <table:table-cell office:value-type="float" office:value="0.139068562">
                <text:p>0.139068562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038">
                <text:p>1038</text:p>
              </table:table-cell>
              <table:table-cell office:value-type="float" office:value="0.1592297509">
                <text:p>0.1592297509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038">
                <text:p>1038</text:p>
              </table:table-cell>
              <table:table-cell office:value-type="float" office:value="-0.03446441155">
                <text:p>-0.0344644115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038">
                <text:p>1038</text:p>
              </table:table-cell>
              <table:table-cell office:value-type="float" office:value="0.7112491164">
                <text:p>0.711249116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038">
                <text:p>1038</text:p>
              </table:table-cell>
              <table:table-cell office:value-type="float" office:value="-0.3473002277">
                <text:p>-0.3473002277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038">
                <text:p>1038</text:p>
              </table:table-cell>
              <table:table-cell office:value-type="float" office:value="-0.6084431483">
                <text:p>-0.608443148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038">
                <text:p>1038</text:p>
              </table:table-cell>
              <table:table-cell office:value-type="float" office:value="-1.155655641">
                <text:p>-1.15565564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038">
                <text:p>1038</text:p>
              </table:table-cell>
              <table:table-cell office:value-type="float" office:value="-0.3070959821">
                <text:p>-0.307095982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038">
                <text:p>1038</text:p>
              </table:table-cell>
              <table:table-cell office:value-type="float" office:value="0.07537415296">
                <text:p>0.07537415296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038">
                <text:p>1038</text:p>
              </table:table-cell>
              <table:table-cell office:value-type="float" office:value="-0.238041635">
                <text:p>-0.23804163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038">
                <text:p>1038</text:p>
              </table:table-cell>
              <table:table-cell office:value-type="float" office:value="-0.7452569647">
                <text:p>-0.7452569647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038">
                <text:p>1038</text:p>
              </table:table-cell>
              <table:table-cell office:value-type="float" office:value="-0.8540315552">
                <text:p>-0.854031555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038">
                <text:p>1038</text:p>
              </table:table-cell>
              <table:table-cell office:value-type="float" office:value="-0.4947907445">
                <text:p>-0.494790744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038">
                <text:p>1038</text:p>
              </table:table-cell>
              <table:table-cell office:value-type="float" office:value="0.02953937535">
                <text:p>0.0295393753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038">
                <text:p>1038</text:p>
              </table:table-cell>
              <table:table-cell office:value-type="float" office:value="-0.5416091654">
                <text:p>-0.5416091654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038">
                <text:p>1038</text:p>
              </table:table-cell>
              <table:table-cell office:value-type="float" office:value="-1.268895119">
                <text:p>-1.26889511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038">
                <text:p>1038</text:p>
              </table:table-cell>
              <table:table-cell office:value-type="float" office:value="-1.844004127">
                <text:p>-1.84400412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038">
                <text:p>1038</text:p>
              </table:table-cell>
              <table:table-cell office:value-type="float" office:value="-0.9325142079">
                <text:p>-0.932514207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038">
                <text:p>1038</text:p>
              </table:table-cell>
              <table:table-cell office:value-type="float" office:value="-0.1979560444">
                <text:p>-0.1979560444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038">
                <text:p>1038</text:p>
              </table:table-cell>
              <table:table-cell office:value-type="float" office:value="0.3127978577">
                <text:p>0.3127978577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038">
                <text:p>1038</text:p>
              </table:table-cell>
              <table:table-cell office:value-type="float" office:value="0.3317989056">
                <text:p>0.331798905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038">
                <text:p>1038</text:p>
              </table:table-cell>
              <table:table-cell office:value-type="float" office:value="0.5249471349">
                <text:p>0.5249471349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038">
                <text:p>1038</text:p>
              </table:table-cell>
              <table:table-cell office:value-type="float" office:value="-0.7643840724">
                <text:p>-0.7643840724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038">
                <text:p>1038</text:p>
              </table:table-cell>
              <table:table-cell office:value-type="float" office:value="0.07676031708">
                <text:p>0.07676031708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038">
                <text:p>1038</text:p>
              </table:table-cell>
              <table:table-cell office:value-type="float" office:value="-0.7924186871">
                <text:p>-0.792418687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038">
                <text:p>1038</text:p>
              </table:table-cell>
              <table:table-cell office:value-type="float" office:value="0.003437919499">
                <text:p>0.00343791949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038">
                <text:p>1038</text:p>
              </table:table-cell>
              <table:table-cell office:value-type="float" office:value="-0.9612424142">
                <text:p>-0.961242414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039">
                <text:p>1039</text:p>
              </table:table-cell>
              <table:table-cell office:value-type="float" office:value="-0.6213901965">
                <text:p>-0.621390196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039">
                <text:p>1039</text:p>
              </table:table-cell>
              <table:table-cell office:value-type="float" office:value="-0.1855313751">
                <text:p>-0.185531375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039">
                <text:p>1039</text:p>
              </table:table-cell>
              <table:table-cell office:value-type="float" office:value="0.1514610458">
                <text:p>0.151461045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039">
                <text:p>1039</text:p>
              </table:table-cell>
              <table:table-cell office:value-type="float" office:value="0.03772084749">
                <text:p>0.03772084749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039">
                <text:p>1039</text:p>
              </table:table-cell>
              <table:table-cell office:value-type="float" office:value="-1.133943893">
                <text:p>-1.133943893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039">
                <text:p>1039</text:p>
              </table:table-cell>
              <table:table-cell office:value-type="float" office:value="-4.357344632">
                <text:p>-4.357344632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039">
                <text:p>1039</text:p>
              </table:table-cell>
              <table:table-cell office:value-type="float" office:value="-3.117491951">
                <text:p>-3.117491951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039">
                <text:p>1039</text:p>
              </table:table-cell>
              <table:table-cell office:value-type="float" office:value="-1.595007785">
                <text:p>-1.59500778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039">
                <text:p>1039</text:p>
              </table:table-cell>
              <table:table-cell office:value-type="float" office:value="1.198707808">
                <text:p>1.198707808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039">
                <text:p>1039</text:p>
              </table:table-cell>
              <table:table-cell office:value-type="float" office:value="0.7960707342">
                <text:p>0.7960707342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039">
                <text:p>1039</text:p>
              </table:table-cell>
              <table:table-cell office:value-type="float" office:value="0.4131081764">
                <text:p>0.4131081764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039">
                <text:p>1039</text:p>
              </table:table-cell>
              <table:table-cell office:value-type="float" office:value="0.2958525381">
                <text:p>0.295852538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039">
                <text:p>1039</text:p>
              </table:table-cell>
              <table:table-cell office:value-type="float" office:value="-0.328229826">
                <text:p>-0.328229826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039">
                <text:p>1039</text:p>
              </table:table-cell>
              <table:table-cell office:value-type="float" office:value="-0.5128219239">
                <text:p>-0.5128219239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039">
                <text:p>1039</text:p>
              </table:table-cell>
              <table:table-cell office:value-type="float" office:value="0.4233481573">
                <text:p>0.423348157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039">
                <text:p>1039</text:p>
              </table:table-cell>
              <table:table-cell office:value-type="float" office:value="-2.888478189">
                <text:p>-2.888478189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039">
                <text:p>1039</text:p>
              </table:table-cell>
              <table:table-cell office:value-type="float" office:value="8.442726215">
                <text:p>8.44272621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039">
                <text:p>1039</text:p>
              </table:table-cell>
              <table:table-cell office:value-type="float" office:value="6.056675115">
                <text:p>6.05667511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039">
                <text:p>1039</text:p>
              </table:table-cell>
              <table:table-cell office:value-type="float" office:value="6.161878881">
                <text:p>6.161878881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039">
                <text:p>1039</text:p>
              </table:table-cell>
              <table:table-cell office:value-type="float" office:value="-5.51854935">
                <text:p>-5.5185493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039">
                <text:p>1039</text:p>
              </table:table-cell>
              <table:table-cell office:value-type="float" office:value="-2.66951961">
                <text:p>-2.66951961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039">
                <text:p>1039</text:p>
              </table:table-cell>
              <table:table-cell office:value-type="float" office:value="1.107887855">
                <text:p>1.10788785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039">
                <text:p>1039</text:p>
              </table:table-cell>
              <table:table-cell office:value-type="float" office:value="2.782079369">
                <text:p>2.782079369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039">
                <text:p>1039</text:p>
              </table:table-cell>
              <table:table-cell office:value-type="float" office:value="1.296726904">
                <text:p>1.296726904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039">
                <text:p>1039</text:p>
              </table:table-cell>
              <table:table-cell office:value-type="float" office:value="-0.1262597494">
                <text:p>-0.1262597494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039">
                <text:p>1039</text:p>
              </table:table-cell>
              <table:table-cell office:value-type="float" office:value="-0.1102165136">
                <text:p>-0.1102165136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039">
                <text:p>1039</text:p>
              </table:table-cell>
              <table:table-cell office:value-type="float" office:value="-0.2871437255">
                <text:p>-0.2871437255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039">
                <text:p>1039</text:p>
              </table:table-cell>
              <table:table-cell office:value-type="float" office:value="0.5135275939">
                <text:p>0.513527593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039">
                <text:p>1039</text:p>
              </table:table-cell>
              <table:table-cell office:value-type="float" office:value="-0.5421785044">
                <text:p>-0.542178504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039">
                <text:p>1039</text:p>
              </table:table-cell>
              <table:table-cell office:value-type="float" office:value="0.7149588273">
                <text:p>0.714958827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039">
                <text:p>1039</text:p>
              </table:table-cell>
              <table:table-cell office:value-type="float" office:value="-0.3992915861">
                <text:p>-0.3992915861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039">
                <text:p>1039</text:p>
              </table:table-cell>
              <table:table-cell office:value-type="float" office:value="-0.2333425396">
                <text:p>-0.2333425396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039">
                <text:p>1039</text:p>
              </table:table-cell>
              <table:table-cell office:value-type="float" office:value="-0.7960893167">
                <text:p>-0.7960893167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039">
                <text:p>1039</text:p>
              </table:table-cell>
              <table:table-cell office:value-type="float" office:value="0.6618437772">
                <text:p>0.6618437772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039">
                <text:p>1039</text:p>
              </table:table-cell>
              <table:table-cell office:value-type="float" office:value="0.2525358573">
                <text:p>0.2525358573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039">
                <text:p>1039</text:p>
              </table:table-cell>
              <table:table-cell office:value-type="float" office:value="0.8365371566">
                <text:p>0.8365371566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039">
                <text:p>1039</text:p>
              </table:table-cell>
              <table:table-cell office:value-type="float" office:value="-0.7021025496">
                <text:p>-0.7021025496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039">
                <text:p>1039</text:p>
              </table:table-cell>
              <table:table-cell office:value-type="float" office:value="-0.1878732358">
                <text:p>-0.1878732358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039">
                <text:p>1039</text:p>
              </table:table-cell>
              <table:table-cell office:value-type="float" office:value="-0.4700396623">
                <text:p>-0.470039662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039">
                <text:p>1039</text:p>
              </table:table-cell>
              <table:table-cell office:value-type="float" office:value="0.485869159">
                <text:p>0.485869159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039">
                <text:p>1039</text:p>
              </table:table-cell>
              <table:table-cell office:value-type="float" office:value="0.6136919081">
                <text:p>0.6136919081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039">
                <text:p>1039</text:p>
              </table:table-cell>
              <table:table-cell office:value-type="float" office:value="0.3376209104">
                <text:p>0.3376209104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039">
                <text:p>1039</text:p>
              </table:table-cell>
              <table:table-cell office:value-type="float" office:value="-1.115502021">
                <text:p>-1.115502021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039">
                <text:p>1039</text:p>
              </table:table-cell>
              <table:table-cell office:value-type="float" office:value="-0.269476501">
                <text:p>-0.269476501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039">
                <text:p>1039</text:p>
              </table:table-cell>
              <table:table-cell office:value-type="float" office:value="-0.3030626467">
                <text:p>-0.3030626467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039">
                <text:p>1039</text:p>
              </table:table-cell>
              <table:table-cell office:value-type="float" office:value="1.141929823">
                <text:p>1.141929823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039">
                <text:p>1039</text:p>
              </table:table-cell>
              <table:table-cell office:value-type="float" office:value="-0.01110557872">
                <text:p>-0.01110557872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039">
                <text:p>1039</text:p>
              </table:table-cell>
              <table:table-cell office:value-type="float" office:value="0.448327567">
                <text:p>0.448327567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039">
                <text:p>1039</text:p>
              </table:table-cell>
              <table:table-cell office:value-type="float" office:value="-0.8669554317">
                <text:p>-0.8669554317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039">
                <text:p>1039</text:p>
              </table:table-cell>
              <table:table-cell office:value-type="float" office:value="0.2461440403">
                <text:p>0.2461440403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039">
                <text:p>1039</text:p>
              </table:table-cell>
              <table:table-cell office:value-type="float" office:value="-0.05464340721">
                <text:p>-0.05464340721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039">
                <text:p>1039</text:p>
              </table:table-cell>
              <table:table-cell office:value-type="float" office:value="0.4574433705">
                <text:p>0.457443370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039">
                <text:p>1039</text:p>
              </table:table-cell>
              <table:table-cell office:value-type="float" office:value="-0.3549265049">
                <text:p>-0.3549265049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039">
                <text:p>1039</text:p>
              </table:table-cell>
              <table:table-cell office:value-type="float" office:value="-0.07470894529">
                <text:p>-0.07470894529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039">
                <text:p>1039</text:p>
              </table:table-cell>
              <table:table-cell office:value-type="float" office:value="-0.224216289">
                <text:p>-0.224216289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039">
                <text:p>1039</text:p>
              </table:table-cell>
              <table:table-cell office:value-type="float" office:value="0.4898897018">
                <text:p>0.4898897018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039">
                <text:p>1039</text:p>
              </table:table-cell>
              <table:table-cell office:value-type="float" office:value="0.1333235125">
                <text:p>0.133323512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039">
                <text:p>1039</text:p>
              </table:table-cell>
              <table:table-cell office:value-type="float" office:value="0.1424723607">
                <text:p>0.1424723607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039">
                <text:p>1039</text:p>
              </table:table-cell>
              <table:table-cell office:value-type="float" office:value="-0.3588448087">
                <text:p>-0.3588448087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039">
                <text:p>1039</text:p>
              </table:table-cell>
              <table:table-cell office:value-type="float" office:value="-0.006794934556">
                <text:p>-0.006794934556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039">
                <text:p>1039</text:p>
              </table:table-cell>
              <table:table-cell office:value-type="float" office:value="-0.06580567734">
                <text:p>-0.06580567734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039">
                <text:p>1039</text:p>
              </table:table-cell>
              <table:table-cell office:value-type="float" office:value="0.208019603">
                <text:p>0.20801960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039">
                <text:p>1039</text:p>
              </table:table-cell>
              <table:table-cell office:value-type="float" office:value="-0.8287634323">
                <text:p>-0.8287634323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039">
                <text:p>1039</text:p>
              </table:table-cell>
              <table:table-cell office:value-type="float" office:value="0.3372823643">
                <text:p>0.3372823643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039">
                <text:p>1039</text:p>
              </table:table-cell>
              <table:table-cell office:value-type="float" office:value="-0.1758726463">
                <text:p>-0.1758726463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039">
                <text:p>1039</text:p>
              </table:table-cell>
              <table:table-cell office:value-type="float" office:value="0.3919816398">
                <text:p>0.391981639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039">
                <text:p>1039</text:p>
              </table:table-cell>
              <table:table-cell office:value-type="float" office:value="0.3628287253">
                <text:p>0.3628287253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039">
                <text:p>1039</text:p>
              </table:table-cell>
              <table:table-cell office:value-type="float" office:value="-0.1110612687">
                <text:p>-0.1110612687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039">
                <text:p>1039</text:p>
              </table:table-cell>
              <table:table-cell office:value-type="float" office:value="-0.01748239807">
                <text:p>-0.01748239807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039">
                <text:p>1039</text:p>
              </table:table-cell>
              <table:table-cell office:value-type="float" office:value="-0.6179186556">
                <text:p>-0.6179186556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039">
                <text:p>1039</text:p>
              </table:table-cell>
              <table:table-cell office:value-type="float" office:value="0.04402484047">
                <text:p>0.04402484047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039">
                <text:p>1039</text:p>
              </table:table-cell>
              <table:table-cell office:value-type="float" office:value="0.497061815">
                <text:p>0.49706181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039">
                <text:p>1039</text:p>
              </table:table-cell>
              <table:table-cell office:value-type="float" office:value="-0.1108394203">
                <text:p>-0.1108394203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039">
                <text:p>1039</text:p>
              </table:table-cell>
              <table:table-cell office:value-type="float" office:value="0.003791848878">
                <text:p>0.003791848878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039">
                <text:p>1039</text:p>
              </table:table-cell>
              <table:table-cell office:value-type="float" office:value="-0.04203592264">
                <text:p>-0.04203592264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039">
                <text:p>1039</text:p>
              </table:table-cell>
              <table:table-cell office:value-type="float" office:value="0.07237467399">
                <text:p>0.07237467399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039">
                <text:p>1039</text:p>
              </table:table-cell>
              <table:table-cell office:value-type="float" office:value="-0.09794412159">
                <text:p>-0.09794412159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039">
                <text:p>1039</text:p>
              </table:table-cell>
              <table:table-cell office:value-type="float" office:value="-0.003887699103">
                <text:p>-0.003887699103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039">
                <text:p>1039</text:p>
              </table:table-cell>
              <table:table-cell office:value-type="float" office:value="-0.1578544781">
                <text:p>-0.1578544781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039">
                <text:p>1039</text:p>
              </table:table-cell>
              <table:table-cell office:value-type="float" office:value="0.1913276587">
                <text:p>0.1913276587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039">
                <text:p>1039</text:p>
              </table:table-cell>
              <table:table-cell office:value-type="float" office:value="-0.1028008321">
                <text:p>-0.1028008321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039">
                <text:p>1039</text:p>
              </table:table-cell>
              <table:table-cell office:value-type="float" office:value="0.2000490656">
                <text:p>0.2000490656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039">
                <text:p>1039</text:p>
              </table:table-cell>
              <table:table-cell office:value-type="float" office:value="-0.1178704916">
                <text:p>-0.1178704916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039">
                <text:p>1039</text:p>
              </table:table-cell>
              <table:table-cell office:value-type="float" office:value="-0.2214837483">
                <text:p>-0.2214837483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039">
                <text:p>1039</text:p>
              </table:table-cell>
              <table:table-cell office:value-type="float" office:value="0.1951784689">
                <text:p>0.1951784689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039">
                <text:p>1039</text:p>
              </table:table-cell>
              <table:table-cell office:value-type="float" office:value="0.5225484308">
                <text:p>0.5225484308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039">
                <text:p>1039</text:p>
              </table:table-cell>
              <table:table-cell office:value-type="float" office:value="-0.5353392661">
                <text:p>-0.5353392661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039">
                <text:p>1039</text:p>
              </table:table-cell>
              <table:table-cell office:value-type="float" office:value="0.09807985705">
                <text:p>0.0980798570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039">
                <text:p>1039</text:p>
              </table:table-cell>
              <table:table-cell office:value-type="float" office:value="-0.2587357578">
                <text:p>-0.2587357578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039">
                <text:p>1039</text:p>
              </table:table-cell>
              <table:table-cell office:value-type="float" office:value="0.7620171645">
                <text:p>0.7620171645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039">
                <text:p>1039</text:p>
              </table:table-cell>
              <table:table-cell office:value-type="float" office:value="1.724621343">
                <text:p>1.72462134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039">
                <text:p>1039</text:p>
              </table:table-cell>
              <table:table-cell office:value-type="float" office:value="4.640207521">
                <text:p>4.640207521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039">
                <text:p>1039</text:p>
              </table:table-cell>
              <table:table-cell office:value-type="float" office:value="2.040630816">
                <text:p>2.040630816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039">
                <text:p>1039</text:p>
              </table:table-cell>
              <table:table-cell office:value-type="float" office:value="4.688901408">
                <text:p>4.688901408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039">
                <text:p>1039</text:p>
              </table:table-cell>
              <table:table-cell office:value-type="float" office:value="-1.319797507">
                <text:p>-1.319797507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039">
                <text:p>1039</text:p>
              </table:table-cell>
              <table:table-cell office:value-type="float" office:value="1.120610599">
                <text:p>1.120610599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039">
                <text:p>1039</text:p>
              </table:table-cell>
              <table:table-cell office:value-type="float" office:value="-0.6270267456">
                <text:p>-0.6270267456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039">
                <text:p>1039</text:p>
              </table:table-cell>
              <table:table-cell office:value-type="float" office:value="0.5299520399">
                <text:p>0.5299520399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039">
                <text:p>1039</text:p>
              </table:table-cell>
              <table:table-cell office:value-type="float" office:value="-0.681791242">
                <text:p>-0.681791242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039">
                <text:p>1039</text:p>
              </table:table-cell>
              <table:table-cell office:value-type="float" office:value="-1.267767442">
                <text:p>-1.267767442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039">
                <text:p>1039</text:p>
              </table:table-cell>
              <table:table-cell office:value-type="float" office:value="-0.897842425">
                <text:p>-0.89784242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039">
                <text:p>1039</text:p>
              </table:table-cell>
              <table:table-cell office:value-type="float" office:value="-0.01942175893">
                <text:p>-0.01942175893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039">
                <text:p>1039</text:p>
              </table:table-cell>
              <table:table-cell office:value-type="float" office:value="0.1697120159">
                <text:p>0.1697120159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039">
                <text:p>1039</text:p>
              </table:table-cell>
              <table:table-cell office:value-type="float" office:value="0.548114839">
                <text:p>0.548114839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039">
                <text:p>1039</text:p>
              </table:table-cell>
              <table:table-cell office:value-type="float" office:value="-0.3294959464">
                <text:p>-0.3294959464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039">
                <text:p>1039</text:p>
              </table:table-cell>
              <table:table-cell office:value-type="float" office:value="-0.2383143185">
                <text:p>-0.238314318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039">
                <text:p>1039</text:p>
              </table:table-cell>
              <table:table-cell office:value-type="float" office:value="-0.3986990026">
                <text:p>-0.3986990026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039">
                <text:p>1039</text:p>
              </table:table-cell>
              <table:table-cell office:value-type="float" office:value="0.3725483639">
                <text:p>0.3725483639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039">
                <text:p>1039</text:p>
              </table:table-cell>
              <table:table-cell office:value-type="float" office:value="0.03627649541">
                <text:p>0.03627649541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039">
                <text:p>1039</text:p>
              </table:table-cell>
              <table:table-cell office:value-type="float" office:value="-0.2545636841">
                <text:p>-0.254563684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039">
                <text:p>1039</text:p>
              </table:table-cell>
              <table:table-cell office:value-type="float" office:value="-0.6240334611">
                <text:p>-0.6240334611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039">
                <text:p>1039</text:p>
              </table:table-cell>
              <table:table-cell office:value-type="float" office:value="-0.216472835">
                <text:p>-0.21647283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039">
                <text:p>1039</text:p>
              </table:table-cell>
              <table:table-cell office:value-type="float" office:value="-0.642720964">
                <text:p>-0.642720964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039">
                <text:p>1039</text:p>
              </table:table-cell>
              <table:table-cell office:value-type="float" office:value="0.2973809236">
                <text:p>0.2973809236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039">
                <text:p>1039</text:p>
              </table:table-cell>
              <table:table-cell office:value-type="float" office:value="-0.3751233815">
                <text:p>-0.3751233815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039">
                <text:p>1039</text:p>
              </table:table-cell>
              <table:table-cell office:value-type="float" office:value="0.3990930391">
                <text:p>0.3990930391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039">
                <text:p>1039</text:p>
              </table:table-cell>
              <table:table-cell office:value-type="float" office:value="-0.5347106375">
                <text:p>-0.534710637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039">
                <text:p>1039</text:p>
              </table:table-cell>
              <table:table-cell office:value-type="float" office:value="0.08310302633">
                <text:p>0.08310302633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039">
                <text:p>1039</text:p>
              </table:table-cell>
              <table:table-cell office:value-type="float" office:value="0.06668056295">
                <text:p>0.0666805629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039">
                <text:p>1039</text:p>
              </table:table-cell>
              <table:table-cell office:value-type="float" office:value="-0.3222376884">
                <text:p>-0.3222376884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039">
                <text:p>1039</text:p>
              </table:table-cell>
              <table:table-cell office:value-type="float" office:value="-0.1599817329">
                <text:p>-0.1599817329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039">
                <text:p>1039</text:p>
              </table:table-cell>
              <table:table-cell office:value-type="float" office:value="-0.4040320805">
                <text:p>-0.4040320805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039">
                <text:p>1039</text:p>
              </table:table-cell>
              <table:table-cell office:value-type="float" office:value="0.1552671314">
                <text:p>0.1552671314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039">
                <text:p>1039</text:p>
              </table:table-cell>
              <table:table-cell office:value-type="float" office:value="-0.104498879">
                <text:p>-0.104498879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039">
                <text:p>1039</text:p>
              </table:table-cell>
              <table:table-cell office:value-type="float" office:value="0.06838911398">
                <text:p>0.06838911398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040">
                <text:p>1040</text:p>
              </table:table-cell>
              <table:table-cell office:value-type="float" office:value="-0.3756843362">
                <text:p>-0.375684336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040">
                <text:p>1040</text:p>
              </table:table-cell>
              <table:table-cell office:value-type="float" office:value="0.09262970664">
                <text:p>0.09262970664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040">
                <text:p>1040</text:p>
              </table:table-cell>
              <table:table-cell office:value-type="float" office:value="-0.1788860632">
                <text:p>-0.1788860632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040">
                <text:p>1040</text:p>
              </table:table-cell>
              <table:table-cell office:value-type="float" office:value="-0.2199396393">
                <text:p>-0.2199396393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040">
                <text:p>1040</text:p>
              </table:table-cell>
              <table:table-cell office:value-type="float" office:value="-0.3411791515">
                <text:p>-0.341179151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040">
                <text:p>1040</text:p>
              </table:table-cell>
              <table:table-cell office:value-type="float" office:value="-0.1214928764">
                <text:p>-0.1214928764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040">
                <text:p>1040</text:p>
              </table:table-cell>
              <table:table-cell office:value-type="float" office:value="-0.4328323674">
                <text:p>-0.4328323674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040">
                <text:p>1040</text:p>
              </table:table-cell>
              <table:table-cell office:value-type="float" office:value="0.2294988127">
                <text:p>0.2294988127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040">
                <text:p>1040</text:p>
              </table:table-cell>
              <table:table-cell office:value-type="float" office:value="-0.1848704077">
                <text:p>-0.1848704077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040">
                <text:p>1040</text:p>
              </table:table-cell>
              <table:table-cell office:value-type="float" office:value="0.4486571476">
                <text:p>0.4486571476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040">
                <text:p>1040</text:p>
              </table:table-cell>
              <table:table-cell office:value-type="float" office:value="-0.7049822868">
                <text:p>-0.7049822868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040">
                <text:p>1040</text:p>
              </table:table-cell>
              <table:table-cell office:value-type="float" office:value="-0.3899002626">
                <text:p>-0.3899002626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040">
                <text:p>1040</text:p>
              </table:table-cell>
              <table:table-cell office:value-type="float" office:value="-0.6289119148">
                <text:p>-0.6289119148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040">
                <text:p>1040</text:p>
              </table:table-cell>
              <table:table-cell office:value-type="float" office:value="-0.1857569055">
                <text:p>-0.185756905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040">
                <text:p>1040</text:p>
              </table:table-cell>
              <table:table-cell office:value-type="float" office:value="0.1327805754">
                <text:p>0.1327805754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040">
                <text:p>1040</text:p>
              </table:table-cell>
              <table:table-cell office:value-type="float" office:value="0.2497722695">
                <text:p>0.249772269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040">
                <text:p>1040</text:p>
              </table:table-cell>
              <table:table-cell office:value-type="float" office:value="-0.009533686485">
                <text:p>-0.00953368648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040">
                <text:p>1040</text:p>
              </table:table-cell>
              <table:table-cell office:value-type="float" office:value="0.02263286253">
                <text:p>0.02263286253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040">
                <text:p>1040</text:p>
              </table:table-cell>
              <table:table-cell office:value-type="float" office:value="-0.3412207168">
                <text:p>-0.3412207168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040">
                <text:p>1040</text:p>
              </table:table-cell>
              <table:table-cell office:value-type="float" office:value="-0.07500609962">
                <text:p>-0.07500609962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040">
                <text:p>1040</text:p>
              </table:table-cell>
              <table:table-cell office:value-type="float" office:value="0.006592723154">
                <text:p>0.006592723154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040">
                <text:p>1040</text:p>
              </table:table-cell>
              <table:table-cell office:value-type="float" office:value="-0.6220801215">
                <text:p>-0.6220801215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041">
                <text:p>1041</text:p>
              </table:table-cell>
              <table:table-cell office:value-type="float" office:value="-0.4150950939">
                <text:p>-0.4150950939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041">
                <text:p>1041</text:p>
              </table:table-cell>
              <table:table-cell office:value-type="float" office:value="-0.3865329855">
                <text:p>-0.386532985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041">
                <text:p>1041</text:p>
              </table:table-cell>
              <table:table-cell office:value-type="float" office:value="0.3374401093">
                <text:p>0.3374401093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041">
                <text:p>1041</text:p>
              </table:table-cell>
              <table:table-cell office:value-type="float" office:value="0.1215788311">
                <text:p>0.1215788311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041">
                <text:p>1041</text:p>
              </table:table-cell>
              <table:table-cell office:value-type="float" office:value="-0.4220525007">
                <text:p>-0.4220525007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041">
                <text:p>1041</text:p>
              </table:table-cell>
              <table:table-cell office:value-type="float" office:value="-0.5504456553">
                <text:p>-0.5504456553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041">
                <text:p>1041</text:p>
              </table:table-cell>
              <table:table-cell office:value-type="float" office:value="-0.492701693">
                <text:p>-0.492701693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041">
                <text:p>1041</text:p>
              </table:table-cell>
              <table:table-cell office:value-type="float" office:value="-0.07617933069">
                <text:p>-0.07617933069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041">
                <text:p>1041</text:p>
              </table:table-cell>
              <table:table-cell office:value-type="float" office:value="-0.05283441966">
                <text:p>-0.05283441966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041">
                <text:p>1041</text:p>
              </table:table-cell>
              <table:table-cell office:value-type="float" office:value="-0.1647102716">
                <text:p>-0.1647102716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041">
                <text:p>1041</text:p>
              </table:table-cell>
              <table:table-cell office:value-type="float" office:value="-0.2309002192">
                <text:p>-0.2309002192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041">
                <text:p>1041</text:p>
              </table:table-cell>
              <table:table-cell office:value-type="float" office:value="0.05573245378">
                <text:p>0.05573245378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041">
                <text:p>1041</text:p>
              </table:table-cell>
              <table:table-cell office:value-type="float" office:value="-0.02210523397">
                <text:p>-0.02210523397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041">
                <text:p>1041</text:p>
              </table:table-cell>
              <table:table-cell office:value-type="float" office:value="0.3245571832">
                <text:p>0.3245571832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041">
                <text:p>1041</text:p>
              </table:table-cell>
              <table:table-cell office:value-type="float" office:value="-0.1090924959">
                <text:p>-0.1090924959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041">
                <text:p>1041</text:p>
              </table:table-cell>
              <table:table-cell office:value-type="float" office:value="0.08763641128">
                <text:p>0.08763641128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041">
                <text:p>1041</text:p>
              </table:table-cell>
              <table:table-cell office:value-type="float" office:value="0.1163071507">
                <text:p>0.1163071507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042">
                <text:p>1042</text:p>
              </table:table-cell>
              <table:table-cell office:value-type="float" office:value="0.7456703683">
                <text:p>0.7456703683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042">
                <text:p>1042</text:p>
              </table:table-cell>
              <table:table-cell office:value-type="float" office:value="1.074207087">
                <text:p>1.074207087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042">
                <text:p>1042</text:p>
              </table:table-cell>
              <table:table-cell office:value-type="float" office:value="1.30537569">
                <text:p>1.30537569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042">
                <text:p>1042</text:p>
              </table:table-cell>
              <table:table-cell office:value-type="float" office:value="1.276379934">
                <text:p>1.276379934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042">
                <text:p>1042</text:p>
              </table:table-cell>
              <table:table-cell office:value-type="float" office:value="0.8362389012">
                <text:p>0.836238901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042">
                <text:p>1042</text:p>
              </table:table-cell>
              <table:table-cell office:value-type="float" office:value="0.974065767">
                <text:p>0.974065767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042">
                <text:p>1042</text:p>
              </table:table-cell>
              <table:table-cell office:value-type="float" office:value="-0.51502055">
                <text:p>-0.51502055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042">
                <text:p>1042</text:p>
              </table:table-cell>
              <table:table-cell office:value-type="float" office:value="-1.190827379">
                <text:p>-1.190827379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042">
                <text:p>1042</text:p>
              </table:table-cell>
              <table:table-cell office:value-type="float" office:value="-1.496474937">
                <text:p>-1.496474937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042">
                <text:p>1042</text:p>
              </table:table-cell>
              <table:table-cell office:value-type="float" office:value="0.7041765709">
                <text:p>0.7041765709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042">
                <text:p>1042</text:p>
              </table:table-cell>
              <table:table-cell office:value-type="float" office:value="1.064770992">
                <text:p>1.064770992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042">
                <text:p>1042</text:p>
              </table:table-cell>
              <table:table-cell office:value-type="float" office:value="0.7628696473">
                <text:p>0.7628696473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042">
                <text:p>1042</text:p>
              </table:table-cell>
              <table:table-cell office:value-type="float" office:value="0.01429128933">
                <text:p>0.01429128933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042">
                <text:p>1042</text:p>
              </table:table-cell>
              <table:table-cell office:value-type="float" office:value="-0.006896646282">
                <text:p>-0.006896646282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043">
                <text:p>1043</text:p>
              </table:table-cell>
              <table:table-cell office:value-type="float" office:value="0.2954819815">
                <text:p>0.295481981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043">
                <text:p>1043</text:p>
              </table:table-cell>
              <table:table-cell office:value-type="float" office:value="0.3015358935">
                <text:p>0.301535893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043">
                <text:p>1043</text:p>
              </table:table-cell>
              <table:table-cell office:value-type="float" office:value="0.3459787231">
                <text:p>0.3459787231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043">
                <text:p>1043</text:p>
              </table:table-cell>
              <table:table-cell office:value-type="float" office:value="1.284414767">
                <text:p>1.284414767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043">
                <text:p>1043</text:p>
              </table:table-cell>
              <table:table-cell office:value-type="float" office:value="0.9267033322">
                <text:p>0.9267033322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043">
                <text:p>1043</text:p>
              </table:table-cell>
              <table:table-cell office:value-type="float" office:value="0.3799461924">
                <text:p>0.3799461924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043">
                <text:p>1043</text:p>
              </table:table-cell>
              <table:table-cell office:value-type="float" office:value="-0.3167896526">
                <text:p>-0.3167896526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043">
                <text:p>1043</text:p>
              </table:table-cell>
              <table:table-cell office:value-type="float" office:value="-0.4806057847">
                <text:p>-0.4806057847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043">
                <text:p>1043</text:p>
              </table:table-cell>
              <table:table-cell office:value-type="float" office:value="-0.605723889">
                <text:p>-0.605723889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043">
                <text:p>1043</text:p>
              </table:table-cell>
              <table:table-cell office:value-type="float" office:value="-0.6419368091">
                <text:p>-0.6419368091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043">
                <text:p>1043</text:p>
              </table:table-cell>
              <table:table-cell office:value-type="float" office:value="-0.7499297746">
                <text:p>-0.7499297746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043">
                <text:p>1043</text:p>
              </table:table-cell>
              <table:table-cell office:value-type="float" office:value="0.2310633863">
                <text:p>0.2310633863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043">
                <text:p>1043</text:p>
              </table:table-cell>
              <table:table-cell office:value-type="float" office:value="-0.7736328332">
                <text:p>-0.7736328332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043">
                <text:p>1043</text:p>
              </table:table-cell>
              <table:table-cell office:value-type="float" office:value="1.082967024">
                <text:p>1.082967024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043">
                <text:p>1043</text:p>
              </table:table-cell>
              <table:table-cell office:value-type="float" office:value="-0.8799855993">
                <text:p>-0.8799855993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043">
                <text:p>1043</text:p>
              </table:table-cell>
              <table:table-cell office:value-type="float" office:value="0.1227442334">
                <text:p>0.1227442334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044">
                <text:p>1044</text:p>
              </table:table-cell>
              <table:table-cell office:value-type="float" office:value="-1.011654382">
                <text:p>-1.01165438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044">
                <text:p>1044</text:p>
              </table:table-cell>
              <table:table-cell office:value-type="float" office:value="-0.8539702015">
                <text:p>-0.8539702015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044">
                <text:p>1044</text:p>
              </table:table-cell>
              <table:table-cell office:value-type="float" office:value="-0.9049436644">
                <text:p>-0.9049436644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044">
                <text:p>1044</text:p>
              </table:table-cell>
              <table:table-cell office:value-type="float" office:value="-3.048247335">
                <text:p>-3.04824733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044">
                <text:p>1044</text:p>
              </table:table-cell>
              <table:table-cell office:value-type="float" office:value="-2.891322832">
                <text:p>-2.891322832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044">
                <text:p>1044</text:p>
              </table:table-cell>
              <table:table-cell office:value-type="float" office:value="-3.620877772">
                <text:p>-3.620877772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044">
                <text:p>1044</text:p>
              </table:table-cell>
              <table:table-cell office:value-type="float" office:value="-2.02518337">
                <text:p>-2.02518337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044">
                <text:p>1044</text:p>
              </table:table-cell>
              <table:table-cell office:value-type="float" office:value="-1.645544923">
                <text:p>-1.645544923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044">
                <text:p>1044</text:p>
              </table:table-cell>
              <table:table-cell office:value-type="float" office:value="-0.09121438071">
                <text:p>-0.09121438071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044">
                <text:p>1044</text:p>
              </table:table-cell>
              <table:table-cell office:value-type="float" office:value="0.5676904272">
                <text:p>0.5676904272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044">
                <text:p>1044</text:p>
              </table:table-cell>
              <table:table-cell office:value-type="float" office:value="0.8396638236">
                <text:p>0.8396638236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044">
                <text:p>1044</text:p>
              </table:table-cell>
              <table:table-cell office:value-type="float" office:value="-0.3802634729">
                <text:p>-0.3802634729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045">
                <text:p>1045</text:p>
              </table:table-cell>
              <table:table-cell office:value-type="float" office:value="-0.7624356125">
                <text:p>-0.7624356125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045">
                <text:p>1045</text:p>
              </table:table-cell>
              <table:table-cell office:value-type="float" office:value="-1.102907266">
                <text:p>-1.102907266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045">
                <text:p>1045</text:p>
              </table:table-cell>
              <table:table-cell office:value-type="float" office:value="-1.351346016">
                <text:p>-1.351346016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045">
                <text:p>1045</text:p>
              </table:table-cell>
              <table:table-cell office:value-type="float" office:value="-1.422946773">
                <text:p>-1.422946773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045">
                <text:p>1045</text:p>
              </table:table-cell>
              <table:table-cell office:value-type="float" office:value="-0.2587487391">
                <text:p>-0.2587487391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045">
                <text:p>1045</text:p>
              </table:table-cell>
              <table:table-cell office:value-type="float" office:value="-7.058934085">
                <text:p>-7.05893408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045">
                <text:p>1045</text:p>
              </table:table-cell>
              <table:table-cell office:value-type="float" office:value="-1.793614362">
                <text:p>-1.793614362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045">
                <text:p>1045</text:p>
              </table:table-cell>
              <table:table-cell office:value-type="float" office:value="-2.450184633">
                <text:p>-2.45018463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045">
                <text:p>1045</text:p>
              </table:table-cell>
              <table:table-cell office:value-type="float" office:value="3.500790094">
                <text:p>3.500790094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045">
                <text:p>1045</text:p>
              </table:table-cell>
              <table:table-cell office:value-type="float" office:value="0.5387144115">
                <text:p>0.538714411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045">
                <text:p>1045</text:p>
              </table:table-cell>
              <table:table-cell office:value-type="float" office:value="0.5060094743">
                <text:p>0.5060094743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045">
                <text:p>1045</text:p>
              </table:table-cell>
              <table:table-cell office:value-type="float" office:value="0.7189657775">
                <text:p>0.718965777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046">
                <text:p>1046</text:p>
              </table:table-cell>
              <table:table-cell office:value-type="float" office:value="1.095009328">
                <text:p>1.095009328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046">
                <text:p>1046</text:p>
              </table:table-cell>
              <table:table-cell office:value-type="float" office:value="1.094170597">
                <text:p>1.094170597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046">
                <text:p>1046</text:p>
              </table:table-cell>
              <table:table-cell office:value-type="float" office:value="0.673865474">
                <text:p>0.673865474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046">
                <text:p>1046</text:p>
              </table:table-cell>
              <table:table-cell office:value-type="float" office:value="-0.07905800448">
                <text:p>-0.07905800448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046">
                <text:p>1046</text:p>
              </table:table-cell>
              <table:table-cell office:value-type="float" office:value="0.4534911958">
                <text:p>0.4534911958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046">
                <text:p>1046</text:p>
              </table:table-cell>
              <table:table-cell office:value-type="float" office:value="0.5898679103">
                <text:p>0.5898679103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046">
                <text:p>1046</text:p>
              </table:table-cell>
              <table:table-cell office:value-type="float" office:value="0.7853563554">
                <text:p>0.7853563554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046">
                <text:p>1046</text:p>
              </table:table-cell>
              <table:table-cell office:value-type="float" office:value="0.04139093813">
                <text:p>0.04139093813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046">
                <text:p>1046</text:p>
              </table:table-cell>
              <table:table-cell office:value-type="float" office:value="-0.4654157763">
                <text:p>-0.4654157763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046">
                <text:p>1046</text:p>
              </table:table-cell>
              <table:table-cell office:value-type="float" office:value="-0.1076014345">
                <text:p>-0.1076014345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046">
                <text:p>1046</text:p>
              </table:table-cell>
              <table:table-cell office:value-type="float" office:value="-0.06015015017">
                <text:p>-0.06015015017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046">
                <text:p>1046</text:p>
              </table:table-cell>
              <table:table-cell office:value-type="float" office:value="0.8719699879">
                <text:p>0.8719699879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046">
                <text:p>1046</text:p>
              </table:table-cell>
              <table:table-cell office:value-type="float" office:value="-2.418562171">
                <text:p>-2.418562171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046">
                <text:p>1046</text:p>
              </table:table-cell>
              <table:table-cell office:value-type="float" office:value="-0.03305715484">
                <text:p>-0.03305715484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046">
                <text:p>1046</text:p>
              </table:table-cell>
              <table:table-cell office:value-type="float" office:value="-1.285216924">
                <text:p>-1.285216924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046">
                <text:p>1046</text:p>
              </table:table-cell>
              <table:table-cell office:value-type="float" office:value="1.421110409">
                <text:p>1.421110409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046">
                <text:p>1046</text:p>
              </table:table-cell>
              <table:table-cell office:value-type="float" office:value="-0.118700301">
                <text:p>-0.118700301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046">
                <text:p>1046</text:p>
              </table:table-cell>
              <table:table-cell office:value-type="float" office:value="0.1842416982">
                <text:p>0.1842416982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046">
                <text:p>1046</text:p>
              </table:table-cell>
              <table:table-cell office:value-type="float" office:value="0.2887245046">
                <text:p>0.2887245046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047">
                <text:p>1047</text:p>
              </table:table-cell>
              <table:table-cell office:value-type="float" office:value="0.2629661374">
                <text:p>0.2629661374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047">
                <text:p>1047</text:p>
              </table:table-cell>
              <table:table-cell office:value-type="float" office:value="0.9814013703">
                <text:p>0.9814013703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047">
                <text:p>1047</text:p>
              </table:table-cell>
              <table:table-cell office:value-type="float" office:value="4.525230787">
                <text:p>4.525230787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047">
                <text:p>1047</text:p>
              </table:table-cell>
              <table:table-cell office:value-type="float" office:value="8.438352811">
                <text:p>8.438352811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047">
                <text:p>1047</text:p>
              </table:table-cell>
              <table:table-cell office:value-type="float" office:value="7.18612115">
                <text:p>7.18612115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047">
                <text:p>1047</text:p>
              </table:table-cell>
              <table:table-cell office:value-type="float" office:value="3.009530191">
                <text:p>3.009530191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047">
                <text:p>1047</text:p>
              </table:table-cell>
              <table:table-cell office:value-type="float" office:value="-0.2798001455">
                <text:p>-0.279800145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047">
                <text:p>1047</text:p>
              </table:table-cell>
              <table:table-cell office:value-type="float" office:value="-0.3093000476">
                <text:p>-0.3093000476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047">
                <text:p>1047</text:p>
              </table:table-cell>
              <table:table-cell office:value-type="float" office:value="0.1977125111">
                <text:p>0.1977125111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047">
                <text:p>1047</text:p>
              </table:table-cell>
              <table:table-cell office:value-type="float" office:value="0.2281896441">
                <text:p>0.2281896441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047">
                <text:p>1047</text:p>
              </table:table-cell>
              <table:table-cell office:value-type="float" office:value="0.2425224142">
                <text:p>0.2425224142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047">
                <text:p>1047</text:p>
              </table:table-cell>
              <table:table-cell office:value-type="float" office:value="-0.157424308">
                <text:p>-0.157424308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047">
                <text:p>1047</text:p>
              </table:table-cell>
              <table:table-cell office:value-type="float" office:value="-0.9627556309">
                <text:p>-0.9627556309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047">
                <text:p>1047</text:p>
              </table:table-cell>
              <table:table-cell office:value-type="float" office:value="1.366822744">
                <text:p>1.366822744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047">
                <text:p>1047</text:p>
              </table:table-cell>
              <table:table-cell office:value-type="float" office:value="-0.3130022804">
                <text:p>-0.3130022804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047">
                <text:p>1047</text:p>
              </table:table-cell>
              <table:table-cell office:value-type="float" office:value="0.9883784986">
                <text:p>0.9883784986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047">
                <text:p>1047</text:p>
              </table:table-cell>
              <table:table-cell office:value-type="float" office:value="-0.5365150728">
                <text:p>-0.5365150728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047">
                <text:p>1047</text:p>
              </table:table-cell>
              <table:table-cell office:value-type="float" office:value="1.425936407">
                <text:p>1.425936407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047">
                <text:p>1047</text:p>
              </table:table-cell>
              <table:table-cell office:value-type="float" office:value="2.156897901">
                <text:p>2.156897901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047">
                <text:p>1047</text:p>
              </table:table-cell>
              <table:table-cell office:value-type="float" office:value="2.438862507">
                <text:p>2.438862507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047">
                <text:p>1047</text:p>
              </table:table-cell>
              <table:table-cell office:value-type="float" office:value="2.319929199">
                <text:p>2.319929199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047">
                <text:p>1047</text:p>
              </table:table-cell>
              <table:table-cell office:value-type="float" office:value="1.282459249">
                <text:p>1.282459249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047">
                <text:p>1047</text:p>
              </table:table-cell>
              <table:table-cell office:value-type="float" office:value="-0.2974419481">
                <text:p>-0.2974419481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047">
                <text:p>1047</text:p>
              </table:table-cell>
              <table:table-cell office:value-type="float" office:value="-0.366530277">
                <text:p>-0.366530277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047">
                <text:p>1047</text:p>
              </table:table-cell>
              <table:table-cell office:value-type="float" office:value="-1.075855496">
                <text:p>-1.075855496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047">
                <text:p>1047</text:p>
              </table:table-cell>
              <table:table-cell office:value-type="float" office:value="0.6953227795">
                <text:p>0.695322779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047">
                <text:p>1047</text:p>
              </table:table-cell>
              <table:table-cell office:value-type="float" office:value="-0.6600675613">
                <text:p>-0.6600675613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047">
                <text:p>1047</text:p>
              </table:table-cell>
              <table:table-cell office:value-type="float" office:value="1.054389644">
                <text:p>1.054389644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047">
                <text:p>1047</text:p>
              </table:table-cell>
              <table:table-cell office:value-type="float" office:value="-0.6857336379">
                <text:p>-0.6857336379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047">
                <text:p>1047</text:p>
              </table:table-cell>
              <table:table-cell office:value-type="float" office:value="1.053777857">
                <text:p>1.053777857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048">
                <text:p>1048</text:p>
              </table:table-cell>
              <table:table-cell office:value-type="float" office:value="-0.2384465731">
                <text:p>-0.2384465731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048">
                <text:p>1048</text:p>
              </table:table-cell>
              <table:table-cell office:value-type="float" office:value="0.7155776958">
                <text:p>0.7155776958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048">
                <text:p>1048</text:p>
              </table:table-cell>
              <table:table-cell office:value-type="float" office:value="-1.448102458">
                <text:p>-1.448102458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048">
                <text:p>1048</text:p>
              </table:table-cell>
              <table:table-cell office:value-type="float" office:value="2.746143504">
                <text:p>2.746143504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048">
                <text:p>1048</text:p>
              </table:table-cell>
              <table:table-cell office:value-type="float" office:value="-0.5897517362">
                <text:p>-0.5897517362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048">
                <text:p>1048</text:p>
              </table:table-cell>
              <table:table-cell office:value-type="float" office:value="0.6149904222">
                <text:p>0.6149904222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048">
                <text:p>1048</text:p>
              </table:table-cell>
              <table:table-cell office:value-type="float" office:value="-2.435735054">
                <text:p>-2.435735054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048">
                <text:p>1048</text:p>
              </table:table-cell>
              <table:table-cell office:value-type="float" office:value="-0.3476626897">
                <text:p>-0.3476626897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048">
                <text:p>1048</text:p>
              </table:table-cell>
              <table:table-cell office:value-type="float" office:value="-0.3159358584">
                <text:p>-0.3159358584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048">
                <text:p>1048</text:p>
              </table:table-cell>
              <table:table-cell office:value-type="float" office:value="-0.5590981243">
                <text:p>-0.5590981243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048">
                <text:p>1048</text:p>
              </table:table-cell>
              <table:table-cell office:value-type="float" office:value="-0.7415625219">
                <text:p>-0.7415625219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048">
                <text:p>1048</text:p>
              </table:table-cell>
              <table:table-cell office:value-type="float" office:value="-1.427692416">
                <text:p>-1.427692416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049">
                <text:p>1049</text:p>
              </table:table-cell>
              <table:table-cell office:value-type="float" office:value="-1.391276332">
                <text:p>-1.391276332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049">
                <text:p>1049</text:p>
              </table:table-cell>
              <table:table-cell office:value-type="float" office:value="-1.075783485">
                <text:p>-1.075783485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049">
                <text:p>1049</text:p>
              </table:table-cell>
              <table:table-cell office:value-type="float" office:value="0.3772036986">
                <text:p>0.3772036986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049">
                <text:p>1049</text:p>
              </table:table-cell>
              <table:table-cell office:value-type="float" office:value="0.5249864071">
                <text:p>0.5249864071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049">
                <text:p>1049</text:p>
              </table:table-cell>
              <table:table-cell office:value-type="float" office:value="0.3755978071">
                <text:p>0.3755978071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049">
                <text:p>1049</text:p>
              </table:table-cell>
              <table:table-cell office:value-type="float" office:value="-0.3686495825">
                <text:p>-0.3686495825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049">
                <text:p>1049</text:p>
              </table:table-cell>
              <table:table-cell office:value-type="float" office:value="-0.4879358925">
                <text:p>-0.487935892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049">
                <text:p>1049</text:p>
              </table:table-cell>
              <table:table-cell office:value-type="float" office:value="-0.9867254915">
                <text:p>-0.9867254915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049">
                <text:p>1049</text:p>
              </table:table-cell>
              <table:table-cell office:value-type="float" office:value="-0.7446779472">
                <text:p>-0.7446779472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049">
                <text:p>1049</text:p>
              </table:table-cell>
              <table:table-cell office:value-type="float" office:value="-0.8754676551">
                <text:p>-0.8754676551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050">
                <text:p>1050</text:p>
              </table:table-cell>
              <table:table-cell office:value-type="float" office:value="-0.9598886788">
                <text:p>-0.9598886788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050">
                <text:p>1050</text:p>
              </table:table-cell>
              <table:table-cell office:value-type="float" office:value="1.167465456">
                <text:p>1.167465456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050">
                <text:p>1050</text:p>
              </table:table-cell>
              <table:table-cell office:value-type="float" office:value="-0.6194882445">
                <text:p>-0.619488244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050">
                <text:p>1050</text:p>
              </table:table-cell>
              <table:table-cell office:value-type="float" office:value="0.3205146051">
                <text:p>0.3205146051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050">
                <text:p>1050</text:p>
              </table:table-cell>
              <table:table-cell office:value-type="float" office:value="-1.385299542">
                <text:p>-1.385299542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050">
                <text:p>1050</text:p>
              </table:table-cell>
              <table:table-cell office:value-type="float" office:value="0.3786001115">
                <text:p>0.378600111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050">
                <text:p>1050</text:p>
              </table:table-cell>
              <table:table-cell office:value-type="float" office:value="0.6821462241">
                <text:p>0.6821462241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050">
                <text:p>1050</text:p>
              </table:table-cell>
              <table:table-cell office:value-type="float" office:value="0.1321105573">
                <text:p>0.1321105573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050">
                <text:p>1050</text:p>
              </table:table-cell>
              <table:table-cell office:value-type="float" office:value="0.3880384835">
                <text:p>0.3880384835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050">
                <text:p>1050</text:p>
              </table:table-cell>
              <table:table-cell office:value-type="float" office:value="-0.2469186732">
                <text:p>-0.2469186732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051">
                <text:p>1051</text:p>
              </table:table-cell>
              <table:table-cell office:value-type="float" office:value="0.1457232562">
                <text:p>0.1457232562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051">
                <text:p>1051</text:p>
              </table:table-cell>
              <table:table-cell office:value-type="float" office:value="0.1987632159">
                <text:p>0.1987632159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051">
                <text:p>1051</text:p>
              </table:table-cell>
              <table:table-cell office:value-type="float" office:value="0.4583419036">
                <text:p>0.4583419036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051">
                <text:p>1051</text:p>
              </table:table-cell>
              <table:table-cell office:value-type="float" office:value="0.5690962658">
                <text:p>0.5690962658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051">
                <text:p>1051</text:p>
              </table:table-cell>
              <table:table-cell office:value-type="float" office:value="-0.1594491341">
                <text:p>-0.1594491341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051">
                <text:p>1051</text:p>
              </table:table-cell>
              <table:table-cell office:value-type="float" office:value="0.0661713967">
                <text:p>0.0661713967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051">
                <text:p>1051</text:p>
              </table:table-cell>
              <table:table-cell office:value-type="float" office:value="-0.1297946659">
                <text:p>-0.1297946659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051">
                <text:p>1051</text:p>
              </table:table-cell>
              <table:table-cell office:value-type="float" office:value="0.1419229895">
                <text:p>0.141922989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052">
                <text:p>1052</text:p>
              </table:table-cell>
              <table:table-cell office:value-type="float" office:value="-0.08997640118">
                <text:p>-0.08997640118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052">
                <text:p>1052</text:p>
              </table:table-cell>
              <table:table-cell office:value-type="float" office:value="-0.3451713201">
                <text:p>-0.3451713201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052">
                <text:p>1052</text:p>
              </table:table-cell>
              <table:table-cell office:value-type="float" office:value="-0.9702264123">
                <text:p>-0.9702264123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052">
                <text:p>1052</text:p>
              </table:table-cell>
              <table:table-cell office:value-type="float" office:value="0.7404705666">
                <text:p>0.7404705666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052">
                <text:p>1052</text:p>
              </table:table-cell>
              <table:table-cell office:value-type="float" office:value="-0.5267655035">
                <text:p>-0.5267655035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052">
                <text:p>1052</text:p>
              </table:table-cell>
              <table:table-cell office:value-type="float" office:value="0.6886272316">
                <text:p>0.6886272316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052">
                <text:p>1052</text:p>
              </table:table-cell>
              <table:table-cell office:value-type="float" office:value="-0.3749326537">
                <text:p>-0.3749326537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052">
                <text:p>1052</text:p>
              </table:table-cell>
              <table:table-cell office:value-type="float" office:value="0.5539370165">
                <text:p>0.5539370165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052">
                <text:p>1052</text:p>
              </table:table-cell>
              <table:table-cell office:value-type="float" office:value="-0.423505318">
                <text:p>-0.423505318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052">
                <text:p>1052</text:p>
              </table:table-cell>
              <table:table-cell office:value-type="float" office:value="-1.126055989">
                <text:p>-1.126055989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053">
                <text:p>1053</text:p>
              </table:table-cell>
              <table:table-cell office:value-type="float" office:value="-0.2669723974">
                <text:p>-0.2669723974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053">
                <text:p>1053</text:p>
              </table:table-cell>
              <table:table-cell office:value-type="float" office:value="0.590716843">
                <text:p>0.590716843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053">
                <text:p>1053</text:p>
              </table:table-cell>
              <table:table-cell office:value-type="float" office:value="0.9278160107">
                <text:p>0.9278160107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053">
                <text:p>1053</text:p>
              </table:table-cell>
              <table:table-cell office:value-type="float" office:value="1.270765653">
                <text:p>1.270765653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053">
                <text:p>1053</text:p>
              </table:table-cell>
              <table:table-cell office:value-type="float" office:value="0.381346493">
                <text:p>0.381346493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053">
                <text:p>1053</text:p>
              </table:table-cell>
              <table:table-cell office:value-type="float" office:value="0.02760492208">
                <text:p>0.02760492208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054">
                <text:p>1054</text:p>
              </table:table-cell>
              <table:table-cell office:value-type="float" office:value="-0.9954161299">
                <text:p>-0.9954161299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054">
                <text:p>1054</text:p>
              </table:table-cell>
              <table:table-cell office:value-type="float" office:value="-0.759552665">
                <text:p>-0.759552665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054">
                <text:p>1054</text:p>
              </table:table-cell>
              <table:table-cell office:value-type="float" office:value="-0.6970088157">
                <text:p>-0.6970088157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054">
                <text:p>1054</text:p>
              </table:table-cell>
              <table:table-cell office:value-type="float" office:value="0.1429498922">
                <text:p>0.1429498922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054">
                <text:p>1054</text:p>
              </table:table-cell>
              <table:table-cell office:value-type="float" office:value="-0.3407595233">
                <text:p>-0.3407595233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054">
                <text:p>1054</text:p>
              </table:table-cell>
              <table:table-cell office:value-type="float" office:value="-0.1068939801">
                <text:p>-0.1068939801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055">
                <text:p>1055</text:p>
              </table:table-cell>
              <table:table-cell office:value-type="float" office:value="-0.6935364282">
                <text:p>-0.6935364282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055">
                <text:p>1055</text:p>
              </table:table-cell>
              <table:table-cell office:value-type="float" office:value="0.7346858329">
                <text:p>0.7346858329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055">
                <text:p>1055</text:p>
              </table:table-cell>
              <table:table-cell office:value-type="float" office:value="1.07539283">
                <text:p>1.07539283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055">
                <text:p>1055</text:p>
              </table:table-cell>
              <table:table-cell office:value-type="float" office:value="1.317992061">
                <text:p>1.317992061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055">
                <text:p>1055</text:p>
              </table:table-cell>
              <table:table-cell office:value-type="float" office:value="-0.0443291149">
                <text:p>-0.0443291149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055">
                <text:p>1055</text:p>
              </table:table-cell>
              <table:table-cell office:value-type="float" office:value="-0.01123340063">
                <text:p>-0.01123340063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055">
                <text:p>1055</text:p>
              </table:table-cell>
              <table:table-cell office:value-type="float" office:value="-0.109505709">
                <text:p>-0.109505709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056">
                <text:p>1056</text:p>
              </table:table-cell>
              <table:table-cell office:value-type="float" office:value="-0.3133617263">
                <text:p>-0.3133617263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056">
                <text:p>1056</text:p>
              </table:table-cell>
              <table:table-cell office:value-type="float" office:value="-0.4465480022">
                <text:p>-0.4465480022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056">
                <text:p>1056</text:p>
              </table:table-cell>
              <table:table-cell office:value-type="float" office:value="-0.5201040929">
                <text:p>-0.5201040929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056">
                <text:p>1056</text:p>
              </table:table-cell>
              <table:table-cell office:value-type="float" office:value="0.7372138133">
                <text:p>0.7372138133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056">
                <text:p>1056</text:p>
              </table:table-cell>
              <table:table-cell office:value-type="float" office:value="0.2149609565">
                <text:p>0.2149609565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056">
                <text:p>1056</text:p>
              </table:table-cell>
              <table:table-cell office:value-type="float" office:value="0.3433526232">
                <text:p>0.3433526232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056">
                <text:p>1056</text:p>
              </table:table-cell>
              <table:table-cell office:value-type="float" office:value="-1.331594712">
                <text:p>-1.331594712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056">
                <text:p>1056</text:p>
              </table:table-cell>
              <table:table-cell office:value-type="float" office:value="-0.5471801972">
                <text:p>-0.5471801972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057">
                <text:p>1057</text:p>
              </table:table-cell>
              <table:table-cell office:value-type="float" office:value="-0.08628752755">
                <text:p>-0.08628752755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057">
                <text:p>1057</text:p>
              </table:table-cell>
              <table:table-cell office:value-type="float" office:value="0.05726880861">
                <text:p>0.05726880861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057">
                <text:p>1057</text:p>
              </table:table-cell>
              <table:table-cell office:value-type="float" office:value="0.6151389574">
                <text:p>0.6151389574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057">
                <text:p>1057</text:p>
              </table:table-cell>
              <table:table-cell office:value-type="float" office:value="0.6697150409">
                <text:p>0.6697150409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058">
                <text:p>1058</text:p>
              </table:table-cell>
              <table:table-cell office:value-type="float" office:value="0.6664300401">
                <text:p>0.6664300401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058">
                <text:p>1058</text:p>
              </table:table-cell>
              <table:table-cell office:value-type="float" office:value="3.789614006">
                <text:p>3.789614006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058">
                <text:p>1058</text:p>
              </table:table-cell>
              <table:table-cell office:value-type="float" office:value="1.39631142">
                <text:p>1.39631142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058">
                <text:p>1058</text:p>
              </table:table-cell>
              <table:table-cell office:value-type="float" office:value="2.325772026">
                <text:p>2.325772026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058">
                <text:p>1058</text:p>
              </table:table-cell>
              <table:table-cell office:value-type="float" office:value="-0.1222524409">
                <text:p>-0.1222524409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058">
                <text:p>1058</text:p>
              </table:table-cell>
              <table:table-cell office:value-type="float" office:value="0.9762422402">
                <text:p>0.9762422402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059">
                <text:p>1059</text:p>
              </table:table-cell>
              <table:table-cell office:value-type="float" office:value="0.05784189757">
                <text:p>0.05784189757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059">
                <text:p>1059</text:p>
              </table:table-cell>
              <table:table-cell office:value-type="float" office:value="0.4329895129">
                <text:p>0.4329895129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059">
                <text:p>1059</text:p>
              </table:table-cell>
              <table:table-cell office:value-type="float" office:value="0.1861334645">
                <text:p>0.1861334645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059">
                <text:p>1059</text:p>
              </table:table-cell>
              <table:table-cell office:value-type="float" office:value="1.169736205">
                <text:p>1.169736205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059">
                <text:p>1059</text:p>
              </table:table-cell>
              <table:table-cell office:value-type="float" office:value="-0.9726811214">
                <text:p>-0.9726811214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060">
                <text:p>1060</text:p>
              </table:table-cell>
              <table:table-cell office:value-type="float" office:value="-0.6004488156">
                <text:p>-0.6004488156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060">
                <text:p>1060</text:p>
              </table:table-cell>
              <table:table-cell office:value-type="float" office:value="-1.083451972">
                <text:p>-1.083451972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060">
                <text:p>1060</text:p>
              </table:table-cell>
              <table:table-cell office:value-type="float" office:value="-0.4423876697">
                <text:p>-0.4423876697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060">
                <text:p>1060</text:p>
              </table:table-cell>
              <table:table-cell office:value-type="float" office:value="-0.7424357804">
                <text:p>-0.7424357804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060">
                <text:p>1060</text:p>
              </table:table-cell>
              <table:table-cell office:value-type="float" office:value="-0.2060748344">
                <text:p>-0.2060748344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060">
                <text:p>1060</text:p>
              </table:table-cell>
              <table:table-cell office:value-type="float" office:value="-1.149405859">
                <text:p>-1.149405859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061">
                <text:p>1061</text:p>
              </table:table-cell>
              <table:table-cell office:value-type="float" office:value="-1.503060465">
                <text:p>-1.50306046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061">
                <text:p>1061</text:p>
              </table:table-cell>
              <table:table-cell office:value-type="float" office:value="-1.981130363">
                <text:p>-1.981130363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061">
                <text:p>1061</text:p>
              </table:table-cell>
              <table:table-cell office:value-type="float" office:value="-1.722418294">
                <text:p>-1.722418294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061">
                <text:p>1061</text:p>
              </table:table-cell>
              <table:table-cell office:value-type="float" office:value="-1.997844101">
                <text:p>-1.997844101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062">
                <text:p>1062</text:p>
              </table:table-cell>
              <table:table-cell office:value-type="float" office:value="-1.173602114">
                <text:p>-1.173602114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062">
                <text:p>1062</text:p>
              </table:table-cell>
              <table:table-cell office:value-type="float" office:value="0.1211084826">
                <text:p>0.1211084826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062">
                <text:p>1062</text:p>
              </table:table-cell>
              <table:table-cell office:value-type="float" office:value="0.04470747901">
                <text:p>0.04470747901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062">
                <text:p>1062</text:p>
              </table:table-cell>
              <table:table-cell office:value-type="float" office:value="0.217304044">
                <text:p>0.217304044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062">
                <text:p>1062</text:p>
              </table:table-cell>
              <table:table-cell office:value-type="float" office:value="0.2522341297">
                <text:p>0.2522341297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062">
                <text:p>1062</text:p>
              </table:table-cell>
              <table:table-cell office:value-type="float" office:value="-0.2460626064">
                <text:p>-0.2460626064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063">
                <text:p>1063</text:p>
              </table:table-cell>
              <table:table-cell office:value-type="float" office:value="0.4412554337">
                <text:p>0.44125543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